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62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3.369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098cm"/>
    </style:style>
    <style:style style:name="co10" style:family="table-column">
      <style:table-column-properties fo:break-before="auto" style:column-width="4.135cm"/>
    </style:style>
    <style:style style:name="co11" style:family="table-column">
      <style:table-column-properties fo:break-before="auto" style:column-width="2.817cm"/>
    </style:style>
    <style:style style:name="co12" style:family="table-column">
      <style:table-column-properties fo:break-before="auto" style:column-width="2.977cm"/>
    </style:style>
    <style:style style:name="co13" style:family="table-column">
      <style:table-column-properties fo:break-before="auto" style:column-width="1.445cm"/>
    </style:style>
    <style:style style:name="co14" style:family="table-column">
      <style:table-column-properties fo:break-before="auto" style:column-width="1.286cm"/>
    </style:style>
    <style:style style:name="co15" style:family="table-column">
      <style:table-column-properties fo:break-before="auto" style:column-width="2.531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782cm"/>
    </style:style>
    <style:style style:name="co18" style:family="table-column">
      <style:table-column-properties fo:break-before="auto" style:column-width="2.887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0"/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4000"/>
    </style:style>
    <style:style style:name="ce6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 style:data-style-name="N2">
      <style:table-cell-properties fo:border="0.06pt solid #000000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fa6a6" style:text-align-source="fix" style:repeat-content="false" fo:border="1.5pt solid #000000"/>
      <style:paragraph-properties fo:text-align="end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2"/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 style:data-style-name="N2">
      <style:table-cell-properties fo:border="0.74pt solid #000000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6" style:family="table-cell" style:parent-style-name="Default">
      <style:table-cell-properties fo:background-color="#ff0000" fo:border="1.5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81d41a" fo:border="1.5pt solid #000000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79" style:family="table-cell" style:parent-style-name="Default">
      <style:table-cell-properties fo:background-color="#ffa6a6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be33d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3"/>
        <table:table-column table:style-name="co2" table:default-cell-style-name="Default"/>
        <table:table-column table:style-name="co3" table:default-cell-style-name="ce56"/>
        <table:table-column table:style-name="co4" table:default-cell-style-name="ce56"/>
        <table:table-column table:style-name="co3" table:default-cell-style-name="ce56"/>
        <table:table-column table:style-name="co5" table:default-cell-style-name="ce56"/>
        <table:table-column table:style-name="co3" table:default-cell-style-name="ce56"/>
        <table:table-column table:style-name="co6" table:number-columns-repeated="2" table:default-cell-style-name="ce56"/>
        <table:table-column table:style-name="co7" table:default-cell-style-name="ce56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53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4" table:default-cell-style-name="Default"/>
        <table:table-row table:style-name="ro1">
          <table:table-cell/>
          <table:table-cell table:style-name="ce53" office:value-type="string" calcext:value-type="string">
            <text:p>Instance</text:p>
          </table:table-cell>
          <table:table-cell table:style-name="ce53" table:number-columns-repeated="12"/>
          <table:table-cell/>
          <table:table-cell table:style-name="ce53" table:number-columns-repeated="49"/>
        </table:table-row>
        <table:table-row table:style-name="ro1">
          <table:table-cell office:value-type="string" calcext:value-type="string">
            <text:p>Track</text:p>
          </table:table-cell>
          <table:table-cell table:style-name="ce53"/>
          <table:table-cell table:number-columns-repeated="5" table:style-name="ce53" office:value-type="string" calcext:value-type="string">
            <text:p>1 – USCP</text:p>
          </table:table-cell>
          <table:table-cell table:number-columns-repeated="3" table:style-name="ce53" office:value-type="string" calcext:value-type="string">
            <text:p>2 – OCP</text:p>
          </table:table-cell>
          <table:table-cell table:style-name="ce53" table:number-columns-repeated="3"/>
          <table:table-cell table:style-name="ce7" office:value-type="string" calcext:value-type="string" table:number-columns-spanned="2" table:number-rows-spanned="1">
            <text:p>(thanks to the participants)</text:p>
          </table:table-cell>
          <table:covered-table-cell/>
          <table:table-cell table:style-name="ce53"/>
          <table:table-cell table:style-name="ce7" office:value-type="string" calcext:value-type="string" table:number-columns-spanned="4" table:number-rows-spanned="1">
            <text:p>Results reported in [1]</text:p>
          </table:table-cell>
          <table:covered-table-cell table:style-name="ce7"/>
          <table:covered-table-cell table:number-columns-repeated="2" table:style-name="ce15"/>
          <table:table-cell table:style-name="ce53" table:number-columns-repeated="44"/>
        </table:table-row>
        <table:table-row table:style-name="ro1">
          <table:table-cell office:value-type="string" calcext:value-type="string">
            <text:p>Team</text:p>
          </table:table-cell>
          <table:table-cell table:style-name="ce53"/>
          <table:table-cell table:style-name="ce53" office:value-type="string" calcext:value-type="string">
            <text:p>Alkaid-X</text:p>
          </table:table-cell>
          <table:table-cell table:style-name="ce53" office:value-type="string" calcext:value-type="string">
            <text:p>fontan-libralesso</text:p>
          </table:table-cell>
          <table:table-cell table:style-name="ce53" office:value-type="string" calcext:value-type="string">
            <text:p>Isula</text:p>
          </table:table-cell>
          <table:table-cell table:style-name="ce53" office:value-type="string" calcext:value-type="string">
            <text:p>NENUAI_WangPZY</text:p>
          </table:table-cell>
          <table:table-cell table:style-name="ce53" office:value-type="string" calcext:value-type="string">
            <text:p>SDN</text:p>
          </table:table-cell>
          <table:table-cell table:style-name="ce53" office:value-type="string" calcext:value-type="string">
            <text:p>Alkaid-X</text:p>
          </table:table-cell>
          <table:table-cell table:style-name="ce53" office:value-type="string" calcext:value-type="string">
            <text:p>HUST</text:p>
          </table:table-cell>
          <table:table-cell table:style-name="ce53" office:value-type="string" calcext:value-type="string">
            <text:p>NENUAI_EC</text:p>
          </table:table-cell>
          <table:table-cell table:style-name="ce53"/>
          <table:table-cell table:style-name="ce53" office:value-type="string" calcext:value-type="string">
            <text:p>Number of candidates (=MAX)</text:p>
          </table:table-cell>
          <table:table-cell table:style-name="ce53"/>
          <table:table-cell table:style-name="ce53" office:value-type="string" calcext:value-type="string">
            <text:p>Best known lower bound</text:p>
          </table:table-cell>
          <table:table-cell office:value-type="string" calcext:value-type="string">
            <text:p>Optimal solution</text:p>
          </table:table-cell>
          <table:table-cell table:style-name="ce53"/>
          <table:table-cell table:style-name="ce53" office:value-type="string" calcext:value-type="string">
            <text:p>Instance ID in [1]</text:p>
          </table:table-cell>
          <table:table-cell table:style-name="ce53" office:value-type="string" calcext:value-type="string">
            <text:p>Greedy</text:p>
          </table:table-cell>
          <table:table-cell table:style-name="ce53" office:value-type="string" calcext:value-type="string">
            <text:p>RWLS</text:p>
          </table:table-cell>
          <table:table-cell table:style-name="ce53" office:value-type="string" calcext:value-type="string">
            <text:p>Desim-CPLEX</text:p>
          </table:table-cell>
          <table:table-cell table:style-name="ce53" table:number-columns-repeated="44"/>
        </table:table-row>
        <table:table-row table:style-name="ro1">
          <table:table-cell/>
          <table:table-cell table:style-name="ce54" office:value-type="string" calcext:value-type="string">
            <text:p>AC_01</text:p>
          </table:table-cell>
          <table:table-cell table:number-columns-repeated="8" table:style-name="ce8" office:value-type="float" office:value="7" calcext:value-type="float">
            <text:p>7</text:p>
          </table:table-cell>
          <table:table-cell/>
          <table:table-cell table:style-name="ce57" office:value-type="float" office:value="2904" calcext:value-type="float">
            <text:p>2904</text:p>
          </table:table-cell>
          <table:table-cell table:style-name="ce11"/>
          <table:table-cell table:style-name="ce57" office:value-type="float" office:value="7" calcext:value-type="float">
            <text:p>7</text:p>
          </table:table-cell>
          <table:table-cell table:style-name="ce60" table:formula="of:=IF([.N4]=MIN([.C4:.J4]);&quot;x&quot;;&quot;&quot;)" office:value-type="string" office:string-value="x" calcext:value-type="string">
            <text:p>x</text:p>
          </table:table-cell>
          <table:table-cell table:style-name="ce11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02</text:p>
          </table:table-cell>
          <table:table-cell table:number-columns-repeated="8" table:style-name="ce8" office:value-type="float" office:value="4" calcext:value-type="float">
            <text:p>4</text:p>
          </table:table-cell>
          <table:table-cell/>
          <table:table-cell table:style-name="ce57" office:value-type="float" office:value="10584" calcext:value-type="float">
            <text:p>10584</text:p>
          </table:table-cell>
          <table:table-cell table:style-name="ce11"/>
          <table:table-cell table:style-name="ce57" office:value-type="float" office:value="4" calcext:value-type="float">
            <text:p>4</text:p>
          </table:table-cell>
          <table:table-cell table:style-name="ce60" table:formula="of:=IF([.N5]=MIN([.C5:.J5]);&quot;x&quot;;&quot;&quot;)" office:value-type="string" office:string-value="x" calcext:value-type="string">
            <text:p>x</text:p>
          </table:table-cell>
          <table:table-cell table:style-name="ce11"/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03</text:p>
          </table:table-cell>
          <table:table-cell table:number-columns-repeated="8" table:style-name="ce8" office:value-type="float" office:value="3" calcext:value-type="float">
            <text:p>3</text:p>
          </table:table-cell>
          <table:table-cell/>
          <table:table-cell table:style-name="ce57" office:value-type="float" office:value="23064" calcext:value-type="float">
            <text:p>23064</text:p>
          </table:table-cell>
          <table:table-cell table:style-name="ce11"/>
          <table:table-cell table:style-name="ce57" office:value-type="float" office:value="3" calcext:value-type="float">
            <text:p>3</text:p>
          </table:table-cell>
          <table:table-cell table:style-name="ce60" table:formula="of:=IF([.N6]=MIN([.C6:.J6]);&quot;x&quot;;&quot;&quot;)" office:value-type="string" office:string-value="x" calcext:value-type="string">
            <text:p>x</text:p>
          </table:table-cell>
          <table:table-cell table:style-name="ce11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04</text:p>
          </table:table-cell>
          <table:table-cell table:number-columns-repeated="8" table:style-name="ce8" office:value-type="float" office:value="5" calcext:value-type="float">
            <text:p>5</text:p>
          </table:table-cell>
          <table:table-cell/>
          <table:table-cell table:style-name="ce57" office:value-type="float" office:value="40344" calcext:value-type="float">
            <text:p>40344</text:p>
          </table:table-cell>
          <table:table-cell table:style-name="ce11"/>
          <table:table-cell table:style-name="ce57" office:value-type="float" office:value="5" calcext:value-type="float">
            <text:p>5</text:p>
          </table:table-cell>
          <table:table-cell table:style-name="ce60" table:formula="of:=IF([.N7]=MIN([.C7:.J7]);&quot;x&quot;;&quot;&quot;)" office:value-type="string" office:string-value="x" calcext:value-type="string">
            <text:p>x</text:p>
          </table:table-cell>
          <table:table-cell table:style-name="ce11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0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 table:style-name="ce8" office:value-type="float" office:value="7" calcext:value-type="float">
            <text:p>7</text:p>
          </table:table-cell>
          <table:table-cell/>
          <table:table-cell table:style-name="ce57" office:value-type="float" office:value="62424" calcext:value-type="float">
            <text:p>62424</text:p>
          </table:table-cell>
          <table:table-cell table:style-name="ce11"/>
          <table:table-cell table:style-name="ce57" office:value-type="float" office:value="7" calcext:value-type="float">
            <text:p>7</text:p>
          </table:table-cell>
          <table:table-cell table:style-name="ce60" table:formula="of:=IF([.N8]=MIN([.C8:.J8]);&quot;x&quot;;&quot;&quot;)" office:value-type="string" office:string-value="x" calcext:value-type="string">
            <text:p>x</text:p>
          </table:table-cell>
          <table:table-cell table:style-name="ce11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06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/>
          <table:table-cell table:style-name="ce57" office:value-type="float" office:value="89304" calcext:value-type="float">
            <text:p>89304</text:p>
          </table:table-cell>
          <table:table-cell table:style-name="ce11"/>
          <table:table-cell table:style-name="ce57" office:value-type="float" office:value="9" calcext:value-type="float">
            <text:p>9</text:p>
          </table:table-cell>
          <table:table-cell table:style-name="ce60" table:formula="of:=IF([.N9]=MIN([.C9:.J9]);&quot;x&quot;;&quot;&quot;)">
            <text:p/>
          </table:table-cell>
          <table:table-cell table:style-name="ce11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07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5" table:style-name="ce8" office:value-type="float" office:value="17" calcext:value-type="float">
            <text:p>17</text:p>
          </table:table-cell>
          <table:table-cell/>
          <table:table-cell table:style-name="ce57" office:value-type="float" office:value="157464" calcext:value-type="float">
            <text:p>157464</text:p>
          </table:table-cell>
          <table:table-cell table:style-name="ce11"/>
          <table:table-cell table:style-name="ce57" office:value-type="float" office:value="12" calcext:value-type="float">
            <text:p>12</text:p>
          </table:table-cell>
          <table:table-cell table:style-name="ce60" table:formula="of:=IF([.N10]=MIN([.C10:.J10]);&quot;x&quot;;&quot;&quot;)">
            <text:p/>
          </table:table-cell>
          <table:table-cell table:style-name="ce11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0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/>
          <table:table-cell table:style-name="ce57" office:value-type="float" office:value="244824" calcext:value-type="float">
            <text:p>244824</text:p>
          </table:table-cell>
          <table:table-cell table:style-name="ce11"/>
          <table:table-cell table:style-name="ce57" office:value-type="float" office:value="13" calcext:value-type="float">
            <text:p>13</text:p>
          </table:table-cell>
          <table:table-cell table:style-name="ce60" table:formula="of:=IF([.N11]=MIN([.C11:.J11]);&quot;x&quot;;&quot;&quot;)">
            <text:p/>
          </table:table-cell>
          <table:table-cell table:style-name="ce11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0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/>
          <table:table-cell table:style-name="ce57" office:value-type="float" office:value="351384" calcext:value-type="float">
            <text:p>351384</text:p>
          </table:table-cell>
          <table:table-cell table:style-name="ce11"/>
          <table:table-cell table:style-name="ce57" office:value-type="float" office:value="17" calcext:value-type="float">
            <text:p>17</text:p>
          </table:table-cell>
          <table:table-cell table:style-name="ce60" table:formula="of:=IF([.N12]=MIN([.C12:.J12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5" table:style-name="ce8" office:value-type="float" office:value="20" calcext:value-type="float">
            <text:p>20</text:p>
          </table:table-cell>
          <table:table-cell/>
          <table:table-cell table:style-name="ce57" office:value-type="float" office:value="2904" calcext:value-type="float">
            <text:p>2904</text:p>
          </table:table-cell>
          <table:table-cell table:style-name="ce11"/>
          <table:table-cell table:style-name="ce57" office:value-type="float" office:value="18" calcext:value-type="float">
            <text:p>18</text:p>
          </table:table-cell>
          <table:table-cell table:style-name="ce60" table:formula="of:=IF([.N13]=MIN([.C13:.J13]);&quot;x&quot;;&quot;&quot;)">
            <text:p/>
          </table:table-cell>
          <table:table-cell table:style-name="ce11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1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2"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/>
          <table:table-cell table:style-name="ce57" office:value-type="float" office:value="10584" calcext:value-type="float">
            <text:p>10584</text:p>
          </table:table-cell>
          <table:table-cell table:style-name="ce11"/>
          <table:table-cell table:style-name="ce57" office:value-type="float" office:value="54" calcext:value-type="float">
            <text:p>54</text:p>
          </table:table-cell>
          <table:table-cell table:style-name="ce60" table:formula="of:=IF([.N14]=MIN([.C14:.J14]);&quot;x&quot;;&quot;&quot;)">
            <text:p/>
          </table:table-cell>
          <table:table-cell table:style-name="ce11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12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2" table:style-name="ce8" office:value-type="float" office:value="136" calcext:value-type="float">
            <text:p>136</text:p>
          </table:table-cell>
          <table:table-cell table:style-name="ce8" office:value-type="float" office:value="141" calcext:value-type="float">
            <text:p>141</text:p>
          </table:table-cell>
          <table:table-cell/>
          <table:table-cell table:style-name="ce57" office:value-type="float" office:value="23064" calcext:value-type="float">
            <text:p>23064</text:p>
          </table:table-cell>
          <table:table-cell table:style-name="ce11"/>
          <table:table-cell table:style-name="ce57" office:value-type="float" office:value="111" calcext:value-type="float">
            <text:p>111</text:p>
          </table:table-cell>
          <table:table-cell table:style-name="ce60" table:formula="of:=IF([.N15]=MIN([.C15:.J15]);&quot;x&quot;;&quot;&quot;)">
            <text:p/>
          </table:table-cell>
          <table:table-cell table:style-name="ce11"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49" calcext:value-type="float">
            <text:p>149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13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49" calcext:value-type="float">
            <text:p>249</text:p>
          </table:table-cell>
          <table:table-cell table:style-name="ce8" office:value-type="float" office:value="358" calcext:value-type="float">
            <text:p>358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49" calcext:value-type="float">
            <text:p>249</text:p>
          </table:table-cell>
          <table:table-cell table:number-columns-repeated="2" table:style-name="ce8" office:value-type="float" office:value="232" calcext:value-type="float">
            <text:p>232</text:p>
          </table:table-cell>
          <table:table-cell table:style-name="ce8" office:value-type="float" office:value="246" calcext:value-type="float">
            <text:p>246</text:p>
          </table:table-cell>
          <table:table-cell/>
          <table:table-cell table:style-name="ce57" office:value-type="float" office:value="40344" calcext:value-type="float">
            <text:p>40344</text:p>
          </table:table-cell>
          <table:table-cell table:style-name="ce11"/>
          <table:table-cell table:style-name="ce57" office:value-type="float" office:value="66" calcext:value-type="float">
            <text:p>66</text:p>
          </table:table-cell>
          <table:table-cell table:style-name="ce60" table:formula="of:=IF([.N16]=MIN([.C16:.J16]);&quot;x&quot;;&quot;&quot;)">
            <text:p/>
          </table:table-cell>
          <table:table-cell table:style-name="ce11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99" calcext:value-type="float">
            <text:p>299</text:p>
          </table:table-cell>
          <table:table-cell table:style-name="ce14" office:value-type="float" office:value="267" calcext:value-type="float">
            <text:p>267</text:p>
          </table:table-cell>
          <table:table-cell table:style-name="ce14" office:value-type="float" office:value="262" calcext:value-type="float">
            <text:p>262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14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379" calcext:value-type="float">
            <text:p>379</text:p>
          </table:table-cell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357" calcext:value-type="float">
            <text:p>357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385" calcext:value-type="float">
            <text:p>385</text:p>
          </table:table-cell>
          <table:table-cell/>
          <table:table-cell table:style-name="ce57" office:value-type="float" office:value="62424" calcext:value-type="float">
            <text:p>62424</text:p>
          </table:table-cell>
          <table:table-cell table:style-name="ce11"/>
          <table:table-cell table:style-name="ce57" office:value-type="float" office:value="94" calcext:value-type="float">
            <text:p>94</text:p>
          </table:table-cell>
          <table:table-cell table:style-name="ce60" table:formula="of:=IF([.N17]=MIN([.C17:.J17]);&quot;x&quot;;&quot;&quot;)">
            <text:p/>
          </table:table-cell>
          <table:table-cell table:style-name="ce11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41" calcext:value-type="float">
            <text:p>441</text:p>
          </table:table-cell>
          <table:table-cell table:style-name="ce14" office:value-type="float" office:value="422" calcext:value-type="float">
            <text:p>422</text:p>
          </table:table-cell>
          <table:table-cell table:style-name="ce14" office:value-type="float" office:value="414" calcext:value-type="float">
            <text:p>414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15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542" calcext:value-type="float">
            <text:p>542</text:p>
          </table:table-cell>
          <table:table-cell table:style-name="ce8" office:value-type="float" office:value="830" calcext:value-type="float">
            <text:p>830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552" calcext:value-type="float">
            <text:p>552</text:p>
          </table:table-cell>
          <table:table-cell/>
          <table:table-cell table:style-name="ce57" office:value-type="float" office:value="89304" calcext:value-type="float">
            <text:p>89304</text:p>
          </table:table-cell>
          <table:table-cell table:style-name="ce11"/>
          <table:table-cell table:style-name="ce57" office:value-type="float" office:value="133" calcext:value-type="float">
            <text:p>133</text:p>
          </table:table-cell>
          <table:table-cell table:style-name="ce60" table:formula="of:=IF([.N18]=MIN([.C18:.J18]);&quot;x&quot;;&quot;&quot;)">
            <text:p/>
          </table:table-cell>
          <table:table-cell table:style-name="ce11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41" calcext:value-type="float">
            <text:p>641</text:p>
          </table:table-cell>
          <table:table-cell table:style-name="ce14" office:value-type="float" office:value="619" calcext:value-type="float">
            <text:p>619</text:p>
          </table:table-cell>
          <table:table-cell table:style-name="ce14" office:value-type="float" office:value="600" calcext:value-type="float">
            <text:p>600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16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948" calcext:value-type="float">
            <text:p>948</text:p>
          </table:table-cell>
          <table:table-cell table:style-name="ce8" office:value-type="float" office:value="1484" calcext:value-type="float">
            <text:p>1484</text:p>
          </table:table-cell>
          <table:table-cell table:style-name="ce8" office:value-type="float" office:value="875" calcext:value-type="float">
            <text:p>875</text:p>
          </table:table-cell>
          <table:table-cell table:style-name="ce8" office:value-type="float" office:value="1059" calcext:value-type="float">
            <text:p>1059</text:p>
          </table:table-cell>
          <table:table-cell table:number-columns-repeated="2" table:style-name="ce8" office:value-type="float" office:value="868" calcext:value-type="float">
            <text:p>868</text:p>
          </table:table-cell>
          <table:table-cell table:style-name="ce8" office:value-type="float" office:value="984" calcext:value-type="float">
            <text:p>984</text:p>
          </table:table-cell>
          <table:table-cell/>
          <table:table-cell table:style-name="ce57" office:value-type="float" office:value="157464" calcext:value-type="float">
            <text:p>157464</text:p>
          </table:table-cell>
          <table:table-cell table:style-name="ce11"/>
          <table:table-cell table:style-name="ce57" office:value-type="float" office:value="217" calcext:value-type="float">
            <text:p>217</text:p>
          </table:table-cell>
          <table:table-cell table:style-name="ce60" table:formula="of:=IF([.N19]=MIN([.C19:.J19]);&quot;x&quot;;&quot;&quot;)">
            <text:p/>
          </table:table-cell>
          <table:table-cell table:style-name="ce11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4" office:value-type="float" office:value="1095" calcext:value-type="float">
            <text:p>1095</text:p>
          </table:table-cell>
          <table:table-cell table:style-name="ce14" office:value-type="float" office:value="1043" calcext:value-type="float">
            <text:p>1043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17</text:p>
          </table:table-cell>
          <table:table-cell table:style-name="ce8" office:value-type="float" office:value="1334" calcext:value-type="float">
            <text:p>1334</text:p>
          </table:table-cell>
          <table:table-cell table:style-name="ce8" office:value-type="float" office:value="1486" calcext:value-type="float">
            <text:p>1486</text:p>
          </table:table-cell>
          <table:table-cell table:style-name="ce8" office:value-type="float" office:value="2295" calcext:value-type="float">
            <text:p>2295</text:p>
          </table:table-cell>
          <table:table-cell table:style-name="ce8" office:value-type="float" office:value="1348" calcext:value-type="float">
            <text:p>1348</text:p>
          </table:table-cell>
          <table:table-cell table:style-name="ce8" office:value-type="float" office:value="1651" calcext:value-type="float">
            <text:p>1651</text:p>
          </table:table-cell>
          <table:table-cell table:number-columns-repeated="2" table:style-name="ce8" office:value-type="float" office:value="1334" calcext:value-type="float">
            <text:p>1334</text:p>
          </table:table-cell>
          <table:table-cell table:style-name="ce8" office:value-type="float" office:value="1539" calcext:value-type="float">
            <text:p>1539</text:p>
          </table:table-cell>
          <table:table-cell/>
          <table:table-cell table:style-name="ce57" office:value-type="float" office:value="244824" calcext:value-type="float">
            <text:p>244824</text:p>
          </table:table-cell>
          <table:table-cell table:style-name="ce11"/>
          <table:table-cell table:style-name="ce57" office:value-type="float" office:value="338" calcext:value-type="float">
            <text:p>338</text:p>
          </table:table-cell>
          <table:table-cell table:style-name="ce60" table:formula="of:=IF([.N20]=MIN([.C20:.J20]);&quot;x&quot;;&quot;&quot;)">
            <text:p/>
          </table:table-cell>
          <table:table-cell table:style-name="ce11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4" office:value-type="float" office:value="1710" calcext:value-type="float">
            <text:p>1710</text:p>
          </table:table-cell>
          <table:table-cell table:style-name="ce14" office:value-type="float" office:value="1601" calcext:value-type="float">
            <text:p>1601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18</text:p>
          </table:table-cell>
          <table:table-cell table:style-name="ce8" office:value-type="float" office:value="1907" calcext:value-type="float">
            <text:p>1907</text:p>
          </table:table-cell>
          <table:table-cell table:style-name="ce8" office:value-type="float" office:value="2122" calcext:value-type="float">
            <text:p>2122</text:p>
          </table:table-cell>
          <table:table-cell table:style-name="ce8" office:value-type="float" office:value="3315" calcext:value-type="float">
            <text:p>3315</text:p>
          </table:table-cell>
          <table:table-cell table:style-name="ce8" office:value-type="float" office:value="2055" calcext:value-type="float">
            <text:p>2055</text:p>
          </table:table-cell>
          <table:table-cell table:style-name="ce8" office:value-type="float" office:value="2373" calcext:value-type="float">
            <text:p>2373</text:p>
          </table:table-cell>
          <table:table-cell table:style-name="ce8" office:value-type="float" office:value="1906" calcext:value-type="float">
            <text:p>1906</text:p>
          </table:table-cell>
          <table:table-cell table:style-name="ce8" office:value-type="float" office:value="1912" calcext:value-type="float">
            <text:p>1912</text:p>
          </table:table-cell>
          <table:table-cell table:style-name="ce8" office:value-type="float" office:value="2214" calcext:value-type="float">
            <text:p>2214</text:p>
          </table:table-cell>
          <table:table-cell/>
          <table:table-cell table:style-name="ce57" office:value-type="float" office:value="351384" calcext:value-type="float">
            <text:p>351384</text:p>
          </table:table-cell>
          <table:table-cell table:style-name="ce11"/>
          <table:table-cell table:style-name="ce57" office:value-type="float" office:value="479" calcext:value-type="float">
            <text:p>479</text:p>
          </table:table-cell>
          <table:table-cell table:style-name="ce60" table:formula="of:=IF([.N21]=MIN([.C21:.J21]);&quot;x&quot;;&quot;&quot;)">
            <text:p/>
          </table:table-cell>
          <table:table-cell table:style-name="ce11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498" calcext:value-type="float">
            <text:p>249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4" office:value-type="float" office:value="2277" calcext:value-type="float">
            <text:p>2277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19</text:p>
          </table:table-cell>
          <table:table-cell table:style-name="ce8" office:value-type="float" office:value="2573" calcext:value-type="float">
            <text:p>2573</text:p>
          </table:table-cell>
          <table:table-cell table:style-name="ce8" office:value-type="float" office:value="2862" calcext:value-type="float">
            <text:p>2862</text:p>
          </table:table-cell>
          <table:table-cell table:style-name="ce8" office:value-type="float" office:value="4478" calcext:value-type="float">
            <text:p>4478</text:p>
          </table:table-cell>
          <table:table-cell table:style-name="ce8" office:value-type="float" office:value="2869" calcext:value-type="float">
            <text:p>2869</text:p>
          </table:table-cell>
          <table:table-cell table:style-name="ce8" office:value-type="float" office:value="3178" calcext:value-type="float">
            <text:p>3178</text:p>
          </table:table-cell>
          <table:table-cell table:style-name="ce8" office:value-type="float" office:value="2571" calcext:value-type="float">
            <text:p>2571</text:p>
          </table:table-cell>
          <table:table-cell table:style-name="ce8" office:value-type="float" office:value="2573" calcext:value-type="float">
            <text:p>2573</text:p>
          </table:table-cell>
          <table:table-cell table:style-name="ce8" office:value-type="float" office:value="3001" calcext:value-type="float">
            <text:p>3001</text:p>
          </table:table-cell>
          <table:table-cell/>
          <table:table-cell table:style-name="ce57" office:value-type="float" office:value="477144" calcext:value-type="float">
            <text:p>477144</text:p>
          </table:table-cell>
          <table:table-cell table:style-name="ce11"/>
          <table:table-cell table:style-name="ce57" office:value-type="float" office:value="634" calcext:value-type="float">
            <text:p>634</text:p>
          </table:table-cell>
          <table:table-cell table:style-name="ce60" table:formula="of:=IF([.N22]=MIN([.C22:.J22]);&quot;x&quot;;&quot;&quot;)">
            <text:p/>
          </table:table-cell>
          <table:table-cell table:style-name="ce11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415" calcext:value-type="float">
            <text:p>3415</text:p>
          </table:table-cell>
          <table:table-cell table:style-name="ce14" office:value-type="float" office:value="3352" calcext:value-type="float">
            <text:p>3352</text:p>
          </table:table-cell>
          <table:table-cell table:style-name="ce14" office:value-type="float" office:value="3104" calcext:value-type="float">
            <text:p>3104</text:p>
          </table:table-cell>
          <table:table-cell table:number-columns-repeated="44"/>
        </table:table-row>
        <table:table-row table:style-name="ro1">
          <table:table-cell/>
          <table:table-cell table:style-name="ce54" office:value-type="string" calcext:value-type="string">
            <text:p>AC_20</text:p>
          </table:table-cell>
          <table:table-cell table:style-name="ce8" office:value-type="float" office:value="3336" calcext:value-type="float">
            <text:p>3336</text:p>
          </table:table-cell>
          <table:table-cell table:style-name="ce8" office:value-type="float" office:value="3745" calcext:value-type="float">
            <text:p>3745</text:p>
          </table:table-cell>
          <table:table-cell table:style-name="ce8" office:value-type="float" office:value="5854" calcext:value-type="float">
            <text:p>5854</text:p>
          </table:table-cell>
          <table:table-cell table:style-name="ce8" office:value-type="float" office:value="3772" calcext:value-type="float">
            <text:p>3772</text:p>
          </table:table-cell>
          <table:table-cell table:style-name="ce8" office:value-type="float" office:value="4109" calcext:value-type="float">
            <text:p>4109</text:p>
          </table:table-cell>
          <table:table-cell table:style-name="ce8" office:value-type="float" office:value="3335" calcext:value-type="float">
            <text:p>3335</text:p>
          </table:table-cell>
          <table:table-cell table:style-name="ce8" office:value-type="float" office:value="3336" calcext:value-type="float">
            <text:p>3336</text:p>
          </table:table-cell>
          <table:table-cell table:style-name="ce8" office:value-type="float" office:value="3981" calcext:value-type="float">
            <text:p>3981</text:p>
          </table:table-cell>
          <table:table-cell/>
          <table:table-cell table:style-name="ce57" office:value-type="float" office:value="622104" calcext:value-type="float">
            <text:p>622104</text:p>
          </table:table-cell>
          <table:table-cell table:style-name="ce11"/>
          <table:table-cell table:style-name="ce57" office:value-type="float" office:value="822" calcext:value-type="float">
            <text:p>822</text:p>
          </table:table-cell>
          <table:table-cell table:style-name="ce60" table:formula="of:=IF([.N23]=MIN([.C23:.J23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1</text:p>
          </table:table-cell>
          <table:table-cell table:style-name="ce8" office:value-type="float" office:value="4212" calcext:value-type="float">
            <text:p>4212</text:p>
          </table:table-cell>
          <table:table-cell table:style-name="ce8" office:value-type="float" office:value="4718" calcext:value-type="float">
            <text:p>4718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4801" calcext:value-type="float">
            <text:p>4801</text:p>
          </table:table-cell>
          <table:table-cell table:style-name="ce8" office:value-type="float" office:value="5263" calcext:value-type="float">
            <text:p>5263</text:p>
          </table:table-cell>
          <table:table-cell table:style-name="ce8" office:value-type="float" office:value="4211" calcext:value-type="float">
            <text:p>4211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5036" calcext:value-type="float">
            <text:p>5036</text:p>
          </table:table-cell>
          <table:table-cell/>
          <table:table-cell table:style-name="ce57" office:value-type="float" office:value="786264" calcext:value-type="float">
            <text:p>786264</text:p>
          </table:table-cell>
          <table:table-cell table:style-name="ce11"/>
          <table:table-cell table:style-name="ce57" office:value-type="float" office:value="1049" calcext:value-type="float">
            <text:p>1049</text:p>
          </table:table-cell>
          <table:table-cell table:style-name="ce60" table:formula="of:=IF([.N24]=MIN([.C24:.J24]);&quot;x&quot;;&quot;&quot;)">
            <text:p/>
          </table:table-cell>
          <table:table-cell table:style-name="ce11"/>
          <table:table-cell office:value-type="string" calcext:value-type="string">
            <text:p>[1] M. Brévilliers, J. Lepagnot, L. Idoumghar, M. Rebai, and J. Kritter. </text:p>
          </table:table-cell>
          <table:table-cell table:number-columns-repeated="47"/>
        </table:table-row>
        <table:table-row table:style-name="ro1">
          <table:table-cell/>
          <table:table-cell table:style-name="ce54" office:value-type="string" calcext:value-type="string">
            <text:p>AC_22</text:p>
          </table:table-cell>
          <table:table-cell table:style-name="ce8" office:value-type="float" office:value="5176" calcext:value-type="float">
            <text:p>5176</text:p>
          </table:table-cell>
          <table:table-cell table:style-name="ce8" office:value-type="float" office:value="5828" calcext:value-type="float">
            <text:p>5828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5986" calcext:value-type="float">
            <text:p>5986</text:p>
          </table:table-cell>
          <table:table-cell table:style-name="ce8" office:value-type="float" office:value="6397" calcext:value-type="float">
            <text:p>6397</text:p>
          </table:table-cell>
          <table:table-cell table:style-name="ce8" office:value-type="float" office:value="5175" calcext:value-type="float">
            <text:p>5175</text:p>
          </table:table-cell>
          <table:table-cell table:style-name="ce8" office:value-type="float" office:value="5223" calcext:value-type="float">
            <text:p>5223</text:p>
          </table:table-cell>
          <table:table-cell table:style-name="ce8" office:value-type="float" office:value="6177" calcext:value-type="float">
            <text:p>6177</text:p>
          </table:table-cell>
          <table:table-cell/>
          <table:table-cell table:style-name="ce57" office:value-type="float" office:value="969624" calcext:value-type="float">
            <text:p>969624</text:p>
          </table:table-cell>
          <table:table-cell table:style-name="ce11"/>
          <table:table-cell table:style-name="ce57" office:value-type="float" office:value="1296" calcext:value-type="float">
            <text:p>1296</text:p>
          </table:table-cell>
          <table:table-cell table:style-name="ce60" table:formula="of:=IF([.N25]=MIN([.C25:.J25]);&quot;x&quot;;&quot;&quot;)">
            <text:p/>
          </table:table-cell>
          <table:table-cell table:style-name="ce11"/>
          <table:table-cell office:value-type="string" calcext:value-type="string">
            <text:p>Hybrid differential evolution algorithms for the optimal camera placement problem.</text:p>
          </table:table-cell>
          <table:table-cell table:number-columns-repeated="47"/>
        </table:table-row>
        <table:table-row table:style-name="ro1">
          <table:table-cell/>
          <table:table-cell table:style-name="ce54" office:value-type="string" calcext:value-type="string">
            <text:p>AC_23</text:p>
          </table:table-cell>
          <table:table-cell table:style-name="ce8" office:value-type="float" office:value="6239" calcext:value-type="float">
            <text:p>6239</text:p>
          </table:table-cell>
          <table:table-cell table:style-name="ce8" office:value-type="float" office:value="7022" calcext:value-type="float">
            <text:p>7022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7303" calcext:value-type="float">
            <text:p>7303</text:p>
          </table:table-cell>
          <table:table-cell table:style-name="ce8" office:value-type="float" office:value="7757" calcext:value-type="float">
            <text:p>7757</text:p>
          </table:table-cell>
          <table:table-cell table:style-name="ce8" office:value-type="float" office:value="6237" calcext:value-type="float">
            <text:p>6237</text:p>
          </table:table-cell>
          <table:table-cell table:style-name="ce8" office:value-type="float" office:value="6239" calcext:value-type="float">
            <text:p>6239</text:p>
          </table:table-cell>
          <table:table-cell table:style-name="ce8" office:value-type="float" office:value="7458" calcext:value-type="float">
            <text:p>7458</text:p>
          </table:table-cell>
          <table:table-cell/>
          <table:table-cell table:style-name="ce57" office:value-type="float" office:value="1172184" calcext:value-type="float">
            <text:p>1172184</text:p>
          </table:table-cell>
          <table:table-cell table:style-name="ce11"/>
          <table:table-cell table:style-name="ce57" office:value-type="float" office:value="1548" calcext:value-type="float">
            <text:p>1548</text:p>
          </table:table-cell>
          <table:table-cell table:style-name="ce60" table:formula="of:=IF([.N26]=MIN([.C26:.J26]);&quot;x&quot;;&quot;&quot;)">
            <text:p/>
          </table:table-cell>
          <table:table-cell table:style-name="ce11"/>
          <table:table-cell office:value-type="string" calcext:value-type="string">
            <text:p>Journal of Systems and Information Technology, 20(4):446 – 467, 2018.</text:p>
          </table:table-cell>
          <table:table-cell table:number-columns-repeated="47"/>
        </table:table-row>
        <table:table-row table:style-name="ro2">
          <table:table-cell/>
          <table:table-cell table:style-name="ce54" office:value-type="string" calcext:value-type="string">
            <text:p>AC_24</text:p>
          </table:table-cell>
          <table:table-cell table:style-name="ce8" office:value-type="float" office:value="7421" calcext:value-type="float">
            <text:p>7421</text:p>
          </table:table-cell>
          <table:table-cell table:style-name="ce8" office:value-type="float" office:value="8346" calcext:value-type="float">
            <text:p>8346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8783" calcext:value-type="float">
            <text:p>8783</text:p>
          </table:table-cell>
          <table:table-cell table:style-name="ce8" office:value-type="float" office:value="9216" calcext:value-type="float">
            <text:p>9216</text:p>
          </table:table-cell>
          <table:table-cell table:style-name="ce8" office:value-type="float" office:value="7415" calcext:value-type="float">
            <text:p>7415</text:p>
          </table:table-cell>
          <table:table-cell table:style-name="ce8" office:value-type="float" office:value="7440" calcext:value-type="float">
            <text:p>7440</text:p>
          </table:table-cell>
          <table:table-cell table:style-name="ce8" office:value-type="float" office:value="8833" calcext:value-type="float">
            <text:p>8833</text:p>
          </table:table-cell>
          <table:table-cell/>
          <table:table-cell table:style-name="ce57" office:value-type="float" office:value="1393944" calcext:value-type="float">
            <text:p>1393944</text:p>
          </table:table-cell>
          <table:table-cell table:style-name="ce11"/>
          <table:table-cell table:style-name="ce57" office:value-type="float" office:value="1838" calcext:value-type="float">
            <text:p>1838</text:p>
          </table:table-cell>
          <table:table-cell table:style-name="ce60" table:formula="of:=IF([.N27]=MIN([.C27:.J27]);&quot;x&quot;;&quot;&quot;)">
            <text:p/>
          </table:table-cell>
          <table:table-cell table:style-name="ce11"/>
          <table:table-cell office:value-type="string" calcext:value-type="string">
            <text:p><text:a xlink:href="https://doi.org/10.1108/JSIT-09-2017-0081" xlink:type="simple">https://doi.org/10.1108/JSIT-09-2017-0081</text:a></text:p>
          </table:table-cell>
          <table:table-cell table:number-columns-repeated="47"/>
        </table:table-row>
        <table:table-row table:style-name="ro1">
          <table:table-cell/>
          <table:table-cell table:style-name="ce54" office:value-type="string" calcext:value-type="string">
            <text:p>AC_25</text:p>
          </table:table-cell>
          <table:table-cell table:style-name="ce8" office:value-type="float" office:value="8686" calcext:value-type="float">
            <text:p>8686</text:p>
          </table:table-cell>
          <table:table-cell table:style-name="ce8" office:value-type="float" office:value="9820" calcext:value-type="float">
            <text:p>9820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10385" calcext:value-type="float">
            <text:p>10385</text:p>
          </table:table-cell>
          <table:table-cell table:style-name="ce8" office:value-type="float" office:value="10775" calcext:value-type="float">
            <text:p>10775</text:p>
          </table:table-cell>
          <table:table-cell table:style-name="ce8" office:value-type="float" office:value="8686" calcext:value-type="float">
            <text:p>8686</text:p>
          </table:table-cell>
          <table:table-cell table:style-name="ce8" office:value-type="float" office:value="8733" calcext:value-type="float">
            <text:p>8733</text:p>
          </table:table-cell>
          <table:table-cell table:style-name="ce8" office:value-type="float" office:value="10389" calcext:value-type="float">
            <text:p>10389</text:p>
          </table:table-cell>
          <table:table-cell/>
          <table:table-cell table:style-name="ce57" office:value-type="float" office:value="1634904" calcext:value-type="float">
            <text:p>1634904</text:p>
          </table:table-cell>
          <table:table-cell table:style-name="ce11"/>
          <table:table-cell table:style-name="ce57" office:value-type="float" office:value="2137" calcext:value-type="float">
            <text:p>2137</text:p>
          </table:table-cell>
          <table:table-cell table:style-name="ce60" table:formula="of:=IF([.N28]=MIN([.C28:.J28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6</text:p>
          </table:table-cell>
          <table:table-cell table:style-name="ce8" office:value-type="float" office:value="10041" calcext:value-type="float">
            <text:p>10041</text:p>
          </table:table-cell>
          <table:table-cell table:style-name="ce8" office:value-type="float" office:value="11372" calcext:value-type="float">
            <text:p>11372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12125" calcext:value-type="float">
            <text:p>12125</text:p>
          </table:table-cell>
          <table:table-cell table:style-name="ce8" office:value-type="float" office:value="12465" calcext:value-type="float">
            <text:p>12465</text:p>
          </table:table-cell>
          <table:table-cell table:style-name="ce8" office:value-type="float" office:value="10039" calcext:value-type="float">
            <text:p>10039</text:p>
          </table:table-cell>
          <table:table-cell table:style-name="ce8" office:value-type="float" office:value="10081" calcext:value-type="float">
            <text:p>10081</text:p>
          </table:table-cell>
          <table:table-cell table:style-name="ce8" office:value-type="float" office:value="12056" calcext:value-type="float">
            <text:p>12056</text:p>
          </table:table-cell>
          <table:table-cell/>
          <table:table-cell table:style-name="ce57" office:value-type="float" office:value="1895064" calcext:value-type="float">
            <text:p>1895064</text:p>
          </table:table-cell>
          <table:table-cell table:style-name="ce11"/>
          <table:table-cell table:style-name="ce57" office:value-type="float" office:value="3487" calcext:value-type="float">
            <text:p>3487</text:p>
          </table:table-cell>
          <table:table-cell table:style-name="ce60" table:formula="of:=IF([.N29]=MIN([.C29:.J29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7</text:p>
          </table:table-cell>
          <table:table-cell table:style-name="ce8" office:value-type="float" office:value="11533" calcext:value-type="float">
            <text:p>11533</text:p>
          </table:table-cell>
          <table:table-cell table:style-name="ce8" office:value-type="float" office:value="13041" calcext:value-type="float">
            <text:p>13041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13943" calcext:value-type="float">
            <text:p>13943</text:p>
          </table:table-cell>
          <table:table-cell table:style-name="ce8" office:value-type="float" office:value="14378" calcext:value-type="float">
            <text:p>14378</text:p>
          </table:table-cell>
          <table:table-cell table:style-name="ce8" office:value-type="float" office:value="11520" calcext:value-type="float">
            <text:p>11520</text:p>
          </table:table-cell>
          <table:table-cell table:style-name="ce8" office:value-type="float" office:value="11574" calcext:value-type="float">
            <text:p>11574</text:p>
          </table:table-cell>
          <table:table-cell table:style-name="ce8" office:value-type="float" office:value="13790" calcext:value-type="float">
            <text:p>13790</text:p>
          </table:table-cell>
          <table:table-cell/>
          <table:table-cell table:style-name="ce57" office:value-type="float" office:value="2174424" calcext:value-type="float">
            <text:p>2174424</text:p>
          </table:table-cell>
          <table:table-cell table:style-name="ce11"/>
          <table:table-cell table:style-name="ce57" office:value-type="float" office:value="2846" calcext:value-type="float">
            <text:p>2846</text:p>
          </table:table-cell>
          <table:table-cell table:style-name="ce60" table:formula="of:=IF([.N30]=MIN([.C30:.J30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8</text:p>
          </table:table-cell>
          <table:table-cell table:style-name="ce8" office:value-type="float" office:value="13106" calcext:value-type="float">
            <text:p>13106</text:p>
          </table:table-cell>
          <table:table-cell table:style-name="ce8" office:value-type="float" office:value="14803" calcext:value-type="float">
            <text:p>14803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16019" calcext:value-type="float">
            <text:p>16019</text:p>
          </table:table-cell>
          <table:table-cell table:style-name="ce8" office:value-type="float" office:value="16277" calcext:value-type="float">
            <text:p>16277</text:p>
          </table:table-cell>
          <table:table-cell table:style-name="ce8" office:value-type="float" office:value="13096" calcext:value-type="float">
            <text:p>13096</text:p>
          </table:table-cell>
          <table:table-cell table:style-name="ce8" office:value-type="float" office:value="13148" calcext:value-type="float">
            <text:p>13148</text:p>
          </table:table-cell>
          <table:table-cell table:style-name="ce8" office:value-type="float" office:value="15687" calcext:value-type="float">
            <text:p>15687</text:p>
          </table:table-cell>
          <table:table-cell/>
          <table:table-cell table:style-name="ce57" office:value-type="float" office:value="2472984" calcext:value-type="float">
            <text:p>2472984</text:p>
          </table:table-cell>
          <table:table-cell table:style-name="ce11"/>
          <table:table-cell table:style-name="ce57" office:value-type="float" office:value="3249" calcext:value-type="float">
            <text:p>3249</text:p>
          </table:table-cell>
          <table:table-cell table:style-name="ce60" table:formula="of:=IF([.N31]=MIN([.C31:.J31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9</text:p>
          </table:table-cell>
          <table:table-cell table:style-name="ce8" office:value-type="float" office:value="14752" calcext:value-type="float">
            <text:p>14752</text:p>
          </table:table-cell>
          <table:table-cell table:style-name="ce8" office:value-type="float" office:value="16734" calcext:value-type="float">
            <text:p>16734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18150" calcext:value-type="float">
            <text:p>18150</text:p>
          </table:table-cell>
          <table:table-cell table:style-name="ce8" office:value-type="float" office:value="18407" calcext:value-type="float">
            <text:p>18407</text:p>
          </table:table-cell>
          <table:table-cell table:style-name="ce8" office:value-type="float" office:value="14740" calcext:value-type="float">
            <text:p>14740</text:p>
          </table:table-cell>
          <table:table-cell table:style-name="ce8" office:value-type="float" office:value="14805" calcext:value-type="float">
            <text:p>14805</text:p>
          </table:table-cell>
          <table:table-cell table:style-name="ce8" office:value-type="float" office:value="18427" calcext:value-type="float">
            <text:p>18427</text:p>
          </table:table-cell>
          <table:table-cell/>
          <table:table-cell table:style-name="ce57" office:value-type="float" office:value="2790744" calcext:value-type="float">
            <text:p>2790744</text:p>
          </table:table-cell>
          <table:table-cell table:style-name="ce11"/>
          <table:table-cell table:style-name="ce57" office:value-type="float" office:value="3647" calcext:value-type="float">
            <text:p>3647</text:p>
          </table:table-cell>
          <table:table-cell table:style-name="ce60" table:formula="of:=IF([.N32]=MIN([.C32:.J32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30</text:p>
          </table:table-cell>
          <table:table-cell table:style-name="ce8" office:value-type="float" office:value="16534" calcext:value-type="float">
            <text:p>16534</text:p>
          </table:table-cell>
          <table:table-cell table:style-name="ce8" office:value-type="float" office:value="18768" calcext:value-type="float">
            <text:p>18768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20356" calcext:value-type="float">
            <text:p>20356</text:p>
          </table:table-cell>
          <table:table-cell table:style-name="ce8" office:value-type="float" office:value="20649" calcext:value-type="float">
            <text:p>20649</text:p>
          </table:table-cell>
          <table:table-cell table:style-name="ce8" office:value-type="float" office:value="16524" calcext:value-type="float">
            <text:p>16524</text:p>
          </table:table-cell>
          <table:table-cell table:style-name="ce8" office:value-type="float" office:value="16593" calcext:value-type="float">
            <text:p>16593</text:p>
          </table:table-cell>
          <table:table-cell table:style-name="ce8" office:value-type="float" office:value="20054" calcext:value-type="float">
            <text:p>20054</text:p>
          </table:table-cell>
          <table:table-cell/>
          <table:table-cell table:style-name="ce57" office:value-type="float" office:value="3127704" calcext:value-type="float">
            <text:p>3127704</text:p>
          </table:table-cell>
          <table:table-cell table:style-name="ce11"/>
          <table:table-cell table:style-name="ce57" office:value-type="float" office:value="4091" calcext:value-type="float">
            <text:p>4091</text:p>
          </table:table-cell>
          <table:table-cell table:style-name="ce60" table:formula="of:=IF([.N33]=MIN([.C33:.J33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31</text:p>
          </table:table-cell>
          <table:table-cell table:style-name="ce8" office:value-type="float" office:value="18405" calcext:value-type="float">
            <text:p>18405</text:p>
          </table:table-cell>
          <table:table-cell table:style-name="ce8" office:value-type="float" office:value="20917" calcext:value-type="float">
            <text:p>20917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22790" calcext:value-type="float">
            <text:p>22790</text:p>
          </table:table-cell>
          <table:table-cell table:style-name="ce8" office:value-type="float" office:value="22892" calcext:value-type="float">
            <text:p>22892</text:p>
          </table:table-cell>
          <table:table-cell table:style-name="ce8" office:value-type="float" office:value="18400" calcext:value-type="float">
            <text:p>18400</text:p>
          </table:table-cell>
          <table:table-cell table:style-name="ce8" office:value-type="float" office:value="18464" calcext:value-type="float">
            <text:p>18464</text:p>
          </table:table-cell>
          <table:table-cell table:style-name="ce8" office:value-type="float" office:value="24259" calcext:value-type="float">
            <text:p>24259</text:p>
          </table:table-cell>
          <table:table-cell/>
          <table:table-cell table:style-name="ce57" office:value-type="float" office:value="3483864" calcext:value-type="float">
            <text:p>3483864</text:p>
          </table:table-cell>
          <table:table-cell table:style-name="ce11"/>
          <table:table-cell table:style-name="ce57" office:value-type="float" office:value="4540" calcext:value-type="float">
            <text:p>4540</text:p>
          </table:table-cell>
          <table:table-cell table:style-name="ce60" table:formula="of:=IF([.N34]=MIN([.C34:.J34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32</text:p>
          </table:table-cell>
          <table:table-cell table:style-name="ce8" office:value-type="float" office:value="20358" calcext:value-type="float">
            <text:p>20358</text:p>
          </table:table-cell>
          <table:table-cell table:style-name="ce8" office:value-type="float" office:value="23162" calcext:value-type="float">
            <text:p>23162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25239" calcext:value-type="float">
            <text:p>25239</text:p>
          </table:table-cell>
          <table:table-cell table:style-name="ce8" office:value-type="float" office:value="25243" calcext:value-type="float">
            <text:p>25243</text:p>
          </table:table-cell>
          <table:table-cell table:style-name="ce8" office:value-type="float" office:value="20342" calcext:value-type="float">
            <text:p>20342</text:p>
          </table:table-cell>
          <table:table-cell table:style-name="ce8" office:value-type="float" office:value="21161" calcext:value-type="float">
            <text:p>21161</text:p>
          </table:table-cell>
          <table:table-cell table:style-name="ce8" office:value-type="float" office:value="27262" calcext:value-type="float">
            <text:p>27262</text:p>
          </table:table-cell>
          <table:table-cell/>
          <table:table-cell table:style-name="ce57" office:value-type="float" office:value="3859224" calcext:value-type="float">
            <text:p>3859224</text:p>
          </table:table-cell>
          <table:table-cell table:style-name="ce11"/>
          <table:table-cell table:style-name="ce57" office:value-type="float" office:value="5054" calcext:value-type="float">
            <text:p>5054</text:p>
          </table:table-cell>
          <table:table-cell table:style-name="ce60" table:formula="of:=IF([.N35]=MIN([.C35:.J35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1</text:p>
          </table:table-cell>
          <table:table-cell table:style-name="ce8" office:value-type="float" office:value="664" calcext:value-type="float">
            <text:p>664</text:p>
          </table:table-cell>
          <table:table-cell table:style-name="ce8" office:value-type="float" office:value="665" calcext:value-type="float">
            <text:p>665</text:p>
          </table:table-cell>
          <table:table-cell table:style-name="ce8" office:value-type="float" office:value="928" calcext:value-type="float">
            <text:p>928</text:p>
          </table:table-cell>
          <table:table-cell table:style-name="ce8" office:value-type="float" office:value="665" calcext:value-type="float">
            <text:p>665</text:p>
          </table:table-cell>
          <table:table-cell table:style-name="ce8" office:value-type="float" office:value="676" calcext:value-type="float">
            <text:p>676</text:p>
          </table:table-cell>
          <table:table-cell table:number-columns-repeated="2" table:style-name="ce8" office:value-type="float" office:value="664" calcext:value-type="float">
            <text:p>664</text:p>
          </table:table-cell>
          <table:table-cell table:style-name="ce8" office:value-type="float" office:value="669" calcext:value-type="float">
            <text:p>669</text:p>
          </table:table-cell>
          <table:table-cell/>
          <table:table-cell table:style-name="ce57" office:value-type="float" office:value="32430" calcext:value-type="float">
            <text:p>32430</text:p>
          </table:table-cell>
          <table:table-cell table:style-name="ce11"/>
          <table:table-cell table:style-name="ce57" office:value-type="float" office:value="660" calcext:value-type="float">
            <text:p>660</text:p>
          </table:table-cell>
          <table:table-cell table:style-name="ce60" table:formula="of:=IF([.N36]=MIN([.C36:.J36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2</text:p>
          </table:table-cell>
          <table:table-cell table:style-name="ce8" office:value-type="float" office:value="736" calcext:value-type="float">
            <text:p>736</text:p>
          </table:table-cell>
          <table:table-cell table:style-name="ce8" office:value-type="float" office:value="738" calcext:value-type="float">
            <text:p>738</text:p>
          </table:table-cell>
          <table:table-cell table:style-name="ce8" office:value-type="float" office:value="1031" calcext:value-type="float">
            <text:p>1031</text:p>
          </table:table-cell>
          <table:table-cell table:style-name="ce8" office:value-type="float" office:value="738" calcext:value-type="float">
            <text:p>738</text:p>
          </table:table-cell>
          <table:table-cell table:style-name="ce8" office:value-type="float" office:value="814" calcext:value-type="float">
            <text:p>814</text:p>
          </table:table-cell>
          <table:table-cell table:number-columns-repeated="2" table:style-name="ce8" office:value-type="float" office:value="736" calcext:value-type="float">
            <text:p>736</text:p>
          </table:table-cell>
          <table:table-cell table:style-name="ce8" office:value-type="float" office:value="741" calcext:value-type="float">
            <text:p>741</text:p>
          </table:table-cell>
          <table:table-cell/>
          <table:table-cell table:style-name="ce57" office:value-type="float" office:value="56132" calcext:value-type="float">
            <text:p>56132</text:p>
          </table:table-cell>
          <table:table-cell table:style-name="ce11"/>
          <table:table-cell table:style-name="ce57" office:value-type="float" office:value="728" calcext:value-type="float">
            <text:p>728</text:p>
          </table:table-cell>
          <table:table-cell table:style-name="ce60" table:formula="of:=IF([.N37]=MIN([.C37:.J37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3</text:p>
          </table:table-cell>
          <table:table-cell table:number-columns-repeated="2" table:style-name="ce8" office:value-type="float" office:value="745" calcext:value-type="float">
            <text:p>745</text:p>
          </table:table-cell>
          <table:table-cell table:style-name="ce8" office:value-type="float" office:value="1021" calcext:value-type="float">
            <text:p>1021</text:p>
          </table:table-cell>
          <table:table-cell table:style-name="ce8" office:value-type="float" office:value="745" calcext:value-type="float">
            <text:p>745</text:p>
          </table:table-cell>
          <table:table-cell table:style-name="ce8" office:value-type="float" office:value="751" calcext:value-type="float">
            <text:p>751</text:p>
          </table:table-cell>
          <table:table-cell table:number-columns-repeated="2" table:style-name="ce8" office:value-type="float" office:value="745" calcext:value-type="float">
            <text:p>745</text:p>
          </table:table-cell>
          <table:table-cell table:style-name="ce8" office:value-type="float" office:value="746" calcext:value-type="float">
            <text:p>746</text:p>
          </table:table-cell>
          <table:table-cell/>
          <table:table-cell table:style-name="ce57" office:value-type="float" office:value="32040" calcext:value-type="float">
            <text:p>32040</text:p>
          </table:table-cell>
          <table:table-cell table:style-name="ce11"/>
          <table:table-cell table:style-name="ce57" office:value-type="float" office:value="744" calcext:value-type="float">
            <text:p>744</text:p>
          </table:table-cell>
          <table:table-cell table:style-name="ce60" table:formula="of:=IF([.N38]=MIN([.C38:.J38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4</text:p>
          </table:table-cell>
          <table:table-cell table:style-name="ce8" office:value-type="float" office:value="832" calcext:value-type="float">
            <text:p>832</text:p>
          </table:table-cell>
          <table:table-cell table:style-name="ce8" office:value-type="float" office:value="833" calcext:value-type="float">
            <text:p>833</text:p>
          </table:table-cell>
          <table:table-cell table:style-name="ce8" office:value-type="float" office:value="1170" calcext:value-type="float">
            <text:p>1170</text:p>
          </table:table-cell>
          <table:table-cell table:style-name="ce8" office:value-type="float" office:value="833" calcext:value-type="float">
            <text:p>833</text:p>
          </table:table-cell>
          <table:table-cell table:style-name="ce8" office:value-type="float" office:value="919" calcext:value-type="float">
            <text:p>919</text:p>
          </table:table-cell>
          <table:table-cell table:number-columns-repeated="2" table:style-name="ce8" office:value-type="float" office:value="832" calcext:value-type="float">
            <text:p>832</text:p>
          </table:table-cell>
          <table:table-cell table:style-name="ce8" office:value-type="float" office:value="836" calcext:value-type="float">
            <text:p>836</text:p>
          </table:table-cell>
          <table:table-cell/>
          <table:table-cell table:style-name="ce57" office:value-type="float" office:value="59137" calcext:value-type="float">
            <text:p>59137</text:p>
          </table:table-cell>
          <table:table-cell table:style-name="ce11"/>
          <table:table-cell table:style-name="ce57" office:value-type="float" office:value="826" calcext:value-type="float">
            <text:p>826</text:p>
          </table:table-cell>
          <table:table-cell table:style-name="ce60" table:formula="of:=IF([.N39]=MIN([.C39:.J39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5</text:p>
          </table:table-cell>
          <table:table-cell table:number-columns-repeated="2" table:style-name="ce8" office:value-type="float" office:value="934" calcext:value-type="float">
            <text:p>934</text:p>
          </table:table-cell>
          <table:table-cell table:style-name="ce8" office:value-type="float" office:value="1240" calcext:value-type="float">
            <text:p>1240</text:p>
          </table:table-cell>
          <table:table-cell table:style-name="ce8" office:value-type="float" office:value="934" calcext:value-type="float">
            <text:p>934</text:p>
          </table:table-cell>
          <table:table-cell table:style-name="ce8" office:value-type="float" office:value="953" calcext:value-type="float">
            <text:p>953</text:p>
          </table:table-cell>
          <table:table-cell table:number-columns-repeated="2" table:style-name="ce8" office:value-type="float" office:value="934" calcext:value-type="float">
            <text:p>934</text:p>
          </table:table-cell>
          <table:table-cell table:style-name="ce8" office:value-type="float" office:value="937" calcext:value-type="float">
            <text:p>937</text:p>
          </table:table-cell>
          <table:table-cell/>
          <table:table-cell table:style-name="ce57" office:value-type="float" office:value="34568" calcext:value-type="float">
            <text:p>34568</text:p>
          </table:table-cell>
          <table:table-cell table:style-name="ce11"/>
          <table:table-cell table:style-name="ce57" office:value-type="float" office:value="934" calcext:value-type="float">
            <text:p>934</text:p>
          </table:table-cell>
          <table:table-cell table:style-name="ce60" table:formula="of:=IF([.N40]=MIN([.C40:.J40]);&quot;x&quot;;&quot;&quot;)" office:value-type="string" office:string-value="x" calcext:value-type="string">
            <text:p>x</text:p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6</text:p>
          </table:table-cell>
          <table:table-cell table:number-columns-repeated="2" table:style-name="ce8" office:value-type="float" office:value="938" calcext:value-type="float">
            <text:p>938</text:p>
          </table:table-cell>
          <table:table-cell table:style-name="ce8" office:value-type="float" office:value="1321" calcext:value-type="float">
            <text:p>1321</text:p>
          </table:table-cell>
          <table:table-cell table:style-name="ce8" office:value-type="float" office:value="938" calcext:value-type="float">
            <text:p>938</text:p>
          </table:table-cell>
          <table:table-cell table:style-name="ce8" office:value-type="float" office:value="1062" calcext:value-type="float">
            <text:p>1062</text:p>
          </table:table-cell>
          <table:table-cell table:number-columns-repeated="2" table:style-name="ce8" office:value-type="float" office:value="938" calcext:value-type="float">
            <text:p>938</text:p>
          </table:table-cell>
          <table:table-cell table:style-name="ce8" office:value-type="float" office:value="942" calcext:value-type="float">
            <text:p>942</text:p>
          </table:table-cell>
          <table:table-cell/>
          <table:table-cell table:style-name="ce57" office:value-type="float" office:value="65691" calcext:value-type="float">
            <text:p>65691</text:p>
          </table:table-cell>
          <table:table-cell table:style-name="ce11"/>
          <table:table-cell table:style-name="ce57" office:value-type="float" office:value="928" calcext:value-type="float">
            <text:p>928</text:p>
          </table:table-cell>
          <table:table-cell table:style-name="ce60" table:formula="of:=IF([.N41]=MIN([.C41:.J41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7</text:p>
          </table:table-cell>
          <table:table-cell table:number-columns-repeated="2" table:style-name="ce8" office:value-type="float" office:value="989" calcext:value-type="float">
            <text:p>989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989" calcext:value-type="float">
            <text:p>989</text:p>
          </table:table-cell>
          <table:table-cell table:style-name="ce8" office:value-type="float" office:value="1043" calcext:value-type="float">
            <text:p>1043</text:p>
          </table:table-cell>
          <table:table-cell table:number-columns-repeated="2" table:style-name="ce8" office:value-type="float" office:value="989" calcext:value-type="float">
            <text:p>989</text:p>
          </table:table-cell>
          <table:table-cell table:style-name="ce8" office:value-type="float" office:value="990" calcext:value-type="float">
            <text:p>990</text:p>
          </table:table-cell>
          <table:table-cell/>
          <table:table-cell table:style-name="ce57" office:value-type="float" office:value="42046" calcext:value-type="float">
            <text:p>42046</text:p>
          </table:table-cell>
          <table:table-cell table:style-name="ce11"/>
          <table:table-cell table:style-name="ce57" office:value-type="float" office:value="985" calcext:value-type="float">
            <text:p>985</text:p>
          </table:table-cell>
          <table:table-cell table:style-name="ce60" table:formula="of:=IF([.N42]=MIN([.C42:.J42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1026" calcext:value-type="float">
            <text:p>1026</text:p>
          </table:table-cell>
          <table:table-cell table:style-name="ce8" office:value-type="float" office:value="1462" calcext:value-type="float">
            <text:p>1462</text:p>
          </table:table-cell>
          <table:table-cell table:style-name="ce8" office:value-type="float" office:value="1027" calcext:value-type="float">
            <text:p>1027</text:p>
          </table:table-cell>
          <table:table-cell table:style-name="ce8" office:value-type="float" office:value="1182" calcext:value-type="float">
            <text:p>1182</text:p>
          </table:table-cell>
          <table:table-cell table:number-columns-repeated="2" table:style-name="ce8" office:value-type="float" office:value="1025" calcext:value-type="float">
            <text:p>1025</text:p>
          </table:table-cell>
          <table:table-cell table:style-name="ce8" office:value-type="float" office:value="1032" calcext:value-type="float">
            <text:p>1032</text:p>
          </table:table-cell>
          <table:table-cell/>
          <table:table-cell table:style-name="ce57" office:value-type="float" office:value="77986" calcext:value-type="float">
            <text:p>77986</text:p>
          </table:table-cell>
          <table:table-cell table:style-name="ce11"/>
          <table:table-cell table:style-name="ce57" office:value-type="float" office:value="1017" calcext:value-type="float">
            <text:p>1017</text:p>
          </table:table-cell>
          <table:table-cell table:style-name="ce60" table:formula="of:=IF([.N43]=MIN([.C43:.J43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9</text:p>
          </table:table-cell>
          <table:table-cell table:style-name="ce8" office:value-type="float" office:value="965" calcext:value-type="float">
            <text:p>965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1316" calcext:value-type="float">
            <text:p>1316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1009" calcext:value-type="float">
            <text:p>1009</text:p>
          </table:table-cell>
          <table:table-cell table:number-columns-repeated="2" table:style-name="ce8" office:value-type="float" office:value="965" calcext:value-type="float">
            <text:p>965</text:p>
          </table:table-cell>
          <table:table-cell table:style-name="ce8" office:value-type="float" office:value="969" calcext:value-type="float">
            <text:p>969</text:p>
          </table:table-cell>
          <table:table-cell/>
          <table:table-cell table:style-name="ce57" office:value-type="float" office:value="39003" calcext:value-type="float">
            <text:p>39003</text:p>
          </table:table-cell>
          <table:table-cell table:style-name="ce11"/>
          <table:table-cell table:style-name="ce57" office:value-type="float" office:value="963" calcext:value-type="float">
            <text:p>963</text:p>
          </table:table-cell>
          <table:table-cell table:style-name="ce60" table:formula="of:=IF([.N44]=MIN([.C44:.J44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0</text:p>
          </table:table-cell>
          <table:table-cell table:style-name="ce8" office:value-type="float" office:value="1034" calcext:value-type="float">
            <text:p>1034</text:p>
          </table:table-cell>
          <table:table-cell table:style-name="ce8" office:value-type="float" office:value="1036" calcext:value-type="float">
            <text:p>1036</text:p>
          </table:table-cell>
          <table:table-cell table:style-name="ce8" office:value-type="float" office:value="1413" calcext:value-type="float">
            <text:p>1413</text:p>
          </table:table-cell>
          <table:table-cell table:style-name="ce8" office:value-type="float" office:value="1036" calcext:value-type="float">
            <text:p>1036</text:p>
          </table:table-cell>
          <table:table-cell table:style-name="ce8" office:value-type="float" office:value="1163" calcext:value-type="float">
            <text:p>1163</text:p>
          </table:table-cell>
          <table:table-cell table:number-columns-repeated="2" table:style-name="ce8" office:value-type="float" office:value="1034" calcext:value-type="float">
            <text:p>1034</text:p>
          </table:table-cell>
          <table:table-cell table:style-name="ce8" office:value-type="float" office:value="1042" calcext:value-type="float">
            <text:p>1042</text:p>
          </table:table-cell>
          <table:table-cell/>
          <table:table-cell table:style-name="ce57" office:value-type="float" office:value="71323" calcext:value-type="float">
            <text:p>71323</text:p>
          </table:table-cell>
          <table:table-cell table:style-name="ce11"/>
          <table:table-cell table:style-name="ce57" office:value-type="float" office:value="1025" calcext:value-type="float">
            <text:p>1025</text:p>
          </table:table-cell>
          <table:table-cell table:style-name="ce60" table:formula="of:=IF([.N45]=MIN([.C45:.J45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1</text:p>
          </table:table-cell>
          <table:table-cell table:number-columns-repeated="2" table:style-name="ce8" office:value-type="float" office:value="316" calcext:value-type="float">
            <text:p>316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321" calcext:value-type="float">
            <text:p>321</text:p>
          </table:table-cell>
          <table:table-cell table:number-columns-repeated="3" table:style-name="ce8" office:value-type="float" office:value="316" calcext:value-type="float">
            <text:p>316</text:p>
          </table:table-cell>
          <table:table-cell/>
          <table:table-cell table:style-name="ce57" office:value-type="float" office:value="15632" calcext:value-type="float">
            <text:p>15632</text:p>
          </table:table-cell>
          <table:table-cell table:style-name="ce11"/>
          <table:table-cell table:style-name="ce57" office:value-type="float" office:value="314" calcext:value-type="float">
            <text:p>314</text:p>
          </table:table-cell>
          <table:table-cell table:style-name="ce60" table:formula="of:=IF([.N46]=MIN([.C46:.J46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2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328" calcext:value-type="float">
            <text:p>328</text:p>
          </table:table-cell>
          <table:table-cell table:number-columns-repeated="2" table:style-name="ce8" office:value-type="float" office:value="320" calcext:value-type="float">
            <text:p>320</text:p>
          </table:table-cell>
          <table:table-cell table:style-name="ce8" office:value-type="float" office:value="323" calcext:value-type="float">
            <text:p>323</text:p>
          </table:table-cell>
          <table:table-cell/>
          <table:table-cell table:style-name="ce57" office:value-type="float" office:value="28109" calcext:value-type="float">
            <text:p>28109</text:p>
          </table:table-cell>
          <table:table-cell table:style-name="ce11"/>
          <table:table-cell table:style-name="ce57" office:value-type="float" office:value="315" calcext:value-type="float">
            <text:p>315</text:p>
          </table:table-cell>
          <table:table-cell table:style-name="ce60" table:formula="of:=IF([.N47]=MIN([.C47:.J47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3</text:p>
          </table:table-cell>
          <table:table-cell table:style-name="ce8" office:value-type="float" office:value="1299" calcext:value-type="float">
            <text:p>1299</text:p>
          </table:table-cell>
          <table:table-cell table:style-name="ce8" office:value-type="float" office:value="1301" calcext:value-type="float">
            <text:p>1301</text:p>
          </table:table-cell>
          <table:table-cell table:style-name="ce8" office:value-type="float" office:value="1828" calcext:value-type="float">
            <text:p>1828</text:p>
          </table:table-cell>
          <table:table-cell table:style-name="ce8" office:value-type="float" office:value="1302" calcext:value-type="float">
            <text:p>1302</text:p>
          </table:table-cell>
          <table:table-cell table:style-name="ce8" office:value-type="float" office:value="1433" calcext:value-type="float">
            <text:p>1433</text:p>
          </table:table-cell>
          <table:table-cell table:number-columns-repeated="2" table:style-name="ce8" office:value-type="float" office:value="1299" calcext:value-type="float">
            <text:p>1299</text:p>
          </table:table-cell>
          <table:table-cell table:style-name="ce8" office:value-type="float" office:value="1306" calcext:value-type="float">
            <text:p>1306</text:p>
          </table:table-cell>
          <table:table-cell/>
          <table:table-cell table:style-name="ce57" office:value-type="float" office:value="61741" calcext:value-type="float">
            <text:p>61741</text:p>
          </table:table-cell>
          <table:table-cell table:style-name="ce11"/>
          <table:table-cell table:style-name="ce57" office:value-type="float" office:value="1292" calcext:value-type="float">
            <text:p>1292</text:p>
          </table:table-cell>
          <table:table-cell table:style-name="ce60" table:formula="of:=IF([.N48]=MIN([.C48:.J48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4</text:p>
          </table:table-cell>
          <table:table-cell table:number-columns-repeated="2" table:style-name="ce8" office:value-type="float" office:value="337" calcext:value-type="float">
            <text:p>337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340" calcext:value-type="float">
            <text:p>340</text:p>
          </table:table-cell>
          <table:table-cell table:number-columns-repeated="2" table:style-name="ce8" office:value-type="float" office:value="337" calcext:value-type="float">
            <text:p>337</text:p>
          </table:table-cell>
          <table:table-cell table:style-name="ce8" office:value-type="float" office:value="339" calcext:value-type="float">
            <text:p>339</text:p>
          </table:table-cell>
          <table:table-cell/>
          <table:table-cell table:style-name="ce57" office:value-type="float" office:value="14916" calcext:value-type="float">
            <text:p>14916</text:p>
          </table:table-cell>
          <table:table-cell table:style-name="ce11"/>
          <table:table-cell table:style-name="ce57" office:value-type="float" office:value="337" calcext:value-type="float">
            <text:p>337</text:p>
          </table:table-cell>
          <table:table-cell table:style-name="ce60" table:formula="of:=IF([.N49]=MIN([.C49:.J49]);&quot;x&quot;;&quot;&quot;)" office:value-type="string" office:string-value="x" calcext:value-type="string">
            <text:p>x</text:p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5</text:p>
          </table:table-cell>
          <table:table-cell table:number-columns-repeated="2" table:style-name="ce8" office:value-type="float" office:value="341" calcext:value-type="float">
            <text:p>341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342" calcext:value-type="float">
            <text:p>342</text:p>
          </table:table-cell>
          <table:table-cell table:style-name="ce8" office:value-type="float" office:value="354" calcext:value-type="float">
            <text:p>354</text:p>
          </table:table-cell>
          <table:table-cell table:number-columns-repeated="2" table:style-name="ce8" office:value-type="float" office:value="341" calcext:value-type="float">
            <text:p>341</text:p>
          </table:table-cell>
          <table:table-cell table:style-name="ce8" office:value-type="float" office:value="344" calcext:value-type="float">
            <text:p>344</text:p>
          </table:table-cell>
          <table:table-cell/>
          <table:table-cell table:style-name="ce57" office:value-type="float" office:value="27008" calcext:value-type="float">
            <text:p>27008</text:p>
          </table:table-cell>
          <table:table-cell table:style-name="ce11"/>
          <table:table-cell table:style-name="ce57" office:value-type="float" office:value="341" calcext:value-type="float">
            <text:p>341</text:p>
          </table:table-cell>
          <table:table-cell table:style-name="ce60" table:formula="of:=IF([.N50]=MIN([.C50:.J50]);&quot;x&quot;;&quot;&quot;)" office:value-type="string" office:string-value="x" calcext:value-type="string">
            <text:p>x</text:p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6</text:p>
          </table:table-cell>
          <table:table-cell table:number-columns-repeated="2" table:style-name="ce8" office:value-type="float" office:value="508" calcext:value-type="float">
            <text:p>508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508" calcext:value-type="float">
            <text:p>508</text:p>
          </table:table-cell>
          <table:table-cell table:style-name="ce8" office:value-type="float" office:value="511" calcext:value-type="float">
            <text:p>511</text:p>
          </table:table-cell>
          <table:table-cell table:number-columns-repeated="3" table:style-name="ce8" office:value-type="float" office:value="508" calcext:value-type="float">
            <text:p>508</text:p>
          </table:table-cell>
          <table:table-cell/>
          <table:table-cell table:style-name="ce57" office:value-type="float" office:value="21063" calcext:value-type="float">
            <text:p>21063</text:p>
          </table:table-cell>
          <table:table-cell table:style-name="ce11"/>
          <table:table-cell table:style-name="ce57" office:value-type="float" office:value="506" calcext:value-type="float">
            <text:p>506</text:p>
          </table:table-cell>
          <table:table-cell table:style-name="ce60" table:formula="of:=IF([.N51]=MIN([.C51:.J51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7</text:p>
          </table:table-cell>
          <table:table-cell table:number-columns-repeated="2" table:style-name="ce8" office:value-type="float" office:value="516" calcext:value-type="float">
            <text:p>516</text:p>
          </table:table-cell>
          <table:table-cell table:style-name="ce8" office:value-type="float" office:value="730" calcext:value-type="float">
            <text:p>730</text:p>
          </table:table-cell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534" calcext:value-type="float">
            <text:p>534</text:p>
          </table:table-cell>
          <table:table-cell table:number-columns-repeated="2" table:style-name="ce8" office:value-type="float" office:value="516" calcext:value-type="float">
            <text:p>516</text:p>
          </table:table-cell>
          <table:table-cell table:style-name="ce8" office:value-type="float" office:value="519" calcext:value-type="float">
            <text:p>519</text:p>
          </table:table-cell>
          <table:table-cell/>
          <table:table-cell table:style-name="ce57" office:value-type="float" office:value="35635" calcext:value-type="float">
            <text:p>35635</text:p>
          </table:table-cell>
          <table:table-cell table:style-name="ce11"/>
          <table:table-cell table:style-name="ce57" office:value-type="float" office:value="515" calcext:value-type="float">
            <text:p>515</text:p>
          </table:table-cell>
          <table:table-cell table:style-name="ce60" table:formula="of:=IF([.N52]=MIN([.C52:.J52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8</text:p>
          </table:table-cell>
          <table:table-cell table:number-columns-repeated="2" table:style-name="ce8" office:value-type="float" office:value="338" calcext:value-type="float">
            <text:p>338</text:p>
          </table:table-cell>
          <table:table-cell table:style-name="ce8" office:value-type="float" office:value="461" calcext:value-type="float">
            <text:p>461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342" calcext:value-type="float">
            <text:p>342</text:p>
          </table:table-cell>
          <table:table-cell table:number-columns-repeated="2" table:style-name="ce8" office:value-type="float" office:value="338" calcext:value-type="float">
            <text:p>338</text:p>
          </table:table-cell>
          <table:table-cell table:style-name="ce8" office:value-type="float" office:value="339" calcext:value-type="float">
            <text:p>339</text:p>
          </table:table-cell>
          <table:table-cell/>
          <table:table-cell table:style-name="ce57" office:value-type="float" office:value="14423" calcext:value-type="float">
            <text:p>14423</text:p>
          </table:table-cell>
          <table:table-cell table:style-name="ce11"/>
          <table:table-cell table:style-name="ce57" office:value-type="float" office:value="338" calcext:value-type="float">
            <text:p>338</text:p>
          </table:table-cell>
          <table:table-cell table:style-name="ce60" table:formula="of:=IF([.N53]=MIN([.C53:.J53]);&quot;x&quot;;&quot;&quot;)" office:value-type="string" office:string-value="x" calcext:value-type="string">
            <text:p>x</text:p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9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355" calcext:value-type="float">
            <text:p>355</text:p>
          </table:table-cell>
          <table:table-cell table:number-columns-repeated="2" table:style-name="ce8" office:value-type="float" office:value="347" calcext:value-type="float">
            <text:p>347</text:p>
          </table:table-cell>
          <table:table-cell table:style-name="ce8" office:value-type="float" office:value="349" calcext:value-type="float">
            <text:p>349</text:p>
          </table:table-cell>
          <table:table-cell/>
          <table:table-cell table:style-name="ce57" office:value-type="float" office:value="26483" calcext:value-type="float">
            <text:p>26483</text:p>
          </table:table-cell>
          <table:table-cell table:style-name="ce11"/>
          <table:table-cell table:style-name="ce57" office:value-type="float" office:value="346" calcext:value-type="float">
            <text:p>346</text:p>
          </table:table-cell>
          <table:table-cell table:style-name="ce60" table:formula="of:=IF([.N54]=MIN([.C54:.J54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0</text:p>
          </table:table-cell>
          <table:table-cell table:number-columns-repeated="2" table:style-name="ce8" office:value-type="float" office:value="1466" calcext:value-type="float">
            <text:p>1466</text:p>
          </table:table-cell>
          <table:table-cell table:style-name="ce8" office:value-type="float" office:value="1971" calcext:value-type="float">
            <text:p>1971</text:p>
          </table:table-cell>
          <table:table-cell table:style-name="ce8" office:value-type="float" office:value="1466" calcext:value-type="float">
            <text:p>1466</text:p>
          </table:table-cell>
          <table:table-cell table:style-name="ce8" office:value-type="float" office:value="1582" calcext:value-type="float">
            <text:p>1582</text:p>
          </table:table-cell>
          <table:table-cell table:number-columns-repeated="2" table:style-name="ce8" office:value-type="float" office:value="1466" calcext:value-type="float">
            <text:p>1466</text:p>
          </table:table-cell>
          <table:table-cell table:style-name="ce8" office:value-type="float" office:value="1469" calcext:value-type="float">
            <text:p>1469</text:p>
          </table:table-cell>
          <table:table-cell/>
          <table:table-cell table:style-name="ce57" office:value-type="float" office:value="50284" calcext:value-type="float">
            <text:p>50284</text:p>
          </table:table-cell>
          <table:table-cell table:style-name="ce11"/>
          <table:table-cell table:style-name="ce57" office:value-type="float" office:value="1459" calcext:value-type="float">
            <text:p>1459</text:p>
          </table:table-cell>
          <table:table-cell table:style-name="ce60" table:formula="of:=IF([.N55]=MIN([.C55:.J55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1</text:p>
          </table:table-cell>
          <table:table-cell table:style-name="ce8" office:value-type="float" office:value="1580" calcext:value-type="float">
            <text:p>1580</text:p>
          </table:table-cell>
          <table:table-cell table:style-name="ce8" office:value-type="float" office:value="1581" calcext:value-type="float">
            <text:p>1581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1582" calcext:value-type="float">
            <text:p>1582</text:p>
          </table:table-cell>
          <table:table-cell table:style-name="ce8" office:value-type="float" office:value="1839" calcext:value-type="float">
            <text:p>1839</text:p>
          </table:table-cell>
          <table:table-cell table:style-name="ce8" office:value-type="float" office:value="1580" calcext:value-type="float">
            <text:p>1580</text:p>
          </table:table-cell>
          <table:table-cell table:style-name="ce8" office:value-type="float" office:value="1581" calcext:value-type="float">
            <text:p>1581</text:p>
          </table:table-cell>
          <table:table-cell table:style-name="ce8" office:value-type="float" office:value="1587" calcext:value-type="float">
            <text:p>1587</text:p>
          </table:table-cell>
          <table:table-cell/>
          <table:table-cell table:style-name="ce57" office:value-type="float" office:value="90050" calcext:value-type="float">
            <text:p>90050</text:p>
          </table:table-cell>
          <table:table-cell table:style-name="ce11"/>
          <table:table-cell table:style-name="ce57" office:value-type="float" office:value="1568" calcext:value-type="float">
            <text:p>1568</text:p>
          </table:table-cell>
          <table:table-cell table:style-name="ce60" table:formula="of:=IF([.N56]=MIN([.C56:.J56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2</text:p>
          </table:table-cell>
          <table:table-cell table:number-columns-repeated="2" table:style-name="ce8" office:value-type="float" office:value="398" calcext:value-type="float">
            <text:p>398</text:p>
          </table:table-cell>
          <table:table-cell table:style-name="ce8" office:value-type="float" office:value="531" calcext:value-type="float">
            <text:p>531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04" calcext:value-type="float">
            <text:p>404</text:p>
          </table:table-cell>
          <table:table-cell table:number-columns-repeated="2" table:style-name="ce8" office:value-type="float" office:value="398" calcext:value-type="float">
            <text:p>398</text:p>
          </table:table-cell>
          <table:table-cell table:style-name="ce8" office:value-type="float" office:value="400" calcext:value-type="float">
            <text:p>400</text:p>
          </table:table-cell>
          <table:table-cell/>
          <table:table-cell table:style-name="ce57" office:value-type="float" office:value="17203" calcext:value-type="float">
            <text:p>17203</text:p>
          </table:table-cell>
          <table:table-cell table:style-name="ce11"/>
          <table:table-cell table:style-name="ce57" office:value-type="float" office:value="398" calcext:value-type="float">
            <text:p>398</text:p>
          </table:table-cell>
          <table:table-cell table:style-name="ce60" table:formula="of:=IF([.N57]=MIN([.C57:.J57]);&quot;x&quot;;&quot;&quot;)" office:value-type="string" office:string-value="x" calcext:value-type="string">
            <text:p>x</text:p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3</text:p>
          </table:table-cell>
          <table:table-cell table:number-columns-repeated="2" table:style-name="ce8" office:value-type="float" office:value="417" calcext:value-type="float">
            <text:p>417</text:p>
          </table:table-cell>
          <table:table-cell table:style-name="ce8" office:value-type="float" office:value="588" calcext:value-type="float">
            <text:p>588</text:p>
          </table:table-cell>
          <table:table-cell table:style-name="ce8" office:value-type="float" office:value="417" calcext:value-type="float">
            <text:p>417</text:p>
          </table:table-cell>
          <table:table-cell table:style-name="ce8" office:value-type="float" office:value="425" calcext:value-type="float">
            <text:p>425</text:p>
          </table:table-cell>
          <table:table-cell table:number-columns-repeated="2" table:style-name="ce8" office:value-type="float" office:value="417" calcext:value-type="float">
            <text:p>417</text:p>
          </table:table-cell>
          <table:table-cell table:style-name="ce8" office:value-type="float" office:value="418" calcext:value-type="float">
            <text:p>418</text:p>
          </table:table-cell>
          <table:table-cell/>
          <table:table-cell table:style-name="ce57" office:value-type="float" office:value="31038" calcext:value-type="float">
            <text:p>31038</text:p>
          </table:table-cell>
          <table:table-cell table:style-name="ce11"/>
          <table:table-cell table:style-name="ce57" office:value-type="float" office:value="415" calcext:value-type="float">
            <text:p>415</text:p>
          </table:table-cell>
          <table:table-cell table:style-name="ce60" table:formula="of:=IF([.N58]=MIN([.C58:.J58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4</text:p>
          </table:table-cell>
          <table:table-cell table:number-columns-repeated="2" table:style-name="ce8" office:value-type="float" office:value="886" calcext:value-type="float">
            <text:p>886</text:p>
          </table:table-cell>
          <table:table-cell table:style-name="ce8" office:value-type="float" office:value="1205" calcext:value-type="float">
            <text:p>1205</text:p>
          </table:table-cell>
          <table:table-cell table:style-name="ce8" office:value-type="float" office:value="886" calcext:value-type="float">
            <text:p>886</text:p>
          </table:table-cell>
          <table:table-cell table:style-name="ce8" office:value-type="float" office:value="897" calcext:value-type="float">
            <text:p>897</text:p>
          </table:table-cell>
          <table:table-cell table:number-columns-repeated="2" table:style-name="ce8" office:value-type="float" office:value="886" calcext:value-type="float">
            <text:p>886</text:p>
          </table:table-cell>
          <table:table-cell table:style-name="ce8" office:value-type="float" office:value="889" calcext:value-type="float">
            <text:p>889</text:p>
          </table:table-cell>
          <table:table-cell/>
          <table:table-cell table:style-name="ce57" office:value-type="float" office:value="33880" calcext:value-type="float">
            <text:p>33880</text:p>
          </table:table-cell>
          <table:table-cell table:style-name="ce11"/>
          <table:table-cell table:style-name="ce57" office:value-type="float" office:value="880" calcext:value-type="float">
            <text:p>880</text:p>
          </table:table-cell>
          <table:table-cell table:style-name="ce60" table:formula="of:=IF([.N59]=MIN([.C59:.J59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5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951" calcext:value-type="float">
            <text:p>951</text:p>
          </table:table-cell>
          <table:table-cell table:style-name="ce8" office:value-type="float" office:value="1328" calcext:value-type="float">
            <text:p>1328</text:p>
          </table:table-cell>
          <table:table-cell table:style-name="ce8" office:value-type="float" office:value="952" calcext:value-type="float">
            <text:p>952</text:p>
          </table:table-cell>
          <table:table-cell table:style-name="ce8" office:value-type="float" office:value="1064" calcext:value-type="float">
            <text:p>1064</text:p>
          </table:table-cell>
          <table:table-cell table:number-columns-repeated="2" table:style-name="ce8" office:value-type="float" office:value="950" calcext:value-type="float">
            <text:p>950</text:p>
          </table:table-cell>
          <table:table-cell table:style-name="ce8" office:value-type="float" office:value="955" calcext:value-type="float">
            <text:p>955</text:p>
          </table:table-cell>
          <table:table-cell/>
          <table:table-cell table:style-name="ce57" office:value-type="float" office:value="59851" calcext:value-type="float">
            <text:p>59851</text:p>
          </table:table-cell>
          <table:table-cell table:style-name="ce11"/>
          <table:table-cell table:style-name="ce57" office:value-type="float" office:value="945" calcext:value-type="float">
            <text:p>945</text:p>
          </table:table-cell>
          <table:table-cell table:style-name="ce60" table:formula="of:=IF([.N60]=MIN([.C60:.J60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6</text:p>
          </table:table-cell>
          <table:table-cell table:number-columns-repeated="2" table:style-name="ce8" office:value-type="float" office:value="464" calcext:value-type="float">
            <text:p>464</text:p>
          </table:table-cell>
          <table:table-cell table:style-name="ce8" office:value-type="float" office:value="609" calcext:value-type="float">
            <text:p>609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470" calcext:value-type="float">
            <text:p>470</text:p>
          </table:table-cell>
          <table:table-cell table:number-columns-repeated="3" table:style-name="ce8" office:value-type="float" office:value="464" calcext:value-type="float">
            <text:p>464</text:p>
          </table:table-cell>
          <table:table-cell/>
          <table:table-cell table:style-name="ce57" office:value-type="float" office:value="18043" calcext:value-type="float">
            <text:p>18043</text:p>
          </table:table-cell>
          <table:table-cell table:style-name="ce11"/>
          <table:table-cell table:style-name="ce57" office:value-type="float" office:value="464" calcext:value-type="float">
            <text:p>464</text:p>
          </table:table-cell>
          <table:table-cell table:style-name="ce60" table:formula="of:=IF([.N61]=MIN([.C61:.J61]);&quot;x&quot;;&quot;&quot;)" office:value-type="string" office:string-value="x" calcext:value-type="string">
            <text:p>x</text:p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7</text:p>
          </table:table-cell>
          <table:table-cell table:number-columns-repeated="2" table:style-name="ce8" office:value-type="float" office:value="489" calcext:value-type="float">
            <text:p>489</text:p>
          </table:table-cell>
          <table:table-cell table:style-name="ce8" office:value-type="float" office:value="694" calcext:value-type="float">
            <text:p>694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497" calcext:value-type="float">
            <text:p>497</text:p>
          </table:table-cell>
          <table:table-cell table:number-columns-repeated="2" table:style-name="ce8" office:value-type="float" office:value="489" calcext:value-type="float">
            <text:p>489</text:p>
          </table:table-cell>
          <table:table-cell table:style-name="ce8" office:value-type="float" office:value="490" calcext:value-type="float">
            <text:p>490</text:p>
          </table:table-cell>
          <table:table-cell/>
          <table:table-cell table:style-name="ce57" office:value-type="float" office:value="32669" calcext:value-type="float">
            <text:p>32669</text:p>
          </table:table-cell>
          <table:table-cell table:style-name="ce11"/>
          <table:table-cell table:style-name="ce57" office:value-type="float" office:value="488" calcext:value-type="float">
            <text:p>488</text:p>
          </table:table-cell>
          <table:table-cell table:style-name="ce60" table:formula="of:=IF([.N62]=MIN([.C62:.J62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8</text:p>
          </table:table-cell>
          <table:table-cell table:number-columns-repeated="2" table:style-name="ce8" office:value-type="float" office:value="648" calcext:value-type="float">
            <text:p>648</text:p>
          </table:table-cell>
          <table:table-cell table:style-name="ce8" office:value-type="float" office:value="881" calcext:value-type="float">
            <text:p>881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6" calcext:value-type="float">
            <text:p>656</text:p>
          </table:table-cell>
          <table:table-cell table:number-columns-repeated="2" table:style-name="ce8" office:value-type="float" office:value="648" calcext:value-type="float">
            <text:p>648</text:p>
          </table:table-cell>
          <table:table-cell table:style-name="ce8" office:value-type="float" office:value="650" calcext:value-type="float">
            <text:p>650</text:p>
          </table:table-cell>
          <table:table-cell/>
          <table:table-cell table:style-name="ce57" office:value-type="float" office:value="27838" calcext:value-type="float">
            <text:p>27838</text:p>
          </table:table-cell>
          <table:table-cell table:style-name="ce11"/>
          <table:table-cell table:style-name="ce57" office:value-type="float" office:value="645" calcext:value-type="float">
            <text:p>645</text:p>
          </table:table-cell>
          <table:table-cell table:style-name="ce60" table:formula="of:=IF([.N63]=MIN([.C63:.J63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9</text:p>
          </table:table-cell>
          <table:table-cell table:number-columns-repeated="2" table:style-name="ce8" office:value-type="float" office:value="741" calcext:value-type="float">
            <text:p>741</text:p>
          </table:table-cell>
          <table:table-cell table:style-name="ce8" office:value-type="float" office:value="1021" calcext:value-type="float">
            <text:p>1021</text:p>
          </table:table-cell>
          <table:table-cell table:style-name="ce8" office:value-type="float" office:value="743" calcext:value-type="float">
            <text:p>743</text:p>
          </table:table-cell>
          <table:table-cell table:style-name="ce8" office:value-type="float" office:value="799" calcext:value-type="float">
            <text:p>799</text:p>
          </table:table-cell>
          <table:table-cell table:number-columns-repeated="2" table:style-name="ce8" office:value-type="float" office:value="741" calcext:value-type="float">
            <text:p>741</text:p>
          </table:table-cell>
          <table:table-cell table:style-name="ce8" office:value-type="float" office:value="744" calcext:value-type="float">
            <text:p>744</text:p>
          </table:table-cell>
          <table:table-cell/>
          <table:table-cell table:style-name="ce57" office:value-type="float" office:value="49267" calcext:value-type="float">
            <text:p>49267</text:p>
          </table:table-cell>
          <table:table-cell table:style-name="ce11"/>
          <table:table-cell table:style-name="ce57" office:value-type="float" office:value="738" calcext:value-type="float">
            <text:p>738</text:p>
          </table:table-cell>
          <table:table-cell table:style-name="ce60" table:formula="of:=IF([.N64]=MIN([.C64:.J64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0</text:p>
          </table:table-cell>
          <table:table-cell table:style-name="ce8" office:value-type="float" office:value="1095" calcext:value-type="float">
            <text:p>1095</text:p>
          </table:table-cell>
          <table:table-cell table:style-name="ce8" office:value-type="float" office:value="1096" calcext:value-type="float">
            <text:p>1096</text:p>
          </table:table-cell>
          <table:table-cell table:style-name="ce8" office:value-type="float" office:value="1534" calcext:value-type="float">
            <text:p>1534</text:p>
          </table:table-cell>
          <table:table-cell table:style-name="ce8" office:value-type="float" office:value="1096" calcext:value-type="float">
            <text:p>1096</text:p>
          </table:table-cell>
          <table:table-cell table:style-name="ce8" office:value-type="float" office:value="1177" calcext:value-type="float">
            <text:p>1177</text:p>
          </table:table-cell>
          <table:table-cell table:number-columns-repeated="2" table:style-name="ce8" office:value-type="float" office:value="1095" calcext:value-type="float">
            <text:p>1095</text:p>
          </table:table-cell>
          <table:table-cell table:style-name="ce8" office:value-type="float" office:value="1098" calcext:value-type="float">
            <text:p>1098</text:p>
          </table:table-cell>
          <table:table-cell/>
          <table:table-cell table:style-name="ce57" office:value-type="float" office:value="49354" calcext:value-type="float">
            <text:p>49354</text:p>
          </table:table-cell>
          <table:table-cell table:style-name="ce11"/>
          <table:table-cell table:style-name="ce57" office:value-type="float" office:value="1086" calcext:value-type="float">
            <text:p>1086</text:p>
          </table:table-cell>
          <table:table-cell table:style-name="ce60" table:formula="of:=IF([.N65]=MIN([.C65:.J65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1</text:p>
          </table:table-cell>
          <table:table-cell table:style-name="ce8" office:value-type="float" office:value="1198" calcext:value-type="float">
            <text:p>1198</text:p>
          </table:table-cell>
          <table:table-cell table:style-name="ce8" office:value-type="float" office:value="1202" calcext:value-type="float">
            <text:p>1202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1201" calcext:value-type="float">
            <text:p>1201</text:p>
          </table:table-cell>
          <table:table-cell table:style-name="ce8" office:value-type="float" office:value="1401" calcext:value-type="float">
            <text:p>1401</text:p>
          </table:table-cell>
          <table:table-cell table:number-columns-repeated="2" table:style-name="ce8" office:value-type="float" office:value="1198" calcext:value-type="float">
            <text:p>1198</text:p>
          </table:table-cell>
          <table:table-cell table:style-name="ce8" office:value-type="float" office:value="1205" calcext:value-type="float">
            <text:p>1205</text:p>
          </table:table-cell>
          <table:table-cell/>
          <table:table-cell table:style-name="ce57" office:value-type="float" office:value="87248" calcext:value-type="float">
            <text:p>87248</text:p>
          </table:table-cell>
          <table:table-cell table:style-name="ce11"/>
          <table:table-cell table:style-name="ce57" office:value-type="float" office:value="1186" calcext:value-type="float">
            <text:p>1186</text:p>
          </table:table-cell>
          <table:table-cell table:style-name="ce60" table:formula="of:=IF([.N66]=MIN([.C66:.J66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2</text:p>
          </table:table-cell>
          <table:table-cell table:number-columns-repeated="2" table:style-name="ce8" office:value-type="float" office:value="651" calcext:value-type="float">
            <text:p>651</text:p>
          </table:table-cell>
          <table:table-cell table:style-name="ce8" office:value-type="float" office:value="876" calcext:value-type="float">
            <text:p>876</text:p>
          </table:table-cell>
          <table:table-cell table:style-name="ce8" office:value-type="float" office:value="651" calcext:value-type="float">
            <text:p>651</text:p>
          </table:table-cell>
          <table:table-cell table:style-name="ce8" office:value-type="float" office:value="657" calcext:value-type="float">
            <text:p>657</text:p>
          </table:table-cell>
          <table:table-cell table:number-columns-repeated="2" table:style-name="ce8" office:value-type="float" office:value="651" calcext:value-type="float">
            <text:p>651</text:p>
          </table:table-cell>
          <table:table-cell table:style-name="ce8" office:value-type="float" office:value="652" calcext:value-type="float">
            <text:p>652</text:p>
          </table:table-cell>
          <table:table-cell/>
          <table:table-cell table:style-name="ce57" office:value-type="float" office:value="30189" calcext:value-type="float">
            <text:p>30189</text:p>
          </table:table-cell>
          <table:table-cell table:style-name="ce11"/>
          <table:table-cell table:style-name="ce57" office:value-type="float" office:value="648" calcext:value-type="float">
            <text:p>648</text:p>
          </table:table-cell>
          <table:table-cell table:style-name="ce60" table:formula="of:=IF([.N67]=MIN([.C67:.J67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3</text:p>
          </table:table-cell>
          <table:table-cell table:style-name="ce8" office:value-type="float" office:value="719" calcext:value-type="float">
            <text:p>719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1019" calcext:value-type="float">
            <text:p>1019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791" calcext:value-type="float">
            <text:p>791</text:p>
          </table:table-cell>
          <table:table-cell table:number-columns-repeated="2" table:style-name="ce8" office:value-type="float" office:value="719" calcext:value-type="float">
            <text:p>719</text:p>
          </table:table-cell>
          <table:table-cell table:style-name="ce8" office:value-type="float" office:value="724" calcext:value-type="float">
            <text:p>724</text:p>
          </table:table-cell>
          <table:table-cell/>
          <table:table-cell table:style-name="ce57" office:value-type="float" office:value="55000" calcext:value-type="float">
            <text:p>55000</text:p>
          </table:table-cell>
          <table:table-cell table:style-name="ce11"/>
          <table:table-cell table:style-name="ce57" office:value-type="float" office:value="712" calcext:value-type="float">
            <text:p>712</text:p>
          </table:table-cell>
          <table:table-cell table:style-name="ce60" table:formula="of:=IF([.N68]=MIN([.C68:.J68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4</text:p>
          </table:table-cell>
          <table:table-cell table:number-columns-repeated="2" table:style-name="ce8" office:value-type="float" office:value="609" calcext:value-type="float">
            <text:p>609</text:p>
          </table:table-cell>
          <table:table-cell table:style-name="ce8" office:value-type="float" office:value="841" calcext:value-type="float">
            <text:p>841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618" calcext:value-type="float">
            <text:p>618</text:p>
          </table:table-cell>
          <table:table-cell table:number-columns-repeated="2" table:style-name="ce8" office:value-type="float" office:value="609" calcext:value-type="float">
            <text:p>609</text:p>
          </table:table-cell>
          <table:table-cell table:style-name="ce8" office:value-type="float" office:value="612" calcext:value-type="float">
            <text:p>612</text:p>
          </table:table-cell>
          <table:table-cell/>
          <table:table-cell table:style-name="ce57" office:value-type="float" office:value="27329" calcext:value-type="float">
            <text:p>27329</text:p>
          </table:table-cell>
          <table:table-cell table:style-name="ce11"/>
          <table:table-cell table:style-name="ce57" office:value-type="float" office:value="606" calcext:value-type="float">
            <text:p>606</text:p>
          </table:table-cell>
          <table:table-cell table:style-name="ce60" table:formula="of:=IF([.N69]=MIN([.C69:.J69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5</text:p>
          </table:table-cell>
          <table:table-cell table:style-name="ce8" office:value-type="float" office:value="668" calcext:value-type="float">
            <text:p>668</text:p>
          </table:table-cell>
          <table:table-cell table:style-name="ce8" office:value-type="float" office:value="669" calcext:value-type="float">
            <text:p>669</text:p>
          </table:table-cell>
          <table:table-cell table:style-name="ce8" office:value-type="float" office:value="931" calcext:value-type="float">
            <text:p>931</text:p>
          </table:table-cell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710" calcext:value-type="float">
            <text:p>710</text:p>
          </table:table-cell>
          <table:table-cell table:number-columns-repeated="2" table:style-name="ce8" office:value-type="float" office:value="668" calcext:value-type="float">
            <text:p>668</text:p>
          </table:table-cell>
          <table:table-cell table:style-name="ce8" office:value-type="float" office:value="672" calcext:value-type="float">
            <text:p>672</text:p>
          </table:table-cell>
          <table:table-cell/>
          <table:table-cell table:style-name="ce57" office:value-type="float" office:value="47590" calcext:value-type="float">
            <text:p>47590</text:p>
          </table:table-cell>
          <table:table-cell table:style-name="ce11"/>
          <table:table-cell table:style-name="ce57" office:value-type="float" office:value="663" calcext:value-type="float">
            <text:p>663</text:p>
          </table:table-cell>
          <table:table-cell table:style-name="ce60" table:formula="of:=IF([.N70]=MIN([.C70:.J70]);&quot;x&quot;;&quot;&quot;)">
            <text:p/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6</text:p>
          </table:table-cell>
          <table:table-cell table:number-columns-repeated="2" table:style-name="ce8" office:value-type="float" office:value="609" calcext:value-type="float">
            <text:p>609</text:p>
          </table:table-cell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609" calcext:value-type="float">
            <text:p>609</text:p>
          </table:table-cell>
          <table:table-cell table:style-name="ce8" office:value-type="float" office:value="615" calcext:value-type="float">
            <text:p>615</text:p>
          </table:table-cell>
          <table:table-cell table:number-columns-repeated="2" table:style-name="ce8" office:value-type="float" office:value="609" calcext:value-type="float">
            <text:p>609</text:p>
          </table:table-cell>
          <table:table-cell table:style-name="ce8" office:value-type="float" office:value="611" calcext:value-type="float">
            <text:p>611</text:p>
          </table:table-cell>
          <table:table-cell/>
          <table:table-cell table:style-name="ce57" office:value-type="float" office:value="28162" calcext:value-type="float">
            <text:p>28162</text:p>
          </table:table-cell>
          <table:table-cell table:style-name="ce11"/>
          <table:table-cell table:style-name="ce57" office:value-type="float" office:value="609" calcext:value-type="float">
            <text:p>609</text:p>
          </table:table-cell>
          <table:table-cell table:style-name="ce60" table:formula="of:=IF([.N71]=MIN([.C71:.J71]);&quot;x&quot;;&quot;&quot;)" office:value-type="string" office:string-value="x" calcext:value-type="string">
            <text:p>x</text:p>
          </table:table-cell>
          <table:table-cell table:style-name="ce11"/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7</text:p>
          </table:table-cell>
          <table:table-cell table:number-columns-repeated="2" table:style-name="ce8" office:value-type="float" office:value="644" calcext:value-type="float">
            <text:p>644</text:p>
          </table:table-cell>
          <table:table-cell table:style-name="ce8" office:value-type="float" office:value="911" calcext:value-type="float">
            <text:p>911</text:p>
          </table:table-cell>
          <table:table-cell table:style-name="ce8" office:value-type="float" office:value="645" calcext:value-type="float">
            <text:p>645</text:p>
          </table:table-cell>
          <table:table-cell table:style-name="ce8" office:value-type="float" office:value="702" calcext:value-type="float">
            <text:p>702</text:p>
          </table:table-cell>
          <table:table-cell table:number-columns-repeated="2" table:style-name="ce8" office:value-type="float" office:value="644" calcext:value-type="float">
            <text:p>644</text:p>
          </table:table-cell>
          <table:table-cell table:style-name="ce8" office:value-type="float" office:value="647" calcext:value-type="float">
            <text:p>647</text:p>
          </table:table-cell>
          <table:table-cell/>
          <table:table-cell table:style-name="ce57" office:value-type="float" office:value="50702" calcext:value-type="float">
            <text:p>50702</text:p>
          </table:table-cell>
          <table:table-cell table:style-name="ce11"/>
          <table:table-cell table:style-name="ce57" office:value-type="float" office:value="640" calcext:value-type="float">
            <text:p>640</text:p>
          </table:table-cell>
          <table:table-cell table:style-name="ce60" table:formula="of:=IF([.N72]=MIN([.C72:.J72]);&quot;x&quot;;&quot;&quot;)">
            <text:p/>
          </table:table-cell>
          <table:table-cell table:style-name="ce11"/>
          <table:table-cell table:number-columns-repeated="48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ck 1 - USCP" table:style-name="ta1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7" table:default-cell-style-name="ce53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"/>
        <table:table-column table:style-name="co3" table:default-cell-style-name="ce53"/>
        <table:table-column table:style-name="co5" table:default-cell-style-name="ce53"/>
        <table:table-column table:style-name="co3" table:default-cell-style-name="ce53"/>
        <table:table-column table:style-name="co8" table:default-cell-style-name="Default"/>
        <table:table-column table:style-name="co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number-columns-repeated="42" table:default-cell-style-name="Default"/>
        <table:table-row table:style-name="ro1">
          <table:table-cell table:style-name="ce53"/>
          <table:table-cell table:style-name="ce53" office:value-type="string" calcext:value-type="string">
            <text:p>Instance</text:p>
          </table:table-cell>
          <table:table-cell table:style-name="ce53" table:number-columns-repeated="5"/>
          <table:table-cell/>
          <table:table-cell table:style-name="ce53"/>
          <table:table-cell table:style-name="ce53" office:value-type="string" calcext:value-type="string">
            <text:p>Instance</text:p>
          </table:table-cell>
          <table:table-cell table:style-name="ce53"/>
          <table:table-cell table:number-columns-repeated="4"/>
          <table:table-cell table:style-name="ce53"/>
          <table:table-cell table:style-name="ce53" office:value-type="string" calcext:value-type="string">
            <text:p>Instance</text:p>
          </table:table-cell>
          <table:table-cell table:style-name="ce53" table:number-columns-repeated="47"/>
        </table:table-row>
        <table:table-row table:style-name="ro1">
          <table:table-cell table:style-name="ce53" office:value-type="string" calcext:value-type="string">
            <text:p>Information</text:p>
          </table:table-cell>
          <table:table-cell table:style-name="ce53"/>
          <table:table-cell table:style-name="ce13" office:value-type="string" calcext:value-type="string" table:number-columns-spanned="5" table:number-rows-spanned="1">
            <text:p>1. Results</text:p>
          </table:table-cell>
          <table:covered-table-cell table:style-name="ce13"/>
          <table:covered-table-cell table:number-columns-repeated="3" table:style-name="ce53"/>
          <table:table-cell/>
          <table:table-cell table:style-name="ce53" table:number-columns-repeated="2"/>
          <table:table-cell table:style-name="ce64" office:value-type="string" calcext:value-type="string" table:number-columns-spanned="5" table:number-rows-spanned="1">
            <text:p>2. Rank for each instance</text:p>
          </table:table-cell>
          <table:covered-table-cell table:number-columns-repeated="3"/>
          <table:covered-table-cell table:style-name="Default"/>
          <table:table-cell table:style-name="ce53" table:number-columns-repeated="2"/>
          <table:table-cell table:style-name="ce69" office:value-type="string" calcext:value-type="string" table:number-columns-spanned="5" table:number-rows-spanned="1">
            <text:p>3. Scores</text:p>
          </table:table-cell>
          <table:covered-table-cell/>
          <table:covered-table-cell table:number-columns-repeated="3" table:style-name="ce53"/>
          <table:table-cell table:style-name="ce53" table:number-columns-repeated="42"/>
        </table:table-row>
        <table:table-row table:style-name="ro1">
          <table:table-cell table:style-name="ce53" office:value-type="string" calcext:value-type="string">
            <text:p>Track</text:p>
          </table:table-cell>
          <table:table-cell table:style-name="ce53"/>
          <table:table-cell table:style-name="ce53" table:formula="of:=[$Results.C2]" office:value-type="string" office:string-value="1 – USCP" calcext:value-type="string">
            <text:p>1 – USCP</text:p>
          </table:table-cell>
          <table:table-cell table:style-name="ce53" table:formula="of:=[$Results.D2]" office:value-type="string" office:string-value="1 – USCP" calcext:value-type="string">
            <text:p>1 – USCP</text:p>
          </table:table-cell>
          <table:table-cell table:style-name="ce53" table:formula="of:=[$Results.E2]" office:value-type="string" office:string-value="1 – USCP" calcext:value-type="string">
            <text:p>1 – USCP</text:p>
          </table:table-cell>
          <table:table-cell table:style-name="ce53" table:formula="of:=[$Results.F2]" office:value-type="string" office:string-value="1 – USCP" calcext:value-type="string">
            <text:p>1 – USCP</text:p>
          </table:table-cell>
          <table:table-cell table:style-name="ce53" table:formula="of:=[$Results.G2]" office:value-type="string" office:string-value="1 – USCP" calcext:value-type="string">
            <text:p>1 – USCP</text:p>
          </table:table-cell>
          <table:table-cell/>
          <table:table-cell table:style-name="ce53" table:number-columns-repeated="2"/>
          <table:table-cell table:style-name="ce65" table:formula="of:=[$Results.C2]" office:value-type="string" office:string-value="1 – USCP" calcext:value-type="string">
            <text:p>1 – USCP</text:p>
          </table:table-cell>
          <table:table-cell table:style-name="ce65" table:formula="of:=[$Results.D2]" office:value-type="string" office:string-value="1 – USCP" calcext:value-type="string">
            <text:p>1 – USCP</text:p>
          </table:table-cell>
          <table:table-cell table:style-name="ce65" table:formula="of:=[$Results.E2]" office:value-type="string" office:string-value="1 – USCP" calcext:value-type="string">
            <text:p>1 – USCP</text:p>
          </table:table-cell>
          <table:table-cell table:style-name="ce65" table:formula="of:=[$Results.F2]" office:value-type="string" office:string-value="1 – USCP" calcext:value-type="string">
            <text:p>1 – USCP</text:p>
          </table:table-cell>
          <table:table-cell table:style-name="ce65" table:formula="of:=[$Results.G2]" office:value-type="string" office:string-value="1 – USCP" calcext:value-type="string">
            <text:p>1 – USCP</text:p>
          </table:table-cell>
          <table:table-cell table:style-name="ce53" table:number-columns-repeated="2"/>
          <table:table-cell table:style-name="ce65" table:formula="of:=[$Results.C2]" office:value-type="string" office:string-value="1 – USCP" calcext:value-type="string">
            <text:p>1 – USCP</text:p>
          </table:table-cell>
          <table:table-cell table:style-name="ce65" table:formula="of:=[$Results.D2]" office:value-type="string" office:string-value="1 – USCP" calcext:value-type="string">
            <text:p>1 – USCP</text:p>
          </table:table-cell>
          <table:table-cell table:style-name="ce65" table:formula="of:=[$Results.E2]" office:value-type="string" office:string-value="1 – USCP" calcext:value-type="string">
            <text:p>1 – USCP</text:p>
          </table:table-cell>
          <table:table-cell table:style-name="ce65" table:formula="of:=[$Results.F2]" office:value-type="string" office:string-value="1 – USCP" calcext:value-type="string">
            <text:p>1 – USCP</text:p>
          </table:table-cell>
          <table:table-cell table:style-name="ce65" table:formula="of:=[$Results.G2]" office:value-type="string" office:string-value="1 – USCP" calcext:value-type="string">
            <text:p>1 – USCP</text:p>
          </table:table-cell>
          <table:table-cell table:style-name="ce53" table:number-columns-repeated="42"/>
        </table:table-row>
        <table:table-row table:style-name="ro3">
          <table:table-cell table:style-name="ce53" office:value-type="string" calcext:value-type="string">
            <text:p>Team</text:p>
          </table:table-cell>
          <table:table-cell table:style-name="ce53"/>
          <table:table-cell table:style-name="ce53" table:formula="of:=[$Results.C3]" office:value-type="string" office:string-value="Alkaid-X" calcext:value-type="string">
            <text:p>Alkaid-X</text:p>
          </table:table-cell>
          <table:table-cell table:style-name="ce53" table:formula="of:=[$Results.D3]" office:value-type="string" office:string-value="fontan-libralesso" calcext:value-type="string">
            <text:p>fontan-libralesso</text:p>
          </table:table-cell>
          <table:table-cell table:style-name="ce53" table:formula="of:=[$Results.E3]" office:value-type="string" office:string-value="Isula" calcext:value-type="string">
            <text:p>Isula</text:p>
          </table:table-cell>
          <table:table-cell table:style-name="ce53" table:formula="of:=[$Results.F3]" office:value-type="string" office:string-value="NENUAI_WangPZY" calcext:value-type="string">
            <text:p>NENUAI_WangPZY</text:p>
          </table:table-cell>
          <table:table-cell table:style-name="ce53" table:formula="of:=[$Results.G3]" office:value-type="string" office:string-value="SDN" calcext:value-type="string">
            <text:p>SDN</text:p>
          </table:table-cell>
          <table:table-cell office:value-type="string" calcext:value-type="string">
            <text:p>Number of </text:p>
            <text:p>Different results</text:p>
          </table:table-cell>
          <table:table-cell table:style-name="ce53" table:number-columns-repeated="2"/>
          <table:table-cell table:style-name="ce65" table:formula="of:=[$Results.C3]" office:value-type="string" office:string-value="Alkaid-X" calcext:value-type="string">
            <text:p>Alkaid-X</text:p>
          </table:table-cell>
          <table:table-cell table:style-name="ce65" table:formula="of:=[$Results.D3]" office:value-type="string" office:string-value="fontan-libralesso" calcext:value-type="string">
            <text:p>fontan-libralesso</text:p>
          </table:table-cell>
          <table:table-cell table:style-name="ce65" table:formula="of:=[$Results.E3]" office:value-type="string" office:string-value="Isula" calcext:value-type="string">
            <text:p>Isula</text:p>
          </table:table-cell>
          <table:table-cell table:style-name="ce65" table:formula="of:=[$Results.F3]" office:value-type="string" office:string-value="NENUAI_WangPZY" calcext:value-type="string">
            <text:p>NENUAI_WangPZY</text:p>
          </table:table-cell>
          <table:table-cell table:style-name="ce65" table:formula="of:=[$Results.G3]" office:value-type="string" office:string-value="SDN" calcext:value-type="string">
            <text:p>SDN</text:p>
          </table:table-cell>
          <table:table-cell table:style-name="ce53" table:number-columns-repeated="2"/>
          <table:table-cell table:style-name="ce65" table:formula="of:=[$Results.C3]" office:value-type="string" office:string-value="Alkaid-X" calcext:value-type="string">
            <text:p>Alkaid-X</text:p>
          </table:table-cell>
          <table:table-cell table:style-name="ce65" table:formula="of:=[$Results.D3]" office:value-type="string" office:string-value="fontan-libralesso" calcext:value-type="string">
            <text:p>fontan-libralesso</text:p>
          </table:table-cell>
          <table:table-cell table:style-name="ce65" table:formula="of:=[$Results.E3]" office:value-type="string" office:string-value="Isula" calcext:value-type="string">
            <text:p>Isula</text:p>
          </table:table-cell>
          <table:table-cell table:style-name="ce65" table:formula="of:=[$Results.F3]" office:value-type="string" office:string-value="NENUAI_WangPZY" calcext:value-type="string">
            <text:p>NENUAI_WangPZY</text:p>
          </table:table-cell>
          <table:table-cell table:style-name="ce65" table:formula="of:=[$Results.G3]" office:value-type="string" office:string-value="SDN" calcext:value-type="string">
            <text:p>SDN</text:p>
          </table:table-cell>
          <table:table-cell table:style-name="ce53" table:number-columns-repeated="42"/>
        </table:table-row>
        <table:table-row table:style-name="ro1">
          <table:table-cell/>
          <table:table-cell table:style-name="ce54" office:value-type="string" calcext:value-type="string">
            <text:p>AC_01</text:p>
          </table:table-cell>
          <table:table-cell table:style-name="ce57" table:formula="of:=IF([$Results.C4]=&quot;MAX&quot;;[$Results.$L4];[$Results.C4])" office:value-type="float" office:value="7" calcext:value-type="float">
            <text:p>7</text:p>
          </table:table-cell>
          <table:table-cell table:style-name="ce57" table:formula="of:=IF([$Results.D4]=&quot;MAX&quot;;[$Results.$L4];[$Results.D4])" office:value-type="float" office:value="7" calcext:value-type="float">
            <text:p>7</text:p>
          </table:table-cell>
          <table:table-cell table:style-name="ce57" table:formula="of:=IF([$Results.E4]=&quot;MAX&quot;;[$Results.$L4];[$Results.E4])" office:value-type="float" office:value="7" calcext:value-type="float">
            <text:p>7</text:p>
          </table:table-cell>
          <table:table-cell table:style-name="ce57" table:formula="of:=IF([$Results.F4]=&quot;MAX&quot;;[$Results.$L4];[$Results.F4])" office:value-type="float" office:value="7" calcext:value-type="float">
            <text:p>7</text:p>
          </table:table-cell>
          <table:table-cell table:style-name="ce57" table:formula="of:=IF([$Results.G4]=&quot;MAX&quot;;[$Results.$L4];[$Results.G4])" office:value-type="float" office:value="7" calcext:value-type="float">
            <text:p>7</text:p>
          </table:table-cell>
          <table:table-cell table:style-name="ce60" table:formula="of:=SUM(IF(FREQUENCY([.C5:.G5];[.C5:.G5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1</text:p>
          </table:table-cell>
          <table:table-cell table:style-name="ce66" table:formula="of:=RANK([.C5];[.$C5:.$G5];1)" office:value-type="float" office:value="1" calcext:value-type="float">
            <text:p>1</text:p>
          </table:table-cell>
          <table:table-cell table:style-name="ce66" table:formula="of:=RANK([.D5];[.$C5:.$G5];1)" office:value-type="float" office:value="1" calcext:value-type="float">
            <text:p>1</text:p>
          </table:table-cell>
          <table:table-cell table:style-name="ce66" table:formula="of:=RANK([.E5];[.$C5:.$G5];1)" office:value-type="float" office:value="1" calcext:value-type="float">
            <text:p>1</text:p>
          </table:table-cell>
          <table:table-cell table:style-name="ce66" table:formula="of:=RANK([.F5];[.$C5:.$G5];1)" office:value-type="float" office:value="1" calcext:value-type="float">
            <text:p>1</text:p>
          </table:table-cell>
          <table:table-cell table:style-name="ce66" table:formula="of:=RANK([.G5];[.$C5:.$G5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1</text:p>
          </table:table-cell>
          <table:table-cell table:style-name="ce70" table:formula="of:=MAX(0;LOG10(([.$H5]+1)/2)-LOG10([.K5]))" office:value-type="float" office:value="0" calcext:value-type="float">
            <text:p>0,00</text:p>
          </table:table-cell>
          <table:table-cell table:style-name="ce70" table:formula="of:=MAX(0;LOG10(([.$H5]+1)/2)-LOG10([.L5]))" office:value-type="float" office:value="0" calcext:value-type="float">
            <text:p>0,00</text:p>
          </table:table-cell>
          <table:table-cell table:style-name="ce70" table:formula="of:=MAX(0;LOG10(([.$H5]+1)/2)-LOG10([.M5]))" office:value-type="float" office:value="0" calcext:value-type="float">
            <text:p>0,00</text:p>
          </table:table-cell>
          <table:table-cell table:style-name="ce70" table:formula="of:=MAX(0;LOG10(([.$H5]+1)/2)-LOG10([.N5]))" office:value-type="float" office:value="0" calcext:value-type="float">
            <text:p>0,00</text:p>
          </table:table-cell>
          <table:table-cell table:style-name="ce70" table:formula="of:=MAX(0;LOG10(([.$H5]+1)/2)-LOG10([.O5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02</text:p>
          </table:table-cell>
          <table:table-cell table:style-name="ce57" table:formula="of:=IF([$Results.C5]=&quot;MAX&quot;;[$Results.$L5];[$Results.C5])" office:value-type="float" office:value="4" calcext:value-type="float">
            <text:p>4</text:p>
          </table:table-cell>
          <table:table-cell table:style-name="ce57" table:formula="of:=IF([$Results.D5]=&quot;MAX&quot;;[$Results.$L5];[$Results.D5])" office:value-type="float" office:value="4" calcext:value-type="float">
            <text:p>4</text:p>
          </table:table-cell>
          <table:table-cell table:style-name="ce57" table:formula="of:=IF([$Results.E5]=&quot;MAX&quot;;[$Results.$L5];[$Results.E5])" office:value-type="float" office:value="4" calcext:value-type="float">
            <text:p>4</text:p>
          </table:table-cell>
          <table:table-cell table:style-name="ce57" table:formula="of:=IF([$Results.F5]=&quot;MAX&quot;;[$Results.$L5];[$Results.F5])" office:value-type="float" office:value="4" calcext:value-type="float">
            <text:p>4</text:p>
          </table:table-cell>
          <table:table-cell table:style-name="ce57" table:formula="of:=IF([$Results.G5]=&quot;MAX&quot;;[$Results.$L5];[$Results.G5])" office:value-type="float" office:value="4" calcext:value-type="float">
            <text:p>4</text:p>
          </table:table-cell>
          <table:table-cell table:style-name="ce60" table:formula="of:=SUM(IF(FREQUENCY([.C6:.G6];[.C6:.G6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2</text:p>
          </table:table-cell>
          <table:table-cell table:style-name="ce66" table:formula="of:=RANK([.C6];[.$C6:.$G6];1)" office:value-type="float" office:value="1" calcext:value-type="float">
            <text:p>1</text:p>
          </table:table-cell>
          <table:table-cell table:style-name="ce66" table:formula="of:=RANK([.D6];[.$C6:.$G6];1)" office:value-type="float" office:value="1" calcext:value-type="float">
            <text:p>1</text:p>
          </table:table-cell>
          <table:table-cell table:style-name="ce66" table:formula="of:=RANK([.E6];[.$C6:.$G6];1)" office:value-type="float" office:value="1" calcext:value-type="float">
            <text:p>1</text:p>
          </table:table-cell>
          <table:table-cell table:style-name="ce66" table:formula="of:=RANK([.F6];[.$C6:.$G6];1)" office:value-type="float" office:value="1" calcext:value-type="float">
            <text:p>1</text:p>
          </table:table-cell>
          <table:table-cell table:style-name="ce66" table:formula="of:=RANK([.G6];[.$C6:.$G6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2</text:p>
          </table:table-cell>
          <table:table-cell table:style-name="ce70" table:formula="of:=MAX(0;LOG10(([.$H6]+1)/2)-LOG10([.K6]))" office:value-type="float" office:value="0" calcext:value-type="float">
            <text:p>0,00</text:p>
          </table:table-cell>
          <table:table-cell table:style-name="ce70" table:formula="of:=MAX(0;LOG10(([.$H6]+1)/2)-LOG10([.L6]))" office:value-type="float" office:value="0" calcext:value-type="float">
            <text:p>0,00</text:p>
          </table:table-cell>
          <table:table-cell table:style-name="ce70" table:formula="of:=MAX(0;LOG10(([.$H6]+1)/2)-LOG10([.M6]))" office:value-type="float" office:value="0" calcext:value-type="float">
            <text:p>0,00</text:p>
          </table:table-cell>
          <table:table-cell table:style-name="ce70" table:formula="of:=MAX(0;LOG10(([.$H6]+1)/2)-LOG10([.N6]))" office:value-type="float" office:value="0" calcext:value-type="float">
            <text:p>0,00</text:p>
          </table:table-cell>
          <table:table-cell table:style-name="ce70" table:formula="of:=MAX(0;LOG10(([.$H6]+1)/2)-LOG10([.O6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03</text:p>
          </table:table-cell>
          <table:table-cell table:style-name="ce57" table:formula="of:=IF([$Results.C6]=&quot;MAX&quot;;[$Results.$L6];[$Results.C6])" office:value-type="float" office:value="3" calcext:value-type="float">
            <text:p>3</text:p>
          </table:table-cell>
          <table:table-cell table:style-name="ce57" table:formula="of:=IF([$Results.D6]=&quot;MAX&quot;;[$Results.$L6];[$Results.D6])" office:value-type="float" office:value="3" calcext:value-type="float">
            <text:p>3</text:p>
          </table:table-cell>
          <table:table-cell table:style-name="ce57" table:formula="of:=IF([$Results.E6]=&quot;MAX&quot;;[$Results.$L6];[$Results.E6])" office:value-type="float" office:value="3" calcext:value-type="float">
            <text:p>3</text:p>
          </table:table-cell>
          <table:table-cell table:style-name="ce57" table:formula="of:=IF([$Results.F6]=&quot;MAX&quot;;[$Results.$L6];[$Results.F6])" office:value-type="float" office:value="3" calcext:value-type="float">
            <text:p>3</text:p>
          </table:table-cell>
          <table:table-cell table:style-name="ce57" table:formula="of:=IF([$Results.G6]=&quot;MAX&quot;;[$Results.$L6];[$Results.G6])" office:value-type="float" office:value="3" calcext:value-type="float">
            <text:p>3</text:p>
          </table:table-cell>
          <table:table-cell table:style-name="ce60" table:formula="of:=SUM(IF(FREQUENCY([.C7:.G7];[.C7:.G7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3</text:p>
          </table:table-cell>
          <table:table-cell table:style-name="ce66" table:formula="of:=RANK([.C7];[.$C7:.$G7];1)" office:value-type="float" office:value="1" calcext:value-type="float">
            <text:p>1</text:p>
          </table:table-cell>
          <table:table-cell table:style-name="ce66" table:formula="of:=RANK([.D7];[.$C7:.$G7];1)" office:value-type="float" office:value="1" calcext:value-type="float">
            <text:p>1</text:p>
          </table:table-cell>
          <table:table-cell table:style-name="ce66" table:formula="of:=RANK([.E7];[.$C7:.$G7];1)" office:value-type="float" office:value="1" calcext:value-type="float">
            <text:p>1</text:p>
          </table:table-cell>
          <table:table-cell table:style-name="ce66" table:formula="of:=RANK([.F7];[.$C7:.$G7];1)" office:value-type="float" office:value="1" calcext:value-type="float">
            <text:p>1</text:p>
          </table:table-cell>
          <table:table-cell table:style-name="ce66" table:formula="of:=RANK([.G7];[.$C7:.$G7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3</text:p>
          </table:table-cell>
          <table:table-cell table:style-name="ce70" table:formula="of:=MAX(0;LOG10(([.$H7]+1)/2)-LOG10([.K7]))" office:value-type="float" office:value="0" calcext:value-type="float">
            <text:p>0,00</text:p>
          </table:table-cell>
          <table:table-cell table:style-name="ce70" table:formula="of:=MAX(0;LOG10(([.$H7]+1)/2)-LOG10([.L7]))" office:value-type="float" office:value="0" calcext:value-type="float">
            <text:p>0,00</text:p>
          </table:table-cell>
          <table:table-cell table:style-name="ce70" table:formula="of:=MAX(0;LOG10(([.$H7]+1)/2)-LOG10([.M7]))" office:value-type="float" office:value="0" calcext:value-type="float">
            <text:p>0,00</text:p>
          </table:table-cell>
          <table:table-cell table:style-name="ce70" table:formula="of:=MAX(0;LOG10(([.$H7]+1)/2)-LOG10([.N7]))" office:value-type="float" office:value="0" calcext:value-type="float">
            <text:p>0,00</text:p>
          </table:table-cell>
          <table:table-cell table:style-name="ce70" table:formula="of:=MAX(0;LOG10(([.$H7]+1)/2)-LOG10([.O7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04</text:p>
          </table:table-cell>
          <table:table-cell table:style-name="ce57" table:formula="of:=IF([$Results.C7]=&quot;MAX&quot;;[$Results.$L7];[$Results.C7])" office:value-type="float" office:value="5" calcext:value-type="float">
            <text:p>5</text:p>
          </table:table-cell>
          <table:table-cell table:style-name="ce57" table:formula="of:=IF([$Results.D7]=&quot;MAX&quot;;[$Results.$L7];[$Results.D7])" office:value-type="float" office:value="5" calcext:value-type="float">
            <text:p>5</text:p>
          </table:table-cell>
          <table:table-cell table:style-name="ce57" table:formula="of:=IF([$Results.E7]=&quot;MAX&quot;;[$Results.$L7];[$Results.E7])" office:value-type="float" office:value="5" calcext:value-type="float">
            <text:p>5</text:p>
          </table:table-cell>
          <table:table-cell table:style-name="ce57" table:formula="of:=IF([$Results.F7]=&quot;MAX&quot;;[$Results.$L7];[$Results.F7])" office:value-type="float" office:value="5" calcext:value-type="float">
            <text:p>5</text:p>
          </table:table-cell>
          <table:table-cell table:style-name="ce57" table:formula="of:=IF([$Results.G7]=&quot;MAX&quot;;[$Results.$L7];[$Results.G7])" office:value-type="float" office:value="5" calcext:value-type="float">
            <text:p>5</text:p>
          </table:table-cell>
          <table:table-cell table:style-name="ce60" table:formula="of:=SUM(IF(FREQUENCY([.C8:.G8];[.C8:.G8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4</text:p>
          </table:table-cell>
          <table:table-cell table:style-name="ce66" table:formula="of:=RANK([.C8];[.$C8:.$G8];1)" office:value-type="float" office:value="1" calcext:value-type="float">
            <text:p>1</text:p>
          </table:table-cell>
          <table:table-cell table:style-name="ce66" table:formula="of:=RANK([.D8];[.$C8:.$G8];1)" office:value-type="float" office:value="1" calcext:value-type="float">
            <text:p>1</text:p>
          </table:table-cell>
          <table:table-cell table:style-name="ce66" table:formula="of:=RANK([.E8];[.$C8:.$G8];1)" office:value-type="float" office:value="1" calcext:value-type="float">
            <text:p>1</text:p>
          </table:table-cell>
          <table:table-cell table:style-name="ce66" table:formula="of:=RANK([.F8];[.$C8:.$G8];1)" office:value-type="float" office:value="1" calcext:value-type="float">
            <text:p>1</text:p>
          </table:table-cell>
          <table:table-cell table:style-name="ce66" table:formula="of:=RANK([.G8];[.$C8:.$G8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4</text:p>
          </table:table-cell>
          <table:table-cell table:style-name="ce70" table:formula="of:=MAX(0;LOG10(([.$H8]+1)/2)-LOG10([.K8]))" office:value-type="float" office:value="0" calcext:value-type="float">
            <text:p>0,00</text:p>
          </table:table-cell>
          <table:table-cell table:style-name="ce70" table:formula="of:=MAX(0;LOG10(([.$H8]+1)/2)-LOG10([.L8]))" office:value-type="float" office:value="0" calcext:value-type="float">
            <text:p>0,00</text:p>
          </table:table-cell>
          <table:table-cell table:style-name="ce70" table:formula="of:=MAX(0;LOG10(([.$H8]+1)/2)-LOG10([.M8]))" office:value-type="float" office:value="0" calcext:value-type="float">
            <text:p>0,00</text:p>
          </table:table-cell>
          <table:table-cell table:style-name="ce70" table:formula="of:=MAX(0;LOG10(([.$H8]+1)/2)-LOG10([.N8]))" office:value-type="float" office:value="0" calcext:value-type="float">
            <text:p>0,00</text:p>
          </table:table-cell>
          <table:table-cell table:style-name="ce70" table:formula="of:=MAX(0;LOG10(([.$H8]+1)/2)-LOG10([.O8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05</text:p>
          </table:table-cell>
          <table:table-cell table:style-name="ce57" table:formula="of:=IF([$Results.C8]=&quot;MAX&quot;;[$Results.$L8];[$Results.C8])" office:value-type="float" office:value="7" calcext:value-type="float">
            <text:p>7</text:p>
          </table:table-cell>
          <table:table-cell table:style-name="ce57" table:formula="of:=IF([$Results.D8]=&quot;MAX&quot;;[$Results.$L8];[$Results.D8])" office:value-type="float" office:value="7" calcext:value-type="float">
            <text:p>7</text:p>
          </table:table-cell>
          <table:table-cell table:style-name="ce57" table:formula="of:=IF([$Results.E8]=&quot;MAX&quot;;[$Results.$L8];[$Results.E8])" office:value-type="float" office:value="8" calcext:value-type="float">
            <text:p>8</text:p>
          </table:table-cell>
          <table:table-cell table:style-name="ce57" table:formula="of:=IF([$Results.F8]=&quot;MAX&quot;;[$Results.$L8];[$Results.F8])" office:value-type="float" office:value="7" calcext:value-type="float">
            <text:p>7</text:p>
          </table:table-cell>
          <table:table-cell table:style-name="ce57" table:formula="of:=IF([$Results.G8]=&quot;MAX&quot;;[$Results.$L8];[$Results.G8])" office:value-type="float" office:value="7" calcext:value-type="float">
            <text:p>7</text:p>
          </table:table-cell>
          <table:table-cell table:style-name="ce60" table:formula="of:=SUM(IF(FREQUENCY([.C9:.G9];[.C9:.G9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05</text:p>
          </table:table-cell>
          <table:table-cell table:style-name="ce66" table:formula="of:=RANK([.C9];[.$C9:.$G9];1)" office:value-type="float" office:value="1" calcext:value-type="float">
            <text:p>1</text:p>
          </table:table-cell>
          <table:table-cell table:style-name="ce66" table:formula="of:=RANK([.D9];[.$C9:.$G9];1)" office:value-type="float" office:value="1" calcext:value-type="float">
            <text:p>1</text:p>
          </table:table-cell>
          <table:table-cell table:style-name="ce66" table:formula="of:=RANK([.E9];[.$C9:.$G9];1)" office:value-type="float" office:value="5" calcext:value-type="float">
            <text:p>5</text:p>
          </table:table-cell>
          <table:table-cell table:style-name="ce66" table:formula="of:=RANK([.F9];[.$C9:.$G9];1)" office:value-type="float" office:value="1" calcext:value-type="float">
            <text:p>1</text:p>
          </table:table-cell>
          <table:table-cell table:style-name="ce66" table:formula="of:=RANK([.G9];[.$C9:.$G9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5</text:p>
          </table:table-cell>
          <table:table-cell table:style-name="ce70" table:formula="of:=MAX(0;LOG10(([.$H9]+1)/2)-LOG10([.K9]))" office:value-type="float" office:value="0.176091259055681" calcext:value-type="float">
            <text:p>0,18</text:p>
          </table:table-cell>
          <table:table-cell table:style-name="ce70" table:formula="of:=MAX(0;LOG10(([.$H9]+1)/2)-LOG10([.L9]))" office:value-type="float" office:value="0.176091259055681" calcext:value-type="float">
            <text:p>0,18</text:p>
          </table:table-cell>
          <table:table-cell table:style-name="ce70" table:formula="of:=MAX(0;LOG10(([.$H9]+1)/2)-LOG10([.M9]))" office:value-type="float" office:value="0" calcext:value-type="float">
            <text:p>0,00</text:p>
          </table:table-cell>
          <table:table-cell table:style-name="ce70" table:formula="of:=MAX(0;LOG10(([.$H9]+1)/2)-LOG10([.N9]))" office:value-type="float" office:value="0.176091259055681" calcext:value-type="float">
            <text:p>0,18</text:p>
          </table:table-cell>
          <table:table-cell table:style-name="ce70" table:formula="of:=MAX(0;LOG10(([.$H9]+1)/2)-LOG10([.O9]))" office:value-type="float" office:value="0.176091259055681" calcext:value-type="float">
            <text:p>0,18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06</text:p>
          </table:table-cell>
          <table:table-cell table:style-name="ce57" table:formula="of:=IF([$Results.C9]=&quot;MAX&quot;;[$Results.$L9];[$Results.C9])" office:value-type="float" office:value="10" calcext:value-type="float">
            <text:p>10</text:p>
          </table:table-cell>
          <table:table-cell table:style-name="ce57" table:formula="of:=IF([$Results.D9]=&quot;MAX&quot;;[$Results.$L9];[$Results.D9])" office:value-type="float" office:value="10" calcext:value-type="float">
            <text:p>10</text:p>
          </table:table-cell>
          <table:table-cell table:style-name="ce57" table:formula="of:=IF([$Results.E9]=&quot;MAX&quot;;[$Results.$L9];[$Results.E9])" office:value-type="float" office:value="15" calcext:value-type="float">
            <text:p>15</text:p>
          </table:table-cell>
          <table:table-cell table:style-name="ce57" table:formula="of:=IF([$Results.F9]=&quot;MAX&quot;;[$Results.$L9];[$Results.F9])" office:value-type="float" office:value="10" calcext:value-type="float">
            <text:p>10</text:p>
          </table:table-cell>
          <table:table-cell table:style-name="ce57" table:formula="of:=IF([$Results.G9]=&quot;MAX&quot;;[$Results.$L9];[$Results.G9])" office:value-type="float" office:value="11" calcext:value-type="float">
            <text:p>11</text:p>
          </table:table-cell>
          <table:table-cell table:style-name="ce60" table:formula="of:=SUM(IF(FREQUENCY([.C10:.G10];[.C10:.G10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06</text:p>
          </table:table-cell>
          <table:table-cell table:style-name="ce66" table:formula="of:=RANK([.C10];[.$C10:.$G10];1)" office:value-type="float" office:value="1" calcext:value-type="float">
            <text:p>1</text:p>
          </table:table-cell>
          <table:table-cell table:style-name="ce66" table:formula="of:=RANK([.D10];[.$C10:.$G10];1)" office:value-type="float" office:value="1" calcext:value-type="float">
            <text:p>1</text:p>
          </table:table-cell>
          <table:table-cell table:style-name="ce66" table:formula="of:=RANK([.E10];[.$C10:.$G10];1)" office:value-type="float" office:value="5" calcext:value-type="float">
            <text:p>5</text:p>
          </table:table-cell>
          <table:table-cell table:style-name="ce66" table:formula="of:=RANK([.F10];[.$C10:.$G10];1)" office:value-type="float" office:value="1" calcext:value-type="float">
            <text:p>1</text:p>
          </table:table-cell>
          <table:table-cell table:style-name="ce66" table:formula="of:=RANK([.G10];[.$C10:.$G10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06</text:p>
          </table:table-cell>
          <table:table-cell table:style-name="ce70" table:formula="of:=MAX(0;LOG10(([.$H10]+1)/2)-LOG10([.K10]))" office:value-type="float" office:value="0.301029995663981" calcext:value-type="float">
            <text:p>0,30</text:p>
          </table:table-cell>
          <table:table-cell table:style-name="ce70" table:formula="of:=MAX(0;LOG10(([.$H10]+1)/2)-LOG10([.L10]))" office:value-type="float" office:value="0.301029995663981" calcext:value-type="float">
            <text:p>0,30</text:p>
          </table:table-cell>
          <table:table-cell table:style-name="ce70" table:formula="of:=MAX(0;LOG10(([.$H10]+1)/2)-LOG10([.M10]))" office:value-type="float" office:value="0" calcext:value-type="float">
            <text:p>0,00</text:p>
          </table:table-cell>
          <table:table-cell table:style-name="ce70" table:formula="of:=MAX(0;LOG10(([.$H10]+1)/2)-LOG10([.N10]))" office:value-type="float" office:value="0.301029995663981" calcext:value-type="float">
            <text:p>0,30</text:p>
          </table:table-cell>
          <table:table-cell table:style-name="ce70" table:formula="of:=MAX(0;LOG10(([.$H10]+1)/2)-LOG10([.O10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07</text:p>
          </table:table-cell>
          <table:table-cell table:style-name="ce57" table:formula="of:=IF([$Results.C10]=&quot;MAX&quot;;[$Results.$L10];[$Results.C10])" office:value-type="float" office:value="17" calcext:value-type="float">
            <text:p>17</text:p>
          </table:table-cell>
          <table:table-cell table:style-name="ce57" table:formula="of:=IF([$Results.D10]=&quot;MAX&quot;;[$Results.$L10];[$Results.D10])" office:value-type="float" office:value="17" calcext:value-type="float">
            <text:p>17</text:p>
          </table:table-cell>
          <table:table-cell table:style-name="ce57" table:formula="of:=IF([$Results.E10]=&quot;MAX&quot;;[$Results.$L10];[$Results.E10])" office:value-type="float" office:value="28" calcext:value-type="float">
            <text:p>28</text:p>
          </table:table-cell>
          <table:table-cell table:style-name="ce57" table:formula="of:=IF([$Results.F10]=&quot;MAX&quot;;[$Results.$L10];[$Results.F10])" office:value-type="float" office:value="17" calcext:value-type="float">
            <text:p>17</text:p>
          </table:table-cell>
          <table:table-cell table:style-name="ce57" table:formula="of:=IF([$Results.G10]=&quot;MAX&quot;;[$Results.$L10];[$Results.G10])" office:value-type="float" office:value="17" calcext:value-type="float">
            <text:p>17</text:p>
          </table:table-cell>
          <table:table-cell table:style-name="ce60" table:formula="of:=SUM(IF(FREQUENCY([.C11:.G11];[.C11:.G11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07</text:p>
          </table:table-cell>
          <table:table-cell table:style-name="ce66" table:formula="of:=RANK([.C11];[.$C11:.$G11];1)" office:value-type="float" office:value="1" calcext:value-type="float">
            <text:p>1</text:p>
          </table:table-cell>
          <table:table-cell table:style-name="ce66" table:formula="of:=RANK([.D11];[.$C11:.$G11];1)" office:value-type="float" office:value="1" calcext:value-type="float">
            <text:p>1</text:p>
          </table:table-cell>
          <table:table-cell table:style-name="ce66" table:formula="of:=RANK([.E11];[.$C11:.$G11];1)" office:value-type="float" office:value="5" calcext:value-type="float">
            <text:p>5</text:p>
          </table:table-cell>
          <table:table-cell table:style-name="ce66" table:formula="of:=RANK([.F11];[.$C11:.$G11];1)" office:value-type="float" office:value="1" calcext:value-type="float">
            <text:p>1</text:p>
          </table:table-cell>
          <table:table-cell table:style-name="ce66" table:formula="of:=RANK([.G11];[.$C11:.$G11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7</text:p>
          </table:table-cell>
          <table:table-cell table:style-name="ce70" table:formula="of:=MAX(0;LOG10(([.$H11]+1)/2)-LOG10([.K11]))" office:value-type="float" office:value="0.176091259055681" calcext:value-type="float">
            <text:p>0,18</text:p>
          </table:table-cell>
          <table:table-cell table:style-name="ce70" table:formula="of:=MAX(0;LOG10(([.$H11]+1)/2)-LOG10([.L11]))" office:value-type="float" office:value="0.176091259055681" calcext:value-type="float">
            <text:p>0,18</text:p>
          </table:table-cell>
          <table:table-cell table:style-name="ce70" table:formula="of:=MAX(0;LOG10(([.$H11]+1)/2)-LOG10([.M11]))" office:value-type="float" office:value="0" calcext:value-type="float">
            <text:p>0,00</text:p>
          </table:table-cell>
          <table:table-cell table:style-name="ce70" table:formula="of:=MAX(0;LOG10(([.$H11]+1)/2)-LOG10([.N11]))" office:value-type="float" office:value="0.176091259055681" calcext:value-type="float">
            <text:p>0,18</text:p>
          </table:table-cell>
          <table:table-cell table:style-name="ce70" table:formula="of:=MAX(0;LOG10(([.$H11]+1)/2)-LOG10([.O11]))" office:value-type="float" office:value="0.176091259055681" calcext:value-type="float">
            <text:p>0,18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08</text:p>
          </table:table-cell>
          <table:table-cell table:style-name="ce57" table:formula="of:=IF([$Results.C11]=&quot;MAX&quot;;[$Results.$L11];[$Results.C11])" office:value-type="float" office:value="25" calcext:value-type="float">
            <text:p>25</text:p>
          </table:table-cell>
          <table:table-cell table:style-name="ce57" table:formula="of:=IF([$Results.D11]=&quot;MAX&quot;;[$Results.$L11];[$Results.D11])" office:value-type="float" office:value="26" calcext:value-type="float">
            <text:p>26</text:p>
          </table:table-cell>
          <table:table-cell table:style-name="ce57" table:formula="of:=IF([$Results.E11]=&quot;MAX&quot;;[$Results.$L11];[$Results.E11])" office:value-type="float" office:value="244824" calcext:value-type="float">
            <text:p>244824</text:p>
          </table:table-cell>
          <table:table-cell table:style-name="ce57" table:formula="of:=IF([$Results.F11]=&quot;MAX&quot;;[$Results.$L11];[$Results.F11])" office:value-type="float" office:value="26" calcext:value-type="float">
            <text:p>26</text:p>
          </table:table-cell>
          <table:table-cell table:style-name="ce57" table:formula="of:=IF([$Results.G11]=&quot;MAX&quot;;[$Results.$L11];[$Results.G11])" office:value-type="float" office:value="27" calcext:value-type="float">
            <text:p>27</text:p>
          </table:table-cell>
          <table:table-cell table:style-name="ce60" table:formula="of:=SUM(IF(FREQUENCY([.C12:.G12];[.C12:.G12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08</text:p>
          </table:table-cell>
          <table:table-cell table:style-name="ce66" table:formula="of:=RANK([.C12];[.$C12:.$G12];1)" office:value-type="float" office:value="1" calcext:value-type="float">
            <text:p>1</text:p>
          </table:table-cell>
          <table:table-cell table:style-name="ce66" table:formula="of:=RANK([.D12];[.$C12:.$G12];1)" office:value-type="float" office:value="2" calcext:value-type="float">
            <text:p>2</text:p>
          </table:table-cell>
          <table:table-cell table:style-name="ce66" table:formula="of:=RANK([.E12];[.$C12:.$G12];1)" office:value-type="float" office:value="5" calcext:value-type="float">
            <text:p>5</text:p>
          </table:table-cell>
          <table:table-cell table:style-name="ce66" table:formula="of:=RANK([.F12];[.$C12:.$G12];1)" office:value-type="float" office:value="2" calcext:value-type="float">
            <text:p>2</text:p>
          </table:table-cell>
          <table:table-cell table:style-name="ce66" table:formula="of:=RANK([.G12];[.$C12:.$G12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08</text:p>
          </table:table-cell>
          <table:table-cell table:style-name="ce70" table:formula="of:=MAX(0;LOG10(([.$H12]+1)/2)-LOG10([.K12]))" office:value-type="float" office:value="0.397940008672038" calcext:value-type="float">
            <text:p>0,40</text:p>
          </table:table-cell>
          <table:table-cell table:style-name="ce70" table:formula="of:=MAX(0;LOG10(([.$H12]+1)/2)-LOG10([.L12]))" office:value-type="float" office:value="0.0969100130080564" calcext:value-type="float">
            <text:p>0,10</text:p>
          </table:table-cell>
          <table:table-cell table:style-name="ce70" table:formula="of:=MAX(0;LOG10(([.$H12]+1)/2)-LOG10([.M12]))" office:value-type="float" office:value="0" calcext:value-type="float">
            <text:p>0,00</text:p>
          </table:table-cell>
          <table:table-cell table:style-name="ce70" table:formula="of:=MAX(0;LOG10(([.$H12]+1)/2)-LOG10([.N12]))" office:value-type="float" office:value="0.0969100130080564" calcext:value-type="float">
            <text:p>0,10</text:p>
          </table:table-cell>
          <table:table-cell table:style-name="ce70" table:formula="of:=MAX(0;LOG10(([.$H12]+1)/2)-LOG10([.O12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09</text:p>
          </table:table-cell>
          <table:table-cell table:style-name="ce57" table:formula="of:=IF([$Results.C12]=&quot;MAX&quot;;[$Results.$L12];[$Results.C12])" office:value-type="float" office:value="36" calcext:value-type="float">
            <text:p>36</text:p>
          </table:table-cell>
          <table:table-cell table:style-name="ce57" table:formula="of:=IF([$Results.D12]=&quot;MAX&quot;;[$Results.$L12];[$Results.D12])" office:value-type="float" office:value="38" calcext:value-type="float">
            <text:p>38</text:p>
          </table:table-cell>
          <table:table-cell table:style-name="ce57" table:formula="of:=IF([$Results.E12]=&quot;MAX&quot;;[$Results.$L12];[$Results.E12])" office:value-type="float" office:value="351384" calcext:value-type="float">
            <text:p>351384</text:p>
          </table:table-cell>
          <table:table-cell table:style-name="ce57" table:formula="of:=IF([$Results.F12]=&quot;MAX&quot;;[$Results.$L12];[$Results.F12])" office:value-type="float" office:value="38" calcext:value-type="float">
            <text:p>38</text:p>
          </table:table-cell>
          <table:table-cell table:style-name="ce57" table:formula="of:=IF([$Results.G12]=&quot;MAX&quot;;[$Results.$L12];[$Results.G12])" office:value-type="float" office:value="41" calcext:value-type="float">
            <text:p>41</text:p>
          </table:table-cell>
          <table:table-cell table:style-name="ce60" table:formula="of:=SUM(IF(FREQUENCY([.C13:.G13];[.C13:.G13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09</text:p>
          </table:table-cell>
          <table:table-cell table:style-name="ce66" table:formula="of:=RANK([.C13];[.$C13:.$G13];1)" office:value-type="float" office:value="1" calcext:value-type="float">
            <text:p>1</text:p>
          </table:table-cell>
          <table:table-cell table:style-name="ce66" table:formula="of:=RANK([.D13];[.$C13:.$G13];1)" office:value-type="float" office:value="2" calcext:value-type="float">
            <text:p>2</text:p>
          </table:table-cell>
          <table:table-cell table:style-name="ce66" table:formula="of:=RANK([.E13];[.$C13:.$G13];1)" office:value-type="float" office:value="5" calcext:value-type="float">
            <text:p>5</text:p>
          </table:table-cell>
          <table:table-cell table:style-name="ce66" table:formula="of:=RANK([.F13];[.$C13:.$G13];1)" office:value-type="float" office:value="2" calcext:value-type="float">
            <text:p>2</text:p>
          </table:table-cell>
          <table:table-cell table:style-name="ce66" table:formula="of:=RANK([.G13];[.$C13:.$G13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09</text:p>
          </table:table-cell>
          <table:table-cell table:style-name="ce70" table:formula="of:=MAX(0;LOG10(([.$H13]+1)/2)-LOG10([.K13]))" office:value-type="float" office:value="0.397940008672038" calcext:value-type="float">
            <text:p>0,40</text:p>
          </table:table-cell>
          <table:table-cell table:style-name="ce70" table:formula="of:=MAX(0;LOG10(([.$H13]+1)/2)-LOG10([.L13]))" office:value-type="float" office:value="0.0969100130080564" calcext:value-type="float">
            <text:p>0,10</text:p>
          </table:table-cell>
          <table:table-cell table:style-name="ce70" table:formula="of:=MAX(0;LOG10(([.$H13]+1)/2)-LOG10([.M13]))" office:value-type="float" office:value="0" calcext:value-type="float">
            <text:p>0,00</text:p>
          </table:table-cell>
          <table:table-cell table:style-name="ce70" table:formula="of:=MAX(0;LOG10(([.$H13]+1)/2)-LOG10([.N13]))" office:value-type="float" office:value="0.0969100130080564" calcext:value-type="float">
            <text:p>0,10</text:p>
          </table:table-cell>
          <table:table-cell table:style-name="ce70" table:formula="of:=MAX(0;LOG10(([.$H13]+1)/2)-LOG10([.O13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0</text:p>
          </table:table-cell>
          <table:table-cell table:style-name="ce57" table:formula="of:=IF([$Results.C13]=&quot;MAX&quot;;[$Results.$L13];[$Results.C13])" office:value-type="float" office:value="20" calcext:value-type="float">
            <text:p>20</text:p>
          </table:table-cell>
          <table:table-cell table:style-name="ce57" table:formula="of:=IF([$Results.D13]=&quot;MAX&quot;;[$Results.$L13];[$Results.D13])" office:value-type="float" office:value="20" calcext:value-type="float">
            <text:p>20</text:p>
          </table:table-cell>
          <table:table-cell table:style-name="ce57" table:formula="of:=IF([$Results.E13]=&quot;MAX&quot;;[$Results.$L13];[$Results.E13])" office:value-type="float" office:value="22" calcext:value-type="float">
            <text:p>22</text:p>
          </table:table-cell>
          <table:table-cell table:style-name="ce57" table:formula="of:=IF([$Results.F13]=&quot;MAX&quot;;[$Results.$L13];[$Results.F13])" office:value-type="float" office:value="20" calcext:value-type="float">
            <text:p>20</text:p>
          </table:table-cell>
          <table:table-cell table:style-name="ce57" table:formula="of:=IF([$Results.G13]=&quot;MAX&quot;;[$Results.$L13];[$Results.G13])" office:value-type="float" office:value="20" calcext:value-type="float">
            <text:p>20</text:p>
          </table:table-cell>
          <table:table-cell table:style-name="ce60" table:formula="of:=SUM(IF(FREQUENCY([.C14:.G14];[.C14:.G14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10</text:p>
          </table:table-cell>
          <table:table-cell table:style-name="ce66" table:formula="of:=RANK([.C14];[.$C14:.$G14];1)" office:value-type="float" office:value="1" calcext:value-type="float">
            <text:p>1</text:p>
          </table:table-cell>
          <table:table-cell table:style-name="ce66" table:formula="of:=RANK([.D14];[.$C14:.$G14];1)" office:value-type="float" office:value="1" calcext:value-type="float">
            <text:p>1</text:p>
          </table:table-cell>
          <table:table-cell table:style-name="ce66" table:formula="of:=RANK([.E14];[.$C14:.$G14];1)" office:value-type="float" office:value="5" calcext:value-type="float">
            <text:p>5</text:p>
          </table:table-cell>
          <table:table-cell table:style-name="ce66" table:formula="of:=RANK([.F14];[.$C14:.$G14];1)" office:value-type="float" office:value="1" calcext:value-type="float">
            <text:p>1</text:p>
          </table:table-cell>
          <table:table-cell table:style-name="ce66" table:formula="of:=RANK([.G14];[.$C14:.$G14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10</text:p>
          </table:table-cell>
          <table:table-cell table:style-name="ce70" table:formula="of:=MAX(0;LOG10(([.$H14]+1)/2)-LOG10([.K14]))" office:value-type="float" office:value="0.176091259055681" calcext:value-type="float">
            <text:p>0,18</text:p>
          </table:table-cell>
          <table:table-cell table:style-name="ce70" table:formula="of:=MAX(0;LOG10(([.$H14]+1)/2)-LOG10([.L14]))" office:value-type="float" office:value="0.176091259055681" calcext:value-type="float">
            <text:p>0,18</text:p>
          </table:table-cell>
          <table:table-cell table:style-name="ce70" table:formula="of:=MAX(0;LOG10(([.$H14]+1)/2)-LOG10([.M14]))" office:value-type="float" office:value="0" calcext:value-type="float">
            <text:p>0,00</text:p>
          </table:table-cell>
          <table:table-cell table:style-name="ce70" table:formula="of:=MAX(0;LOG10(([.$H14]+1)/2)-LOG10([.N14]))" office:value-type="float" office:value="0.176091259055681" calcext:value-type="float">
            <text:p>0,18</text:p>
          </table:table-cell>
          <table:table-cell table:style-name="ce70" table:formula="of:=MAX(0;LOG10(([.$H14]+1)/2)-LOG10([.O14]))" office:value-type="float" office:value="0.176091259055681" calcext:value-type="float">
            <text:p>0,18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1</text:p>
          </table:table-cell>
          <table:table-cell table:style-name="ce57" table:formula="of:=IF([$Results.C14]=&quot;MAX&quot;;[$Results.$L14];[$Results.C14])" office:value-type="float" office:value="64" calcext:value-type="float">
            <text:p>64</text:p>
          </table:table-cell>
          <table:table-cell table:style-name="ce57" table:formula="of:=IF([$Results.D14]=&quot;MAX&quot;;[$Results.$L14];[$Results.D14])" office:value-type="float" office:value="66" calcext:value-type="float">
            <text:p>66</text:p>
          </table:table-cell>
          <table:table-cell table:style-name="ce57" table:formula="of:=IF([$Results.E14]=&quot;MAX&quot;;[$Results.$L14];[$Results.E14])" office:value-type="float" office:value="73" calcext:value-type="float">
            <text:p>73</text:p>
          </table:table-cell>
          <table:table-cell table:style-name="ce57" table:formula="of:=IF([$Results.F14]=&quot;MAX&quot;;[$Results.$L14];[$Results.F14])" office:value-type="float" office:value="65" calcext:value-type="float">
            <text:p>65</text:p>
          </table:table-cell>
          <table:table-cell table:style-name="ce57" table:formula="of:=IF([$Results.G14]=&quot;MAX&quot;;[$Results.$L14];[$Results.G14])" office:value-type="float" office:value="66" calcext:value-type="float">
            <text:p>66</text:p>
          </table:table-cell>
          <table:table-cell table:style-name="ce60" table:formula="of:=SUM(IF(FREQUENCY([.C15:.G15];[.C15:.G15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1</text:p>
          </table:table-cell>
          <table:table-cell table:style-name="ce66" table:formula="of:=RANK([.C15];[.$C15:.$G15];1)" office:value-type="float" office:value="1" calcext:value-type="float">
            <text:p>1</text:p>
          </table:table-cell>
          <table:table-cell table:style-name="ce66" table:formula="of:=RANK([.D15];[.$C15:.$G15];1)" office:value-type="float" office:value="3" calcext:value-type="float">
            <text:p>3</text:p>
          </table:table-cell>
          <table:table-cell table:style-name="ce66" table:formula="of:=RANK([.E15];[.$C15:.$G15];1)" office:value-type="float" office:value="5" calcext:value-type="float">
            <text:p>5</text:p>
          </table:table-cell>
          <table:table-cell table:style-name="ce66" table:formula="of:=RANK([.F15];[.$C15:.$G15];1)" office:value-type="float" office:value="2" calcext:value-type="float">
            <text:p>2</text:p>
          </table:table-cell>
          <table:table-cell table:style-name="ce66" table:formula="of:=RANK([.G15];[.$C15:.$G15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1</text:p>
          </table:table-cell>
          <table:table-cell table:style-name="ce70" table:formula="of:=MAX(0;LOG10(([.$H15]+1)/2)-LOG10([.K15]))" office:value-type="float" office:value="0.397940008672038" calcext:value-type="float">
            <text:p>0,40</text:p>
          </table:table-cell>
          <table:table-cell table:style-name="ce70" table:formula="of:=MAX(0;LOG10(([.$H15]+1)/2)-LOG10([.L15]))" office:value-type="float" office:value="0" calcext:value-type="float">
            <text:p>0,00</text:p>
          </table:table-cell>
          <table:table-cell table:style-name="ce70" table:formula="of:=MAX(0;LOG10(([.$H15]+1)/2)-LOG10([.M15]))" office:value-type="float" office:value="0" calcext:value-type="float">
            <text:p>0,00</text:p>
          </table:table-cell>
          <table:table-cell table:style-name="ce70" table:formula="of:=MAX(0;LOG10(([.$H15]+1)/2)-LOG10([.N15]))" office:value-type="float" office:value="0.0969100130080564" calcext:value-type="float">
            <text:p>0,10</text:p>
          </table:table-cell>
          <table:table-cell table:style-name="ce70" table:formula="of:=MAX(0;LOG10(([.$H15]+1)/2)-LOG10([.O15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2</text:p>
          </table:table-cell>
          <table:table-cell table:style-name="ce57" table:formula="of:=IF([$Results.C15]=&quot;MAX&quot;;[$Results.$L15];[$Results.C15])" office:value-type="float" office:value="136" calcext:value-type="float">
            <text:p>136</text:p>
          </table:table-cell>
          <table:table-cell table:style-name="ce57" table:formula="of:=IF([$Results.D15]=&quot;MAX&quot;;[$Results.$L15];[$Results.D15])" office:value-type="float" office:value="145" calcext:value-type="float">
            <text:p>145</text:p>
          </table:table-cell>
          <table:table-cell table:style-name="ce57" table:formula="of:=IF([$Results.E15]=&quot;MAX&quot;;[$Results.$L15];[$Results.E15])" office:value-type="float" office:value="168" calcext:value-type="float">
            <text:p>168</text:p>
          </table:table-cell>
          <table:table-cell table:style-name="ce57" table:formula="of:=IF([$Results.F15]=&quot;MAX&quot;;[$Results.$L15];[$Results.F15])" office:value-type="float" office:value="138" calcext:value-type="float">
            <text:p>138</text:p>
          </table:table-cell>
          <table:table-cell table:style-name="ce57" table:formula="of:=IF([$Results.G15]=&quot;MAX&quot;;[$Results.$L15];[$Results.G15])" office:value-type="float" office:value="142" calcext:value-type="float">
            <text:p>142</text:p>
          </table:table-cell>
          <table:table-cell table:style-name="ce60" table:formula="of:=SUM(IF(FREQUENCY([.C16:.G16];[.C16:.G16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2</text:p>
          </table:table-cell>
          <table:table-cell table:style-name="ce66" table:formula="of:=RANK([.C16];[.$C16:.$G16];1)" office:value-type="float" office:value="1" calcext:value-type="float">
            <text:p>1</text:p>
          </table:table-cell>
          <table:table-cell table:style-name="ce66" table:formula="of:=RANK([.D16];[.$C16:.$G16];1)" office:value-type="float" office:value="4" calcext:value-type="float">
            <text:p>4</text:p>
          </table:table-cell>
          <table:table-cell table:style-name="ce66" table:formula="of:=RANK([.E16];[.$C16:.$G16];1)" office:value-type="float" office:value="5" calcext:value-type="float">
            <text:p>5</text:p>
          </table:table-cell>
          <table:table-cell table:style-name="ce66" table:formula="of:=RANK([.F16];[.$C16:.$G16];1)" office:value-type="float" office:value="2" calcext:value-type="float">
            <text:p>2</text:p>
          </table:table-cell>
          <table:table-cell table:style-name="ce66" table:formula="of:=RANK([.G16];[.$C16:.$G16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2</text:p>
          </table:table-cell>
          <table:table-cell table:style-name="ce70" table:formula="of:=MAX(0;LOG10(([.$H16]+1)/2)-LOG10([.K16]))" office:value-type="float" office:value="0.477121254719662" calcext:value-type="float">
            <text:p>0,48</text:p>
          </table:table-cell>
          <table:table-cell table:style-name="ce70" table:formula="of:=MAX(0;LOG10(([.$H16]+1)/2)-LOG10([.L16]))" office:value-type="float" office:value="0" calcext:value-type="float">
            <text:p>0,00</text:p>
          </table:table-cell>
          <table:table-cell table:style-name="ce70" table:formula="of:=MAX(0;LOG10(([.$H16]+1)/2)-LOG10([.M16]))" office:value-type="float" office:value="0" calcext:value-type="float">
            <text:p>0,00</text:p>
          </table:table-cell>
          <table:table-cell table:style-name="ce70" table:formula="of:=MAX(0;LOG10(([.$H16]+1)/2)-LOG10([.N16]))" office:value-type="float" office:value="0.176091259055681" calcext:value-type="float">
            <text:p>0,18</text:p>
          </table:table-cell>
          <table:table-cell table:style-name="ce70" table:formula="of:=MAX(0;LOG10(([.$H16]+1)/2)-LOG10([.O16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3</text:p>
          </table:table-cell>
          <table:table-cell table:style-name="ce57" table:formula="of:=IF([$Results.C16]=&quot;MAX&quot;;[$Results.$L16];[$Results.C16])" office:value-type="float" office:value="232" calcext:value-type="float">
            <text:p>232</text:p>
          </table:table-cell>
          <table:table-cell table:style-name="ce57" table:formula="of:=IF([$Results.D16]=&quot;MAX&quot;;[$Results.$L16];[$Results.D16])" office:value-type="float" office:value="249" calcext:value-type="float">
            <text:p>249</text:p>
          </table:table-cell>
          <table:table-cell table:style-name="ce57" table:formula="of:=IF([$Results.E16]=&quot;MAX&quot;;[$Results.$L16];[$Results.E16])" office:value-type="float" office:value="358" calcext:value-type="float">
            <text:p>358</text:p>
          </table:table-cell>
          <table:table-cell table:style-name="ce57" table:formula="of:=IF([$Results.F16]=&quot;MAX&quot;;[$Results.$L16];[$Results.F16])" office:value-type="float" office:value="233" calcext:value-type="float">
            <text:p>233</text:p>
          </table:table-cell>
          <table:table-cell table:style-name="ce57" table:formula="of:=IF([$Results.G16]=&quot;MAX&quot;;[$Results.$L16];[$Results.G16])" office:value-type="float" office:value="249" calcext:value-type="float">
            <text:p>249</text:p>
          </table:table-cell>
          <table:table-cell table:style-name="ce60" table:formula="of:=SUM(IF(FREQUENCY([.C17:.G17];[.C17:.G17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3</text:p>
          </table:table-cell>
          <table:table-cell table:style-name="ce66" table:formula="of:=RANK([.C17];[.$C17:.$G17];1)" office:value-type="float" office:value="1" calcext:value-type="float">
            <text:p>1</text:p>
          </table:table-cell>
          <table:table-cell table:style-name="ce66" table:formula="of:=RANK([.D17];[.$C17:.$G17];1)" office:value-type="float" office:value="3" calcext:value-type="float">
            <text:p>3</text:p>
          </table:table-cell>
          <table:table-cell table:style-name="ce66" table:formula="of:=RANK([.E17];[.$C17:.$G17];1)" office:value-type="float" office:value="5" calcext:value-type="float">
            <text:p>5</text:p>
          </table:table-cell>
          <table:table-cell table:style-name="ce66" table:formula="of:=RANK([.F17];[.$C17:.$G17];1)" office:value-type="float" office:value="2" calcext:value-type="float">
            <text:p>2</text:p>
          </table:table-cell>
          <table:table-cell table:style-name="ce66" table:formula="of:=RANK([.G17];[.$C17:.$G17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3</text:p>
          </table:table-cell>
          <table:table-cell table:style-name="ce70" table:formula="of:=MAX(0;LOG10(([.$H17]+1)/2)-LOG10([.K17]))" office:value-type="float" office:value="0.397940008672038" calcext:value-type="float">
            <text:p>0,40</text:p>
          </table:table-cell>
          <table:table-cell table:style-name="ce70" table:formula="of:=MAX(0;LOG10(([.$H17]+1)/2)-LOG10([.L17]))" office:value-type="float" office:value="0" calcext:value-type="float">
            <text:p>0,00</text:p>
          </table:table-cell>
          <table:table-cell table:style-name="ce70" table:formula="of:=MAX(0;LOG10(([.$H17]+1)/2)-LOG10([.M17]))" office:value-type="float" office:value="0" calcext:value-type="float">
            <text:p>0,00</text:p>
          </table:table-cell>
          <table:table-cell table:style-name="ce70" table:formula="of:=MAX(0;LOG10(([.$H17]+1)/2)-LOG10([.N17]))" office:value-type="float" office:value="0.0969100130080564" calcext:value-type="float">
            <text:p>0,10</text:p>
          </table:table-cell>
          <table:table-cell table:style-name="ce70" table:formula="of:=MAX(0;LOG10(([.$H17]+1)/2)-LOG10([.O17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4</text:p>
          </table:table-cell>
          <table:table-cell table:style-name="ce57" table:formula="of:=IF([$Results.C17]=&quot;MAX&quot;;[$Results.$L17];[$Results.C17])" office:value-type="float" office:value="354" calcext:value-type="float">
            <text:p>354</text:p>
          </table:table-cell>
          <table:table-cell table:style-name="ce57" table:formula="of:=IF([$Results.D17]=&quot;MAX&quot;;[$Results.$L17];[$Results.D17])" office:value-type="float" office:value="379" calcext:value-type="float">
            <text:p>379</text:p>
          </table:table-cell>
          <table:table-cell table:style-name="ce57" table:formula="of:=IF([$Results.E17]=&quot;MAX&quot;;[$Results.$L17];[$Results.E17])" office:value-type="float" office:value="573" calcext:value-type="float">
            <text:p>573</text:p>
          </table:table-cell>
          <table:table-cell table:style-name="ce57" table:formula="of:=IF([$Results.F17]=&quot;MAX&quot;;[$Results.$L17];[$Results.F17])" office:value-type="float" office:value="357" calcext:value-type="float">
            <text:p>357</text:p>
          </table:table-cell>
          <table:table-cell table:style-name="ce57" table:formula="of:=IF([$Results.G17]=&quot;MAX&quot;;[$Results.$L17];[$Results.G17])" office:value-type="float" office:value="409" calcext:value-type="float">
            <text:p>409</text:p>
          </table:table-cell>
          <table:table-cell table:style-name="ce60" table:formula="of:=SUM(IF(FREQUENCY([.C18:.G18];[.C18:.G18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4</text:p>
          </table:table-cell>
          <table:table-cell table:style-name="ce66" table:formula="of:=RANK([.C18];[.$C18:.$G18];1)" office:value-type="float" office:value="1" calcext:value-type="float">
            <text:p>1</text:p>
          </table:table-cell>
          <table:table-cell table:style-name="ce66" table:formula="of:=RANK([.D18];[.$C18:.$G18];1)" office:value-type="float" office:value="3" calcext:value-type="float">
            <text:p>3</text:p>
          </table:table-cell>
          <table:table-cell table:style-name="ce66" table:formula="of:=RANK([.E18];[.$C18:.$G18];1)" office:value-type="float" office:value="5" calcext:value-type="float">
            <text:p>5</text:p>
          </table:table-cell>
          <table:table-cell table:style-name="ce66" table:formula="of:=RANK([.F18];[.$C18:.$G18];1)" office:value-type="float" office:value="2" calcext:value-type="float">
            <text:p>2</text:p>
          </table:table-cell>
          <table:table-cell table:style-name="ce66" table:formula="of:=RANK([.G18];[.$C18:.$G18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4</text:p>
          </table:table-cell>
          <table:table-cell table:style-name="ce70" table:formula="of:=MAX(0;LOG10(([.$H18]+1)/2)-LOG10([.K18]))" office:value-type="float" office:value="0.477121254719662" calcext:value-type="float">
            <text:p>0,48</text:p>
          </table:table-cell>
          <table:table-cell table:style-name="ce70" table:formula="of:=MAX(0;LOG10(([.$H18]+1)/2)-LOG10([.L18]))" office:value-type="float" office:value="0" calcext:value-type="float">
            <text:p>0,00</text:p>
          </table:table-cell>
          <table:table-cell table:style-name="ce70" table:formula="of:=MAX(0;LOG10(([.$H18]+1)/2)-LOG10([.M18]))" office:value-type="float" office:value="0" calcext:value-type="float">
            <text:p>0,00</text:p>
          </table:table-cell>
          <table:table-cell table:style-name="ce70" table:formula="of:=MAX(0;LOG10(([.$H18]+1)/2)-LOG10([.N18]))" office:value-type="float" office:value="0.176091259055681" calcext:value-type="float">
            <text:p>0,18</text:p>
          </table:table-cell>
          <table:table-cell table:style-name="ce70" table:formula="of:=MAX(0;LOG10(([.$H18]+1)/2)-LOG10([.O18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5</text:p>
          </table:table-cell>
          <table:table-cell table:style-name="ce57" table:formula="of:=IF([$Results.C18]=&quot;MAX&quot;;[$Results.$L18];[$Results.C18])" office:value-type="float" office:value="502" calcext:value-type="float">
            <text:p>502</text:p>
          </table:table-cell>
          <table:table-cell table:style-name="ce57" table:formula="of:=IF([$Results.D18]=&quot;MAX&quot;;[$Results.$L18];[$Results.D18])" office:value-type="float" office:value="542" calcext:value-type="float">
            <text:p>542</text:p>
          </table:table-cell>
          <table:table-cell table:style-name="ce57" table:formula="of:=IF([$Results.E18]=&quot;MAX&quot;;[$Results.$L18];[$Results.E18])" office:value-type="float" office:value="830" calcext:value-type="float">
            <text:p>830</text:p>
          </table:table-cell>
          <table:table-cell table:style-name="ce57" table:formula="of:=IF([$Results.F18]=&quot;MAX&quot;;[$Results.$L18];[$Results.F18])" office:value-type="float" office:value="505" calcext:value-type="float">
            <text:p>505</text:p>
          </table:table-cell>
          <table:table-cell table:style-name="ce57" table:formula="of:=IF([$Results.G18]=&quot;MAX&quot;;[$Results.$L18];[$Results.G18])" office:value-type="float" office:value="598" calcext:value-type="float">
            <text:p>598</text:p>
          </table:table-cell>
          <table:table-cell table:style-name="ce60" table:formula="of:=SUM(IF(FREQUENCY([.C19:.G19];[.C19:.G19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5</text:p>
          </table:table-cell>
          <table:table-cell table:style-name="ce66" table:formula="of:=RANK([.C19];[.$C19:.$G19];1)" office:value-type="float" office:value="1" calcext:value-type="float">
            <text:p>1</text:p>
          </table:table-cell>
          <table:table-cell table:style-name="ce66" table:formula="of:=RANK([.D19];[.$C19:.$G19];1)" office:value-type="float" office:value="3" calcext:value-type="float">
            <text:p>3</text:p>
          </table:table-cell>
          <table:table-cell table:style-name="ce66" table:formula="of:=RANK([.E19];[.$C19:.$G19];1)" office:value-type="float" office:value="5" calcext:value-type="float">
            <text:p>5</text:p>
          </table:table-cell>
          <table:table-cell table:style-name="ce66" table:formula="of:=RANK([.F19];[.$C19:.$G19];1)" office:value-type="float" office:value="2" calcext:value-type="float">
            <text:p>2</text:p>
          </table:table-cell>
          <table:table-cell table:style-name="ce66" table:formula="of:=RANK([.G19];[.$C19:.$G19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5</text:p>
          </table:table-cell>
          <table:table-cell table:style-name="ce70" table:formula="of:=MAX(0;LOG10(([.$H19]+1)/2)-LOG10([.K19]))" office:value-type="float" office:value="0.477121254719662" calcext:value-type="float">
            <text:p>0,48</text:p>
          </table:table-cell>
          <table:table-cell table:style-name="ce70" table:formula="of:=MAX(0;LOG10(([.$H19]+1)/2)-LOG10([.L19]))" office:value-type="float" office:value="0" calcext:value-type="float">
            <text:p>0,00</text:p>
          </table:table-cell>
          <table:table-cell table:style-name="ce70" table:formula="of:=MAX(0;LOG10(([.$H19]+1)/2)-LOG10([.M19]))" office:value-type="float" office:value="0" calcext:value-type="float">
            <text:p>0,00</text:p>
          </table:table-cell>
          <table:table-cell table:style-name="ce70" table:formula="of:=MAX(0;LOG10(([.$H19]+1)/2)-LOG10([.N19]))" office:value-type="float" office:value="0.176091259055681" calcext:value-type="float">
            <text:p>0,18</text:p>
          </table:table-cell>
          <table:table-cell table:style-name="ce70" table:formula="of:=MAX(0;LOG10(([.$H19]+1)/2)-LOG10([.O19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6</text:p>
          </table:table-cell>
          <table:table-cell table:style-name="ce57" table:formula="of:=IF([$Results.C19]=&quot;MAX&quot;;[$Results.$L19];[$Results.C19])" office:value-type="float" office:value="869" calcext:value-type="float">
            <text:p>869</text:p>
          </table:table-cell>
          <table:table-cell table:style-name="ce57" table:formula="of:=IF([$Results.D19]=&quot;MAX&quot;;[$Results.$L19];[$Results.D19])" office:value-type="float" office:value="948" calcext:value-type="float">
            <text:p>948</text:p>
          </table:table-cell>
          <table:table-cell table:style-name="ce57" table:formula="of:=IF([$Results.E19]=&quot;MAX&quot;;[$Results.$L19];[$Results.E19])" office:value-type="float" office:value="1484" calcext:value-type="float">
            <text:p>1484</text:p>
          </table:table-cell>
          <table:table-cell table:style-name="ce57" table:formula="of:=IF([$Results.F19]=&quot;MAX&quot;;[$Results.$L19];[$Results.F19])" office:value-type="float" office:value="875" calcext:value-type="float">
            <text:p>875</text:p>
          </table:table-cell>
          <table:table-cell table:style-name="ce57" table:formula="of:=IF([$Results.G19]=&quot;MAX&quot;;[$Results.$L19];[$Results.G19])" office:value-type="float" office:value="1059" calcext:value-type="float">
            <text:p>1059</text:p>
          </table:table-cell>
          <table:table-cell table:style-name="ce60" table:formula="of:=SUM(IF(FREQUENCY([.C20:.G20];[.C20:.G20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6</text:p>
          </table:table-cell>
          <table:table-cell table:style-name="ce66" table:formula="of:=RANK([.C20];[.$C20:.$G20];1)" office:value-type="float" office:value="1" calcext:value-type="float">
            <text:p>1</text:p>
          </table:table-cell>
          <table:table-cell table:style-name="ce66" table:formula="of:=RANK([.D20];[.$C20:.$G20];1)" office:value-type="float" office:value="3" calcext:value-type="float">
            <text:p>3</text:p>
          </table:table-cell>
          <table:table-cell table:style-name="ce66" table:formula="of:=RANK([.E20];[.$C20:.$G20];1)" office:value-type="float" office:value="5" calcext:value-type="float">
            <text:p>5</text:p>
          </table:table-cell>
          <table:table-cell table:style-name="ce66" table:formula="of:=RANK([.F20];[.$C20:.$G20];1)" office:value-type="float" office:value="2" calcext:value-type="float">
            <text:p>2</text:p>
          </table:table-cell>
          <table:table-cell table:style-name="ce66" table:formula="of:=RANK([.G20];[.$C20:.$G20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6</text:p>
          </table:table-cell>
          <table:table-cell table:style-name="ce70" table:formula="of:=MAX(0;LOG10(([.$H20]+1)/2)-LOG10([.K20]))" office:value-type="float" office:value="0.477121254719662" calcext:value-type="float">
            <text:p>0,48</text:p>
          </table:table-cell>
          <table:table-cell table:style-name="ce70" table:formula="of:=MAX(0;LOG10(([.$H20]+1)/2)-LOG10([.L20]))" office:value-type="float" office:value="0" calcext:value-type="float">
            <text:p>0,00</text:p>
          </table:table-cell>
          <table:table-cell table:style-name="ce70" table:formula="of:=MAX(0;LOG10(([.$H20]+1)/2)-LOG10([.M20]))" office:value-type="float" office:value="0" calcext:value-type="float">
            <text:p>0,00</text:p>
          </table:table-cell>
          <table:table-cell table:style-name="ce70" table:formula="of:=MAX(0;LOG10(([.$H20]+1)/2)-LOG10([.N20]))" office:value-type="float" office:value="0.176091259055681" calcext:value-type="float">
            <text:p>0,18</text:p>
          </table:table-cell>
          <table:table-cell table:style-name="ce70" table:formula="of:=MAX(0;LOG10(([.$H20]+1)/2)-LOG10([.O20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7</text:p>
          </table:table-cell>
          <table:table-cell table:style-name="ce57" table:formula="of:=IF([$Results.C20]=&quot;MAX&quot;;[$Results.$L20];[$Results.C20])" office:value-type="float" office:value="1334" calcext:value-type="float">
            <text:p>1334</text:p>
          </table:table-cell>
          <table:table-cell table:style-name="ce57" table:formula="of:=IF([$Results.D20]=&quot;MAX&quot;;[$Results.$L20];[$Results.D20])" office:value-type="float" office:value="1486" calcext:value-type="float">
            <text:p>1486</text:p>
          </table:table-cell>
          <table:table-cell table:style-name="ce57" table:formula="of:=IF([$Results.E20]=&quot;MAX&quot;;[$Results.$L20];[$Results.E20])" office:value-type="float" office:value="2295" calcext:value-type="float">
            <text:p>2295</text:p>
          </table:table-cell>
          <table:table-cell table:style-name="ce57" table:formula="of:=IF([$Results.F20]=&quot;MAX&quot;;[$Results.$L20];[$Results.F20])" office:value-type="float" office:value="1348" calcext:value-type="float">
            <text:p>1348</text:p>
          </table:table-cell>
          <table:table-cell table:style-name="ce57" table:formula="of:=IF([$Results.G20]=&quot;MAX&quot;;[$Results.$L20];[$Results.G20])" office:value-type="float" office:value="1651" calcext:value-type="float">
            <text:p>1651</text:p>
          </table:table-cell>
          <table:table-cell table:style-name="ce60" table:formula="of:=SUM(IF(FREQUENCY([.C21:.G21];[.C21:.G21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7</text:p>
          </table:table-cell>
          <table:table-cell table:style-name="ce66" table:formula="of:=RANK([.C21];[.$C21:.$G21];1)" office:value-type="float" office:value="1" calcext:value-type="float">
            <text:p>1</text:p>
          </table:table-cell>
          <table:table-cell table:style-name="ce66" table:formula="of:=RANK([.D21];[.$C21:.$G21];1)" office:value-type="float" office:value="3" calcext:value-type="float">
            <text:p>3</text:p>
          </table:table-cell>
          <table:table-cell table:style-name="ce66" table:formula="of:=RANK([.E21];[.$C21:.$G21];1)" office:value-type="float" office:value="5" calcext:value-type="float">
            <text:p>5</text:p>
          </table:table-cell>
          <table:table-cell table:style-name="ce66" table:formula="of:=RANK([.F21];[.$C21:.$G21];1)" office:value-type="float" office:value="2" calcext:value-type="float">
            <text:p>2</text:p>
          </table:table-cell>
          <table:table-cell table:style-name="ce66" table:formula="of:=RANK([.G21];[.$C21:.$G21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7</text:p>
          </table:table-cell>
          <table:table-cell table:style-name="ce70" table:formula="of:=MAX(0;LOG10(([.$H21]+1)/2)-LOG10([.K21]))" office:value-type="float" office:value="0.477121254719662" calcext:value-type="float">
            <text:p>0,48</text:p>
          </table:table-cell>
          <table:table-cell table:style-name="ce70" table:formula="of:=MAX(0;LOG10(([.$H21]+1)/2)-LOG10([.L21]))" office:value-type="float" office:value="0" calcext:value-type="float">
            <text:p>0,00</text:p>
          </table:table-cell>
          <table:table-cell table:style-name="ce70" table:formula="of:=MAX(0;LOG10(([.$H21]+1)/2)-LOG10([.M21]))" office:value-type="float" office:value="0" calcext:value-type="float">
            <text:p>0,00</text:p>
          </table:table-cell>
          <table:table-cell table:style-name="ce70" table:formula="of:=MAX(0;LOG10(([.$H21]+1)/2)-LOG10([.N21]))" office:value-type="float" office:value="0.176091259055681" calcext:value-type="float">
            <text:p>0,18</text:p>
          </table:table-cell>
          <table:table-cell table:style-name="ce70" table:formula="of:=MAX(0;LOG10(([.$H21]+1)/2)-LOG10([.O21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8</text:p>
          </table:table-cell>
          <table:table-cell table:style-name="ce57" table:formula="of:=IF([$Results.C21]=&quot;MAX&quot;;[$Results.$L21];[$Results.C21])" office:value-type="float" office:value="1907" calcext:value-type="float">
            <text:p>1907</text:p>
          </table:table-cell>
          <table:table-cell table:style-name="ce57" table:formula="of:=IF([$Results.D21]=&quot;MAX&quot;;[$Results.$L21];[$Results.D21])" office:value-type="float" office:value="2122" calcext:value-type="float">
            <text:p>2122</text:p>
          </table:table-cell>
          <table:table-cell table:style-name="ce57" table:formula="of:=IF([$Results.E21]=&quot;MAX&quot;;[$Results.$L21];[$Results.E21])" office:value-type="float" office:value="3315" calcext:value-type="float">
            <text:p>3315</text:p>
          </table:table-cell>
          <table:table-cell table:style-name="ce57" table:formula="of:=IF([$Results.F21]=&quot;MAX&quot;;[$Results.$L21];[$Results.F21])" office:value-type="float" office:value="2055" calcext:value-type="float">
            <text:p>2055</text:p>
          </table:table-cell>
          <table:table-cell table:style-name="ce57" table:formula="of:=IF([$Results.G21]=&quot;MAX&quot;;[$Results.$L21];[$Results.G21])" office:value-type="float" office:value="2373" calcext:value-type="float">
            <text:p>2373</text:p>
          </table:table-cell>
          <table:table-cell table:style-name="ce60" table:formula="of:=SUM(IF(FREQUENCY([.C22:.G22];[.C22:.G22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8</text:p>
          </table:table-cell>
          <table:table-cell table:style-name="ce66" table:formula="of:=RANK([.C22];[.$C22:.$G22];1)" office:value-type="float" office:value="1" calcext:value-type="float">
            <text:p>1</text:p>
          </table:table-cell>
          <table:table-cell table:style-name="ce66" table:formula="of:=RANK([.D22];[.$C22:.$G22];1)" office:value-type="float" office:value="3" calcext:value-type="float">
            <text:p>3</text:p>
          </table:table-cell>
          <table:table-cell table:style-name="ce66" table:formula="of:=RANK([.E22];[.$C22:.$G22];1)" office:value-type="float" office:value="5" calcext:value-type="float">
            <text:p>5</text:p>
          </table:table-cell>
          <table:table-cell table:style-name="ce66" table:formula="of:=RANK([.F22];[.$C22:.$G22];1)" office:value-type="float" office:value="2" calcext:value-type="float">
            <text:p>2</text:p>
          </table:table-cell>
          <table:table-cell table:style-name="ce66" table:formula="of:=RANK([.G22];[.$C22:.$G22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8</text:p>
          </table:table-cell>
          <table:table-cell table:style-name="ce70" table:formula="of:=MAX(0;LOG10(([.$H22]+1)/2)-LOG10([.K22]))" office:value-type="float" office:value="0.477121254719662" calcext:value-type="float">
            <text:p>0,48</text:p>
          </table:table-cell>
          <table:table-cell table:style-name="ce70" table:formula="of:=MAX(0;LOG10(([.$H22]+1)/2)-LOG10([.L22]))" office:value-type="float" office:value="0" calcext:value-type="float">
            <text:p>0,00</text:p>
          </table:table-cell>
          <table:table-cell table:style-name="ce70" table:formula="of:=MAX(0;LOG10(([.$H22]+1)/2)-LOG10([.M22]))" office:value-type="float" office:value="0" calcext:value-type="float">
            <text:p>0,00</text:p>
          </table:table-cell>
          <table:table-cell table:style-name="ce70" table:formula="of:=MAX(0;LOG10(([.$H22]+1)/2)-LOG10([.N22]))" office:value-type="float" office:value="0.176091259055681" calcext:value-type="float">
            <text:p>0,18</text:p>
          </table:table-cell>
          <table:table-cell table:style-name="ce70" table:formula="of:=MAX(0;LOG10(([.$H22]+1)/2)-LOG10([.O22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19</text:p>
          </table:table-cell>
          <table:table-cell table:style-name="ce57" table:formula="of:=IF([$Results.C22]=&quot;MAX&quot;;[$Results.$L22];[$Results.C22])" office:value-type="float" office:value="2573" calcext:value-type="float">
            <text:p>2573</text:p>
          </table:table-cell>
          <table:table-cell table:style-name="ce57" table:formula="of:=IF([$Results.D22]=&quot;MAX&quot;;[$Results.$L22];[$Results.D22])" office:value-type="float" office:value="2862" calcext:value-type="float">
            <text:p>2862</text:p>
          </table:table-cell>
          <table:table-cell table:style-name="ce57" table:formula="of:=IF([$Results.E22]=&quot;MAX&quot;;[$Results.$L22];[$Results.E22])" office:value-type="float" office:value="4478" calcext:value-type="float">
            <text:p>4478</text:p>
          </table:table-cell>
          <table:table-cell table:style-name="ce57" table:formula="of:=IF([$Results.F22]=&quot;MAX&quot;;[$Results.$L22];[$Results.F22])" office:value-type="float" office:value="2869" calcext:value-type="float">
            <text:p>2869</text:p>
          </table:table-cell>
          <table:table-cell table:style-name="ce57" table:formula="of:=IF([$Results.G22]=&quot;MAX&quot;;[$Results.$L22];[$Results.G22])" office:value-type="float" office:value="3178" calcext:value-type="float">
            <text:p>3178</text:p>
          </table:table-cell>
          <table:table-cell table:style-name="ce60" table:formula="of:=SUM(IF(FREQUENCY([.C23:.G23];[.C23:.G23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9</text:p>
          </table:table-cell>
          <table:table-cell table:style-name="ce66" table:formula="of:=RANK([.C23];[.$C23:.$G23];1)" office:value-type="float" office:value="1" calcext:value-type="float">
            <text:p>1</text:p>
          </table:table-cell>
          <table:table-cell table:style-name="ce66" table:formula="of:=RANK([.D23];[.$C23:.$G23];1)" office:value-type="float" office:value="2" calcext:value-type="float">
            <text:p>2</text:p>
          </table:table-cell>
          <table:table-cell table:style-name="ce66" table:formula="of:=RANK([.E23];[.$C23:.$G23];1)" office:value-type="float" office:value="5" calcext:value-type="float">
            <text:p>5</text:p>
          </table:table-cell>
          <table:table-cell table:style-name="ce66" table:formula="of:=RANK([.F23];[.$C23:.$G23];1)" office:value-type="float" office:value="3" calcext:value-type="float">
            <text:p>3</text:p>
          </table:table-cell>
          <table:table-cell table:style-name="ce66" table:formula="of:=RANK([.G23];[.$C23:.$G23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9</text:p>
          </table:table-cell>
          <table:table-cell table:style-name="ce70" table:formula="of:=MAX(0;LOG10(([.$H23]+1)/2)-LOG10([.K23]))" office:value-type="float" office:value="0.477121254719662" calcext:value-type="float">
            <text:p>0,48</text:p>
          </table:table-cell>
          <table:table-cell table:style-name="ce70" table:formula="of:=MAX(0;LOG10(([.$H23]+1)/2)-LOG10([.L23]))" office:value-type="float" office:value="0.176091259055681" calcext:value-type="float">
            <text:p>0,18</text:p>
          </table:table-cell>
          <table:table-cell table:style-name="ce70" table:formula="of:=MAX(0;LOG10(([.$H23]+1)/2)-LOG10([.M23]))" office:value-type="float" office:value="0" calcext:value-type="float">
            <text:p>0,00</text:p>
          </table:table-cell>
          <table:table-cell table:style-name="ce70" table:formula="of:=MAX(0;LOG10(([.$H23]+1)/2)-LOG10([.N23]))" office:value-type="float" office:value="0" calcext:value-type="float">
            <text:p>0,00</text:p>
          </table:table-cell>
          <table:table-cell table:style-name="ce70" table:formula="of:=MAX(0;LOG10(([.$H23]+1)/2)-LOG10([.O23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0</text:p>
          </table:table-cell>
          <table:table-cell table:style-name="ce57" table:formula="of:=IF([$Results.C23]=&quot;MAX&quot;;[$Results.$L23];[$Results.C23])" office:value-type="float" office:value="3336" calcext:value-type="float">
            <text:p>3336</text:p>
          </table:table-cell>
          <table:table-cell table:style-name="ce57" table:formula="of:=IF([$Results.D23]=&quot;MAX&quot;;[$Results.$L23];[$Results.D23])" office:value-type="float" office:value="3745" calcext:value-type="float">
            <text:p>3745</text:p>
          </table:table-cell>
          <table:table-cell table:style-name="ce57" table:formula="of:=IF([$Results.E23]=&quot;MAX&quot;;[$Results.$L23];[$Results.E23])" office:value-type="float" office:value="5854" calcext:value-type="float">
            <text:p>5854</text:p>
          </table:table-cell>
          <table:table-cell table:style-name="ce57" table:formula="of:=IF([$Results.F23]=&quot;MAX&quot;;[$Results.$L23];[$Results.F23])" office:value-type="float" office:value="3772" calcext:value-type="float">
            <text:p>3772</text:p>
          </table:table-cell>
          <table:table-cell table:style-name="ce57" table:formula="of:=IF([$Results.G23]=&quot;MAX&quot;;[$Results.$L23];[$Results.G23])" office:value-type="float" office:value="4109" calcext:value-type="float">
            <text:p>4109</text:p>
          </table:table-cell>
          <table:table-cell table:style-name="ce60" table:formula="of:=SUM(IF(FREQUENCY([.C24:.G24];[.C24:.G24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0</text:p>
          </table:table-cell>
          <table:table-cell table:style-name="ce66" table:formula="of:=RANK([.C24];[.$C24:.$G24];1)" office:value-type="float" office:value="1" calcext:value-type="float">
            <text:p>1</text:p>
          </table:table-cell>
          <table:table-cell table:style-name="ce66" table:formula="of:=RANK([.D24];[.$C24:.$G24];1)" office:value-type="float" office:value="2" calcext:value-type="float">
            <text:p>2</text:p>
          </table:table-cell>
          <table:table-cell table:style-name="ce66" table:formula="of:=RANK([.E24];[.$C24:.$G24];1)" office:value-type="float" office:value="5" calcext:value-type="float">
            <text:p>5</text:p>
          </table:table-cell>
          <table:table-cell table:style-name="ce66" table:formula="of:=RANK([.F24];[.$C24:.$G24];1)" office:value-type="float" office:value="3" calcext:value-type="float">
            <text:p>3</text:p>
          </table:table-cell>
          <table:table-cell table:style-name="ce66" table:formula="of:=RANK([.G24];[.$C24:.$G24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0</text:p>
          </table:table-cell>
          <table:table-cell table:style-name="ce70" table:formula="of:=MAX(0;LOG10(([.$H24]+1)/2)-LOG10([.K24]))" office:value-type="float" office:value="0.477121254719662" calcext:value-type="float">
            <text:p>0,48</text:p>
          </table:table-cell>
          <table:table-cell table:style-name="ce70" table:formula="of:=MAX(0;LOG10(([.$H24]+1)/2)-LOG10([.L24]))" office:value-type="float" office:value="0.176091259055681" calcext:value-type="float">
            <text:p>0,18</text:p>
          </table:table-cell>
          <table:table-cell table:style-name="ce70" table:formula="of:=MAX(0;LOG10(([.$H24]+1)/2)-LOG10([.M24]))" office:value-type="float" office:value="0" calcext:value-type="float">
            <text:p>0,00</text:p>
          </table:table-cell>
          <table:table-cell table:style-name="ce70" table:formula="of:=MAX(0;LOG10(([.$H24]+1)/2)-LOG10([.N24]))" office:value-type="float" office:value="0" calcext:value-type="float">
            <text:p>0,00</text:p>
          </table:table-cell>
          <table:table-cell table:style-name="ce70" table:formula="of:=MAX(0;LOG10(([.$H24]+1)/2)-LOG10([.O24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1</text:p>
          </table:table-cell>
          <table:table-cell table:style-name="ce57" table:formula="of:=IF([$Results.C24]=&quot;MAX&quot;;[$Results.$L24];[$Results.C24])" office:value-type="float" office:value="4212" calcext:value-type="float">
            <text:p>4212</text:p>
          </table:table-cell>
          <table:table-cell table:style-name="ce57" table:formula="of:=IF([$Results.D24]=&quot;MAX&quot;;[$Results.$L24];[$Results.D24])" office:value-type="float" office:value="4718" calcext:value-type="float">
            <text:p>4718</text:p>
          </table:table-cell>
          <table:table-cell table:style-name="ce57" table:formula="of:=IF([$Results.E24]=&quot;MAX&quot;;[$Results.$L24];[$Results.E24])" office:value-type="float" office:value="786264" calcext:value-type="float">
            <text:p>786264</text:p>
          </table:table-cell>
          <table:table-cell table:style-name="ce57" table:formula="of:=IF([$Results.F24]=&quot;MAX&quot;;[$Results.$L24];[$Results.F24])" office:value-type="float" office:value="4801" calcext:value-type="float">
            <text:p>4801</text:p>
          </table:table-cell>
          <table:table-cell table:style-name="ce57" table:formula="of:=IF([$Results.G24]=&quot;MAX&quot;;[$Results.$L24];[$Results.G24])" office:value-type="float" office:value="5263" calcext:value-type="float">
            <text:p>5263</text:p>
          </table:table-cell>
          <table:table-cell table:style-name="ce60" table:formula="of:=SUM(IF(FREQUENCY([.C25:.G25];[.C25:.G25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1</text:p>
          </table:table-cell>
          <table:table-cell table:style-name="ce66" table:formula="of:=RANK([.C25];[.$C25:.$G25];1)" office:value-type="float" office:value="1" calcext:value-type="float">
            <text:p>1</text:p>
          </table:table-cell>
          <table:table-cell table:style-name="ce66" table:formula="of:=RANK([.D25];[.$C25:.$G25];1)" office:value-type="float" office:value="2" calcext:value-type="float">
            <text:p>2</text:p>
          </table:table-cell>
          <table:table-cell table:style-name="ce66" table:formula="of:=RANK([.E25];[.$C25:.$G25];1)" office:value-type="float" office:value="5" calcext:value-type="float">
            <text:p>5</text:p>
          </table:table-cell>
          <table:table-cell table:style-name="ce66" table:formula="of:=RANK([.F25];[.$C25:.$G25];1)" office:value-type="float" office:value="3" calcext:value-type="float">
            <text:p>3</text:p>
          </table:table-cell>
          <table:table-cell table:style-name="ce66" table:formula="of:=RANK([.G25];[.$C25:.$G25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1</text:p>
          </table:table-cell>
          <table:table-cell table:style-name="ce70" table:formula="of:=MAX(0;LOG10(([.$H25]+1)/2)-LOG10([.K25]))" office:value-type="float" office:value="0.477121254719662" calcext:value-type="float">
            <text:p>0,48</text:p>
          </table:table-cell>
          <table:table-cell table:style-name="ce70" table:formula="of:=MAX(0;LOG10(([.$H25]+1)/2)-LOG10([.L25]))" office:value-type="float" office:value="0.176091259055681" calcext:value-type="float">
            <text:p>0,18</text:p>
          </table:table-cell>
          <table:table-cell table:style-name="ce70" table:formula="of:=MAX(0;LOG10(([.$H25]+1)/2)-LOG10([.M25]))" office:value-type="float" office:value="0" calcext:value-type="float">
            <text:p>0,00</text:p>
          </table:table-cell>
          <table:table-cell table:style-name="ce70" table:formula="of:=MAX(0;LOG10(([.$H25]+1)/2)-LOG10([.N25]))" office:value-type="float" office:value="0" calcext:value-type="float">
            <text:p>0,00</text:p>
          </table:table-cell>
          <table:table-cell table:style-name="ce70" table:formula="of:=MAX(0;LOG10(([.$H25]+1)/2)-LOG10([.O25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2</text:p>
          </table:table-cell>
          <table:table-cell table:style-name="ce57" table:formula="of:=IF([$Results.C25]=&quot;MAX&quot;;[$Results.$L25];[$Results.C25])" office:value-type="float" office:value="5176" calcext:value-type="float">
            <text:p>5176</text:p>
          </table:table-cell>
          <table:table-cell table:style-name="ce57" table:formula="of:=IF([$Results.D25]=&quot;MAX&quot;;[$Results.$L25];[$Results.D25])" office:value-type="float" office:value="5828" calcext:value-type="float">
            <text:p>5828</text:p>
          </table:table-cell>
          <table:table-cell table:style-name="ce57" table:formula="of:=IF([$Results.E25]=&quot;MAX&quot;;[$Results.$L25];[$Results.E25])" office:value-type="float" office:value="969624" calcext:value-type="float">
            <text:p>969624</text:p>
          </table:table-cell>
          <table:table-cell table:style-name="ce57" table:formula="of:=IF([$Results.F25]=&quot;MAX&quot;;[$Results.$L25];[$Results.F25])" office:value-type="float" office:value="5986" calcext:value-type="float">
            <text:p>5986</text:p>
          </table:table-cell>
          <table:table-cell table:style-name="ce57" table:formula="of:=IF([$Results.G25]=&quot;MAX&quot;;[$Results.$L25];[$Results.G25])" office:value-type="float" office:value="6397" calcext:value-type="float">
            <text:p>6397</text:p>
          </table:table-cell>
          <table:table-cell table:style-name="ce60" table:formula="of:=SUM(IF(FREQUENCY([.C26:.G26];[.C26:.G26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2</text:p>
          </table:table-cell>
          <table:table-cell table:style-name="ce66" table:formula="of:=RANK([.C26];[.$C26:.$G26];1)" office:value-type="float" office:value="1" calcext:value-type="float">
            <text:p>1</text:p>
          </table:table-cell>
          <table:table-cell table:style-name="ce66" table:formula="of:=RANK([.D26];[.$C26:.$G26];1)" office:value-type="float" office:value="2" calcext:value-type="float">
            <text:p>2</text:p>
          </table:table-cell>
          <table:table-cell table:style-name="ce66" table:formula="of:=RANK([.E26];[.$C26:.$G26];1)" office:value-type="float" office:value="5" calcext:value-type="float">
            <text:p>5</text:p>
          </table:table-cell>
          <table:table-cell table:style-name="ce66" table:formula="of:=RANK([.F26];[.$C26:.$G26];1)" office:value-type="float" office:value="3" calcext:value-type="float">
            <text:p>3</text:p>
          </table:table-cell>
          <table:table-cell table:style-name="ce66" table:formula="of:=RANK([.G26];[.$C26:.$G26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2</text:p>
          </table:table-cell>
          <table:table-cell table:style-name="ce70" table:formula="of:=MAX(0;LOG10(([.$H26]+1)/2)-LOG10([.K26]))" office:value-type="float" office:value="0.477121254719662" calcext:value-type="float">
            <text:p>0,48</text:p>
          </table:table-cell>
          <table:table-cell table:style-name="ce70" table:formula="of:=MAX(0;LOG10(([.$H26]+1)/2)-LOG10([.L26]))" office:value-type="float" office:value="0.176091259055681" calcext:value-type="float">
            <text:p>0,18</text:p>
          </table:table-cell>
          <table:table-cell table:style-name="ce70" table:formula="of:=MAX(0;LOG10(([.$H26]+1)/2)-LOG10([.M26]))" office:value-type="float" office:value="0" calcext:value-type="float">
            <text:p>0,00</text:p>
          </table:table-cell>
          <table:table-cell table:style-name="ce70" table:formula="of:=MAX(0;LOG10(([.$H26]+1)/2)-LOG10([.N26]))" office:value-type="float" office:value="0" calcext:value-type="float">
            <text:p>0,00</text:p>
          </table:table-cell>
          <table:table-cell table:style-name="ce70" table:formula="of:=MAX(0;LOG10(([.$H26]+1)/2)-LOG10([.O26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3</text:p>
          </table:table-cell>
          <table:table-cell table:style-name="ce57" table:formula="of:=IF([$Results.C26]=&quot;MAX&quot;;[$Results.$L26];[$Results.C26])" office:value-type="float" office:value="6239" calcext:value-type="float">
            <text:p>6239</text:p>
          </table:table-cell>
          <table:table-cell table:style-name="ce57" table:formula="of:=IF([$Results.D26]=&quot;MAX&quot;;[$Results.$L26];[$Results.D26])" office:value-type="float" office:value="7022" calcext:value-type="float">
            <text:p>7022</text:p>
          </table:table-cell>
          <table:table-cell table:style-name="ce57" table:formula="of:=IF([$Results.E26]=&quot;MAX&quot;;[$Results.$L26];[$Results.E26])" office:value-type="float" office:value="1172184" calcext:value-type="float">
            <text:p>1172184</text:p>
          </table:table-cell>
          <table:table-cell table:style-name="ce57" table:formula="of:=IF([$Results.F26]=&quot;MAX&quot;;[$Results.$L26];[$Results.F26])" office:value-type="float" office:value="7303" calcext:value-type="float">
            <text:p>7303</text:p>
          </table:table-cell>
          <table:table-cell table:style-name="ce57" table:formula="of:=IF([$Results.G26]=&quot;MAX&quot;;[$Results.$L26];[$Results.G26])" office:value-type="float" office:value="7757" calcext:value-type="float">
            <text:p>7757</text:p>
          </table:table-cell>
          <table:table-cell table:style-name="ce60" table:formula="of:=SUM(IF(FREQUENCY([.C27:.G27];[.C27:.G27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3</text:p>
          </table:table-cell>
          <table:table-cell table:style-name="ce66" table:formula="of:=RANK([.C27];[.$C27:.$G27];1)" office:value-type="float" office:value="1" calcext:value-type="float">
            <text:p>1</text:p>
          </table:table-cell>
          <table:table-cell table:style-name="ce66" table:formula="of:=RANK([.D27];[.$C27:.$G27];1)" office:value-type="float" office:value="2" calcext:value-type="float">
            <text:p>2</text:p>
          </table:table-cell>
          <table:table-cell table:style-name="ce66" table:formula="of:=RANK([.E27];[.$C27:.$G27];1)" office:value-type="float" office:value="5" calcext:value-type="float">
            <text:p>5</text:p>
          </table:table-cell>
          <table:table-cell table:style-name="ce66" table:formula="of:=RANK([.F27];[.$C27:.$G27];1)" office:value-type="float" office:value="3" calcext:value-type="float">
            <text:p>3</text:p>
          </table:table-cell>
          <table:table-cell table:style-name="ce66" table:formula="of:=RANK([.G27];[.$C27:.$G27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3</text:p>
          </table:table-cell>
          <table:table-cell table:style-name="ce70" table:formula="of:=MAX(0;LOG10(([.$H27]+1)/2)-LOG10([.K27]))" office:value-type="float" office:value="0.477121254719662" calcext:value-type="float">
            <text:p>0,48</text:p>
          </table:table-cell>
          <table:table-cell table:style-name="ce70" table:formula="of:=MAX(0;LOG10(([.$H27]+1)/2)-LOG10([.L27]))" office:value-type="float" office:value="0.176091259055681" calcext:value-type="float">
            <text:p>0,18</text:p>
          </table:table-cell>
          <table:table-cell table:style-name="ce70" table:formula="of:=MAX(0;LOG10(([.$H27]+1)/2)-LOG10([.M27]))" office:value-type="float" office:value="0" calcext:value-type="float">
            <text:p>0,00</text:p>
          </table:table-cell>
          <table:table-cell table:style-name="ce70" table:formula="of:=MAX(0;LOG10(([.$H27]+1)/2)-LOG10([.N27]))" office:value-type="float" office:value="0" calcext:value-type="float">
            <text:p>0,00</text:p>
          </table:table-cell>
          <table:table-cell table:style-name="ce70" table:formula="of:=MAX(0;LOG10(([.$H27]+1)/2)-LOG10([.O27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4</text:p>
          </table:table-cell>
          <table:table-cell table:style-name="ce57" table:formula="of:=IF([$Results.C27]=&quot;MAX&quot;;[$Results.$L27];[$Results.C27])" office:value-type="float" office:value="7421" calcext:value-type="float">
            <text:p>7421</text:p>
          </table:table-cell>
          <table:table-cell table:style-name="ce57" table:formula="of:=IF([$Results.D27]=&quot;MAX&quot;;[$Results.$L27];[$Results.D27])" office:value-type="float" office:value="8346" calcext:value-type="float">
            <text:p>8346</text:p>
          </table:table-cell>
          <table:table-cell table:style-name="ce57" table:formula="of:=IF([$Results.E27]=&quot;MAX&quot;;[$Results.$L27];[$Results.E27])" office:value-type="float" office:value="1393944" calcext:value-type="float">
            <text:p>1393944</text:p>
          </table:table-cell>
          <table:table-cell table:style-name="ce57" table:formula="of:=IF([$Results.F27]=&quot;MAX&quot;;[$Results.$L27];[$Results.F27])" office:value-type="float" office:value="8783" calcext:value-type="float">
            <text:p>8783</text:p>
          </table:table-cell>
          <table:table-cell table:style-name="ce57" table:formula="of:=IF([$Results.G27]=&quot;MAX&quot;;[$Results.$L27];[$Results.G27])" office:value-type="float" office:value="9216" calcext:value-type="float">
            <text:p>9216</text:p>
          </table:table-cell>
          <table:table-cell table:style-name="ce60" table:formula="of:=SUM(IF(FREQUENCY([.C28:.G28];[.C28:.G28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4</text:p>
          </table:table-cell>
          <table:table-cell table:style-name="ce66" table:formula="of:=RANK([.C28];[.$C28:.$G28];1)" office:value-type="float" office:value="1" calcext:value-type="float">
            <text:p>1</text:p>
          </table:table-cell>
          <table:table-cell table:style-name="ce66" table:formula="of:=RANK([.D28];[.$C28:.$G28];1)" office:value-type="float" office:value="2" calcext:value-type="float">
            <text:p>2</text:p>
          </table:table-cell>
          <table:table-cell table:style-name="ce66" table:formula="of:=RANK([.E28];[.$C28:.$G28];1)" office:value-type="float" office:value="5" calcext:value-type="float">
            <text:p>5</text:p>
          </table:table-cell>
          <table:table-cell table:style-name="ce66" table:formula="of:=RANK([.F28];[.$C28:.$G28];1)" office:value-type="float" office:value="3" calcext:value-type="float">
            <text:p>3</text:p>
          </table:table-cell>
          <table:table-cell table:style-name="ce66" table:formula="of:=RANK([.G28];[.$C28:.$G28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4</text:p>
          </table:table-cell>
          <table:table-cell table:style-name="ce70" table:formula="of:=MAX(0;LOG10(([.$H28]+1)/2)-LOG10([.K28]))" office:value-type="float" office:value="0.477121254719662" calcext:value-type="float">
            <text:p>0,48</text:p>
          </table:table-cell>
          <table:table-cell table:style-name="ce70" table:formula="of:=MAX(0;LOG10(([.$H28]+1)/2)-LOG10([.L28]))" office:value-type="float" office:value="0.176091259055681" calcext:value-type="float">
            <text:p>0,18</text:p>
          </table:table-cell>
          <table:table-cell table:style-name="ce70" table:formula="of:=MAX(0;LOG10(([.$H28]+1)/2)-LOG10([.M28]))" office:value-type="float" office:value="0" calcext:value-type="float">
            <text:p>0,00</text:p>
          </table:table-cell>
          <table:table-cell table:style-name="ce70" table:formula="of:=MAX(0;LOG10(([.$H28]+1)/2)-LOG10([.N28]))" office:value-type="float" office:value="0" calcext:value-type="float">
            <text:p>0,00</text:p>
          </table:table-cell>
          <table:table-cell table:style-name="ce70" table:formula="of:=MAX(0;LOG10(([.$H28]+1)/2)-LOG10([.O28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5</text:p>
          </table:table-cell>
          <table:table-cell table:style-name="ce57" table:formula="of:=IF([$Results.C28]=&quot;MAX&quot;;[$Results.$L28];[$Results.C28])" office:value-type="float" office:value="8686" calcext:value-type="float">
            <text:p>8686</text:p>
          </table:table-cell>
          <table:table-cell table:style-name="ce57" table:formula="of:=IF([$Results.D28]=&quot;MAX&quot;;[$Results.$L28];[$Results.D28])" office:value-type="float" office:value="9820" calcext:value-type="float">
            <text:p>9820</text:p>
          </table:table-cell>
          <table:table-cell table:style-name="ce57" table:formula="of:=IF([$Results.E28]=&quot;MAX&quot;;[$Results.$L28];[$Results.E28])" office:value-type="float" office:value="1634904" calcext:value-type="float">
            <text:p>1634904</text:p>
          </table:table-cell>
          <table:table-cell table:style-name="ce57" table:formula="of:=IF([$Results.F28]=&quot;MAX&quot;;[$Results.$L28];[$Results.F28])" office:value-type="float" office:value="10385" calcext:value-type="float">
            <text:p>10385</text:p>
          </table:table-cell>
          <table:table-cell table:style-name="ce57" table:formula="of:=IF([$Results.G28]=&quot;MAX&quot;;[$Results.$L28];[$Results.G28])" office:value-type="float" office:value="10775" calcext:value-type="float">
            <text:p>10775</text:p>
          </table:table-cell>
          <table:table-cell table:style-name="ce60" table:formula="of:=SUM(IF(FREQUENCY([.C29:.G29];[.C29:.G29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5</text:p>
          </table:table-cell>
          <table:table-cell table:style-name="ce66" table:formula="of:=RANK([.C29];[.$C29:.$G29];1)" office:value-type="float" office:value="1" calcext:value-type="float">
            <text:p>1</text:p>
          </table:table-cell>
          <table:table-cell table:style-name="ce66" table:formula="of:=RANK([.D29];[.$C29:.$G29];1)" office:value-type="float" office:value="2" calcext:value-type="float">
            <text:p>2</text:p>
          </table:table-cell>
          <table:table-cell table:style-name="ce66" table:formula="of:=RANK([.E29];[.$C29:.$G29];1)" office:value-type="float" office:value="5" calcext:value-type="float">
            <text:p>5</text:p>
          </table:table-cell>
          <table:table-cell table:style-name="ce66" table:formula="of:=RANK([.F29];[.$C29:.$G29];1)" office:value-type="float" office:value="3" calcext:value-type="float">
            <text:p>3</text:p>
          </table:table-cell>
          <table:table-cell table:style-name="ce66" table:formula="of:=RANK([.G29];[.$C29:.$G29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5</text:p>
          </table:table-cell>
          <table:table-cell table:style-name="ce70" table:formula="of:=MAX(0;LOG10(([.$H29]+1)/2)-LOG10([.K29]))" office:value-type="float" office:value="0.477121254719662" calcext:value-type="float">
            <text:p>0,48</text:p>
          </table:table-cell>
          <table:table-cell table:style-name="ce70" table:formula="of:=MAX(0;LOG10(([.$H29]+1)/2)-LOG10([.L29]))" office:value-type="float" office:value="0.176091259055681" calcext:value-type="float">
            <text:p>0,18</text:p>
          </table:table-cell>
          <table:table-cell table:style-name="ce70" table:formula="of:=MAX(0;LOG10(([.$H29]+1)/2)-LOG10([.M29]))" office:value-type="float" office:value="0" calcext:value-type="float">
            <text:p>0,00</text:p>
          </table:table-cell>
          <table:table-cell table:style-name="ce70" table:formula="of:=MAX(0;LOG10(([.$H29]+1)/2)-LOG10([.N29]))" office:value-type="float" office:value="0" calcext:value-type="float">
            <text:p>0,00</text:p>
          </table:table-cell>
          <table:table-cell table:style-name="ce70" table:formula="of:=MAX(0;LOG10(([.$H29]+1)/2)-LOG10([.O29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6</text:p>
          </table:table-cell>
          <table:table-cell table:style-name="ce57" table:formula="of:=IF([$Results.C29]=&quot;MAX&quot;;[$Results.$L29];[$Results.C29])" office:value-type="float" office:value="10041" calcext:value-type="float">
            <text:p>10041</text:p>
          </table:table-cell>
          <table:table-cell table:style-name="ce57" table:formula="of:=IF([$Results.D29]=&quot;MAX&quot;;[$Results.$L29];[$Results.D29])" office:value-type="float" office:value="11372" calcext:value-type="float">
            <text:p>11372</text:p>
          </table:table-cell>
          <table:table-cell table:style-name="ce57" table:formula="of:=IF([$Results.E29]=&quot;MAX&quot;;[$Results.$L29];[$Results.E29])" office:value-type="float" office:value="1895064" calcext:value-type="float">
            <text:p>1895064</text:p>
          </table:table-cell>
          <table:table-cell table:style-name="ce57" table:formula="of:=IF([$Results.F29]=&quot;MAX&quot;;[$Results.$L29];[$Results.F29])" office:value-type="float" office:value="12125" calcext:value-type="float">
            <text:p>12125</text:p>
          </table:table-cell>
          <table:table-cell table:style-name="ce57" table:formula="of:=IF([$Results.G29]=&quot;MAX&quot;;[$Results.$L29];[$Results.G29])" office:value-type="float" office:value="12465" calcext:value-type="float">
            <text:p>12465</text:p>
          </table:table-cell>
          <table:table-cell table:style-name="ce60" table:formula="of:=SUM(IF(FREQUENCY([.C30:.G30];[.C30:.G30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6</text:p>
          </table:table-cell>
          <table:table-cell table:style-name="ce66" table:formula="of:=RANK([.C30];[.$C30:.$G30];1)" office:value-type="float" office:value="1" calcext:value-type="float">
            <text:p>1</text:p>
          </table:table-cell>
          <table:table-cell table:style-name="ce66" table:formula="of:=RANK([.D30];[.$C30:.$G30];1)" office:value-type="float" office:value="2" calcext:value-type="float">
            <text:p>2</text:p>
          </table:table-cell>
          <table:table-cell table:style-name="ce66" table:formula="of:=RANK([.E30];[.$C30:.$G30];1)" office:value-type="float" office:value="5" calcext:value-type="float">
            <text:p>5</text:p>
          </table:table-cell>
          <table:table-cell table:style-name="ce66" table:formula="of:=RANK([.F30];[.$C30:.$G30];1)" office:value-type="float" office:value="3" calcext:value-type="float">
            <text:p>3</text:p>
          </table:table-cell>
          <table:table-cell table:style-name="ce66" table:formula="of:=RANK([.G30];[.$C30:.$G30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6</text:p>
          </table:table-cell>
          <table:table-cell table:style-name="ce70" table:formula="of:=MAX(0;LOG10(([.$H30]+1)/2)-LOG10([.K30]))" office:value-type="float" office:value="0.477121254719662" calcext:value-type="float">
            <text:p>0,48</text:p>
          </table:table-cell>
          <table:table-cell table:style-name="ce70" table:formula="of:=MAX(0;LOG10(([.$H30]+1)/2)-LOG10([.L30]))" office:value-type="float" office:value="0.176091259055681" calcext:value-type="float">
            <text:p>0,18</text:p>
          </table:table-cell>
          <table:table-cell table:style-name="ce70" table:formula="of:=MAX(0;LOG10(([.$H30]+1)/2)-LOG10([.M30]))" office:value-type="float" office:value="0" calcext:value-type="float">
            <text:p>0,00</text:p>
          </table:table-cell>
          <table:table-cell table:style-name="ce70" table:formula="of:=MAX(0;LOG10(([.$H30]+1)/2)-LOG10([.N30]))" office:value-type="float" office:value="0" calcext:value-type="float">
            <text:p>0,00</text:p>
          </table:table-cell>
          <table:table-cell table:style-name="ce70" table:formula="of:=MAX(0;LOG10(([.$H30]+1)/2)-LOG10([.O30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7</text:p>
          </table:table-cell>
          <table:table-cell table:style-name="ce57" table:formula="of:=IF([$Results.C30]=&quot;MAX&quot;;[$Results.$L30];[$Results.C30])" office:value-type="float" office:value="11533" calcext:value-type="float">
            <text:p>11533</text:p>
          </table:table-cell>
          <table:table-cell table:style-name="ce57" table:formula="of:=IF([$Results.D30]=&quot;MAX&quot;;[$Results.$L30];[$Results.D30])" office:value-type="float" office:value="13041" calcext:value-type="float">
            <text:p>13041</text:p>
          </table:table-cell>
          <table:table-cell table:style-name="ce57" table:formula="of:=IF([$Results.E30]=&quot;MAX&quot;;[$Results.$L30];[$Results.E30])" office:value-type="float" office:value="2174424" calcext:value-type="float">
            <text:p>2174424</text:p>
          </table:table-cell>
          <table:table-cell table:style-name="ce57" table:formula="of:=IF([$Results.F30]=&quot;MAX&quot;;[$Results.$L30];[$Results.F30])" office:value-type="float" office:value="13943" calcext:value-type="float">
            <text:p>13943</text:p>
          </table:table-cell>
          <table:table-cell table:style-name="ce57" table:formula="of:=IF([$Results.G30]=&quot;MAX&quot;;[$Results.$L30];[$Results.G30])" office:value-type="float" office:value="14378" calcext:value-type="float">
            <text:p>14378</text:p>
          </table:table-cell>
          <table:table-cell table:style-name="ce60" table:formula="of:=SUM(IF(FREQUENCY([.C31:.G31];[.C31:.G31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7</text:p>
          </table:table-cell>
          <table:table-cell table:style-name="ce66" table:formula="of:=RANK([.C31];[.$C31:.$G31];1)" office:value-type="float" office:value="1" calcext:value-type="float">
            <text:p>1</text:p>
          </table:table-cell>
          <table:table-cell table:style-name="ce66" table:formula="of:=RANK([.D31];[.$C31:.$G31];1)" office:value-type="float" office:value="2" calcext:value-type="float">
            <text:p>2</text:p>
          </table:table-cell>
          <table:table-cell table:style-name="ce66" table:formula="of:=RANK([.E31];[.$C31:.$G31];1)" office:value-type="float" office:value="5" calcext:value-type="float">
            <text:p>5</text:p>
          </table:table-cell>
          <table:table-cell table:style-name="ce66" table:formula="of:=RANK([.F31];[.$C31:.$G31];1)" office:value-type="float" office:value="3" calcext:value-type="float">
            <text:p>3</text:p>
          </table:table-cell>
          <table:table-cell table:style-name="ce66" table:formula="of:=RANK([.G31];[.$C31:.$G31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7</text:p>
          </table:table-cell>
          <table:table-cell table:style-name="ce70" table:formula="of:=MAX(0;LOG10(([.$H31]+1)/2)-LOG10([.K31]))" office:value-type="float" office:value="0.477121254719662" calcext:value-type="float">
            <text:p>0,48</text:p>
          </table:table-cell>
          <table:table-cell table:style-name="ce70" table:formula="of:=MAX(0;LOG10(([.$H31]+1)/2)-LOG10([.L31]))" office:value-type="float" office:value="0.176091259055681" calcext:value-type="float">
            <text:p>0,18</text:p>
          </table:table-cell>
          <table:table-cell table:style-name="ce70" table:formula="of:=MAX(0;LOG10(([.$H31]+1)/2)-LOG10([.M31]))" office:value-type="float" office:value="0" calcext:value-type="float">
            <text:p>0,00</text:p>
          </table:table-cell>
          <table:table-cell table:style-name="ce70" table:formula="of:=MAX(0;LOG10(([.$H31]+1)/2)-LOG10([.N31]))" office:value-type="float" office:value="0" calcext:value-type="float">
            <text:p>0,00</text:p>
          </table:table-cell>
          <table:table-cell table:style-name="ce70" table:formula="of:=MAX(0;LOG10(([.$H31]+1)/2)-LOG10([.O31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8</text:p>
          </table:table-cell>
          <table:table-cell table:style-name="ce57" table:formula="of:=IF([$Results.C31]=&quot;MAX&quot;;[$Results.$L31];[$Results.C31])" office:value-type="float" office:value="13106" calcext:value-type="float">
            <text:p>13106</text:p>
          </table:table-cell>
          <table:table-cell table:style-name="ce57" table:formula="of:=IF([$Results.D31]=&quot;MAX&quot;;[$Results.$L31];[$Results.D31])" office:value-type="float" office:value="14803" calcext:value-type="float">
            <text:p>14803</text:p>
          </table:table-cell>
          <table:table-cell table:style-name="ce57" table:formula="of:=IF([$Results.E31]=&quot;MAX&quot;;[$Results.$L31];[$Results.E31])" office:value-type="float" office:value="2472984" calcext:value-type="float">
            <text:p>2472984</text:p>
          </table:table-cell>
          <table:table-cell table:style-name="ce57" table:formula="of:=IF([$Results.F31]=&quot;MAX&quot;;[$Results.$L31];[$Results.F31])" office:value-type="float" office:value="16019" calcext:value-type="float">
            <text:p>16019</text:p>
          </table:table-cell>
          <table:table-cell table:style-name="ce57" table:formula="of:=IF([$Results.G31]=&quot;MAX&quot;;[$Results.$L31];[$Results.G31])" office:value-type="float" office:value="16277" calcext:value-type="float">
            <text:p>16277</text:p>
          </table:table-cell>
          <table:table-cell table:style-name="ce60" table:formula="of:=SUM(IF(FREQUENCY([.C32:.G32];[.C32:.G32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8</text:p>
          </table:table-cell>
          <table:table-cell table:style-name="ce66" table:formula="of:=RANK([.C32];[.$C32:.$G32];1)" office:value-type="float" office:value="1" calcext:value-type="float">
            <text:p>1</text:p>
          </table:table-cell>
          <table:table-cell table:style-name="ce66" table:formula="of:=RANK([.D32];[.$C32:.$G32];1)" office:value-type="float" office:value="2" calcext:value-type="float">
            <text:p>2</text:p>
          </table:table-cell>
          <table:table-cell table:style-name="ce66" table:formula="of:=RANK([.E32];[.$C32:.$G32];1)" office:value-type="float" office:value="5" calcext:value-type="float">
            <text:p>5</text:p>
          </table:table-cell>
          <table:table-cell table:style-name="ce66" table:formula="of:=RANK([.F32];[.$C32:.$G32];1)" office:value-type="float" office:value="3" calcext:value-type="float">
            <text:p>3</text:p>
          </table:table-cell>
          <table:table-cell table:style-name="ce66" table:formula="of:=RANK([.G32];[.$C32:.$G32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8</text:p>
          </table:table-cell>
          <table:table-cell table:style-name="ce70" table:formula="of:=MAX(0;LOG10(([.$H32]+1)/2)-LOG10([.K32]))" office:value-type="float" office:value="0.477121254719662" calcext:value-type="float">
            <text:p>0,48</text:p>
          </table:table-cell>
          <table:table-cell table:style-name="ce70" table:formula="of:=MAX(0;LOG10(([.$H32]+1)/2)-LOG10([.L32]))" office:value-type="float" office:value="0.176091259055681" calcext:value-type="float">
            <text:p>0,18</text:p>
          </table:table-cell>
          <table:table-cell table:style-name="ce70" table:formula="of:=MAX(0;LOG10(([.$H32]+1)/2)-LOG10([.M32]))" office:value-type="float" office:value="0" calcext:value-type="float">
            <text:p>0,00</text:p>
          </table:table-cell>
          <table:table-cell table:style-name="ce70" table:formula="of:=MAX(0;LOG10(([.$H32]+1)/2)-LOG10([.N32]))" office:value-type="float" office:value="0" calcext:value-type="float">
            <text:p>0,00</text:p>
          </table:table-cell>
          <table:table-cell table:style-name="ce70" table:formula="of:=MAX(0;LOG10(([.$H32]+1)/2)-LOG10([.O32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29</text:p>
          </table:table-cell>
          <table:table-cell table:style-name="ce57" table:formula="of:=IF([$Results.C32]=&quot;MAX&quot;;[$Results.$L32];[$Results.C32])" office:value-type="float" office:value="14752" calcext:value-type="float">
            <text:p>14752</text:p>
          </table:table-cell>
          <table:table-cell table:style-name="ce57" table:formula="of:=IF([$Results.D32]=&quot;MAX&quot;;[$Results.$L32];[$Results.D32])" office:value-type="float" office:value="16734" calcext:value-type="float">
            <text:p>16734</text:p>
          </table:table-cell>
          <table:table-cell table:style-name="ce57" table:formula="of:=IF([$Results.E32]=&quot;MAX&quot;;[$Results.$L32];[$Results.E32])" office:value-type="float" office:value="2790744" calcext:value-type="float">
            <text:p>2790744</text:p>
          </table:table-cell>
          <table:table-cell table:style-name="ce57" table:formula="of:=IF([$Results.F32]=&quot;MAX&quot;;[$Results.$L32];[$Results.F32])" office:value-type="float" office:value="18150" calcext:value-type="float">
            <text:p>18150</text:p>
          </table:table-cell>
          <table:table-cell table:style-name="ce57" table:formula="of:=IF([$Results.G32]=&quot;MAX&quot;;[$Results.$L32];[$Results.G32])" office:value-type="float" office:value="18407" calcext:value-type="float">
            <text:p>18407</text:p>
          </table:table-cell>
          <table:table-cell table:style-name="ce60" table:formula="of:=SUM(IF(FREQUENCY([.C33:.G33];[.C33:.G33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9</text:p>
          </table:table-cell>
          <table:table-cell table:style-name="ce66" table:formula="of:=RANK([.C33];[.$C33:.$G33];1)" office:value-type="float" office:value="1" calcext:value-type="float">
            <text:p>1</text:p>
          </table:table-cell>
          <table:table-cell table:style-name="ce66" table:formula="of:=RANK([.D33];[.$C33:.$G33];1)" office:value-type="float" office:value="2" calcext:value-type="float">
            <text:p>2</text:p>
          </table:table-cell>
          <table:table-cell table:style-name="ce66" table:formula="of:=RANK([.E33];[.$C33:.$G33];1)" office:value-type="float" office:value="5" calcext:value-type="float">
            <text:p>5</text:p>
          </table:table-cell>
          <table:table-cell table:style-name="ce66" table:formula="of:=RANK([.F33];[.$C33:.$G33];1)" office:value-type="float" office:value="3" calcext:value-type="float">
            <text:p>3</text:p>
          </table:table-cell>
          <table:table-cell table:style-name="ce66" table:formula="of:=RANK([.G33];[.$C33:.$G33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29</text:p>
          </table:table-cell>
          <table:table-cell table:style-name="ce70" table:formula="of:=MAX(0;LOG10(([.$H33]+1)/2)-LOG10([.K33]))" office:value-type="float" office:value="0.477121254719662" calcext:value-type="float">
            <text:p>0,48</text:p>
          </table:table-cell>
          <table:table-cell table:style-name="ce70" table:formula="of:=MAX(0;LOG10(([.$H33]+1)/2)-LOG10([.L33]))" office:value-type="float" office:value="0.176091259055681" calcext:value-type="float">
            <text:p>0,18</text:p>
          </table:table-cell>
          <table:table-cell table:style-name="ce70" table:formula="of:=MAX(0;LOG10(([.$H33]+1)/2)-LOG10([.M33]))" office:value-type="float" office:value="0" calcext:value-type="float">
            <text:p>0,00</text:p>
          </table:table-cell>
          <table:table-cell table:style-name="ce70" table:formula="of:=MAX(0;LOG10(([.$H33]+1)/2)-LOG10([.N33]))" office:value-type="float" office:value="0" calcext:value-type="float">
            <text:p>0,00</text:p>
          </table:table-cell>
          <table:table-cell table:style-name="ce70" table:formula="of:=MAX(0;LOG10(([.$H33]+1)/2)-LOG10([.O33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30</text:p>
          </table:table-cell>
          <table:table-cell table:style-name="ce57" table:formula="of:=IF([$Results.C33]=&quot;MAX&quot;;[$Results.$L33];[$Results.C33])" office:value-type="float" office:value="16534" calcext:value-type="float">
            <text:p>16534</text:p>
          </table:table-cell>
          <table:table-cell table:style-name="ce57" table:formula="of:=IF([$Results.D33]=&quot;MAX&quot;;[$Results.$L33];[$Results.D33])" office:value-type="float" office:value="18768" calcext:value-type="float">
            <text:p>18768</text:p>
          </table:table-cell>
          <table:table-cell table:style-name="ce57" table:formula="of:=IF([$Results.E33]=&quot;MAX&quot;;[$Results.$L33];[$Results.E33])" office:value-type="float" office:value="3127704" calcext:value-type="float">
            <text:p>3127704</text:p>
          </table:table-cell>
          <table:table-cell table:style-name="ce57" table:formula="of:=IF([$Results.F33]=&quot;MAX&quot;;[$Results.$L33];[$Results.F33])" office:value-type="float" office:value="20356" calcext:value-type="float">
            <text:p>20356</text:p>
          </table:table-cell>
          <table:table-cell table:style-name="ce57" table:formula="of:=IF([$Results.G33]=&quot;MAX&quot;;[$Results.$L33];[$Results.G33])" office:value-type="float" office:value="20649" calcext:value-type="float">
            <text:p>20649</text:p>
          </table:table-cell>
          <table:table-cell table:style-name="ce60" table:formula="of:=SUM(IF(FREQUENCY([.C34:.G34];[.C34:.G34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30</text:p>
          </table:table-cell>
          <table:table-cell table:style-name="ce66" table:formula="of:=RANK([.C34];[.$C34:.$G34];1)" office:value-type="float" office:value="1" calcext:value-type="float">
            <text:p>1</text:p>
          </table:table-cell>
          <table:table-cell table:style-name="ce66" table:formula="of:=RANK([.D34];[.$C34:.$G34];1)" office:value-type="float" office:value="2" calcext:value-type="float">
            <text:p>2</text:p>
          </table:table-cell>
          <table:table-cell table:style-name="ce66" table:formula="of:=RANK([.E34];[.$C34:.$G34];1)" office:value-type="float" office:value="5" calcext:value-type="float">
            <text:p>5</text:p>
          </table:table-cell>
          <table:table-cell table:style-name="ce66" table:formula="of:=RANK([.F34];[.$C34:.$G34];1)" office:value-type="float" office:value="3" calcext:value-type="float">
            <text:p>3</text:p>
          </table:table-cell>
          <table:table-cell table:style-name="ce66" table:formula="of:=RANK([.G34];[.$C34:.$G34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30</text:p>
          </table:table-cell>
          <table:table-cell table:style-name="ce70" table:formula="of:=MAX(0;LOG10(([.$H34]+1)/2)-LOG10([.K34]))" office:value-type="float" office:value="0.477121254719662" calcext:value-type="float">
            <text:p>0,48</text:p>
          </table:table-cell>
          <table:table-cell table:style-name="ce70" table:formula="of:=MAX(0;LOG10(([.$H34]+1)/2)-LOG10([.L34]))" office:value-type="float" office:value="0.176091259055681" calcext:value-type="float">
            <text:p>0,18</text:p>
          </table:table-cell>
          <table:table-cell table:style-name="ce70" table:formula="of:=MAX(0;LOG10(([.$H34]+1)/2)-LOG10([.M34]))" office:value-type="float" office:value="0" calcext:value-type="float">
            <text:p>0,00</text:p>
          </table:table-cell>
          <table:table-cell table:style-name="ce70" table:formula="of:=MAX(0;LOG10(([.$H34]+1)/2)-LOG10([.N34]))" office:value-type="float" office:value="0" calcext:value-type="float">
            <text:p>0,00</text:p>
          </table:table-cell>
          <table:table-cell table:style-name="ce70" table:formula="of:=MAX(0;LOG10(([.$H34]+1)/2)-LOG10([.O34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31</text:p>
          </table:table-cell>
          <table:table-cell table:style-name="ce57" table:formula="of:=IF([$Results.C34]=&quot;MAX&quot;;[$Results.$L34];[$Results.C34])" office:value-type="float" office:value="18405" calcext:value-type="float">
            <text:p>18405</text:p>
          </table:table-cell>
          <table:table-cell table:style-name="ce57" table:formula="of:=IF([$Results.D34]=&quot;MAX&quot;;[$Results.$L34];[$Results.D34])" office:value-type="float" office:value="20917" calcext:value-type="float">
            <text:p>20917</text:p>
          </table:table-cell>
          <table:table-cell table:style-name="ce57" table:formula="of:=IF([$Results.E34]=&quot;MAX&quot;;[$Results.$L34];[$Results.E34])" office:value-type="float" office:value="3483864" calcext:value-type="float">
            <text:p>3483864</text:p>
          </table:table-cell>
          <table:table-cell table:style-name="ce57" table:formula="of:=IF([$Results.F34]=&quot;MAX&quot;;[$Results.$L34];[$Results.F34])" office:value-type="float" office:value="22790" calcext:value-type="float">
            <text:p>22790</text:p>
          </table:table-cell>
          <table:table-cell table:style-name="ce57" table:formula="of:=IF([$Results.G34]=&quot;MAX&quot;;[$Results.$L34];[$Results.G34])" office:value-type="float" office:value="22892" calcext:value-type="float">
            <text:p>22892</text:p>
          </table:table-cell>
          <table:table-cell table:style-name="ce60" table:formula="of:=SUM(IF(FREQUENCY([.C35:.G35];[.C35:.G35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31</text:p>
          </table:table-cell>
          <table:table-cell table:style-name="ce66" table:formula="of:=RANK([.C35];[.$C35:.$G35];1)" office:value-type="float" office:value="1" calcext:value-type="float">
            <text:p>1</text:p>
          </table:table-cell>
          <table:table-cell table:style-name="ce66" table:formula="of:=RANK([.D35];[.$C35:.$G35];1)" office:value-type="float" office:value="2" calcext:value-type="float">
            <text:p>2</text:p>
          </table:table-cell>
          <table:table-cell table:style-name="ce66" table:formula="of:=RANK([.E35];[.$C35:.$G35];1)" office:value-type="float" office:value="5" calcext:value-type="float">
            <text:p>5</text:p>
          </table:table-cell>
          <table:table-cell table:style-name="ce66" table:formula="of:=RANK([.F35];[.$C35:.$G35];1)" office:value-type="float" office:value="3" calcext:value-type="float">
            <text:p>3</text:p>
          </table:table-cell>
          <table:table-cell table:style-name="ce66" table:formula="of:=RANK([.G35];[.$C35:.$G35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31</text:p>
          </table:table-cell>
          <table:table-cell table:style-name="ce70" table:formula="of:=MAX(0;LOG10(([.$H35]+1)/2)-LOG10([.K35]))" office:value-type="float" office:value="0.477121254719662" calcext:value-type="float">
            <text:p>0,48</text:p>
          </table:table-cell>
          <table:table-cell table:style-name="ce70" table:formula="of:=MAX(0;LOG10(([.$H35]+1)/2)-LOG10([.L35]))" office:value-type="float" office:value="0.176091259055681" calcext:value-type="float">
            <text:p>0,18</text:p>
          </table:table-cell>
          <table:table-cell table:style-name="ce70" table:formula="of:=MAX(0;LOG10(([.$H35]+1)/2)-LOG10([.M35]))" office:value-type="float" office:value="0" calcext:value-type="float">
            <text:p>0,00</text:p>
          </table:table-cell>
          <table:table-cell table:style-name="ce70" table:formula="of:=MAX(0;LOG10(([.$H35]+1)/2)-LOG10([.N35]))" office:value-type="float" office:value="0" calcext:value-type="float">
            <text:p>0,00</text:p>
          </table:table-cell>
          <table:table-cell table:style-name="ce70" table:formula="of:=MAX(0;LOG10(([.$H35]+1)/2)-LOG10([.O35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AC_32</text:p>
          </table:table-cell>
          <table:table-cell table:style-name="ce57" table:formula="of:=IF([$Results.C35]=&quot;MAX&quot;;[$Results.$L35];[$Results.C35])" office:value-type="float" office:value="20358" calcext:value-type="float">
            <text:p>20358</text:p>
          </table:table-cell>
          <table:table-cell table:style-name="ce57" table:formula="of:=IF([$Results.D35]=&quot;MAX&quot;;[$Results.$L35];[$Results.D35])" office:value-type="float" office:value="23162" calcext:value-type="float">
            <text:p>23162</text:p>
          </table:table-cell>
          <table:table-cell table:style-name="ce57" table:formula="of:=IF([$Results.E35]=&quot;MAX&quot;;[$Results.$L35];[$Results.E35])" office:value-type="float" office:value="3859224" calcext:value-type="float">
            <text:p>3859224</text:p>
          </table:table-cell>
          <table:table-cell table:style-name="ce57" table:formula="of:=IF([$Results.F35]=&quot;MAX&quot;;[$Results.$L35];[$Results.F35])" office:value-type="float" office:value="25239" calcext:value-type="float">
            <text:p>25239</text:p>
          </table:table-cell>
          <table:table-cell table:style-name="ce57" table:formula="of:=IF([$Results.G35]=&quot;MAX&quot;;[$Results.$L35];[$Results.G35])" office:value-type="float" office:value="25243" calcext:value-type="float">
            <text:p>25243</text:p>
          </table:table-cell>
          <table:table-cell table:style-name="ce60" table:formula="of:=SUM(IF(FREQUENCY([.C36:.G36];[.C36:.G36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32</text:p>
          </table:table-cell>
          <table:table-cell table:style-name="ce66" table:formula="of:=RANK([.C36];[.$C36:.$G36];1)" office:value-type="float" office:value="1" calcext:value-type="float">
            <text:p>1</text:p>
          </table:table-cell>
          <table:table-cell table:style-name="ce66" table:formula="of:=RANK([.D36];[.$C36:.$G36];1)" office:value-type="float" office:value="2" calcext:value-type="float">
            <text:p>2</text:p>
          </table:table-cell>
          <table:table-cell table:style-name="ce66" table:formula="of:=RANK([.E36];[.$C36:.$G36];1)" office:value-type="float" office:value="5" calcext:value-type="float">
            <text:p>5</text:p>
          </table:table-cell>
          <table:table-cell table:style-name="ce66" table:formula="of:=RANK([.F36];[.$C36:.$G36];1)" office:value-type="float" office:value="3" calcext:value-type="float">
            <text:p>3</text:p>
          </table:table-cell>
          <table:table-cell table:style-name="ce66" table:formula="of:=RANK([.G36];[.$C36:.$G36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32</text:p>
          </table:table-cell>
          <table:table-cell table:style-name="ce70" table:formula="of:=MAX(0;LOG10(([.$H36]+1)/2)-LOG10([.K36]))" office:value-type="float" office:value="0.477121254719662" calcext:value-type="float">
            <text:p>0,48</text:p>
          </table:table-cell>
          <table:table-cell table:style-name="ce70" table:formula="of:=MAX(0;LOG10(([.$H36]+1)/2)-LOG10([.L36]))" office:value-type="float" office:value="0.176091259055681" calcext:value-type="float">
            <text:p>0,18</text:p>
          </table:table-cell>
          <table:table-cell table:style-name="ce70" table:formula="of:=MAX(0;LOG10(([.$H36]+1)/2)-LOG10([.M36]))" office:value-type="float" office:value="0" calcext:value-type="float">
            <text:p>0,00</text:p>
          </table:table-cell>
          <table:table-cell table:style-name="ce70" table:formula="of:=MAX(0;LOG10(([.$H36]+1)/2)-LOG10([.N36]))" office:value-type="float" office:value="0" calcext:value-type="float">
            <text:p>0,00</text:p>
          </table:table-cell>
          <table:table-cell table:style-name="ce70" table:formula="of:=MAX(0;LOG10(([.$H36]+1)/2)-LOG10([.O36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01</text:p>
          </table:table-cell>
          <table:table-cell table:style-name="ce57" table:formula="of:=IF([$Results.C36]=&quot;MAX&quot;;[$Results.$L36];[$Results.C36])" office:value-type="float" office:value="664" calcext:value-type="float">
            <text:p>664</text:p>
          </table:table-cell>
          <table:table-cell table:style-name="ce57" table:formula="of:=IF([$Results.D36]=&quot;MAX&quot;;[$Results.$L36];[$Results.D36])" office:value-type="float" office:value="665" calcext:value-type="float">
            <text:p>665</text:p>
          </table:table-cell>
          <table:table-cell table:style-name="ce57" table:formula="of:=IF([$Results.E36]=&quot;MAX&quot;;[$Results.$L36];[$Results.E36])" office:value-type="float" office:value="928" calcext:value-type="float">
            <text:p>928</text:p>
          </table:table-cell>
          <table:table-cell table:style-name="ce57" table:formula="of:=IF([$Results.F36]=&quot;MAX&quot;;[$Results.$L36];[$Results.F36])" office:value-type="float" office:value="665" calcext:value-type="float">
            <text:p>665</text:p>
          </table:table-cell>
          <table:table-cell table:style-name="ce57" table:formula="of:=IF([$Results.G36]=&quot;MAX&quot;;[$Results.$L36];[$Results.G36])" office:value-type="float" office:value="676" calcext:value-type="float">
            <text:p>676</text:p>
          </table:table-cell>
          <table:table-cell table:style-name="ce60" table:formula="of:=SUM(IF(FREQUENCY([.C37:.G37];[.C37:.G37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1</text:p>
          </table:table-cell>
          <table:table-cell table:style-name="ce66" table:formula="of:=RANK([.C37];[.$C37:.$G37];1)" office:value-type="float" office:value="1" calcext:value-type="float">
            <text:p>1</text:p>
          </table:table-cell>
          <table:table-cell table:style-name="ce66" table:formula="of:=RANK([.D37];[.$C37:.$G37];1)" office:value-type="float" office:value="2" calcext:value-type="float">
            <text:p>2</text:p>
          </table:table-cell>
          <table:table-cell table:style-name="ce66" table:formula="of:=RANK([.E37];[.$C37:.$G37];1)" office:value-type="float" office:value="5" calcext:value-type="float">
            <text:p>5</text:p>
          </table:table-cell>
          <table:table-cell table:style-name="ce66" table:formula="of:=RANK([.F37];[.$C37:.$G37];1)" office:value-type="float" office:value="2" calcext:value-type="float">
            <text:p>2</text:p>
          </table:table-cell>
          <table:table-cell table:style-name="ce66" table:formula="of:=RANK([.G37];[.$C37:.$G37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1</text:p>
          </table:table-cell>
          <table:table-cell table:style-name="ce70" table:formula="of:=MAX(0;LOG10(([.$H37]+1)/2)-LOG10([.K37]))" office:value-type="float" office:value="0.397940008672038" calcext:value-type="float">
            <text:p>0,40</text:p>
          </table:table-cell>
          <table:table-cell table:style-name="ce70" table:formula="of:=MAX(0;LOG10(([.$H37]+1)/2)-LOG10([.L37]))" office:value-type="float" office:value="0.0969100130080564" calcext:value-type="float">
            <text:p>0,10</text:p>
          </table:table-cell>
          <table:table-cell table:style-name="ce70" table:formula="of:=MAX(0;LOG10(([.$H37]+1)/2)-LOG10([.M37]))" office:value-type="float" office:value="0" calcext:value-type="float">
            <text:p>0,00</text:p>
          </table:table-cell>
          <table:table-cell table:style-name="ce70" table:formula="of:=MAX(0;LOG10(([.$H37]+1)/2)-LOG10([.N37]))" office:value-type="float" office:value="0.0969100130080564" calcext:value-type="float">
            <text:p>0,10</text:p>
          </table:table-cell>
          <table:table-cell table:style-name="ce70" table:formula="of:=MAX(0;LOG10(([.$H37]+1)/2)-LOG10([.O37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02</text:p>
          </table:table-cell>
          <table:table-cell table:style-name="ce57" table:formula="of:=IF([$Results.C37]=&quot;MAX&quot;;[$Results.$L37];[$Results.C37])" office:value-type="float" office:value="736" calcext:value-type="float">
            <text:p>736</text:p>
          </table:table-cell>
          <table:table-cell table:style-name="ce57" table:formula="of:=IF([$Results.D37]=&quot;MAX&quot;;[$Results.$L37];[$Results.D37])" office:value-type="float" office:value="738" calcext:value-type="float">
            <text:p>738</text:p>
          </table:table-cell>
          <table:table-cell table:style-name="ce57" table:formula="of:=IF([$Results.E37]=&quot;MAX&quot;;[$Results.$L37];[$Results.E37])" office:value-type="float" office:value="1031" calcext:value-type="float">
            <text:p>1031</text:p>
          </table:table-cell>
          <table:table-cell table:style-name="ce57" table:formula="of:=IF([$Results.F37]=&quot;MAX&quot;;[$Results.$L37];[$Results.F37])" office:value-type="float" office:value="738" calcext:value-type="float">
            <text:p>738</text:p>
          </table:table-cell>
          <table:table-cell table:style-name="ce57" table:formula="of:=IF([$Results.G37]=&quot;MAX&quot;;[$Results.$L37];[$Results.G37])" office:value-type="float" office:value="814" calcext:value-type="float">
            <text:p>814</text:p>
          </table:table-cell>
          <table:table-cell table:style-name="ce60" table:formula="of:=SUM(IF(FREQUENCY([.C38:.G38];[.C38:.G38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2</text:p>
          </table:table-cell>
          <table:table-cell table:style-name="ce66" table:formula="of:=RANK([.C38];[.$C38:.$G38];1)" office:value-type="float" office:value="1" calcext:value-type="float">
            <text:p>1</text:p>
          </table:table-cell>
          <table:table-cell table:style-name="ce66" table:formula="of:=RANK([.D38];[.$C38:.$G38];1)" office:value-type="float" office:value="2" calcext:value-type="float">
            <text:p>2</text:p>
          </table:table-cell>
          <table:table-cell table:style-name="ce66" table:formula="of:=RANK([.E38];[.$C38:.$G38];1)" office:value-type="float" office:value="5" calcext:value-type="float">
            <text:p>5</text:p>
          </table:table-cell>
          <table:table-cell table:style-name="ce66" table:formula="of:=RANK([.F38];[.$C38:.$G38];1)" office:value-type="float" office:value="2" calcext:value-type="float">
            <text:p>2</text:p>
          </table:table-cell>
          <table:table-cell table:style-name="ce66" table:formula="of:=RANK([.G38];[.$C38:.$G38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2</text:p>
          </table:table-cell>
          <table:table-cell table:style-name="ce70" table:formula="of:=MAX(0;LOG10(([.$H38]+1)/2)-LOG10([.K38]))" office:value-type="float" office:value="0.397940008672038" calcext:value-type="float">
            <text:p>0,40</text:p>
          </table:table-cell>
          <table:table-cell table:style-name="ce70" table:formula="of:=MAX(0;LOG10(([.$H38]+1)/2)-LOG10([.L38]))" office:value-type="float" office:value="0.0969100130080564" calcext:value-type="float">
            <text:p>0,10</text:p>
          </table:table-cell>
          <table:table-cell table:style-name="ce70" table:formula="of:=MAX(0;LOG10(([.$H38]+1)/2)-LOG10([.M38]))" office:value-type="float" office:value="0" calcext:value-type="float">
            <text:p>0,00</text:p>
          </table:table-cell>
          <table:table-cell table:style-name="ce70" table:formula="of:=MAX(0;LOG10(([.$H38]+1)/2)-LOG10([.N38]))" office:value-type="float" office:value="0.0969100130080564" calcext:value-type="float">
            <text:p>0,10</text:p>
          </table:table-cell>
          <table:table-cell table:style-name="ce70" table:formula="of:=MAX(0;LOG10(([.$H38]+1)/2)-LOG10([.O38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03</text:p>
          </table:table-cell>
          <table:table-cell table:style-name="ce57" table:formula="of:=IF([$Results.C38]=&quot;MAX&quot;;[$Results.$L38];[$Results.C38])" office:value-type="float" office:value="745" calcext:value-type="float">
            <text:p>745</text:p>
          </table:table-cell>
          <table:table-cell table:style-name="ce57" table:formula="of:=IF([$Results.D38]=&quot;MAX&quot;;[$Results.$L38];[$Results.D38])" office:value-type="float" office:value="745" calcext:value-type="float">
            <text:p>745</text:p>
          </table:table-cell>
          <table:table-cell table:style-name="ce57" table:formula="of:=IF([$Results.E38]=&quot;MAX&quot;;[$Results.$L38];[$Results.E38])" office:value-type="float" office:value="1021" calcext:value-type="float">
            <text:p>1021</text:p>
          </table:table-cell>
          <table:table-cell table:style-name="ce57" table:formula="of:=IF([$Results.F38]=&quot;MAX&quot;;[$Results.$L38];[$Results.F38])" office:value-type="float" office:value="745" calcext:value-type="float">
            <text:p>745</text:p>
          </table:table-cell>
          <table:table-cell table:style-name="ce57" table:formula="of:=IF([$Results.G38]=&quot;MAX&quot;;[$Results.$L38];[$Results.G38])" office:value-type="float" office:value="751" calcext:value-type="float">
            <text:p>751</text:p>
          </table:table-cell>
          <table:table-cell table:style-name="ce60" table:formula="of:=SUM(IF(FREQUENCY([.C39:.G39];[.C39:.G39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3</text:p>
          </table:table-cell>
          <table:table-cell table:style-name="ce66" table:formula="of:=RANK([.C39];[.$C39:.$G39];1)" office:value-type="float" office:value="1" calcext:value-type="float">
            <text:p>1</text:p>
          </table:table-cell>
          <table:table-cell table:style-name="ce66" table:formula="of:=RANK([.D39];[.$C39:.$G39];1)" office:value-type="float" office:value="1" calcext:value-type="float">
            <text:p>1</text:p>
          </table:table-cell>
          <table:table-cell table:style-name="ce66" table:formula="of:=RANK([.E39];[.$C39:.$G39];1)" office:value-type="float" office:value="5" calcext:value-type="float">
            <text:p>5</text:p>
          </table:table-cell>
          <table:table-cell table:style-name="ce66" table:formula="of:=RANK([.F39];[.$C39:.$G39];1)" office:value-type="float" office:value="1" calcext:value-type="float">
            <text:p>1</text:p>
          </table:table-cell>
          <table:table-cell table:style-name="ce66" table:formula="of:=RANK([.G39];[.$C39:.$G39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3</text:p>
          </table:table-cell>
          <table:table-cell table:style-name="ce70" table:formula="of:=MAX(0;LOG10(([.$H39]+1)/2)-LOG10([.K39]))" office:value-type="float" office:value="0.301029995663981" calcext:value-type="float">
            <text:p>0,30</text:p>
          </table:table-cell>
          <table:table-cell table:style-name="ce70" table:formula="of:=MAX(0;LOG10(([.$H39]+1)/2)-LOG10([.L39]))" office:value-type="float" office:value="0.301029995663981" calcext:value-type="float">
            <text:p>0,30</text:p>
          </table:table-cell>
          <table:table-cell table:style-name="ce70" table:formula="of:=MAX(0;LOG10(([.$H39]+1)/2)-LOG10([.M39]))" office:value-type="float" office:value="0" calcext:value-type="float">
            <text:p>0,00</text:p>
          </table:table-cell>
          <table:table-cell table:style-name="ce70" table:formula="of:=MAX(0;LOG10(([.$H39]+1)/2)-LOG10([.N39]))" office:value-type="float" office:value="0.301029995663981" calcext:value-type="float">
            <text:p>0,30</text:p>
          </table:table-cell>
          <table:table-cell table:style-name="ce70" table:formula="of:=MAX(0;LOG10(([.$H39]+1)/2)-LOG10([.O39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04</text:p>
          </table:table-cell>
          <table:table-cell table:style-name="ce57" table:formula="of:=IF([$Results.C39]=&quot;MAX&quot;;[$Results.$L39];[$Results.C39])" office:value-type="float" office:value="832" calcext:value-type="float">
            <text:p>832</text:p>
          </table:table-cell>
          <table:table-cell table:style-name="ce57" table:formula="of:=IF([$Results.D39]=&quot;MAX&quot;;[$Results.$L39];[$Results.D39])" office:value-type="float" office:value="833" calcext:value-type="float">
            <text:p>833</text:p>
          </table:table-cell>
          <table:table-cell table:style-name="ce57" table:formula="of:=IF([$Results.E39]=&quot;MAX&quot;;[$Results.$L39];[$Results.E39])" office:value-type="float" office:value="1170" calcext:value-type="float">
            <text:p>1170</text:p>
          </table:table-cell>
          <table:table-cell table:style-name="ce57" table:formula="of:=IF([$Results.F39]=&quot;MAX&quot;;[$Results.$L39];[$Results.F39])" office:value-type="float" office:value="833" calcext:value-type="float">
            <text:p>833</text:p>
          </table:table-cell>
          <table:table-cell table:style-name="ce57" table:formula="of:=IF([$Results.G39]=&quot;MAX&quot;;[$Results.$L39];[$Results.G39])" office:value-type="float" office:value="919" calcext:value-type="float">
            <text:p>919</text:p>
          </table:table-cell>
          <table:table-cell table:style-name="ce60" table:formula="of:=SUM(IF(FREQUENCY([.C40:.G40];[.C40:.G40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4</text:p>
          </table:table-cell>
          <table:table-cell table:style-name="ce66" table:formula="of:=RANK([.C40];[.$C40:.$G40];1)" office:value-type="float" office:value="1" calcext:value-type="float">
            <text:p>1</text:p>
          </table:table-cell>
          <table:table-cell table:style-name="ce66" table:formula="of:=RANK([.D40];[.$C40:.$G40];1)" office:value-type="float" office:value="2" calcext:value-type="float">
            <text:p>2</text:p>
          </table:table-cell>
          <table:table-cell table:style-name="ce66" table:formula="of:=RANK([.E40];[.$C40:.$G40];1)" office:value-type="float" office:value="5" calcext:value-type="float">
            <text:p>5</text:p>
          </table:table-cell>
          <table:table-cell table:style-name="ce66" table:formula="of:=RANK([.F40];[.$C40:.$G40];1)" office:value-type="float" office:value="2" calcext:value-type="float">
            <text:p>2</text:p>
          </table:table-cell>
          <table:table-cell table:style-name="ce66" table:formula="of:=RANK([.G40];[.$C40:.$G40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4</text:p>
          </table:table-cell>
          <table:table-cell table:style-name="ce70" table:formula="of:=MAX(0;LOG10(([.$H40]+1)/2)-LOG10([.K40]))" office:value-type="float" office:value="0.397940008672038" calcext:value-type="float">
            <text:p>0,40</text:p>
          </table:table-cell>
          <table:table-cell table:style-name="ce70" table:formula="of:=MAX(0;LOG10(([.$H40]+1)/2)-LOG10([.L40]))" office:value-type="float" office:value="0.0969100130080564" calcext:value-type="float">
            <text:p>0,10</text:p>
          </table:table-cell>
          <table:table-cell table:style-name="ce70" table:formula="of:=MAX(0;LOG10(([.$H40]+1)/2)-LOG10([.M40]))" office:value-type="float" office:value="0" calcext:value-type="float">
            <text:p>0,00</text:p>
          </table:table-cell>
          <table:table-cell table:style-name="ce70" table:formula="of:=MAX(0;LOG10(([.$H40]+1)/2)-LOG10([.N40]))" office:value-type="float" office:value="0.0969100130080564" calcext:value-type="float">
            <text:p>0,10</text:p>
          </table:table-cell>
          <table:table-cell table:style-name="ce70" table:formula="of:=MAX(0;LOG10(([.$H40]+1)/2)-LOG10([.O40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05</text:p>
          </table:table-cell>
          <table:table-cell table:style-name="ce57" table:formula="of:=IF([$Results.C40]=&quot;MAX&quot;;[$Results.$L40];[$Results.C40])" office:value-type="float" office:value="934" calcext:value-type="float">
            <text:p>934</text:p>
          </table:table-cell>
          <table:table-cell table:style-name="ce57" table:formula="of:=IF([$Results.D40]=&quot;MAX&quot;;[$Results.$L40];[$Results.D40])" office:value-type="float" office:value="934" calcext:value-type="float">
            <text:p>934</text:p>
          </table:table-cell>
          <table:table-cell table:style-name="ce57" table:formula="of:=IF([$Results.E40]=&quot;MAX&quot;;[$Results.$L40];[$Results.E40])" office:value-type="float" office:value="1240" calcext:value-type="float">
            <text:p>1240</text:p>
          </table:table-cell>
          <table:table-cell table:style-name="ce57" table:formula="of:=IF([$Results.F40]=&quot;MAX&quot;;[$Results.$L40];[$Results.F40])" office:value-type="float" office:value="934" calcext:value-type="float">
            <text:p>934</text:p>
          </table:table-cell>
          <table:table-cell table:style-name="ce57" table:formula="of:=IF([$Results.G40]=&quot;MAX&quot;;[$Results.$L40];[$Results.G40])" office:value-type="float" office:value="953" calcext:value-type="float">
            <text:p>953</text:p>
          </table:table-cell>
          <table:table-cell table:style-name="ce60" table:formula="of:=SUM(IF(FREQUENCY([.C41:.G41];[.C41:.G41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5</text:p>
          </table:table-cell>
          <table:table-cell table:style-name="ce66" table:formula="of:=RANK([.C41];[.$C41:.$G41];1)" office:value-type="float" office:value="1" calcext:value-type="float">
            <text:p>1</text:p>
          </table:table-cell>
          <table:table-cell table:style-name="ce66" table:formula="of:=RANK([.D41];[.$C41:.$G41];1)" office:value-type="float" office:value="1" calcext:value-type="float">
            <text:p>1</text:p>
          </table:table-cell>
          <table:table-cell table:style-name="ce66" table:formula="of:=RANK([.E41];[.$C41:.$G41];1)" office:value-type="float" office:value="5" calcext:value-type="float">
            <text:p>5</text:p>
          </table:table-cell>
          <table:table-cell table:style-name="ce66" table:formula="of:=RANK([.F41];[.$C41:.$G41];1)" office:value-type="float" office:value="1" calcext:value-type="float">
            <text:p>1</text:p>
          </table:table-cell>
          <table:table-cell table:style-name="ce66" table:formula="of:=RANK([.G41];[.$C41:.$G41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5</text:p>
          </table:table-cell>
          <table:table-cell table:style-name="ce70" table:formula="of:=MAX(0;LOG10(([.$H41]+1)/2)-LOG10([.K41]))" office:value-type="float" office:value="0.301029995663981" calcext:value-type="float">
            <text:p>0,30</text:p>
          </table:table-cell>
          <table:table-cell table:style-name="ce70" table:formula="of:=MAX(0;LOG10(([.$H41]+1)/2)-LOG10([.L41]))" office:value-type="float" office:value="0.301029995663981" calcext:value-type="float">
            <text:p>0,30</text:p>
          </table:table-cell>
          <table:table-cell table:style-name="ce70" table:formula="of:=MAX(0;LOG10(([.$H41]+1)/2)-LOG10([.M41]))" office:value-type="float" office:value="0" calcext:value-type="float">
            <text:p>0,00</text:p>
          </table:table-cell>
          <table:table-cell table:style-name="ce70" table:formula="of:=MAX(0;LOG10(([.$H41]+1)/2)-LOG10([.N41]))" office:value-type="float" office:value="0.301029995663981" calcext:value-type="float">
            <text:p>0,30</text:p>
          </table:table-cell>
          <table:table-cell table:style-name="ce70" table:formula="of:=MAX(0;LOG10(([.$H41]+1)/2)-LOG10([.O41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06</text:p>
          </table:table-cell>
          <table:table-cell table:style-name="ce57" table:formula="of:=IF([$Results.C41]=&quot;MAX&quot;;[$Results.$L41];[$Results.C41])" office:value-type="float" office:value="938" calcext:value-type="float">
            <text:p>938</text:p>
          </table:table-cell>
          <table:table-cell table:style-name="ce57" table:formula="of:=IF([$Results.D41]=&quot;MAX&quot;;[$Results.$L41];[$Results.D41])" office:value-type="float" office:value="938" calcext:value-type="float">
            <text:p>938</text:p>
          </table:table-cell>
          <table:table-cell table:style-name="ce57" table:formula="of:=IF([$Results.E41]=&quot;MAX&quot;;[$Results.$L41];[$Results.E41])" office:value-type="float" office:value="1321" calcext:value-type="float">
            <text:p>1321</text:p>
          </table:table-cell>
          <table:table-cell table:style-name="ce57" table:formula="of:=IF([$Results.F41]=&quot;MAX&quot;;[$Results.$L41];[$Results.F41])" office:value-type="float" office:value="938" calcext:value-type="float">
            <text:p>938</text:p>
          </table:table-cell>
          <table:table-cell table:style-name="ce57" table:formula="of:=IF([$Results.G41]=&quot;MAX&quot;;[$Results.$L41];[$Results.G41])" office:value-type="float" office:value="1062" calcext:value-type="float">
            <text:p>1062</text:p>
          </table:table-cell>
          <table:table-cell table:style-name="ce60" table:formula="of:=SUM(IF(FREQUENCY([.C42:.G42];[.C42:.G42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6</text:p>
          </table:table-cell>
          <table:table-cell table:style-name="ce66" table:formula="of:=RANK([.C42];[.$C42:.$G42];1)" office:value-type="float" office:value="1" calcext:value-type="float">
            <text:p>1</text:p>
          </table:table-cell>
          <table:table-cell table:style-name="ce66" table:formula="of:=RANK([.D42];[.$C42:.$G42];1)" office:value-type="float" office:value="1" calcext:value-type="float">
            <text:p>1</text:p>
          </table:table-cell>
          <table:table-cell table:style-name="ce66" table:formula="of:=RANK([.E42];[.$C42:.$G42];1)" office:value-type="float" office:value="5" calcext:value-type="float">
            <text:p>5</text:p>
          </table:table-cell>
          <table:table-cell table:style-name="ce66" table:formula="of:=RANK([.F42];[.$C42:.$G42];1)" office:value-type="float" office:value="1" calcext:value-type="float">
            <text:p>1</text:p>
          </table:table-cell>
          <table:table-cell table:style-name="ce66" table:formula="of:=RANK([.G42];[.$C42:.$G42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6</text:p>
          </table:table-cell>
          <table:table-cell table:style-name="ce70" table:formula="of:=MAX(0;LOG10(([.$H42]+1)/2)-LOG10([.K42]))" office:value-type="float" office:value="0.301029995663981" calcext:value-type="float">
            <text:p>0,30</text:p>
          </table:table-cell>
          <table:table-cell table:style-name="ce70" table:formula="of:=MAX(0;LOG10(([.$H42]+1)/2)-LOG10([.L42]))" office:value-type="float" office:value="0.301029995663981" calcext:value-type="float">
            <text:p>0,30</text:p>
          </table:table-cell>
          <table:table-cell table:style-name="ce70" table:formula="of:=MAX(0;LOG10(([.$H42]+1)/2)-LOG10([.M42]))" office:value-type="float" office:value="0" calcext:value-type="float">
            <text:p>0,00</text:p>
          </table:table-cell>
          <table:table-cell table:style-name="ce70" table:formula="of:=MAX(0;LOG10(([.$H42]+1)/2)-LOG10([.N42]))" office:value-type="float" office:value="0.301029995663981" calcext:value-type="float">
            <text:p>0,30</text:p>
          </table:table-cell>
          <table:table-cell table:style-name="ce70" table:formula="of:=MAX(0;LOG10(([.$H42]+1)/2)-LOG10([.O42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07</text:p>
          </table:table-cell>
          <table:table-cell table:style-name="ce57" table:formula="of:=IF([$Results.C42]=&quot;MAX&quot;;[$Results.$L42];[$Results.C42])" office:value-type="float" office:value="989" calcext:value-type="float">
            <text:p>989</text:p>
          </table:table-cell>
          <table:table-cell table:style-name="ce57" table:formula="of:=IF([$Results.D42]=&quot;MAX&quot;;[$Results.$L42];[$Results.D42])" office:value-type="float" office:value="989" calcext:value-type="float">
            <text:p>989</text:p>
          </table:table-cell>
          <table:table-cell table:style-name="ce57" table:formula="of:=IF([$Results.E42]=&quot;MAX&quot;;[$Results.$L42];[$Results.E42])" office:value-type="float" office:value="1365" calcext:value-type="float">
            <text:p>1365</text:p>
          </table:table-cell>
          <table:table-cell table:style-name="ce57" table:formula="of:=IF([$Results.F42]=&quot;MAX&quot;;[$Results.$L42];[$Results.F42])" office:value-type="float" office:value="989" calcext:value-type="float">
            <text:p>989</text:p>
          </table:table-cell>
          <table:table-cell table:style-name="ce57" table:formula="of:=IF([$Results.G42]=&quot;MAX&quot;;[$Results.$L42];[$Results.G42])" office:value-type="float" office:value="1043" calcext:value-type="float">
            <text:p>1043</text:p>
          </table:table-cell>
          <table:table-cell table:style-name="ce60" table:formula="of:=SUM(IF(FREQUENCY([.C43:.G43];[.C43:.G43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7</text:p>
          </table:table-cell>
          <table:table-cell table:style-name="ce66" table:formula="of:=RANK([.C43];[.$C43:.$G43];1)" office:value-type="float" office:value="1" calcext:value-type="float">
            <text:p>1</text:p>
          </table:table-cell>
          <table:table-cell table:style-name="ce66" table:formula="of:=RANK([.D43];[.$C43:.$G43];1)" office:value-type="float" office:value="1" calcext:value-type="float">
            <text:p>1</text:p>
          </table:table-cell>
          <table:table-cell table:style-name="ce66" table:formula="of:=RANK([.E43];[.$C43:.$G43];1)" office:value-type="float" office:value="5" calcext:value-type="float">
            <text:p>5</text:p>
          </table:table-cell>
          <table:table-cell table:style-name="ce66" table:formula="of:=RANK([.F43];[.$C43:.$G43];1)" office:value-type="float" office:value="1" calcext:value-type="float">
            <text:p>1</text:p>
          </table:table-cell>
          <table:table-cell table:style-name="ce66" table:formula="of:=RANK([.G43];[.$C43:.$G43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7</text:p>
          </table:table-cell>
          <table:table-cell table:style-name="ce70" table:formula="of:=MAX(0;LOG10(([.$H43]+1)/2)-LOG10([.K43]))" office:value-type="float" office:value="0.301029995663981" calcext:value-type="float">
            <text:p>0,30</text:p>
          </table:table-cell>
          <table:table-cell table:style-name="ce70" table:formula="of:=MAX(0;LOG10(([.$H43]+1)/2)-LOG10([.L43]))" office:value-type="float" office:value="0.301029995663981" calcext:value-type="float">
            <text:p>0,30</text:p>
          </table:table-cell>
          <table:table-cell table:style-name="ce70" table:formula="of:=MAX(0;LOG10(([.$H43]+1)/2)-LOG10([.M43]))" office:value-type="float" office:value="0" calcext:value-type="float">
            <text:p>0,00</text:p>
          </table:table-cell>
          <table:table-cell table:style-name="ce70" table:formula="of:=MAX(0;LOG10(([.$H43]+1)/2)-LOG10([.N43]))" office:value-type="float" office:value="0.301029995663981" calcext:value-type="float">
            <text:p>0,30</text:p>
          </table:table-cell>
          <table:table-cell table:style-name="ce70" table:formula="of:=MAX(0;LOG10(([.$H43]+1)/2)-LOG10([.O43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08</text:p>
          </table:table-cell>
          <table:table-cell table:style-name="ce57" table:formula="of:=IF([$Results.C43]=&quot;MAX&quot;;[$Results.$L43];[$Results.C43])" office:value-type="float" office:value="1025" calcext:value-type="float">
            <text:p>1025</text:p>
          </table:table-cell>
          <table:table-cell table:style-name="ce57" table:formula="of:=IF([$Results.D43]=&quot;MAX&quot;;[$Results.$L43];[$Results.D43])" office:value-type="float" office:value="1026" calcext:value-type="float">
            <text:p>1026</text:p>
          </table:table-cell>
          <table:table-cell table:style-name="ce57" table:formula="of:=IF([$Results.E43]=&quot;MAX&quot;;[$Results.$L43];[$Results.E43])" office:value-type="float" office:value="1462" calcext:value-type="float">
            <text:p>1462</text:p>
          </table:table-cell>
          <table:table-cell table:style-name="ce57" table:formula="of:=IF([$Results.F43]=&quot;MAX&quot;;[$Results.$L43];[$Results.F43])" office:value-type="float" office:value="1027" calcext:value-type="float">
            <text:p>1027</text:p>
          </table:table-cell>
          <table:table-cell table:style-name="ce57" table:formula="of:=IF([$Results.G43]=&quot;MAX&quot;;[$Results.$L43];[$Results.G43])" office:value-type="float" office:value="1182" calcext:value-type="float">
            <text:p>1182</text:p>
          </table:table-cell>
          <table:table-cell table:style-name="ce60" table:formula="of:=SUM(IF(FREQUENCY([.C44:.G44];[.C44:.G44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08</text:p>
          </table:table-cell>
          <table:table-cell table:style-name="ce66" table:formula="of:=RANK([.C44];[.$C44:.$G44];1)" office:value-type="float" office:value="1" calcext:value-type="float">
            <text:p>1</text:p>
          </table:table-cell>
          <table:table-cell table:style-name="ce66" table:formula="of:=RANK([.D44];[.$C44:.$G44];1)" office:value-type="float" office:value="2" calcext:value-type="float">
            <text:p>2</text:p>
          </table:table-cell>
          <table:table-cell table:style-name="ce66" table:formula="of:=RANK([.E44];[.$C44:.$G44];1)" office:value-type="float" office:value="5" calcext:value-type="float">
            <text:p>5</text:p>
          </table:table-cell>
          <table:table-cell table:style-name="ce66" table:formula="of:=RANK([.F44];[.$C44:.$G44];1)" office:value-type="float" office:value="3" calcext:value-type="float">
            <text:p>3</text:p>
          </table:table-cell>
          <table:table-cell table:style-name="ce66" table:formula="of:=RANK([.G44];[.$C44:.$G44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8</text:p>
          </table:table-cell>
          <table:table-cell table:style-name="ce70" table:formula="of:=MAX(0;LOG10(([.$H44]+1)/2)-LOG10([.K44]))" office:value-type="float" office:value="0.477121254719662" calcext:value-type="float">
            <text:p>0,48</text:p>
          </table:table-cell>
          <table:table-cell table:style-name="ce70" table:formula="of:=MAX(0;LOG10(([.$H44]+1)/2)-LOG10([.L44]))" office:value-type="float" office:value="0.176091259055681" calcext:value-type="float">
            <text:p>0,18</text:p>
          </table:table-cell>
          <table:table-cell table:style-name="ce70" table:formula="of:=MAX(0;LOG10(([.$H44]+1)/2)-LOG10([.M44]))" office:value-type="float" office:value="0" calcext:value-type="float">
            <text:p>0,00</text:p>
          </table:table-cell>
          <table:table-cell table:style-name="ce70" table:formula="of:=MAX(0;LOG10(([.$H44]+1)/2)-LOG10([.N44]))" office:value-type="float" office:value="0" calcext:value-type="float">
            <text:p>0,00</text:p>
          </table:table-cell>
          <table:table-cell table:style-name="ce70" table:formula="of:=MAX(0;LOG10(([.$H44]+1)/2)-LOG10([.O44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09</text:p>
          </table:table-cell>
          <table:table-cell table:style-name="ce57" table:formula="of:=IF([$Results.C44]=&quot;MAX&quot;;[$Results.$L44];[$Results.C44])" office:value-type="float" office:value="965" calcext:value-type="float">
            <text:p>965</text:p>
          </table:table-cell>
          <table:table-cell table:style-name="ce57" table:formula="of:=IF([$Results.D44]=&quot;MAX&quot;;[$Results.$L44];[$Results.D44])" office:value-type="float" office:value="966" calcext:value-type="float">
            <text:p>966</text:p>
          </table:table-cell>
          <table:table-cell table:style-name="ce57" table:formula="of:=IF([$Results.E44]=&quot;MAX&quot;;[$Results.$L44];[$Results.E44])" office:value-type="float" office:value="1316" calcext:value-type="float">
            <text:p>1316</text:p>
          </table:table-cell>
          <table:table-cell table:style-name="ce57" table:formula="of:=IF([$Results.F44]=&quot;MAX&quot;;[$Results.$L44];[$Results.F44])" office:value-type="float" office:value="966" calcext:value-type="float">
            <text:p>966</text:p>
          </table:table-cell>
          <table:table-cell table:style-name="ce57" table:formula="of:=IF([$Results.G44]=&quot;MAX&quot;;[$Results.$L44];[$Results.G44])" office:value-type="float" office:value="1009" calcext:value-type="float">
            <text:p>1009</text:p>
          </table:table-cell>
          <table:table-cell table:style-name="ce60" table:formula="of:=SUM(IF(FREQUENCY([.C45:.G45];[.C45:.G45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9</text:p>
          </table:table-cell>
          <table:table-cell table:style-name="ce66" table:formula="of:=RANK([.C45];[.$C45:.$G45];1)" office:value-type="float" office:value="1" calcext:value-type="float">
            <text:p>1</text:p>
          </table:table-cell>
          <table:table-cell table:style-name="ce66" table:formula="of:=RANK([.D45];[.$C45:.$G45];1)" office:value-type="float" office:value="2" calcext:value-type="float">
            <text:p>2</text:p>
          </table:table-cell>
          <table:table-cell table:style-name="ce66" table:formula="of:=RANK([.E45];[.$C45:.$G45];1)" office:value-type="float" office:value="5" calcext:value-type="float">
            <text:p>5</text:p>
          </table:table-cell>
          <table:table-cell table:style-name="ce66" table:formula="of:=RANK([.F45];[.$C45:.$G45];1)" office:value-type="float" office:value="2" calcext:value-type="float">
            <text:p>2</text:p>
          </table:table-cell>
          <table:table-cell table:style-name="ce66" table:formula="of:=RANK([.G45];[.$C45:.$G45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9</text:p>
          </table:table-cell>
          <table:table-cell table:style-name="ce70" table:formula="of:=MAX(0;LOG10(([.$H45]+1)/2)-LOG10([.K45]))" office:value-type="float" office:value="0.397940008672038" calcext:value-type="float">
            <text:p>0,40</text:p>
          </table:table-cell>
          <table:table-cell table:style-name="ce70" table:formula="of:=MAX(0;LOG10(([.$H45]+1)/2)-LOG10([.L45]))" office:value-type="float" office:value="0.0969100130080564" calcext:value-type="float">
            <text:p>0,10</text:p>
          </table:table-cell>
          <table:table-cell table:style-name="ce70" table:formula="of:=MAX(0;LOG10(([.$H45]+1)/2)-LOG10([.M45]))" office:value-type="float" office:value="0" calcext:value-type="float">
            <text:p>0,00</text:p>
          </table:table-cell>
          <table:table-cell table:style-name="ce70" table:formula="of:=MAX(0;LOG10(([.$H45]+1)/2)-LOG10([.N45]))" office:value-type="float" office:value="0.0969100130080564" calcext:value-type="float">
            <text:p>0,10</text:p>
          </table:table-cell>
          <table:table-cell table:style-name="ce70" table:formula="of:=MAX(0;LOG10(([.$H45]+1)/2)-LOG10([.O45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0</text:p>
          </table:table-cell>
          <table:table-cell table:style-name="ce57" table:formula="of:=IF([$Results.C45]=&quot;MAX&quot;;[$Results.$L45];[$Results.C45])" office:value-type="float" office:value="1034" calcext:value-type="float">
            <text:p>1034</text:p>
          </table:table-cell>
          <table:table-cell table:style-name="ce57" table:formula="of:=IF([$Results.D45]=&quot;MAX&quot;;[$Results.$L45];[$Results.D45])" office:value-type="float" office:value="1036" calcext:value-type="float">
            <text:p>1036</text:p>
          </table:table-cell>
          <table:table-cell table:style-name="ce57" table:formula="of:=IF([$Results.E45]=&quot;MAX&quot;;[$Results.$L45];[$Results.E45])" office:value-type="float" office:value="1413" calcext:value-type="float">
            <text:p>1413</text:p>
          </table:table-cell>
          <table:table-cell table:style-name="ce57" table:formula="of:=IF([$Results.F45]=&quot;MAX&quot;;[$Results.$L45];[$Results.F45])" office:value-type="float" office:value="1036" calcext:value-type="float">
            <text:p>1036</text:p>
          </table:table-cell>
          <table:table-cell table:style-name="ce57" table:formula="of:=IF([$Results.G45]=&quot;MAX&quot;;[$Results.$L45];[$Results.G45])" office:value-type="float" office:value="1163" calcext:value-type="float">
            <text:p>1163</text:p>
          </table:table-cell>
          <table:table-cell table:style-name="ce60" table:formula="of:=SUM(IF(FREQUENCY([.C46:.G46];[.C46:.G46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0</text:p>
          </table:table-cell>
          <table:table-cell table:style-name="ce66" table:formula="of:=RANK([.C46];[.$C46:.$G46];1)" office:value-type="float" office:value="1" calcext:value-type="float">
            <text:p>1</text:p>
          </table:table-cell>
          <table:table-cell table:style-name="ce66" table:formula="of:=RANK([.D46];[.$C46:.$G46];1)" office:value-type="float" office:value="2" calcext:value-type="float">
            <text:p>2</text:p>
          </table:table-cell>
          <table:table-cell table:style-name="ce66" table:formula="of:=RANK([.E46];[.$C46:.$G46];1)" office:value-type="float" office:value="5" calcext:value-type="float">
            <text:p>5</text:p>
          </table:table-cell>
          <table:table-cell table:style-name="ce66" table:formula="of:=RANK([.F46];[.$C46:.$G46];1)" office:value-type="float" office:value="2" calcext:value-type="float">
            <text:p>2</text:p>
          </table:table-cell>
          <table:table-cell table:style-name="ce66" table:formula="of:=RANK([.G46];[.$C46:.$G46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0</text:p>
          </table:table-cell>
          <table:table-cell table:style-name="ce70" table:formula="of:=MAX(0;LOG10(([.$H46]+1)/2)-LOG10([.K46]))" office:value-type="float" office:value="0.397940008672038" calcext:value-type="float">
            <text:p>0,40</text:p>
          </table:table-cell>
          <table:table-cell table:style-name="ce70" table:formula="of:=MAX(0;LOG10(([.$H46]+1)/2)-LOG10([.L46]))" office:value-type="float" office:value="0.0969100130080564" calcext:value-type="float">
            <text:p>0,10</text:p>
          </table:table-cell>
          <table:table-cell table:style-name="ce70" table:formula="of:=MAX(0;LOG10(([.$H46]+1)/2)-LOG10([.M46]))" office:value-type="float" office:value="0" calcext:value-type="float">
            <text:p>0,00</text:p>
          </table:table-cell>
          <table:table-cell table:style-name="ce70" table:formula="of:=MAX(0;LOG10(([.$H46]+1)/2)-LOG10([.N46]))" office:value-type="float" office:value="0.0969100130080564" calcext:value-type="float">
            <text:p>0,10</text:p>
          </table:table-cell>
          <table:table-cell table:style-name="ce70" table:formula="of:=MAX(0;LOG10(([.$H46]+1)/2)-LOG10([.O46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1</text:p>
          </table:table-cell>
          <table:table-cell table:style-name="ce57" table:formula="of:=IF([$Results.C46]=&quot;MAX&quot;;[$Results.$L46];[$Results.C46])" office:value-type="float" office:value="316" calcext:value-type="float">
            <text:p>316</text:p>
          </table:table-cell>
          <table:table-cell table:style-name="ce57" table:formula="of:=IF([$Results.D46]=&quot;MAX&quot;;[$Results.$L46];[$Results.D46])" office:value-type="float" office:value="316" calcext:value-type="float">
            <text:p>316</text:p>
          </table:table-cell>
          <table:table-cell table:style-name="ce57" table:formula="of:=IF([$Results.E46]=&quot;MAX&quot;;[$Results.$L46];[$Results.E46])" office:value-type="float" office:value="438" calcext:value-type="float">
            <text:p>438</text:p>
          </table:table-cell>
          <table:table-cell table:style-name="ce57" table:formula="of:=IF([$Results.F46]=&quot;MAX&quot;;[$Results.$L46];[$Results.F46])" office:value-type="float" office:value="316" calcext:value-type="float">
            <text:p>316</text:p>
          </table:table-cell>
          <table:table-cell table:style-name="ce57" table:formula="of:=IF([$Results.G46]=&quot;MAX&quot;;[$Results.$L46];[$Results.G46])" office:value-type="float" office:value="321" calcext:value-type="float">
            <text:p>321</text:p>
          </table:table-cell>
          <table:table-cell table:style-name="ce60" table:formula="of:=SUM(IF(FREQUENCY([.C47:.G47];[.C47:.G47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1</text:p>
          </table:table-cell>
          <table:table-cell table:style-name="ce66" table:formula="of:=RANK([.C47];[.$C47:.$G47];1)" office:value-type="float" office:value="1" calcext:value-type="float">
            <text:p>1</text:p>
          </table:table-cell>
          <table:table-cell table:style-name="ce66" table:formula="of:=RANK([.D47];[.$C47:.$G47];1)" office:value-type="float" office:value="1" calcext:value-type="float">
            <text:p>1</text:p>
          </table:table-cell>
          <table:table-cell table:style-name="ce66" table:formula="of:=RANK([.E47];[.$C47:.$G47];1)" office:value-type="float" office:value="5" calcext:value-type="float">
            <text:p>5</text:p>
          </table:table-cell>
          <table:table-cell table:style-name="ce66" table:formula="of:=RANK([.F47];[.$C47:.$G47];1)" office:value-type="float" office:value="1" calcext:value-type="float">
            <text:p>1</text:p>
          </table:table-cell>
          <table:table-cell table:style-name="ce66" table:formula="of:=RANK([.G47];[.$C47:.$G47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1</text:p>
          </table:table-cell>
          <table:table-cell table:style-name="ce70" table:formula="of:=MAX(0;LOG10(([.$H47]+1)/2)-LOG10([.K47]))" office:value-type="float" office:value="0.301029995663981" calcext:value-type="float">
            <text:p>0,30</text:p>
          </table:table-cell>
          <table:table-cell table:style-name="ce70" table:formula="of:=MAX(0;LOG10(([.$H47]+1)/2)-LOG10([.L47]))" office:value-type="float" office:value="0.301029995663981" calcext:value-type="float">
            <text:p>0,30</text:p>
          </table:table-cell>
          <table:table-cell table:style-name="ce70" table:formula="of:=MAX(0;LOG10(([.$H47]+1)/2)-LOG10([.M47]))" office:value-type="float" office:value="0" calcext:value-type="float">
            <text:p>0,00</text:p>
          </table:table-cell>
          <table:table-cell table:style-name="ce70" table:formula="of:=MAX(0;LOG10(([.$H47]+1)/2)-LOG10([.N47]))" office:value-type="float" office:value="0.301029995663981" calcext:value-type="float">
            <text:p>0,30</text:p>
          </table:table-cell>
          <table:table-cell table:style-name="ce70" table:formula="of:=MAX(0;LOG10(([.$H47]+1)/2)-LOG10([.O47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2</text:p>
          </table:table-cell>
          <table:table-cell table:style-name="ce57" table:formula="of:=IF([$Results.C47]=&quot;MAX&quot;;[$Results.$L47];[$Results.C47])" office:value-type="float" office:value="320" calcext:value-type="float">
            <text:p>320</text:p>
          </table:table-cell>
          <table:table-cell table:style-name="ce57" table:formula="of:=IF([$Results.D47]=&quot;MAX&quot;;[$Results.$L47];[$Results.D47])" office:value-type="float" office:value="322" calcext:value-type="float">
            <text:p>322</text:p>
          </table:table-cell>
          <table:table-cell table:style-name="ce57" table:formula="of:=IF([$Results.E47]=&quot;MAX&quot;;[$Results.$L47];[$Results.E47])" office:value-type="float" office:value="455" calcext:value-type="float">
            <text:p>455</text:p>
          </table:table-cell>
          <table:table-cell table:style-name="ce57" table:formula="of:=IF([$Results.F47]=&quot;MAX&quot;;[$Results.$L47];[$Results.F47])" office:value-type="float" office:value="321" calcext:value-type="float">
            <text:p>321</text:p>
          </table:table-cell>
          <table:table-cell table:style-name="ce57" table:formula="of:=IF([$Results.G47]=&quot;MAX&quot;;[$Results.$L47];[$Results.G47])" office:value-type="float" office:value="328" calcext:value-type="float">
            <text:p>328</text:p>
          </table:table-cell>
          <table:table-cell table:style-name="ce60" table:formula="of:=SUM(IF(FREQUENCY([.C48:.G48];[.C48:.G48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12</text:p>
          </table:table-cell>
          <table:table-cell table:style-name="ce66" table:formula="of:=RANK([.C48];[.$C48:.$G48];1)" office:value-type="float" office:value="1" calcext:value-type="float">
            <text:p>1</text:p>
          </table:table-cell>
          <table:table-cell table:style-name="ce66" table:formula="of:=RANK([.D48];[.$C48:.$G48];1)" office:value-type="float" office:value="3" calcext:value-type="float">
            <text:p>3</text:p>
          </table:table-cell>
          <table:table-cell table:style-name="ce66" table:formula="of:=RANK([.E48];[.$C48:.$G48];1)" office:value-type="float" office:value="5" calcext:value-type="float">
            <text:p>5</text:p>
          </table:table-cell>
          <table:table-cell table:style-name="ce66" table:formula="of:=RANK([.F48];[.$C48:.$G48];1)" office:value-type="float" office:value="2" calcext:value-type="float">
            <text:p>2</text:p>
          </table:table-cell>
          <table:table-cell table:style-name="ce66" table:formula="of:=RANK([.G48];[.$C48:.$G48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2</text:p>
          </table:table-cell>
          <table:table-cell table:style-name="ce70" table:formula="of:=MAX(0;LOG10(([.$H48]+1)/2)-LOG10([.K48]))" office:value-type="float" office:value="0.477121254719662" calcext:value-type="float">
            <text:p>0,48</text:p>
          </table:table-cell>
          <table:table-cell table:style-name="ce70" table:formula="of:=MAX(0;LOG10(([.$H48]+1)/2)-LOG10([.L48]))" office:value-type="float" office:value="0" calcext:value-type="float">
            <text:p>0,00</text:p>
          </table:table-cell>
          <table:table-cell table:style-name="ce70" table:formula="of:=MAX(0;LOG10(([.$H48]+1)/2)-LOG10([.M48]))" office:value-type="float" office:value="0" calcext:value-type="float">
            <text:p>0,00</text:p>
          </table:table-cell>
          <table:table-cell table:style-name="ce70" table:formula="of:=MAX(0;LOG10(([.$H48]+1)/2)-LOG10([.N48]))" office:value-type="float" office:value="0.176091259055681" calcext:value-type="float">
            <text:p>0,18</text:p>
          </table:table-cell>
          <table:table-cell table:style-name="ce70" table:formula="of:=MAX(0;LOG10(([.$H48]+1)/2)-LOG10([.O48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3</text:p>
          </table:table-cell>
          <table:table-cell table:style-name="ce57" table:formula="of:=IF([$Results.C48]=&quot;MAX&quot;;[$Results.$L48];[$Results.C48])" office:value-type="float" office:value="1299" calcext:value-type="float">
            <text:p>1299</text:p>
          </table:table-cell>
          <table:table-cell table:style-name="ce57" table:formula="of:=IF([$Results.D48]=&quot;MAX&quot;;[$Results.$L48];[$Results.D48])" office:value-type="float" office:value="1301" calcext:value-type="float">
            <text:p>1301</text:p>
          </table:table-cell>
          <table:table-cell table:style-name="ce57" table:formula="of:=IF([$Results.E48]=&quot;MAX&quot;;[$Results.$L48];[$Results.E48])" office:value-type="float" office:value="1828" calcext:value-type="float">
            <text:p>1828</text:p>
          </table:table-cell>
          <table:table-cell table:style-name="ce57" table:formula="of:=IF([$Results.F48]=&quot;MAX&quot;;[$Results.$L48];[$Results.F48])" office:value-type="float" office:value="1302" calcext:value-type="float">
            <text:p>1302</text:p>
          </table:table-cell>
          <table:table-cell table:style-name="ce57" table:formula="of:=IF([$Results.G48]=&quot;MAX&quot;;[$Results.$L48];[$Results.G48])" office:value-type="float" office:value="1433" calcext:value-type="float">
            <text:p>1433</text:p>
          </table:table-cell>
          <table:table-cell table:style-name="ce60" table:formula="of:=SUM(IF(FREQUENCY([.C49:.G49];[.C49:.G49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13</text:p>
          </table:table-cell>
          <table:table-cell table:style-name="ce66" table:formula="of:=RANK([.C49];[.$C49:.$G49];1)" office:value-type="float" office:value="1" calcext:value-type="float">
            <text:p>1</text:p>
          </table:table-cell>
          <table:table-cell table:style-name="ce66" table:formula="of:=RANK([.D49];[.$C49:.$G49];1)" office:value-type="float" office:value="2" calcext:value-type="float">
            <text:p>2</text:p>
          </table:table-cell>
          <table:table-cell table:style-name="ce66" table:formula="of:=RANK([.E49];[.$C49:.$G49];1)" office:value-type="float" office:value="5" calcext:value-type="float">
            <text:p>5</text:p>
          </table:table-cell>
          <table:table-cell table:style-name="ce66" table:formula="of:=RANK([.F49];[.$C49:.$G49];1)" office:value-type="float" office:value="3" calcext:value-type="float">
            <text:p>3</text:p>
          </table:table-cell>
          <table:table-cell table:style-name="ce66" table:formula="of:=RANK([.G49];[.$C49:.$G49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3</text:p>
          </table:table-cell>
          <table:table-cell table:style-name="ce70" table:formula="of:=MAX(0;LOG10(([.$H49]+1)/2)-LOG10([.K49]))" office:value-type="float" office:value="0.477121254719662" calcext:value-type="float">
            <text:p>0,48</text:p>
          </table:table-cell>
          <table:table-cell table:style-name="ce70" table:formula="of:=MAX(0;LOG10(([.$H49]+1)/2)-LOG10([.L49]))" office:value-type="float" office:value="0.176091259055681" calcext:value-type="float">
            <text:p>0,18</text:p>
          </table:table-cell>
          <table:table-cell table:style-name="ce70" table:formula="of:=MAX(0;LOG10(([.$H49]+1)/2)-LOG10([.M49]))" office:value-type="float" office:value="0" calcext:value-type="float">
            <text:p>0,00</text:p>
          </table:table-cell>
          <table:table-cell table:style-name="ce70" table:formula="of:=MAX(0;LOG10(([.$H49]+1)/2)-LOG10([.N49]))" office:value-type="float" office:value="0" calcext:value-type="float">
            <text:p>0,00</text:p>
          </table:table-cell>
          <table:table-cell table:style-name="ce70" table:formula="of:=MAX(0;LOG10(([.$H49]+1)/2)-LOG10([.O49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4</text:p>
          </table:table-cell>
          <table:table-cell table:style-name="ce57" table:formula="of:=IF([$Results.C49]=&quot;MAX&quot;;[$Results.$L49];[$Results.C49])" office:value-type="float" office:value="337" calcext:value-type="float">
            <text:p>337</text:p>
          </table:table-cell>
          <table:table-cell table:style-name="ce57" table:formula="of:=IF([$Results.D49]=&quot;MAX&quot;;[$Results.$L49];[$Results.D49])" office:value-type="float" office:value="337" calcext:value-type="float">
            <text:p>337</text:p>
          </table:table-cell>
          <table:table-cell table:style-name="ce57" table:formula="of:=IF([$Results.E49]=&quot;MAX&quot;;[$Results.$L49];[$Results.E49])" office:value-type="float" office:value="455" calcext:value-type="float">
            <text:p>455</text:p>
          </table:table-cell>
          <table:table-cell table:style-name="ce57" table:formula="of:=IF([$Results.F49]=&quot;MAX&quot;;[$Results.$L49];[$Results.F49])" office:value-type="float" office:value="337" calcext:value-type="float">
            <text:p>337</text:p>
          </table:table-cell>
          <table:table-cell table:style-name="ce57" table:formula="of:=IF([$Results.G49]=&quot;MAX&quot;;[$Results.$L49];[$Results.G49])" office:value-type="float" office:value="340" calcext:value-type="float">
            <text:p>340</text:p>
          </table:table-cell>
          <table:table-cell table:style-name="ce60" table:formula="of:=SUM(IF(FREQUENCY([.C50:.G50];[.C50:.G50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4</text:p>
          </table:table-cell>
          <table:table-cell table:style-name="ce66" table:formula="of:=RANK([.C50];[.$C50:.$G50];1)" office:value-type="float" office:value="1" calcext:value-type="float">
            <text:p>1</text:p>
          </table:table-cell>
          <table:table-cell table:style-name="ce66" table:formula="of:=RANK([.D50];[.$C50:.$G50];1)" office:value-type="float" office:value="1" calcext:value-type="float">
            <text:p>1</text:p>
          </table:table-cell>
          <table:table-cell table:style-name="ce66" table:formula="of:=RANK([.E50];[.$C50:.$G50];1)" office:value-type="float" office:value="5" calcext:value-type="float">
            <text:p>5</text:p>
          </table:table-cell>
          <table:table-cell table:style-name="ce66" table:formula="of:=RANK([.F50];[.$C50:.$G50];1)" office:value-type="float" office:value="1" calcext:value-type="float">
            <text:p>1</text:p>
          </table:table-cell>
          <table:table-cell table:style-name="ce66" table:formula="of:=RANK([.G50];[.$C50:.$G50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4</text:p>
          </table:table-cell>
          <table:table-cell table:style-name="ce70" table:formula="of:=MAX(0;LOG10(([.$H50]+1)/2)-LOG10([.K50]))" office:value-type="float" office:value="0.301029995663981" calcext:value-type="float">
            <text:p>0,30</text:p>
          </table:table-cell>
          <table:table-cell table:style-name="ce70" table:formula="of:=MAX(0;LOG10(([.$H50]+1)/2)-LOG10([.L50]))" office:value-type="float" office:value="0.301029995663981" calcext:value-type="float">
            <text:p>0,30</text:p>
          </table:table-cell>
          <table:table-cell table:style-name="ce70" table:formula="of:=MAX(0;LOG10(([.$H50]+1)/2)-LOG10([.M50]))" office:value-type="float" office:value="0" calcext:value-type="float">
            <text:p>0,00</text:p>
          </table:table-cell>
          <table:table-cell table:style-name="ce70" table:formula="of:=MAX(0;LOG10(([.$H50]+1)/2)-LOG10([.N50]))" office:value-type="float" office:value="0.301029995663981" calcext:value-type="float">
            <text:p>0,30</text:p>
          </table:table-cell>
          <table:table-cell table:style-name="ce70" table:formula="of:=MAX(0;LOG10(([.$H50]+1)/2)-LOG10([.O50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5</text:p>
          </table:table-cell>
          <table:table-cell table:style-name="ce57" table:formula="of:=IF([$Results.C50]=&quot;MAX&quot;;[$Results.$L50];[$Results.C50])" office:value-type="float" office:value="341" calcext:value-type="float">
            <text:p>341</text:p>
          </table:table-cell>
          <table:table-cell table:style-name="ce57" table:formula="of:=IF([$Results.D50]=&quot;MAX&quot;;[$Results.$L50];[$Results.D50])" office:value-type="float" office:value="341" calcext:value-type="float">
            <text:p>341</text:p>
          </table:table-cell>
          <table:table-cell table:style-name="ce57" table:formula="of:=IF([$Results.E50]=&quot;MAX&quot;;[$Results.$L50];[$Results.E50])" office:value-type="float" office:value="481" calcext:value-type="float">
            <text:p>481</text:p>
          </table:table-cell>
          <table:table-cell table:style-name="ce57" table:formula="of:=IF([$Results.F50]=&quot;MAX&quot;;[$Results.$L50];[$Results.F50])" office:value-type="float" office:value="342" calcext:value-type="float">
            <text:p>342</text:p>
          </table:table-cell>
          <table:table-cell table:style-name="ce57" table:formula="of:=IF([$Results.G50]=&quot;MAX&quot;;[$Results.$L50];[$Results.G50])" office:value-type="float" office:value="354" calcext:value-type="float">
            <text:p>354</text:p>
          </table:table-cell>
          <table:table-cell table:style-name="ce60" table:formula="of:=SUM(IF(FREQUENCY([.C51:.G51];[.C51:.G51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5</text:p>
          </table:table-cell>
          <table:table-cell table:style-name="ce66" table:formula="of:=RANK([.C51];[.$C51:.$G51];1)" office:value-type="float" office:value="1" calcext:value-type="float">
            <text:p>1</text:p>
          </table:table-cell>
          <table:table-cell table:style-name="ce66" table:formula="of:=RANK([.D51];[.$C51:.$G51];1)" office:value-type="float" office:value="1" calcext:value-type="float">
            <text:p>1</text:p>
          </table:table-cell>
          <table:table-cell table:style-name="ce66" table:formula="of:=RANK([.E51];[.$C51:.$G51];1)" office:value-type="float" office:value="5" calcext:value-type="float">
            <text:p>5</text:p>
          </table:table-cell>
          <table:table-cell table:style-name="ce66" table:formula="of:=RANK([.F51];[.$C51:.$G51];1)" office:value-type="float" office:value="3" calcext:value-type="float">
            <text:p>3</text:p>
          </table:table-cell>
          <table:table-cell table:style-name="ce66" table:formula="of:=RANK([.G51];[.$C51:.$G51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5</text:p>
          </table:table-cell>
          <table:table-cell table:style-name="ce70" table:formula="of:=MAX(0;LOG10(([.$H51]+1)/2)-LOG10([.K51]))" office:value-type="float" office:value="0.397940008672038" calcext:value-type="float">
            <text:p>0,40</text:p>
          </table:table-cell>
          <table:table-cell table:style-name="ce70" table:formula="of:=MAX(0;LOG10(([.$H51]+1)/2)-LOG10([.L51]))" office:value-type="float" office:value="0.397940008672038" calcext:value-type="float">
            <text:p>0,40</text:p>
          </table:table-cell>
          <table:table-cell table:style-name="ce70" table:formula="of:=MAX(0;LOG10(([.$H51]+1)/2)-LOG10([.M51]))" office:value-type="float" office:value="0" calcext:value-type="float">
            <text:p>0,00</text:p>
          </table:table-cell>
          <table:table-cell table:style-name="ce70" table:formula="of:=MAX(0;LOG10(([.$H51]+1)/2)-LOG10([.N51]))" office:value-type="float" office:value="0" calcext:value-type="float">
            <text:p>0,00</text:p>
          </table:table-cell>
          <table:table-cell table:style-name="ce70" table:formula="of:=MAX(0;LOG10(([.$H51]+1)/2)-LOG10([.O51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6</text:p>
          </table:table-cell>
          <table:table-cell table:style-name="ce57" table:formula="of:=IF([$Results.C51]=&quot;MAX&quot;;[$Results.$L51];[$Results.C51])" office:value-type="float" office:value="508" calcext:value-type="float">
            <text:p>508</text:p>
          </table:table-cell>
          <table:table-cell table:style-name="ce57" table:formula="of:=IF([$Results.D51]=&quot;MAX&quot;;[$Results.$L51];[$Results.D51])" office:value-type="float" office:value="508" calcext:value-type="float">
            <text:p>508</text:p>
          </table:table-cell>
          <table:table-cell table:style-name="ce57" table:formula="of:=IF([$Results.E51]=&quot;MAX&quot;;[$Results.$L51];[$Results.E51])" office:value-type="float" office:value="682" calcext:value-type="float">
            <text:p>682</text:p>
          </table:table-cell>
          <table:table-cell table:style-name="ce57" table:formula="of:=IF([$Results.F51]=&quot;MAX&quot;;[$Results.$L51];[$Results.F51])" office:value-type="float" office:value="508" calcext:value-type="float">
            <text:p>508</text:p>
          </table:table-cell>
          <table:table-cell table:style-name="ce57" table:formula="of:=IF([$Results.G51]=&quot;MAX&quot;;[$Results.$L51];[$Results.G51])" office:value-type="float" office:value="511" calcext:value-type="float">
            <text:p>511</text:p>
          </table:table-cell>
          <table:table-cell table:style-name="ce60" table:formula="of:=SUM(IF(FREQUENCY([.C52:.G52];[.C52:.G52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6</text:p>
          </table:table-cell>
          <table:table-cell table:style-name="ce66" table:formula="of:=RANK([.C52];[.$C52:.$G52];1)" office:value-type="float" office:value="1" calcext:value-type="float">
            <text:p>1</text:p>
          </table:table-cell>
          <table:table-cell table:style-name="ce66" table:formula="of:=RANK([.D52];[.$C52:.$G52];1)" office:value-type="float" office:value="1" calcext:value-type="float">
            <text:p>1</text:p>
          </table:table-cell>
          <table:table-cell table:style-name="ce66" table:formula="of:=RANK([.E52];[.$C52:.$G52];1)" office:value-type="float" office:value="5" calcext:value-type="float">
            <text:p>5</text:p>
          </table:table-cell>
          <table:table-cell table:style-name="ce66" table:formula="of:=RANK([.F52];[.$C52:.$G52];1)" office:value-type="float" office:value="1" calcext:value-type="float">
            <text:p>1</text:p>
          </table:table-cell>
          <table:table-cell table:style-name="ce66" table:formula="of:=RANK([.G52];[.$C52:.$G52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6</text:p>
          </table:table-cell>
          <table:table-cell table:style-name="ce70" table:formula="of:=MAX(0;LOG10(([.$H52]+1)/2)-LOG10([.K52]))" office:value-type="float" office:value="0.301029995663981" calcext:value-type="float">
            <text:p>0,30</text:p>
          </table:table-cell>
          <table:table-cell table:style-name="ce70" table:formula="of:=MAX(0;LOG10(([.$H52]+1)/2)-LOG10([.L52]))" office:value-type="float" office:value="0.301029995663981" calcext:value-type="float">
            <text:p>0,30</text:p>
          </table:table-cell>
          <table:table-cell table:style-name="ce70" table:formula="of:=MAX(0;LOG10(([.$H52]+1)/2)-LOG10([.M52]))" office:value-type="float" office:value="0" calcext:value-type="float">
            <text:p>0,00</text:p>
          </table:table-cell>
          <table:table-cell table:style-name="ce70" table:formula="of:=MAX(0;LOG10(([.$H52]+1)/2)-LOG10([.N52]))" office:value-type="float" office:value="0.301029995663981" calcext:value-type="float">
            <text:p>0,30</text:p>
          </table:table-cell>
          <table:table-cell table:style-name="ce70" table:formula="of:=MAX(0;LOG10(([.$H52]+1)/2)-LOG10([.O52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7</text:p>
          </table:table-cell>
          <table:table-cell table:style-name="ce57" table:formula="of:=IF([$Results.C52]=&quot;MAX&quot;;[$Results.$L52];[$Results.C52])" office:value-type="float" office:value="516" calcext:value-type="float">
            <text:p>516</text:p>
          </table:table-cell>
          <table:table-cell table:style-name="ce57" table:formula="of:=IF([$Results.D52]=&quot;MAX&quot;;[$Results.$L52];[$Results.D52])" office:value-type="float" office:value="516" calcext:value-type="float">
            <text:p>516</text:p>
          </table:table-cell>
          <table:table-cell table:style-name="ce57" table:formula="of:=IF([$Results.E52]=&quot;MAX&quot;;[$Results.$L52];[$Results.E52])" office:value-type="float" office:value="730" calcext:value-type="float">
            <text:p>730</text:p>
          </table:table-cell>
          <table:table-cell table:style-name="ce57" table:formula="of:=IF([$Results.F52]=&quot;MAX&quot;;[$Results.$L52];[$Results.F52])" office:value-type="float" office:value="517" calcext:value-type="float">
            <text:p>517</text:p>
          </table:table-cell>
          <table:table-cell table:style-name="ce57" table:formula="of:=IF([$Results.G52]=&quot;MAX&quot;;[$Results.$L52];[$Results.G52])" office:value-type="float" office:value="534" calcext:value-type="float">
            <text:p>534</text:p>
          </table:table-cell>
          <table:table-cell table:style-name="ce60" table:formula="of:=SUM(IF(FREQUENCY([.C53:.G53];[.C53:.G53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7</text:p>
          </table:table-cell>
          <table:table-cell table:style-name="ce66" table:formula="of:=RANK([.C53];[.$C53:.$G53];1)" office:value-type="float" office:value="1" calcext:value-type="float">
            <text:p>1</text:p>
          </table:table-cell>
          <table:table-cell table:style-name="ce66" table:formula="of:=RANK([.D53];[.$C53:.$G53];1)" office:value-type="float" office:value="1" calcext:value-type="float">
            <text:p>1</text:p>
          </table:table-cell>
          <table:table-cell table:style-name="ce66" table:formula="of:=RANK([.E53];[.$C53:.$G53];1)" office:value-type="float" office:value="5" calcext:value-type="float">
            <text:p>5</text:p>
          </table:table-cell>
          <table:table-cell table:style-name="ce66" table:formula="of:=RANK([.F53];[.$C53:.$G53];1)" office:value-type="float" office:value="3" calcext:value-type="float">
            <text:p>3</text:p>
          </table:table-cell>
          <table:table-cell table:style-name="ce66" table:formula="of:=RANK([.G53];[.$C53:.$G53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7</text:p>
          </table:table-cell>
          <table:table-cell table:style-name="ce70" table:formula="of:=MAX(0;LOG10(([.$H53]+1)/2)-LOG10([.K53]))" office:value-type="float" office:value="0.397940008672038" calcext:value-type="float">
            <text:p>0,40</text:p>
          </table:table-cell>
          <table:table-cell table:style-name="ce70" table:formula="of:=MAX(0;LOG10(([.$H53]+1)/2)-LOG10([.L53]))" office:value-type="float" office:value="0.397940008672038" calcext:value-type="float">
            <text:p>0,40</text:p>
          </table:table-cell>
          <table:table-cell table:style-name="ce70" table:formula="of:=MAX(0;LOG10(([.$H53]+1)/2)-LOG10([.M53]))" office:value-type="float" office:value="0" calcext:value-type="float">
            <text:p>0,00</text:p>
          </table:table-cell>
          <table:table-cell table:style-name="ce70" table:formula="of:=MAX(0;LOG10(([.$H53]+1)/2)-LOG10([.N53]))" office:value-type="float" office:value="0" calcext:value-type="float">
            <text:p>0,00</text:p>
          </table:table-cell>
          <table:table-cell table:style-name="ce70" table:formula="of:=MAX(0;LOG10(([.$H53]+1)/2)-LOG10([.O53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8</text:p>
          </table:table-cell>
          <table:table-cell table:style-name="ce57" table:formula="of:=IF([$Results.C53]=&quot;MAX&quot;;[$Results.$L53];[$Results.C53])" office:value-type="float" office:value="338" calcext:value-type="float">
            <text:p>338</text:p>
          </table:table-cell>
          <table:table-cell table:style-name="ce57" table:formula="of:=IF([$Results.D53]=&quot;MAX&quot;;[$Results.$L53];[$Results.D53])" office:value-type="float" office:value="338" calcext:value-type="float">
            <text:p>338</text:p>
          </table:table-cell>
          <table:table-cell table:style-name="ce57" table:formula="of:=IF([$Results.E53]=&quot;MAX&quot;;[$Results.$L53];[$Results.E53])" office:value-type="float" office:value="461" calcext:value-type="float">
            <text:p>461</text:p>
          </table:table-cell>
          <table:table-cell table:style-name="ce57" table:formula="of:=IF([$Results.F53]=&quot;MAX&quot;;[$Results.$L53];[$Results.F53])" office:value-type="float" office:value="338" calcext:value-type="float">
            <text:p>338</text:p>
          </table:table-cell>
          <table:table-cell table:style-name="ce57" table:formula="of:=IF([$Results.G53]=&quot;MAX&quot;;[$Results.$L53];[$Results.G53])" office:value-type="float" office:value="342" calcext:value-type="float">
            <text:p>342</text:p>
          </table:table-cell>
          <table:table-cell table:style-name="ce60" table:formula="of:=SUM(IF(FREQUENCY([.C54:.G54];[.C54:.G54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8</text:p>
          </table:table-cell>
          <table:table-cell table:style-name="ce66" table:formula="of:=RANK([.C54];[.$C54:.$G54];1)" office:value-type="float" office:value="1" calcext:value-type="float">
            <text:p>1</text:p>
          </table:table-cell>
          <table:table-cell table:style-name="ce66" table:formula="of:=RANK([.D54];[.$C54:.$G54];1)" office:value-type="float" office:value="1" calcext:value-type="float">
            <text:p>1</text:p>
          </table:table-cell>
          <table:table-cell table:style-name="ce66" table:formula="of:=RANK([.E54];[.$C54:.$G54];1)" office:value-type="float" office:value="5" calcext:value-type="float">
            <text:p>5</text:p>
          </table:table-cell>
          <table:table-cell table:style-name="ce66" table:formula="of:=RANK([.F54];[.$C54:.$G54];1)" office:value-type="float" office:value="1" calcext:value-type="float">
            <text:p>1</text:p>
          </table:table-cell>
          <table:table-cell table:style-name="ce66" table:formula="of:=RANK([.G54];[.$C54:.$G54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8</text:p>
          </table:table-cell>
          <table:table-cell table:style-name="ce70" table:formula="of:=MAX(0;LOG10(([.$H54]+1)/2)-LOG10([.K54]))" office:value-type="float" office:value="0.301029995663981" calcext:value-type="float">
            <text:p>0,30</text:p>
          </table:table-cell>
          <table:table-cell table:style-name="ce70" table:formula="of:=MAX(0;LOG10(([.$H54]+1)/2)-LOG10([.L54]))" office:value-type="float" office:value="0.301029995663981" calcext:value-type="float">
            <text:p>0,30</text:p>
          </table:table-cell>
          <table:table-cell table:style-name="ce70" table:formula="of:=MAX(0;LOG10(([.$H54]+1)/2)-LOG10([.M54]))" office:value-type="float" office:value="0" calcext:value-type="float">
            <text:p>0,00</text:p>
          </table:table-cell>
          <table:table-cell table:style-name="ce70" table:formula="of:=MAX(0;LOG10(([.$H54]+1)/2)-LOG10([.N54]))" office:value-type="float" office:value="0.301029995663981" calcext:value-type="float">
            <text:p>0,30</text:p>
          </table:table-cell>
          <table:table-cell table:style-name="ce70" table:formula="of:=MAX(0;LOG10(([.$H54]+1)/2)-LOG10([.O54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19</text:p>
          </table:table-cell>
          <table:table-cell table:style-name="ce57" table:formula="of:=IF([$Results.C54]=&quot;MAX&quot;;[$Results.$L54];[$Results.C54])" office:value-type="float" office:value="347" calcext:value-type="float">
            <text:p>347</text:p>
          </table:table-cell>
          <table:table-cell table:style-name="ce57" table:formula="of:=IF([$Results.D54]=&quot;MAX&quot;;[$Results.$L54];[$Results.D54])" office:value-type="float" office:value="348" calcext:value-type="float">
            <text:p>348</text:p>
          </table:table-cell>
          <table:table-cell table:style-name="ce57" table:formula="of:=IF([$Results.E54]=&quot;MAX&quot;;[$Results.$L54];[$Results.E54])" office:value-type="float" office:value="485" calcext:value-type="float">
            <text:p>485</text:p>
          </table:table-cell>
          <table:table-cell table:style-name="ce57" table:formula="of:=IF([$Results.F54]=&quot;MAX&quot;;[$Results.$L54];[$Results.F54])" office:value-type="float" office:value="348" calcext:value-type="float">
            <text:p>348</text:p>
          </table:table-cell>
          <table:table-cell table:style-name="ce57" table:formula="of:=IF([$Results.G54]=&quot;MAX&quot;;[$Results.$L54];[$Results.G54])" office:value-type="float" office:value="355" calcext:value-type="float">
            <text:p>355</text:p>
          </table:table-cell>
          <table:table-cell table:style-name="ce60" table:formula="of:=SUM(IF(FREQUENCY([.C55:.G55];[.C55:.G55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9</text:p>
          </table:table-cell>
          <table:table-cell table:style-name="ce66" table:formula="of:=RANK([.C55];[.$C55:.$G55];1)" office:value-type="float" office:value="1" calcext:value-type="float">
            <text:p>1</text:p>
          </table:table-cell>
          <table:table-cell table:style-name="ce66" table:formula="of:=RANK([.D55];[.$C55:.$G55];1)" office:value-type="float" office:value="2" calcext:value-type="float">
            <text:p>2</text:p>
          </table:table-cell>
          <table:table-cell table:style-name="ce66" table:formula="of:=RANK([.E55];[.$C55:.$G55];1)" office:value-type="float" office:value="5" calcext:value-type="float">
            <text:p>5</text:p>
          </table:table-cell>
          <table:table-cell table:style-name="ce66" table:formula="of:=RANK([.F55];[.$C55:.$G55];1)" office:value-type="float" office:value="2" calcext:value-type="float">
            <text:p>2</text:p>
          </table:table-cell>
          <table:table-cell table:style-name="ce66" table:formula="of:=RANK([.G55];[.$C55:.$G55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9</text:p>
          </table:table-cell>
          <table:table-cell table:style-name="ce70" table:formula="of:=MAX(0;LOG10(([.$H55]+1)/2)-LOG10([.K55]))" office:value-type="float" office:value="0.397940008672038" calcext:value-type="float">
            <text:p>0,40</text:p>
          </table:table-cell>
          <table:table-cell table:style-name="ce70" table:formula="of:=MAX(0;LOG10(([.$H55]+1)/2)-LOG10([.L55]))" office:value-type="float" office:value="0.0969100130080564" calcext:value-type="float">
            <text:p>0,10</text:p>
          </table:table-cell>
          <table:table-cell table:style-name="ce70" table:formula="of:=MAX(0;LOG10(([.$H55]+1)/2)-LOG10([.M55]))" office:value-type="float" office:value="0" calcext:value-type="float">
            <text:p>0,00</text:p>
          </table:table-cell>
          <table:table-cell table:style-name="ce70" table:formula="of:=MAX(0;LOG10(([.$H55]+1)/2)-LOG10([.N55]))" office:value-type="float" office:value="0.0969100130080564" calcext:value-type="float">
            <text:p>0,10</text:p>
          </table:table-cell>
          <table:table-cell table:style-name="ce70" table:formula="of:=MAX(0;LOG10(([.$H55]+1)/2)-LOG10([.O55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0</text:p>
          </table:table-cell>
          <table:table-cell table:style-name="ce57" table:formula="of:=IF([$Results.C55]=&quot;MAX&quot;;[$Results.$L55];[$Results.C55])" office:value-type="float" office:value="1466" calcext:value-type="float">
            <text:p>1466</text:p>
          </table:table-cell>
          <table:table-cell table:style-name="ce57" table:formula="of:=IF([$Results.D55]=&quot;MAX&quot;;[$Results.$L55];[$Results.D55])" office:value-type="float" office:value="1466" calcext:value-type="float">
            <text:p>1466</text:p>
          </table:table-cell>
          <table:table-cell table:style-name="ce57" table:formula="of:=IF([$Results.E55]=&quot;MAX&quot;;[$Results.$L55];[$Results.E55])" office:value-type="float" office:value="1971" calcext:value-type="float">
            <text:p>1971</text:p>
          </table:table-cell>
          <table:table-cell table:style-name="ce57" table:formula="of:=IF([$Results.F55]=&quot;MAX&quot;;[$Results.$L55];[$Results.F55])" office:value-type="float" office:value="1466" calcext:value-type="float">
            <text:p>1466</text:p>
          </table:table-cell>
          <table:table-cell table:style-name="ce57" table:formula="of:=IF([$Results.G55]=&quot;MAX&quot;;[$Results.$L55];[$Results.G55])" office:value-type="float" office:value="1582" calcext:value-type="float">
            <text:p>1582</text:p>
          </table:table-cell>
          <table:table-cell table:style-name="ce60" table:formula="of:=SUM(IF(FREQUENCY([.C56:.G56];[.C56:.G56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0</text:p>
          </table:table-cell>
          <table:table-cell table:style-name="ce66" table:formula="of:=RANK([.C56];[.$C56:.$G56];1)" office:value-type="float" office:value="1" calcext:value-type="float">
            <text:p>1</text:p>
          </table:table-cell>
          <table:table-cell table:style-name="ce66" table:formula="of:=RANK([.D56];[.$C56:.$G56];1)" office:value-type="float" office:value="1" calcext:value-type="float">
            <text:p>1</text:p>
          </table:table-cell>
          <table:table-cell table:style-name="ce66" table:formula="of:=RANK([.E56];[.$C56:.$G56];1)" office:value-type="float" office:value="5" calcext:value-type="float">
            <text:p>5</text:p>
          </table:table-cell>
          <table:table-cell table:style-name="ce66" table:formula="of:=RANK([.F56];[.$C56:.$G56];1)" office:value-type="float" office:value="1" calcext:value-type="float">
            <text:p>1</text:p>
          </table:table-cell>
          <table:table-cell table:style-name="ce66" table:formula="of:=RANK([.G56];[.$C56:.$G56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0</text:p>
          </table:table-cell>
          <table:table-cell table:style-name="ce70" table:formula="of:=MAX(0;LOG10(([.$H56]+1)/2)-LOG10([.K56]))" office:value-type="float" office:value="0.301029995663981" calcext:value-type="float">
            <text:p>0,30</text:p>
          </table:table-cell>
          <table:table-cell table:style-name="ce70" table:formula="of:=MAX(0;LOG10(([.$H56]+1)/2)-LOG10([.L56]))" office:value-type="float" office:value="0.301029995663981" calcext:value-type="float">
            <text:p>0,30</text:p>
          </table:table-cell>
          <table:table-cell table:style-name="ce70" table:formula="of:=MAX(0;LOG10(([.$H56]+1)/2)-LOG10([.M56]))" office:value-type="float" office:value="0" calcext:value-type="float">
            <text:p>0,00</text:p>
          </table:table-cell>
          <table:table-cell table:style-name="ce70" table:formula="of:=MAX(0;LOG10(([.$H56]+1)/2)-LOG10([.N56]))" office:value-type="float" office:value="0.301029995663981" calcext:value-type="float">
            <text:p>0,30</text:p>
          </table:table-cell>
          <table:table-cell table:style-name="ce70" table:formula="of:=MAX(0;LOG10(([.$H56]+1)/2)-LOG10([.O56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1</text:p>
          </table:table-cell>
          <table:table-cell table:style-name="ce57" table:formula="of:=IF([$Results.C56]=&quot;MAX&quot;;[$Results.$L56];[$Results.C56])" office:value-type="float" office:value="1580" calcext:value-type="float">
            <text:p>1580</text:p>
          </table:table-cell>
          <table:table-cell table:style-name="ce57" table:formula="of:=IF([$Results.D56]=&quot;MAX&quot;;[$Results.$L56];[$Results.D56])" office:value-type="float" office:value="1581" calcext:value-type="float">
            <text:p>1581</text:p>
          </table:table-cell>
          <table:table-cell table:style-name="ce57" table:formula="of:=IF([$Results.E56]=&quot;MAX&quot;;[$Results.$L56];[$Results.E56])" office:value-type="float" office:value="90050" calcext:value-type="float">
            <text:p>90050</text:p>
          </table:table-cell>
          <table:table-cell table:style-name="ce57" table:formula="of:=IF([$Results.F56]=&quot;MAX&quot;;[$Results.$L56];[$Results.F56])" office:value-type="float" office:value="1582" calcext:value-type="float">
            <text:p>1582</text:p>
          </table:table-cell>
          <table:table-cell table:style-name="ce57" table:formula="of:=IF([$Results.G56]=&quot;MAX&quot;;[$Results.$L56];[$Results.G56])" office:value-type="float" office:value="1839" calcext:value-type="float">
            <text:p>1839</text:p>
          </table:table-cell>
          <table:table-cell table:style-name="ce60" table:formula="of:=SUM(IF(FREQUENCY([.C57:.G57];[.C57:.G57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21</text:p>
          </table:table-cell>
          <table:table-cell table:style-name="ce66" table:formula="of:=RANK([.C57];[.$C57:.$G57];1)" office:value-type="float" office:value="1" calcext:value-type="float">
            <text:p>1</text:p>
          </table:table-cell>
          <table:table-cell table:style-name="ce66" table:formula="of:=RANK([.D57];[.$C57:.$G57];1)" office:value-type="float" office:value="2" calcext:value-type="float">
            <text:p>2</text:p>
          </table:table-cell>
          <table:table-cell table:style-name="ce66" table:formula="of:=RANK([.E57];[.$C57:.$G57];1)" office:value-type="float" office:value="5" calcext:value-type="float">
            <text:p>5</text:p>
          </table:table-cell>
          <table:table-cell table:style-name="ce66" table:formula="of:=RANK([.F57];[.$C57:.$G57];1)" office:value-type="float" office:value="3" calcext:value-type="float">
            <text:p>3</text:p>
          </table:table-cell>
          <table:table-cell table:style-name="ce66" table:formula="of:=RANK([.G57];[.$C57:.$G57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1</text:p>
          </table:table-cell>
          <table:table-cell table:style-name="ce70" table:formula="of:=MAX(0;LOG10(([.$H57]+1)/2)-LOG10([.K57]))" office:value-type="float" office:value="0.477121254719662" calcext:value-type="float">
            <text:p>0,48</text:p>
          </table:table-cell>
          <table:table-cell table:style-name="ce70" table:formula="of:=MAX(0;LOG10(([.$H57]+1)/2)-LOG10([.L57]))" office:value-type="float" office:value="0.176091259055681" calcext:value-type="float">
            <text:p>0,18</text:p>
          </table:table-cell>
          <table:table-cell table:style-name="ce70" table:formula="of:=MAX(0;LOG10(([.$H57]+1)/2)-LOG10([.M57]))" office:value-type="float" office:value="0" calcext:value-type="float">
            <text:p>0,00</text:p>
          </table:table-cell>
          <table:table-cell table:style-name="ce70" table:formula="of:=MAX(0;LOG10(([.$H57]+1)/2)-LOG10([.N57]))" office:value-type="float" office:value="0" calcext:value-type="float">
            <text:p>0,00</text:p>
          </table:table-cell>
          <table:table-cell table:style-name="ce70" table:formula="of:=MAX(0;LOG10(([.$H57]+1)/2)-LOG10([.O57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2</text:p>
          </table:table-cell>
          <table:table-cell table:style-name="ce57" table:formula="of:=IF([$Results.C57]=&quot;MAX&quot;;[$Results.$L57];[$Results.C57])" office:value-type="float" office:value="398" calcext:value-type="float">
            <text:p>398</text:p>
          </table:table-cell>
          <table:table-cell table:style-name="ce57" table:formula="of:=IF([$Results.D57]=&quot;MAX&quot;;[$Results.$L57];[$Results.D57])" office:value-type="float" office:value="398" calcext:value-type="float">
            <text:p>398</text:p>
          </table:table-cell>
          <table:table-cell table:style-name="ce57" table:formula="of:=IF([$Results.E57]=&quot;MAX&quot;;[$Results.$L57];[$Results.E57])" office:value-type="float" office:value="531" calcext:value-type="float">
            <text:p>531</text:p>
          </table:table-cell>
          <table:table-cell table:style-name="ce57" table:formula="of:=IF([$Results.F57]=&quot;MAX&quot;;[$Results.$L57];[$Results.F57])" office:value-type="float" office:value="399" calcext:value-type="float">
            <text:p>399</text:p>
          </table:table-cell>
          <table:table-cell table:style-name="ce57" table:formula="of:=IF([$Results.G57]=&quot;MAX&quot;;[$Results.$L57];[$Results.G57])" office:value-type="float" office:value="404" calcext:value-type="float">
            <text:p>404</text:p>
          </table:table-cell>
          <table:table-cell table:style-name="ce60" table:formula="of:=SUM(IF(FREQUENCY([.C58:.G58];[.C58:.G58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2</text:p>
          </table:table-cell>
          <table:table-cell table:style-name="ce66" table:formula="of:=RANK([.C58];[.$C58:.$G58];1)" office:value-type="float" office:value="1" calcext:value-type="float">
            <text:p>1</text:p>
          </table:table-cell>
          <table:table-cell table:style-name="ce66" table:formula="of:=RANK([.D58];[.$C58:.$G58];1)" office:value-type="float" office:value="1" calcext:value-type="float">
            <text:p>1</text:p>
          </table:table-cell>
          <table:table-cell table:style-name="ce66" table:formula="of:=RANK([.E58];[.$C58:.$G58];1)" office:value-type="float" office:value="5" calcext:value-type="float">
            <text:p>5</text:p>
          </table:table-cell>
          <table:table-cell table:style-name="ce66" table:formula="of:=RANK([.F58];[.$C58:.$G58];1)" office:value-type="float" office:value="3" calcext:value-type="float">
            <text:p>3</text:p>
          </table:table-cell>
          <table:table-cell table:style-name="ce66" table:formula="of:=RANK([.G58];[.$C58:.$G58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2</text:p>
          </table:table-cell>
          <table:table-cell table:style-name="ce70" table:formula="of:=MAX(0;LOG10(([.$H58]+1)/2)-LOG10([.K58]))" office:value-type="float" office:value="0.397940008672038" calcext:value-type="float">
            <text:p>0,40</text:p>
          </table:table-cell>
          <table:table-cell table:style-name="ce70" table:formula="of:=MAX(0;LOG10(([.$H58]+1)/2)-LOG10([.L58]))" office:value-type="float" office:value="0.397940008672038" calcext:value-type="float">
            <text:p>0,40</text:p>
          </table:table-cell>
          <table:table-cell table:style-name="ce70" table:formula="of:=MAX(0;LOG10(([.$H58]+1)/2)-LOG10([.M58]))" office:value-type="float" office:value="0" calcext:value-type="float">
            <text:p>0,00</text:p>
          </table:table-cell>
          <table:table-cell table:style-name="ce70" table:formula="of:=MAX(0;LOG10(([.$H58]+1)/2)-LOG10([.N58]))" office:value-type="float" office:value="0" calcext:value-type="float">
            <text:p>0,00</text:p>
          </table:table-cell>
          <table:table-cell table:style-name="ce70" table:formula="of:=MAX(0;LOG10(([.$H58]+1)/2)-LOG10([.O58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3</text:p>
          </table:table-cell>
          <table:table-cell table:style-name="ce57" table:formula="of:=IF([$Results.C58]=&quot;MAX&quot;;[$Results.$L58];[$Results.C58])" office:value-type="float" office:value="417" calcext:value-type="float">
            <text:p>417</text:p>
          </table:table-cell>
          <table:table-cell table:style-name="ce57" table:formula="of:=IF([$Results.D58]=&quot;MAX&quot;;[$Results.$L58];[$Results.D58])" office:value-type="float" office:value="417" calcext:value-type="float">
            <text:p>417</text:p>
          </table:table-cell>
          <table:table-cell table:style-name="ce57" table:formula="of:=IF([$Results.E58]=&quot;MAX&quot;;[$Results.$L58];[$Results.E58])" office:value-type="float" office:value="588" calcext:value-type="float">
            <text:p>588</text:p>
          </table:table-cell>
          <table:table-cell table:style-name="ce57" table:formula="of:=IF([$Results.F58]=&quot;MAX&quot;;[$Results.$L58];[$Results.F58])" office:value-type="float" office:value="417" calcext:value-type="float">
            <text:p>417</text:p>
          </table:table-cell>
          <table:table-cell table:style-name="ce57" table:formula="of:=IF([$Results.G58]=&quot;MAX&quot;;[$Results.$L58];[$Results.G58])" office:value-type="float" office:value="425" calcext:value-type="float">
            <text:p>425</text:p>
          </table:table-cell>
          <table:table-cell table:style-name="ce60" table:formula="of:=SUM(IF(FREQUENCY([.C59:.G59];[.C59:.G59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3</text:p>
          </table:table-cell>
          <table:table-cell table:style-name="ce66" table:formula="of:=RANK([.C59];[.$C59:.$G59];1)" office:value-type="float" office:value="1" calcext:value-type="float">
            <text:p>1</text:p>
          </table:table-cell>
          <table:table-cell table:style-name="ce66" table:formula="of:=RANK([.D59];[.$C59:.$G59];1)" office:value-type="float" office:value="1" calcext:value-type="float">
            <text:p>1</text:p>
          </table:table-cell>
          <table:table-cell table:style-name="ce66" table:formula="of:=RANK([.E59];[.$C59:.$G59];1)" office:value-type="float" office:value="5" calcext:value-type="float">
            <text:p>5</text:p>
          </table:table-cell>
          <table:table-cell table:style-name="ce66" table:formula="of:=RANK([.F59];[.$C59:.$G59];1)" office:value-type="float" office:value="1" calcext:value-type="float">
            <text:p>1</text:p>
          </table:table-cell>
          <table:table-cell table:style-name="ce66" table:formula="of:=RANK([.G59];[.$C59:.$G59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3</text:p>
          </table:table-cell>
          <table:table-cell table:style-name="ce70" table:formula="of:=MAX(0;LOG10(([.$H59]+1)/2)-LOG10([.K59]))" office:value-type="float" office:value="0.301029995663981" calcext:value-type="float">
            <text:p>0,30</text:p>
          </table:table-cell>
          <table:table-cell table:style-name="ce70" table:formula="of:=MAX(0;LOG10(([.$H59]+1)/2)-LOG10([.L59]))" office:value-type="float" office:value="0.301029995663981" calcext:value-type="float">
            <text:p>0,30</text:p>
          </table:table-cell>
          <table:table-cell table:style-name="ce70" table:formula="of:=MAX(0;LOG10(([.$H59]+1)/2)-LOG10([.M59]))" office:value-type="float" office:value="0" calcext:value-type="float">
            <text:p>0,00</text:p>
          </table:table-cell>
          <table:table-cell table:style-name="ce70" table:formula="of:=MAX(0;LOG10(([.$H59]+1)/2)-LOG10([.N59]))" office:value-type="float" office:value="0.301029995663981" calcext:value-type="float">
            <text:p>0,30</text:p>
          </table:table-cell>
          <table:table-cell table:style-name="ce70" table:formula="of:=MAX(0;LOG10(([.$H59]+1)/2)-LOG10([.O59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4</text:p>
          </table:table-cell>
          <table:table-cell table:style-name="ce57" table:formula="of:=IF([$Results.C59]=&quot;MAX&quot;;[$Results.$L59];[$Results.C59])" office:value-type="float" office:value="886" calcext:value-type="float">
            <text:p>886</text:p>
          </table:table-cell>
          <table:table-cell table:style-name="ce57" table:formula="of:=IF([$Results.D59]=&quot;MAX&quot;;[$Results.$L59];[$Results.D59])" office:value-type="float" office:value="886" calcext:value-type="float">
            <text:p>886</text:p>
          </table:table-cell>
          <table:table-cell table:style-name="ce57" table:formula="of:=IF([$Results.E59]=&quot;MAX&quot;;[$Results.$L59];[$Results.E59])" office:value-type="float" office:value="1205" calcext:value-type="float">
            <text:p>1205</text:p>
          </table:table-cell>
          <table:table-cell table:style-name="ce57" table:formula="of:=IF([$Results.F59]=&quot;MAX&quot;;[$Results.$L59];[$Results.F59])" office:value-type="float" office:value="886" calcext:value-type="float">
            <text:p>886</text:p>
          </table:table-cell>
          <table:table-cell table:style-name="ce57" table:formula="of:=IF([$Results.G59]=&quot;MAX&quot;;[$Results.$L59];[$Results.G59])" office:value-type="float" office:value="897" calcext:value-type="float">
            <text:p>897</text:p>
          </table:table-cell>
          <table:table-cell table:style-name="ce60" table:formula="of:=SUM(IF(FREQUENCY([.C60:.G60];[.C60:.G60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4</text:p>
          </table:table-cell>
          <table:table-cell table:style-name="ce66" table:formula="of:=RANK([.C60];[.$C60:.$G60];1)" office:value-type="float" office:value="1" calcext:value-type="float">
            <text:p>1</text:p>
          </table:table-cell>
          <table:table-cell table:style-name="ce66" table:formula="of:=RANK([.D60];[.$C60:.$G60];1)" office:value-type="float" office:value="1" calcext:value-type="float">
            <text:p>1</text:p>
          </table:table-cell>
          <table:table-cell table:style-name="ce66" table:formula="of:=RANK([.E60];[.$C60:.$G60];1)" office:value-type="float" office:value="5" calcext:value-type="float">
            <text:p>5</text:p>
          </table:table-cell>
          <table:table-cell table:style-name="ce66" table:formula="of:=RANK([.F60];[.$C60:.$G60];1)" office:value-type="float" office:value="1" calcext:value-type="float">
            <text:p>1</text:p>
          </table:table-cell>
          <table:table-cell table:style-name="ce66" table:formula="of:=RANK([.G60];[.$C60:.$G60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4</text:p>
          </table:table-cell>
          <table:table-cell table:style-name="ce70" table:formula="of:=MAX(0;LOG10(([.$H60]+1)/2)-LOG10([.K60]))" office:value-type="float" office:value="0.301029995663981" calcext:value-type="float">
            <text:p>0,30</text:p>
          </table:table-cell>
          <table:table-cell table:style-name="ce70" table:formula="of:=MAX(0;LOG10(([.$H60]+1)/2)-LOG10([.L60]))" office:value-type="float" office:value="0.301029995663981" calcext:value-type="float">
            <text:p>0,30</text:p>
          </table:table-cell>
          <table:table-cell table:style-name="ce70" table:formula="of:=MAX(0;LOG10(([.$H60]+1)/2)-LOG10([.M60]))" office:value-type="float" office:value="0" calcext:value-type="float">
            <text:p>0,00</text:p>
          </table:table-cell>
          <table:table-cell table:style-name="ce70" table:formula="of:=MAX(0;LOG10(([.$H60]+1)/2)-LOG10([.N60]))" office:value-type="float" office:value="0.301029995663981" calcext:value-type="float">
            <text:p>0,30</text:p>
          </table:table-cell>
          <table:table-cell table:style-name="ce70" table:formula="of:=MAX(0;LOG10(([.$H60]+1)/2)-LOG10([.O60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5</text:p>
          </table:table-cell>
          <table:table-cell table:style-name="ce57" table:formula="of:=IF([$Results.C60]=&quot;MAX&quot;;[$Results.$L60];[$Results.C60])" office:value-type="float" office:value="950" calcext:value-type="float">
            <text:p>950</text:p>
          </table:table-cell>
          <table:table-cell table:style-name="ce57" table:formula="of:=IF([$Results.D60]=&quot;MAX&quot;;[$Results.$L60];[$Results.D60])" office:value-type="float" office:value="951" calcext:value-type="float">
            <text:p>951</text:p>
          </table:table-cell>
          <table:table-cell table:style-name="ce57" table:formula="of:=IF([$Results.E60]=&quot;MAX&quot;;[$Results.$L60];[$Results.E60])" office:value-type="float" office:value="1328" calcext:value-type="float">
            <text:p>1328</text:p>
          </table:table-cell>
          <table:table-cell table:style-name="ce57" table:formula="of:=IF([$Results.F60]=&quot;MAX&quot;;[$Results.$L60];[$Results.F60])" office:value-type="float" office:value="952" calcext:value-type="float">
            <text:p>952</text:p>
          </table:table-cell>
          <table:table-cell table:style-name="ce57" table:formula="of:=IF([$Results.G60]=&quot;MAX&quot;;[$Results.$L60];[$Results.G60])" office:value-type="float" office:value="1064" calcext:value-type="float">
            <text:p>1064</text:p>
          </table:table-cell>
          <table:table-cell table:style-name="ce60" table:formula="of:=SUM(IF(FREQUENCY([.C61:.G61];[.C61:.G61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25</text:p>
          </table:table-cell>
          <table:table-cell table:style-name="ce66" table:formula="of:=RANK([.C61];[.$C61:.$G61];1)" office:value-type="float" office:value="1" calcext:value-type="float">
            <text:p>1</text:p>
          </table:table-cell>
          <table:table-cell table:style-name="ce66" table:formula="of:=RANK([.D61];[.$C61:.$G61];1)" office:value-type="float" office:value="2" calcext:value-type="float">
            <text:p>2</text:p>
          </table:table-cell>
          <table:table-cell table:style-name="ce66" table:formula="of:=RANK([.E61];[.$C61:.$G61];1)" office:value-type="float" office:value="5" calcext:value-type="float">
            <text:p>5</text:p>
          </table:table-cell>
          <table:table-cell table:style-name="ce66" table:formula="of:=RANK([.F61];[.$C61:.$G61];1)" office:value-type="float" office:value="3" calcext:value-type="float">
            <text:p>3</text:p>
          </table:table-cell>
          <table:table-cell table:style-name="ce66" table:formula="of:=RANK([.G61];[.$C61:.$G61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5</text:p>
          </table:table-cell>
          <table:table-cell table:style-name="ce70" table:formula="of:=MAX(0;LOG10(([.$H61]+1)/2)-LOG10([.K61]))" office:value-type="float" office:value="0.477121254719662" calcext:value-type="float">
            <text:p>0,48</text:p>
          </table:table-cell>
          <table:table-cell table:style-name="ce70" table:formula="of:=MAX(0;LOG10(([.$H61]+1)/2)-LOG10([.L61]))" office:value-type="float" office:value="0.176091259055681" calcext:value-type="float">
            <text:p>0,18</text:p>
          </table:table-cell>
          <table:table-cell table:style-name="ce70" table:formula="of:=MAX(0;LOG10(([.$H61]+1)/2)-LOG10([.M61]))" office:value-type="float" office:value="0" calcext:value-type="float">
            <text:p>0,00</text:p>
          </table:table-cell>
          <table:table-cell table:style-name="ce70" table:formula="of:=MAX(0;LOG10(([.$H61]+1)/2)-LOG10([.N61]))" office:value-type="float" office:value="0" calcext:value-type="float">
            <text:p>0,00</text:p>
          </table:table-cell>
          <table:table-cell table:style-name="ce70" table:formula="of:=MAX(0;LOG10(([.$H61]+1)/2)-LOG10([.O61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6</text:p>
          </table:table-cell>
          <table:table-cell table:style-name="ce57" table:formula="of:=IF([$Results.C61]=&quot;MAX&quot;;[$Results.$L61];[$Results.C61])" office:value-type="float" office:value="464" calcext:value-type="float">
            <text:p>464</text:p>
          </table:table-cell>
          <table:table-cell table:style-name="ce57" table:formula="of:=IF([$Results.D61]=&quot;MAX&quot;;[$Results.$L61];[$Results.D61])" office:value-type="float" office:value="464" calcext:value-type="float">
            <text:p>464</text:p>
          </table:table-cell>
          <table:table-cell table:style-name="ce57" table:formula="of:=IF([$Results.E61]=&quot;MAX&quot;;[$Results.$L61];[$Results.E61])" office:value-type="float" office:value="609" calcext:value-type="float">
            <text:p>609</text:p>
          </table:table-cell>
          <table:table-cell table:style-name="ce57" table:formula="of:=IF([$Results.F61]=&quot;MAX&quot;;[$Results.$L61];[$Results.F61])" office:value-type="float" office:value="464" calcext:value-type="float">
            <text:p>464</text:p>
          </table:table-cell>
          <table:table-cell table:style-name="ce57" table:formula="of:=IF([$Results.G61]=&quot;MAX&quot;;[$Results.$L61];[$Results.G61])" office:value-type="float" office:value="470" calcext:value-type="float">
            <text:p>470</text:p>
          </table:table-cell>
          <table:table-cell table:style-name="ce60" table:formula="of:=SUM(IF(FREQUENCY([.C62:.G62];[.C62:.G62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6</text:p>
          </table:table-cell>
          <table:table-cell table:style-name="ce66" table:formula="of:=RANK([.C62];[.$C62:.$G62];1)" office:value-type="float" office:value="1" calcext:value-type="float">
            <text:p>1</text:p>
          </table:table-cell>
          <table:table-cell table:style-name="ce66" table:formula="of:=RANK([.D62];[.$C62:.$G62];1)" office:value-type="float" office:value="1" calcext:value-type="float">
            <text:p>1</text:p>
          </table:table-cell>
          <table:table-cell table:style-name="ce66" table:formula="of:=RANK([.E62];[.$C62:.$G62];1)" office:value-type="float" office:value="5" calcext:value-type="float">
            <text:p>5</text:p>
          </table:table-cell>
          <table:table-cell table:style-name="ce66" table:formula="of:=RANK([.F62];[.$C62:.$G62];1)" office:value-type="float" office:value="1" calcext:value-type="float">
            <text:p>1</text:p>
          </table:table-cell>
          <table:table-cell table:style-name="ce66" table:formula="of:=RANK([.G62];[.$C62:.$G62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6</text:p>
          </table:table-cell>
          <table:table-cell table:style-name="ce70" table:formula="of:=MAX(0;LOG10(([.$H62]+1)/2)-LOG10([.K62]))" office:value-type="float" office:value="0.301029995663981" calcext:value-type="float">
            <text:p>0,30</text:p>
          </table:table-cell>
          <table:table-cell table:style-name="ce70" table:formula="of:=MAX(0;LOG10(([.$H62]+1)/2)-LOG10([.L62]))" office:value-type="float" office:value="0.301029995663981" calcext:value-type="float">
            <text:p>0,30</text:p>
          </table:table-cell>
          <table:table-cell table:style-name="ce70" table:formula="of:=MAX(0;LOG10(([.$H62]+1)/2)-LOG10([.M62]))" office:value-type="float" office:value="0" calcext:value-type="float">
            <text:p>0,00</text:p>
          </table:table-cell>
          <table:table-cell table:style-name="ce70" table:formula="of:=MAX(0;LOG10(([.$H62]+1)/2)-LOG10([.N62]))" office:value-type="float" office:value="0.301029995663981" calcext:value-type="float">
            <text:p>0,30</text:p>
          </table:table-cell>
          <table:table-cell table:style-name="ce70" table:formula="of:=MAX(0;LOG10(([.$H62]+1)/2)-LOG10([.O62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7</text:p>
          </table:table-cell>
          <table:table-cell table:style-name="ce57" table:formula="of:=IF([$Results.C62]=&quot;MAX&quot;;[$Results.$L62];[$Results.C62])" office:value-type="float" office:value="489" calcext:value-type="float">
            <text:p>489</text:p>
          </table:table-cell>
          <table:table-cell table:style-name="ce57" table:formula="of:=IF([$Results.D62]=&quot;MAX&quot;;[$Results.$L62];[$Results.D62])" office:value-type="float" office:value="489" calcext:value-type="float">
            <text:p>489</text:p>
          </table:table-cell>
          <table:table-cell table:style-name="ce57" table:formula="of:=IF([$Results.E62]=&quot;MAX&quot;;[$Results.$L62];[$Results.E62])" office:value-type="float" office:value="694" calcext:value-type="float">
            <text:p>694</text:p>
          </table:table-cell>
          <table:table-cell table:style-name="ce57" table:formula="of:=IF([$Results.F62]=&quot;MAX&quot;;[$Results.$L62];[$Results.F62])" office:value-type="float" office:value="489" calcext:value-type="float">
            <text:p>489</text:p>
          </table:table-cell>
          <table:table-cell table:style-name="ce57" table:formula="of:=IF([$Results.G62]=&quot;MAX&quot;;[$Results.$L62];[$Results.G62])" office:value-type="float" office:value="497" calcext:value-type="float">
            <text:p>497</text:p>
          </table:table-cell>
          <table:table-cell table:style-name="ce60" table:formula="of:=SUM(IF(FREQUENCY([.C63:.G63];[.C63:.G63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7</text:p>
          </table:table-cell>
          <table:table-cell table:style-name="ce66" table:formula="of:=RANK([.C63];[.$C63:.$G63];1)" office:value-type="float" office:value="1" calcext:value-type="float">
            <text:p>1</text:p>
          </table:table-cell>
          <table:table-cell table:style-name="ce66" table:formula="of:=RANK([.D63];[.$C63:.$G63];1)" office:value-type="float" office:value="1" calcext:value-type="float">
            <text:p>1</text:p>
          </table:table-cell>
          <table:table-cell table:style-name="ce66" table:formula="of:=RANK([.E63];[.$C63:.$G63];1)" office:value-type="float" office:value="5" calcext:value-type="float">
            <text:p>5</text:p>
          </table:table-cell>
          <table:table-cell table:style-name="ce66" table:formula="of:=RANK([.F63];[.$C63:.$G63];1)" office:value-type="float" office:value="1" calcext:value-type="float">
            <text:p>1</text:p>
          </table:table-cell>
          <table:table-cell table:style-name="ce66" table:formula="of:=RANK([.G63];[.$C63:.$G63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7</text:p>
          </table:table-cell>
          <table:table-cell table:style-name="ce70" table:formula="of:=MAX(0;LOG10(([.$H63]+1)/2)-LOG10([.K63]))" office:value-type="float" office:value="0.301029995663981" calcext:value-type="float">
            <text:p>0,30</text:p>
          </table:table-cell>
          <table:table-cell table:style-name="ce70" table:formula="of:=MAX(0;LOG10(([.$H63]+1)/2)-LOG10([.L63]))" office:value-type="float" office:value="0.301029995663981" calcext:value-type="float">
            <text:p>0,30</text:p>
          </table:table-cell>
          <table:table-cell table:style-name="ce70" table:formula="of:=MAX(0;LOG10(([.$H63]+1)/2)-LOG10([.M63]))" office:value-type="float" office:value="0" calcext:value-type="float">
            <text:p>0,00</text:p>
          </table:table-cell>
          <table:table-cell table:style-name="ce70" table:formula="of:=MAX(0;LOG10(([.$H63]+1)/2)-LOG10([.N63]))" office:value-type="float" office:value="0.301029995663981" calcext:value-type="float">
            <text:p>0,30</text:p>
          </table:table-cell>
          <table:table-cell table:style-name="ce70" table:formula="of:=MAX(0;LOG10(([.$H63]+1)/2)-LOG10([.O63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8</text:p>
          </table:table-cell>
          <table:table-cell table:style-name="ce57" table:formula="of:=IF([$Results.C63]=&quot;MAX&quot;;[$Results.$L63];[$Results.C63])" office:value-type="float" office:value="648" calcext:value-type="float">
            <text:p>648</text:p>
          </table:table-cell>
          <table:table-cell table:style-name="ce57" table:formula="of:=IF([$Results.D63]=&quot;MAX&quot;;[$Results.$L63];[$Results.D63])" office:value-type="float" office:value="648" calcext:value-type="float">
            <text:p>648</text:p>
          </table:table-cell>
          <table:table-cell table:style-name="ce57" table:formula="of:=IF([$Results.E63]=&quot;MAX&quot;;[$Results.$L63];[$Results.E63])" office:value-type="float" office:value="881" calcext:value-type="float">
            <text:p>881</text:p>
          </table:table-cell>
          <table:table-cell table:style-name="ce57" table:formula="of:=IF([$Results.F63]=&quot;MAX&quot;;[$Results.$L63];[$Results.F63])" office:value-type="float" office:value="648" calcext:value-type="float">
            <text:p>648</text:p>
          </table:table-cell>
          <table:table-cell table:style-name="ce57" table:formula="of:=IF([$Results.G63]=&quot;MAX&quot;;[$Results.$L63];[$Results.G63])" office:value-type="float" office:value="656" calcext:value-type="float">
            <text:p>656</text:p>
          </table:table-cell>
          <table:table-cell table:style-name="ce60" table:formula="of:=SUM(IF(FREQUENCY([.C64:.G64];[.C64:.G64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8</text:p>
          </table:table-cell>
          <table:table-cell table:style-name="ce66" table:formula="of:=RANK([.C64];[.$C64:.$G64];1)" office:value-type="float" office:value="1" calcext:value-type="float">
            <text:p>1</text:p>
          </table:table-cell>
          <table:table-cell table:style-name="ce66" table:formula="of:=RANK([.D64];[.$C64:.$G64];1)" office:value-type="float" office:value="1" calcext:value-type="float">
            <text:p>1</text:p>
          </table:table-cell>
          <table:table-cell table:style-name="ce66" table:formula="of:=RANK([.E64];[.$C64:.$G64];1)" office:value-type="float" office:value="5" calcext:value-type="float">
            <text:p>5</text:p>
          </table:table-cell>
          <table:table-cell table:style-name="ce66" table:formula="of:=RANK([.F64];[.$C64:.$G64];1)" office:value-type="float" office:value="1" calcext:value-type="float">
            <text:p>1</text:p>
          </table:table-cell>
          <table:table-cell table:style-name="ce66" table:formula="of:=RANK([.G64];[.$C64:.$G64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8</text:p>
          </table:table-cell>
          <table:table-cell table:style-name="ce70" table:formula="of:=MAX(0;LOG10(([.$H64]+1)/2)-LOG10([.K64]))" office:value-type="float" office:value="0.301029995663981" calcext:value-type="float">
            <text:p>0,30</text:p>
          </table:table-cell>
          <table:table-cell table:style-name="ce70" table:formula="of:=MAX(0;LOG10(([.$H64]+1)/2)-LOG10([.L64]))" office:value-type="float" office:value="0.301029995663981" calcext:value-type="float">
            <text:p>0,30</text:p>
          </table:table-cell>
          <table:table-cell table:style-name="ce70" table:formula="of:=MAX(0;LOG10(([.$H64]+1)/2)-LOG10([.M64]))" office:value-type="float" office:value="0" calcext:value-type="float">
            <text:p>0,00</text:p>
          </table:table-cell>
          <table:table-cell table:style-name="ce70" table:formula="of:=MAX(0;LOG10(([.$H64]+1)/2)-LOG10([.N64]))" office:value-type="float" office:value="0.301029995663981" calcext:value-type="float">
            <text:p>0,30</text:p>
          </table:table-cell>
          <table:table-cell table:style-name="ce70" table:formula="of:=MAX(0;LOG10(([.$H64]+1)/2)-LOG10([.O64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29</text:p>
          </table:table-cell>
          <table:table-cell table:style-name="ce57" table:formula="of:=IF([$Results.C64]=&quot;MAX&quot;;[$Results.$L64];[$Results.C64])" office:value-type="float" office:value="741" calcext:value-type="float">
            <text:p>741</text:p>
          </table:table-cell>
          <table:table-cell table:style-name="ce57" table:formula="of:=IF([$Results.D64]=&quot;MAX&quot;;[$Results.$L64];[$Results.D64])" office:value-type="float" office:value="741" calcext:value-type="float">
            <text:p>741</text:p>
          </table:table-cell>
          <table:table-cell table:style-name="ce57" table:formula="of:=IF([$Results.E64]=&quot;MAX&quot;;[$Results.$L64];[$Results.E64])" office:value-type="float" office:value="1021" calcext:value-type="float">
            <text:p>1021</text:p>
          </table:table-cell>
          <table:table-cell table:style-name="ce57" table:formula="of:=IF([$Results.F64]=&quot;MAX&quot;;[$Results.$L64];[$Results.F64])" office:value-type="float" office:value="743" calcext:value-type="float">
            <text:p>743</text:p>
          </table:table-cell>
          <table:table-cell table:style-name="ce57" table:formula="of:=IF([$Results.G64]=&quot;MAX&quot;;[$Results.$L64];[$Results.G64])" office:value-type="float" office:value="799" calcext:value-type="float">
            <text:p>799</text:p>
          </table:table-cell>
          <table:table-cell table:style-name="ce60" table:formula="of:=SUM(IF(FREQUENCY([.C65:.G65];[.C65:.G65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9</text:p>
          </table:table-cell>
          <table:table-cell table:style-name="ce66" table:formula="of:=RANK([.C65];[.$C65:.$G65];1)" office:value-type="float" office:value="1" calcext:value-type="float">
            <text:p>1</text:p>
          </table:table-cell>
          <table:table-cell table:style-name="ce66" table:formula="of:=RANK([.D65];[.$C65:.$G65];1)" office:value-type="float" office:value="1" calcext:value-type="float">
            <text:p>1</text:p>
          </table:table-cell>
          <table:table-cell table:style-name="ce66" table:formula="of:=RANK([.E65];[.$C65:.$G65];1)" office:value-type="float" office:value="5" calcext:value-type="float">
            <text:p>5</text:p>
          </table:table-cell>
          <table:table-cell table:style-name="ce66" table:formula="of:=RANK([.F65];[.$C65:.$G65];1)" office:value-type="float" office:value="3" calcext:value-type="float">
            <text:p>3</text:p>
          </table:table-cell>
          <table:table-cell table:style-name="ce66" table:formula="of:=RANK([.G65];[.$C65:.$G65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9</text:p>
          </table:table-cell>
          <table:table-cell table:style-name="ce70" table:formula="of:=MAX(0;LOG10(([.$H65]+1)/2)-LOG10([.K65]))" office:value-type="float" office:value="0.397940008672038" calcext:value-type="float">
            <text:p>0,40</text:p>
          </table:table-cell>
          <table:table-cell table:style-name="ce70" table:formula="of:=MAX(0;LOG10(([.$H65]+1)/2)-LOG10([.L65]))" office:value-type="float" office:value="0.397940008672038" calcext:value-type="float">
            <text:p>0,40</text:p>
          </table:table-cell>
          <table:table-cell table:style-name="ce70" table:formula="of:=MAX(0;LOG10(([.$H65]+1)/2)-LOG10([.M65]))" office:value-type="float" office:value="0" calcext:value-type="float">
            <text:p>0,00</text:p>
          </table:table-cell>
          <table:table-cell table:style-name="ce70" table:formula="of:=MAX(0;LOG10(([.$H65]+1)/2)-LOG10([.N65]))" office:value-type="float" office:value="0" calcext:value-type="float">
            <text:p>0,00</text:p>
          </table:table-cell>
          <table:table-cell table:style-name="ce70" table:formula="of:=MAX(0;LOG10(([.$H65]+1)/2)-LOG10([.O65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30</text:p>
          </table:table-cell>
          <table:table-cell table:style-name="ce57" table:formula="of:=IF([$Results.C65]=&quot;MAX&quot;;[$Results.$L65];[$Results.C65])" office:value-type="float" office:value="1095" calcext:value-type="float">
            <text:p>1095</text:p>
          </table:table-cell>
          <table:table-cell table:style-name="ce57" table:formula="of:=IF([$Results.D65]=&quot;MAX&quot;;[$Results.$L65];[$Results.D65])" office:value-type="float" office:value="1096" calcext:value-type="float">
            <text:p>1096</text:p>
          </table:table-cell>
          <table:table-cell table:style-name="ce57" table:formula="of:=IF([$Results.E65]=&quot;MAX&quot;;[$Results.$L65];[$Results.E65])" office:value-type="float" office:value="1534" calcext:value-type="float">
            <text:p>1534</text:p>
          </table:table-cell>
          <table:table-cell table:style-name="ce57" table:formula="of:=IF([$Results.F65]=&quot;MAX&quot;;[$Results.$L65];[$Results.F65])" office:value-type="float" office:value="1096" calcext:value-type="float">
            <text:p>1096</text:p>
          </table:table-cell>
          <table:table-cell table:style-name="ce57" table:formula="of:=IF([$Results.G65]=&quot;MAX&quot;;[$Results.$L65];[$Results.G65])" office:value-type="float" office:value="1177" calcext:value-type="float">
            <text:p>1177</text:p>
          </table:table-cell>
          <table:table-cell table:style-name="ce60" table:formula="of:=SUM(IF(FREQUENCY([.C66:.G66];[.C66:.G66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0</text:p>
          </table:table-cell>
          <table:table-cell table:style-name="ce66" table:formula="of:=RANK([.C66];[.$C66:.$G66];1)" office:value-type="float" office:value="1" calcext:value-type="float">
            <text:p>1</text:p>
          </table:table-cell>
          <table:table-cell table:style-name="ce66" table:formula="of:=RANK([.D66];[.$C66:.$G66];1)" office:value-type="float" office:value="2" calcext:value-type="float">
            <text:p>2</text:p>
          </table:table-cell>
          <table:table-cell table:style-name="ce66" table:formula="of:=RANK([.E66];[.$C66:.$G66];1)" office:value-type="float" office:value="5" calcext:value-type="float">
            <text:p>5</text:p>
          </table:table-cell>
          <table:table-cell table:style-name="ce66" table:formula="of:=RANK([.F66];[.$C66:.$G66];1)" office:value-type="float" office:value="2" calcext:value-type="float">
            <text:p>2</text:p>
          </table:table-cell>
          <table:table-cell table:style-name="ce66" table:formula="of:=RANK([.G66];[.$C66:.$G66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0</text:p>
          </table:table-cell>
          <table:table-cell table:style-name="ce70" table:formula="of:=MAX(0;LOG10(([.$H66]+1)/2)-LOG10([.K66]))" office:value-type="float" office:value="0.397940008672038" calcext:value-type="float">
            <text:p>0,40</text:p>
          </table:table-cell>
          <table:table-cell table:style-name="ce70" table:formula="of:=MAX(0;LOG10(([.$H66]+1)/2)-LOG10([.L66]))" office:value-type="float" office:value="0.0969100130080564" calcext:value-type="float">
            <text:p>0,10</text:p>
          </table:table-cell>
          <table:table-cell table:style-name="ce70" table:formula="of:=MAX(0;LOG10(([.$H66]+1)/2)-LOG10([.M66]))" office:value-type="float" office:value="0" calcext:value-type="float">
            <text:p>0,00</text:p>
          </table:table-cell>
          <table:table-cell table:style-name="ce70" table:formula="of:=MAX(0;LOG10(([.$H66]+1)/2)-LOG10([.N66]))" office:value-type="float" office:value="0.0969100130080564" calcext:value-type="float">
            <text:p>0,10</text:p>
          </table:table-cell>
          <table:table-cell table:style-name="ce70" table:formula="of:=MAX(0;LOG10(([.$H66]+1)/2)-LOG10([.O66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31</text:p>
          </table:table-cell>
          <table:table-cell table:style-name="ce57" table:formula="of:=IF([$Results.C66]=&quot;MAX&quot;;[$Results.$L66];[$Results.C66])" office:value-type="float" office:value="1198" calcext:value-type="float">
            <text:p>1198</text:p>
          </table:table-cell>
          <table:table-cell table:style-name="ce57" table:formula="of:=IF([$Results.D66]=&quot;MAX&quot;;[$Results.$L66];[$Results.D66])" office:value-type="float" office:value="1202" calcext:value-type="float">
            <text:p>1202</text:p>
          </table:table-cell>
          <table:table-cell table:style-name="ce57" table:formula="of:=IF([$Results.E66]=&quot;MAX&quot;;[$Results.$L66];[$Results.E66])" office:value-type="float" office:value="87248" calcext:value-type="float">
            <text:p>87248</text:p>
          </table:table-cell>
          <table:table-cell table:style-name="ce57" table:formula="of:=IF([$Results.F66]=&quot;MAX&quot;;[$Results.$L66];[$Results.F66])" office:value-type="float" office:value="1201" calcext:value-type="float">
            <text:p>1201</text:p>
          </table:table-cell>
          <table:table-cell table:style-name="ce57" table:formula="of:=IF([$Results.G66]=&quot;MAX&quot;;[$Results.$L66];[$Results.G66])" office:value-type="float" office:value="1401" calcext:value-type="float">
            <text:p>1401</text:p>
          </table:table-cell>
          <table:table-cell table:style-name="ce60" table:formula="of:=SUM(IF(FREQUENCY([.C67:.G67];[.C67:.G67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31</text:p>
          </table:table-cell>
          <table:table-cell table:style-name="ce66" table:formula="of:=RANK([.C67];[.$C67:.$G67];1)" office:value-type="float" office:value="1" calcext:value-type="float">
            <text:p>1</text:p>
          </table:table-cell>
          <table:table-cell table:style-name="ce66" table:formula="of:=RANK([.D67];[.$C67:.$G67];1)" office:value-type="float" office:value="3" calcext:value-type="float">
            <text:p>3</text:p>
          </table:table-cell>
          <table:table-cell table:style-name="ce66" table:formula="of:=RANK([.E67];[.$C67:.$G67];1)" office:value-type="float" office:value="5" calcext:value-type="float">
            <text:p>5</text:p>
          </table:table-cell>
          <table:table-cell table:style-name="ce66" table:formula="of:=RANK([.F67];[.$C67:.$G67];1)" office:value-type="float" office:value="2" calcext:value-type="float">
            <text:p>2</text:p>
          </table:table-cell>
          <table:table-cell table:style-name="ce66" table:formula="of:=RANK([.G67];[.$C67:.$G67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1</text:p>
          </table:table-cell>
          <table:table-cell table:style-name="ce70" table:formula="of:=MAX(0;LOG10(([.$H67]+1)/2)-LOG10([.K67]))" office:value-type="float" office:value="0.477121254719662" calcext:value-type="float">
            <text:p>0,48</text:p>
          </table:table-cell>
          <table:table-cell table:style-name="ce70" table:formula="of:=MAX(0;LOG10(([.$H67]+1)/2)-LOG10([.L67]))" office:value-type="float" office:value="0" calcext:value-type="float">
            <text:p>0,00</text:p>
          </table:table-cell>
          <table:table-cell table:style-name="ce70" table:formula="of:=MAX(0;LOG10(([.$H67]+1)/2)-LOG10([.M67]))" office:value-type="float" office:value="0" calcext:value-type="float">
            <text:p>0,00</text:p>
          </table:table-cell>
          <table:table-cell table:style-name="ce70" table:formula="of:=MAX(0;LOG10(([.$H67]+1)/2)-LOG10([.N67]))" office:value-type="float" office:value="0.176091259055681" calcext:value-type="float">
            <text:p>0,18</text:p>
          </table:table-cell>
          <table:table-cell table:style-name="ce70" table:formula="of:=MAX(0;LOG10(([.$H67]+1)/2)-LOG10([.O67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32</text:p>
          </table:table-cell>
          <table:table-cell table:style-name="ce57" table:formula="of:=IF([$Results.C67]=&quot;MAX&quot;;[$Results.$L67];[$Results.C67])" office:value-type="float" office:value="651" calcext:value-type="float">
            <text:p>651</text:p>
          </table:table-cell>
          <table:table-cell table:style-name="ce57" table:formula="of:=IF([$Results.D67]=&quot;MAX&quot;;[$Results.$L67];[$Results.D67])" office:value-type="float" office:value="651" calcext:value-type="float">
            <text:p>651</text:p>
          </table:table-cell>
          <table:table-cell table:style-name="ce57" table:formula="of:=IF([$Results.E67]=&quot;MAX&quot;;[$Results.$L67];[$Results.E67])" office:value-type="float" office:value="876" calcext:value-type="float">
            <text:p>876</text:p>
          </table:table-cell>
          <table:table-cell table:style-name="ce57" table:formula="of:=IF([$Results.F67]=&quot;MAX&quot;;[$Results.$L67];[$Results.F67])" office:value-type="float" office:value="651" calcext:value-type="float">
            <text:p>651</text:p>
          </table:table-cell>
          <table:table-cell table:style-name="ce57" table:formula="of:=IF([$Results.G67]=&quot;MAX&quot;;[$Results.$L67];[$Results.G67])" office:value-type="float" office:value="657" calcext:value-type="float">
            <text:p>657</text:p>
          </table:table-cell>
          <table:table-cell table:style-name="ce60" table:formula="of:=SUM(IF(FREQUENCY([.C68:.G68];[.C68:.G68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2</text:p>
          </table:table-cell>
          <table:table-cell table:style-name="ce66" table:formula="of:=RANK([.C68];[.$C68:.$G68];1)" office:value-type="float" office:value="1" calcext:value-type="float">
            <text:p>1</text:p>
          </table:table-cell>
          <table:table-cell table:style-name="ce66" table:formula="of:=RANK([.D68];[.$C68:.$G68];1)" office:value-type="float" office:value="1" calcext:value-type="float">
            <text:p>1</text:p>
          </table:table-cell>
          <table:table-cell table:style-name="ce66" table:formula="of:=RANK([.E68];[.$C68:.$G68];1)" office:value-type="float" office:value="5" calcext:value-type="float">
            <text:p>5</text:p>
          </table:table-cell>
          <table:table-cell table:style-name="ce66" table:formula="of:=RANK([.F68];[.$C68:.$G68];1)" office:value-type="float" office:value="1" calcext:value-type="float">
            <text:p>1</text:p>
          </table:table-cell>
          <table:table-cell table:style-name="ce66" table:formula="of:=RANK([.G68];[.$C68:.$G68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2</text:p>
          </table:table-cell>
          <table:table-cell table:style-name="ce70" table:formula="of:=MAX(0;LOG10(([.$H68]+1)/2)-LOG10([.K68]))" office:value-type="float" office:value="0.301029995663981" calcext:value-type="float">
            <text:p>0,30</text:p>
          </table:table-cell>
          <table:table-cell table:style-name="ce70" table:formula="of:=MAX(0;LOG10(([.$H68]+1)/2)-LOG10([.L68]))" office:value-type="float" office:value="0.301029995663981" calcext:value-type="float">
            <text:p>0,30</text:p>
          </table:table-cell>
          <table:table-cell table:style-name="ce70" table:formula="of:=MAX(0;LOG10(([.$H68]+1)/2)-LOG10([.M68]))" office:value-type="float" office:value="0" calcext:value-type="float">
            <text:p>0,00</text:p>
          </table:table-cell>
          <table:table-cell table:style-name="ce70" table:formula="of:=MAX(0;LOG10(([.$H68]+1)/2)-LOG10([.N68]))" office:value-type="float" office:value="0.301029995663981" calcext:value-type="float">
            <text:p>0,30</text:p>
          </table:table-cell>
          <table:table-cell table:style-name="ce70" table:formula="of:=MAX(0;LOG10(([.$H68]+1)/2)-LOG10([.O68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33</text:p>
          </table:table-cell>
          <table:table-cell table:style-name="ce57" table:formula="of:=IF([$Results.C68]=&quot;MAX&quot;;[$Results.$L68];[$Results.C68])" office:value-type="float" office:value="719" calcext:value-type="float">
            <text:p>719</text:p>
          </table:table-cell>
          <table:table-cell table:style-name="ce57" table:formula="of:=IF([$Results.D68]=&quot;MAX&quot;;[$Results.$L68];[$Results.D68])" office:value-type="float" office:value="720" calcext:value-type="float">
            <text:p>720</text:p>
          </table:table-cell>
          <table:table-cell table:style-name="ce57" table:formula="of:=IF([$Results.E68]=&quot;MAX&quot;;[$Results.$L68];[$Results.E68])" office:value-type="float" office:value="1019" calcext:value-type="float">
            <text:p>1019</text:p>
          </table:table-cell>
          <table:table-cell table:style-name="ce57" table:formula="of:=IF([$Results.F68]=&quot;MAX&quot;;[$Results.$L68];[$Results.F68])" office:value-type="float" office:value="721" calcext:value-type="float">
            <text:p>721</text:p>
          </table:table-cell>
          <table:table-cell table:style-name="ce57" table:formula="of:=IF([$Results.G68]=&quot;MAX&quot;;[$Results.$L68];[$Results.G68])" office:value-type="float" office:value="791" calcext:value-type="float">
            <text:p>791</text:p>
          </table:table-cell>
          <table:table-cell table:style-name="ce60" table:formula="of:=SUM(IF(FREQUENCY([.C69:.G69];[.C69:.G69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33</text:p>
          </table:table-cell>
          <table:table-cell table:style-name="ce66" table:formula="of:=RANK([.C69];[.$C69:.$G69];1)" office:value-type="float" office:value="1" calcext:value-type="float">
            <text:p>1</text:p>
          </table:table-cell>
          <table:table-cell table:style-name="ce66" table:formula="of:=RANK([.D69];[.$C69:.$G69];1)" office:value-type="float" office:value="2" calcext:value-type="float">
            <text:p>2</text:p>
          </table:table-cell>
          <table:table-cell table:style-name="ce66" table:formula="of:=RANK([.E69];[.$C69:.$G69];1)" office:value-type="float" office:value="5" calcext:value-type="float">
            <text:p>5</text:p>
          </table:table-cell>
          <table:table-cell table:style-name="ce66" table:formula="of:=RANK([.F69];[.$C69:.$G69];1)" office:value-type="float" office:value="3" calcext:value-type="float">
            <text:p>3</text:p>
          </table:table-cell>
          <table:table-cell table:style-name="ce66" table:formula="of:=RANK([.G69];[.$C69:.$G69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3</text:p>
          </table:table-cell>
          <table:table-cell table:style-name="ce70" table:formula="of:=MAX(0;LOG10(([.$H69]+1)/2)-LOG10([.K69]))" office:value-type="float" office:value="0.477121254719662" calcext:value-type="float">
            <text:p>0,48</text:p>
          </table:table-cell>
          <table:table-cell table:style-name="ce70" table:formula="of:=MAX(0;LOG10(([.$H69]+1)/2)-LOG10([.L69]))" office:value-type="float" office:value="0.176091259055681" calcext:value-type="float">
            <text:p>0,18</text:p>
          </table:table-cell>
          <table:table-cell table:style-name="ce70" table:formula="of:=MAX(0;LOG10(([.$H69]+1)/2)-LOG10([.M69]))" office:value-type="float" office:value="0" calcext:value-type="float">
            <text:p>0,00</text:p>
          </table:table-cell>
          <table:table-cell table:style-name="ce70" table:formula="of:=MAX(0;LOG10(([.$H69]+1)/2)-LOG10([.N69]))" office:value-type="float" office:value="0" calcext:value-type="float">
            <text:p>0,00</text:p>
          </table:table-cell>
          <table:table-cell table:style-name="ce70" table:formula="of:=MAX(0;LOG10(([.$H69]+1)/2)-LOG10([.O69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34</text:p>
          </table:table-cell>
          <table:table-cell table:style-name="ce57" table:formula="of:=IF([$Results.C69]=&quot;MAX&quot;;[$Results.$L69];[$Results.C69])" office:value-type="float" office:value="609" calcext:value-type="float">
            <text:p>609</text:p>
          </table:table-cell>
          <table:table-cell table:style-name="ce57" table:formula="of:=IF([$Results.D69]=&quot;MAX&quot;;[$Results.$L69];[$Results.D69])" office:value-type="float" office:value="609" calcext:value-type="float">
            <text:p>609</text:p>
          </table:table-cell>
          <table:table-cell table:style-name="ce57" table:formula="of:=IF([$Results.E69]=&quot;MAX&quot;;[$Results.$L69];[$Results.E69])" office:value-type="float" office:value="841" calcext:value-type="float">
            <text:p>841</text:p>
          </table:table-cell>
          <table:table-cell table:style-name="ce57" table:formula="of:=IF([$Results.F69]=&quot;MAX&quot;;[$Results.$L69];[$Results.F69])" office:value-type="float" office:value="611" calcext:value-type="float">
            <text:p>611</text:p>
          </table:table-cell>
          <table:table-cell table:style-name="ce57" table:formula="of:=IF([$Results.G69]=&quot;MAX&quot;;[$Results.$L69];[$Results.G69])" office:value-type="float" office:value="618" calcext:value-type="float">
            <text:p>618</text:p>
          </table:table-cell>
          <table:table-cell table:style-name="ce60" table:formula="of:=SUM(IF(FREQUENCY([.C70:.G70];[.C70:.G70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4</text:p>
          </table:table-cell>
          <table:table-cell table:style-name="ce66" table:formula="of:=RANK([.C70];[.$C70:.$G70];1)" office:value-type="float" office:value="1" calcext:value-type="float">
            <text:p>1</text:p>
          </table:table-cell>
          <table:table-cell table:style-name="ce66" table:formula="of:=RANK([.D70];[.$C70:.$G70];1)" office:value-type="float" office:value="1" calcext:value-type="float">
            <text:p>1</text:p>
          </table:table-cell>
          <table:table-cell table:style-name="ce66" table:formula="of:=RANK([.E70];[.$C70:.$G70];1)" office:value-type="float" office:value="5" calcext:value-type="float">
            <text:p>5</text:p>
          </table:table-cell>
          <table:table-cell table:style-name="ce66" table:formula="of:=RANK([.F70];[.$C70:.$G70];1)" office:value-type="float" office:value="3" calcext:value-type="float">
            <text:p>3</text:p>
          </table:table-cell>
          <table:table-cell table:style-name="ce66" table:formula="of:=RANK([.G70];[.$C70:.$G70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4</text:p>
          </table:table-cell>
          <table:table-cell table:style-name="ce70" table:formula="of:=MAX(0;LOG10(([.$H70]+1)/2)-LOG10([.K70]))" office:value-type="float" office:value="0.397940008672038" calcext:value-type="float">
            <text:p>0,40</text:p>
          </table:table-cell>
          <table:table-cell table:style-name="ce70" table:formula="of:=MAX(0;LOG10(([.$H70]+1)/2)-LOG10([.L70]))" office:value-type="float" office:value="0.397940008672038" calcext:value-type="float">
            <text:p>0,40</text:p>
          </table:table-cell>
          <table:table-cell table:style-name="ce70" table:formula="of:=MAX(0;LOG10(([.$H70]+1)/2)-LOG10([.M70]))" office:value-type="float" office:value="0" calcext:value-type="float">
            <text:p>0,00</text:p>
          </table:table-cell>
          <table:table-cell table:style-name="ce70" table:formula="of:=MAX(0;LOG10(([.$H70]+1)/2)-LOG10([.N70]))" office:value-type="float" office:value="0" calcext:value-type="float">
            <text:p>0,00</text:p>
          </table:table-cell>
          <table:table-cell table:style-name="ce70" table:formula="of:=MAX(0;LOG10(([.$H70]+1)/2)-LOG10([.O70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35</text:p>
          </table:table-cell>
          <table:table-cell table:style-name="ce57" table:formula="of:=IF([$Results.C70]=&quot;MAX&quot;;[$Results.$L70];[$Results.C70])" office:value-type="float" office:value="668" calcext:value-type="float">
            <text:p>668</text:p>
          </table:table-cell>
          <table:table-cell table:style-name="ce57" table:formula="of:=IF([$Results.D70]=&quot;MAX&quot;;[$Results.$L70];[$Results.D70])" office:value-type="float" office:value="669" calcext:value-type="float">
            <text:p>669</text:p>
          </table:table-cell>
          <table:table-cell table:style-name="ce57" table:formula="of:=IF([$Results.E70]=&quot;MAX&quot;;[$Results.$L70];[$Results.E70])" office:value-type="float" office:value="931" calcext:value-type="float">
            <text:p>931</text:p>
          </table:table-cell>
          <table:table-cell table:style-name="ce57" table:formula="of:=IF([$Results.F70]=&quot;MAX&quot;;[$Results.$L70];[$Results.F70])" office:value-type="float" office:value="670" calcext:value-type="float">
            <text:p>670</text:p>
          </table:table-cell>
          <table:table-cell table:style-name="ce57" table:formula="of:=IF([$Results.G70]=&quot;MAX&quot;;[$Results.$L70];[$Results.G70])" office:value-type="float" office:value="710" calcext:value-type="float">
            <text:p>710</text:p>
          </table:table-cell>
          <table:table-cell table:style-name="ce60" table:formula="of:=SUM(IF(FREQUENCY([.C71:.G71];[.C71:.G71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35</text:p>
          </table:table-cell>
          <table:table-cell table:style-name="ce66" table:formula="of:=RANK([.C71];[.$C71:.$G71];1)" office:value-type="float" office:value="1" calcext:value-type="float">
            <text:p>1</text:p>
          </table:table-cell>
          <table:table-cell table:style-name="ce66" table:formula="of:=RANK([.D71];[.$C71:.$G71];1)" office:value-type="float" office:value="2" calcext:value-type="float">
            <text:p>2</text:p>
          </table:table-cell>
          <table:table-cell table:style-name="ce66" table:formula="of:=RANK([.E71];[.$C71:.$G71];1)" office:value-type="float" office:value="5" calcext:value-type="float">
            <text:p>5</text:p>
          </table:table-cell>
          <table:table-cell table:style-name="ce66" table:formula="of:=RANK([.F71];[.$C71:.$G71];1)" office:value-type="float" office:value="3" calcext:value-type="float">
            <text:p>3</text:p>
          </table:table-cell>
          <table:table-cell table:style-name="ce66" table:formula="of:=RANK([.G71];[.$C71:.$G71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5</text:p>
          </table:table-cell>
          <table:table-cell table:style-name="ce70" table:formula="of:=MAX(0;LOG10(([.$H71]+1)/2)-LOG10([.K71]))" office:value-type="float" office:value="0.477121254719662" calcext:value-type="float">
            <text:p>0,48</text:p>
          </table:table-cell>
          <table:table-cell table:style-name="ce70" table:formula="of:=MAX(0;LOG10(([.$H71]+1)/2)-LOG10([.L71]))" office:value-type="float" office:value="0.176091259055681" calcext:value-type="float">
            <text:p>0,18</text:p>
          </table:table-cell>
          <table:table-cell table:style-name="ce70" table:formula="of:=MAX(0;LOG10(([.$H71]+1)/2)-LOG10([.M71]))" office:value-type="float" office:value="0" calcext:value-type="float">
            <text:p>0,00</text:p>
          </table:table-cell>
          <table:table-cell table:style-name="ce70" table:formula="of:=MAX(0;LOG10(([.$H71]+1)/2)-LOG10([.N71]))" office:value-type="float" office:value="0" calcext:value-type="float">
            <text:p>0,00</text:p>
          </table:table-cell>
          <table:table-cell table:style-name="ce70" table:formula="of:=MAX(0;LOG10(([.$H71]+1)/2)-LOG10([.O71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36</text:p>
          </table:table-cell>
          <table:table-cell table:style-name="ce57" table:formula="of:=IF([$Results.C71]=&quot;MAX&quot;;[$Results.$L71];[$Results.C71])" office:value-type="float" office:value="609" calcext:value-type="float">
            <text:p>609</text:p>
          </table:table-cell>
          <table:table-cell table:style-name="ce57" table:formula="of:=IF([$Results.D71]=&quot;MAX&quot;;[$Results.$L71];[$Results.D71])" office:value-type="float" office:value="609" calcext:value-type="float">
            <text:p>609</text:p>
          </table:table-cell>
          <table:table-cell table:style-name="ce57" table:formula="of:=IF([$Results.E71]=&quot;MAX&quot;;[$Results.$L71];[$Results.E71])" office:value-type="float" office:value="845" calcext:value-type="float">
            <text:p>845</text:p>
          </table:table-cell>
          <table:table-cell table:style-name="ce57" table:formula="of:=IF([$Results.F71]=&quot;MAX&quot;;[$Results.$L71];[$Results.F71])" office:value-type="float" office:value="609" calcext:value-type="float">
            <text:p>609</text:p>
          </table:table-cell>
          <table:table-cell table:style-name="ce57" table:formula="of:=IF([$Results.G71]=&quot;MAX&quot;;[$Results.$L71];[$Results.G71])" office:value-type="float" office:value="615" calcext:value-type="float">
            <text:p>615</text:p>
          </table:table-cell>
          <table:table-cell table:style-name="ce60" table:formula="of:=SUM(IF(FREQUENCY([.C72:.G72];[.C72:.G72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6</text:p>
          </table:table-cell>
          <table:table-cell table:style-name="ce66" table:formula="of:=RANK([.C72];[.$C72:.$G72];1)" office:value-type="float" office:value="1" calcext:value-type="float">
            <text:p>1</text:p>
          </table:table-cell>
          <table:table-cell table:style-name="ce66" table:formula="of:=RANK([.D72];[.$C72:.$G72];1)" office:value-type="float" office:value="1" calcext:value-type="float">
            <text:p>1</text:p>
          </table:table-cell>
          <table:table-cell table:style-name="ce66" table:formula="of:=RANK([.E72];[.$C72:.$G72];1)" office:value-type="float" office:value="5" calcext:value-type="float">
            <text:p>5</text:p>
          </table:table-cell>
          <table:table-cell table:style-name="ce66" table:formula="of:=RANK([.F72];[.$C72:.$G72];1)" office:value-type="float" office:value="1" calcext:value-type="float">
            <text:p>1</text:p>
          </table:table-cell>
          <table:table-cell table:style-name="ce66" table:formula="of:=RANK([.G72];[.$C72:.$G72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6</text:p>
          </table:table-cell>
          <table:table-cell table:style-name="ce70" table:formula="of:=MAX(0;LOG10(([.$H72]+1)/2)-LOG10([.K72]))" office:value-type="float" office:value="0.301029995663981" calcext:value-type="float">
            <text:p>0,30</text:p>
          </table:table-cell>
          <table:table-cell table:style-name="ce70" table:formula="of:=MAX(0;LOG10(([.$H72]+1)/2)-LOG10([.L72]))" office:value-type="float" office:value="0.301029995663981" calcext:value-type="float">
            <text:p>0,30</text:p>
          </table:table-cell>
          <table:table-cell table:style-name="ce70" table:formula="of:=MAX(0;LOG10(([.$H72]+1)/2)-LOG10([.M72]))" office:value-type="float" office:value="0" calcext:value-type="float">
            <text:p>0,00</text:p>
          </table:table-cell>
          <table:table-cell table:style-name="ce70" table:formula="of:=MAX(0;LOG10(([.$H72]+1)/2)-LOG10([.N72]))" office:value-type="float" office:value="0.301029995663981" calcext:value-type="float">
            <text:p>0,30</text:p>
          </table:table-cell>
          <table:table-cell table:style-name="ce70" table:formula="of:=MAX(0;LOG10(([.$H72]+1)/2)-LOG10([.O72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/>
          <table:table-cell table:style-name="ce54" office:value-type="string" calcext:value-type="string">
            <text:p>RW_37</text:p>
          </table:table-cell>
          <table:table-cell table:style-name="ce57" table:formula="of:=IF([$Results.C72]=&quot;MAX&quot;;[$Results.$L72];[$Results.C72])" office:value-type="float" office:value="644" calcext:value-type="float">
            <text:p>644</text:p>
          </table:table-cell>
          <table:table-cell table:style-name="ce57" table:formula="of:=IF([$Results.D72]=&quot;MAX&quot;;[$Results.$L72];[$Results.D72])" office:value-type="float" office:value="644" calcext:value-type="float">
            <text:p>644</text:p>
          </table:table-cell>
          <table:table-cell table:style-name="ce57" table:formula="of:=IF([$Results.E72]=&quot;MAX&quot;;[$Results.$L72];[$Results.E72])" office:value-type="float" office:value="911" calcext:value-type="float">
            <text:p>911</text:p>
          </table:table-cell>
          <table:table-cell table:style-name="ce57" table:formula="of:=IF([$Results.F72]=&quot;MAX&quot;;[$Results.$L72];[$Results.F72])" office:value-type="float" office:value="645" calcext:value-type="float">
            <text:p>645</text:p>
          </table:table-cell>
          <table:table-cell table:style-name="ce57" table:formula="of:=IF([$Results.G72]=&quot;MAX&quot;;[$Results.$L72];[$Results.G72])" office:value-type="float" office:value="702" calcext:value-type="float">
            <text:p>702</text:p>
          </table:table-cell>
          <table:table-cell table:style-name="ce60" table:formula="of:=SUM(IF(FREQUENCY([.C73:.G73];[.C73:.G73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7</text:p>
          </table:table-cell>
          <table:table-cell table:style-name="ce66" table:formula="of:=RANK([.C73];[.$C73:.$G73];1)" office:value-type="float" office:value="1" calcext:value-type="float">
            <text:p>1</text:p>
          </table:table-cell>
          <table:table-cell table:style-name="ce66" table:formula="of:=RANK([.D73];[.$C73:.$G73];1)" office:value-type="float" office:value="1" calcext:value-type="float">
            <text:p>1</text:p>
          </table:table-cell>
          <table:table-cell table:style-name="ce66" table:formula="of:=RANK([.E73];[.$C73:.$G73];1)" office:value-type="float" office:value="5" calcext:value-type="float">
            <text:p>5</text:p>
          </table:table-cell>
          <table:table-cell table:style-name="ce66" table:formula="of:=RANK([.F73];[.$C73:.$G73];1)" office:value-type="float" office:value="3" calcext:value-type="float">
            <text:p>3</text:p>
          </table:table-cell>
          <table:table-cell table:style-name="ce66" table:formula="of:=RANK([.G73];[.$C73:.$G73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7</text:p>
          </table:table-cell>
          <table:table-cell table:style-name="ce70" table:formula="of:=MAX(0;LOG10(([.$H73]+1)/2)-LOG10([.K73]))" office:value-type="float" office:value="0.397940008672038" calcext:value-type="float">
            <text:p>0,40</text:p>
          </table:table-cell>
          <table:table-cell table:style-name="ce70" table:formula="of:=MAX(0;LOG10(([.$H73]+1)/2)-LOG10([.L73]))" office:value-type="float" office:value="0.397940008672038" calcext:value-type="float">
            <text:p>0,40</text:p>
          </table:table-cell>
          <table:table-cell table:style-name="ce70" table:formula="of:=MAX(0;LOG10(([.$H73]+1)/2)-LOG10([.M73]))" office:value-type="float" office:value="0" calcext:value-type="float">
            <text:p>0,00</text:p>
          </table:table-cell>
          <table:table-cell table:style-name="ce70" table:formula="of:=MAX(0;LOG10(([.$H73]+1)/2)-LOG10([.N73]))" office:value-type="float" office:value="0" calcext:value-type="float">
            <text:p>0,00</text:p>
          </table:table-cell>
          <table:table-cell table:style-name="ce70" table:formula="of:=MAX(0;LOG10(([.$H73]+1)/2)-LOG10([.O73]))" office:value-type="float" office:value="0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73" table:number-columns-repeated="4"/>
          <table:table-cell table:number-columns-repeated="42"/>
        </table:table-row>
        <table:table-row table:style-name="ro1">
          <table:table-cell table:number-columns-repeated="16"/>
          <table:table-cell table:style-name="ce53" office:value-type="string" calcext:value-type="string">
            <text:p>Track</text:p>
          </table:table-cell>
          <table:table-cell table:style-name="ce71" table:formula="of:=[$Results.C2]" office:value-type="string" office:string-value="1 – USCP" calcext:value-type="string">
            <text:p>1 – USCP</text:p>
          </table:table-cell>
          <table:table-cell table:style-name="ce71" table:formula="of:=[$Results.D2]" office:value-type="string" office:string-value="1 – USCP" calcext:value-type="string">
            <text:p>1 – USCP</text:p>
          </table:table-cell>
          <table:table-cell table:style-name="ce71" table:formula="of:=[$Results.E2]" office:value-type="string" office:string-value="1 – USCP" calcext:value-type="string">
            <text:p>1 – USCP</text:p>
          </table:table-cell>
          <table:table-cell table:style-name="ce71" table:formula="of:=[$Results.F2]" office:value-type="string" office:string-value="1 – USCP" calcext:value-type="string">
            <text:p>1 – USCP</text:p>
          </table:table-cell>
          <table:table-cell table:style-name="ce71" table:formula="of:=[$Results.G2]" office:value-type="string" office:string-value="1 – USCP" calcext:value-type="string">
            <text:p>1 – USCP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53" office:value-type="string" calcext:value-type="string">
            <text:p>Team</text:p>
          </table:table-cell>
          <table:table-cell table:style-name="ce71" table:formula="of:=[$Results.C3]" office:value-type="string" office:string-value="Alkaid-X" calcext:value-type="string">
            <text:p>Alkaid-X</text:p>
          </table:table-cell>
          <table:table-cell table:style-name="ce71" table:formula="of:=[$Results.D3]" office:value-type="string" office:string-value="fontan-libralesso" calcext:value-type="string">
            <text:p>fontan-libralesso</text:p>
          </table:table-cell>
          <table:table-cell table:style-name="ce71" table:formula="of:=[$Results.E3]" office:value-type="string" office:string-value="Isula" calcext:value-type="string">
            <text:p>Isula</text:p>
          </table:table-cell>
          <table:table-cell table:style-name="ce71" table:formula="of:=[$Results.F3]" office:value-type="string" office:string-value="NENUAI_WangPZY" calcext:value-type="string">
            <text:p>NENUAI_WangPZY</text:p>
          </table:table-cell>
          <table:table-cell table:style-name="ce71" table:formula="of:=[$Results.G3]" office:value-type="string" office:string-value="SDN" calcext:value-type="string">
            <text:p>SDN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67" office:value-type="string" calcext:value-type="string">
            <text:p>4.Track scores</text:p>
          </table:table-cell>
          <table:table-cell table:style-name="ce70" table:formula="of:=SUM([.R5:.R73])" office:value-type="float" office:value="25.7701589830299" calcext:value-type="float">
            <text:p>25,77</text:p>
          </table:table-cell>
          <table:table-cell table:style-name="ce70" table:formula="of:=SUM([.S5:.S73])" office:value-type="float" office:value="12.4274390536731" calcext:value-type="float">
            <text:p>12,43</text:p>
          </table:table-cell>
          <table:table-cell table:style-name="ce70" table:formula="of:=SUM([.T5:.T73])" office:value-type="float" office:value="0" calcext:value-type="float">
            <text:p>0,00</text:p>
          </table:table-cell>
          <table:table-cell table:style-name="ce70" table:formula="of:=SUM([.U5:.U73])" office:value-type="float" office:value="8.1205239189888" calcext:value-type="float">
            <text:p>8,12</text:p>
          </table:table-cell>
          <table:table-cell table:style-name="ce70" table:formula="of:=SUM([.V5:.V73])" office:value-type="float" office:value="0.528273777167044" calcext:value-type="float">
            <text:p>0,53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style-name="ce68" office:value-type="string" calcext:value-type="string">
            <text:p>5.Track ranking</text:p>
          </table:table-cell>
          <table:table-cell table:style-name="ce72" table:formula="of:=RANK([.R77];[.$R$77:.$V$77];0)" office:value-type="float" office:value="1" calcext:value-type="float">
            <text:p>1</text:p>
          </table:table-cell>
          <table:table-cell table:style-name="ce72" table:formula="of:=RANK([.S77];[.$R$77:.$V$77];0)" office:value-type="float" office:value="2" calcext:value-type="float">
            <text:p>2</text:p>
          </table:table-cell>
          <table:table-cell table:style-name="ce72" table:formula="of:=RANK([.T77];[.$R$77:.$V$77];0)" office:value-type="float" office:value="5" calcext:value-type="float">
            <text:p>5</text:p>
          </table:table-cell>
          <table:table-cell table:style-name="ce72" table:formula="of:=RANK([.U77];[.$R$77:.$V$77];0)" office:value-type="float" office:value="3" calcext:value-type="float">
            <text:p>3</text:p>
          </table:table-cell>
          <table:table-cell table:style-name="ce72" table:formula="of:=RANK([.V77];[.$R$77:.$V$77];0)" office:value-type="float" office:value="4" calcext:value-type="float">
            <text:p>4</text:p>
          </table:table-cell>
          <table:table-cell table:number-columns-repeated="42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ck 2 - OCP" table:style-name="ta1">
        <table:table-column table:style-name="co1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7" table:default-cell-style-name="ce53"/>
        <table:table-column table:style-name="co8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8" table:default-cell-style-name="Default"/>
        <table:table-row table:style-name="ro1">
          <table:table-cell table:style-name="ce53"/>
          <table:table-cell table:style-name="ce53" office:value-type="string" calcext:value-type="string">
            <text:p>Instance</text:p>
          </table:table-cell>
          <table:table-cell table:style-name="ce53" table:number-columns-repeated="3"/>
          <table:table-cell/>
          <table:table-cell table:style-name="ce53"/>
          <table:table-cell table:style-name="ce53" office:value-type="string" calcext:value-type="string">
            <text:p>Instance</text:p>
          </table:table-cell>
          <table:table-cell table:style-name="ce53" table:number-columns-repeated="4"/>
          <table:table-cell table:style-name="ce53" office:value-type="string" calcext:value-type="string">
            <text:p>Instance</text:p>
          </table:table-cell>
          <table:table-cell table:style-name="ce53" table:number-columns-repeated="51"/>
        </table:table-row>
        <table:table-row table:style-name="ro1">
          <table:table-cell table:style-name="ce53" office:value-type="string" calcext:value-type="string">
            <text:p>Information</text:p>
          </table:table-cell>
          <table:table-cell table:style-name="ce53"/>
          <table:table-cell table:style-name="ce63" office:value-type="string" calcext:value-type="string" table:number-columns-spanned="3" table:number-rows-spanned="1">
            <text:p>1. Results</text:p>
          </table:table-cell>
          <table:covered-table-cell table:number-columns-repeated="2" table:style-name="ce53"/>
          <table:table-cell/>
          <table:table-cell table:style-name="ce53" table:number-columns-repeated="2"/>
          <table:table-cell table:style-name="ce64" office:value-type="string" calcext:value-type="string" table:number-columns-spanned="3" table:number-rows-spanned="1">
            <text:p>2. Rank for each instance</text:p>
          </table:table-cell>
          <table:covered-table-cell table:number-columns-repeated="2" table:style-name="ce53"/>
          <table:table-cell table:style-name="ce53" table:number-columns-repeated="2"/>
          <table:table-cell table:style-name="ce69" office:value-type="string" calcext:value-type="string" table:number-columns-spanned="3" table:number-rows-spanned="1">
            <text:p>3. Scores</text:p>
          </table:table-cell>
          <table:covered-table-cell table:number-columns-repeated="2" table:style-name="ce53"/>
          <table:table-cell table:style-name="ce53" table:number-columns-repeated="48"/>
        </table:table-row>
        <table:table-row table:style-name="ro1">
          <table:table-cell table:style-name="ce53" office:value-type="string" calcext:value-type="string">
            <text:p>Track</text:p>
          </table:table-cell>
          <table:table-cell table:style-name="ce53"/>
          <table:table-cell table:style-name="ce53" table:formula="of:=[$Results.H2]" office:value-type="string" office:string-value="2 – OCP" calcext:value-type="string">
            <text:p>2 – OCP</text:p>
          </table:table-cell>
          <table:table-cell table:style-name="ce53" table:formula="of:=[$Results.I2]" office:value-type="string" office:string-value="2 – OCP" calcext:value-type="string">
            <text:p>2 – OCP</text:p>
          </table:table-cell>
          <table:table-cell table:style-name="ce53" table:formula="of:=[$Results.J2]" office:value-type="string" office:string-value="2 – OCP" calcext:value-type="string">
            <text:p>2 – OCP</text:p>
          </table:table-cell>
          <table:table-cell/>
          <table:table-cell table:style-name="ce53" table:number-columns-repeated="2"/>
          <table:table-cell table:style-name="ce53" table:formula="of:=[$Results.H2]" office:value-type="string" office:string-value="2 – OCP" calcext:value-type="string">
            <text:p>2 – OCP</text:p>
          </table:table-cell>
          <table:table-cell table:style-name="ce53" table:formula="of:=[$Results.I2]" office:value-type="string" office:string-value="2 – OCP" calcext:value-type="string">
            <text:p>2 – OCP</text:p>
          </table:table-cell>
          <table:table-cell table:style-name="ce53" table:formula="of:=[$Results.J2]" office:value-type="string" office:string-value="2 – OCP" calcext:value-type="string">
            <text:p>2 – OCP</text:p>
          </table:table-cell>
          <table:table-cell table:style-name="ce53" table:number-columns-repeated="2"/>
          <table:table-cell table:style-name="ce53" table:formula="of:=[$Results.H2]" office:value-type="string" office:string-value="2 – OCP" calcext:value-type="string">
            <text:p>2 – OCP</text:p>
          </table:table-cell>
          <table:table-cell table:style-name="ce53" table:formula="of:=[$Results.I2]" office:value-type="string" office:string-value="2 – OCP" calcext:value-type="string">
            <text:p>2 – OCP</text:p>
          </table:table-cell>
          <table:table-cell table:style-name="ce53" table:formula="of:=[$Results.J2]" office:value-type="string" office:string-value="2 – OCP" calcext:value-type="string">
            <text:p>2 – OCP</text:p>
          </table:table-cell>
          <table:table-cell table:style-name="ce53" table:number-columns-repeated="48"/>
        </table:table-row>
        <table:table-row table:style-name="ro3">
          <table:table-cell table:style-name="ce53" office:value-type="string" calcext:value-type="string">
            <text:p>Team</text:p>
          </table:table-cell>
          <table:table-cell table:style-name="ce53"/>
          <table:table-cell table:style-name="ce53" table:formula="of:=[$Results.H3]" office:value-type="string" office:string-value="Alkaid-X" calcext:value-type="string">
            <text:p>Alkaid-X</text:p>
          </table:table-cell>
          <table:table-cell table:style-name="ce53" table:formula="of:=[$Results.I3]" office:value-type="string" office:string-value="HUST" calcext:value-type="string">
            <text:p>HUST</text:p>
          </table:table-cell>
          <table:table-cell table:style-name="ce53" table:formula="of:=[$Results.J3]" office:value-type="string" office:string-value="NENUAI_EC" calcext:value-type="string">
            <text:p>NENUAI_EC</text:p>
          </table:table-cell>
          <table:table-cell office:value-type="string" calcext:value-type="string">
            <text:p>Number of </text:p>
            <text:p>Different results</text:p>
          </table:table-cell>
          <table:table-cell table:style-name="ce53" table:number-columns-repeated="2"/>
          <table:table-cell table:style-name="ce53" table:formula="of:=[$Results.H3]" office:value-type="string" office:string-value="Alkaid-X" calcext:value-type="string">
            <text:p>Alkaid-X</text:p>
          </table:table-cell>
          <table:table-cell table:style-name="ce53" table:formula="of:=[$Results.I3]" office:value-type="string" office:string-value="HUST" calcext:value-type="string">
            <text:p>HUST</text:p>
          </table:table-cell>
          <table:table-cell table:style-name="ce53" table:formula="of:=[$Results.J3]" office:value-type="string" office:string-value="NENUAI_EC" calcext:value-type="string">
            <text:p>NENUAI_EC</text:p>
          </table:table-cell>
          <table:table-cell table:style-name="ce53" table:number-columns-repeated="2"/>
          <table:table-cell table:style-name="ce53" table:formula="of:=[$Results.H3]" office:value-type="string" office:string-value="Alkaid-X" calcext:value-type="string">
            <text:p>Alkaid-X</text:p>
          </table:table-cell>
          <table:table-cell table:style-name="ce53" table:formula="of:=[$Results.I3]" office:value-type="string" office:string-value="HUST" calcext:value-type="string">
            <text:p>HUST</text:p>
          </table:table-cell>
          <table:table-cell table:style-name="ce53" table:formula="of:=[$Results.J3]" office:value-type="string" office:string-value="NENUAI_EC" calcext:value-type="string">
            <text:p>NENUAI_EC</text:p>
          </table:table-cell>
          <table:table-cell table:style-name="ce53" table:number-columns-repeated="48"/>
        </table:table-row>
        <table:table-row table:style-name="ro1">
          <table:table-cell/>
          <table:table-cell table:style-name="ce54" office:value-type="string" calcext:value-type="string">
            <text:p>AC_01</text:p>
          </table:table-cell>
          <table:table-cell table:style-name="ce57" table:formula="of:=IF([$Results.H4]=&quot;MAX&quot;;[$Results.$L4];[$Results.H4])" office:value-type="float" office:value="7" calcext:value-type="float">
            <text:p>7</text:p>
          </table:table-cell>
          <table:table-cell table:style-name="ce57" table:formula="of:=IF([$Results.I4]=&quot;MAX&quot;;[$Results.$L4];[$Results.I4])" office:value-type="float" office:value="7" calcext:value-type="float">
            <text:p>7</text:p>
          </table:table-cell>
          <table:table-cell table:style-name="ce57" table:formula="of:=IF([$Results.J4]=&quot;MAX&quot;;[$Results.$L4];[$Results.J4])" office:value-type="float" office:value="7" calcext:value-type="float">
            <text:p>7</text:p>
          </table:table-cell>
          <table:table-cell table:style-name="ce60" table:number-matrix-columns-spanned="1" table:number-matrix-rows-spanned="1" table:formula="of:=SUM(IF(FREQUENCY([.C5:.E5];[.C5:.E5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1</text:p>
          </table:table-cell>
          <table:table-cell table:style-name="ce66" table:formula="of:=RANK([.C5];[.$C5:.$E5];1)" office:value-type="float" office:value="1" calcext:value-type="float">
            <text:p>1</text:p>
          </table:table-cell>
          <table:table-cell table:style-name="ce66" table:formula="of:=RANK([.D5];[.$C5:.$E5];1)" office:value-type="float" office:value="1" calcext:value-type="float">
            <text:p>1</text:p>
          </table:table-cell>
          <table:table-cell table:style-name="ce66" table:formula="of:=RANK([.E5];[.$C5:.$E5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1</text:p>
          </table:table-cell>
          <table:table-cell table:style-name="ce74" table:formula="of:=MAX(0;LOG10(([.$F5]+1)/2)-LOG10([.I5]))" office:value-type="float" office:value="0" calcext:value-type="float">
            <text:p>0,00</text:p>
          </table:table-cell>
          <table:table-cell table:style-name="ce74" table:formula="of:=MAX(0;LOG10(([.$F5]+1)/2)-LOG10([.J5]))" office:value-type="float" office:value="0" calcext:value-type="float">
            <text:p>0,00</text:p>
          </table:table-cell>
          <table:table-cell table:style-name="ce74" table:formula="of:=MAX(0;LOG10(([.$F5]+1)/2)-LOG10([.K5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02</text:p>
          </table:table-cell>
          <table:table-cell table:style-name="ce57" table:formula="of:=IF([$Results.H5]=&quot;MAX&quot;;[$Results.$L5];[$Results.H5])" office:value-type="float" office:value="4" calcext:value-type="float">
            <text:p>4</text:p>
          </table:table-cell>
          <table:table-cell table:style-name="ce57" table:formula="of:=IF([$Results.I5]=&quot;MAX&quot;;[$Results.$L5];[$Results.I5])" office:value-type="float" office:value="4" calcext:value-type="float">
            <text:p>4</text:p>
          </table:table-cell>
          <table:table-cell table:style-name="ce57" table:formula="of:=IF([$Results.J5]=&quot;MAX&quot;;[$Results.$L5];[$Results.J5])" office:value-type="float" office:value="4" calcext:value-type="float">
            <text:p>4</text:p>
          </table:table-cell>
          <table:table-cell table:style-name="ce60" table:number-matrix-columns-spanned="1" table:number-matrix-rows-spanned="1" table:formula="of:=SUM(IF(FREQUENCY([.C6:.E6];[.C6:.E6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2</text:p>
          </table:table-cell>
          <table:table-cell table:style-name="ce66" table:formula="of:=RANK([.C6];[.$C6:.$E6];1)" office:value-type="float" office:value="1" calcext:value-type="float">
            <text:p>1</text:p>
          </table:table-cell>
          <table:table-cell table:style-name="ce66" table:formula="of:=RANK([.D6];[.$C6:.$E6];1)" office:value-type="float" office:value="1" calcext:value-type="float">
            <text:p>1</text:p>
          </table:table-cell>
          <table:table-cell table:style-name="ce66" table:formula="of:=RANK([.E6];[.$C6:.$E6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2</text:p>
          </table:table-cell>
          <table:table-cell table:style-name="ce74" table:formula="of:=MAX(0;LOG10(([.$F6]+1)/2)-LOG10([.I6]))" office:value-type="float" office:value="0" calcext:value-type="float">
            <text:p>0,00</text:p>
          </table:table-cell>
          <table:table-cell table:style-name="ce74" table:formula="of:=MAX(0;LOG10(([.$F6]+1)/2)-LOG10([.J6]))" office:value-type="float" office:value="0" calcext:value-type="float">
            <text:p>0,00</text:p>
          </table:table-cell>
          <table:table-cell table:style-name="ce74" table:formula="of:=MAX(0;LOG10(([.$F6]+1)/2)-LOG10([.K6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03</text:p>
          </table:table-cell>
          <table:table-cell table:style-name="ce57" table:formula="of:=IF([$Results.H6]=&quot;MAX&quot;;[$Results.$L6];[$Results.H6])" office:value-type="float" office:value="3" calcext:value-type="float">
            <text:p>3</text:p>
          </table:table-cell>
          <table:table-cell table:style-name="ce57" table:formula="of:=IF([$Results.I6]=&quot;MAX&quot;;[$Results.$L6];[$Results.I6])" office:value-type="float" office:value="3" calcext:value-type="float">
            <text:p>3</text:p>
          </table:table-cell>
          <table:table-cell table:style-name="ce57" table:formula="of:=IF([$Results.J6]=&quot;MAX&quot;;[$Results.$L6];[$Results.J6])" office:value-type="float" office:value="3" calcext:value-type="float">
            <text:p>3</text:p>
          </table:table-cell>
          <table:table-cell table:style-name="ce60" table:number-matrix-columns-spanned="1" table:number-matrix-rows-spanned="1" table:formula="of:=SUM(IF(FREQUENCY([.C7:.E7];[.C7:.E7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3</text:p>
          </table:table-cell>
          <table:table-cell table:style-name="ce66" table:formula="of:=RANK([.C7];[.$C7:.$E7];1)" office:value-type="float" office:value="1" calcext:value-type="float">
            <text:p>1</text:p>
          </table:table-cell>
          <table:table-cell table:style-name="ce66" table:formula="of:=RANK([.D7];[.$C7:.$E7];1)" office:value-type="float" office:value="1" calcext:value-type="float">
            <text:p>1</text:p>
          </table:table-cell>
          <table:table-cell table:style-name="ce66" table:formula="of:=RANK([.E7];[.$C7:.$E7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3</text:p>
          </table:table-cell>
          <table:table-cell table:style-name="ce74" table:formula="of:=MAX(0;LOG10(([.$F7]+1)/2)-LOG10([.I7]))" office:value-type="float" office:value="0" calcext:value-type="float">
            <text:p>0,00</text:p>
          </table:table-cell>
          <table:table-cell table:style-name="ce74" table:formula="of:=MAX(0;LOG10(([.$F7]+1)/2)-LOG10([.J7]))" office:value-type="float" office:value="0" calcext:value-type="float">
            <text:p>0,00</text:p>
          </table:table-cell>
          <table:table-cell table:style-name="ce74" table:formula="of:=MAX(0;LOG10(([.$F7]+1)/2)-LOG10([.K7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04</text:p>
          </table:table-cell>
          <table:table-cell table:style-name="ce57" table:formula="of:=IF([$Results.H7]=&quot;MAX&quot;;[$Results.$L7];[$Results.H7])" office:value-type="float" office:value="5" calcext:value-type="float">
            <text:p>5</text:p>
          </table:table-cell>
          <table:table-cell table:style-name="ce57" table:formula="of:=IF([$Results.I7]=&quot;MAX&quot;;[$Results.$L7];[$Results.I7])" office:value-type="float" office:value="5" calcext:value-type="float">
            <text:p>5</text:p>
          </table:table-cell>
          <table:table-cell table:style-name="ce57" table:formula="of:=IF([$Results.J7]=&quot;MAX&quot;;[$Results.$L7];[$Results.J7])" office:value-type="float" office:value="5" calcext:value-type="float">
            <text:p>5</text:p>
          </table:table-cell>
          <table:table-cell table:style-name="ce60" table:number-matrix-columns-spanned="1" table:number-matrix-rows-spanned="1" table:formula="of:=SUM(IF(FREQUENCY([.C8:.E8];[.C8:.E8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4</text:p>
          </table:table-cell>
          <table:table-cell table:style-name="ce66" table:formula="of:=RANK([.C8];[.$C8:.$E8];1)" office:value-type="float" office:value="1" calcext:value-type="float">
            <text:p>1</text:p>
          </table:table-cell>
          <table:table-cell table:style-name="ce66" table:formula="of:=RANK([.D8];[.$C8:.$E8];1)" office:value-type="float" office:value="1" calcext:value-type="float">
            <text:p>1</text:p>
          </table:table-cell>
          <table:table-cell table:style-name="ce66" table:formula="of:=RANK([.E8];[.$C8:.$E8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4</text:p>
          </table:table-cell>
          <table:table-cell table:style-name="ce74" table:formula="of:=MAX(0;LOG10(([.$F8]+1)/2)-LOG10([.I8]))" office:value-type="float" office:value="0" calcext:value-type="float">
            <text:p>0,00</text:p>
          </table:table-cell>
          <table:table-cell table:style-name="ce74" table:formula="of:=MAX(0;LOG10(([.$F8]+1)/2)-LOG10([.J8]))" office:value-type="float" office:value="0" calcext:value-type="float">
            <text:p>0,00</text:p>
          </table:table-cell>
          <table:table-cell table:style-name="ce74" table:formula="of:=MAX(0;LOG10(([.$F8]+1)/2)-LOG10([.K8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05</text:p>
          </table:table-cell>
          <table:table-cell table:style-name="ce57" table:formula="of:=IF([$Results.H8]=&quot;MAX&quot;;[$Results.$L8];[$Results.H8])" office:value-type="float" office:value="7" calcext:value-type="float">
            <text:p>7</text:p>
          </table:table-cell>
          <table:table-cell table:style-name="ce57" table:formula="of:=IF([$Results.I8]=&quot;MAX&quot;;[$Results.$L8];[$Results.I8])" office:value-type="float" office:value="7" calcext:value-type="float">
            <text:p>7</text:p>
          </table:table-cell>
          <table:table-cell table:style-name="ce57" table:formula="of:=IF([$Results.J8]=&quot;MAX&quot;;[$Results.$L8];[$Results.J8])" office:value-type="float" office:value="7" calcext:value-type="float">
            <text:p>7</text:p>
          </table:table-cell>
          <table:table-cell table:style-name="ce60" table:number-matrix-columns-spanned="1" table:number-matrix-rows-spanned="1" table:formula="of:=SUM(IF(FREQUENCY([.C9:.E9];[.C9:.E9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5</text:p>
          </table:table-cell>
          <table:table-cell table:style-name="ce66" table:formula="of:=RANK([.C9];[.$C9:.$E9];1)" office:value-type="float" office:value="1" calcext:value-type="float">
            <text:p>1</text:p>
          </table:table-cell>
          <table:table-cell table:style-name="ce66" table:formula="of:=RANK([.D9];[.$C9:.$E9];1)" office:value-type="float" office:value="1" calcext:value-type="float">
            <text:p>1</text:p>
          </table:table-cell>
          <table:table-cell table:style-name="ce66" table:formula="of:=RANK([.E9];[.$C9:.$E9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5</text:p>
          </table:table-cell>
          <table:table-cell table:style-name="ce74" table:formula="of:=MAX(0;LOG10(([.$F9]+1)/2)-LOG10([.I9]))" office:value-type="float" office:value="0" calcext:value-type="float">
            <text:p>0,00</text:p>
          </table:table-cell>
          <table:table-cell table:style-name="ce74" table:formula="of:=MAX(0;LOG10(([.$F9]+1)/2)-LOG10([.J9]))" office:value-type="float" office:value="0" calcext:value-type="float">
            <text:p>0,00</text:p>
          </table:table-cell>
          <table:table-cell table:style-name="ce74" table:formula="of:=MAX(0;LOG10(([.$F9]+1)/2)-LOG10([.K9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06</text:p>
          </table:table-cell>
          <table:table-cell table:style-name="ce57" table:formula="of:=IF([$Results.H9]=&quot;MAX&quot;;[$Results.$L9];[$Results.H9])" office:value-type="float" office:value="10" calcext:value-type="float">
            <text:p>10</text:p>
          </table:table-cell>
          <table:table-cell table:style-name="ce57" table:formula="of:=IF([$Results.I9]=&quot;MAX&quot;;[$Results.$L9];[$Results.I9])" office:value-type="float" office:value="10" calcext:value-type="float">
            <text:p>10</text:p>
          </table:table-cell>
          <table:table-cell table:style-name="ce57" table:formula="of:=IF([$Results.J9]=&quot;MAX&quot;;[$Results.$L9];[$Results.J9])" office:value-type="float" office:value="10" calcext:value-type="float">
            <text:p>10</text:p>
          </table:table-cell>
          <table:table-cell table:style-name="ce60" table:number-matrix-columns-spanned="1" table:number-matrix-rows-spanned="1" table:formula="of:=SUM(IF(FREQUENCY([.C10:.E10];[.C10:.E10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6</text:p>
          </table:table-cell>
          <table:table-cell table:style-name="ce66" table:formula="of:=RANK([.C10];[.$C10:.$E10];1)" office:value-type="float" office:value="1" calcext:value-type="float">
            <text:p>1</text:p>
          </table:table-cell>
          <table:table-cell table:style-name="ce66" table:formula="of:=RANK([.D10];[.$C10:.$E10];1)" office:value-type="float" office:value="1" calcext:value-type="float">
            <text:p>1</text:p>
          </table:table-cell>
          <table:table-cell table:style-name="ce66" table:formula="of:=RANK([.E10];[.$C10:.$E10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6</text:p>
          </table:table-cell>
          <table:table-cell table:style-name="ce74" table:formula="of:=MAX(0;LOG10(([.$F10]+1)/2)-LOG10([.I10]))" office:value-type="float" office:value="0" calcext:value-type="float">
            <text:p>0,00</text:p>
          </table:table-cell>
          <table:table-cell table:style-name="ce74" table:formula="of:=MAX(0;LOG10(([.$F10]+1)/2)-LOG10([.J10]))" office:value-type="float" office:value="0" calcext:value-type="float">
            <text:p>0,00</text:p>
          </table:table-cell>
          <table:table-cell table:style-name="ce74" table:formula="of:=MAX(0;LOG10(([.$F10]+1)/2)-LOG10([.K10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07</text:p>
          </table:table-cell>
          <table:table-cell table:style-name="ce57" table:formula="of:=IF([$Results.H10]=&quot;MAX&quot;;[$Results.$L10];[$Results.H10])" office:value-type="float" office:value="17" calcext:value-type="float">
            <text:p>17</text:p>
          </table:table-cell>
          <table:table-cell table:style-name="ce57" table:formula="of:=IF([$Results.I10]=&quot;MAX&quot;;[$Results.$L10];[$Results.I10])" office:value-type="float" office:value="17" calcext:value-type="float">
            <text:p>17</text:p>
          </table:table-cell>
          <table:table-cell table:style-name="ce57" table:formula="of:=IF([$Results.J10]=&quot;MAX&quot;;[$Results.$L10];[$Results.J10])" office:value-type="float" office:value="17" calcext:value-type="float">
            <text:p>17</text:p>
          </table:table-cell>
          <table:table-cell table:style-name="ce60" table:number-matrix-columns-spanned="1" table:number-matrix-rows-spanned="1" table:formula="of:=SUM(IF(FREQUENCY([.C11:.E11];[.C11:.E11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7</text:p>
          </table:table-cell>
          <table:table-cell table:style-name="ce66" table:formula="of:=RANK([.C11];[.$C11:.$E11];1)" office:value-type="float" office:value="1" calcext:value-type="float">
            <text:p>1</text:p>
          </table:table-cell>
          <table:table-cell table:style-name="ce66" table:formula="of:=RANK([.D11];[.$C11:.$E11];1)" office:value-type="float" office:value="1" calcext:value-type="float">
            <text:p>1</text:p>
          </table:table-cell>
          <table:table-cell table:style-name="ce66" table:formula="of:=RANK([.E11];[.$C11:.$E11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7</text:p>
          </table:table-cell>
          <table:table-cell table:style-name="ce74" table:formula="of:=MAX(0;LOG10(([.$F11]+1)/2)-LOG10([.I11]))" office:value-type="float" office:value="0" calcext:value-type="float">
            <text:p>0,00</text:p>
          </table:table-cell>
          <table:table-cell table:style-name="ce74" table:formula="of:=MAX(0;LOG10(([.$F11]+1)/2)-LOG10([.J11]))" office:value-type="float" office:value="0" calcext:value-type="float">
            <text:p>0,00</text:p>
          </table:table-cell>
          <table:table-cell table:style-name="ce74" table:formula="of:=MAX(0;LOG10(([.$F11]+1)/2)-LOG10([.K11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08</text:p>
          </table:table-cell>
          <table:table-cell table:style-name="ce57" table:formula="of:=IF([$Results.H11]=&quot;MAX&quot;;[$Results.$L11];[$Results.H11])" office:value-type="float" office:value="25" calcext:value-type="float">
            <text:p>25</text:p>
          </table:table-cell>
          <table:table-cell table:style-name="ce57" table:formula="of:=IF([$Results.I11]=&quot;MAX&quot;;[$Results.$L11];[$Results.I11])" office:value-type="float" office:value="25" calcext:value-type="float">
            <text:p>25</text:p>
          </table:table-cell>
          <table:table-cell table:style-name="ce57" table:formula="of:=IF([$Results.J11]=&quot;MAX&quot;;[$Results.$L11];[$Results.J11])" office:value-type="float" office:value="26" calcext:value-type="float">
            <text:p>26</text:p>
          </table:table-cell>
          <table:table-cell table:style-name="ce60" table:number-matrix-columns-spanned="1" table:number-matrix-rows-spanned="1" table:formula="of:=SUM(IF(FREQUENCY([.C12:.E12];[.C12:.E12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08</text:p>
          </table:table-cell>
          <table:table-cell table:style-name="ce66" table:formula="of:=RANK([.C12];[.$C12:.$E12];1)" office:value-type="float" office:value="1" calcext:value-type="float">
            <text:p>1</text:p>
          </table:table-cell>
          <table:table-cell table:style-name="ce66" table:formula="of:=RANK([.D12];[.$C12:.$E12];1)" office:value-type="float" office:value="1" calcext:value-type="float">
            <text:p>1</text:p>
          </table:table-cell>
          <table:table-cell table:style-name="ce66" table:formula="of:=RANK([.E12];[.$C12:.$E12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08</text:p>
          </table:table-cell>
          <table:table-cell table:style-name="ce74" table:formula="of:=MAX(0;LOG10(([.$F12]+1)/2)-LOG10([.I12]))" office:value-type="float" office:value="0.176091259055681" calcext:value-type="float">
            <text:p>0,18</text:p>
          </table:table-cell>
          <table:table-cell table:style-name="ce74" table:formula="of:=MAX(0;LOG10(([.$F12]+1)/2)-LOG10([.J12]))" office:value-type="float" office:value="0.176091259055681" calcext:value-type="float">
            <text:p>0,18</text:p>
          </table:table-cell>
          <table:table-cell table:style-name="ce74" table:formula="of:=MAX(0;LOG10(([.$F12]+1)/2)-LOG10([.K12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09</text:p>
          </table:table-cell>
          <table:table-cell table:style-name="ce57" table:formula="of:=IF([$Results.H12]=&quot;MAX&quot;;[$Results.$L12];[$Results.H12])" office:value-type="float" office:value="36" calcext:value-type="float">
            <text:p>36</text:p>
          </table:table-cell>
          <table:table-cell table:style-name="ce57" table:formula="of:=IF([$Results.I12]=&quot;MAX&quot;;[$Results.$L12];[$Results.I12])" office:value-type="float" office:value="38" calcext:value-type="float">
            <text:p>38</text:p>
          </table:table-cell>
          <table:table-cell table:style-name="ce57" table:formula="of:=IF([$Results.J12]=&quot;MAX&quot;;[$Results.$L12];[$Results.J12])" office:value-type="float" office:value="38" calcext:value-type="float">
            <text:p>38</text:p>
          </table:table-cell>
          <table:table-cell table:style-name="ce60" table:number-matrix-columns-spanned="1" table:number-matrix-rows-spanned="1" table:formula="of:=SUM(IF(FREQUENCY([.C13:.E13];[.C13:.E13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09</text:p>
          </table:table-cell>
          <table:table-cell table:style-name="ce66" table:formula="of:=RANK([.C13];[.$C13:.$E13];1)" office:value-type="float" office:value="1" calcext:value-type="float">
            <text:p>1</text:p>
          </table:table-cell>
          <table:table-cell table:style-name="ce66" table:formula="of:=RANK([.D13];[.$C13:.$E13];1)" office:value-type="float" office:value="2" calcext:value-type="float">
            <text:p>2</text:p>
          </table:table-cell>
          <table:table-cell table:style-name="ce66" table:formula="of:=RANK([.E13];[.$C13:.$E13];1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09</text:p>
          </table:table-cell>
          <table:table-cell table:style-name="ce74" table:formula="of:=MAX(0;LOG10(([.$F13]+1)/2)-LOG10([.I13]))" office:value-type="float" office:value="0.176091259055681" calcext:value-type="float">
            <text:p>0,18</text:p>
          </table:table-cell>
          <table:table-cell table:style-name="ce74" table:formula="of:=MAX(0;LOG10(([.$F13]+1)/2)-LOG10([.J13]))" office:value-type="float" office:value="0" calcext:value-type="float">
            <text:p>0,00</text:p>
          </table:table-cell>
          <table:table-cell table:style-name="ce74" table:formula="of:=MAX(0;LOG10(([.$F13]+1)/2)-LOG10([.K13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0</text:p>
          </table:table-cell>
          <table:table-cell table:style-name="ce57" table:formula="of:=IF([$Results.H13]=&quot;MAX&quot;;[$Results.$L13];[$Results.H13])" office:value-type="float" office:value="20" calcext:value-type="float">
            <text:p>20</text:p>
          </table:table-cell>
          <table:table-cell table:style-name="ce57" table:formula="of:=IF([$Results.I13]=&quot;MAX&quot;;[$Results.$L13];[$Results.I13])" office:value-type="float" office:value="20" calcext:value-type="float">
            <text:p>20</text:p>
          </table:table-cell>
          <table:table-cell table:style-name="ce57" table:formula="of:=IF([$Results.J13]=&quot;MAX&quot;;[$Results.$L13];[$Results.J13])" office:value-type="float" office:value="20" calcext:value-type="float">
            <text:p>20</text:p>
          </table:table-cell>
          <table:table-cell table:style-name="ce60" table:number-matrix-columns-spanned="1" table:number-matrix-rows-spanned="1" table:formula="of:=SUM(IF(FREQUENCY([.C14:.E14];[.C14:.E14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10</text:p>
          </table:table-cell>
          <table:table-cell table:style-name="ce66" table:formula="of:=RANK([.C14];[.$C14:.$E14];1)" office:value-type="float" office:value="1" calcext:value-type="float">
            <text:p>1</text:p>
          </table:table-cell>
          <table:table-cell table:style-name="ce66" table:formula="of:=RANK([.D14];[.$C14:.$E14];1)" office:value-type="float" office:value="1" calcext:value-type="float">
            <text:p>1</text:p>
          </table:table-cell>
          <table:table-cell table:style-name="ce66" table:formula="of:=RANK([.E14];[.$C14:.$E14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10</text:p>
          </table:table-cell>
          <table:table-cell table:style-name="ce74" table:formula="of:=MAX(0;LOG10(([.$F14]+1)/2)-LOG10([.I14]))" office:value-type="float" office:value="0" calcext:value-type="float">
            <text:p>0,00</text:p>
          </table:table-cell>
          <table:table-cell table:style-name="ce74" table:formula="of:=MAX(0;LOG10(([.$F14]+1)/2)-LOG10([.J14]))" office:value-type="float" office:value="0" calcext:value-type="float">
            <text:p>0,00</text:p>
          </table:table-cell>
          <table:table-cell table:style-name="ce74" table:formula="of:=MAX(0;LOG10(([.$F14]+1)/2)-LOG10([.K14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1</text:p>
          </table:table-cell>
          <table:table-cell table:style-name="ce57" table:formula="of:=IF([$Results.H14]=&quot;MAX&quot;;[$Results.$L14];[$Results.H14])" office:value-type="float" office:value="64" calcext:value-type="float">
            <text:p>64</text:p>
          </table:table-cell>
          <table:table-cell table:style-name="ce57" table:formula="of:=IF([$Results.I14]=&quot;MAX&quot;;[$Results.$L14];[$Results.I14])" office:value-type="float" office:value="64" calcext:value-type="float">
            <text:p>64</text:p>
          </table:table-cell>
          <table:table-cell table:style-name="ce57" table:formula="of:=IF([$Results.J14]=&quot;MAX&quot;;[$Results.$L14];[$Results.J14])" office:value-type="float" office:value="65" calcext:value-type="float">
            <text:p>65</text:p>
          </table:table-cell>
          <table:table-cell table:style-name="ce60" table:number-matrix-columns-spanned="1" table:number-matrix-rows-spanned="1" table:formula="of:=SUM(IF(FREQUENCY([.C15:.E15];[.C15:.E15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11</text:p>
          </table:table-cell>
          <table:table-cell table:style-name="ce66" table:formula="of:=RANK([.C15];[.$C15:.$E15];1)" office:value-type="float" office:value="1" calcext:value-type="float">
            <text:p>1</text:p>
          </table:table-cell>
          <table:table-cell table:style-name="ce66" table:formula="of:=RANK([.D15];[.$C15:.$E15];1)" office:value-type="float" office:value="1" calcext:value-type="float">
            <text:p>1</text:p>
          </table:table-cell>
          <table:table-cell table:style-name="ce66" table:formula="of:=RANK([.E15];[.$C15:.$E15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1</text:p>
          </table:table-cell>
          <table:table-cell table:style-name="ce74" table:formula="of:=MAX(0;LOG10(([.$F15]+1)/2)-LOG10([.I15]))" office:value-type="float" office:value="0.176091259055681" calcext:value-type="float">
            <text:p>0,18</text:p>
          </table:table-cell>
          <table:table-cell table:style-name="ce74" table:formula="of:=MAX(0;LOG10(([.$F15]+1)/2)-LOG10([.J15]))" office:value-type="float" office:value="0.176091259055681" calcext:value-type="float">
            <text:p>0,18</text:p>
          </table:table-cell>
          <table:table-cell table:style-name="ce74" table:formula="of:=MAX(0;LOG10(([.$F15]+1)/2)-LOG10([.K15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2</text:p>
          </table:table-cell>
          <table:table-cell table:style-name="ce57" table:formula="of:=IF([$Results.H15]=&quot;MAX&quot;;[$Results.$L15];[$Results.H15])" office:value-type="float" office:value="136" calcext:value-type="float">
            <text:p>136</text:p>
          </table:table-cell>
          <table:table-cell table:style-name="ce57" table:formula="of:=IF([$Results.I15]=&quot;MAX&quot;;[$Results.$L15];[$Results.I15])" office:value-type="float" office:value="136" calcext:value-type="float">
            <text:p>136</text:p>
          </table:table-cell>
          <table:table-cell table:style-name="ce57" table:formula="of:=IF([$Results.J15]=&quot;MAX&quot;;[$Results.$L15];[$Results.J15])" office:value-type="float" office:value="141" calcext:value-type="float">
            <text:p>141</text:p>
          </table:table-cell>
          <table:table-cell table:style-name="ce60" table:number-matrix-columns-spanned="1" table:number-matrix-rows-spanned="1" table:formula="of:=SUM(IF(FREQUENCY([.C16:.E16];[.C16:.E16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12</text:p>
          </table:table-cell>
          <table:table-cell table:style-name="ce66" table:formula="of:=RANK([.C16];[.$C16:.$E16];1)" office:value-type="float" office:value="1" calcext:value-type="float">
            <text:p>1</text:p>
          </table:table-cell>
          <table:table-cell table:style-name="ce66" table:formula="of:=RANK([.D16];[.$C16:.$E16];1)" office:value-type="float" office:value="1" calcext:value-type="float">
            <text:p>1</text:p>
          </table:table-cell>
          <table:table-cell table:style-name="ce66" table:formula="of:=RANK([.E16];[.$C16:.$E16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2</text:p>
          </table:table-cell>
          <table:table-cell table:style-name="ce74" table:formula="of:=MAX(0;LOG10(([.$F16]+1)/2)-LOG10([.I16]))" office:value-type="float" office:value="0.176091259055681" calcext:value-type="float">
            <text:p>0,18</text:p>
          </table:table-cell>
          <table:table-cell table:style-name="ce74" table:formula="of:=MAX(0;LOG10(([.$F16]+1)/2)-LOG10([.J16]))" office:value-type="float" office:value="0.176091259055681" calcext:value-type="float">
            <text:p>0,18</text:p>
          </table:table-cell>
          <table:table-cell table:style-name="ce74" table:formula="of:=MAX(0;LOG10(([.$F16]+1)/2)-LOG10([.K16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3</text:p>
          </table:table-cell>
          <table:table-cell table:style-name="ce57" table:formula="of:=IF([$Results.H16]=&quot;MAX&quot;;[$Results.$L16];[$Results.H16])" office:value-type="float" office:value="232" calcext:value-type="float">
            <text:p>232</text:p>
          </table:table-cell>
          <table:table-cell table:style-name="ce57" table:formula="of:=IF([$Results.I16]=&quot;MAX&quot;;[$Results.$L16];[$Results.I16])" office:value-type="float" office:value="232" calcext:value-type="float">
            <text:p>232</text:p>
          </table:table-cell>
          <table:table-cell table:style-name="ce57" table:formula="of:=IF([$Results.J16]=&quot;MAX&quot;;[$Results.$L16];[$Results.J16])" office:value-type="float" office:value="246" calcext:value-type="float">
            <text:p>246</text:p>
          </table:table-cell>
          <table:table-cell table:style-name="ce60" table:number-matrix-columns-spanned="1" table:number-matrix-rows-spanned="1" table:formula="of:=SUM(IF(FREQUENCY([.C17:.E17];[.C17:.E17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13</text:p>
          </table:table-cell>
          <table:table-cell table:style-name="ce66" table:formula="of:=RANK([.C17];[.$C17:.$E17];1)" office:value-type="float" office:value="1" calcext:value-type="float">
            <text:p>1</text:p>
          </table:table-cell>
          <table:table-cell table:style-name="ce66" table:formula="of:=RANK([.D17];[.$C17:.$E17];1)" office:value-type="float" office:value="1" calcext:value-type="float">
            <text:p>1</text:p>
          </table:table-cell>
          <table:table-cell table:style-name="ce66" table:formula="of:=RANK([.E17];[.$C17:.$E17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3</text:p>
          </table:table-cell>
          <table:table-cell table:style-name="ce74" table:formula="of:=MAX(0;LOG10(([.$F17]+1)/2)-LOG10([.I17]))" office:value-type="float" office:value="0.176091259055681" calcext:value-type="float">
            <text:p>0,18</text:p>
          </table:table-cell>
          <table:table-cell table:style-name="ce74" table:formula="of:=MAX(0;LOG10(([.$F17]+1)/2)-LOG10([.J17]))" office:value-type="float" office:value="0.176091259055681" calcext:value-type="float">
            <text:p>0,18</text:p>
          </table:table-cell>
          <table:table-cell table:style-name="ce74" table:formula="of:=MAX(0;LOG10(([.$F17]+1)/2)-LOG10([.K17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4</text:p>
          </table:table-cell>
          <table:table-cell table:style-name="ce57" table:formula="of:=IF([$Results.H17]=&quot;MAX&quot;;[$Results.$L17];[$Results.H17])" office:value-type="float" office:value="353" calcext:value-type="float">
            <text:p>353</text:p>
          </table:table-cell>
          <table:table-cell table:style-name="ce57" table:formula="of:=IF([$Results.I17]=&quot;MAX&quot;;[$Results.$L17];[$Results.I17])" office:value-type="float" office:value="354" calcext:value-type="float">
            <text:p>354</text:p>
          </table:table-cell>
          <table:table-cell table:style-name="ce57" table:formula="of:=IF([$Results.J17]=&quot;MAX&quot;;[$Results.$L17];[$Results.J17])" office:value-type="float" office:value="385" calcext:value-type="float">
            <text:p>385</text:p>
          </table:table-cell>
          <table:table-cell table:style-name="ce60" table:number-matrix-columns-spanned="1" table:number-matrix-rows-spanned="1" table:formula="of:=SUM(IF(FREQUENCY([.C18:.E18];[.C18:.E18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4</text:p>
          </table:table-cell>
          <table:table-cell table:style-name="ce66" table:formula="of:=RANK([.C18];[.$C18:.$E18];1)" office:value-type="float" office:value="1" calcext:value-type="float">
            <text:p>1</text:p>
          </table:table-cell>
          <table:table-cell table:style-name="ce66" table:formula="of:=RANK([.D18];[.$C18:.$E18];1)" office:value-type="float" office:value="2" calcext:value-type="float">
            <text:p>2</text:p>
          </table:table-cell>
          <table:table-cell table:style-name="ce66" table:formula="of:=RANK([.E18];[.$C18:.$E18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4</text:p>
          </table:table-cell>
          <table:table-cell table:style-name="ce74" table:formula="of:=MAX(0;LOG10(([.$F18]+1)/2)-LOG10([.I18]))" office:value-type="float" office:value="0.301029995663981" calcext:value-type="float">
            <text:p>0,30</text:p>
          </table:table-cell>
          <table:table-cell table:style-name="ce74" table:formula="of:=MAX(0;LOG10(([.$F18]+1)/2)-LOG10([.J18]))" office:value-type="float" office:value="0" calcext:value-type="float">
            <text:p>0,00</text:p>
          </table:table-cell>
          <table:table-cell table:style-name="ce74" table:formula="of:=MAX(0;LOG10(([.$F18]+1)/2)-LOG10([.K18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5</text:p>
          </table:table-cell>
          <table:table-cell table:style-name="ce57" table:formula="of:=IF([$Results.H18]=&quot;MAX&quot;;[$Results.$L18];[$Results.H18])" office:value-type="float" office:value="501" calcext:value-type="float">
            <text:p>501</text:p>
          </table:table-cell>
          <table:table-cell table:style-name="ce57" table:formula="of:=IF([$Results.I18]=&quot;MAX&quot;;[$Results.$L18];[$Results.I18])" office:value-type="float" office:value="502" calcext:value-type="float">
            <text:p>502</text:p>
          </table:table-cell>
          <table:table-cell table:style-name="ce57" table:formula="of:=IF([$Results.J18]=&quot;MAX&quot;;[$Results.$L18];[$Results.J18])" office:value-type="float" office:value="552" calcext:value-type="float">
            <text:p>552</text:p>
          </table:table-cell>
          <table:table-cell table:style-name="ce60" table:number-matrix-columns-spanned="1" table:number-matrix-rows-spanned="1" table:formula="of:=SUM(IF(FREQUENCY([.C19:.E19];[.C19:.E19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5</text:p>
          </table:table-cell>
          <table:table-cell table:style-name="ce66" table:formula="of:=RANK([.C19];[.$C19:.$E19];1)" office:value-type="float" office:value="1" calcext:value-type="float">
            <text:p>1</text:p>
          </table:table-cell>
          <table:table-cell table:style-name="ce66" table:formula="of:=RANK([.D19];[.$C19:.$E19];1)" office:value-type="float" office:value="2" calcext:value-type="float">
            <text:p>2</text:p>
          </table:table-cell>
          <table:table-cell table:style-name="ce66" table:formula="of:=RANK([.E19];[.$C19:.$E19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5</text:p>
          </table:table-cell>
          <table:table-cell table:style-name="ce74" table:formula="of:=MAX(0;LOG10(([.$F19]+1)/2)-LOG10([.I19]))" office:value-type="float" office:value="0.301029995663981" calcext:value-type="float">
            <text:p>0,30</text:p>
          </table:table-cell>
          <table:table-cell table:style-name="ce74" table:formula="of:=MAX(0;LOG10(([.$F19]+1)/2)-LOG10([.J19]))" office:value-type="float" office:value="0" calcext:value-type="float">
            <text:p>0,00</text:p>
          </table:table-cell>
          <table:table-cell table:style-name="ce74" table:formula="of:=MAX(0;LOG10(([.$F19]+1)/2)-LOG10([.K19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6</text:p>
          </table:table-cell>
          <table:table-cell table:style-name="ce57" table:formula="of:=IF([$Results.H19]=&quot;MAX&quot;;[$Results.$L19];[$Results.H19])" office:value-type="float" office:value="868" calcext:value-type="float">
            <text:p>868</text:p>
          </table:table-cell>
          <table:table-cell table:style-name="ce57" table:formula="of:=IF([$Results.I19]=&quot;MAX&quot;;[$Results.$L19];[$Results.I19])" office:value-type="float" office:value="868" calcext:value-type="float">
            <text:p>868</text:p>
          </table:table-cell>
          <table:table-cell table:style-name="ce57" table:formula="of:=IF([$Results.J19]=&quot;MAX&quot;;[$Results.$L19];[$Results.J19])" office:value-type="float" office:value="984" calcext:value-type="float">
            <text:p>984</text:p>
          </table:table-cell>
          <table:table-cell table:style-name="ce60" table:number-matrix-columns-spanned="1" table:number-matrix-rows-spanned="1" table:formula="of:=SUM(IF(FREQUENCY([.C20:.E20];[.C20:.E20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16</text:p>
          </table:table-cell>
          <table:table-cell table:style-name="ce66" table:formula="of:=RANK([.C20];[.$C20:.$E20];1)" office:value-type="float" office:value="1" calcext:value-type="float">
            <text:p>1</text:p>
          </table:table-cell>
          <table:table-cell table:style-name="ce66" table:formula="of:=RANK([.D20];[.$C20:.$E20];1)" office:value-type="float" office:value="1" calcext:value-type="float">
            <text:p>1</text:p>
          </table:table-cell>
          <table:table-cell table:style-name="ce66" table:formula="of:=RANK([.E20];[.$C20:.$E20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6</text:p>
          </table:table-cell>
          <table:table-cell table:style-name="ce74" table:formula="of:=MAX(0;LOG10(([.$F20]+1)/2)-LOG10([.I20]))" office:value-type="float" office:value="0.176091259055681" calcext:value-type="float">
            <text:p>0,18</text:p>
          </table:table-cell>
          <table:table-cell table:style-name="ce74" table:formula="of:=MAX(0;LOG10(([.$F20]+1)/2)-LOG10([.J20]))" office:value-type="float" office:value="0.176091259055681" calcext:value-type="float">
            <text:p>0,18</text:p>
          </table:table-cell>
          <table:table-cell table:style-name="ce74" table:formula="of:=MAX(0;LOG10(([.$F20]+1)/2)-LOG10([.K20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7</text:p>
          </table:table-cell>
          <table:table-cell table:style-name="ce57" table:formula="of:=IF([$Results.H20]=&quot;MAX&quot;;[$Results.$L20];[$Results.H20])" office:value-type="float" office:value="1334" calcext:value-type="float">
            <text:p>1334</text:p>
          </table:table-cell>
          <table:table-cell table:style-name="ce57" table:formula="of:=IF([$Results.I20]=&quot;MAX&quot;;[$Results.$L20];[$Results.I20])" office:value-type="float" office:value="1334" calcext:value-type="float">
            <text:p>1334</text:p>
          </table:table-cell>
          <table:table-cell table:style-name="ce57" table:formula="of:=IF([$Results.J20]=&quot;MAX&quot;;[$Results.$L20];[$Results.J20])" office:value-type="float" office:value="1539" calcext:value-type="float">
            <text:p>1539</text:p>
          </table:table-cell>
          <table:table-cell table:style-name="ce60" table:number-matrix-columns-spanned="1" table:number-matrix-rows-spanned="1" table:formula="of:=SUM(IF(FREQUENCY([.C21:.E21];[.C21:.E21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17</text:p>
          </table:table-cell>
          <table:table-cell table:style-name="ce66" table:formula="of:=RANK([.C21];[.$C21:.$E21];1)" office:value-type="float" office:value="1" calcext:value-type="float">
            <text:p>1</text:p>
          </table:table-cell>
          <table:table-cell table:style-name="ce66" table:formula="of:=RANK([.D21];[.$C21:.$E21];1)" office:value-type="float" office:value="1" calcext:value-type="float">
            <text:p>1</text:p>
          </table:table-cell>
          <table:table-cell table:style-name="ce66" table:formula="of:=RANK([.E21];[.$C21:.$E21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7</text:p>
          </table:table-cell>
          <table:table-cell table:style-name="ce74" table:formula="of:=MAX(0;LOG10(([.$F21]+1)/2)-LOG10([.I21]))" office:value-type="float" office:value="0.176091259055681" calcext:value-type="float">
            <text:p>0,18</text:p>
          </table:table-cell>
          <table:table-cell table:style-name="ce74" table:formula="of:=MAX(0;LOG10(([.$F21]+1)/2)-LOG10([.J21]))" office:value-type="float" office:value="0.176091259055681" calcext:value-type="float">
            <text:p>0,18</text:p>
          </table:table-cell>
          <table:table-cell table:style-name="ce74" table:formula="of:=MAX(0;LOG10(([.$F21]+1)/2)-LOG10([.K21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8</text:p>
          </table:table-cell>
          <table:table-cell table:style-name="ce57" table:formula="of:=IF([$Results.H21]=&quot;MAX&quot;;[$Results.$L21];[$Results.H21])" office:value-type="float" office:value="1906" calcext:value-type="float">
            <text:p>1906</text:p>
          </table:table-cell>
          <table:table-cell table:style-name="ce57" table:formula="of:=IF([$Results.I21]=&quot;MAX&quot;;[$Results.$L21];[$Results.I21])" office:value-type="float" office:value="1912" calcext:value-type="float">
            <text:p>1912</text:p>
          </table:table-cell>
          <table:table-cell table:style-name="ce57" table:formula="of:=IF([$Results.J21]=&quot;MAX&quot;;[$Results.$L21];[$Results.J21])" office:value-type="float" office:value="2214" calcext:value-type="float">
            <text:p>2214</text:p>
          </table:table-cell>
          <table:table-cell table:style-name="ce60" table:number-matrix-columns-spanned="1" table:number-matrix-rows-spanned="1" table:formula="of:=SUM(IF(FREQUENCY([.C22:.E22];[.C22:.E22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8</text:p>
          </table:table-cell>
          <table:table-cell table:style-name="ce66" table:formula="of:=RANK([.C22];[.$C22:.$E22];1)" office:value-type="float" office:value="1" calcext:value-type="float">
            <text:p>1</text:p>
          </table:table-cell>
          <table:table-cell table:style-name="ce66" table:formula="of:=RANK([.D22];[.$C22:.$E22];1)" office:value-type="float" office:value="2" calcext:value-type="float">
            <text:p>2</text:p>
          </table:table-cell>
          <table:table-cell table:style-name="ce66" table:formula="of:=RANK([.E22];[.$C22:.$E22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8</text:p>
          </table:table-cell>
          <table:table-cell table:style-name="ce74" table:formula="of:=MAX(0;LOG10(([.$F22]+1)/2)-LOG10([.I22]))" office:value-type="float" office:value="0.301029995663981" calcext:value-type="float">
            <text:p>0,30</text:p>
          </table:table-cell>
          <table:table-cell table:style-name="ce74" table:formula="of:=MAX(0;LOG10(([.$F22]+1)/2)-LOG10([.J22]))" office:value-type="float" office:value="0" calcext:value-type="float">
            <text:p>0,00</text:p>
          </table:table-cell>
          <table:table-cell table:style-name="ce74" table:formula="of:=MAX(0;LOG10(([.$F22]+1)/2)-LOG10([.K22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19</text:p>
          </table:table-cell>
          <table:table-cell table:style-name="ce57" table:formula="of:=IF([$Results.H22]=&quot;MAX&quot;;[$Results.$L22];[$Results.H22])" office:value-type="float" office:value="2571" calcext:value-type="float">
            <text:p>2571</text:p>
          </table:table-cell>
          <table:table-cell table:style-name="ce57" table:formula="of:=IF([$Results.I22]=&quot;MAX&quot;;[$Results.$L22];[$Results.I22])" office:value-type="float" office:value="2573" calcext:value-type="float">
            <text:p>2573</text:p>
          </table:table-cell>
          <table:table-cell table:style-name="ce57" table:formula="of:=IF([$Results.J22]=&quot;MAX&quot;;[$Results.$L22];[$Results.J22])" office:value-type="float" office:value="3001" calcext:value-type="float">
            <text:p>3001</text:p>
          </table:table-cell>
          <table:table-cell table:style-name="ce60" table:number-matrix-columns-spanned="1" table:number-matrix-rows-spanned="1" table:formula="of:=SUM(IF(FREQUENCY([.C23:.E23];[.C23:.E23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9</text:p>
          </table:table-cell>
          <table:table-cell table:style-name="ce66" table:formula="of:=RANK([.C23];[.$C23:.$E23];1)" office:value-type="float" office:value="1" calcext:value-type="float">
            <text:p>1</text:p>
          </table:table-cell>
          <table:table-cell table:style-name="ce66" table:formula="of:=RANK([.D23];[.$C23:.$E23];1)" office:value-type="float" office:value="2" calcext:value-type="float">
            <text:p>2</text:p>
          </table:table-cell>
          <table:table-cell table:style-name="ce66" table:formula="of:=RANK([.E23];[.$C23:.$E23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19</text:p>
          </table:table-cell>
          <table:table-cell table:style-name="ce74" table:formula="of:=MAX(0;LOG10(([.$F23]+1)/2)-LOG10([.I23]))" office:value-type="float" office:value="0.301029995663981" calcext:value-type="float">
            <text:p>0,30</text:p>
          </table:table-cell>
          <table:table-cell table:style-name="ce74" table:formula="of:=MAX(0;LOG10(([.$F23]+1)/2)-LOG10([.J23]))" office:value-type="float" office:value="0" calcext:value-type="float">
            <text:p>0,00</text:p>
          </table:table-cell>
          <table:table-cell table:style-name="ce74" table:formula="of:=MAX(0;LOG10(([.$F23]+1)/2)-LOG10([.K23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0</text:p>
          </table:table-cell>
          <table:table-cell table:style-name="ce57" table:formula="of:=IF([$Results.H23]=&quot;MAX&quot;;[$Results.$L23];[$Results.H23])" office:value-type="float" office:value="3335" calcext:value-type="float">
            <text:p>3335</text:p>
          </table:table-cell>
          <table:table-cell table:style-name="ce57" table:formula="of:=IF([$Results.I23]=&quot;MAX&quot;;[$Results.$L23];[$Results.I23])" office:value-type="float" office:value="3336" calcext:value-type="float">
            <text:p>3336</text:p>
          </table:table-cell>
          <table:table-cell table:style-name="ce57" table:formula="of:=IF([$Results.J23]=&quot;MAX&quot;;[$Results.$L23];[$Results.J23])" office:value-type="float" office:value="3981" calcext:value-type="float">
            <text:p>3981</text:p>
          </table:table-cell>
          <table:table-cell table:style-name="ce60" table:number-matrix-columns-spanned="1" table:number-matrix-rows-spanned="1" table:formula="of:=SUM(IF(FREQUENCY([.C24:.E24];[.C24:.E24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0</text:p>
          </table:table-cell>
          <table:table-cell table:style-name="ce66" table:formula="of:=RANK([.C24];[.$C24:.$E24];1)" office:value-type="float" office:value="1" calcext:value-type="float">
            <text:p>1</text:p>
          </table:table-cell>
          <table:table-cell table:style-name="ce66" table:formula="of:=RANK([.D24];[.$C24:.$E24];1)" office:value-type="float" office:value="2" calcext:value-type="float">
            <text:p>2</text:p>
          </table:table-cell>
          <table:table-cell table:style-name="ce66" table:formula="of:=RANK([.E24];[.$C24:.$E24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0</text:p>
          </table:table-cell>
          <table:table-cell table:style-name="ce74" table:formula="of:=MAX(0;LOG10(([.$F24]+1)/2)-LOG10([.I24]))" office:value-type="float" office:value="0.301029995663981" calcext:value-type="float">
            <text:p>0,30</text:p>
          </table:table-cell>
          <table:table-cell table:style-name="ce74" table:formula="of:=MAX(0;LOG10(([.$F24]+1)/2)-LOG10([.J24]))" office:value-type="float" office:value="0" calcext:value-type="float">
            <text:p>0,00</text:p>
          </table:table-cell>
          <table:table-cell table:style-name="ce74" table:formula="of:=MAX(0;LOG10(([.$F24]+1)/2)-LOG10([.K24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1</text:p>
          </table:table-cell>
          <table:table-cell table:style-name="ce57" table:formula="of:=IF([$Results.H24]=&quot;MAX&quot;;[$Results.$L24];[$Results.H24])" office:value-type="float" office:value="4211" calcext:value-type="float">
            <text:p>4211</text:p>
          </table:table-cell>
          <table:table-cell table:style-name="ce57" table:formula="of:=IF([$Results.I24]=&quot;MAX&quot;;[$Results.$L24];[$Results.I24])" office:value-type="float" office:value="4709" calcext:value-type="float">
            <text:p>4709</text:p>
          </table:table-cell>
          <table:table-cell table:style-name="ce57" table:formula="of:=IF([$Results.J24]=&quot;MAX&quot;;[$Results.$L24];[$Results.J24])" office:value-type="float" office:value="5036" calcext:value-type="float">
            <text:p>5036</text:p>
          </table:table-cell>
          <table:table-cell table:style-name="ce60" table:number-matrix-columns-spanned="1" table:number-matrix-rows-spanned="1" table:formula="of:=SUM(IF(FREQUENCY([.C25:.E25];[.C25:.E25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1</text:p>
          </table:table-cell>
          <table:table-cell table:style-name="ce66" table:formula="of:=RANK([.C25];[.$C25:.$E25];1)" office:value-type="float" office:value="1" calcext:value-type="float">
            <text:p>1</text:p>
          </table:table-cell>
          <table:table-cell table:style-name="ce66" table:formula="of:=RANK([.D25];[.$C25:.$E25];1)" office:value-type="float" office:value="2" calcext:value-type="float">
            <text:p>2</text:p>
          </table:table-cell>
          <table:table-cell table:style-name="ce66" table:formula="of:=RANK([.E25];[.$C25:.$E25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1</text:p>
          </table:table-cell>
          <table:table-cell table:style-name="ce74" table:formula="of:=MAX(0;LOG10(([.$F25]+1)/2)-LOG10([.I25]))" office:value-type="float" office:value="0.301029995663981" calcext:value-type="float">
            <text:p>0,30</text:p>
          </table:table-cell>
          <table:table-cell table:style-name="ce74" table:formula="of:=MAX(0;LOG10(([.$F25]+1)/2)-LOG10([.J25]))" office:value-type="float" office:value="0" calcext:value-type="float">
            <text:p>0,00</text:p>
          </table:table-cell>
          <table:table-cell table:style-name="ce74" table:formula="of:=MAX(0;LOG10(([.$F25]+1)/2)-LOG10([.K25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2</text:p>
          </table:table-cell>
          <table:table-cell table:style-name="ce57" table:formula="of:=IF([$Results.H25]=&quot;MAX&quot;;[$Results.$L25];[$Results.H25])" office:value-type="float" office:value="5175" calcext:value-type="float">
            <text:p>5175</text:p>
          </table:table-cell>
          <table:table-cell table:style-name="ce57" table:formula="of:=IF([$Results.I25]=&quot;MAX&quot;;[$Results.$L25];[$Results.I25])" office:value-type="float" office:value="5223" calcext:value-type="float">
            <text:p>5223</text:p>
          </table:table-cell>
          <table:table-cell table:style-name="ce57" table:formula="of:=IF([$Results.J25]=&quot;MAX&quot;;[$Results.$L25];[$Results.J25])" office:value-type="float" office:value="6177" calcext:value-type="float">
            <text:p>6177</text:p>
          </table:table-cell>
          <table:table-cell table:style-name="ce60" table:number-matrix-columns-spanned="1" table:number-matrix-rows-spanned="1" table:formula="of:=SUM(IF(FREQUENCY([.C26:.E26];[.C26:.E26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2</text:p>
          </table:table-cell>
          <table:table-cell table:style-name="ce66" table:formula="of:=RANK([.C26];[.$C26:.$E26];1)" office:value-type="float" office:value="1" calcext:value-type="float">
            <text:p>1</text:p>
          </table:table-cell>
          <table:table-cell table:style-name="ce66" table:formula="of:=RANK([.D26];[.$C26:.$E26];1)" office:value-type="float" office:value="2" calcext:value-type="float">
            <text:p>2</text:p>
          </table:table-cell>
          <table:table-cell table:style-name="ce66" table:formula="of:=RANK([.E26];[.$C26:.$E26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2</text:p>
          </table:table-cell>
          <table:table-cell table:style-name="ce74" table:formula="of:=MAX(0;LOG10(([.$F26]+1)/2)-LOG10([.I26]))" office:value-type="float" office:value="0.301029995663981" calcext:value-type="float">
            <text:p>0,30</text:p>
          </table:table-cell>
          <table:table-cell table:style-name="ce74" table:formula="of:=MAX(0;LOG10(([.$F26]+1)/2)-LOG10([.J26]))" office:value-type="float" office:value="0" calcext:value-type="float">
            <text:p>0,00</text:p>
          </table:table-cell>
          <table:table-cell table:style-name="ce74" table:formula="of:=MAX(0;LOG10(([.$F26]+1)/2)-LOG10([.K26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3</text:p>
          </table:table-cell>
          <table:table-cell table:style-name="ce57" table:formula="of:=IF([$Results.H26]=&quot;MAX&quot;;[$Results.$L26];[$Results.H26])" office:value-type="float" office:value="6237" calcext:value-type="float">
            <text:p>6237</text:p>
          </table:table-cell>
          <table:table-cell table:style-name="ce57" table:formula="of:=IF([$Results.I26]=&quot;MAX&quot;;[$Results.$L26];[$Results.I26])" office:value-type="float" office:value="6239" calcext:value-type="float">
            <text:p>6239</text:p>
          </table:table-cell>
          <table:table-cell table:style-name="ce57" table:formula="of:=IF([$Results.J26]=&quot;MAX&quot;;[$Results.$L26];[$Results.J26])" office:value-type="float" office:value="7458" calcext:value-type="float">
            <text:p>7458</text:p>
          </table:table-cell>
          <table:table-cell table:style-name="ce60" table:number-matrix-columns-spanned="1" table:number-matrix-rows-spanned="1" table:formula="of:=SUM(IF(FREQUENCY([.C27:.E27];[.C27:.E27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3</text:p>
          </table:table-cell>
          <table:table-cell table:style-name="ce66" table:formula="of:=RANK([.C27];[.$C27:.$E27];1)" office:value-type="float" office:value="1" calcext:value-type="float">
            <text:p>1</text:p>
          </table:table-cell>
          <table:table-cell table:style-name="ce66" table:formula="of:=RANK([.D27];[.$C27:.$E27];1)" office:value-type="float" office:value="2" calcext:value-type="float">
            <text:p>2</text:p>
          </table:table-cell>
          <table:table-cell table:style-name="ce66" table:formula="of:=RANK([.E27];[.$C27:.$E27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3</text:p>
          </table:table-cell>
          <table:table-cell table:style-name="ce74" table:formula="of:=MAX(0;LOG10(([.$F27]+1)/2)-LOG10([.I27]))" office:value-type="float" office:value="0.301029995663981" calcext:value-type="float">
            <text:p>0,30</text:p>
          </table:table-cell>
          <table:table-cell table:style-name="ce74" table:formula="of:=MAX(0;LOG10(([.$F27]+1)/2)-LOG10([.J27]))" office:value-type="float" office:value="0" calcext:value-type="float">
            <text:p>0,00</text:p>
          </table:table-cell>
          <table:table-cell table:style-name="ce74" table:formula="of:=MAX(0;LOG10(([.$F27]+1)/2)-LOG10([.K27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4</text:p>
          </table:table-cell>
          <table:table-cell table:style-name="ce57" table:formula="of:=IF([$Results.H27]=&quot;MAX&quot;;[$Results.$L27];[$Results.H27])" office:value-type="float" office:value="7415" calcext:value-type="float">
            <text:p>7415</text:p>
          </table:table-cell>
          <table:table-cell table:style-name="ce57" table:formula="of:=IF([$Results.I27]=&quot;MAX&quot;;[$Results.$L27];[$Results.I27])" office:value-type="float" office:value="7440" calcext:value-type="float">
            <text:p>7440</text:p>
          </table:table-cell>
          <table:table-cell table:style-name="ce57" table:formula="of:=IF([$Results.J27]=&quot;MAX&quot;;[$Results.$L27];[$Results.J27])" office:value-type="float" office:value="8833" calcext:value-type="float">
            <text:p>8833</text:p>
          </table:table-cell>
          <table:table-cell table:style-name="ce60" table:number-matrix-columns-spanned="1" table:number-matrix-rows-spanned="1" table:formula="of:=SUM(IF(FREQUENCY([.C28:.E28];[.C28:.E28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4</text:p>
          </table:table-cell>
          <table:table-cell table:style-name="ce66" table:formula="of:=RANK([.C28];[.$C28:.$E28];1)" office:value-type="float" office:value="1" calcext:value-type="float">
            <text:p>1</text:p>
          </table:table-cell>
          <table:table-cell table:style-name="ce66" table:formula="of:=RANK([.D28];[.$C28:.$E28];1)" office:value-type="float" office:value="2" calcext:value-type="float">
            <text:p>2</text:p>
          </table:table-cell>
          <table:table-cell table:style-name="ce66" table:formula="of:=RANK([.E28];[.$C28:.$E28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4</text:p>
          </table:table-cell>
          <table:table-cell table:style-name="ce74" table:formula="of:=MAX(0;LOG10(([.$F28]+1)/2)-LOG10([.I28]))" office:value-type="float" office:value="0.301029995663981" calcext:value-type="float">
            <text:p>0,30</text:p>
          </table:table-cell>
          <table:table-cell table:style-name="ce74" table:formula="of:=MAX(0;LOG10(([.$F28]+1)/2)-LOG10([.J28]))" office:value-type="float" office:value="0" calcext:value-type="float">
            <text:p>0,00</text:p>
          </table:table-cell>
          <table:table-cell table:style-name="ce74" table:formula="of:=MAX(0;LOG10(([.$F28]+1)/2)-LOG10([.K28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5</text:p>
          </table:table-cell>
          <table:table-cell table:style-name="ce57" table:formula="of:=IF([$Results.H28]=&quot;MAX&quot;;[$Results.$L28];[$Results.H28])" office:value-type="float" office:value="8686" calcext:value-type="float">
            <text:p>8686</text:p>
          </table:table-cell>
          <table:table-cell table:style-name="ce57" table:formula="of:=IF([$Results.I28]=&quot;MAX&quot;;[$Results.$L28];[$Results.I28])" office:value-type="float" office:value="8733" calcext:value-type="float">
            <text:p>8733</text:p>
          </table:table-cell>
          <table:table-cell table:style-name="ce57" table:formula="of:=IF([$Results.J28]=&quot;MAX&quot;;[$Results.$L28];[$Results.J28])" office:value-type="float" office:value="10389" calcext:value-type="float">
            <text:p>10389</text:p>
          </table:table-cell>
          <table:table-cell table:style-name="ce60" table:number-matrix-columns-spanned="1" table:number-matrix-rows-spanned="1" table:formula="of:=SUM(IF(FREQUENCY([.C29:.E29];[.C29:.E29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5</text:p>
          </table:table-cell>
          <table:table-cell table:style-name="ce66" table:formula="of:=RANK([.C29];[.$C29:.$E29];1)" office:value-type="float" office:value="1" calcext:value-type="float">
            <text:p>1</text:p>
          </table:table-cell>
          <table:table-cell table:style-name="ce66" table:formula="of:=RANK([.D29];[.$C29:.$E29];1)" office:value-type="float" office:value="2" calcext:value-type="float">
            <text:p>2</text:p>
          </table:table-cell>
          <table:table-cell table:style-name="ce66" table:formula="of:=RANK([.E29];[.$C29:.$E29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5</text:p>
          </table:table-cell>
          <table:table-cell table:style-name="ce74" table:formula="of:=MAX(0;LOG10(([.$F29]+1)/2)-LOG10([.I29]))" office:value-type="float" office:value="0.301029995663981" calcext:value-type="float">
            <text:p>0,30</text:p>
          </table:table-cell>
          <table:table-cell table:style-name="ce74" table:formula="of:=MAX(0;LOG10(([.$F29]+1)/2)-LOG10([.J29]))" office:value-type="float" office:value="0" calcext:value-type="float">
            <text:p>0,00</text:p>
          </table:table-cell>
          <table:table-cell table:style-name="ce74" table:formula="of:=MAX(0;LOG10(([.$F29]+1)/2)-LOG10([.K29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6</text:p>
          </table:table-cell>
          <table:table-cell table:style-name="ce57" table:formula="of:=IF([$Results.H29]=&quot;MAX&quot;;[$Results.$L29];[$Results.H29])" office:value-type="float" office:value="10039" calcext:value-type="float">
            <text:p>10039</text:p>
          </table:table-cell>
          <table:table-cell table:style-name="ce57" table:formula="of:=IF([$Results.I29]=&quot;MAX&quot;;[$Results.$L29];[$Results.I29])" office:value-type="float" office:value="10081" calcext:value-type="float">
            <text:p>10081</text:p>
          </table:table-cell>
          <table:table-cell table:style-name="ce57" table:formula="of:=IF([$Results.J29]=&quot;MAX&quot;;[$Results.$L29];[$Results.J29])" office:value-type="float" office:value="12056" calcext:value-type="float">
            <text:p>12056</text:p>
          </table:table-cell>
          <table:table-cell table:style-name="ce60" table:number-matrix-columns-spanned="1" table:number-matrix-rows-spanned="1" table:formula="of:=SUM(IF(FREQUENCY([.C30:.E30];[.C30:.E30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6</text:p>
          </table:table-cell>
          <table:table-cell table:style-name="ce66" table:formula="of:=RANK([.C30];[.$C30:.$E30];1)" office:value-type="float" office:value="1" calcext:value-type="float">
            <text:p>1</text:p>
          </table:table-cell>
          <table:table-cell table:style-name="ce66" table:formula="of:=RANK([.D30];[.$C30:.$E30];1)" office:value-type="float" office:value="2" calcext:value-type="float">
            <text:p>2</text:p>
          </table:table-cell>
          <table:table-cell table:style-name="ce66" table:formula="of:=RANK([.E30];[.$C30:.$E30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6</text:p>
          </table:table-cell>
          <table:table-cell table:style-name="ce74" table:formula="of:=MAX(0;LOG10(([.$F30]+1)/2)-LOG10([.I30]))" office:value-type="float" office:value="0.301029995663981" calcext:value-type="float">
            <text:p>0,30</text:p>
          </table:table-cell>
          <table:table-cell table:style-name="ce74" table:formula="of:=MAX(0;LOG10(([.$F30]+1)/2)-LOG10([.J30]))" office:value-type="float" office:value="0" calcext:value-type="float">
            <text:p>0,00</text:p>
          </table:table-cell>
          <table:table-cell table:style-name="ce74" table:formula="of:=MAX(0;LOG10(([.$F30]+1)/2)-LOG10([.K30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7</text:p>
          </table:table-cell>
          <table:table-cell table:style-name="ce57" table:formula="of:=IF([$Results.H30]=&quot;MAX&quot;;[$Results.$L30];[$Results.H30])" office:value-type="float" office:value="11520" calcext:value-type="float">
            <text:p>11520</text:p>
          </table:table-cell>
          <table:table-cell table:style-name="ce57" table:formula="of:=IF([$Results.I30]=&quot;MAX&quot;;[$Results.$L30];[$Results.I30])" office:value-type="float" office:value="11574" calcext:value-type="float">
            <text:p>11574</text:p>
          </table:table-cell>
          <table:table-cell table:style-name="ce57" table:formula="of:=IF([$Results.J30]=&quot;MAX&quot;;[$Results.$L30];[$Results.J30])" office:value-type="float" office:value="13790" calcext:value-type="float">
            <text:p>13790</text:p>
          </table:table-cell>
          <table:table-cell table:style-name="ce60" table:number-matrix-columns-spanned="1" table:number-matrix-rows-spanned="1" table:formula="of:=SUM(IF(FREQUENCY([.C31:.E31];[.C31:.E31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7</text:p>
          </table:table-cell>
          <table:table-cell table:style-name="ce66" table:formula="of:=RANK([.C31];[.$C31:.$E31];1)" office:value-type="float" office:value="1" calcext:value-type="float">
            <text:p>1</text:p>
          </table:table-cell>
          <table:table-cell table:style-name="ce66" table:formula="of:=RANK([.D31];[.$C31:.$E31];1)" office:value-type="float" office:value="2" calcext:value-type="float">
            <text:p>2</text:p>
          </table:table-cell>
          <table:table-cell table:style-name="ce66" table:formula="of:=RANK([.E31];[.$C31:.$E31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7</text:p>
          </table:table-cell>
          <table:table-cell table:style-name="ce74" table:formula="of:=MAX(0;LOG10(([.$F31]+1)/2)-LOG10([.I31]))" office:value-type="float" office:value="0.301029995663981" calcext:value-type="float">
            <text:p>0,30</text:p>
          </table:table-cell>
          <table:table-cell table:style-name="ce74" table:formula="of:=MAX(0;LOG10(([.$F31]+1)/2)-LOG10([.J31]))" office:value-type="float" office:value="0" calcext:value-type="float">
            <text:p>0,00</text:p>
          </table:table-cell>
          <table:table-cell table:style-name="ce74" table:formula="of:=MAX(0;LOG10(([.$F31]+1)/2)-LOG10([.K31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8</text:p>
          </table:table-cell>
          <table:table-cell table:style-name="ce57" table:formula="of:=IF([$Results.H31]=&quot;MAX&quot;;[$Results.$L31];[$Results.H31])" office:value-type="float" office:value="13096" calcext:value-type="float">
            <text:p>13096</text:p>
          </table:table-cell>
          <table:table-cell table:style-name="ce57" table:formula="of:=IF([$Results.I31]=&quot;MAX&quot;;[$Results.$L31];[$Results.I31])" office:value-type="float" office:value="13148" calcext:value-type="float">
            <text:p>13148</text:p>
          </table:table-cell>
          <table:table-cell table:style-name="ce57" table:formula="of:=IF([$Results.J31]=&quot;MAX&quot;;[$Results.$L31];[$Results.J31])" office:value-type="float" office:value="15687" calcext:value-type="float">
            <text:p>15687</text:p>
          </table:table-cell>
          <table:table-cell table:style-name="ce60" table:number-matrix-columns-spanned="1" table:number-matrix-rows-spanned="1" table:formula="of:=SUM(IF(FREQUENCY([.C32:.E32];[.C32:.E32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8</text:p>
          </table:table-cell>
          <table:table-cell table:style-name="ce66" table:formula="of:=RANK([.C32];[.$C32:.$E32];1)" office:value-type="float" office:value="1" calcext:value-type="float">
            <text:p>1</text:p>
          </table:table-cell>
          <table:table-cell table:style-name="ce66" table:formula="of:=RANK([.D32];[.$C32:.$E32];1)" office:value-type="float" office:value="2" calcext:value-type="float">
            <text:p>2</text:p>
          </table:table-cell>
          <table:table-cell table:style-name="ce66" table:formula="of:=RANK([.E32];[.$C32:.$E32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8</text:p>
          </table:table-cell>
          <table:table-cell table:style-name="ce74" table:formula="of:=MAX(0;LOG10(([.$F32]+1)/2)-LOG10([.I32]))" office:value-type="float" office:value="0.301029995663981" calcext:value-type="float">
            <text:p>0,30</text:p>
          </table:table-cell>
          <table:table-cell table:style-name="ce74" table:formula="of:=MAX(0;LOG10(([.$F32]+1)/2)-LOG10([.J32]))" office:value-type="float" office:value="0" calcext:value-type="float">
            <text:p>0,00</text:p>
          </table:table-cell>
          <table:table-cell table:style-name="ce74" table:formula="of:=MAX(0;LOG10(([.$F32]+1)/2)-LOG10([.K32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29</text:p>
          </table:table-cell>
          <table:table-cell table:style-name="ce57" table:formula="of:=IF([$Results.H32]=&quot;MAX&quot;;[$Results.$L32];[$Results.H32])" office:value-type="float" office:value="14740" calcext:value-type="float">
            <text:p>14740</text:p>
          </table:table-cell>
          <table:table-cell table:style-name="ce57" table:formula="of:=IF([$Results.I32]=&quot;MAX&quot;;[$Results.$L32];[$Results.I32])" office:value-type="float" office:value="14805" calcext:value-type="float">
            <text:p>14805</text:p>
          </table:table-cell>
          <table:table-cell table:style-name="ce57" table:formula="of:=IF([$Results.J32]=&quot;MAX&quot;;[$Results.$L32];[$Results.J32])" office:value-type="float" office:value="18427" calcext:value-type="float">
            <text:p>18427</text:p>
          </table:table-cell>
          <table:table-cell table:style-name="ce60" table:number-matrix-columns-spanned="1" table:number-matrix-rows-spanned="1" table:formula="of:=SUM(IF(FREQUENCY([.C33:.E33];[.C33:.E33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9</text:p>
          </table:table-cell>
          <table:table-cell table:style-name="ce66" table:formula="of:=RANK([.C33];[.$C33:.$E33];1)" office:value-type="float" office:value="1" calcext:value-type="float">
            <text:p>1</text:p>
          </table:table-cell>
          <table:table-cell table:style-name="ce66" table:formula="of:=RANK([.D33];[.$C33:.$E33];1)" office:value-type="float" office:value="2" calcext:value-type="float">
            <text:p>2</text:p>
          </table:table-cell>
          <table:table-cell table:style-name="ce66" table:formula="of:=RANK([.E33];[.$C33:.$E33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29</text:p>
          </table:table-cell>
          <table:table-cell table:style-name="ce74" table:formula="of:=MAX(0;LOG10(([.$F33]+1)/2)-LOG10([.I33]))" office:value-type="float" office:value="0.301029995663981" calcext:value-type="float">
            <text:p>0,30</text:p>
          </table:table-cell>
          <table:table-cell table:style-name="ce74" table:formula="of:=MAX(0;LOG10(([.$F33]+1)/2)-LOG10([.J33]))" office:value-type="float" office:value="0" calcext:value-type="float">
            <text:p>0,00</text:p>
          </table:table-cell>
          <table:table-cell table:style-name="ce74" table:formula="of:=MAX(0;LOG10(([.$F33]+1)/2)-LOG10([.K33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30</text:p>
          </table:table-cell>
          <table:table-cell table:style-name="ce57" table:formula="of:=IF([$Results.H33]=&quot;MAX&quot;;[$Results.$L33];[$Results.H33])" office:value-type="float" office:value="16524" calcext:value-type="float">
            <text:p>16524</text:p>
          </table:table-cell>
          <table:table-cell table:style-name="ce57" table:formula="of:=IF([$Results.I33]=&quot;MAX&quot;;[$Results.$L33];[$Results.I33])" office:value-type="float" office:value="16593" calcext:value-type="float">
            <text:p>16593</text:p>
          </table:table-cell>
          <table:table-cell table:style-name="ce57" table:formula="of:=IF([$Results.J33]=&quot;MAX&quot;;[$Results.$L33];[$Results.J33])" office:value-type="float" office:value="20054" calcext:value-type="float">
            <text:p>20054</text:p>
          </table:table-cell>
          <table:table-cell table:style-name="ce60" table:number-matrix-columns-spanned="1" table:number-matrix-rows-spanned="1" table:formula="of:=SUM(IF(FREQUENCY([.C34:.E34];[.C34:.E34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30</text:p>
          </table:table-cell>
          <table:table-cell table:style-name="ce66" table:formula="of:=RANK([.C34];[.$C34:.$E34];1)" office:value-type="float" office:value="1" calcext:value-type="float">
            <text:p>1</text:p>
          </table:table-cell>
          <table:table-cell table:style-name="ce66" table:formula="of:=RANK([.D34];[.$C34:.$E34];1)" office:value-type="float" office:value="2" calcext:value-type="float">
            <text:p>2</text:p>
          </table:table-cell>
          <table:table-cell table:style-name="ce66" table:formula="of:=RANK([.E34];[.$C34:.$E34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30</text:p>
          </table:table-cell>
          <table:table-cell table:style-name="ce74" table:formula="of:=MAX(0;LOG10(([.$F34]+1)/2)-LOG10([.I34]))" office:value-type="float" office:value="0.301029995663981" calcext:value-type="float">
            <text:p>0,30</text:p>
          </table:table-cell>
          <table:table-cell table:style-name="ce74" table:formula="of:=MAX(0;LOG10(([.$F34]+1)/2)-LOG10([.J34]))" office:value-type="float" office:value="0" calcext:value-type="float">
            <text:p>0,00</text:p>
          </table:table-cell>
          <table:table-cell table:style-name="ce74" table:formula="of:=MAX(0;LOG10(([.$F34]+1)/2)-LOG10([.K34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31</text:p>
          </table:table-cell>
          <table:table-cell table:style-name="ce57" table:formula="of:=IF([$Results.H34]=&quot;MAX&quot;;[$Results.$L34];[$Results.H34])" office:value-type="float" office:value="18400" calcext:value-type="float">
            <text:p>18400</text:p>
          </table:table-cell>
          <table:table-cell table:style-name="ce57" table:formula="of:=IF([$Results.I34]=&quot;MAX&quot;;[$Results.$L34];[$Results.I34])" office:value-type="float" office:value="18464" calcext:value-type="float">
            <text:p>18464</text:p>
          </table:table-cell>
          <table:table-cell table:style-name="ce57" table:formula="of:=IF([$Results.J34]=&quot;MAX&quot;;[$Results.$L34];[$Results.J34])" office:value-type="float" office:value="24259" calcext:value-type="float">
            <text:p>24259</text:p>
          </table:table-cell>
          <table:table-cell table:style-name="ce60" table:number-matrix-columns-spanned="1" table:number-matrix-rows-spanned="1" table:formula="of:=SUM(IF(FREQUENCY([.C35:.E35];[.C35:.E35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31</text:p>
          </table:table-cell>
          <table:table-cell table:style-name="ce66" table:formula="of:=RANK([.C35];[.$C35:.$E35];1)" office:value-type="float" office:value="1" calcext:value-type="float">
            <text:p>1</text:p>
          </table:table-cell>
          <table:table-cell table:style-name="ce66" table:formula="of:=RANK([.D35];[.$C35:.$E35];1)" office:value-type="float" office:value="2" calcext:value-type="float">
            <text:p>2</text:p>
          </table:table-cell>
          <table:table-cell table:style-name="ce66" table:formula="of:=RANK([.E35];[.$C35:.$E35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31</text:p>
          </table:table-cell>
          <table:table-cell table:style-name="ce74" table:formula="of:=MAX(0;LOG10(([.$F35]+1)/2)-LOG10([.I35]))" office:value-type="float" office:value="0.301029995663981" calcext:value-type="float">
            <text:p>0,30</text:p>
          </table:table-cell>
          <table:table-cell table:style-name="ce74" table:formula="of:=MAX(0;LOG10(([.$F35]+1)/2)-LOG10([.J35]))" office:value-type="float" office:value="0" calcext:value-type="float">
            <text:p>0,00</text:p>
          </table:table-cell>
          <table:table-cell table:style-name="ce74" table:formula="of:=MAX(0;LOG10(([.$F35]+1)/2)-LOG10([.K35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AC_32</text:p>
          </table:table-cell>
          <table:table-cell table:style-name="ce57" table:formula="of:=IF([$Results.H35]=&quot;MAX&quot;;[$Results.$L35];[$Results.H35])" office:value-type="float" office:value="20342" calcext:value-type="float">
            <text:p>20342</text:p>
          </table:table-cell>
          <table:table-cell table:style-name="ce57" table:formula="of:=IF([$Results.I35]=&quot;MAX&quot;;[$Results.$L35];[$Results.I35])" office:value-type="float" office:value="21161" calcext:value-type="float">
            <text:p>21161</text:p>
          </table:table-cell>
          <table:table-cell table:style-name="ce57" table:formula="of:=IF([$Results.J35]=&quot;MAX&quot;;[$Results.$L35];[$Results.J35])" office:value-type="float" office:value="27262" calcext:value-type="float">
            <text:p>27262</text:p>
          </table:table-cell>
          <table:table-cell table:style-name="ce60" table:number-matrix-columns-spanned="1" table:number-matrix-rows-spanned="1" table:formula="of:=SUM(IF(FREQUENCY([.C36:.E36];[.C36:.E36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32</text:p>
          </table:table-cell>
          <table:table-cell table:style-name="ce66" table:formula="of:=RANK([.C36];[.$C36:.$E36];1)" office:value-type="float" office:value="1" calcext:value-type="float">
            <text:p>1</text:p>
          </table:table-cell>
          <table:table-cell table:style-name="ce66" table:formula="of:=RANK([.D36];[.$C36:.$E36];1)" office:value-type="float" office:value="2" calcext:value-type="float">
            <text:p>2</text:p>
          </table:table-cell>
          <table:table-cell table:style-name="ce66" table:formula="of:=RANK([.E36];[.$C36:.$E36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32</text:p>
          </table:table-cell>
          <table:table-cell table:style-name="ce74" table:formula="of:=MAX(0;LOG10(([.$F36]+1)/2)-LOG10([.I36]))" office:value-type="float" office:value="0.301029995663981" calcext:value-type="float">
            <text:p>0,30</text:p>
          </table:table-cell>
          <table:table-cell table:style-name="ce74" table:formula="of:=MAX(0;LOG10(([.$F36]+1)/2)-LOG10([.J36]))" office:value-type="float" office:value="0" calcext:value-type="float">
            <text:p>0,00</text:p>
          </table:table-cell>
          <table:table-cell table:style-name="ce74" table:formula="of:=MAX(0;LOG10(([.$F36]+1)/2)-LOG10([.K36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1</text:p>
          </table:table-cell>
          <table:table-cell table:style-name="ce57" table:formula="of:=IF([$Results.H36]=&quot;MAX&quot;;[$Results.$L36];[$Results.H36])" office:value-type="float" office:value="664" calcext:value-type="float">
            <text:p>664</text:p>
          </table:table-cell>
          <table:table-cell table:style-name="ce57" table:formula="of:=IF([$Results.I36]=&quot;MAX&quot;;[$Results.$L36];[$Results.I36])" office:value-type="float" office:value="664" calcext:value-type="float">
            <text:p>664</text:p>
          </table:table-cell>
          <table:table-cell table:style-name="ce57" table:formula="of:=IF([$Results.J36]=&quot;MAX&quot;;[$Results.$L36];[$Results.J36])" office:value-type="float" office:value="669" calcext:value-type="float">
            <text:p>669</text:p>
          </table:table-cell>
          <table:table-cell table:style-name="ce60" table:number-matrix-columns-spanned="1" table:number-matrix-rows-spanned="1" table:formula="of:=SUM(IF(FREQUENCY([.C37:.E37];[.C37:.E37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01</text:p>
          </table:table-cell>
          <table:table-cell table:style-name="ce66" table:formula="of:=RANK([.C37];[.$C37:.$E37];1)" office:value-type="float" office:value="1" calcext:value-type="float">
            <text:p>1</text:p>
          </table:table-cell>
          <table:table-cell table:style-name="ce66" table:formula="of:=RANK([.D37];[.$C37:.$E37];1)" office:value-type="float" office:value="1" calcext:value-type="float">
            <text:p>1</text:p>
          </table:table-cell>
          <table:table-cell table:style-name="ce66" table:formula="of:=RANK([.E37];[.$C37:.$E37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1</text:p>
          </table:table-cell>
          <table:table-cell table:style-name="ce74" table:formula="of:=MAX(0;LOG10(([.$F37]+1)/2)-LOG10([.I37]))" office:value-type="float" office:value="0.176091259055681" calcext:value-type="float">
            <text:p>0,18</text:p>
          </table:table-cell>
          <table:table-cell table:style-name="ce74" table:formula="of:=MAX(0;LOG10(([.$F37]+1)/2)-LOG10([.J37]))" office:value-type="float" office:value="0.176091259055681" calcext:value-type="float">
            <text:p>0,18</text:p>
          </table:table-cell>
          <table:table-cell table:style-name="ce74" table:formula="of:=MAX(0;LOG10(([.$F37]+1)/2)-LOG10([.K37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2</text:p>
          </table:table-cell>
          <table:table-cell table:style-name="ce57" table:formula="of:=IF([$Results.H37]=&quot;MAX&quot;;[$Results.$L37];[$Results.H37])" office:value-type="float" office:value="736" calcext:value-type="float">
            <text:p>736</text:p>
          </table:table-cell>
          <table:table-cell table:style-name="ce57" table:formula="of:=IF([$Results.I37]=&quot;MAX&quot;;[$Results.$L37];[$Results.I37])" office:value-type="float" office:value="736" calcext:value-type="float">
            <text:p>736</text:p>
          </table:table-cell>
          <table:table-cell table:style-name="ce57" table:formula="of:=IF([$Results.J37]=&quot;MAX&quot;;[$Results.$L37];[$Results.J37])" office:value-type="float" office:value="741" calcext:value-type="float">
            <text:p>741</text:p>
          </table:table-cell>
          <table:table-cell table:style-name="ce60" table:number-matrix-columns-spanned="1" table:number-matrix-rows-spanned="1" table:formula="of:=SUM(IF(FREQUENCY([.C38:.E38];[.C38:.E38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02</text:p>
          </table:table-cell>
          <table:table-cell table:style-name="ce66" table:formula="of:=RANK([.C38];[.$C38:.$E38];1)" office:value-type="float" office:value="1" calcext:value-type="float">
            <text:p>1</text:p>
          </table:table-cell>
          <table:table-cell table:style-name="ce66" table:formula="of:=RANK([.D38];[.$C38:.$E38];1)" office:value-type="float" office:value="1" calcext:value-type="float">
            <text:p>1</text:p>
          </table:table-cell>
          <table:table-cell table:style-name="ce66" table:formula="of:=RANK([.E38];[.$C38:.$E38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2</text:p>
          </table:table-cell>
          <table:table-cell table:style-name="ce74" table:formula="of:=MAX(0;LOG10(([.$F38]+1)/2)-LOG10([.I38]))" office:value-type="float" office:value="0.176091259055681" calcext:value-type="float">
            <text:p>0,18</text:p>
          </table:table-cell>
          <table:table-cell table:style-name="ce74" table:formula="of:=MAX(0;LOG10(([.$F38]+1)/2)-LOG10([.J38]))" office:value-type="float" office:value="0.176091259055681" calcext:value-type="float">
            <text:p>0,18</text:p>
          </table:table-cell>
          <table:table-cell table:style-name="ce74" table:formula="of:=MAX(0;LOG10(([.$F38]+1)/2)-LOG10([.K38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3</text:p>
          </table:table-cell>
          <table:table-cell table:style-name="ce57" table:formula="of:=IF([$Results.H38]=&quot;MAX&quot;;[$Results.$L38];[$Results.H38])" office:value-type="float" office:value="745" calcext:value-type="float">
            <text:p>745</text:p>
          </table:table-cell>
          <table:table-cell table:style-name="ce57" table:formula="of:=IF([$Results.I38]=&quot;MAX&quot;;[$Results.$L38];[$Results.I38])" office:value-type="float" office:value="745" calcext:value-type="float">
            <text:p>745</text:p>
          </table:table-cell>
          <table:table-cell table:style-name="ce57" table:formula="of:=IF([$Results.J38]=&quot;MAX&quot;;[$Results.$L38];[$Results.J38])" office:value-type="float" office:value="746" calcext:value-type="float">
            <text:p>746</text:p>
          </table:table-cell>
          <table:table-cell table:style-name="ce60" table:number-matrix-columns-spanned="1" table:number-matrix-rows-spanned="1" table:formula="of:=SUM(IF(FREQUENCY([.C39:.E39];[.C39:.E39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03</text:p>
          </table:table-cell>
          <table:table-cell table:style-name="ce66" table:formula="of:=RANK([.C39];[.$C39:.$E39];1)" office:value-type="float" office:value="1" calcext:value-type="float">
            <text:p>1</text:p>
          </table:table-cell>
          <table:table-cell table:style-name="ce66" table:formula="of:=RANK([.D39];[.$C39:.$E39];1)" office:value-type="float" office:value="1" calcext:value-type="float">
            <text:p>1</text:p>
          </table:table-cell>
          <table:table-cell table:style-name="ce66" table:formula="of:=RANK([.E39];[.$C39:.$E39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3</text:p>
          </table:table-cell>
          <table:table-cell table:style-name="ce74" table:formula="of:=MAX(0;LOG10(([.$F39]+1)/2)-LOG10([.I39]))" office:value-type="float" office:value="0.176091259055681" calcext:value-type="float">
            <text:p>0,18</text:p>
          </table:table-cell>
          <table:table-cell table:style-name="ce74" table:formula="of:=MAX(0;LOG10(([.$F39]+1)/2)-LOG10([.J39]))" office:value-type="float" office:value="0.176091259055681" calcext:value-type="float">
            <text:p>0,18</text:p>
          </table:table-cell>
          <table:table-cell table:style-name="ce74" table:formula="of:=MAX(0;LOG10(([.$F39]+1)/2)-LOG10([.K39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4</text:p>
          </table:table-cell>
          <table:table-cell table:style-name="ce57" table:formula="of:=IF([$Results.H39]=&quot;MAX&quot;;[$Results.$L39];[$Results.H39])" office:value-type="float" office:value="832" calcext:value-type="float">
            <text:p>832</text:p>
          </table:table-cell>
          <table:table-cell table:style-name="ce57" table:formula="of:=IF([$Results.I39]=&quot;MAX&quot;;[$Results.$L39];[$Results.I39])" office:value-type="float" office:value="832" calcext:value-type="float">
            <text:p>832</text:p>
          </table:table-cell>
          <table:table-cell table:style-name="ce57" table:formula="of:=IF([$Results.J39]=&quot;MAX&quot;;[$Results.$L39];[$Results.J39])" office:value-type="float" office:value="836" calcext:value-type="float">
            <text:p>836</text:p>
          </table:table-cell>
          <table:table-cell table:style-name="ce60" table:number-matrix-columns-spanned="1" table:number-matrix-rows-spanned="1" table:formula="of:=SUM(IF(FREQUENCY([.C40:.E40];[.C40:.E40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04</text:p>
          </table:table-cell>
          <table:table-cell table:style-name="ce66" table:formula="of:=RANK([.C40];[.$C40:.$E40];1)" office:value-type="float" office:value="1" calcext:value-type="float">
            <text:p>1</text:p>
          </table:table-cell>
          <table:table-cell table:style-name="ce66" table:formula="of:=RANK([.D40];[.$C40:.$E40];1)" office:value-type="float" office:value="1" calcext:value-type="float">
            <text:p>1</text:p>
          </table:table-cell>
          <table:table-cell table:style-name="ce66" table:formula="of:=RANK([.E40];[.$C40:.$E40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4</text:p>
          </table:table-cell>
          <table:table-cell table:style-name="ce74" table:formula="of:=MAX(0;LOG10(([.$F40]+1)/2)-LOG10([.I40]))" office:value-type="float" office:value="0.176091259055681" calcext:value-type="float">
            <text:p>0,18</text:p>
          </table:table-cell>
          <table:table-cell table:style-name="ce74" table:formula="of:=MAX(0;LOG10(([.$F40]+1)/2)-LOG10([.J40]))" office:value-type="float" office:value="0.176091259055681" calcext:value-type="float">
            <text:p>0,18</text:p>
          </table:table-cell>
          <table:table-cell table:style-name="ce74" table:formula="of:=MAX(0;LOG10(([.$F40]+1)/2)-LOG10([.K40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5</text:p>
          </table:table-cell>
          <table:table-cell table:style-name="ce57" table:formula="of:=IF([$Results.H40]=&quot;MAX&quot;;[$Results.$L40];[$Results.H40])" office:value-type="float" office:value="934" calcext:value-type="float">
            <text:p>934</text:p>
          </table:table-cell>
          <table:table-cell table:style-name="ce57" table:formula="of:=IF([$Results.I40]=&quot;MAX&quot;;[$Results.$L40];[$Results.I40])" office:value-type="float" office:value="934" calcext:value-type="float">
            <text:p>934</text:p>
          </table:table-cell>
          <table:table-cell table:style-name="ce57" table:formula="of:=IF([$Results.J40]=&quot;MAX&quot;;[$Results.$L40];[$Results.J40])" office:value-type="float" office:value="937" calcext:value-type="float">
            <text:p>937</text:p>
          </table:table-cell>
          <table:table-cell table:style-name="ce60" table:number-matrix-columns-spanned="1" table:number-matrix-rows-spanned="1" table:formula="of:=SUM(IF(FREQUENCY([.C41:.E41];[.C41:.E41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05</text:p>
          </table:table-cell>
          <table:table-cell table:style-name="ce66" table:formula="of:=RANK([.C41];[.$C41:.$E41];1)" office:value-type="float" office:value="1" calcext:value-type="float">
            <text:p>1</text:p>
          </table:table-cell>
          <table:table-cell table:style-name="ce66" table:formula="of:=RANK([.D41];[.$C41:.$E41];1)" office:value-type="float" office:value="1" calcext:value-type="float">
            <text:p>1</text:p>
          </table:table-cell>
          <table:table-cell table:style-name="ce66" table:formula="of:=RANK([.E41];[.$C41:.$E41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5</text:p>
          </table:table-cell>
          <table:table-cell table:style-name="ce74" table:formula="of:=MAX(0;LOG10(([.$F41]+1)/2)-LOG10([.I41]))" office:value-type="float" office:value="0.176091259055681" calcext:value-type="float">
            <text:p>0,18</text:p>
          </table:table-cell>
          <table:table-cell table:style-name="ce74" table:formula="of:=MAX(0;LOG10(([.$F41]+1)/2)-LOG10([.J41]))" office:value-type="float" office:value="0.176091259055681" calcext:value-type="float">
            <text:p>0,18</text:p>
          </table:table-cell>
          <table:table-cell table:style-name="ce74" table:formula="of:=MAX(0;LOG10(([.$F41]+1)/2)-LOG10([.K41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6</text:p>
          </table:table-cell>
          <table:table-cell table:style-name="ce57" table:formula="of:=IF([$Results.H41]=&quot;MAX&quot;;[$Results.$L41];[$Results.H41])" office:value-type="float" office:value="938" calcext:value-type="float">
            <text:p>938</text:p>
          </table:table-cell>
          <table:table-cell table:style-name="ce57" table:formula="of:=IF([$Results.I41]=&quot;MAX&quot;;[$Results.$L41];[$Results.I41])" office:value-type="float" office:value="938" calcext:value-type="float">
            <text:p>938</text:p>
          </table:table-cell>
          <table:table-cell table:style-name="ce57" table:formula="of:=IF([$Results.J41]=&quot;MAX&quot;;[$Results.$L41];[$Results.J41])" office:value-type="float" office:value="942" calcext:value-type="float">
            <text:p>942</text:p>
          </table:table-cell>
          <table:table-cell table:style-name="ce60" table:number-matrix-columns-spanned="1" table:number-matrix-rows-spanned="1" table:formula="of:=SUM(IF(FREQUENCY([.C42:.E42];[.C42:.E42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06</text:p>
          </table:table-cell>
          <table:table-cell table:style-name="ce66" table:formula="of:=RANK([.C42];[.$C42:.$E42];1)" office:value-type="float" office:value="1" calcext:value-type="float">
            <text:p>1</text:p>
          </table:table-cell>
          <table:table-cell table:style-name="ce66" table:formula="of:=RANK([.D42];[.$C42:.$E42];1)" office:value-type="float" office:value="1" calcext:value-type="float">
            <text:p>1</text:p>
          </table:table-cell>
          <table:table-cell table:style-name="ce66" table:formula="of:=RANK([.E42];[.$C42:.$E42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6</text:p>
          </table:table-cell>
          <table:table-cell table:style-name="ce74" table:formula="of:=MAX(0;LOG10(([.$F42]+1)/2)-LOG10([.I42]))" office:value-type="float" office:value="0.176091259055681" calcext:value-type="float">
            <text:p>0,18</text:p>
          </table:table-cell>
          <table:table-cell table:style-name="ce74" table:formula="of:=MAX(0;LOG10(([.$F42]+1)/2)-LOG10([.J42]))" office:value-type="float" office:value="0.176091259055681" calcext:value-type="float">
            <text:p>0,18</text:p>
          </table:table-cell>
          <table:table-cell table:style-name="ce74" table:formula="of:=MAX(0;LOG10(([.$F42]+1)/2)-LOG10([.K42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7</text:p>
          </table:table-cell>
          <table:table-cell table:style-name="ce57" table:formula="of:=IF([$Results.H42]=&quot;MAX&quot;;[$Results.$L42];[$Results.H42])" office:value-type="float" office:value="989" calcext:value-type="float">
            <text:p>989</text:p>
          </table:table-cell>
          <table:table-cell table:style-name="ce57" table:formula="of:=IF([$Results.I42]=&quot;MAX&quot;;[$Results.$L42];[$Results.I42])" office:value-type="float" office:value="989" calcext:value-type="float">
            <text:p>989</text:p>
          </table:table-cell>
          <table:table-cell table:style-name="ce57" table:formula="of:=IF([$Results.J42]=&quot;MAX&quot;;[$Results.$L42];[$Results.J42])" office:value-type="float" office:value="990" calcext:value-type="float">
            <text:p>990</text:p>
          </table:table-cell>
          <table:table-cell table:style-name="ce60" table:number-matrix-columns-spanned="1" table:number-matrix-rows-spanned="1" table:formula="of:=SUM(IF(FREQUENCY([.C43:.E43];[.C43:.E43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07</text:p>
          </table:table-cell>
          <table:table-cell table:style-name="ce66" table:formula="of:=RANK([.C43];[.$C43:.$E43];1)" office:value-type="float" office:value="1" calcext:value-type="float">
            <text:p>1</text:p>
          </table:table-cell>
          <table:table-cell table:style-name="ce66" table:formula="of:=RANK([.D43];[.$C43:.$E43];1)" office:value-type="float" office:value="1" calcext:value-type="float">
            <text:p>1</text:p>
          </table:table-cell>
          <table:table-cell table:style-name="ce66" table:formula="of:=RANK([.E43];[.$C43:.$E43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7</text:p>
          </table:table-cell>
          <table:table-cell table:style-name="ce74" table:formula="of:=MAX(0;LOG10(([.$F43]+1)/2)-LOG10([.I43]))" office:value-type="float" office:value="0.176091259055681" calcext:value-type="float">
            <text:p>0,18</text:p>
          </table:table-cell>
          <table:table-cell table:style-name="ce74" table:formula="of:=MAX(0;LOG10(([.$F43]+1)/2)-LOG10([.J43]))" office:value-type="float" office:value="0.176091259055681" calcext:value-type="float">
            <text:p>0,18</text:p>
          </table:table-cell>
          <table:table-cell table:style-name="ce74" table:formula="of:=MAX(0;LOG10(([.$F43]+1)/2)-LOG10([.K43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8</text:p>
          </table:table-cell>
          <table:table-cell table:style-name="ce57" table:formula="of:=IF([$Results.H43]=&quot;MAX&quot;;[$Results.$L43];[$Results.H43])" office:value-type="float" office:value="1025" calcext:value-type="float">
            <text:p>1025</text:p>
          </table:table-cell>
          <table:table-cell table:style-name="ce57" table:formula="of:=IF([$Results.I43]=&quot;MAX&quot;;[$Results.$L43];[$Results.I43])" office:value-type="float" office:value="1025" calcext:value-type="float">
            <text:p>1025</text:p>
          </table:table-cell>
          <table:table-cell table:style-name="ce57" table:formula="of:=IF([$Results.J43]=&quot;MAX&quot;;[$Results.$L43];[$Results.J43])" office:value-type="float" office:value="1032" calcext:value-type="float">
            <text:p>1032</text:p>
          </table:table-cell>
          <table:table-cell table:style-name="ce60" table:number-matrix-columns-spanned="1" table:number-matrix-rows-spanned="1" table:formula="of:=SUM(IF(FREQUENCY([.C44:.E44];[.C44:.E44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08</text:p>
          </table:table-cell>
          <table:table-cell table:style-name="ce66" table:formula="of:=RANK([.C44];[.$C44:.$E44];1)" office:value-type="float" office:value="1" calcext:value-type="float">
            <text:p>1</text:p>
          </table:table-cell>
          <table:table-cell table:style-name="ce66" table:formula="of:=RANK([.D44];[.$C44:.$E44];1)" office:value-type="float" office:value="1" calcext:value-type="float">
            <text:p>1</text:p>
          </table:table-cell>
          <table:table-cell table:style-name="ce66" table:formula="of:=RANK([.E44];[.$C44:.$E44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8</text:p>
          </table:table-cell>
          <table:table-cell table:style-name="ce74" table:formula="of:=MAX(0;LOG10(([.$F44]+1)/2)-LOG10([.I44]))" office:value-type="float" office:value="0.176091259055681" calcext:value-type="float">
            <text:p>0,18</text:p>
          </table:table-cell>
          <table:table-cell table:style-name="ce74" table:formula="of:=MAX(0;LOG10(([.$F44]+1)/2)-LOG10([.J44]))" office:value-type="float" office:value="0.176091259055681" calcext:value-type="float">
            <text:p>0,18</text:p>
          </table:table-cell>
          <table:table-cell table:style-name="ce74" table:formula="of:=MAX(0;LOG10(([.$F44]+1)/2)-LOG10([.K44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09</text:p>
          </table:table-cell>
          <table:table-cell table:style-name="ce57" table:formula="of:=IF([$Results.H44]=&quot;MAX&quot;;[$Results.$L44];[$Results.H44])" office:value-type="float" office:value="965" calcext:value-type="float">
            <text:p>965</text:p>
          </table:table-cell>
          <table:table-cell table:style-name="ce57" table:formula="of:=IF([$Results.I44]=&quot;MAX&quot;;[$Results.$L44];[$Results.I44])" office:value-type="float" office:value="965" calcext:value-type="float">
            <text:p>965</text:p>
          </table:table-cell>
          <table:table-cell table:style-name="ce57" table:formula="of:=IF([$Results.J44]=&quot;MAX&quot;;[$Results.$L44];[$Results.J44])" office:value-type="float" office:value="969" calcext:value-type="float">
            <text:p>969</text:p>
          </table:table-cell>
          <table:table-cell table:style-name="ce60" table:number-matrix-columns-spanned="1" table:number-matrix-rows-spanned="1" table:formula="of:=SUM(IF(FREQUENCY([.C45:.E45];[.C45:.E45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09</text:p>
          </table:table-cell>
          <table:table-cell table:style-name="ce66" table:formula="of:=RANK([.C45];[.$C45:.$E45];1)" office:value-type="float" office:value="1" calcext:value-type="float">
            <text:p>1</text:p>
          </table:table-cell>
          <table:table-cell table:style-name="ce66" table:formula="of:=RANK([.D45];[.$C45:.$E45];1)" office:value-type="float" office:value="1" calcext:value-type="float">
            <text:p>1</text:p>
          </table:table-cell>
          <table:table-cell table:style-name="ce66" table:formula="of:=RANK([.E45];[.$C45:.$E45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09</text:p>
          </table:table-cell>
          <table:table-cell table:style-name="ce74" table:formula="of:=MAX(0;LOG10(([.$F45]+1)/2)-LOG10([.I45]))" office:value-type="float" office:value="0.176091259055681" calcext:value-type="float">
            <text:p>0,18</text:p>
          </table:table-cell>
          <table:table-cell table:style-name="ce74" table:formula="of:=MAX(0;LOG10(([.$F45]+1)/2)-LOG10([.J45]))" office:value-type="float" office:value="0.176091259055681" calcext:value-type="float">
            <text:p>0,18</text:p>
          </table:table-cell>
          <table:table-cell table:style-name="ce74" table:formula="of:=MAX(0;LOG10(([.$F45]+1)/2)-LOG10([.K45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0</text:p>
          </table:table-cell>
          <table:table-cell table:style-name="ce57" table:formula="of:=IF([$Results.H45]=&quot;MAX&quot;;[$Results.$L45];[$Results.H45])" office:value-type="float" office:value="1034" calcext:value-type="float">
            <text:p>1034</text:p>
          </table:table-cell>
          <table:table-cell table:style-name="ce57" table:formula="of:=IF([$Results.I45]=&quot;MAX&quot;;[$Results.$L45];[$Results.I45])" office:value-type="float" office:value="1034" calcext:value-type="float">
            <text:p>1034</text:p>
          </table:table-cell>
          <table:table-cell table:style-name="ce57" table:formula="of:=IF([$Results.J45]=&quot;MAX&quot;;[$Results.$L45];[$Results.J45])" office:value-type="float" office:value="1042" calcext:value-type="float">
            <text:p>1042</text:p>
          </table:table-cell>
          <table:table-cell table:style-name="ce60" table:number-matrix-columns-spanned="1" table:number-matrix-rows-spanned="1" table:formula="of:=SUM(IF(FREQUENCY([.C46:.E46];[.C46:.E46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10</text:p>
          </table:table-cell>
          <table:table-cell table:style-name="ce66" table:formula="of:=RANK([.C46];[.$C46:.$E46];1)" office:value-type="float" office:value="1" calcext:value-type="float">
            <text:p>1</text:p>
          </table:table-cell>
          <table:table-cell table:style-name="ce66" table:formula="of:=RANK([.D46];[.$C46:.$E46];1)" office:value-type="float" office:value="1" calcext:value-type="float">
            <text:p>1</text:p>
          </table:table-cell>
          <table:table-cell table:style-name="ce66" table:formula="of:=RANK([.E46];[.$C46:.$E46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0</text:p>
          </table:table-cell>
          <table:table-cell table:style-name="ce74" table:formula="of:=MAX(0;LOG10(([.$F46]+1)/2)-LOG10([.I46]))" office:value-type="float" office:value="0.176091259055681" calcext:value-type="float">
            <text:p>0,18</text:p>
          </table:table-cell>
          <table:table-cell table:style-name="ce74" table:formula="of:=MAX(0;LOG10(([.$F46]+1)/2)-LOG10([.J46]))" office:value-type="float" office:value="0.176091259055681" calcext:value-type="float">
            <text:p>0,18</text:p>
          </table:table-cell>
          <table:table-cell table:style-name="ce74" table:formula="of:=MAX(0;LOG10(([.$F46]+1)/2)-LOG10([.K46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1</text:p>
          </table:table-cell>
          <table:table-cell table:style-name="ce57" table:formula="of:=IF([$Results.H46]=&quot;MAX&quot;;[$Results.$L46];[$Results.H46])" office:value-type="float" office:value="316" calcext:value-type="float">
            <text:p>316</text:p>
          </table:table-cell>
          <table:table-cell table:style-name="ce57" table:formula="of:=IF([$Results.I46]=&quot;MAX&quot;;[$Results.$L46];[$Results.I46])" office:value-type="float" office:value="316" calcext:value-type="float">
            <text:p>316</text:p>
          </table:table-cell>
          <table:table-cell table:style-name="ce57" table:formula="of:=IF([$Results.J46]=&quot;MAX&quot;;[$Results.$L46];[$Results.J46])" office:value-type="float" office:value="316" calcext:value-type="float">
            <text:p>316</text:p>
          </table:table-cell>
          <table:table-cell table:style-name="ce60" table:number-matrix-columns-spanned="1" table:number-matrix-rows-spanned="1" table:formula="of:=SUM(IF(FREQUENCY([.C47:.E47];[.C47:.E47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RW_11</text:p>
          </table:table-cell>
          <table:table-cell table:style-name="ce66" table:formula="of:=RANK([.C47];[.$C47:.$E47];1)" office:value-type="float" office:value="1" calcext:value-type="float">
            <text:p>1</text:p>
          </table:table-cell>
          <table:table-cell table:style-name="ce66" table:formula="of:=RANK([.D47];[.$C47:.$E47];1)" office:value-type="float" office:value="1" calcext:value-type="float">
            <text:p>1</text:p>
          </table:table-cell>
          <table:table-cell table:style-name="ce66" table:formula="of:=RANK([.E47];[.$C47:.$E47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RW_11</text:p>
          </table:table-cell>
          <table:table-cell table:style-name="ce74" table:formula="of:=MAX(0;LOG10(([.$F47]+1)/2)-LOG10([.I47]))" office:value-type="float" office:value="0" calcext:value-type="float">
            <text:p>0,00</text:p>
          </table:table-cell>
          <table:table-cell table:style-name="ce74" table:formula="of:=MAX(0;LOG10(([.$F47]+1)/2)-LOG10([.J47]))" office:value-type="float" office:value="0" calcext:value-type="float">
            <text:p>0,00</text:p>
          </table:table-cell>
          <table:table-cell table:style-name="ce74" table:formula="of:=MAX(0;LOG10(([.$F47]+1)/2)-LOG10([.K47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2</text:p>
          </table:table-cell>
          <table:table-cell table:style-name="ce57" table:formula="of:=IF([$Results.H47]=&quot;MAX&quot;;[$Results.$L47];[$Results.H47])" office:value-type="float" office:value="320" calcext:value-type="float">
            <text:p>320</text:p>
          </table:table-cell>
          <table:table-cell table:style-name="ce57" table:formula="of:=IF([$Results.I47]=&quot;MAX&quot;;[$Results.$L47];[$Results.I47])" office:value-type="float" office:value="320" calcext:value-type="float">
            <text:p>320</text:p>
          </table:table-cell>
          <table:table-cell table:style-name="ce57" table:formula="of:=IF([$Results.J47]=&quot;MAX&quot;;[$Results.$L47];[$Results.J47])" office:value-type="float" office:value="323" calcext:value-type="float">
            <text:p>323</text:p>
          </table:table-cell>
          <table:table-cell table:style-name="ce60" table:number-matrix-columns-spanned="1" table:number-matrix-rows-spanned="1" table:formula="of:=SUM(IF(FREQUENCY([.C48:.E48];[.C48:.E48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12</text:p>
          </table:table-cell>
          <table:table-cell table:style-name="ce66" table:formula="of:=RANK([.C48];[.$C48:.$E48];1)" office:value-type="float" office:value="1" calcext:value-type="float">
            <text:p>1</text:p>
          </table:table-cell>
          <table:table-cell table:style-name="ce66" table:formula="of:=RANK([.D48];[.$C48:.$E48];1)" office:value-type="float" office:value="1" calcext:value-type="float">
            <text:p>1</text:p>
          </table:table-cell>
          <table:table-cell table:style-name="ce66" table:formula="of:=RANK([.E48];[.$C48:.$E48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2</text:p>
          </table:table-cell>
          <table:table-cell table:style-name="ce74" table:formula="of:=MAX(0;LOG10(([.$F48]+1)/2)-LOG10([.I48]))" office:value-type="float" office:value="0.176091259055681" calcext:value-type="float">
            <text:p>0,18</text:p>
          </table:table-cell>
          <table:table-cell table:style-name="ce74" table:formula="of:=MAX(0;LOG10(([.$F48]+1)/2)-LOG10([.J48]))" office:value-type="float" office:value="0.176091259055681" calcext:value-type="float">
            <text:p>0,18</text:p>
          </table:table-cell>
          <table:table-cell table:style-name="ce74" table:formula="of:=MAX(0;LOG10(([.$F48]+1)/2)-LOG10([.K48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3</text:p>
          </table:table-cell>
          <table:table-cell table:style-name="ce57" table:formula="of:=IF([$Results.H48]=&quot;MAX&quot;;[$Results.$L48];[$Results.H48])" office:value-type="float" office:value="1299" calcext:value-type="float">
            <text:p>1299</text:p>
          </table:table-cell>
          <table:table-cell table:style-name="ce57" table:formula="of:=IF([$Results.I48]=&quot;MAX&quot;;[$Results.$L48];[$Results.I48])" office:value-type="float" office:value="1299" calcext:value-type="float">
            <text:p>1299</text:p>
          </table:table-cell>
          <table:table-cell table:style-name="ce57" table:formula="of:=IF([$Results.J48]=&quot;MAX&quot;;[$Results.$L48];[$Results.J48])" office:value-type="float" office:value="1306" calcext:value-type="float">
            <text:p>1306</text:p>
          </table:table-cell>
          <table:table-cell table:style-name="ce60" table:number-matrix-columns-spanned="1" table:number-matrix-rows-spanned="1" table:formula="of:=SUM(IF(FREQUENCY([.C49:.E49];[.C49:.E49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13</text:p>
          </table:table-cell>
          <table:table-cell table:style-name="ce66" table:formula="of:=RANK([.C49];[.$C49:.$E49];1)" office:value-type="float" office:value="1" calcext:value-type="float">
            <text:p>1</text:p>
          </table:table-cell>
          <table:table-cell table:style-name="ce66" table:formula="of:=RANK([.D49];[.$C49:.$E49];1)" office:value-type="float" office:value="1" calcext:value-type="float">
            <text:p>1</text:p>
          </table:table-cell>
          <table:table-cell table:style-name="ce66" table:formula="of:=RANK([.E49];[.$C49:.$E49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3</text:p>
          </table:table-cell>
          <table:table-cell table:style-name="ce74" table:formula="of:=MAX(0;LOG10(([.$F49]+1)/2)-LOG10([.I49]))" office:value-type="float" office:value="0.176091259055681" calcext:value-type="float">
            <text:p>0,18</text:p>
          </table:table-cell>
          <table:table-cell table:style-name="ce74" table:formula="of:=MAX(0;LOG10(([.$F49]+1)/2)-LOG10([.J49]))" office:value-type="float" office:value="0.176091259055681" calcext:value-type="float">
            <text:p>0,18</text:p>
          </table:table-cell>
          <table:table-cell table:style-name="ce74" table:formula="of:=MAX(0;LOG10(([.$F49]+1)/2)-LOG10([.K49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4</text:p>
          </table:table-cell>
          <table:table-cell table:style-name="ce57" table:formula="of:=IF([$Results.H49]=&quot;MAX&quot;;[$Results.$L49];[$Results.H49])" office:value-type="float" office:value="337" calcext:value-type="float">
            <text:p>337</text:p>
          </table:table-cell>
          <table:table-cell table:style-name="ce57" table:formula="of:=IF([$Results.I49]=&quot;MAX&quot;;[$Results.$L49];[$Results.I49])" office:value-type="float" office:value="337" calcext:value-type="float">
            <text:p>337</text:p>
          </table:table-cell>
          <table:table-cell table:style-name="ce57" table:formula="of:=IF([$Results.J49]=&quot;MAX&quot;;[$Results.$L49];[$Results.J49])" office:value-type="float" office:value="339" calcext:value-type="float">
            <text:p>339</text:p>
          </table:table-cell>
          <table:table-cell table:style-name="ce60" table:number-matrix-columns-spanned="1" table:number-matrix-rows-spanned="1" table:formula="of:=SUM(IF(FREQUENCY([.C50:.E50];[.C50:.E50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14</text:p>
          </table:table-cell>
          <table:table-cell table:style-name="ce66" table:formula="of:=RANK([.C50];[.$C50:.$E50];1)" office:value-type="float" office:value="1" calcext:value-type="float">
            <text:p>1</text:p>
          </table:table-cell>
          <table:table-cell table:style-name="ce66" table:formula="of:=RANK([.D50];[.$C50:.$E50];1)" office:value-type="float" office:value="1" calcext:value-type="float">
            <text:p>1</text:p>
          </table:table-cell>
          <table:table-cell table:style-name="ce66" table:formula="of:=RANK([.E50];[.$C50:.$E50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4</text:p>
          </table:table-cell>
          <table:table-cell table:style-name="ce74" table:formula="of:=MAX(0;LOG10(([.$F50]+1)/2)-LOG10([.I50]))" office:value-type="float" office:value="0.176091259055681" calcext:value-type="float">
            <text:p>0,18</text:p>
          </table:table-cell>
          <table:table-cell table:style-name="ce74" table:formula="of:=MAX(0;LOG10(([.$F50]+1)/2)-LOG10([.J50]))" office:value-type="float" office:value="0.176091259055681" calcext:value-type="float">
            <text:p>0,18</text:p>
          </table:table-cell>
          <table:table-cell table:style-name="ce74" table:formula="of:=MAX(0;LOG10(([.$F50]+1)/2)-LOG10([.K50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5</text:p>
          </table:table-cell>
          <table:table-cell table:style-name="ce57" table:formula="of:=IF([$Results.H50]=&quot;MAX&quot;;[$Results.$L50];[$Results.H50])" office:value-type="float" office:value="341" calcext:value-type="float">
            <text:p>341</text:p>
          </table:table-cell>
          <table:table-cell table:style-name="ce57" table:formula="of:=IF([$Results.I50]=&quot;MAX&quot;;[$Results.$L50];[$Results.I50])" office:value-type="float" office:value="341" calcext:value-type="float">
            <text:p>341</text:p>
          </table:table-cell>
          <table:table-cell table:style-name="ce57" table:formula="of:=IF([$Results.J50]=&quot;MAX&quot;;[$Results.$L50];[$Results.J50])" office:value-type="float" office:value="344" calcext:value-type="float">
            <text:p>344</text:p>
          </table:table-cell>
          <table:table-cell table:style-name="ce60" table:number-matrix-columns-spanned="1" table:number-matrix-rows-spanned="1" table:formula="of:=SUM(IF(FREQUENCY([.C51:.E51];[.C51:.E51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15</text:p>
          </table:table-cell>
          <table:table-cell table:style-name="ce66" table:formula="of:=RANK([.C51];[.$C51:.$E51];1)" office:value-type="float" office:value="1" calcext:value-type="float">
            <text:p>1</text:p>
          </table:table-cell>
          <table:table-cell table:style-name="ce66" table:formula="of:=RANK([.D51];[.$C51:.$E51];1)" office:value-type="float" office:value="1" calcext:value-type="float">
            <text:p>1</text:p>
          </table:table-cell>
          <table:table-cell table:style-name="ce66" table:formula="of:=RANK([.E51];[.$C51:.$E51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5</text:p>
          </table:table-cell>
          <table:table-cell table:style-name="ce74" table:formula="of:=MAX(0;LOG10(([.$F51]+1)/2)-LOG10([.I51]))" office:value-type="float" office:value="0.176091259055681" calcext:value-type="float">
            <text:p>0,18</text:p>
          </table:table-cell>
          <table:table-cell table:style-name="ce74" table:formula="of:=MAX(0;LOG10(([.$F51]+1)/2)-LOG10([.J51]))" office:value-type="float" office:value="0.176091259055681" calcext:value-type="float">
            <text:p>0,18</text:p>
          </table:table-cell>
          <table:table-cell table:style-name="ce74" table:formula="of:=MAX(0;LOG10(([.$F51]+1)/2)-LOG10([.K51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6</text:p>
          </table:table-cell>
          <table:table-cell table:style-name="ce57" table:formula="of:=IF([$Results.H51]=&quot;MAX&quot;;[$Results.$L51];[$Results.H51])" office:value-type="float" office:value="508" calcext:value-type="float">
            <text:p>508</text:p>
          </table:table-cell>
          <table:table-cell table:style-name="ce57" table:formula="of:=IF([$Results.I51]=&quot;MAX&quot;;[$Results.$L51];[$Results.I51])" office:value-type="float" office:value="508" calcext:value-type="float">
            <text:p>508</text:p>
          </table:table-cell>
          <table:table-cell table:style-name="ce57" table:formula="of:=IF([$Results.J51]=&quot;MAX&quot;;[$Results.$L51];[$Results.J51])" office:value-type="float" office:value="508" calcext:value-type="float">
            <text:p>508</text:p>
          </table:table-cell>
          <table:table-cell table:style-name="ce60" table:number-matrix-columns-spanned="1" table:number-matrix-rows-spanned="1" table:formula="of:=SUM(IF(FREQUENCY([.C52:.E52];[.C52:.E52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RW_16</text:p>
          </table:table-cell>
          <table:table-cell table:style-name="ce66" table:formula="of:=RANK([.C52];[.$C52:.$E52];1)" office:value-type="float" office:value="1" calcext:value-type="float">
            <text:p>1</text:p>
          </table:table-cell>
          <table:table-cell table:style-name="ce66" table:formula="of:=RANK([.D52];[.$C52:.$E52];1)" office:value-type="float" office:value="1" calcext:value-type="float">
            <text:p>1</text:p>
          </table:table-cell>
          <table:table-cell table:style-name="ce66" table:formula="of:=RANK([.E52];[.$C52:.$E52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RW_16</text:p>
          </table:table-cell>
          <table:table-cell table:style-name="ce74" table:formula="of:=MAX(0;LOG10(([.$F52]+1)/2)-LOG10([.I52]))" office:value-type="float" office:value="0" calcext:value-type="float">
            <text:p>0,00</text:p>
          </table:table-cell>
          <table:table-cell table:style-name="ce74" table:formula="of:=MAX(0;LOG10(([.$F52]+1)/2)-LOG10([.J52]))" office:value-type="float" office:value="0" calcext:value-type="float">
            <text:p>0,00</text:p>
          </table:table-cell>
          <table:table-cell table:style-name="ce74" table:formula="of:=MAX(0;LOG10(([.$F52]+1)/2)-LOG10([.K52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7</text:p>
          </table:table-cell>
          <table:table-cell table:style-name="ce57" table:formula="of:=IF([$Results.H52]=&quot;MAX&quot;;[$Results.$L52];[$Results.H52])" office:value-type="float" office:value="516" calcext:value-type="float">
            <text:p>516</text:p>
          </table:table-cell>
          <table:table-cell table:style-name="ce57" table:formula="of:=IF([$Results.I52]=&quot;MAX&quot;;[$Results.$L52];[$Results.I52])" office:value-type="float" office:value="516" calcext:value-type="float">
            <text:p>516</text:p>
          </table:table-cell>
          <table:table-cell table:style-name="ce57" table:formula="of:=IF([$Results.J52]=&quot;MAX&quot;;[$Results.$L52];[$Results.J52])" office:value-type="float" office:value="519" calcext:value-type="float">
            <text:p>519</text:p>
          </table:table-cell>
          <table:table-cell table:style-name="ce60" table:number-matrix-columns-spanned="1" table:number-matrix-rows-spanned="1" table:formula="of:=SUM(IF(FREQUENCY([.C53:.E53];[.C53:.E53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17</text:p>
          </table:table-cell>
          <table:table-cell table:style-name="ce66" table:formula="of:=RANK([.C53];[.$C53:.$E53];1)" office:value-type="float" office:value="1" calcext:value-type="float">
            <text:p>1</text:p>
          </table:table-cell>
          <table:table-cell table:style-name="ce66" table:formula="of:=RANK([.D53];[.$C53:.$E53];1)" office:value-type="float" office:value="1" calcext:value-type="float">
            <text:p>1</text:p>
          </table:table-cell>
          <table:table-cell table:style-name="ce66" table:formula="of:=RANK([.E53];[.$C53:.$E53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7</text:p>
          </table:table-cell>
          <table:table-cell table:style-name="ce74" table:formula="of:=MAX(0;LOG10(([.$F53]+1)/2)-LOG10([.I53]))" office:value-type="float" office:value="0.176091259055681" calcext:value-type="float">
            <text:p>0,18</text:p>
          </table:table-cell>
          <table:table-cell table:style-name="ce74" table:formula="of:=MAX(0;LOG10(([.$F53]+1)/2)-LOG10([.J53]))" office:value-type="float" office:value="0.176091259055681" calcext:value-type="float">
            <text:p>0,18</text:p>
          </table:table-cell>
          <table:table-cell table:style-name="ce74" table:formula="of:=MAX(0;LOG10(([.$F53]+1)/2)-LOG10([.K53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8</text:p>
          </table:table-cell>
          <table:table-cell table:style-name="ce57" table:formula="of:=IF([$Results.H53]=&quot;MAX&quot;;[$Results.$L53];[$Results.H53])" office:value-type="float" office:value="338" calcext:value-type="float">
            <text:p>338</text:p>
          </table:table-cell>
          <table:table-cell table:style-name="ce57" table:formula="of:=IF([$Results.I53]=&quot;MAX&quot;;[$Results.$L53];[$Results.I53])" office:value-type="float" office:value="338" calcext:value-type="float">
            <text:p>338</text:p>
          </table:table-cell>
          <table:table-cell table:style-name="ce57" table:formula="of:=IF([$Results.J53]=&quot;MAX&quot;;[$Results.$L53];[$Results.J53])" office:value-type="float" office:value="339" calcext:value-type="float">
            <text:p>339</text:p>
          </table:table-cell>
          <table:table-cell table:style-name="ce60" table:number-matrix-columns-spanned="1" table:number-matrix-rows-spanned="1" table:formula="of:=SUM(IF(FREQUENCY([.C54:.E54];[.C54:.E54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18</text:p>
          </table:table-cell>
          <table:table-cell table:style-name="ce66" table:formula="of:=RANK([.C54];[.$C54:.$E54];1)" office:value-type="float" office:value="1" calcext:value-type="float">
            <text:p>1</text:p>
          </table:table-cell>
          <table:table-cell table:style-name="ce66" table:formula="of:=RANK([.D54];[.$C54:.$E54];1)" office:value-type="float" office:value="1" calcext:value-type="float">
            <text:p>1</text:p>
          </table:table-cell>
          <table:table-cell table:style-name="ce66" table:formula="of:=RANK([.E54];[.$C54:.$E54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8</text:p>
          </table:table-cell>
          <table:table-cell table:style-name="ce74" table:formula="of:=MAX(0;LOG10(([.$F54]+1)/2)-LOG10([.I54]))" office:value-type="float" office:value="0.176091259055681" calcext:value-type="float">
            <text:p>0,18</text:p>
          </table:table-cell>
          <table:table-cell table:style-name="ce74" table:formula="of:=MAX(0;LOG10(([.$F54]+1)/2)-LOG10([.J54]))" office:value-type="float" office:value="0.176091259055681" calcext:value-type="float">
            <text:p>0,18</text:p>
          </table:table-cell>
          <table:table-cell table:style-name="ce74" table:formula="of:=MAX(0;LOG10(([.$F54]+1)/2)-LOG10([.K54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19</text:p>
          </table:table-cell>
          <table:table-cell table:style-name="ce57" table:formula="of:=IF([$Results.H54]=&quot;MAX&quot;;[$Results.$L54];[$Results.H54])" office:value-type="float" office:value="347" calcext:value-type="float">
            <text:p>347</text:p>
          </table:table-cell>
          <table:table-cell table:style-name="ce57" table:formula="of:=IF([$Results.I54]=&quot;MAX&quot;;[$Results.$L54];[$Results.I54])" office:value-type="float" office:value="347" calcext:value-type="float">
            <text:p>347</text:p>
          </table:table-cell>
          <table:table-cell table:style-name="ce57" table:formula="of:=IF([$Results.J54]=&quot;MAX&quot;;[$Results.$L54];[$Results.J54])" office:value-type="float" office:value="349" calcext:value-type="float">
            <text:p>349</text:p>
          </table:table-cell>
          <table:table-cell table:style-name="ce60" table:number-matrix-columns-spanned="1" table:number-matrix-rows-spanned="1" table:formula="of:=SUM(IF(FREQUENCY([.C55:.E55];[.C55:.E55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19</text:p>
          </table:table-cell>
          <table:table-cell table:style-name="ce66" table:formula="of:=RANK([.C55];[.$C55:.$E55];1)" office:value-type="float" office:value="1" calcext:value-type="float">
            <text:p>1</text:p>
          </table:table-cell>
          <table:table-cell table:style-name="ce66" table:formula="of:=RANK([.D55];[.$C55:.$E55];1)" office:value-type="float" office:value="1" calcext:value-type="float">
            <text:p>1</text:p>
          </table:table-cell>
          <table:table-cell table:style-name="ce66" table:formula="of:=RANK([.E55];[.$C55:.$E55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9</text:p>
          </table:table-cell>
          <table:table-cell table:style-name="ce74" table:formula="of:=MAX(0;LOG10(([.$F55]+1)/2)-LOG10([.I55]))" office:value-type="float" office:value="0.176091259055681" calcext:value-type="float">
            <text:p>0,18</text:p>
          </table:table-cell>
          <table:table-cell table:style-name="ce74" table:formula="of:=MAX(0;LOG10(([.$F55]+1)/2)-LOG10([.J55]))" office:value-type="float" office:value="0.176091259055681" calcext:value-type="float">
            <text:p>0,18</text:p>
          </table:table-cell>
          <table:table-cell table:style-name="ce74" table:formula="of:=MAX(0;LOG10(([.$F55]+1)/2)-LOG10([.K55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0</text:p>
          </table:table-cell>
          <table:table-cell table:style-name="ce57" table:formula="of:=IF([$Results.H55]=&quot;MAX&quot;;[$Results.$L55];[$Results.H55])" office:value-type="float" office:value="1466" calcext:value-type="float">
            <text:p>1466</text:p>
          </table:table-cell>
          <table:table-cell table:style-name="ce57" table:formula="of:=IF([$Results.I55]=&quot;MAX&quot;;[$Results.$L55];[$Results.I55])" office:value-type="float" office:value="1466" calcext:value-type="float">
            <text:p>1466</text:p>
          </table:table-cell>
          <table:table-cell table:style-name="ce57" table:formula="of:=IF([$Results.J55]=&quot;MAX&quot;;[$Results.$L55];[$Results.J55])" office:value-type="float" office:value="1469" calcext:value-type="float">
            <text:p>1469</text:p>
          </table:table-cell>
          <table:table-cell table:style-name="ce60" table:number-matrix-columns-spanned="1" table:number-matrix-rows-spanned="1" table:formula="of:=SUM(IF(FREQUENCY([.C56:.E56];[.C56:.E56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20</text:p>
          </table:table-cell>
          <table:table-cell table:style-name="ce66" table:formula="of:=RANK([.C56];[.$C56:.$E56];1)" office:value-type="float" office:value="1" calcext:value-type="float">
            <text:p>1</text:p>
          </table:table-cell>
          <table:table-cell table:style-name="ce66" table:formula="of:=RANK([.D56];[.$C56:.$E56];1)" office:value-type="float" office:value="1" calcext:value-type="float">
            <text:p>1</text:p>
          </table:table-cell>
          <table:table-cell table:style-name="ce66" table:formula="of:=RANK([.E56];[.$C56:.$E56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0</text:p>
          </table:table-cell>
          <table:table-cell table:style-name="ce74" table:formula="of:=MAX(0;LOG10(([.$F56]+1)/2)-LOG10([.I56]))" office:value-type="float" office:value="0.176091259055681" calcext:value-type="float">
            <text:p>0,18</text:p>
          </table:table-cell>
          <table:table-cell table:style-name="ce74" table:formula="of:=MAX(0;LOG10(([.$F56]+1)/2)-LOG10([.J56]))" office:value-type="float" office:value="0.176091259055681" calcext:value-type="float">
            <text:p>0,18</text:p>
          </table:table-cell>
          <table:table-cell table:style-name="ce74" table:formula="of:=MAX(0;LOG10(([.$F56]+1)/2)-LOG10([.K56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1</text:p>
          </table:table-cell>
          <table:table-cell table:style-name="ce57" table:formula="of:=IF([$Results.H56]=&quot;MAX&quot;;[$Results.$L56];[$Results.H56])" office:value-type="float" office:value="1580" calcext:value-type="float">
            <text:p>1580</text:p>
          </table:table-cell>
          <table:table-cell table:style-name="ce57" table:formula="of:=IF([$Results.I56]=&quot;MAX&quot;;[$Results.$L56];[$Results.I56])" office:value-type="float" office:value="1581" calcext:value-type="float">
            <text:p>1581</text:p>
          </table:table-cell>
          <table:table-cell table:style-name="ce57" table:formula="of:=IF([$Results.J56]=&quot;MAX&quot;;[$Results.$L56];[$Results.J56])" office:value-type="float" office:value="1587" calcext:value-type="float">
            <text:p>1587</text:p>
          </table:table-cell>
          <table:table-cell table:style-name="ce60" table:number-matrix-columns-spanned="1" table:number-matrix-rows-spanned="1" table:formula="of:=SUM(IF(FREQUENCY([.C57:.E57];[.C57:.E57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1</text:p>
          </table:table-cell>
          <table:table-cell table:style-name="ce66" table:formula="of:=RANK([.C57];[.$C57:.$E57];1)" office:value-type="float" office:value="1" calcext:value-type="float">
            <text:p>1</text:p>
          </table:table-cell>
          <table:table-cell table:style-name="ce66" table:formula="of:=RANK([.D57];[.$C57:.$E57];1)" office:value-type="float" office:value="2" calcext:value-type="float">
            <text:p>2</text:p>
          </table:table-cell>
          <table:table-cell table:style-name="ce66" table:formula="of:=RANK([.E57];[.$C57:.$E57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1</text:p>
          </table:table-cell>
          <table:table-cell table:style-name="ce74" table:formula="of:=MAX(0;LOG10(([.$F57]+1)/2)-LOG10([.I57]))" office:value-type="float" office:value="0.301029995663981" calcext:value-type="float">
            <text:p>0,30</text:p>
          </table:table-cell>
          <table:table-cell table:style-name="ce74" table:formula="of:=MAX(0;LOG10(([.$F57]+1)/2)-LOG10([.J57]))" office:value-type="float" office:value="0" calcext:value-type="float">
            <text:p>0,00</text:p>
          </table:table-cell>
          <table:table-cell table:style-name="ce74" table:formula="of:=MAX(0;LOG10(([.$F57]+1)/2)-LOG10([.K57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2</text:p>
          </table:table-cell>
          <table:table-cell table:style-name="ce57" table:formula="of:=IF([$Results.H57]=&quot;MAX&quot;;[$Results.$L57];[$Results.H57])" office:value-type="float" office:value="398" calcext:value-type="float">
            <text:p>398</text:p>
          </table:table-cell>
          <table:table-cell table:style-name="ce57" table:formula="of:=IF([$Results.I57]=&quot;MAX&quot;;[$Results.$L57];[$Results.I57])" office:value-type="float" office:value="398" calcext:value-type="float">
            <text:p>398</text:p>
          </table:table-cell>
          <table:table-cell table:style-name="ce57" table:formula="of:=IF([$Results.J57]=&quot;MAX&quot;;[$Results.$L57];[$Results.J57])" office:value-type="float" office:value="400" calcext:value-type="float">
            <text:p>400</text:p>
          </table:table-cell>
          <table:table-cell table:style-name="ce60" table:number-matrix-columns-spanned="1" table:number-matrix-rows-spanned="1" table:formula="of:=SUM(IF(FREQUENCY([.C58:.E58];[.C58:.E58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22</text:p>
          </table:table-cell>
          <table:table-cell table:style-name="ce66" table:formula="of:=RANK([.C58];[.$C58:.$E58];1)" office:value-type="float" office:value="1" calcext:value-type="float">
            <text:p>1</text:p>
          </table:table-cell>
          <table:table-cell table:style-name="ce66" table:formula="of:=RANK([.D58];[.$C58:.$E58];1)" office:value-type="float" office:value="1" calcext:value-type="float">
            <text:p>1</text:p>
          </table:table-cell>
          <table:table-cell table:style-name="ce66" table:formula="of:=RANK([.E58];[.$C58:.$E58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2</text:p>
          </table:table-cell>
          <table:table-cell table:style-name="ce74" table:formula="of:=MAX(0;LOG10(([.$F58]+1)/2)-LOG10([.I58]))" office:value-type="float" office:value="0.176091259055681" calcext:value-type="float">
            <text:p>0,18</text:p>
          </table:table-cell>
          <table:table-cell table:style-name="ce74" table:formula="of:=MAX(0;LOG10(([.$F58]+1)/2)-LOG10([.J58]))" office:value-type="float" office:value="0.176091259055681" calcext:value-type="float">
            <text:p>0,18</text:p>
          </table:table-cell>
          <table:table-cell table:style-name="ce74" table:formula="of:=MAX(0;LOG10(([.$F58]+1)/2)-LOG10([.K58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3</text:p>
          </table:table-cell>
          <table:table-cell table:style-name="ce57" table:formula="of:=IF([$Results.H58]=&quot;MAX&quot;;[$Results.$L58];[$Results.H58])" office:value-type="float" office:value="417" calcext:value-type="float">
            <text:p>417</text:p>
          </table:table-cell>
          <table:table-cell table:style-name="ce57" table:formula="of:=IF([$Results.I58]=&quot;MAX&quot;;[$Results.$L58];[$Results.I58])" office:value-type="float" office:value="417" calcext:value-type="float">
            <text:p>417</text:p>
          </table:table-cell>
          <table:table-cell table:style-name="ce57" table:formula="of:=IF([$Results.J58]=&quot;MAX&quot;;[$Results.$L58];[$Results.J58])" office:value-type="float" office:value="418" calcext:value-type="float">
            <text:p>418</text:p>
          </table:table-cell>
          <table:table-cell table:style-name="ce60" table:number-matrix-columns-spanned="1" table:number-matrix-rows-spanned="1" table:formula="of:=SUM(IF(FREQUENCY([.C59:.E59];[.C59:.E59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23</text:p>
          </table:table-cell>
          <table:table-cell table:style-name="ce66" table:formula="of:=RANK([.C59];[.$C59:.$E59];1)" office:value-type="float" office:value="1" calcext:value-type="float">
            <text:p>1</text:p>
          </table:table-cell>
          <table:table-cell table:style-name="ce66" table:formula="of:=RANK([.D59];[.$C59:.$E59];1)" office:value-type="float" office:value="1" calcext:value-type="float">
            <text:p>1</text:p>
          </table:table-cell>
          <table:table-cell table:style-name="ce66" table:formula="of:=RANK([.E59];[.$C59:.$E59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3</text:p>
          </table:table-cell>
          <table:table-cell table:style-name="ce74" table:formula="of:=MAX(0;LOG10(([.$F59]+1)/2)-LOG10([.I59]))" office:value-type="float" office:value="0.176091259055681" calcext:value-type="float">
            <text:p>0,18</text:p>
          </table:table-cell>
          <table:table-cell table:style-name="ce74" table:formula="of:=MAX(0;LOG10(([.$F59]+1)/2)-LOG10([.J59]))" office:value-type="float" office:value="0.176091259055681" calcext:value-type="float">
            <text:p>0,18</text:p>
          </table:table-cell>
          <table:table-cell table:style-name="ce74" table:formula="of:=MAX(0;LOG10(([.$F59]+1)/2)-LOG10([.K59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4</text:p>
          </table:table-cell>
          <table:table-cell table:style-name="ce57" table:formula="of:=IF([$Results.H59]=&quot;MAX&quot;;[$Results.$L59];[$Results.H59])" office:value-type="float" office:value="886" calcext:value-type="float">
            <text:p>886</text:p>
          </table:table-cell>
          <table:table-cell table:style-name="ce57" table:formula="of:=IF([$Results.I59]=&quot;MAX&quot;;[$Results.$L59];[$Results.I59])" office:value-type="float" office:value="886" calcext:value-type="float">
            <text:p>886</text:p>
          </table:table-cell>
          <table:table-cell table:style-name="ce57" table:formula="of:=IF([$Results.J59]=&quot;MAX&quot;;[$Results.$L59];[$Results.J59])" office:value-type="float" office:value="889" calcext:value-type="float">
            <text:p>889</text:p>
          </table:table-cell>
          <table:table-cell table:style-name="ce60" table:number-matrix-columns-spanned="1" table:number-matrix-rows-spanned="1" table:formula="of:=SUM(IF(FREQUENCY([.C60:.E60];[.C60:.E60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24</text:p>
          </table:table-cell>
          <table:table-cell table:style-name="ce66" table:formula="of:=RANK([.C60];[.$C60:.$E60];1)" office:value-type="float" office:value="1" calcext:value-type="float">
            <text:p>1</text:p>
          </table:table-cell>
          <table:table-cell table:style-name="ce66" table:formula="of:=RANK([.D60];[.$C60:.$E60];1)" office:value-type="float" office:value="1" calcext:value-type="float">
            <text:p>1</text:p>
          </table:table-cell>
          <table:table-cell table:style-name="ce66" table:formula="of:=RANK([.E60];[.$C60:.$E60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4</text:p>
          </table:table-cell>
          <table:table-cell table:style-name="ce74" table:formula="of:=MAX(0;LOG10(([.$F60]+1)/2)-LOG10([.I60]))" office:value-type="float" office:value="0.176091259055681" calcext:value-type="float">
            <text:p>0,18</text:p>
          </table:table-cell>
          <table:table-cell table:style-name="ce74" table:formula="of:=MAX(0;LOG10(([.$F60]+1)/2)-LOG10([.J60]))" office:value-type="float" office:value="0.176091259055681" calcext:value-type="float">
            <text:p>0,18</text:p>
          </table:table-cell>
          <table:table-cell table:style-name="ce74" table:formula="of:=MAX(0;LOG10(([.$F60]+1)/2)-LOG10([.K60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5</text:p>
          </table:table-cell>
          <table:table-cell table:style-name="ce57" table:formula="of:=IF([$Results.H60]=&quot;MAX&quot;;[$Results.$L60];[$Results.H60])" office:value-type="float" office:value="950" calcext:value-type="float">
            <text:p>950</text:p>
          </table:table-cell>
          <table:table-cell table:style-name="ce57" table:formula="of:=IF([$Results.I60]=&quot;MAX&quot;;[$Results.$L60];[$Results.I60])" office:value-type="float" office:value="950" calcext:value-type="float">
            <text:p>950</text:p>
          </table:table-cell>
          <table:table-cell table:style-name="ce57" table:formula="of:=IF([$Results.J60]=&quot;MAX&quot;;[$Results.$L60];[$Results.J60])" office:value-type="float" office:value="955" calcext:value-type="float">
            <text:p>955</text:p>
          </table:table-cell>
          <table:table-cell table:style-name="ce60" table:number-matrix-columns-spanned="1" table:number-matrix-rows-spanned="1" table:formula="of:=SUM(IF(FREQUENCY([.C61:.E61];[.C61:.E61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25</text:p>
          </table:table-cell>
          <table:table-cell table:style-name="ce66" table:formula="of:=RANK([.C61];[.$C61:.$E61];1)" office:value-type="float" office:value="1" calcext:value-type="float">
            <text:p>1</text:p>
          </table:table-cell>
          <table:table-cell table:style-name="ce66" table:formula="of:=RANK([.D61];[.$C61:.$E61];1)" office:value-type="float" office:value="1" calcext:value-type="float">
            <text:p>1</text:p>
          </table:table-cell>
          <table:table-cell table:style-name="ce66" table:formula="of:=RANK([.E61];[.$C61:.$E61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5</text:p>
          </table:table-cell>
          <table:table-cell table:style-name="ce74" table:formula="of:=MAX(0;LOG10(([.$F61]+1)/2)-LOG10([.I61]))" office:value-type="float" office:value="0.176091259055681" calcext:value-type="float">
            <text:p>0,18</text:p>
          </table:table-cell>
          <table:table-cell table:style-name="ce74" table:formula="of:=MAX(0;LOG10(([.$F61]+1)/2)-LOG10([.J61]))" office:value-type="float" office:value="0.176091259055681" calcext:value-type="float">
            <text:p>0,18</text:p>
          </table:table-cell>
          <table:table-cell table:style-name="ce74" table:formula="of:=MAX(0;LOG10(([.$F61]+1)/2)-LOG10([.K61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6</text:p>
          </table:table-cell>
          <table:table-cell table:style-name="ce57" table:formula="of:=IF([$Results.H61]=&quot;MAX&quot;;[$Results.$L61];[$Results.H61])" office:value-type="float" office:value="464" calcext:value-type="float">
            <text:p>464</text:p>
          </table:table-cell>
          <table:table-cell table:style-name="ce57" table:formula="of:=IF([$Results.I61]=&quot;MAX&quot;;[$Results.$L61];[$Results.I61])" office:value-type="float" office:value="464" calcext:value-type="float">
            <text:p>464</text:p>
          </table:table-cell>
          <table:table-cell table:style-name="ce57" table:formula="of:=IF([$Results.J61]=&quot;MAX&quot;;[$Results.$L61];[$Results.J61])" office:value-type="float" office:value="464" calcext:value-type="float">
            <text:p>464</text:p>
          </table:table-cell>
          <table:table-cell table:style-name="ce60" table:number-matrix-columns-spanned="1" table:number-matrix-rows-spanned="1" table:formula="of:=SUM(IF(FREQUENCY([.C62:.E62];[.C62:.E62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RW_26</text:p>
          </table:table-cell>
          <table:table-cell table:style-name="ce66" table:formula="of:=RANK([.C62];[.$C62:.$E62];1)" office:value-type="float" office:value="1" calcext:value-type="float">
            <text:p>1</text:p>
          </table:table-cell>
          <table:table-cell table:style-name="ce66" table:formula="of:=RANK([.D62];[.$C62:.$E62];1)" office:value-type="float" office:value="1" calcext:value-type="float">
            <text:p>1</text:p>
          </table:table-cell>
          <table:table-cell table:style-name="ce66" table:formula="of:=RANK([.E62];[.$C62:.$E62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RW_26</text:p>
          </table:table-cell>
          <table:table-cell table:style-name="ce74" table:formula="of:=MAX(0;LOG10(([.$F62]+1)/2)-LOG10([.I62]))" office:value-type="float" office:value="0" calcext:value-type="float">
            <text:p>0,00</text:p>
          </table:table-cell>
          <table:table-cell table:style-name="ce74" table:formula="of:=MAX(0;LOG10(([.$F62]+1)/2)-LOG10([.J62]))" office:value-type="float" office:value="0" calcext:value-type="float">
            <text:p>0,00</text:p>
          </table:table-cell>
          <table:table-cell table:style-name="ce74" table:formula="of:=MAX(0;LOG10(([.$F62]+1)/2)-LOG10([.K62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7</text:p>
          </table:table-cell>
          <table:table-cell table:style-name="ce57" table:formula="of:=IF([$Results.H62]=&quot;MAX&quot;;[$Results.$L62];[$Results.H62])" office:value-type="float" office:value="489" calcext:value-type="float">
            <text:p>489</text:p>
          </table:table-cell>
          <table:table-cell table:style-name="ce57" table:formula="of:=IF([$Results.I62]=&quot;MAX&quot;;[$Results.$L62];[$Results.I62])" office:value-type="float" office:value="489" calcext:value-type="float">
            <text:p>489</text:p>
          </table:table-cell>
          <table:table-cell table:style-name="ce57" table:formula="of:=IF([$Results.J62]=&quot;MAX&quot;;[$Results.$L62];[$Results.J62])" office:value-type="float" office:value="490" calcext:value-type="float">
            <text:p>490</text:p>
          </table:table-cell>
          <table:table-cell table:style-name="ce60" table:number-matrix-columns-spanned="1" table:number-matrix-rows-spanned="1" table:formula="of:=SUM(IF(FREQUENCY([.C63:.E63];[.C63:.E63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27</text:p>
          </table:table-cell>
          <table:table-cell table:style-name="ce66" table:formula="of:=RANK([.C63];[.$C63:.$E63];1)" office:value-type="float" office:value="1" calcext:value-type="float">
            <text:p>1</text:p>
          </table:table-cell>
          <table:table-cell table:style-name="ce66" table:formula="of:=RANK([.D63];[.$C63:.$E63];1)" office:value-type="float" office:value="1" calcext:value-type="float">
            <text:p>1</text:p>
          </table:table-cell>
          <table:table-cell table:style-name="ce66" table:formula="of:=RANK([.E63];[.$C63:.$E63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7</text:p>
          </table:table-cell>
          <table:table-cell table:style-name="ce74" table:formula="of:=MAX(0;LOG10(([.$F63]+1)/2)-LOG10([.I63]))" office:value-type="float" office:value="0.176091259055681" calcext:value-type="float">
            <text:p>0,18</text:p>
          </table:table-cell>
          <table:table-cell table:style-name="ce74" table:formula="of:=MAX(0;LOG10(([.$F63]+1)/2)-LOG10([.J63]))" office:value-type="float" office:value="0.176091259055681" calcext:value-type="float">
            <text:p>0,18</text:p>
          </table:table-cell>
          <table:table-cell table:style-name="ce74" table:formula="of:=MAX(0;LOG10(([.$F63]+1)/2)-LOG10([.K63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8</text:p>
          </table:table-cell>
          <table:table-cell table:style-name="ce57" table:formula="of:=IF([$Results.H63]=&quot;MAX&quot;;[$Results.$L63];[$Results.H63])" office:value-type="float" office:value="648" calcext:value-type="float">
            <text:p>648</text:p>
          </table:table-cell>
          <table:table-cell table:style-name="ce57" table:formula="of:=IF([$Results.I63]=&quot;MAX&quot;;[$Results.$L63];[$Results.I63])" office:value-type="float" office:value="648" calcext:value-type="float">
            <text:p>648</text:p>
          </table:table-cell>
          <table:table-cell table:style-name="ce57" table:formula="of:=IF([$Results.J63]=&quot;MAX&quot;;[$Results.$L63];[$Results.J63])" office:value-type="float" office:value="650" calcext:value-type="float">
            <text:p>650</text:p>
          </table:table-cell>
          <table:table-cell table:style-name="ce60" table:number-matrix-columns-spanned="1" table:number-matrix-rows-spanned="1" table:formula="of:=SUM(IF(FREQUENCY([.C64:.E64];[.C64:.E64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28</text:p>
          </table:table-cell>
          <table:table-cell table:style-name="ce66" table:formula="of:=RANK([.C64];[.$C64:.$E64];1)" office:value-type="float" office:value="1" calcext:value-type="float">
            <text:p>1</text:p>
          </table:table-cell>
          <table:table-cell table:style-name="ce66" table:formula="of:=RANK([.D64];[.$C64:.$E64];1)" office:value-type="float" office:value="1" calcext:value-type="float">
            <text:p>1</text:p>
          </table:table-cell>
          <table:table-cell table:style-name="ce66" table:formula="of:=RANK([.E64];[.$C64:.$E64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8</text:p>
          </table:table-cell>
          <table:table-cell table:style-name="ce74" table:formula="of:=MAX(0;LOG10(([.$F64]+1)/2)-LOG10([.I64]))" office:value-type="float" office:value="0.176091259055681" calcext:value-type="float">
            <text:p>0,18</text:p>
          </table:table-cell>
          <table:table-cell table:style-name="ce74" table:formula="of:=MAX(0;LOG10(([.$F64]+1)/2)-LOG10([.J64]))" office:value-type="float" office:value="0.176091259055681" calcext:value-type="float">
            <text:p>0,18</text:p>
          </table:table-cell>
          <table:table-cell table:style-name="ce74" table:formula="of:=MAX(0;LOG10(([.$F64]+1)/2)-LOG10([.K64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29</text:p>
          </table:table-cell>
          <table:table-cell table:style-name="ce57" table:formula="of:=IF([$Results.H64]=&quot;MAX&quot;;[$Results.$L64];[$Results.H64])" office:value-type="float" office:value="741" calcext:value-type="float">
            <text:p>741</text:p>
          </table:table-cell>
          <table:table-cell table:style-name="ce57" table:formula="of:=IF([$Results.I64]=&quot;MAX&quot;;[$Results.$L64];[$Results.I64])" office:value-type="float" office:value="741" calcext:value-type="float">
            <text:p>741</text:p>
          </table:table-cell>
          <table:table-cell table:style-name="ce57" table:formula="of:=IF([$Results.J64]=&quot;MAX&quot;;[$Results.$L64];[$Results.J64])" office:value-type="float" office:value="744" calcext:value-type="float">
            <text:p>744</text:p>
          </table:table-cell>
          <table:table-cell table:style-name="ce60" table:number-matrix-columns-spanned="1" table:number-matrix-rows-spanned="1" table:formula="of:=SUM(IF(FREQUENCY([.C65:.E65];[.C65:.E65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29</text:p>
          </table:table-cell>
          <table:table-cell table:style-name="ce66" table:formula="of:=RANK([.C65];[.$C65:.$E65];1)" office:value-type="float" office:value="1" calcext:value-type="float">
            <text:p>1</text:p>
          </table:table-cell>
          <table:table-cell table:style-name="ce66" table:formula="of:=RANK([.D65];[.$C65:.$E65];1)" office:value-type="float" office:value="1" calcext:value-type="float">
            <text:p>1</text:p>
          </table:table-cell>
          <table:table-cell table:style-name="ce66" table:formula="of:=RANK([.E65];[.$C65:.$E65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9</text:p>
          </table:table-cell>
          <table:table-cell table:style-name="ce74" table:formula="of:=MAX(0;LOG10(([.$F65]+1)/2)-LOG10([.I65]))" office:value-type="float" office:value="0.176091259055681" calcext:value-type="float">
            <text:p>0,18</text:p>
          </table:table-cell>
          <table:table-cell table:style-name="ce74" table:formula="of:=MAX(0;LOG10(([.$F65]+1)/2)-LOG10([.J65]))" office:value-type="float" office:value="0.176091259055681" calcext:value-type="float">
            <text:p>0,18</text:p>
          </table:table-cell>
          <table:table-cell table:style-name="ce74" table:formula="of:=MAX(0;LOG10(([.$F65]+1)/2)-LOG10([.K65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0</text:p>
          </table:table-cell>
          <table:table-cell table:style-name="ce57" table:formula="of:=IF([$Results.H65]=&quot;MAX&quot;;[$Results.$L65];[$Results.H65])" office:value-type="float" office:value="1095" calcext:value-type="float">
            <text:p>1095</text:p>
          </table:table-cell>
          <table:table-cell table:style-name="ce57" table:formula="of:=IF([$Results.I65]=&quot;MAX&quot;;[$Results.$L65];[$Results.I65])" office:value-type="float" office:value="1095" calcext:value-type="float">
            <text:p>1095</text:p>
          </table:table-cell>
          <table:table-cell table:style-name="ce57" table:formula="of:=IF([$Results.J65]=&quot;MAX&quot;;[$Results.$L65];[$Results.J65])" office:value-type="float" office:value="1098" calcext:value-type="float">
            <text:p>1098</text:p>
          </table:table-cell>
          <table:table-cell table:style-name="ce60" table:number-matrix-columns-spanned="1" table:number-matrix-rows-spanned="1" table:formula="of:=SUM(IF(FREQUENCY([.C66:.E66];[.C66:.E66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30</text:p>
          </table:table-cell>
          <table:table-cell table:style-name="ce66" table:formula="of:=RANK([.C66];[.$C66:.$E66];1)" office:value-type="float" office:value="1" calcext:value-type="float">
            <text:p>1</text:p>
          </table:table-cell>
          <table:table-cell table:style-name="ce66" table:formula="of:=RANK([.D66];[.$C66:.$E66];1)" office:value-type="float" office:value="1" calcext:value-type="float">
            <text:p>1</text:p>
          </table:table-cell>
          <table:table-cell table:style-name="ce66" table:formula="of:=RANK([.E66];[.$C66:.$E66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0</text:p>
          </table:table-cell>
          <table:table-cell table:style-name="ce74" table:formula="of:=MAX(0;LOG10(([.$F66]+1)/2)-LOG10([.I66]))" office:value-type="float" office:value="0.176091259055681" calcext:value-type="float">
            <text:p>0,18</text:p>
          </table:table-cell>
          <table:table-cell table:style-name="ce74" table:formula="of:=MAX(0;LOG10(([.$F66]+1)/2)-LOG10([.J66]))" office:value-type="float" office:value="0.176091259055681" calcext:value-type="float">
            <text:p>0,18</text:p>
          </table:table-cell>
          <table:table-cell table:style-name="ce74" table:formula="of:=MAX(0;LOG10(([.$F66]+1)/2)-LOG10([.K66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1</text:p>
          </table:table-cell>
          <table:table-cell table:style-name="ce57" table:formula="of:=IF([$Results.H66]=&quot;MAX&quot;;[$Results.$L66];[$Results.H66])" office:value-type="float" office:value="1198" calcext:value-type="float">
            <text:p>1198</text:p>
          </table:table-cell>
          <table:table-cell table:style-name="ce57" table:formula="of:=IF([$Results.I66]=&quot;MAX&quot;;[$Results.$L66];[$Results.I66])" office:value-type="float" office:value="1198" calcext:value-type="float">
            <text:p>1198</text:p>
          </table:table-cell>
          <table:table-cell table:style-name="ce57" table:formula="of:=IF([$Results.J66]=&quot;MAX&quot;;[$Results.$L66];[$Results.J66])" office:value-type="float" office:value="1205" calcext:value-type="float">
            <text:p>1205</text:p>
          </table:table-cell>
          <table:table-cell table:style-name="ce60" table:number-matrix-columns-spanned="1" table:number-matrix-rows-spanned="1" table:formula="of:=SUM(IF(FREQUENCY([.C67:.E67];[.C67:.E67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31</text:p>
          </table:table-cell>
          <table:table-cell table:style-name="ce66" table:formula="of:=RANK([.C67];[.$C67:.$E67];1)" office:value-type="float" office:value="1" calcext:value-type="float">
            <text:p>1</text:p>
          </table:table-cell>
          <table:table-cell table:style-name="ce66" table:formula="of:=RANK([.D67];[.$C67:.$E67];1)" office:value-type="float" office:value="1" calcext:value-type="float">
            <text:p>1</text:p>
          </table:table-cell>
          <table:table-cell table:style-name="ce66" table:formula="of:=RANK([.E67];[.$C67:.$E67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1</text:p>
          </table:table-cell>
          <table:table-cell table:style-name="ce74" table:formula="of:=MAX(0;LOG10(([.$F67]+1)/2)-LOG10([.I67]))" office:value-type="float" office:value="0.176091259055681" calcext:value-type="float">
            <text:p>0,18</text:p>
          </table:table-cell>
          <table:table-cell table:style-name="ce74" table:formula="of:=MAX(0;LOG10(([.$F67]+1)/2)-LOG10([.J67]))" office:value-type="float" office:value="0.176091259055681" calcext:value-type="float">
            <text:p>0,18</text:p>
          </table:table-cell>
          <table:table-cell table:style-name="ce74" table:formula="of:=MAX(0;LOG10(([.$F67]+1)/2)-LOG10([.K67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2</text:p>
          </table:table-cell>
          <table:table-cell table:style-name="ce57" table:formula="of:=IF([$Results.H67]=&quot;MAX&quot;;[$Results.$L67];[$Results.H67])" office:value-type="float" office:value="651" calcext:value-type="float">
            <text:p>651</text:p>
          </table:table-cell>
          <table:table-cell table:style-name="ce57" table:formula="of:=IF([$Results.I67]=&quot;MAX&quot;;[$Results.$L67];[$Results.I67])" office:value-type="float" office:value="651" calcext:value-type="float">
            <text:p>651</text:p>
          </table:table-cell>
          <table:table-cell table:style-name="ce57" table:formula="of:=IF([$Results.J67]=&quot;MAX&quot;;[$Results.$L67];[$Results.J67])" office:value-type="float" office:value="652" calcext:value-type="float">
            <text:p>652</text:p>
          </table:table-cell>
          <table:table-cell table:style-name="ce60" table:number-matrix-columns-spanned="1" table:number-matrix-rows-spanned="1" table:formula="of:=SUM(IF(FREQUENCY([.C68:.E68];[.C68:.E68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32</text:p>
          </table:table-cell>
          <table:table-cell table:style-name="ce66" table:formula="of:=RANK([.C68];[.$C68:.$E68];1)" office:value-type="float" office:value="1" calcext:value-type="float">
            <text:p>1</text:p>
          </table:table-cell>
          <table:table-cell table:style-name="ce66" table:formula="of:=RANK([.D68];[.$C68:.$E68];1)" office:value-type="float" office:value="1" calcext:value-type="float">
            <text:p>1</text:p>
          </table:table-cell>
          <table:table-cell table:style-name="ce66" table:formula="of:=RANK([.E68];[.$C68:.$E68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2</text:p>
          </table:table-cell>
          <table:table-cell table:style-name="ce74" table:formula="of:=MAX(0;LOG10(([.$F68]+1)/2)-LOG10([.I68]))" office:value-type="float" office:value="0.176091259055681" calcext:value-type="float">
            <text:p>0,18</text:p>
          </table:table-cell>
          <table:table-cell table:style-name="ce74" table:formula="of:=MAX(0;LOG10(([.$F68]+1)/2)-LOG10([.J68]))" office:value-type="float" office:value="0.176091259055681" calcext:value-type="float">
            <text:p>0,18</text:p>
          </table:table-cell>
          <table:table-cell table:style-name="ce74" table:formula="of:=MAX(0;LOG10(([.$F68]+1)/2)-LOG10([.K68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3</text:p>
          </table:table-cell>
          <table:table-cell table:style-name="ce57" table:formula="of:=IF([$Results.H68]=&quot;MAX&quot;;[$Results.$L68];[$Results.H68])" office:value-type="float" office:value="719" calcext:value-type="float">
            <text:p>719</text:p>
          </table:table-cell>
          <table:table-cell table:style-name="ce57" table:formula="of:=IF([$Results.I68]=&quot;MAX&quot;;[$Results.$L68];[$Results.I68])" office:value-type="float" office:value="719" calcext:value-type="float">
            <text:p>719</text:p>
          </table:table-cell>
          <table:table-cell table:style-name="ce57" table:formula="of:=IF([$Results.J68]=&quot;MAX&quot;;[$Results.$L68];[$Results.J68])" office:value-type="float" office:value="724" calcext:value-type="float">
            <text:p>724</text:p>
          </table:table-cell>
          <table:table-cell table:style-name="ce60" table:number-matrix-columns-spanned="1" table:number-matrix-rows-spanned="1" table:formula="of:=SUM(IF(FREQUENCY([.C69:.E69];[.C69:.E69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33</text:p>
          </table:table-cell>
          <table:table-cell table:style-name="ce66" table:formula="of:=RANK([.C69];[.$C69:.$E69];1)" office:value-type="float" office:value="1" calcext:value-type="float">
            <text:p>1</text:p>
          </table:table-cell>
          <table:table-cell table:style-name="ce66" table:formula="of:=RANK([.D69];[.$C69:.$E69];1)" office:value-type="float" office:value="1" calcext:value-type="float">
            <text:p>1</text:p>
          </table:table-cell>
          <table:table-cell table:style-name="ce66" table:formula="of:=RANK([.E69];[.$C69:.$E69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3</text:p>
          </table:table-cell>
          <table:table-cell table:style-name="ce74" table:formula="of:=MAX(0;LOG10(([.$F69]+1)/2)-LOG10([.I69]))" office:value-type="float" office:value="0.176091259055681" calcext:value-type="float">
            <text:p>0,18</text:p>
          </table:table-cell>
          <table:table-cell table:style-name="ce74" table:formula="of:=MAX(0;LOG10(([.$F69]+1)/2)-LOG10([.J69]))" office:value-type="float" office:value="0.176091259055681" calcext:value-type="float">
            <text:p>0,18</text:p>
          </table:table-cell>
          <table:table-cell table:style-name="ce74" table:formula="of:=MAX(0;LOG10(([.$F69]+1)/2)-LOG10([.K69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4</text:p>
          </table:table-cell>
          <table:table-cell table:style-name="ce57" table:formula="of:=IF([$Results.H69]=&quot;MAX&quot;;[$Results.$L69];[$Results.H69])" office:value-type="float" office:value="609" calcext:value-type="float">
            <text:p>609</text:p>
          </table:table-cell>
          <table:table-cell table:style-name="ce57" table:formula="of:=IF([$Results.I69]=&quot;MAX&quot;;[$Results.$L69];[$Results.I69])" office:value-type="float" office:value="609" calcext:value-type="float">
            <text:p>609</text:p>
          </table:table-cell>
          <table:table-cell table:style-name="ce57" table:formula="of:=IF([$Results.J69]=&quot;MAX&quot;;[$Results.$L69];[$Results.J69])" office:value-type="float" office:value="612" calcext:value-type="float">
            <text:p>612</text:p>
          </table:table-cell>
          <table:table-cell table:style-name="ce60" table:number-matrix-columns-spanned="1" table:number-matrix-rows-spanned="1" table:formula="of:=SUM(IF(FREQUENCY([.C70:.E70];[.C70:.E70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34</text:p>
          </table:table-cell>
          <table:table-cell table:style-name="ce66" table:formula="of:=RANK([.C70];[.$C70:.$E70];1)" office:value-type="float" office:value="1" calcext:value-type="float">
            <text:p>1</text:p>
          </table:table-cell>
          <table:table-cell table:style-name="ce66" table:formula="of:=RANK([.D70];[.$C70:.$E70];1)" office:value-type="float" office:value="1" calcext:value-type="float">
            <text:p>1</text:p>
          </table:table-cell>
          <table:table-cell table:style-name="ce66" table:formula="of:=RANK([.E70];[.$C70:.$E70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4</text:p>
          </table:table-cell>
          <table:table-cell table:style-name="ce74" table:formula="of:=MAX(0;LOG10(([.$F70]+1)/2)-LOG10([.I70]))" office:value-type="float" office:value="0.176091259055681" calcext:value-type="float">
            <text:p>0,18</text:p>
          </table:table-cell>
          <table:table-cell table:style-name="ce74" table:formula="of:=MAX(0;LOG10(([.$F70]+1)/2)-LOG10([.J70]))" office:value-type="float" office:value="0.176091259055681" calcext:value-type="float">
            <text:p>0,18</text:p>
          </table:table-cell>
          <table:table-cell table:style-name="ce74" table:formula="of:=MAX(0;LOG10(([.$F70]+1)/2)-LOG10([.K70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5</text:p>
          </table:table-cell>
          <table:table-cell table:style-name="ce57" table:formula="of:=IF([$Results.H70]=&quot;MAX&quot;;[$Results.$L70];[$Results.H70])" office:value-type="float" office:value="668" calcext:value-type="float">
            <text:p>668</text:p>
          </table:table-cell>
          <table:table-cell table:style-name="ce57" table:formula="of:=IF([$Results.I70]=&quot;MAX&quot;;[$Results.$L70];[$Results.I70])" office:value-type="float" office:value="668" calcext:value-type="float">
            <text:p>668</text:p>
          </table:table-cell>
          <table:table-cell table:style-name="ce57" table:formula="of:=IF([$Results.J70]=&quot;MAX&quot;;[$Results.$L70];[$Results.J70])" office:value-type="float" office:value="672" calcext:value-type="float">
            <text:p>672</text:p>
          </table:table-cell>
          <table:table-cell table:style-name="ce60" table:number-matrix-columns-spanned="1" table:number-matrix-rows-spanned="1" table:formula="of:=SUM(IF(FREQUENCY([.C71:.E71];[.C71:.E71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35</text:p>
          </table:table-cell>
          <table:table-cell table:style-name="ce66" table:formula="of:=RANK([.C71];[.$C71:.$E71];1)" office:value-type="float" office:value="1" calcext:value-type="float">
            <text:p>1</text:p>
          </table:table-cell>
          <table:table-cell table:style-name="ce66" table:formula="of:=RANK([.D71];[.$C71:.$E71];1)" office:value-type="float" office:value="1" calcext:value-type="float">
            <text:p>1</text:p>
          </table:table-cell>
          <table:table-cell table:style-name="ce66" table:formula="of:=RANK([.E71];[.$C71:.$E71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5</text:p>
          </table:table-cell>
          <table:table-cell table:style-name="ce74" table:formula="of:=MAX(0;LOG10(([.$F71]+1)/2)-LOG10([.I71]))" office:value-type="float" office:value="0.176091259055681" calcext:value-type="float">
            <text:p>0,18</text:p>
          </table:table-cell>
          <table:table-cell table:style-name="ce74" table:formula="of:=MAX(0;LOG10(([.$F71]+1)/2)-LOG10([.J71]))" office:value-type="float" office:value="0.176091259055681" calcext:value-type="float">
            <text:p>0,18</text:p>
          </table:table-cell>
          <table:table-cell table:style-name="ce74" table:formula="of:=MAX(0;LOG10(([.$F71]+1)/2)-LOG10([.K71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6</text:p>
          </table:table-cell>
          <table:table-cell table:style-name="ce57" table:formula="of:=IF([$Results.H71]=&quot;MAX&quot;;[$Results.$L71];[$Results.H71])" office:value-type="float" office:value="609" calcext:value-type="float">
            <text:p>609</text:p>
          </table:table-cell>
          <table:table-cell table:style-name="ce57" table:formula="of:=IF([$Results.I71]=&quot;MAX&quot;;[$Results.$L71];[$Results.I71])" office:value-type="float" office:value="609" calcext:value-type="float">
            <text:p>609</text:p>
          </table:table-cell>
          <table:table-cell table:style-name="ce57" table:formula="of:=IF([$Results.J71]=&quot;MAX&quot;;[$Results.$L71];[$Results.J71])" office:value-type="float" office:value="611" calcext:value-type="float">
            <text:p>611</text:p>
          </table:table-cell>
          <table:table-cell table:style-name="ce60" table:number-matrix-columns-spanned="1" table:number-matrix-rows-spanned="1" table:formula="of:=SUM(IF(FREQUENCY([.C72:.E72];[.C72:.E72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36</text:p>
          </table:table-cell>
          <table:table-cell table:style-name="ce66" table:formula="of:=RANK([.C72];[.$C72:.$E72];1)" office:value-type="float" office:value="1" calcext:value-type="float">
            <text:p>1</text:p>
          </table:table-cell>
          <table:table-cell table:style-name="ce66" table:formula="of:=RANK([.D72];[.$C72:.$E72];1)" office:value-type="float" office:value="1" calcext:value-type="float">
            <text:p>1</text:p>
          </table:table-cell>
          <table:table-cell table:style-name="ce66" table:formula="of:=RANK([.E72];[.$C72:.$E72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6</text:p>
          </table:table-cell>
          <table:table-cell table:style-name="ce74" table:formula="of:=MAX(0;LOG10(([.$F72]+1)/2)-LOG10([.I72]))" office:value-type="float" office:value="0.176091259055681" calcext:value-type="float">
            <text:p>0,18</text:p>
          </table:table-cell>
          <table:table-cell table:style-name="ce74" table:formula="of:=MAX(0;LOG10(([.$F72]+1)/2)-LOG10([.J72]))" office:value-type="float" office:value="0.176091259055681" calcext:value-type="float">
            <text:p>0,18</text:p>
          </table:table-cell>
          <table:table-cell table:style-name="ce74" table:formula="of:=MAX(0;LOG10(([.$F72]+1)/2)-LOG10([.K72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/>
          <table:table-cell table:style-name="ce54" office:value-type="string" calcext:value-type="string">
            <text:p>RW_37</text:p>
          </table:table-cell>
          <table:table-cell table:style-name="ce57" table:formula="of:=IF([$Results.H72]=&quot;MAX&quot;;[$Results.$L72];[$Results.H72])" office:value-type="float" office:value="644" calcext:value-type="float">
            <text:p>644</text:p>
          </table:table-cell>
          <table:table-cell table:style-name="ce57" table:formula="of:=IF([$Results.I72]=&quot;MAX&quot;;[$Results.$L72];[$Results.I72])" office:value-type="float" office:value="644" calcext:value-type="float">
            <text:p>644</text:p>
          </table:table-cell>
          <table:table-cell table:style-name="ce57" table:formula="of:=IF([$Results.J72]=&quot;MAX&quot;;[$Results.$L72];[$Results.J72])" office:value-type="float" office:value="647" calcext:value-type="float">
            <text:p>647</text:p>
          </table:table-cell>
          <table:table-cell table:style-name="ce60" table:number-matrix-columns-spanned="1" table:number-matrix-rows-spanned="1" table:formula="of:=SUM(IF(FREQUENCY([.C73:.E73];[.C73:.E73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RW_37</text:p>
          </table:table-cell>
          <table:table-cell table:style-name="ce66" table:formula="of:=RANK([.C73];[.$C73:.$E73];1)" office:value-type="float" office:value="1" calcext:value-type="float">
            <text:p>1</text:p>
          </table:table-cell>
          <table:table-cell table:style-name="ce66" table:formula="of:=RANK([.D73];[.$C73:.$E73];1)" office:value-type="float" office:value="1" calcext:value-type="float">
            <text:p>1</text:p>
          </table:table-cell>
          <table:table-cell table:style-name="ce66" table:formula="of:=RANK([.E73];[.$C73:.$E73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37</text:p>
          </table:table-cell>
          <table:table-cell table:style-name="ce74" table:formula="of:=MAX(0;LOG10(([.$F73]+1)/2)-LOG10([.I73]))" office:value-type="float" office:value="0.176091259055681" calcext:value-type="float">
            <text:p>0,18</text:p>
          </table:table-cell>
          <table:table-cell table:style-name="ce74" table:formula="of:=MAX(0;LOG10(([.$F73]+1)/2)-LOG10([.J73]))" office:value-type="float" office:value="0.176091259055681" calcext:value-type="float">
            <text:p>0,18</text:p>
          </table:table-cell>
          <table:table-cell table:style-name="ce74" table:formula="of:=MAX(0;LOG10(([.$F73]+1)/2)-LOG10([.K73])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2"/>
          <table:table-cell table:style-name="ce53" office:value-type="string" calcext:value-type="string">
            <text:p>Track</text:p>
          </table:table-cell>
          <table:table-cell table:style-name="ce53" table:formula="of:=[$Results.H2]" office:value-type="string" office:string-value="2 – OCP" calcext:value-type="string">
            <text:p>2 – OCP</text:p>
          </table:table-cell>
          <table:table-cell table:style-name="ce53" table:formula="of:=[$Results.I2]" office:value-type="string" office:string-value="2 – OCP" calcext:value-type="string">
            <text:p>2 – OCP</text:p>
          </table:table-cell>
          <table:table-cell table:style-name="ce53" table:formula="of:=[$Results.J2]" office:value-type="string" office:string-value="2 – OCP" calcext:value-type="string">
            <text:p>2 – OCP</text:p>
          </table:table-cell>
          <table:table-cell table:number-columns-repeated="48"/>
        </table:table-row>
        <table:table-row table:style-name="ro1">
          <table:table-cell table:number-columns-repeated="12"/>
          <table:table-cell table:style-name="ce53" office:value-type="string" calcext:value-type="string">
            <text:p>Team</text:p>
          </table:table-cell>
          <table:table-cell table:style-name="ce53" table:formula="of:=[$Results.H3]" office:value-type="string" office:string-value="Alkaid-X" calcext:value-type="string">
            <text:p>Alkaid-X</text:p>
          </table:table-cell>
          <table:table-cell table:style-name="ce53" table:formula="of:=[$Results.I3]" office:value-type="string" office:string-value="HUST" calcext:value-type="string">
            <text:p>HUST</text:p>
          </table:table-cell>
          <table:table-cell table:style-name="ce53" table:formula="of:=[$Results.J3]" office:value-type="string" office:string-value="NENUAI_EC" calcext:value-type="string">
            <text:p>NENUAI_EC</text:p>
          </table:table-cell>
          <table:table-cell table:number-columns-repeated="48"/>
        </table:table-row>
        <table:table-row table:style-name="ro1">
          <table:table-cell table:number-columns-repeated="12"/>
          <table:table-cell table:style-name="ce67" office:value-type="string" calcext:value-type="string">
            <text:p>4.Track scores</text:p>
          </table:table-cell>
          <table:table-cell table:style-name="ce70" table:formula="of:=SUM([.N5:.N73])" office:value-type="float" office:value="12.4621902841789" calcext:value-type="float">
            <text:p>12,46</text:p>
          </table:table-cell>
          <table:table-cell table:style-name="ce70" table:formula="of:=SUM([.O5:.O73])" office:value-type="float" office:value="6.86755910317157" calcext:value-type="float">
            <text:p>6,87</text:p>
          </table:table-cell>
          <table:table-cell table:style-name="ce70" table:formula="of:=SUM([.P5:.P73])" office:value-type="float" office:value="0" calcext:value-type="float">
            <text:p>0,00</text:p>
          </table:table-cell>
          <table:table-cell table:number-columns-repeated="48"/>
        </table:table-row>
        <table:table-row table:style-name="ro1">
          <table:table-cell table:number-columns-repeated="12"/>
          <table:table-cell table:style-name="ce68" office:value-type="string" calcext:value-type="string">
            <text:p>5.Track ranking</text:p>
          </table:table-cell>
          <table:table-cell table:style-name="ce72" table:formula="of:=RANK([.N77];[.$N$77:.$P$77];0)" office:value-type="float" office:value="1" calcext:value-type="float">
            <text:p>1</text:p>
          </table:table-cell>
          <table:table-cell table:style-name="ce72" table:formula="of:=RANK([.O77];[.$N$77:.$P$77];0)" office:value-type="float" office:value="2" calcext:value-type="float">
            <text:p>2</text:p>
          </table:table-cell>
          <table:table-cell table:style-name="ce72" table:formula="of:=RANK([.P77];[.$N$77:.$P$77];0)" office:value-type="float" office:value="3" calcext:value-type="float">
            <text:p>3</text:p>
          </table:table-cell>
          <table:table-cell table:number-columns-repeated="48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eneral" table:style-name="ta1">
        <table:table-column table:style-name="co16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ce56"/>
        <table:table-column table:style-name="co3" table:default-cell-style-name="ce56"/>
        <table:table-column table:style-name="co5" table:default-cell-style-name="ce56"/>
        <table:table-column table:style-name="co3" table:default-cell-style-name="ce56"/>
        <table:table-column table:style-name="co6" table:number-columns-repeated="2" table:default-cell-style-name="ce56"/>
        <table:table-column table:style-name="co7" table:default-cell-style-name="ce56"/>
        <table:table-column table:style-name="co17" table:default-cell-style-name="ce53"/>
        <table:table-column table:style-name="co8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ce53"/>
        <table:table-column table:style-name="co3" table:default-cell-style-name="ce53"/>
        <table:table-column table:style-name="co5" table:default-cell-style-name="ce53"/>
        <table:table-column table:style-name="co3" table:default-cell-style-name="ce53"/>
        <table:table-column table:style-name="co6" table:number-columns-repeated="2" table:default-cell-style-name="ce53"/>
        <table:table-column table:style-name="co7" table:default-cell-style-name="ce53"/>
        <table:table-column table:style-name="co8" table:default-cell-style-name="Default"/>
        <table:table-column table:style-name="co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number-columns-repeated="32" table:default-cell-style-name="Default"/>
        <table:table-row table:style-name="ro1">
          <table:table-cell table:style-name="ce53"/>
          <table:table-cell table:style-name="ce53" office:value-type="string" calcext:value-type="string">
            <text:p>Instance</text:p>
          </table:table-cell>
          <table:table-cell table:style-name="ce53" table:number-columns-repeated="8"/>
          <table:table-cell/>
          <table:table-cell table:style-name="ce53"/>
          <table:table-cell table:style-name="ce53" office:value-type="string" calcext:value-type="string">
            <text:p>Instance</text:p>
          </table:table-cell>
          <table:table-cell table:number-columns-repeated="8"/>
          <table:table-cell table:style-name="ce53"/>
          <table:table-cell table:style-name="ce53" office:value-type="string" calcext:value-type="string">
            <text:p>Instance</text:p>
          </table:table-cell>
          <table:table-cell table:style-name="ce53" table:number-columns-repeated="8"/>
          <table:table-cell/>
          <table:table-cell table:style-name="ce53" table:number-columns-repeated="32"/>
        </table:table-row>
        <table:table-row table:style-name="ro1">
          <table:table-cell table:style-name="ce53" office:value-type="string" calcext:value-type="string">
            <text:p>Information</text:p>
          </table:table-cell>
          <table:table-cell table:style-name="ce53"/>
          <table:table-cell table:style-name="ce13" office:value-type="string" calcext:value-type="string" table:number-columns-spanned="8" table:number-rows-spanned="1">
            <text:p>1. Results</text:p>
          </table:table-cell>
          <table:covered-table-cell table:number-columns-repeated="6" table:style-name="ce53"/>
          <table:covered-table-cell table:style-name="Default"/>
          <table:table-cell/>
          <table:table-cell table:style-name="ce53" table:number-columns-repeated="2"/>
          <table:table-cell table:style-name="ce64" office:value-type="string" calcext:value-type="string" table:number-columns-spanned="8" table:number-rows-spanned="1">
            <text:p>2. Rank for each instance</text:p>
          </table:table-cell>
          <table:covered-table-cell table:style-name="Default"/>
          <table:covered-table-cell table:number-columns-repeated="6"/>
          <table:table-cell table:style-name="ce53" table:number-columns-repeated="2"/>
          <table:table-cell table:style-name="ce69" office:value-type="string" calcext:value-type="string" table:number-columns-spanned="8" table:number-rows-spanned="1">
            <text:p>3. Scores</text:p>
          </table:table-cell>
          <table:covered-table-cell/>
          <table:covered-table-cell table:number-columns-repeated="6" table:style-name="ce53"/>
          <table:table-cell/>
          <table:table-cell table:style-name="ce53" table:number-columns-repeated="32"/>
        </table:table-row>
        <table:table-row table:style-name="ro1">
          <table:table-cell table:style-name="ce53" office:value-type="string" calcext:value-type="string">
            <text:p>Track</text:p>
          </table:table-cell>
          <table:table-cell table:style-name="ce53"/>
          <table:table-cell table:style-name="ce65" table:formula="of:=[$Results.C2]" office:value-type="string" office:string-value="1 – USCP" calcext:value-type="string">
            <text:p>1 – USCP</text:p>
          </table:table-cell>
          <table:table-cell table:style-name="ce65" table:formula="of:=[$Results.D2]" office:value-type="string" office:string-value="1 – USCP" calcext:value-type="string">
            <text:p>1 – USCP</text:p>
          </table:table-cell>
          <table:table-cell table:style-name="ce65" table:formula="of:=[$Results.E2]" office:value-type="string" office:string-value="1 – USCP" calcext:value-type="string">
            <text:p>1 – USCP</text:p>
          </table:table-cell>
          <table:table-cell table:style-name="ce65" table:formula="of:=[$Results.F2]" office:value-type="string" office:string-value="1 – USCP" calcext:value-type="string">
            <text:p>1 – USCP</text:p>
          </table:table-cell>
          <table:table-cell table:style-name="ce65" table:formula="of:=[$Results.G2]" office:value-type="string" office:string-value="1 – USCP" calcext:value-type="string">
            <text:p>1 – USCP</text:p>
          </table:table-cell>
          <table:table-cell table:style-name="ce65" table:formula="of:=[$Results.H2]" office:value-type="string" office:string-value="2 – OCP" calcext:value-type="string">
            <text:p>2 – OCP</text:p>
          </table:table-cell>
          <table:table-cell table:style-name="ce65" table:formula="of:=[$Results.I2]" office:value-type="string" office:string-value="2 – OCP" calcext:value-type="string">
            <text:p>2 – OCP</text:p>
          </table:table-cell>
          <table:table-cell table:style-name="ce65" table:formula="of:=[$Results.J2]" office:value-type="string" office:string-value="2 – OCP" calcext:value-type="string">
            <text:p>2 – OCP</text:p>
          </table:table-cell>
          <table:table-cell/>
          <table:table-cell table:style-name="ce53" table:number-columns-repeated="2"/>
          <table:table-cell table:style-name="ce65" table:formula="of:=[$Results.C2]" office:value-type="string" office:string-value="1 – USCP" calcext:value-type="string">
            <text:p>1 – USCP</text:p>
          </table:table-cell>
          <table:table-cell table:style-name="ce65" table:formula="of:=[$Results.D2]" office:value-type="string" office:string-value="1 – USCP" calcext:value-type="string">
            <text:p>1 – USCP</text:p>
          </table:table-cell>
          <table:table-cell table:style-name="ce65" table:formula="of:=[$Results.E2]" office:value-type="string" office:string-value="1 – USCP" calcext:value-type="string">
            <text:p>1 – USCP</text:p>
          </table:table-cell>
          <table:table-cell table:style-name="ce65" table:formula="of:=[$Results.F2]" office:value-type="string" office:string-value="1 – USCP" calcext:value-type="string">
            <text:p>1 – USCP</text:p>
          </table:table-cell>
          <table:table-cell table:style-name="ce65" table:formula="of:=[$Results.G2]" office:value-type="string" office:string-value="1 – USCP" calcext:value-type="string">
            <text:p>1 – USCP</text:p>
          </table:table-cell>
          <table:table-cell table:style-name="ce65" table:formula="of:=[$Results.H2]" office:value-type="string" office:string-value="2 – OCP" calcext:value-type="string">
            <text:p>2 – OCP</text:p>
          </table:table-cell>
          <table:table-cell table:style-name="ce65" table:formula="of:=[$Results.I2]" office:value-type="string" office:string-value="2 – OCP" calcext:value-type="string">
            <text:p>2 – OCP</text:p>
          </table:table-cell>
          <table:table-cell table:style-name="ce65" table:formula="of:=[$Results.J2]" office:value-type="string" office:string-value="2 – OCP" calcext:value-type="string">
            <text:p>2 – OCP</text:p>
          </table:table-cell>
          <table:table-cell table:style-name="ce53" table:number-columns-repeated="2"/>
          <table:table-cell table:style-name="ce65" table:formula="of:=[$Results.C2]" office:value-type="string" office:string-value="1 – USCP" calcext:value-type="string">
            <text:p>1 – USCP</text:p>
          </table:table-cell>
          <table:table-cell table:style-name="ce65" table:formula="of:=[$Results.D2]" office:value-type="string" office:string-value="1 – USCP" calcext:value-type="string">
            <text:p>1 – USCP</text:p>
          </table:table-cell>
          <table:table-cell table:style-name="ce65" table:formula="of:=[$Results.E2]" office:value-type="string" office:string-value="1 – USCP" calcext:value-type="string">
            <text:p>1 – USCP</text:p>
          </table:table-cell>
          <table:table-cell table:style-name="ce65" table:formula="of:=[$Results.F2]" office:value-type="string" office:string-value="1 – USCP" calcext:value-type="string">
            <text:p>1 – USCP</text:p>
          </table:table-cell>
          <table:table-cell table:style-name="ce65" table:formula="of:=[$Results.G2]" office:value-type="string" office:string-value="1 – USCP" calcext:value-type="string">
            <text:p>1 – USCP</text:p>
          </table:table-cell>
          <table:table-cell table:style-name="ce65" table:formula="of:=[$Results.H2]" office:value-type="string" office:string-value="2 – OCP" calcext:value-type="string">
            <text:p>2 – OCP</text:p>
          </table:table-cell>
          <table:table-cell table:style-name="ce65" table:formula="of:=[$Results.I2]" office:value-type="string" office:string-value="2 – OCP" calcext:value-type="string">
            <text:p>2 – OCP</text:p>
          </table:table-cell>
          <table:table-cell table:style-name="ce65" table:formula="of:=[$Results.J2]" office:value-type="string" office:string-value="2 – OCP" calcext:value-type="string">
            <text:p>2 – OCP</text:p>
          </table:table-cell>
          <table:table-cell/>
          <table:table-cell table:style-name="ce53" table:number-columns-repeated="32"/>
        </table:table-row>
        <table:table-row table:style-name="ro3">
          <table:table-cell table:style-name="ce53" office:value-type="string" calcext:value-type="string">
            <text:p>Team</text:p>
          </table:table-cell>
          <table:table-cell table:style-name="ce53"/>
          <table:table-cell table:style-name="ce65" table:formula="of:=[$Results.C3]" office:value-type="string" office:string-value="Alkaid-X" calcext:value-type="string">
            <text:p>Alkaid-X</text:p>
          </table:table-cell>
          <table:table-cell table:style-name="ce65" table:formula="of:=[$Results.D3]" office:value-type="string" office:string-value="fontan-libralesso" calcext:value-type="string">
            <text:p>fontan-libralesso</text:p>
          </table:table-cell>
          <table:table-cell table:style-name="ce65" table:formula="of:=[$Results.E3]" office:value-type="string" office:string-value="Isula" calcext:value-type="string">
            <text:p>Isula</text:p>
          </table:table-cell>
          <table:table-cell table:style-name="ce65" table:formula="of:=[$Results.F3]" office:value-type="string" office:string-value="NENUAI_WangPZY" calcext:value-type="string">
            <text:p>NENUAI_WangPZY</text:p>
          </table:table-cell>
          <table:table-cell table:style-name="ce65" table:formula="of:=[$Results.G3]" office:value-type="string" office:string-value="SDN" calcext:value-type="string">
            <text:p>SDN</text:p>
          </table:table-cell>
          <table:table-cell table:style-name="ce65" table:formula="of:=[$Results.H3]" office:value-type="string" office:string-value="Alkaid-X" calcext:value-type="string">
            <text:p>Alkaid-X</text:p>
          </table:table-cell>
          <table:table-cell table:style-name="ce65" table:formula="of:=[$Results.I3]" office:value-type="string" office:string-value="HUST" calcext:value-type="string">
            <text:p>HUST</text:p>
          </table:table-cell>
          <table:table-cell table:style-name="ce65" table:formula="of:=[$Results.J3]" office:value-type="string" office:string-value="NENUAI_EC" calcext:value-type="string">
            <text:p>NENUAI_EC</text:p>
          </table:table-cell>
          <table:table-cell office:value-type="string" calcext:value-type="string">
            <text:p>Number of </text:p>
            <text:p>Different results</text:p>
          </table:table-cell>
          <table:table-cell table:style-name="ce53" table:number-columns-repeated="2"/>
          <table:table-cell table:style-name="ce65" table:formula="of:=[$Results.C3]" office:value-type="string" office:string-value="Alkaid-X" calcext:value-type="string">
            <text:p>Alkaid-X</text:p>
          </table:table-cell>
          <table:table-cell table:style-name="ce65" table:formula="of:=[$Results.D3]" office:value-type="string" office:string-value="fontan-libralesso" calcext:value-type="string">
            <text:p>fontan-libralesso</text:p>
          </table:table-cell>
          <table:table-cell table:style-name="ce65" table:formula="of:=[$Results.E3]" office:value-type="string" office:string-value="Isula" calcext:value-type="string">
            <text:p>Isula</text:p>
          </table:table-cell>
          <table:table-cell table:style-name="ce65" table:formula="of:=[$Results.F3]" office:value-type="string" office:string-value="NENUAI_WangPZY" calcext:value-type="string">
            <text:p>NENUAI_WangPZY</text:p>
          </table:table-cell>
          <table:table-cell table:style-name="ce65" table:formula="of:=[$Results.G3]" office:value-type="string" office:string-value="SDN" calcext:value-type="string">
            <text:p>SDN</text:p>
          </table:table-cell>
          <table:table-cell table:style-name="ce65" table:formula="of:=[$Results.H3]" office:value-type="string" office:string-value="Alkaid-X" calcext:value-type="string">
            <text:p>Alkaid-X</text:p>
          </table:table-cell>
          <table:table-cell table:style-name="ce65" table:formula="of:=[$Results.I3]" office:value-type="string" office:string-value="HUST" calcext:value-type="string">
            <text:p>HUST</text:p>
          </table:table-cell>
          <table:table-cell table:style-name="ce65" table:formula="of:=[$Results.J3]" office:value-type="string" office:string-value="NENUAI_EC" calcext:value-type="string">
            <text:p>NENUAI_EC</text:p>
          </table:table-cell>
          <table:table-cell table:style-name="ce53" table:number-columns-repeated="2"/>
          <table:table-cell table:style-name="ce65" table:formula="of:=[$Results.C3]" office:value-type="string" office:string-value="Alkaid-X" calcext:value-type="string">
            <text:p>Alkaid-X</text:p>
          </table:table-cell>
          <table:table-cell table:style-name="ce65" table:formula="of:=[$Results.D3]" office:value-type="string" office:string-value="fontan-libralesso" calcext:value-type="string">
            <text:p>fontan-libralesso</text:p>
          </table:table-cell>
          <table:table-cell table:style-name="ce65" table:formula="of:=[$Results.E3]" office:value-type="string" office:string-value="Isula" calcext:value-type="string">
            <text:p>Isula</text:p>
          </table:table-cell>
          <table:table-cell table:style-name="ce65" table:formula="of:=[$Results.F3]" office:value-type="string" office:string-value="NENUAI_WangPZY" calcext:value-type="string">
            <text:p>NENUAI_WangPZY</text:p>
          </table:table-cell>
          <table:table-cell table:style-name="ce65" table:formula="of:=[$Results.G3]" office:value-type="string" office:string-value="SDN" calcext:value-type="string">
            <text:p>SDN</text:p>
          </table:table-cell>
          <table:table-cell table:style-name="ce65" table:formula="of:=[$Results.H3]" office:value-type="string" office:string-value="Alkaid-X" calcext:value-type="string">
            <text:p>Alkaid-X</text:p>
          </table:table-cell>
          <table:table-cell table:style-name="ce65" table:formula="of:=[$Results.I3]" office:value-type="string" office:string-value="HUST" calcext:value-type="string">
            <text:p>HUST</text:p>
          </table:table-cell>
          <table:table-cell table:style-name="ce65" table:formula="of:=[$Results.J3]" office:value-type="string" office:string-value="NENUAI_EC" calcext:value-type="string">
            <text:p>NENUAI_EC</text:p>
          </table:table-cell>
          <table:table-cell/>
          <table:table-cell table:style-name="ce53" table:number-columns-repeated="32"/>
        </table:table-row>
        <table:table-row table:style-name="ro1">
          <table:table-cell/>
          <table:table-cell table:style-name="ce54" office:value-type="string" calcext:value-type="string">
            <text:p>AC_01</text:p>
          </table:table-cell>
          <table:table-cell table:style-name="ce75" table:formula="of:=IF([$Results.C4]=&quot;MAX&quot;;[$Results.$L4];[$Results.C4])" office:value-type="float" office:value="7" calcext:value-type="float">
            <text:p>7</text:p>
          </table:table-cell>
          <table:table-cell table:style-name="ce75" table:formula="of:=IF([$Results.D4]=&quot;MAX&quot;;[$Results.$L4];[$Results.D4])" office:value-type="float" office:value="7" calcext:value-type="float">
            <text:p>7</text:p>
          </table:table-cell>
          <table:table-cell table:style-name="ce75" table:formula="of:=IF([$Results.E4]=&quot;MAX&quot;;[$Results.$L4];[$Results.E4])" office:value-type="float" office:value="7" calcext:value-type="float">
            <text:p>7</text:p>
          </table:table-cell>
          <table:table-cell table:style-name="ce75" table:formula="of:=IF([$Results.F4]=&quot;MAX&quot;;[$Results.$L4];[$Results.F4])" office:value-type="float" office:value="7" calcext:value-type="float">
            <text:p>7</text:p>
          </table:table-cell>
          <table:table-cell table:style-name="ce75" table:formula="of:=IF([$Results.G4]=&quot;MAX&quot;;[$Results.$L4];[$Results.G4])" office:value-type="float" office:value="7" calcext:value-type="float">
            <text:p>7</text:p>
          </table:table-cell>
          <table:table-cell table:style-name="ce75" table:formula="of:=IF([$Results.H4]=&quot;MAX&quot;;[$Results.$L4];[$Results.H4])" office:value-type="float" office:value="7" calcext:value-type="float">
            <text:p>7</text:p>
          </table:table-cell>
          <table:table-cell table:style-name="ce75" table:formula="of:=IF([$Results.I4]=&quot;MAX&quot;;[$Results.$L4];[$Results.I4])" office:value-type="float" office:value="7" calcext:value-type="float">
            <text:p>7</text:p>
          </table:table-cell>
          <table:table-cell table:style-name="ce75" table:formula="of:=IF([$Results.J4]=&quot;MAX&quot;;[$Results.$L4];[$Results.J4])" office:value-type="float" office:value="7" calcext:value-type="float">
            <text:p>7</text:p>
          </table:table-cell>
          <table:table-cell table:style-name="ce66" table:formula="of:=SUM(IF(FREQUENCY([.C5:.J5];[.C5:.J5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1</text:p>
          </table:table-cell>
          <table:table-cell table:style-name="ce66" table:formula="of:=RANK([.C5];[.$C5:.$J5];1)" office:value-type="float" office:value="1" calcext:value-type="float">
            <text:p>1</text:p>
          </table:table-cell>
          <table:table-cell table:style-name="ce66" table:formula="of:=RANK([.D5];[.$C5:.$J5];1)" office:value-type="float" office:value="1" calcext:value-type="float">
            <text:p>1</text:p>
          </table:table-cell>
          <table:table-cell table:style-name="ce66" table:formula="of:=RANK([.E5];[.$C5:.$J5];1)" office:value-type="float" office:value="1" calcext:value-type="float">
            <text:p>1</text:p>
          </table:table-cell>
          <table:table-cell table:style-name="ce66" table:formula="of:=RANK([.F5];[.$C5:.$J5];1)" office:value-type="float" office:value="1" calcext:value-type="float">
            <text:p>1</text:p>
          </table:table-cell>
          <table:table-cell table:style-name="ce66" table:formula="of:=RANK([.G5];[.$C5:.$J5];1)" office:value-type="float" office:value="1" calcext:value-type="float">
            <text:p>1</text:p>
          </table:table-cell>
          <table:table-cell table:style-name="ce66" table:formula="of:=RANK([.H5];[.$C5:.$J5];1)" office:value-type="float" office:value="1" calcext:value-type="float">
            <text:p>1</text:p>
          </table:table-cell>
          <table:table-cell table:style-name="ce66" table:formula="of:=RANK([.I5];[.$C5:.$J5];1)" office:value-type="float" office:value="1" calcext:value-type="float">
            <text:p>1</text:p>
          </table:table-cell>
          <table:table-cell table:style-name="ce66" table:formula="of:=RANK([.J5];[.$C5:.$J5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1</text:p>
          </table:table-cell>
          <table:table-cell table:style-name="ce74" table:formula="of:=MAX(0;LOG10(([.$K5]+1)/2)-LOG10([.N5]))" office:value-type="float" office:value="0" calcext:value-type="float">
            <text:p>0,00</text:p>
          </table:table-cell>
          <table:table-cell table:style-name="ce74" table:formula="of:=MAX(0;LOG10(([.$K5]+1)/2)-LOG10([.O5]))" office:value-type="float" office:value="0" calcext:value-type="float">
            <text:p>0,00</text:p>
          </table:table-cell>
          <table:table-cell table:style-name="ce74" table:formula="of:=MAX(0;LOG10(([.$K5]+1)/2)-LOG10([.P5]))" office:value-type="float" office:value="0" calcext:value-type="float">
            <text:p>0,00</text:p>
          </table:table-cell>
          <table:table-cell table:style-name="ce74" table:formula="of:=MAX(0;LOG10(([.$K5]+1)/2)-LOG10([.Q5]))" office:value-type="float" office:value="0" calcext:value-type="float">
            <text:p>0,00</text:p>
          </table:table-cell>
          <table:table-cell table:style-name="ce74" table:formula="of:=MAX(0;LOG10(([.$K5]+1)/2)-LOG10([.R5]))" office:value-type="float" office:value="0" calcext:value-type="float">
            <text:p>0,00</text:p>
          </table:table-cell>
          <table:table-cell table:style-name="ce74" table:formula="of:=MAX(0;LOG10(([.$K5]+1)/2)-LOG10([.S5]))" office:value-type="float" office:value="0" calcext:value-type="float">
            <text:p>0,00</text:p>
          </table:table-cell>
          <table:table-cell table:style-name="ce74" table:formula="of:=MAX(0;LOG10(([.$K5]+1)/2)-LOG10([.T5]))" office:value-type="float" office:value="0" calcext:value-type="float">
            <text:p>0,00</text:p>
          </table:table-cell>
          <table:table-cell table:style-name="ce74" table:formula="of:=MAX(0;LOG10(([.$K5]+1)/2)-LOG10([.U5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02</text:p>
          </table:table-cell>
          <table:table-cell table:style-name="ce75" table:formula="of:=IF([$Results.C5]=&quot;MAX&quot;;[$Results.$L5];[$Results.C5])" office:value-type="float" office:value="4" calcext:value-type="float">
            <text:p>4</text:p>
          </table:table-cell>
          <table:table-cell table:style-name="ce75" table:formula="of:=IF([$Results.D5]=&quot;MAX&quot;;[$Results.$L5];[$Results.D5])" office:value-type="float" office:value="4" calcext:value-type="float">
            <text:p>4</text:p>
          </table:table-cell>
          <table:table-cell table:style-name="ce75" table:formula="of:=IF([$Results.E5]=&quot;MAX&quot;;[$Results.$L5];[$Results.E5])" office:value-type="float" office:value="4" calcext:value-type="float">
            <text:p>4</text:p>
          </table:table-cell>
          <table:table-cell table:style-name="ce75" table:formula="of:=IF([$Results.F5]=&quot;MAX&quot;;[$Results.$L5];[$Results.F5])" office:value-type="float" office:value="4" calcext:value-type="float">
            <text:p>4</text:p>
          </table:table-cell>
          <table:table-cell table:style-name="ce75" table:formula="of:=IF([$Results.G5]=&quot;MAX&quot;;[$Results.$L5];[$Results.G5])" office:value-type="float" office:value="4" calcext:value-type="float">
            <text:p>4</text:p>
          </table:table-cell>
          <table:table-cell table:style-name="ce75" table:formula="of:=IF([$Results.H5]=&quot;MAX&quot;;[$Results.$L5];[$Results.H5])" office:value-type="float" office:value="4" calcext:value-type="float">
            <text:p>4</text:p>
          </table:table-cell>
          <table:table-cell table:style-name="ce75" table:formula="of:=IF([$Results.I5]=&quot;MAX&quot;;[$Results.$L5];[$Results.I5])" office:value-type="float" office:value="4" calcext:value-type="float">
            <text:p>4</text:p>
          </table:table-cell>
          <table:table-cell table:style-name="ce75" table:formula="of:=IF([$Results.J5]=&quot;MAX&quot;;[$Results.$L5];[$Results.J5])" office:value-type="float" office:value="4" calcext:value-type="float">
            <text:p>4</text:p>
          </table:table-cell>
          <table:table-cell table:style-name="ce66" table:formula="of:=SUM(IF(FREQUENCY([.C6:.J6];[.C6:.J6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2</text:p>
          </table:table-cell>
          <table:table-cell table:style-name="ce66" table:formula="of:=RANK([.C6];[.$C6:.$J6];1)" office:value-type="float" office:value="1" calcext:value-type="float">
            <text:p>1</text:p>
          </table:table-cell>
          <table:table-cell table:style-name="ce66" table:formula="of:=RANK([.D6];[.$C6:.$J6];1)" office:value-type="float" office:value="1" calcext:value-type="float">
            <text:p>1</text:p>
          </table:table-cell>
          <table:table-cell table:style-name="ce66" table:formula="of:=RANK([.E6];[.$C6:.$J6];1)" office:value-type="float" office:value="1" calcext:value-type="float">
            <text:p>1</text:p>
          </table:table-cell>
          <table:table-cell table:style-name="ce66" table:formula="of:=RANK([.F6];[.$C6:.$J6];1)" office:value-type="float" office:value="1" calcext:value-type="float">
            <text:p>1</text:p>
          </table:table-cell>
          <table:table-cell table:style-name="ce66" table:formula="of:=RANK([.G6];[.$C6:.$J6];1)" office:value-type="float" office:value="1" calcext:value-type="float">
            <text:p>1</text:p>
          </table:table-cell>
          <table:table-cell table:style-name="ce66" table:formula="of:=RANK([.H6];[.$C6:.$J6];1)" office:value-type="float" office:value="1" calcext:value-type="float">
            <text:p>1</text:p>
          </table:table-cell>
          <table:table-cell table:style-name="ce66" table:formula="of:=RANK([.I6];[.$C6:.$J6];1)" office:value-type="float" office:value="1" calcext:value-type="float">
            <text:p>1</text:p>
          </table:table-cell>
          <table:table-cell table:style-name="ce66" table:formula="of:=RANK([.J6];[.$C6:.$J6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2</text:p>
          </table:table-cell>
          <table:table-cell table:style-name="ce74" table:formula="of:=MAX(0;LOG10(([.$K6]+1)/2)-LOG10([.N6]))" office:value-type="float" office:value="0" calcext:value-type="float">
            <text:p>0,00</text:p>
          </table:table-cell>
          <table:table-cell table:style-name="ce74" table:formula="of:=MAX(0;LOG10(([.$K6]+1)/2)-LOG10([.O6]))" office:value-type="float" office:value="0" calcext:value-type="float">
            <text:p>0,00</text:p>
          </table:table-cell>
          <table:table-cell table:style-name="ce74" table:formula="of:=MAX(0;LOG10(([.$K6]+1)/2)-LOG10([.P6]))" office:value-type="float" office:value="0" calcext:value-type="float">
            <text:p>0,00</text:p>
          </table:table-cell>
          <table:table-cell table:style-name="ce74" table:formula="of:=MAX(0;LOG10(([.$K6]+1)/2)-LOG10([.Q6]))" office:value-type="float" office:value="0" calcext:value-type="float">
            <text:p>0,00</text:p>
          </table:table-cell>
          <table:table-cell table:style-name="ce74" table:formula="of:=MAX(0;LOG10(([.$K6]+1)/2)-LOG10([.R6]))" office:value-type="float" office:value="0" calcext:value-type="float">
            <text:p>0,00</text:p>
          </table:table-cell>
          <table:table-cell table:style-name="ce74" table:formula="of:=MAX(0;LOG10(([.$K6]+1)/2)-LOG10([.S6]))" office:value-type="float" office:value="0" calcext:value-type="float">
            <text:p>0,00</text:p>
          </table:table-cell>
          <table:table-cell table:style-name="ce74" table:formula="of:=MAX(0;LOG10(([.$K6]+1)/2)-LOG10([.T6]))" office:value-type="float" office:value="0" calcext:value-type="float">
            <text:p>0,00</text:p>
          </table:table-cell>
          <table:table-cell table:style-name="ce74" table:formula="of:=MAX(0;LOG10(([.$K6]+1)/2)-LOG10([.U6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03</text:p>
          </table:table-cell>
          <table:table-cell table:style-name="ce75" table:formula="of:=IF([$Results.C6]=&quot;MAX&quot;;[$Results.$L6];[$Results.C6])" office:value-type="float" office:value="3" calcext:value-type="float">
            <text:p>3</text:p>
          </table:table-cell>
          <table:table-cell table:style-name="ce75" table:formula="of:=IF([$Results.D6]=&quot;MAX&quot;;[$Results.$L6];[$Results.D6])" office:value-type="float" office:value="3" calcext:value-type="float">
            <text:p>3</text:p>
          </table:table-cell>
          <table:table-cell table:style-name="ce75" table:formula="of:=IF([$Results.E6]=&quot;MAX&quot;;[$Results.$L6];[$Results.E6])" office:value-type="float" office:value="3" calcext:value-type="float">
            <text:p>3</text:p>
          </table:table-cell>
          <table:table-cell table:style-name="ce75" table:formula="of:=IF([$Results.F6]=&quot;MAX&quot;;[$Results.$L6];[$Results.F6])" office:value-type="float" office:value="3" calcext:value-type="float">
            <text:p>3</text:p>
          </table:table-cell>
          <table:table-cell table:style-name="ce75" table:formula="of:=IF([$Results.G6]=&quot;MAX&quot;;[$Results.$L6];[$Results.G6])" office:value-type="float" office:value="3" calcext:value-type="float">
            <text:p>3</text:p>
          </table:table-cell>
          <table:table-cell table:style-name="ce75" table:formula="of:=IF([$Results.H6]=&quot;MAX&quot;;[$Results.$L6];[$Results.H6])" office:value-type="float" office:value="3" calcext:value-type="float">
            <text:p>3</text:p>
          </table:table-cell>
          <table:table-cell table:style-name="ce75" table:formula="of:=IF([$Results.I6]=&quot;MAX&quot;;[$Results.$L6];[$Results.I6])" office:value-type="float" office:value="3" calcext:value-type="float">
            <text:p>3</text:p>
          </table:table-cell>
          <table:table-cell table:style-name="ce75" table:formula="of:=IF([$Results.J6]=&quot;MAX&quot;;[$Results.$L6];[$Results.J6])" office:value-type="float" office:value="3" calcext:value-type="float">
            <text:p>3</text:p>
          </table:table-cell>
          <table:table-cell table:style-name="ce66" table:formula="of:=SUM(IF(FREQUENCY([.C7:.J7];[.C7:.J7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3</text:p>
          </table:table-cell>
          <table:table-cell table:style-name="ce66" table:formula="of:=RANK([.C7];[.$C7:.$J7];1)" office:value-type="float" office:value="1" calcext:value-type="float">
            <text:p>1</text:p>
          </table:table-cell>
          <table:table-cell table:style-name="ce66" table:formula="of:=RANK([.D7];[.$C7:.$J7];1)" office:value-type="float" office:value="1" calcext:value-type="float">
            <text:p>1</text:p>
          </table:table-cell>
          <table:table-cell table:style-name="ce66" table:formula="of:=RANK([.E7];[.$C7:.$J7];1)" office:value-type="float" office:value="1" calcext:value-type="float">
            <text:p>1</text:p>
          </table:table-cell>
          <table:table-cell table:style-name="ce66" table:formula="of:=RANK([.F7];[.$C7:.$J7];1)" office:value-type="float" office:value="1" calcext:value-type="float">
            <text:p>1</text:p>
          </table:table-cell>
          <table:table-cell table:style-name="ce66" table:formula="of:=RANK([.G7];[.$C7:.$J7];1)" office:value-type="float" office:value="1" calcext:value-type="float">
            <text:p>1</text:p>
          </table:table-cell>
          <table:table-cell table:style-name="ce66" table:formula="of:=RANK([.H7];[.$C7:.$J7];1)" office:value-type="float" office:value="1" calcext:value-type="float">
            <text:p>1</text:p>
          </table:table-cell>
          <table:table-cell table:style-name="ce66" table:formula="of:=RANK([.I7];[.$C7:.$J7];1)" office:value-type="float" office:value="1" calcext:value-type="float">
            <text:p>1</text:p>
          </table:table-cell>
          <table:table-cell table:style-name="ce66" table:formula="of:=RANK([.J7];[.$C7:.$J7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3</text:p>
          </table:table-cell>
          <table:table-cell table:style-name="ce74" table:formula="of:=MAX(0;LOG10(([.$K7]+1)/2)-LOG10([.N7]))" office:value-type="float" office:value="0" calcext:value-type="float">
            <text:p>0,00</text:p>
          </table:table-cell>
          <table:table-cell table:style-name="ce74" table:formula="of:=MAX(0;LOG10(([.$K7]+1)/2)-LOG10([.O7]))" office:value-type="float" office:value="0" calcext:value-type="float">
            <text:p>0,00</text:p>
          </table:table-cell>
          <table:table-cell table:style-name="ce74" table:formula="of:=MAX(0;LOG10(([.$K7]+1)/2)-LOG10([.P7]))" office:value-type="float" office:value="0" calcext:value-type="float">
            <text:p>0,00</text:p>
          </table:table-cell>
          <table:table-cell table:style-name="ce74" table:formula="of:=MAX(0;LOG10(([.$K7]+1)/2)-LOG10([.Q7]))" office:value-type="float" office:value="0" calcext:value-type="float">
            <text:p>0,00</text:p>
          </table:table-cell>
          <table:table-cell table:style-name="ce74" table:formula="of:=MAX(0;LOG10(([.$K7]+1)/2)-LOG10([.R7]))" office:value-type="float" office:value="0" calcext:value-type="float">
            <text:p>0,00</text:p>
          </table:table-cell>
          <table:table-cell table:style-name="ce74" table:formula="of:=MAX(0;LOG10(([.$K7]+1)/2)-LOG10([.S7]))" office:value-type="float" office:value="0" calcext:value-type="float">
            <text:p>0,00</text:p>
          </table:table-cell>
          <table:table-cell table:style-name="ce74" table:formula="of:=MAX(0;LOG10(([.$K7]+1)/2)-LOG10([.T7]))" office:value-type="float" office:value="0" calcext:value-type="float">
            <text:p>0,00</text:p>
          </table:table-cell>
          <table:table-cell table:style-name="ce74" table:formula="of:=MAX(0;LOG10(([.$K7]+1)/2)-LOG10([.U7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04</text:p>
          </table:table-cell>
          <table:table-cell table:style-name="ce75" table:formula="of:=IF([$Results.C7]=&quot;MAX&quot;;[$Results.$L7];[$Results.C7])" office:value-type="float" office:value="5" calcext:value-type="float">
            <text:p>5</text:p>
          </table:table-cell>
          <table:table-cell table:style-name="ce75" table:formula="of:=IF([$Results.D7]=&quot;MAX&quot;;[$Results.$L7];[$Results.D7])" office:value-type="float" office:value="5" calcext:value-type="float">
            <text:p>5</text:p>
          </table:table-cell>
          <table:table-cell table:style-name="ce75" table:formula="of:=IF([$Results.E7]=&quot;MAX&quot;;[$Results.$L7];[$Results.E7])" office:value-type="float" office:value="5" calcext:value-type="float">
            <text:p>5</text:p>
          </table:table-cell>
          <table:table-cell table:style-name="ce75" table:formula="of:=IF([$Results.F7]=&quot;MAX&quot;;[$Results.$L7];[$Results.F7])" office:value-type="float" office:value="5" calcext:value-type="float">
            <text:p>5</text:p>
          </table:table-cell>
          <table:table-cell table:style-name="ce75" table:formula="of:=IF([$Results.G7]=&quot;MAX&quot;;[$Results.$L7];[$Results.G7])" office:value-type="float" office:value="5" calcext:value-type="float">
            <text:p>5</text:p>
          </table:table-cell>
          <table:table-cell table:style-name="ce75" table:formula="of:=IF([$Results.H7]=&quot;MAX&quot;;[$Results.$L7];[$Results.H7])" office:value-type="float" office:value="5" calcext:value-type="float">
            <text:p>5</text:p>
          </table:table-cell>
          <table:table-cell table:style-name="ce75" table:formula="of:=IF([$Results.I7]=&quot;MAX&quot;;[$Results.$L7];[$Results.I7])" office:value-type="float" office:value="5" calcext:value-type="float">
            <text:p>5</text:p>
          </table:table-cell>
          <table:table-cell table:style-name="ce75" table:formula="of:=IF([$Results.J7]=&quot;MAX&quot;;[$Results.$L7];[$Results.J7])" office:value-type="float" office:value="5" calcext:value-type="float">
            <text:p>5</text:p>
          </table:table-cell>
          <table:table-cell table:style-name="ce66" table:formula="of:=SUM(IF(FREQUENCY([.C8:.J8];[.C8:.J8])&gt;0;1;0)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4</text:p>
          </table:table-cell>
          <table:table-cell table:style-name="ce66" table:formula="of:=RANK([.C8];[.$C8:.$J8];1)" office:value-type="float" office:value="1" calcext:value-type="float">
            <text:p>1</text:p>
          </table:table-cell>
          <table:table-cell table:style-name="ce66" table:formula="of:=RANK([.D8];[.$C8:.$J8];1)" office:value-type="float" office:value="1" calcext:value-type="float">
            <text:p>1</text:p>
          </table:table-cell>
          <table:table-cell table:style-name="ce66" table:formula="of:=RANK([.E8];[.$C8:.$J8];1)" office:value-type="float" office:value="1" calcext:value-type="float">
            <text:p>1</text:p>
          </table:table-cell>
          <table:table-cell table:style-name="ce66" table:formula="of:=RANK([.F8];[.$C8:.$J8];1)" office:value-type="float" office:value="1" calcext:value-type="float">
            <text:p>1</text:p>
          </table:table-cell>
          <table:table-cell table:style-name="ce66" table:formula="of:=RANK([.G8];[.$C8:.$J8];1)" office:value-type="float" office:value="1" calcext:value-type="float">
            <text:p>1</text:p>
          </table:table-cell>
          <table:table-cell table:style-name="ce66" table:formula="of:=RANK([.H8];[.$C8:.$J8];1)" office:value-type="float" office:value="1" calcext:value-type="float">
            <text:p>1</text:p>
          </table:table-cell>
          <table:table-cell table:style-name="ce66" table:formula="of:=RANK([.I8];[.$C8:.$J8];1)" office:value-type="float" office:value="1" calcext:value-type="float">
            <text:p>1</text:p>
          </table:table-cell>
          <table:table-cell table:style-name="ce66" table:formula="of:=RANK([.J8];[.$C8:.$J8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4</text:p>
          </table:table-cell>
          <table:table-cell table:style-name="ce74" table:formula="of:=MAX(0;LOG10(([.$K8]+1)/2)-LOG10([.N8]))" office:value-type="float" office:value="0" calcext:value-type="float">
            <text:p>0,00</text:p>
          </table:table-cell>
          <table:table-cell table:style-name="ce74" table:formula="of:=MAX(0;LOG10(([.$K8]+1)/2)-LOG10([.O8]))" office:value-type="float" office:value="0" calcext:value-type="float">
            <text:p>0,00</text:p>
          </table:table-cell>
          <table:table-cell table:style-name="ce74" table:formula="of:=MAX(0;LOG10(([.$K8]+1)/2)-LOG10([.P8]))" office:value-type="float" office:value="0" calcext:value-type="float">
            <text:p>0,00</text:p>
          </table:table-cell>
          <table:table-cell table:style-name="ce74" table:formula="of:=MAX(0;LOG10(([.$K8]+1)/2)-LOG10([.Q8]))" office:value-type="float" office:value="0" calcext:value-type="float">
            <text:p>0,00</text:p>
          </table:table-cell>
          <table:table-cell table:style-name="ce74" table:formula="of:=MAX(0;LOG10(([.$K8]+1)/2)-LOG10([.R8]))" office:value-type="float" office:value="0" calcext:value-type="float">
            <text:p>0,00</text:p>
          </table:table-cell>
          <table:table-cell table:style-name="ce74" table:formula="of:=MAX(0;LOG10(([.$K8]+1)/2)-LOG10([.S8]))" office:value-type="float" office:value="0" calcext:value-type="float">
            <text:p>0,00</text:p>
          </table:table-cell>
          <table:table-cell table:style-name="ce74" table:formula="of:=MAX(0;LOG10(([.$K8]+1)/2)-LOG10([.T8]))" office:value-type="float" office:value="0" calcext:value-type="float">
            <text:p>0,00</text:p>
          </table:table-cell>
          <table:table-cell table:style-name="ce74" table:formula="of:=MAX(0;LOG10(([.$K8]+1)/2)-LOG10([.U8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05</text:p>
          </table:table-cell>
          <table:table-cell table:style-name="ce75" table:formula="of:=IF([$Results.C8]=&quot;MAX&quot;;[$Results.$L8];[$Results.C8])" office:value-type="float" office:value="7" calcext:value-type="float">
            <text:p>7</text:p>
          </table:table-cell>
          <table:table-cell table:style-name="ce75" table:formula="of:=IF([$Results.D8]=&quot;MAX&quot;;[$Results.$L8];[$Results.D8])" office:value-type="float" office:value="7" calcext:value-type="float">
            <text:p>7</text:p>
          </table:table-cell>
          <table:table-cell table:style-name="ce75" table:formula="of:=IF([$Results.E8]=&quot;MAX&quot;;[$Results.$L8];[$Results.E8])" office:value-type="float" office:value="8" calcext:value-type="float">
            <text:p>8</text:p>
          </table:table-cell>
          <table:table-cell table:style-name="ce75" table:formula="of:=IF([$Results.F8]=&quot;MAX&quot;;[$Results.$L8];[$Results.F8])" office:value-type="float" office:value="7" calcext:value-type="float">
            <text:p>7</text:p>
          </table:table-cell>
          <table:table-cell table:style-name="ce75" table:formula="of:=IF([$Results.G8]=&quot;MAX&quot;;[$Results.$L8];[$Results.G8])" office:value-type="float" office:value="7" calcext:value-type="float">
            <text:p>7</text:p>
          </table:table-cell>
          <table:table-cell table:style-name="ce75" table:formula="of:=IF([$Results.H8]=&quot;MAX&quot;;[$Results.$L8];[$Results.H8])" office:value-type="float" office:value="7" calcext:value-type="float">
            <text:p>7</text:p>
          </table:table-cell>
          <table:table-cell table:style-name="ce75" table:formula="of:=IF([$Results.I8]=&quot;MAX&quot;;[$Results.$L8];[$Results.I8])" office:value-type="float" office:value="7" calcext:value-type="float">
            <text:p>7</text:p>
          </table:table-cell>
          <table:table-cell table:style-name="ce75" table:formula="of:=IF([$Results.J8]=&quot;MAX&quot;;[$Results.$L8];[$Results.J8])" office:value-type="float" office:value="7" calcext:value-type="float">
            <text:p>7</text:p>
          </table:table-cell>
          <table:table-cell table:style-name="ce66" table:formula="of:=SUM(IF(FREQUENCY([.C9:.J9];[.C9:.J9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05</text:p>
          </table:table-cell>
          <table:table-cell table:style-name="ce66" table:formula="of:=RANK([.C9];[.$C9:.$J9];1)" office:value-type="float" office:value="1" calcext:value-type="float">
            <text:p>1</text:p>
          </table:table-cell>
          <table:table-cell table:style-name="ce66" table:formula="of:=RANK([.D9];[.$C9:.$J9];1)" office:value-type="float" office:value="1" calcext:value-type="float">
            <text:p>1</text:p>
          </table:table-cell>
          <table:table-cell table:style-name="ce66" table:formula="of:=RANK([.E9];[.$C9:.$J9];1)" office:value-type="float" office:value="8" calcext:value-type="float">
            <text:p>8</text:p>
          </table:table-cell>
          <table:table-cell table:style-name="ce66" table:formula="of:=RANK([.F9];[.$C9:.$J9];1)" office:value-type="float" office:value="1" calcext:value-type="float">
            <text:p>1</text:p>
          </table:table-cell>
          <table:table-cell table:style-name="ce66" table:formula="of:=RANK([.G9];[.$C9:.$J9];1)" office:value-type="float" office:value="1" calcext:value-type="float">
            <text:p>1</text:p>
          </table:table-cell>
          <table:table-cell table:style-name="ce66" table:formula="of:=RANK([.H9];[.$C9:.$J9];1)" office:value-type="float" office:value="1" calcext:value-type="float">
            <text:p>1</text:p>
          </table:table-cell>
          <table:table-cell table:style-name="ce66" table:formula="of:=RANK([.I9];[.$C9:.$J9];1)" office:value-type="float" office:value="1" calcext:value-type="float">
            <text:p>1</text:p>
          </table:table-cell>
          <table:table-cell table:style-name="ce66" table:formula="of:=RANK([.J9];[.$C9:.$J9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5</text:p>
          </table:table-cell>
          <table:table-cell table:style-name="ce74" table:formula="of:=MAX(0;LOG10(([.$K9]+1)/2)-LOG10([.N9]))" office:value-type="float" office:value="0.176091259055681" calcext:value-type="float">
            <text:p>0,18</text:p>
          </table:table-cell>
          <table:table-cell table:style-name="ce74" table:formula="of:=MAX(0;LOG10(([.$K9]+1)/2)-LOG10([.O9]))" office:value-type="float" office:value="0.176091259055681" calcext:value-type="float">
            <text:p>0,18</text:p>
          </table:table-cell>
          <table:table-cell table:style-name="ce74" table:formula="of:=MAX(0;LOG10(([.$K9]+1)/2)-LOG10([.P9]))" office:value-type="float" office:value="0" calcext:value-type="float">
            <text:p>0,00</text:p>
          </table:table-cell>
          <table:table-cell table:style-name="ce74" table:formula="of:=MAX(0;LOG10(([.$K9]+1)/2)-LOG10([.Q9]))" office:value-type="float" office:value="0.176091259055681" calcext:value-type="float">
            <text:p>0,18</text:p>
          </table:table-cell>
          <table:table-cell table:style-name="ce74" table:formula="of:=MAX(0;LOG10(([.$K9]+1)/2)-LOG10([.R9]))" office:value-type="float" office:value="0.176091259055681" calcext:value-type="float">
            <text:p>0,18</text:p>
          </table:table-cell>
          <table:table-cell table:style-name="ce74" table:formula="of:=MAX(0;LOG10(([.$K9]+1)/2)-LOG10([.S9]))" office:value-type="float" office:value="0.176091259055681" calcext:value-type="float">
            <text:p>0,18</text:p>
          </table:table-cell>
          <table:table-cell table:style-name="ce74" table:formula="of:=MAX(0;LOG10(([.$K9]+1)/2)-LOG10([.T9]))" office:value-type="float" office:value="0.176091259055681" calcext:value-type="float">
            <text:p>0,18</text:p>
          </table:table-cell>
          <table:table-cell table:style-name="ce74" table:formula="of:=MAX(0;LOG10(([.$K9]+1)/2)-LOG10([.U9]))" office:value-type="float" office:value="0.176091259055681" calcext:value-type="float">
            <text:p>0,18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06</text:p>
          </table:table-cell>
          <table:table-cell table:style-name="ce75" table:formula="of:=IF([$Results.C9]=&quot;MAX&quot;;[$Results.$L9];[$Results.C9])" office:value-type="float" office:value="10" calcext:value-type="float">
            <text:p>10</text:p>
          </table:table-cell>
          <table:table-cell table:style-name="ce75" table:formula="of:=IF([$Results.D9]=&quot;MAX&quot;;[$Results.$L9];[$Results.D9])" office:value-type="float" office:value="10" calcext:value-type="float">
            <text:p>10</text:p>
          </table:table-cell>
          <table:table-cell table:style-name="ce75" table:formula="of:=IF([$Results.E9]=&quot;MAX&quot;;[$Results.$L9];[$Results.E9])" office:value-type="float" office:value="15" calcext:value-type="float">
            <text:p>15</text:p>
          </table:table-cell>
          <table:table-cell table:style-name="ce75" table:formula="of:=IF([$Results.F9]=&quot;MAX&quot;;[$Results.$L9];[$Results.F9])" office:value-type="float" office:value="10" calcext:value-type="float">
            <text:p>10</text:p>
          </table:table-cell>
          <table:table-cell table:style-name="ce75" table:formula="of:=IF([$Results.G9]=&quot;MAX&quot;;[$Results.$L9];[$Results.G9])" office:value-type="float" office:value="11" calcext:value-type="float">
            <text:p>11</text:p>
          </table:table-cell>
          <table:table-cell table:style-name="ce75" table:formula="of:=IF([$Results.H9]=&quot;MAX&quot;;[$Results.$L9];[$Results.H9])" office:value-type="float" office:value="10" calcext:value-type="float">
            <text:p>10</text:p>
          </table:table-cell>
          <table:table-cell table:style-name="ce75" table:formula="of:=IF([$Results.I9]=&quot;MAX&quot;;[$Results.$L9];[$Results.I9])" office:value-type="float" office:value="10" calcext:value-type="float">
            <text:p>10</text:p>
          </table:table-cell>
          <table:table-cell table:style-name="ce75" table:formula="of:=IF([$Results.J9]=&quot;MAX&quot;;[$Results.$L9];[$Results.J9])" office:value-type="float" office:value="10" calcext:value-type="float">
            <text:p>10</text:p>
          </table:table-cell>
          <table:table-cell table:style-name="ce66" table:formula="of:=SUM(IF(FREQUENCY([.C10:.J10];[.C10:.J10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06</text:p>
          </table:table-cell>
          <table:table-cell table:style-name="ce66" table:formula="of:=RANK([.C10];[.$C10:.$J10];1)" office:value-type="float" office:value="1" calcext:value-type="float">
            <text:p>1</text:p>
          </table:table-cell>
          <table:table-cell table:style-name="ce66" table:formula="of:=RANK([.D10];[.$C10:.$J10];1)" office:value-type="float" office:value="1" calcext:value-type="float">
            <text:p>1</text:p>
          </table:table-cell>
          <table:table-cell table:style-name="ce66" table:formula="of:=RANK([.E10];[.$C10:.$J10];1)" office:value-type="float" office:value="8" calcext:value-type="float">
            <text:p>8</text:p>
          </table:table-cell>
          <table:table-cell table:style-name="ce66" table:formula="of:=RANK([.F10];[.$C10:.$J10];1)" office:value-type="float" office:value="1" calcext:value-type="float">
            <text:p>1</text:p>
          </table:table-cell>
          <table:table-cell table:style-name="ce66" table:formula="of:=RANK([.G10];[.$C10:.$J10];1)" office:value-type="float" office:value="7" calcext:value-type="float">
            <text:p>7</text:p>
          </table:table-cell>
          <table:table-cell table:style-name="ce66" table:formula="of:=RANK([.H10];[.$C10:.$J10];1)" office:value-type="float" office:value="1" calcext:value-type="float">
            <text:p>1</text:p>
          </table:table-cell>
          <table:table-cell table:style-name="ce66" table:formula="of:=RANK([.I10];[.$C10:.$J10];1)" office:value-type="float" office:value="1" calcext:value-type="float">
            <text:p>1</text:p>
          </table:table-cell>
          <table:table-cell table:style-name="ce66" table:formula="of:=RANK([.J10];[.$C10:.$J10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6</text:p>
          </table:table-cell>
          <table:table-cell table:style-name="ce74" table:formula="of:=MAX(0;LOG10(([.$K10]+1)/2)-LOG10([.N10]))" office:value-type="float" office:value="0.301029995663981" calcext:value-type="float">
            <text:p>0,30</text:p>
          </table:table-cell>
          <table:table-cell table:style-name="ce74" table:formula="of:=MAX(0;LOG10(([.$K10]+1)/2)-LOG10([.O10]))" office:value-type="float" office:value="0.301029995663981" calcext:value-type="float">
            <text:p>0,30</text:p>
          </table:table-cell>
          <table:table-cell table:style-name="ce74" table:formula="of:=MAX(0;LOG10(([.$K10]+1)/2)-LOG10([.P10]))" office:value-type="float" office:value="0" calcext:value-type="float">
            <text:p>0,00</text:p>
          </table:table-cell>
          <table:table-cell table:style-name="ce74" table:formula="of:=MAX(0;LOG10(([.$K10]+1)/2)-LOG10([.Q10]))" office:value-type="float" office:value="0.301029995663981" calcext:value-type="float">
            <text:p>0,30</text:p>
          </table:table-cell>
          <table:table-cell table:style-name="ce74" table:formula="of:=MAX(0;LOG10(([.$K10]+1)/2)-LOG10([.R10]))" office:value-type="float" office:value="0" calcext:value-type="float">
            <text:p>0,00</text:p>
          </table:table-cell>
          <table:table-cell table:style-name="ce74" table:formula="of:=MAX(0;LOG10(([.$K10]+1)/2)-LOG10([.S10]))" office:value-type="float" office:value="0.301029995663981" calcext:value-type="float">
            <text:p>0,30</text:p>
          </table:table-cell>
          <table:table-cell table:style-name="ce74" table:formula="of:=MAX(0;LOG10(([.$K10]+1)/2)-LOG10([.T10]))" office:value-type="float" office:value="0.301029995663981" calcext:value-type="float">
            <text:p>0,30</text:p>
          </table:table-cell>
          <table:table-cell table:style-name="ce74" table:formula="of:=MAX(0;LOG10(([.$K10]+1)/2)-LOG10([.U10]))" office:value-type="float" office:value="0.301029995663981" calcext:value-type="float">
            <text:p>0,3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07</text:p>
          </table:table-cell>
          <table:table-cell table:style-name="ce75" table:formula="of:=IF([$Results.C10]=&quot;MAX&quot;;[$Results.$L10];[$Results.C10])" office:value-type="float" office:value="17" calcext:value-type="float">
            <text:p>17</text:p>
          </table:table-cell>
          <table:table-cell table:style-name="ce75" table:formula="of:=IF([$Results.D10]=&quot;MAX&quot;;[$Results.$L10];[$Results.D10])" office:value-type="float" office:value="17" calcext:value-type="float">
            <text:p>17</text:p>
          </table:table-cell>
          <table:table-cell table:style-name="ce75" table:formula="of:=IF([$Results.E10]=&quot;MAX&quot;;[$Results.$L10];[$Results.E10])" office:value-type="float" office:value="28" calcext:value-type="float">
            <text:p>28</text:p>
          </table:table-cell>
          <table:table-cell table:style-name="ce75" table:formula="of:=IF([$Results.F10]=&quot;MAX&quot;;[$Results.$L10];[$Results.F10])" office:value-type="float" office:value="17" calcext:value-type="float">
            <text:p>17</text:p>
          </table:table-cell>
          <table:table-cell table:style-name="ce75" table:formula="of:=IF([$Results.G10]=&quot;MAX&quot;;[$Results.$L10];[$Results.G10])" office:value-type="float" office:value="17" calcext:value-type="float">
            <text:p>17</text:p>
          </table:table-cell>
          <table:table-cell table:style-name="ce75" table:formula="of:=IF([$Results.H10]=&quot;MAX&quot;;[$Results.$L10];[$Results.H10])" office:value-type="float" office:value="17" calcext:value-type="float">
            <text:p>17</text:p>
          </table:table-cell>
          <table:table-cell table:style-name="ce75" table:formula="of:=IF([$Results.I10]=&quot;MAX&quot;;[$Results.$L10];[$Results.I10])" office:value-type="float" office:value="17" calcext:value-type="float">
            <text:p>17</text:p>
          </table:table-cell>
          <table:table-cell table:style-name="ce75" table:formula="of:=IF([$Results.J10]=&quot;MAX&quot;;[$Results.$L10];[$Results.J10])" office:value-type="float" office:value="17" calcext:value-type="float">
            <text:p>17</text:p>
          </table:table-cell>
          <table:table-cell table:style-name="ce66" table:formula="of:=SUM(IF(FREQUENCY([.C11:.J11];[.C11:.J11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07</text:p>
          </table:table-cell>
          <table:table-cell table:style-name="ce66" table:formula="of:=RANK([.C11];[.$C11:.$J11];1)" office:value-type="float" office:value="1" calcext:value-type="float">
            <text:p>1</text:p>
          </table:table-cell>
          <table:table-cell table:style-name="ce66" table:formula="of:=RANK([.D11];[.$C11:.$J11];1)" office:value-type="float" office:value="1" calcext:value-type="float">
            <text:p>1</text:p>
          </table:table-cell>
          <table:table-cell table:style-name="ce66" table:formula="of:=RANK([.E11];[.$C11:.$J11];1)" office:value-type="float" office:value="8" calcext:value-type="float">
            <text:p>8</text:p>
          </table:table-cell>
          <table:table-cell table:style-name="ce66" table:formula="of:=RANK([.F11];[.$C11:.$J11];1)" office:value-type="float" office:value="1" calcext:value-type="float">
            <text:p>1</text:p>
          </table:table-cell>
          <table:table-cell table:style-name="ce66" table:formula="of:=RANK([.G11];[.$C11:.$J11];1)" office:value-type="float" office:value="1" calcext:value-type="float">
            <text:p>1</text:p>
          </table:table-cell>
          <table:table-cell table:style-name="ce66" table:formula="of:=RANK([.H11];[.$C11:.$J11];1)" office:value-type="float" office:value="1" calcext:value-type="float">
            <text:p>1</text:p>
          </table:table-cell>
          <table:table-cell table:style-name="ce66" table:formula="of:=RANK([.I11];[.$C11:.$J11];1)" office:value-type="float" office:value="1" calcext:value-type="float">
            <text:p>1</text:p>
          </table:table-cell>
          <table:table-cell table:style-name="ce66" table:formula="of:=RANK([.J11];[.$C11:.$J11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07</text:p>
          </table:table-cell>
          <table:table-cell table:style-name="ce74" table:formula="of:=MAX(0;LOG10(([.$K11]+1)/2)-LOG10([.N11]))" office:value-type="float" office:value="0.176091259055681" calcext:value-type="float">
            <text:p>0,18</text:p>
          </table:table-cell>
          <table:table-cell table:style-name="ce74" table:formula="of:=MAX(0;LOG10(([.$K11]+1)/2)-LOG10([.O11]))" office:value-type="float" office:value="0.176091259055681" calcext:value-type="float">
            <text:p>0,18</text:p>
          </table:table-cell>
          <table:table-cell table:style-name="ce74" table:formula="of:=MAX(0;LOG10(([.$K11]+1)/2)-LOG10([.P11]))" office:value-type="float" office:value="0" calcext:value-type="float">
            <text:p>0,00</text:p>
          </table:table-cell>
          <table:table-cell table:style-name="ce74" table:formula="of:=MAX(0;LOG10(([.$K11]+1)/2)-LOG10([.Q11]))" office:value-type="float" office:value="0.176091259055681" calcext:value-type="float">
            <text:p>0,18</text:p>
          </table:table-cell>
          <table:table-cell table:style-name="ce74" table:formula="of:=MAX(0;LOG10(([.$K11]+1)/2)-LOG10([.R11]))" office:value-type="float" office:value="0.176091259055681" calcext:value-type="float">
            <text:p>0,18</text:p>
          </table:table-cell>
          <table:table-cell table:style-name="ce74" table:formula="of:=MAX(0;LOG10(([.$K11]+1)/2)-LOG10([.S11]))" office:value-type="float" office:value="0.176091259055681" calcext:value-type="float">
            <text:p>0,18</text:p>
          </table:table-cell>
          <table:table-cell table:style-name="ce74" table:formula="of:=MAX(0;LOG10(([.$K11]+1)/2)-LOG10([.T11]))" office:value-type="float" office:value="0.176091259055681" calcext:value-type="float">
            <text:p>0,18</text:p>
          </table:table-cell>
          <table:table-cell table:style-name="ce74" table:formula="of:=MAX(0;LOG10(([.$K11]+1)/2)-LOG10([.U11]))" office:value-type="float" office:value="0.176091259055681" calcext:value-type="float">
            <text:p>0,18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08</text:p>
          </table:table-cell>
          <table:table-cell table:style-name="ce75" table:formula="of:=IF([$Results.C11]=&quot;MAX&quot;;[$Results.$L11];[$Results.C11])" office:value-type="float" office:value="25" calcext:value-type="float">
            <text:p>25</text:p>
          </table:table-cell>
          <table:table-cell table:style-name="ce75" table:formula="of:=IF([$Results.D11]=&quot;MAX&quot;;[$Results.$L11];[$Results.D11])" office:value-type="float" office:value="26" calcext:value-type="float">
            <text:p>26</text:p>
          </table:table-cell>
          <table:table-cell table:style-name="ce75" table:formula="of:=IF([$Results.E11]=&quot;MAX&quot;;[$Results.$L11];[$Results.E11])" office:value-type="float" office:value="244824" calcext:value-type="float">
            <text:p>244824</text:p>
          </table:table-cell>
          <table:table-cell table:style-name="ce75" table:formula="of:=IF([$Results.F11]=&quot;MAX&quot;;[$Results.$L11];[$Results.F11])" office:value-type="float" office:value="26" calcext:value-type="float">
            <text:p>26</text:p>
          </table:table-cell>
          <table:table-cell table:style-name="ce75" table:formula="of:=IF([$Results.G11]=&quot;MAX&quot;;[$Results.$L11];[$Results.G11])" office:value-type="float" office:value="27" calcext:value-type="float">
            <text:p>27</text:p>
          </table:table-cell>
          <table:table-cell table:style-name="ce75" table:formula="of:=IF([$Results.H11]=&quot;MAX&quot;;[$Results.$L11];[$Results.H11])" office:value-type="float" office:value="25" calcext:value-type="float">
            <text:p>25</text:p>
          </table:table-cell>
          <table:table-cell table:style-name="ce75" table:formula="of:=IF([$Results.I11]=&quot;MAX&quot;;[$Results.$L11];[$Results.I11])" office:value-type="float" office:value="25" calcext:value-type="float">
            <text:p>25</text:p>
          </table:table-cell>
          <table:table-cell table:style-name="ce75" table:formula="of:=IF([$Results.J11]=&quot;MAX&quot;;[$Results.$L11];[$Results.J11])" office:value-type="float" office:value="26" calcext:value-type="float">
            <text:p>26</text:p>
          </table:table-cell>
          <table:table-cell table:style-name="ce66" table:formula="of:=SUM(IF(FREQUENCY([.C12:.J12];[.C12:.J12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08</text:p>
          </table:table-cell>
          <table:table-cell table:style-name="ce66" table:formula="of:=RANK([.C12];[.$C12:.$J12];1)" office:value-type="float" office:value="1" calcext:value-type="float">
            <text:p>1</text:p>
          </table:table-cell>
          <table:table-cell table:style-name="ce66" table:formula="of:=RANK([.D12];[.$C12:.$J12];1)" office:value-type="float" office:value="4" calcext:value-type="float">
            <text:p>4</text:p>
          </table:table-cell>
          <table:table-cell table:style-name="ce66" table:formula="of:=RANK([.E12];[.$C12:.$J12];1)" office:value-type="float" office:value="8" calcext:value-type="float">
            <text:p>8</text:p>
          </table:table-cell>
          <table:table-cell table:style-name="ce66" table:formula="of:=RANK([.F12];[.$C12:.$J12];1)" office:value-type="float" office:value="4" calcext:value-type="float">
            <text:p>4</text:p>
          </table:table-cell>
          <table:table-cell table:style-name="ce66" table:formula="of:=RANK([.G12];[.$C12:.$J12];1)" office:value-type="float" office:value="7" calcext:value-type="float">
            <text:p>7</text:p>
          </table:table-cell>
          <table:table-cell table:style-name="ce66" table:formula="of:=RANK([.H12];[.$C12:.$J12];1)" office:value-type="float" office:value="1" calcext:value-type="float">
            <text:p>1</text:p>
          </table:table-cell>
          <table:table-cell table:style-name="ce66" table:formula="of:=RANK([.I12];[.$C12:.$J12];1)" office:value-type="float" office:value="1" calcext:value-type="float">
            <text:p>1</text:p>
          </table:table-cell>
          <table:table-cell table:style-name="ce66" table:formula="of:=RANK([.J12];[.$C12:.$J12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08</text:p>
          </table:table-cell>
          <table:table-cell table:style-name="ce74" table:formula="of:=MAX(0;LOG10(([.$K12]+1)/2)-LOG10([.N12]))" office:value-type="float" office:value="0.397940008672038" calcext:value-type="float">
            <text:p>0,40</text:p>
          </table:table-cell>
          <table:table-cell table:style-name="ce74" table:formula="of:=MAX(0;LOG10(([.$K12]+1)/2)-LOG10([.O12]))" office:value-type="float" office:value="0" calcext:value-type="float">
            <text:p>0,00</text:p>
          </table:table-cell>
          <table:table-cell table:style-name="ce74" table:formula="of:=MAX(0;LOG10(([.$K12]+1)/2)-LOG10([.P12]))" office:value-type="float" office:value="0" calcext:value-type="float">
            <text:p>0,00</text:p>
          </table:table-cell>
          <table:table-cell table:style-name="ce74" table:formula="of:=MAX(0;LOG10(([.$K12]+1)/2)-LOG10([.Q12]))" office:value-type="float" office:value="0" calcext:value-type="float">
            <text:p>0,00</text:p>
          </table:table-cell>
          <table:table-cell table:style-name="ce74" table:formula="of:=MAX(0;LOG10(([.$K12]+1)/2)-LOG10([.R12]))" office:value-type="float" office:value="0" calcext:value-type="float">
            <text:p>0,00</text:p>
          </table:table-cell>
          <table:table-cell table:style-name="ce74" table:formula="of:=MAX(0;LOG10(([.$K12]+1)/2)-LOG10([.S12]))" office:value-type="float" office:value="0.397940008672038" calcext:value-type="float">
            <text:p>0,40</text:p>
          </table:table-cell>
          <table:table-cell table:style-name="ce74" table:formula="of:=MAX(0;LOG10(([.$K12]+1)/2)-LOG10([.T12]))" office:value-type="float" office:value="0.397940008672038" calcext:value-type="float">
            <text:p>0,40</text:p>
          </table:table-cell>
          <table:table-cell table:style-name="ce74" table:formula="of:=MAX(0;LOG10(([.$K12]+1)/2)-LOG10([.U12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09</text:p>
          </table:table-cell>
          <table:table-cell table:style-name="ce75" table:formula="of:=IF([$Results.C12]=&quot;MAX&quot;;[$Results.$L12];[$Results.C12])" office:value-type="float" office:value="36" calcext:value-type="float">
            <text:p>36</text:p>
          </table:table-cell>
          <table:table-cell table:style-name="ce75" table:formula="of:=IF([$Results.D12]=&quot;MAX&quot;;[$Results.$L12];[$Results.D12])" office:value-type="float" office:value="38" calcext:value-type="float">
            <text:p>38</text:p>
          </table:table-cell>
          <table:table-cell table:style-name="ce75" table:formula="of:=IF([$Results.E12]=&quot;MAX&quot;;[$Results.$L12];[$Results.E12])" office:value-type="float" office:value="351384" calcext:value-type="float">
            <text:p>351384</text:p>
          </table:table-cell>
          <table:table-cell table:style-name="ce75" table:formula="of:=IF([$Results.F12]=&quot;MAX&quot;;[$Results.$L12];[$Results.F12])" office:value-type="float" office:value="38" calcext:value-type="float">
            <text:p>38</text:p>
          </table:table-cell>
          <table:table-cell table:style-name="ce75" table:formula="of:=IF([$Results.G12]=&quot;MAX&quot;;[$Results.$L12];[$Results.G12])" office:value-type="float" office:value="41" calcext:value-type="float">
            <text:p>41</text:p>
          </table:table-cell>
          <table:table-cell table:style-name="ce75" table:formula="of:=IF([$Results.H12]=&quot;MAX&quot;;[$Results.$L12];[$Results.H12])" office:value-type="float" office:value="36" calcext:value-type="float">
            <text:p>36</text:p>
          </table:table-cell>
          <table:table-cell table:style-name="ce75" table:formula="of:=IF([$Results.I12]=&quot;MAX&quot;;[$Results.$L12];[$Results.I12])" office:value-type="float" office:value="38" calcext:value-type="float">
            <text:p>38</text:p>
          </table:table-cell>
          <table:table-cell table:style-name="ce75" table:formula="of:=IF([$Results.J12]=&quot;MAX&quot;;[$Results.$L12];[$Results.J12])" office:value-type="float" office:value="38" calcext:value-type="float">
            <text:p>38</text:p>
          </table:table-cell>
          <table:table-cell table:style-name="ce66" table:formula="of:=SUM(IF(FREQUENCY([.C13:.J13];[.C13:.J13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09</text:p>
          </table:table-cell>
          <table:table-cell table:style-name="ce66" table:formula="of:=RANK([.C13];[.$C13:.$J13];1)" office:value-type="float" office:value="1" calcext:value-type="float">
            <text:p>1</text:p>
          </table:table-cell>
          <table:table-cell table:style-name="ce66" table:formula="of:=RANK([.D13];[.$C13:.$J13];1)" office:value-type="float" office:value="3" calcext:value-type="float">
            <text:p>3</text:p>
          </table:table-cell>
          <table:table-cell table:style-name="ce66" table:formula="of:=RANK([.E13];[.$C13:.$J13];1)" office:value-type="float" office:value="8" calcext:value-type="float">
            <text:p>8</text:p>
          </table:table-cell>
          <table:table-cell table:style-name="ce66" table:formula="of:=RANK([.F13];[.$C13:.$J13];1)" office:value-type="float" office:value="3" calcext:value-type="float">
            <text:p>3</text:p>
          </table:table-cell>
          <table:table-cell table:style-name="ce66" table:formula="of:=RANK([.G13];[.$C13:.$J13];1)" office:value-type="float" office:value="7" calcext:value-type="float">
            <text:p>7</text:p>
          </table:table-cell>
          <table:table-cell table:style-name="ce66" table:formula="of:=RANK([.H13];[.$C13:.$J13];1)" office:value-type="float" office:value="1" calcext:value-type="float">
            <text:p>1</text:p>
          </table:table-cell>
          <table:table-cell table:style-name="ce66" table:formula="of:=RANK([.I13];[.$C13:.$J13];1)" office:value-type="float" office:value="3" calcext:value-type="float">
            <text:p>3</text:p>
          </table:table-cell>
          <table:table-cell table:style-name="ce66" table:formula="of:=RANK([.J13];[.$C13:.$J13];1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AC_09</text:p>
          </table:table-cell>
          <table:table-cell table:style-name="ce74" table:formula="of:=MAX(0;LOG10(([.$K13]+1)/2)-LOG10([.N13]))" office:value-type="float" office:value="0.397940008672038" calcext:value-type="float">
            <text:p>0,40</text:p>
          </table:table-cell>
          <table:table-cell table:style-name="ce74" table:formula="of:=MAX(0;LOG10(([.$K13]+1)/2)-LOG10([.O13]))" office:value-type="float" office:value="0" calcext:value-type="float">
            <text:p>0,00</text:p>
          </table:table-cell>
          <table:table-cell table:style-name="ce74" table:formula="of:=MAX(0;LOG10(([.$K13]+1)/2)-LOG10([.P13]))" office:value-type="float" office:value="0" calcext:value-type="float">
            <text:p>0,00</text:p>
          </table:table-cell>
          <table:table-cell table:style-name="ce74" table:formula="of:=MAX(0;LOG10(([.$K13]+1)/2)-LOG10([.Q13]))" office:value-type="float" office:value="0" calcext:value-type="float">
            <text:p>0,00</text:p>
          </table:table-cell>
          <table:table-cell table:style-name="ce74" table:formula="of:=MAX(0;LOG10(([.$K13]+1)/2)-LOG10([.R13]))" office:value-type="float" office:value="0" calcext:value-type="float">
            <text:p>0,00</text:p>
          </table:table-cell>
          <table:table-cell table:style-name="ce74" table:formula="of:=MAX(0;LOG10(([.$K13]+1)/2)-LOG10([.S13]))" office:value-type="float" office:value="0.397940008672038" calcext:value-type="float">
            <text:p>0,40</text:p>
          </table:table-cell>
          <table:table-cell table:style-name="ce74" table:formula="of:=MAX(0;LOG10(([.$K13]+1)/2)-LOG10([.T13]))" office:value-type="float" office:value="0" calcext:value-type="float">
            <text:p>0,00</text:p>
          </table:table-cell>
          <table:table-cell table:style-name="ce74" table:formula="of:=MAX(0;LOG10(([.$K13]+1)/2)-LOG10([.U13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0</text:p>
          </table:table-cell>
          <table:table-cell table:style-name="ce75" table:formula="of:=IF([$Results.C13]=&quot;MAX&quot;;[$Results.$L13];[$Results.C13])" office:value-type="float" office:value="20" calcext:value-type="float">
            <text:p>20</text:p>
          </table:table-cell>
          <table:table-cell table:style-name="ce75" table:formula="of:=IF([$Results.D13]=&quot;MAX&quot;;[$Results.$L13];[$Results.D13])" office:value-type="float" office:value="20" calcext:value-type="float">
            <text:p>20</text:p>
          </table:table-cell>
          <table:table-cell table:style-name="ce75" table:formula="of:=IF([$Results.E13]=&quot;MAX&quot;;[$Results.$L13];[$Results.E13])" office:value-type="float" office:value="22" calcext:value-type="float">
            <text:p>22</text:p>
          </table:table-cell>
          <table:table-cell table:style-name="ce75" table:formula="of:=IF([$Results.F13]=&quot;MAX&quot;;[$Results.$L13];[$Results.F13])" office:value-type="float" office:value="20" calcext:value-type="float">
            <text:p>20</text:p>
          </table:table-cell>
          <table:table-cell table:style-name="ce75" table:formula="of:=IF([$Results.G13]=&quot;MAX&quot;;[$Results.$L13];[$Results.G13])" office:value-type="float" office:value="20" calcext:value-type="float">
            <text:p>20</text:p>
          </table:table-cell>
          <table:table-cell table:style-name="ce75" table:formula="of:=IF([$Results.H13]=&quot;MAX&quot;;[$Results.$L13];[$Results.H13])" office:value-type="float" office:value="20" calcext:value-type="float">
            <text:p>20</text:p>
          </table:table-cell>
          <table:table-cell table:style-name="ce75" table:formula="of:=IF([$Results.I13]=&quot;MAX&quot;;[$Results.$L13];[$Results.I13])" office:value-type="float" office:value="20" calcext:value-type="float">
            <text:p>20</text:p>
          </table:table-cell>
          <table:table-cell table:style-name="ce75" table:formula="of:=IF([$Results.J13]=&quot;MAX&quot;;[$Results.$L13];[$Results.J13])" office:value-type="float" office:value="20" calcext:value-type="float">
            <text:p>20</text:p>
          </table:table-cell>
          <table:table-cell table:style-name="ce66" table:formula="of:=SUM(IF(FREQUENCY([.C14:.J14];[.C14:.J14])&gt;0;1;0))" office:value-type="float" office:value="2" calcext:value-type="float">
            <text:p>2</text:p>
          </table:table-cell>
          <table:table-cell/>
          <table:table-cell table:style-name="ce54" office:value-type="string" calcext:value-type="string">
            <text:p>AC_10</text:p>
          </table:table-cell>
          <table:table-cell table:style-name="ce66" table:formula="of:=RANK([.C14];[.$C14:.$J14];1)" office:value-type="float" office:value="1" calcext:value-type="float">
            <text:p>1</text:p>
          </table:table-cell>
          <table:table-cell table:style-name="ce66" table:formula="of:=RANK([.D14];[.$C14:.$J14];1)" office:value-type="float" office:value="1" calcext:value-type="float">
            <text:p>1</text:p>
          </table:table-cell>
          <table:table-cell table:style-name="ce66" table:formula="of:=RANK([.E14];[.$C14:.$J14];1)" office:value-type="float" office:value="8" calcext:value-type="float">
            <text:p>8</text:p>
          </table:table-cell>
          <table:table-cell table:style-name="ce66" table:formula="of:=RANK([.F14];[.$C14:.$J14];1)" office:value-type="float" office:value="1" calcext:value-type="float">
            <text:p>1</text:p>
          </table:table-cell>
          <table:table-cell table:style-name="ce66" table:formula="of:=RANK([.G14];[.$C14:.$J14];1)" office:value-type="float" office:value="1" calcext:value-type="float">
            <text:p>1</text:p>
          </table:table-cell>
          <table:table-cell table:style-name="ce66" table:formula="of:=RANK([.H14];[.$C14:.$J14];1)" office:value-type="float" office:value="1" calcext:value-type="float">
            <text:p>1</text:p>
          </table:table-cell>
          <table:table-cell table:style-name="ce66" table:formula="of:=RANK([.I14];[.$C14:.$J14];1)" office:value-type="float" office:value="1" calcext:value-type="float">
            <text:p>1</text:p>
          </table:table-cell>
          <table:table-cell table:style-name="ce66" table:formula="of:=RANK([.J14];[.$C14:.$J14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AC_10</text:p>
          </table:table-cell>
          <table:table-cell table:style-name="ce74" table:formula="of:=MAX(0;LOG10(([.$K14]+1)/2)-LOG10([.N14]))" office:value-type="float" office:value="0.176091259055681" calcext:value-type="float">
            <text:p>0,18</text:p>
          </table:table-cell>
          <table:table-cell table:style-name="ce74" table:formula="of:=MAX(0;LOG10(([.$K14]+1)/2)-LOG10([.O14]))" office:value-type="float" office:value="0.176091259055681" calcext:value-type="float">
            <text:p>0,18</text:p>
          </table:table-cell>
          <table:table-cell table:style-name="ce74" table:formula="of:=MAX(0;LOG10(([.$K14]+1)/2)-LOG10([.P14]))" office:value-type="float" office:value="0" calcext:value-type="float">
            <text:p>0,00</text:p>
          </table:table-cell>
          <table:table-cell table:style-name="ce74" table:formula="of:=MAX(0;LOG10(([.$K14]+1)/2)-LOG10([.Q14]))" office:value-type="float" office:value="0.176091259055681" calcext:value-type="float">
            <text:p>0,18</text:p>
          </table:table-cell>
          <table:table-cell table:style-name="ce74" table:formula="of:=MAX(0;LOG10(([.$K14]+1)/2)-LOG10([.R14]))" office:value-type="float" office:value="0.176091259055681" calcext:value-type="float">
            <text:p>0,18</text:p>
          </table:table-cell>
          <table:table-cell table:style-name="ce74" table:formula="of:=MAX(0;LOG10(([.$K14]+1)/2)-LOG10([.S14]))" office:value-type="float" office:value="0.176091259055681" calcext:value-type="float">
            <text:p>0,18</text:p>
          </table:table-cell>
          <table:table-cell table:style-name="ce74" table:formula="of:=MAX(0;LOG10(([.$K14]+1)/2)-LOG10([.T14]))" office:value-type="float" office:value="0.176091259055681" calcext:value-type="float">
            <text:p>0,18</text:p>
          </table:table-cell>
          <table:table-cell table:style-name="ce74" table:formula="of:=MAX(0;LOG10(([.$K14]+1)/2)-LOG10([.U14]))" office:value-type="float" office:value="0.176091259055681" calcext:value-type="float">
            <text:p>0,18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1</text:p>
          </table:table-cell>
          <table:table-cell table:style-name="ce75" table:formula="of:=IF([$Results.C14]=&quot;MAX&quot;;[$Results.$L14];[$Results.C14])" office:value-type="float" office:value="64" calcext:value-type="float">
            <text:p>64</text:p>
          </table:table-cell>
          <table:table-cell table:style-name="ce75" table:formula="of:=IF([$Results.D14]=&quot;MAX&quot;;[$Results.$L14];[$Results.D14])" office:value-type="float" office:value="66" calcext:value-type="float">
            <text:p>66</text:p>
          </table:table-cell>
          <table:table-cell table:style-name="ce75" table:formula="of:=IF([$Results.E14]=&quot;MAX&quot;;[$Results.$L14];[$Results.E14])" office:value-type="float" office:value="73" calcext:value-type="float">
            <text:p>73</text:p>
          </table:table-cell>
          <table:table-cell table:style-name="ce75" table:formula="of:=IF([$Results.F14]=&quot;MAX&quot;;[$Results.$L14];[$Results.F14])" office:value-type="float" office:value="65" calcext:value-type="float">
            <text:p>65</text:p>
          </table:table-cell>
          <table:table-cell table:style-name="ce75" table:formula="of:=IF([$Results.G14]=&quot;MAX&quot;;[$Results.$L14];[$Results.G14])" office:value-type="float" office:value="66" calcext:value-type="float">
            <text:p>66</text:p>
          </table:table-cell>
          <table:table-cell table:style-name="ce75" table:formula="of:=IF([$Results.H14]=&quot;MAX&quot;;[$Results.$L14];[$Results.H14])" office:value-type="float" office:value="64" calcext:value-type="float">
            <text:p>64</text:p>
          </table:table-cell>
          <table:table-cell table:style-name="ce75" table:formula="of:=IF([$Results.I14]=&quot;MAX&quot;;[$Results.$L14];[$Results.I14])" office:value-type="float" office:value="64" calcext:value-type="float">
            <text:p>64</text:p>
          </table:table-cell>
          <table:table-cell table:style-name="ce75" table:formula="of:=IF([$Results.J14]=&quot;MAX&quot;;[$Results.$L14];[$Results.J14])" office:value-type="float" office:value="65" calcext:value-type="float">
            <text:p>65</text:p>
          </table:table-cell>
          <table:table-cell table:style-name="ce66" table:formula="of:=SUM(IF(FREQUENCY([.C15:.J15];[.C15:.J15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1</text:p>
          </table:table-cell>
          <table:table-cell table:style-name="ce66" table:formula="of:=RANK([.C15];[.$C15:.$J15];1)" office:value-type="float" office:value="1" calcext:value-type="float">
            <text:p>1</text:p>
          </table:table-cell>
          <table:table-cell table:style-name="ce66" table:formula="of:=RANK([.D15];[.$C15:.$J15];1)" office:value-type="float" office:value="6" calcext:value-type="float">
            <text:p>6</text:p>
          </table:table-cell>
          <table:table-cell table:style-name="ce66" table:formula="of:=RANK([.E15];[.$C15:.$J15];1)" office:value-type="float" office:value="8" calcext:value-type="float">
            <text:p>8</text:p>
          </table:table-cell>
          <table:table-cell table:style-name="ce66" table:formula="of:=RANK([.F15];[.$C15:.$J15];1)" office:value-type="float" office:value="4" calcext:value-type="float">
            <text:p>4</text:p>
          </table:table-cell>
          <table:table-cell table:style-name="ce66" table:formula="of:=RANK([.G15];[.$C15:.$J15];1)" office:value-type="float" office:value="6" calcext:value-type="float">
            <text:p>6</text:p>
          </table:table-cell>
          <table:table-cell table:style-name="ce66" table:formula="of:=RANK([.H15];[.$C15:.$J15];1)" office:value-type="float" office:value="1" calcext:value-type="float">
            <text:p>1</text:p>
          </table:table-cell>
          <table:table-cell table:style-name="ce66" table:formula="of:=RANK([.I15];[.$C15:.$J15];1)" office:value-type="float" office:value="1" calcext:value-type="float">
            <text:p>1</text:p>
          </table:table-cell>
          <table:table-cell table:style-name="ce66" table:formula="of:=RANK([.J15];[.$C15:.$J15];1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C_11</text:p>
          </table:table-cell>
          <table:table-cell table:style-name="ce74" table:formula="of:=MAX(0;LOG10(([.$K15]+1)/2)-LOG10([.N15]))" office:value-type="float" office:value="0.397940008672038" calcext:value-type="float">
            <text:p>0,40</text:p>
          </table:table-cell>
          <table:table-cell table:style-name="ce74" table:formula="of:=MAX(0;LOG10(([.$K15]+1)/2)-LOG10([.O15]))" office:value-type="float" office:value="0" calcext:value-type="float">
            <text:p>0,00</text:p>
          </table:table-cell>
          <table:table-cell table:style-name="ce74" table:formula="of:=MAX(0;LOG10(([.$K15]+1)/2)-LOG10([.P15]))" office:value-type="float" office:value="0" calcext:value-type="float">
            <text:p>0,00</text:p>
          </table:table-cell>
          <table:table-cell table:style-name="ce74" table:formula="of:=MAX(0;LOG10(([.$K15]+1)/2)-LOG10([.Q15]))" office:value-type="float" office:value="0" calcext:value-type="float">
            <text:p>0,00</text:p>
          </table:table-cell>
          <table:table-cell table:style-name="ce74" table:formula="of:=MAX(0;LOG10(([.$K15]+1)/2)-LOG10([.R15]))" office:value-type="float" office:value="0" calcext:value-type="float">
            <text:p>0,00</text:p>
          </table:table-cell>
          <table:table-cell table:style-name="ce74" table:formula="of:=MAX(0;LOG10(([.$K15]+1)/2)-LOG10([.S15]))" office:value-type="float" office:value="0.397940008672038" calcext:value-type="float">
            <text:p>0,40</text:p>
          </table:table-cell>
          <table:table-cell table:style-name="ce74" table:formula="of:=MAX(0;LOG10(([.$K15]+1)/2)-LOG10([.T15]))" office:value-type="float" office:value="0.397940008672038" calcext:value-type="float">
            <text:p>0,40</text:p>
          </table:table-cell>
          <table:table-cell table:style-name="ce74" table:formula="of:=MAX(0;LOG10(([.$K15]+1)/2)-LOG10([.U15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2</text:p>
          </table:table-cell>
          <table:table-cell table:style-name="ce75" table:formula="of:=IF([$Results.C15]=&quot;MAX&quot;;[$Results.$L15];[$Results.C15])" office:value-type="float" office:value="136" calcext:value-type="float">
            <text:p>136</text:p>
          </table:table-cell>
          <table:table-cell table:style-name="ce75" table:formula="of:=IF([$Results.D15]=&quot;MAX&quot;;[$Results.$L15];[$Results.D15])" office:value-type="float" office:value="145" calcext:value-type="float">
            <text:p>145</text:p>
          </table:table-cell>
          <table:table-cell table:style-name="ce75" table:formula="of:=IF([$Results.E15]=&quot;MAX&quot;;[$Results.$L15];[$Results.E15])" office:value-type="float" office:value="168" calcext:value-type="float">
            <text:p>168</text:p>
          </table:table-cell>
          <table:table-cell table:style-name="ce75" table:formula="of:=IF([$Results.F15]=&quot;MAX&quot;;[$Results.$L15];[$Results.F15])" office:value-type="float" office:value="138" calcext:value-type="float">
            <text:p>138</text:p>
          </table:table-cell>
          <table:table-cell table:style-name="ce75" table:formula="of:=IF([$Results.G15]=&quot;MAX&quot;;[$Results.$L15];[$Results.G15])" office:value-type="float" office:value="142" calcext:value-type="float">
            <text:p>142</text:p>
          </table:table-cell>
          <table:table-cell table:style-name="ce75" table:formula="of:=IF([$Results.H15]=&quot;MAX&quot;;[$Results.$L15];[$Results.H15])" office:value-type="float" office:value="136" calcext:value-type="float">
            <text:p>136</text:p>
          </table:table-cell>
          <table:table-cell table:style-name="ce75" table:formula="of:=IF([$Results.I15]=&quot;MAX&quot;;[$Results.$L15];[$Results.I15])" office:value-type="float" office:value="136" calcext:value-type="float">
            <text:p>136</text:p>
          </table:table-cell>
          <table:table-cell table:style-name="ce75" table:formula="of:=IF([$Results.J15]=&quot;MAX&quot;;[$Results.$L15];[$Results.J15])" office:value-type="float" office:value="141" calcext:value-type="float">
            <text:p>141</text:p>
          </table:table-cell>
          <table:table-cell table:style-name="ce66" table:formula="of:=SUM(IF(FREQUENCY([.C16:.J16];[.C16:.J16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12</text:p>
          </table:table-cell>
          <table:table-cell table:style-name="ce66" table:formula="of:=RANK([.C16];[.$C16:.$J16];1)" office:value-type="float" office:value="1" calcext:value-type="float">
            <text:p>1</text:p>
          </table:table-cell>
          <table:table-cell table:style-name="ce66" table:formula="of:=RANK([.D16];[.$C16:.$J16];1)" office:value-type="float" office:value="7" calcext:value-type="float">
            <text:p>7</text:p>
          </table:table-cell>
          <table:table-cell table:style-name="ce66" table:formula="of:=RANK([.E16];[.$C16:.$J16];1)" office:value-type="float" office:value="8" calcext:value-type="float">
            <text:p>8</text:p>
          </table:table-cell>
          <table:table-cell table:style-name="ce66" table:formula="of:=RANK([.F16];[.$C16:.$J16];1)" office:value-type="float" office:value="4" calcext:value-type="float">
            <text:p>4</text:p>
          </table:table-cell>
          <table:table-cell table:style-name="ce66" table:formula="of:=RANK([.G16];[.$C16:.$J16];1)" office:value-type="float" office:value="6" calcext:value-type="float">
            <text:p>6</text:p>
          </table:table-cell>
          <table:table-cell table:style-name="ce66" table:formula="of:=RANK([.H16];[.$C16:.$J16];1)" office:value-type="float" office:value="1" calcext:value-type="float">
            <text:p>1</text:p>
          </table:table-cell>
          <table:table-cell table:style-name="ce66" table:formula="of:=RANK([.I16];[.$C16:.$J16];1)" office:value-type="float" office:value="1" calcext:value-type="float">
            <text:p>1</text:p>
          </table:table-cell>
          <table:table-cell table:style-name="ce66" table:formula="of:=RANK([.J16];[.$C16:.$J16];1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2</text:p>
          </table:table-cell>
          <table:table-cell table:style-name="ce74" table:formula="of:=MAX(0;LOG10(([.$K16]+1)/2)-LOG10([.N16]))" office:value-type="float" office:value="0.544068044350276" calcext:value-type="float">
            <text:p>0,54</text:p>
          </table:table-cell>
          <table:table-cell table:style-name="ce74" table:formula="of:=MAX(0;LOG10(([.$K16]+1)/2)-LOG10([.O16]))" office:value-type="float" office:value="0" calcext:value-type="float">
            <text:p>0,00</text:p>
          </table:table-cell>
          <table:table-cell table:style-name="ce74" table:formula="of:=MAX(0;LOG10(([.$K16]+1)/2)-LOG10([.P16]))" office:value-type="float" office:value="0" calcext:value-type="float">
            <text:p>0,00</text:p>
          </table:table-cell>
          <table:table-cell table:style-name="ce74" table:formula="of:=MAX(0;LOG10(([.$K16]+1)/2)-LOG10([.Q16]))" office:value-type="float" office:value="0" calcext:value-type="float">
            <text:p>0,00</text:p>
          </table:table-cell>
          <table:table-cell table:style-name="ce74" table:formula="of:=MAX(0;LOG10(([.$K16]+1)/2)-LOG10([.R16]))" office:value-type="float" office:value="0" calcext:value-type="float">
            <text:p>0,00</text:p>
          </table:table-cell>
          <table:table-cell table:style-name="ce74" table:formula="of:=MAX(0;LOG10(([.$K16]+1)/2)-LOG10([.S16]))" office:value-type="float" office:value="0.544068044350276" calcext:value-type="float">
            <text:p>0,54</text:p>
          </table:table-cell>
          <table:table-cell table:style-name="ce74" table:formula="of:=MAX(0;LOG10(([.$K16]+1)/2)-LOG10([.T16]))" office:value-type="float" office:value="0.544068044350276" calcext:value-type="float">
            <text:p>0,54</text:p>
          </table:table-cell>
          <table:table-cell table:style-name="ce74" table:formula="of:=MAX(0;LOG10(([.$K16]+1)/2)-LOG10([.U16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3</text:p>
          </table:table-cell>
          <table:table-cell table:style-name="ce75" table:formula="of:=IF([$Results.C16]=&quot;MAX&quot;;[$Results.$L16];[$Results.C16])" office:value-type="float" office:value="232" calcext:value-type="float">
            <text:p>232</text:p>
          </table:table-cell>
          <table:table-cell table:style-name="ce75" table:formula="of:=IF([$Results.D16]=&quot;MAX&quot;;[$Results.$L16];[$Results.D16])" office:value-type="float" office:value="249" calcext:value-type="float">
            <text:p>249</text:p>
          </table:table-cell>
          <table:table-cell table:style-name="ce75" table:formula="of:=IF([$Results.E16]=&quot;MAX&quot;;[$Results.$L16];[$Results.E16])" office:value-type="float" office:value="358" calcext:value-type="float">
            <text:p>358</text:p>
          </table:table-cell>
          <table:table-cell table:style-name="ce75" table:formula="of:=IF([$Results.F16]=&quot;MAX&quot;;[$Results.$L16];[$Results.F16])" office:value-type="float" office:value="233" calcext:value-type="float">
            <text:p>233</text:p>
          </table:table-cell>
          <table:table-cell table:style-name="ce75" table:formula="of:=IF([$Results.G16]=&quot;MAX&quot;;[$Results.$L16];[$Results.G16])" office:value-type="float" office:value="249" calcext:value-type="float">
            <text:p>249</text:p>
          </table:table-cell>
          <table:table-cell table:style-name="ce75" table:formula="of:=IF([$Results.H16]=&quot;MAX&quot;;[$Results.$L16];[$Results.H16])" office:value-type="float" office:value="232" calcext:value-type="float">
            <text:p>232</text:p>
          </table:table-cell>
          <table:table-cell table:style-name="ce75" table:formula="of:=IF([$Results.I16]=&quot;MAX&quot;;[$Results.$L16];[$Results.I16])" office:value-type="float" office:value="232" calcext:value-type="float">
            <text:p>232</text:p>
          </table:table-cell>
          <table:table-cell table:style-name="ce75" table:formula="of:=IF([$Results.J16]=&quot;MAX&quot;;[$Results.$L16];[$Results.J16])" office:value-type="float" office:value="246" calcext:value-type="float">
            <text:p>246</text:p>
          </table:table-cell>
          <table:table-cell table:style-name="ce66" table:formula="of:=SUM(IF(FREQUENCY([.C17:.J17];[.C17:.J17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3</text:p>
          </table:table-cell>
          <table:table-cell table:style-name="ce66" table:formula="of:=RANK([.C17];[.$C17:.$J17];1)" office:value-type="float" office:value="1" calcext:value-type="float">
            <text:p>1</text:p>
          </table:table-cell>
          <table:table-cell table:style-name="ce66" table:formula="of:=RANK([.D17];[.$C17:.$J17];1)" office:value-type="float" office:value="6" calcext:value-type="float">
            <text:p>6</text:p>
          </table:table-cell>
          <table:table-cell table:style-name="ce66" table:formula="of:=RANK([.E17];[.$C17:.$J17];1)" office:value-type="float" office:value="8" calcext:value-type="float">
            <text:p>8</text:p>
          </table:table-cell>
          <table:table-cell table:style-name="ce66" table:formula="of:=RANK([.F17];[.$C17:.$J17];1)" office:value-type="float" office:value="4" calcext:value-type="float">
            <text:p>4</text:p>
          </table:table-cell>
          <table:table-cell table:style-name="ce66" table:formula="of:=RANK([.G17];[.$C17:.$J17];1)" office:value-type="float" office:value="6" calcext:value-type="float">
            <text:p>6</text:p>
          </table:table-cell>
          <table:table-cell table:style-name="ce66" table:formula="of:=RANK([.H17];[.$C17:.$J17];1)" office:value-type="float" office:value="1" calcext:value-type="float">
            <text:p>1</text:p>
          </table:table-cell>
          <table:table-cell table:style-name="ce66" table:formula="of:=RANK([.I17];[.$C17:.$J17];1)" office:value-type="float" office:value="1" calcext:value-type="float">
            <text:p>1</text:p>
          </table:table-cell>
          <table:table-cell table:style-name="ce66" table:formula="of:=RANK([.J17];[.$C17:.$J17];1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13</text:p>
          </table:table-cell>
          <table:table-cell table:style-name="ce74" table:formula="of:=MAX(0;LOG10(([.$K17]+1)/2)-LOG10([.N17]))" office:value-type="float" office:value="0.477121254719662" calcext:value-type="float">
            <text:p>0,48</text:p>
          </table:table-cell>
          <table:table-cell table:style-name="ce74" table:formula="of:=MAX(0;LOG10(([.$K17]+1)/2)-LOG10([.O17]))" office:value-type="float" office:value="0" calcext:value-type="float">
            <text:p>0,00</text:p>
          </table:table-cell>
          <table:table-cell table:style-name="ce74" table:formula="of:=MAX(0;LOG10(([.$K17]+1)/2)-LOG10([.P17]))" office:value-type="float" office:value="0" calcext:value-type="float">
            <text:p>0,00</text:p>
          </table:table-cell>
          <table:table-cell table:style-name="ce74" table:formula="of:=MAX(0;LOG10(([.$K17]+1)/2)-LOG10([.Q17]))" office:value-type="float" office:value="0" calcext:value-type="float">
            <text:p>0,00</text:p>
          </table:table-cell>
          <table:table-cell table:style-name="ce74" table:formula="of:=MAX(0;LOG10(([.$K17]+1)/2)-LOG10([.R17]))" office:value-type="float" office:value="0" calcext:value-type="float">
            <text:p>0,00</text:p>
          </table:table-cell>
          <table:table-cell table:style-name="ce74" table:formula="of:=MAX(0;LOG10(([.$K17]+1)/2)-LOG10([.S17]))" office:value-type="float" office:value="0.477121254719662" calcext:value-type="float">
            <text:p>0,48</text:p>
          </table:table-cell>
          <table:table-cell table:style-name="ce74" table:formula="of:=MAX(0;LOG10(([.$K17]+1)/2)-LOG10([.T17]))" office:value-type="float" office:value="0.477121254719662" calcext:value-type="float">
            <text:p>0,48</text:p>
          </table:table-cell>
          <table:table-cell table:style-name="ce74" table:formula="of:=MAX(0;LOG10(([.$K17]+1)/2)-LOG10([.U17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4</text:p>
          </table:table-cell>
          <table:table-cell table:style-name="ce75" table:formula="of:=IF([$Results.C17]=&quot;MAX&quot;;[$Results.$L17];[$Results.C17])" office:value-type="float" office:value="354" calcext:value-type="float">
            <text:p>354</text:p>
          </table:table-cell>
          <table:table-cell table:style-name="ce75" table:formula="of:=IF([$Results.D17]=&quot;MAX&quot;;[$Results.$L17];[$Results.D17])" office:value-type="float" office:value="379" calcext:value-type="float">
            <text:p>379</text:p>
          </table:table-cell>
          <table:table-cell table:style-name="ce75" table:formula="of:=IF([$Results.E17]=&quot;MAX&quot;;[$Results.$L17];[$Results.E17])" office:value-type="float" office:value="573" calcext:value-type="float">
            <text:p>573</text:p>
          </table:table-cell>
          <table:table-cell table:style-name="ce75" table:formula="of:=IF([$Results.F17]=&quot;MAX&quot;;[$Results.$L17];[$Results.F17])" office:value-type="float" office:value="357" calcext:value-type="float">
            <text:p>357</text:p>
          </table:table-cell>
          <table:table-cell table:style-name="ce75" table:formula="of:=IF([$Results.G17]=&quot;MAX&quot;;[$Results.$L17];[$Results.G17])" office:value-type="float" office:value="409" calcext:value-type="float">
            <text:p>409</text:p>
          </table:table-cell>
          <table:table-cell table:style-name="ce75" table:formula="of:=IF([$Results.H17]=&quot;MAX&quot;;[$Results.$L17];[$Results.H17])" office:value-type="float" office:value="353" calcext:value-type="float">
            <text:p>353</text:p>
          </table:table-cell>
          <table:table-cell table:style-name="ce75" table:formula="of:=IF([$Results.I17]=&quot;MAX&quot;;[$Results.$L17];[$Results.I17])" office:value-type="float" office:value="354" calcext:value-type="float">
            <text:p>354</text:p>
          </table:table-cell>
          <table:table-cell table:style-name="ce75" table:formula="of:=IF([$Results.J17]=&quot;MAX&quot;;[$Results.$L17];[$Results.J17])" office:value-type="float" office:value="385" calcext:value-type="float">
            <text:p>385</text:p>
          </table:table-cell>
          <table:table-cell table:style-name="ce66" table:formula="of:=SUM(IF(FREQUENCY([.C18:.J18];[.C18:.J18])&gt;0;1;0)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14</text:p>
          </table:table-cell>
          <table:table-cell table:style-name="ce66" table:formula="of:=RANK([.C18];[.$C18:.$J18];1)" office:value-type="float" office:value="2" calcext:value-type="float">
            <text:p>2</text:p>
          </table:table-cell>
          <table:table-cell table:style-name="ce66" table:formula="of:=RANK([.D18];[.$C18:.$J18];1)" office:value-type="float" office:value="5" calcext:value-type="float">
            <text:p>5</text:p>
          </table:table-cell>
          <table:table-cell table:style-name="ce66" table:formula="of:=RANK([.E18];[.$C18:.$J18];1)" office:value-type="float" office:value="8" calcext:value-type="float">
            <text:p>8</text:p>
          </table:table-cell>
          <table:table-cell table:style-name="ce66" table:formula="of:=RANK([.F18];[.$C18:.$J18];1)" office:value-type="float" office:value="4" calcext:value-type="float">
            <text:p>4</text:p>
          </table:table-cell>
          <table:table-cell table:style-name="ce66" table:formula="of:=RANK([.G18];[.$C18:.$J18];1)" office:value-type="float" office:value="7" calcext:value-type="float">
            <text:p>7</text:p>
          </table:table-cell>
          <table:table-cell table:style-name="ce66" table:formula="of:=RANK([.H18];[.$C18:.$J18];1)" office:value-type="float" office:value="1" calcext:value-type="float">
            <text:p>1</text:p>
          </table:table-cell>
          <table:table-cell table:style-name="ce66" table:formula="of:=RANK([.I18];[.$C18:.$J18];1)" office:value-type="float" office:value="2" calcext:value-type="float">
            <text:p>2</text:p>
          </table:table-cell>
          <table:table-cell table:style-name="ce66" table:formula="of:=RANK([.J18];[.$C18:.$J18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14</text:p>
          </table:table-cell>
          <table:table-cell table:style-name="ce74" table:formula="of:=MAX(0;LOG10(([.$K18]+1)/2)-LOG10([.N18]))" office:value-type="float" office:value="0.301029995663981" calcext:value-type="float">
            <text:p>0,30</text:p>
          </table:table-cell>
          <table:table-cell table:style-name="ce74" table:formula="of:=MAX(0;LOG10(([.$K18]+1)/2)-LOG10([.O18]))" office:value-type="float" office:value="0" calcext:value-type="float">
            <text:p>0,00</text:p>
          </table:table-cell>
          <table:table-cell table:style-name="ce74" table:formula="of:=MAX(0;LOG10(([.$K18]+1)/2)-LOG10([.P18]))" office:value-type="float" office:value="0" calcext:value-type="float">
            <text:p>0,00</text:p>
          </table:table-cell>
          <table:table-cell table:style-name="ce74" table:formula="of:=MAX(0;LOG10(([.$K18]+1)/2)-LOG10([.Q18]))" office:value-type="float" office:value="0" calcext:value-type="float">
            <text:p>0,00</text:p>
          </table:table-cell>
          <table:table-cell table:style-name="ce74" table:formula="of:=MAX(0;LOG10(([.$K18]+1)/2)-LOG10([.R18]))" office:value-type="float" office:value="0" calcext:value-type="float">
            <text:p>0,00</text:p>
          </table:table-cell>
          <table:table-cell table:style-name="ce74" table:formula="of:=MAX(0;LOG10(([.$K18]+1)/2)-LOG10([.S18]))" office:value-type="float" office:value="0.602059991327962" calcext:value-type="float">
            <text:p>0,60</text:p>
          </table:table-cell>
          <table:table-cell table:style-name="ce74" table:formula="of:=MAX(0;LOG10(([.$K18]+1)/2)-LOG10([.T18]))" office:value-type="float" office:value="0.301029995663981" calcext:value-type="float">
            <text:p>0,30</text:p>
          </table:table-cell>
          <table:table-cell table:style-name="ce74" table:formula="of:=MAX(0;LOG10(([.$K18]+1)/2)-LOG10([.U18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5</text:p>
          </table:table-cell>
          <table:table-cell table:style-name="ce75" table:formula="of:=IF([$Results.C18]=&quot;MAX&quot;;[$Results.$L18];[$Results.C18])" office:value-type="float" office:value="502" calcext:value-type="float">
            <text:p>502</text:p>
          </table:table-cell>
          <table:table-cell table:style-name="ce75" table:formula="of:=IF([$Results.D18]=&quot;MAX&quot;;[$Results.$L18];[$Results.D18])" office:value-type="float" office:value="542" calcext:value-type="float">
            <text:p>542</text:p>
          </table:table-cell>
          <table:table-cell table:style-name="ce75" table:formula="of:=IF([$Results.E18]=&quot;MAX&quot;;[$Results.$L18];[$Results.E18])" office:value-type="float" office:value="830" calcext:value-type="float">
            <text:p>830</text:p>
          </table:table-cell>
          <table:table-cell table:style-name="ce75" table:formula="of:=IF([$Results.F18]=&quot;MAX&quot;;[$Results.$L18];[$Results.F18])" office:value-type="float" office:value="505" calcext:value-type="float">
            <text:p>505</text:p>
          </table:table-cell>
          <table:table-cell table:style-name="ce75" table:formula="of:=IF([$Results.G18]=&quot;MAX&quot;;[$Results.$L18];[$Results.G18])" office:value-type="float" office:value="598" calcext:value-type="float">
            <text:p>598</text:p>
          </table:table-cell>
          <table:table-cell table:style-name="ce75" table:formula="of:=IF([$Results.H18]=&quot;MAX&quot;;[$Results.$L18];[$Results.H18])" office:value-type="float" office:value="501" calcext:value-type="float">
            <text:p>501</text:p>
          </table:table-cell>
          <table:table-cell table:style-name="ce75" table:formula="of:=IF([$Results.I18]=&quot;MAX&quot;;[$Results.$L18];[$Results.I18])" office:value-type="float" office:value="502" calcext:value-type="float">
            <text:p>502</text:p>
          </table:table-cell>
          <table:table-cell table:style-name="ce75" table:formula="of:=IF([$Results.J18]=&quot;MAX&quot;;[$Results.$L18];[$Results.J18])" office:value-type="float" office:value="552" calcext:value-type="float">
            <text:p>552</text:p>
          </table:table-cell>
          <table:table-cell table:style-name="ce66" table:formula="of:=SUM(IF(FREQUENCY([.C19:.J19];[.C19:.J19])&gt;0;1;0)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15</text:p>
          </table:table-cell>
          <table:table-cell table:style-name="ce66" table:formula="of:=RANK([.C19];[.$C19:.$J19];1)" office:value-type="float" office:value="2" calcext:value-type="float">
            <text:p>2</text:p>
          </table:table-cell>
          <table:table-cell table:style-name="ce66" table:formula="of:=RANK([.D19];[.$C19:.$J19];1)" office:value-type="float" office:value="5" calcext:value-type="float">
            <text:p>5</text:p>
          </table:table-cell>
          <table:table-cell table:style-name="ce66" table:formula="of:=RANK([.E19];[.$C19:.$J19];1)" office:value-type="float" office:value="8" calcext:value-type="float">
            <text:p>8</text:p>
          </table:table-cell>
          <table:table-cell table:style-name="ce66" table:formula="of:=RANK([.F19];[.$C19:.$J19];1)" office:value-type="float" office:value="4" calcext:value-type="float">
            <text:p>4</text:p>
          </table:table-cell>
          <table:table-cell table:style-name="ce66" table:formula="of:=RANK([.G19];[.$C19:.$J19];1)" office:value-type="float" office:value="7" calcext:value-type="float">
            <text:p>7</text:p>
          </table:table-cell>
          <table:table-cell table:style-name="ce66" table:formula="of:=RANK([.H19];[.$C19:.$J19];1)" office:value-type="float" office:value="1" calcext:value-type="float">
            <text:p>1</text:p>
          </table:table-cell>
          <table:table-cell table:style-name="ce66" table:formula="of:=RANK([.I19];[.$C19:.$J19];1)" office:value-type="float" office:value="2" calcext:value-type="float">
            <text:p>2</text:p>
          </table:table-cell>
          <table:table-cell table:style-name="ce66" table:formula="of:=RANK([.J19];[.$C19:.$J19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15</text:p>
          </table:table-cell>
          <table:table-cell table:style-name="ce74" table:formula="of:=MAX(0;LOG10(([.$K19]+1)/2)-LOG10([.N19]))" office:value-type="float" office:value="0.301029995663981" calcext:value-type="float">
            <text:p>0,30</text:p>
          </table:table-cell>
          <table:table-cell table:style-name="ce74" table:formula="of:=MAX(0;LOG10(([.$K19]+1)/2)-LOG10([.O19]))" office:value-type="float" office:value="0" calcext:value-type="float">
            <text:p>0,00</text:p>
          </table:table-cell>
          <table:table-cell table:style-name="ce74" table:formula="of:=MAX(0;LOG10(([.$K19]+1)/2)-LOG10([.P19]))" office:value-type="float" office:value="0" calcext:value-type="float">
            <text:p>0,00</text:p>
          </table:table-cell>
          <table:table-cell table:style-name="ce74" table:formula="of:=MAX(0;LOG10(([.$K19]+1)/2)-LOG10([.Q19]))" office:value-type="float" office:value="0" calcext:value-type="float">
            <text:p>0,00</text:p>
          </table:table-cell>
          <table:table-cell table:style-name="ce74" table:formula="of:=MAX(0;LOG10(([.$K19]+1)/2)-LOG10([.R19]))" office:value-type="float" office:value="0" calcext:value-type="float">
            <text:p>0,00</text:p>
          </table:table-cell>
          <table:table-cell table:style-name="ce74" table:formula="of:=MAX(0;LOG10(([.$K19]+1)/2)-LOG10([.S19]))" office:value-type="float" office:value="0.602059991327962" calcext:value-type="float">
            <text:p>0,60</text:p>
          </table:table-cell>
          <table:table-cell table:style-name="ce74" table:formula="of:=MAX(0;LOG10(([.$K19]+1)/2)-LOG10([.T19]))" office:value-type="float" office:value="0.301029995663981" calcext:value-type="float">
            <text:p>0,30</text:p>
          </table:table-cell>
          <table:table-cell table:style-name="ce74" table:formula="of:=MAX(0;LOG10(([.$K19]+1)/2)-LOG10([.U19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6</text:p>
          </table:table-cell>
          <table:table-cell table:style-name="ce75" table:formula="of:=IF([$Results.C19]=&quot;MAX&quot;;[$Results.$L19];[$Results.C19])" office:value-type="float" office:value="869" calcext:value-type="float">
            <text:p>869</text:p>
          </table:table-cell>
          <table:table-cell table:style-name="ce75" table:formula="of:=IF([$Results.D19]=&quot;MAX&quot;;[$Results.$L19];[$Results.D19])" office:value-type="float" office:value="948" calcext:value-type="float">
            <text:p>948</text:p>
          </table:table-cell>
          <table:table-cell table:style-name="ce75" table:formula="of:=IF([$Results.E19]=&quot;MAX&quot;;[$Results.$L19];[$Results.E19])" office:value-type="float" office:value="1484" calcext:value-type="float">
            <text:p>1484</text:p>
          </table:table-cell>
          <table:table-cell table:style-name="ce75" table:formula="of:=IF([$Results.F19]=&quot;MAX&quot;;[$Results.$L19];[$Results.F19])" office:value-type="float" office:value="875" calcext:value-type="float">
            <text:p>875</text:p>
          </table:table-cell>
          <table:table-cell table:style-name="ce75" table:formula="of:=IF([$Results.G19]=&quot;MAX&quot;;[$Results.$L19];[$Results.G19])" office:value-type="float" office:value="1059" calcext:value-type="float">
            <text:p>1059</text:p>
          </table:table-cell>
          <table:table-cell table:style-name="ce75" table:formula="of:=IF([$Results.H19]=&quot;MAX&quot;;[$Results.$L19];[$Results.H19])" office:value-type="float" office:value="868" calcext:value-type="float">
            <text:p>868</text:p>
          </table:table-cell>
          <table:table-cell table:style-name="ce75" table:formula="of:=IF([$Results.I19]=&quot;MAX&quot;;[$Results.$L19];[$Results.I19])" office:value-type="float" office:value="868" calcext:value-type="float">
            <text:p>868</text:p>
          </table:table-cell>
          <table:table-cell table:style-name="ce75" table:formula="of:=IF([$Results.J19]=&quot;MAX&quot;;[$Results.$L19];[$Results.J19])" office:value-type="float" office:value="984" calcext:value-type="float">
            <text:p>984</text:p>
          </table:table-cell>
          <table:table-cell table:style-name="ce66" table:formula="of:=SUM(IF(FREQUENCY([.C20:.J20];[.C20:.J20])&gt;0;1;0)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16</text:p>
          </table:table-cell>
          <table:table-cell table:style-name="ce66" table:formula="of:=RANK([.C20];[.$C20:.$J20];1)" office:value-type="float" office:value="3" calcext:value-type="float">
            <text:p>3</text:p>
          </table:table-cell>
          <table:table-cell table:style-name="ce66" table:formula="of:=RANK([.D20];[.$C20:.$J20];1)" office:value-type="float" office:value="5" calcext:value-type="float">
            <text:p>5</text:p>
          </table:table-cell>
          <table:table-cell table:style-name="ce66" table:formula="of:=RANK([.E20];[.$C20:.$J20];1)" office:value-type="float" office:value="8" calcext:value-type="float">
            <text:p>8</text:p>
          </table:table-cell>
          <table:table-cell table:style-name="ce66" table:formula="of:=RANK([.F20];[.$C20:.$J20];1)" office:value-type="float" office:value="4" calcext:value-type="float">
            <text:p>4</text:p>
          </table:table-cell>
          <table:table-cell table:style-name="ce66" table:formula="of:=RANK([.G20];[.$C20:.$J20];1)" office:value-type="float" office:value="7" calcext:value-type="float">
            <text:p>7</text:p>
          </table:table-cell>
          <table:table-cell table:style-name="ce66" table:formula="of:=RANK([.H20];[.$C20:.$J20];1)" office:value-type="float" office:value="1" calcext:value-type="float">
            <text:p>1</text:p>
          </table:table-cell>
          <table:table-cell table:style-name="ce66" table:formula="of:=RANK([.I20];[.$C20:.$J20];1)" office:value-type="float" office:value="1" calcext:value-type="float">
            <text:p>1</text:p>
          </table:table-cell>
          <table:table-cell table:style-name="ce66" table:formula="of:=RANK([.J20];[.$C20:.$J20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16</text:p>
          </table:table-cell>
          <table:table-cell table:style-name="ce74" table:formula="of:=MAX(0;LOG10(([.$K20]+1)/2)-LOG10([.N20]))" office:value-type="float" office:value="0.1249387366083" calcext:value-type="float">
            <text:p>0,12</text:p>
          </table:table-cell>
          <table:table-cell table:style-name="ce74" table:formula="of:=MAX(0;LOG10(([.$K20]+1)/2)-LOG10([.O20]))" office:value-type="float" office:value="0" calcext:value-type="float">
            <text:p>0,00</text:p>
          </table:table-cell>
          <table:table-cell table:style-name="ce74" table:formula="of:=MAX(0;LOG10(([.$K20]+1)/2)-LOG10([.P20]))" office:value-type="float" office:value="0" calcext:value-type="float">
            <text:p>0,00</text:p>
          </table:table-cell>
          <table:table-cell table:style-name="ce74" table:formula="of:=MAX(0;LOG10(([.$K20]+1)/2)-LOG10([.Q20]))" office:value-type="float" office:value="0" calcext:value-type="float">
            <text:p>0,00</text:p>
          </table:table-cell>
          <table:table-cell table:style-name="ce74" table:formula="of:=MAX(0;LOG10(([.$K20]+1)/2)-LOG10([.R20]))" office:value-type="float" office:value="0" calcext:value-type="float">
            <text:p>0,00</text:p>
          </table:table-cell>
          <table:table-cell table:style-name="ce74" table:formula="of:=MAX(0;LOG10(([.$K20]+1)/2)-LOG10([.S20]))" office:value-type="float" office:value="0.602059991327962" calcext:value-type="float">
            <text:p>0,60</text:p>
          </table:table-cell>
          <table:table-cell table:style-name="ce74" table:formula="of:=MAX(0;LOG10(([.$K20]+1)/2)-LOG10([.T20]))" office:value-type="float" office:value="0.602059991327962" calcext:value-type="float">
            <text:p>0,60</text:p>
          </table:table-cell>
          <table:table-cell table:style-name="ce74" table:formula="of:=MAX(0;LOG10(([.$K20]+1)/2)-LOG10([.U20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7</text:p>
          </table:table-cell>
          <table:table-cell table:style-name="ce75" table:formula="of:=IF([$Results.C20]=&quot;MAX&quot;;[$Results.$L20];[$Results.C20])" office:value-type="float" office:value="1334" calcext:value-type="float">
            <text:p>1334</text:p>
          </table:table-cell>
          <table:table-cell table:style-name="ce75" table:formula="of:=IF([$Results.D20]=&quot;MAX&quot;;[$Results.$L20];[$Results.D20])" office:value-type="float" office:value="1486" calcext:value-type="float">
            <text:p>1486</text:p>
          </table:table-cell>
          <table:table-cell table:style-name="ce75" table:formula="of:=IF([$Results.E20]=&quot;MAX&quot;;[$Results.$L20];[$Results.E20])" office:value-type="float" office:value="2295" calcext:value-type="float">
            <text:p>2295</text:p>
          </table:table-cell>
          <table:table-cell table:style-name="ce75" table:formula="of:=IF([$Results.F20]=&quot;MAX&quot;;[$Results.$L20];[$Results.F20])" office:value-type="float" office:value="1348" calcext:value-type="float">
            <text:p>1348</text:p>
          </table:table-cell>
          <table:table-cell table:style-name="ce75" table:formula="of:=IF([$Results.G20]=&quot;MAX&quot;;[$Results.$L20];[$Results.G20])" office:value-type="float" office:value="1651" calcext:value-type="float">
            <text:p>1651</text:p>
          </table:table-cell>
          <table:table-cell table:style-name="ce75" table:formula="of:=IF([$Results.H20]=&quot;MAX&quot;;[$Results.$L20];[$Results.H20])" office:value-type="float" office:value="1334" calcext:value-type="float">
            <text:p>1334</text:p>
          </table:table-cell>
          <table:table-cell table:style-name="ce75" table:formula="of:=IF([$Results.I20]=&quot;MAX&quot;;[$Results.$L20];[$Results.I20])" office:value-type="float" office:value="1334" calcext:value-type="float">
            <text:p>1334</text:p>
          </table:table-cell>
          <table:table-cell table:style-name="ce75" table:formula="of:=IF([$Results.J20]=&quot;MAX&quot;;[$Results.$L20];[$Results.J20])" office:value-type="float" office:value="1539" calcext:value-type="float">
            <text:p>1539</text:p>
          </table:table-cell>
          <table:table-cell table:style-name="ce66" table:formula="of:=SUM(IF(FREQUENCY([.C21:.J21];[.C21:.J21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17</text:p>
          </table:table-cell>
          <table:table-cell table:style-name="ce66" table:formula="of:=RANK([.C21];[.$C21:.$J21];1)" office:value-type="float" office:value="1" calcext:value-type="float">
            <text:p>1</text:p>
          </table:table-cell>
          <table:table-cell table:style-name="ce66" table:formula="of:=RANK([.D21];[.$C21:.$J21];1)" office:value-type="float" office:value="5" calcext:value-type="float">
            <text:p>5</text:p>
          </table:table-cell>
          <table:table-cell table:style-name="ce66" table:formula="of:=RANK([.E21];[.$C21:.$J21];1)" office:value-type="float" office:value="8" calcext:value-type="float">
            <text:p>8</text:p>
          </table:table-cell>
          <table:table-cell table:style-name="ce66" table:formula="of:=RANK([.F21];[.$C21:.$J21];1)" office:value-type="float" office:value="4" calcext:value-type="float">
            <text:p>4</text:p>
          </table:table-cell>
          <table:table-cell table:style-name="ce66" table:formula="of:=RANK([.G21];[.$C21:.$J21];1)" office:value-type="float" office:value="7" calcext:value-type="float">
            <text:p>7</text:p>
          </table:table-cell>
          <table:table-cell table:style-name="ce66" table:formula="of:=RANK([.H21];[.$C21:.$J21];1)" office:value-type="float" office:value="1" calcext:value-type="float">
            <text:p>1</text:p>
          </table:table-cell>
          <table:table-cell table:style-name="ce66" table:formula="of:=RANK([.I21];[.$C21:.$J21];1)" office:value-type="float" office:value="1" calcext:value-type="float">
            <text:p>1</text:p>
          </table:table-cell>
          <table:table-cell table:style-name="ce66" table:formula="of:=RANK([.J21];[.$C21:.$J21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17</text:p>
          </table:table-cell>
          <table:table-cell table:style-name="ce74" table:formula="of:=MAX(0;LOG10(([.$K21]+1)/2)-LOG10([.N21]))" office:value-type="float" office:value="0.544068044350276" calcext:value-type="float">
            <text:p>0,54</text:p>
          </table:table-cell>
          <table:table-cell table:style-name="ce74" table:formula="of:=MAX(0;LOG10(([.$K21]+1)/2)-LOG10([.O21]))" office:value-type="float" office:value="0" calcext:value-type="float">
            <text:p>0,00</text:p>
          </table:table-cell>
          <table:table-cell table:style-name="ce74" table:formula="of:=MAX(0;LOG10(([.$K21]+1)/2)-LOG10([.P21]))" office:value-type="float" office:value="0" calcext:value-type="float">
            <text:p>0,00</text:p>
          </table:table-cell>
          <table:table-cell table:style-name="ce74" table:formula="of:=MAX(0;LOG10(([.$K21]+1)/2)-LOG10([.Q21]))" office:value-type="float" office:value="0" calcext:value-type="float">
            <text:p>0,00</text:p>
          </table:table-cell>
          <table:table-cell table:style-name="ce74" table:formula="of:=MAX(0;LOG10(([.$K21]+1)/2)-LOG10([.R21]))" office:value-type="float" office:value="0" calcext:value-type="float">
            <text:p>0,00</text:p>
          </table:table-cell>
          <table:table-cell table:style-name="ce74" table:formula="of:=MAX(0;LOG10(([.$K21]+1)/2)-LOG10([.S21]))" office:value-type="float" office:value="0.544068044350276" calcext:value-type="float">
            <text:p>0,54</text:p>
          </table:table-cell>
          <table:table-cell table:style-name="ce74" table:formula="of:=MAX(0;LOG10(([.$K21]+1)/2)-LOG10([.T21]))" office:value-type="float" office:value="0.544068044350276" calcext:value-type="float">
            <text:p>0,54</text:p>
          </table:table-cell>
          <table:table-cell table:style-name="ce74" table:formula="of:=MAX(0;LOG10(([.$K21]+1)/2)-LOG10([.U21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8</text:p>
          </table:table-cell>
          <table:table-cell table:style-name="ce75" table:formula="of:=IF([$Results.C21]=&quot;MAX&quot;;[$Results.$L21];[$Results.C21])" office:value-type="float" office:value="1907" calcext:value-type="float">
            <text:p>1907</text:p>
          </table:table-cell>
          <table:table-cell table:style-name="ce75" table:formula="of:=IF([$Results.D21]=&quot;MAX&quot;;[$Results.$L21];[$Results.D21])" office:value-type="float" office:value="2122" calcext:value-type="float">
            <text:p>2122</text:p>
          </table:table-cell>
          <table:table-cell table:style-name="ce75" table:formula="of:=IF([$Results.E21]=&quot;MAX&quot;;[$Results.$L21];[$Results.E21])" office:value-type="float" office:value="3315" calcext:value-type="float">
            <text:p>3315</text:p>
          </table:table-cell>
          <table:table-cell table:style-name="ce75" table:formula="of:=IF([$Results.F21]=&quot;MAX&quot;;[$Results.$L21];[$Results.F21])" office:value-type="float" office:value="2055" calcext:value-type="float">
            <text:p>2055</text:p>
          </table:table-cell>
          <table:table-cell table:style-name="ce75" table:formula="of:=IF([$Results.G21]=&quot;MAX&quot;;[$Results.$L21];[$Results.G21])" office:value-type="float" office:value="2373" calcext:value-type="float">
            <text:p>2373</text:p>
          </table:table-cell>
          <table:table-cell table:style-name="ce75" table:formula="of:=IF([$Results.H21]=&quot;MAX&quot;;[$Results.$L21];[$Results.H21])" office:value-type="float" office:value="1906" calcext:value-type="float">
            <text:p>1906</text:p>
          </table:table-cell>
          <table:table-cell table:style-name="ce75" table:formula="of:=IF([$Results.I21]=&quot;MAX&quot;;[$Results.$L21];[$Results.I21])" office:value-type="float" office:value="1912" calcext:value-type="float">
            <text:p>1912</text:p>
          </table:table-cell>
          <table:table-cell table:style-name="ce75" table:formula="of:=IF([$Results.J21]=&quot;MAX&quot;;[$Results.$L21];[$Results.J21])" office:value-type="float" office:value="2214" calcext:value-type="float">
            <text:p>2214</text:p>
          </table:table-cell>
          <table:table-cell table:style-name="ce66" table:formula="of:=SUM(IF(FREQUENCY([.C22:.J22];[.C22:.J22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18</text:p>
          </table:table-cell>
          <table:table-cell table:style-name="ce66" table:formula="of:=RANK([.C22];[.$C22:.$J22];1)" office:value-type="float" office:value="2" calcext:value-type="float">
            <text:p>2</text:p>
          </table:table-cell>
          <table:table-cell table:style-name="ce66" table:formula="of:=RANK([.D22];[.$C22:.$J22];1)" office:value-type="float" office:value="5" calcext:value-type="float">
            <text:p>5</text:p>
          </table:table-cell>
          <table:table-cell table:style-name="ce66" table:formula="of:=RANK([.E22];[.$C22:.$J22];1)" office:value-type="float" office:value="8" calcext:value-type="float">
            <text:p>8</text:p>
          </table:table-cell>
          <table:table-cell table:style-name="ce66" table:formula="of:=RANK([.F22];[.$C22:.$J22];1)" office:value-type="float" office:value="4" calcext:value-type="float">
            <text:p>4</text:p>
          </table:table-cell>
          <table:table-cell table:style-name="ce66" table:formula="of:=RANK([.G22];[.$C22:.$J22];1)" office:value-type="float" office:value="7" calcext:value-type="float">
            <text:p>7</text:p>
          </table:table-cell>
          <table:table-cell table:style-name="ce66" table:formula="of:=RANK([.H22];[.$C22:.$J22];1)" office:value-type="float" office:value="1" calcext:value-type="float">
            <text:p>1</text:p>
          </table:table-cell>
          <table:table-cell table:style-name="ce66" table:formula="of:=RANK([.I22];[.$C22:.$J22];1)" office:value-type="float" office:value="3" calcext:value-type="float">
            <text:p>3</text:p>
          </table:table-cell>
          <table:table-cell table:style-name="ce66" table:formula="of:=RANK([.J22];[.$C22:.$J22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18</text:p>
          </table:table-cell>
          <table:table-cell table:style-name="ce74" table:formula="of:=MAX(0;LOG10(([.$K22]+1)/2)-LOG10([.N22]))" office:value-type="float" office:value="0.352182518111363" calcext:value-type="float">
            <text:p>0,35</text:p>
          </table:table-cell>
          <table:table-cell table:style-name="ce74" table:formula="of:=MAX(0;LOG10(([.$K22]+1)/2)-LOG10([.O22]))" office:value-type="float" office:value="0" calcext:value-type="float">
            <text:p>0,00</text:p>
          </table:table-cell>
          <table:table-cell table:style-name="ce74" table:formula="of:=MAX(0;LOG10(([.$K22]+1)/2)-LOG10([.P22]))" office:value-type="float" office:value="0" calcext:value-type="float">
            <text:p>0,00</text:p>
          </table:table-cell>
          <table:table-cell table:style-name="ce74" table:formula="of:=MAX(0;LOG10(([.$K22]+1)/2)-LOG10([.Q22]))" office:value-type="float" office:value="0.0511525224473813" calcext:value-type="float">
            <text:p>0,05</text:p>
          </table:table-cell>
          <table:table-cell table:style-name="ce74" table:formula="of:=MAX(0;LOG10(([.$K22]+1)/2)-LOG10([.R22]))" office:value-type="float" office:value="0" calcext:value-type="float">
            <text:p>0,00</text:p>
          </table:table-cell>
          <table:table-cell table:style-name="ce74" table:formula="of:=MAX(0;LOG10(([.$K22]+1)/2)-LOG10([.S22]))" office:value-type="float" office:value="0.653212513775344" calcext:value-type="float">
            <text:p>0,65</text:p>
          </table:table-cell>
          <table:table-cell table:style-name="ce74" table:formula="of:=MAX(0;LOG10(([.$K22]+1)/2)-LOG10([.T22]))" office:value-type="float" office:value="0.176091259055681" calcext:value-type="float">
            <text:p>0,18</text:p>
          </table:table-cell>
          <table:table-cell table:style-name="ce74" table:formula="of:=MAX(0;LOG10(([.$K22]+1)/2)-LOG10([.U22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19</text:p>
          </table:table-cell>
          <table:table-cell table:style-name="ce75" table:formula="of:=IF([$Results.C22]=&quot;MAX&quot;;[$Results.$L22];[$Results.C22])" office:value-type="float" office:value="2573" calcext:value-type="float">
            <text:p>2573</text:p>
          </table:table-cell>
          <table:table-cell table:style-name="ce75" table:formula="of:=IF([$Results.D22]=&quot;MAX&quot;;[$Results.$L22];[$Results.D22])" office:value-type="float" office:value="2862" calcext:value-type="float">
            <text:p>2862</text:p>
          </table:table-cell>
          <table:table-cell table:style-name="ce75" table:formula="of:=IF([$Results.E22]=&quot;MAX&quot;;[$Results.$L22];[$Results.E22])" office:value-type="float" office:value="4478" calcext:value-type="float">
            <text:p>4478</text:p>
          </table:table-cell>
          <table:table-cell table:style-name="ce75" table:formula="of:=IF([$Results.F22]=&quot;MAX&quot;;[$Results.$L22];[$Results.F22])" office:value-type="float" office:value="2869" calcext:value-type="float">
            <text:p>2869</text:p>
          </table:table-cell>
          <table:table-cell table:style-name="ce75" table:formula="of:=IF([$Results.G22]=&quot;MAX&quot;;[$Results.$L22];[$Results.G22])" office:value-type="float" office:value="3178" calcext:value-type="float">
            <text:p>3178</text:p>
          </table:table-cell>
          <table:table-cell table:style-name="ce75" table:formula="of:=IF([$Results.H22]=&quot;MAX&quot;;[$Results.$L22];[$Results.H22])" office:value-type="float" office:value="2571" calcext:value-type="float">
            <text:p>2571</text:p>
          </table:table-cell>
          <table:table-cell table:style-name="ce75" table:formula="of:=IF([$Results.I22]=&quot;MAX&quot;;[$Results.$L22];[$Results.I22])" office:value-type="float" office:value="2573" calcext:value-type="float">
            <text:p>2573</text:p>
          </table:table-cell>
          <table:table-cell table:style-name="ce75" table:formula="of:=IF([$Results.J22]=&quot;MAX&quot;;[$Results.$L22];[$Results.J22])" office:value-type="float" office:value="3001" calcext:value-type="float">
            <text:p>3001</text:p>
          </table:table-cell>
          <table:table-cell table:style-name="ce66" table:formula="of:=SUM(IF(FREQUENCY([.C23:.J23];[.C23:.J23])&gt;0;1;0)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19</text:p>
          </table:table-cell>
          <table:table-cell table:style-name="ce66" table:formula="of:=RANK([.C23];[.$C23:.$J23];1)" office:value-type="float" office:value="2" calcext:value-type="float">
            <text:p>2</text:p>
          </table:table-cell>
          <table:table-cell table:style-name="ce66" table:formula="of:=RANK([.D23];[.$C23:.$J23];1)" office:value-type="float" office:value="4" calcext:value-type="float">
            <text:p>4</text:p>
          </table:table-cell>
          <table:table-cell table:style-name="ce66" table:formula="of:=RANK([.E23];[.$C23:.$J23];1)" office:value-type="float" office:value="8" calcext:value-type="float">
            <text:p>8</text:p>
          </table:table-cell>
          <table:table-cell table:style-name="ce66" table:formula="of:=RANK([.F23];[.$C23:.$J23];1)" office:value-type="float" office:value="5" calcext:value-type="float">
            <text:p>5</text:p>
          </table:table-cell>
          <table:table-cell table:style-name="ce66" table:formula="of:=RANK([.G23];[.$C23:.$J23];1)" office:value-type="float" office:value="7" calcext:value-type="float">
            <text:p>7</text:p>
          </table:table-cell>
          <table:table-cell table:style-name="ce66" table:formula="of:=RANK([.H23];[.$C23:.$J23];1)" office:value-type="float" office:value="1" calcext:value-type="float">
            <text:p>1</text:p>
          </table:table-cell>
          <table:table-cell table:style-name="ce66" table:formula="of:=RANK([.I23];[.$C23:.$J23];1)" office:value-type="float" office:value="2" calcext:value-type="float">
            <text:p>2</text:p>
          </table:table-cell>
          <table:table-cell table:style-name="ce66" table:formula="of:=RANK([.J23];[.$C23:.$J23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19</text:p>
          </table:table-cell>
          <table:table-cell table:style-name="ce74" table:formula="of:=MAX(0;LOG10(([.$K23]+1)/2)-LOG10([.N23]))" office:value-type="float" office:value="0.301029995663981" calcext:value-type="float">
            <text:p>0,30</text:p>
          </table:table-cell>
          <table:table-cell table:style-name="ce74" table:formula="of:=MAX(0;LOG10(([.$K23]+1)/2)-LOG10([.O23]))" office:value-type="float" office:value="0" calcext:value-type="float">
            <text:p>0,00</text:p>
          </table:table-cell>
          <table:table-cell table:style-name="ce74" table:formula="of:=MAX(0;LOG10(([.$K23]+1)/2)-LOG10([.P23]))" office:value-type="float" office:value="0" calcext:value-type="float">
            <text:p>0,00</text:p>
          </table:table-cell>
          <table:table-cell table:style-name="ce74" table:formula="of:=MAX(0;LOG10(([.$K23]+1)/2)-LOG10([.Q23]))" office:value-type="float" office:value="0" calcext:value-type="float">
            <text:p>0,00</text:p>
          </table:table-cell>
          <table:table-cell table:style-name="ce74" table:formula="of:=MAX(0;LOG10(([.$K23]+1)/2)-LOG10([.R23]))" office:value-type="float" office:value="0" calcext:value-type="float">
            <text:p>0,00</text:p>
          </table:table-cell>
          <table:table-cell table:style-name="ce74" table:formula="of:=MAX(0;LOG10(([.$K23]+1)/2)-LOG10([.S23]))" office:value-type="float" office:value="0.602059991327962" calcext:value-type="float">
            <text:p>0,60</text:p>
          </table:table-cell>
          <table:table-cell table:style-name="ce74" table:formula="of:=MAX(0;LOG10(([.$K23]+1)/2)-LOG10([.T23]))" office:value-type="float" office:value="0.301029995663981" calcext:value-type="float">
            <text:p>0,30</text:p>
          </table:table-cell>
          <table:table-cell table:style-name="ce74" table:formula="of:=MAX(0;LOG10(([.$K23]+1)/2)-LOG10([.U23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0</text:p>
          </table:table-cell>
          <table:table-cell table:style-name="ce75" table:formula="of:=IF([$Results.C23]=&quot;MAX&quot;;[$Results.$L23];[$Results.C23])" office:value-type="float" office:value="3336" calcext:value-type="float">
            <text:p>3336</text:p>
          </table:table-cell>
          <table:table-cell table:style-name="ce75" table:formula="of:=IF([$Results.D23]=&quot;MAX&quot;;[$Results.$L23];[$Results.D23])" office:value-type="float" office:value="3745" calcext:value-type="float">
            <text:p>3745</text:p>
          </table:table-cell>
          <table:table-cell table:style-name="ce75" table:formula="of:=IF([$Results.E23]=&quot;MAX&quot;;[$Results.$L23];[$Results.E23])" office:value-type="float" office:value="5854" calcext:value-type="float">
            <text:p>5854</text:p>
          </table:table-cell>
          <table:table-cell table:style-name="ce75" table:formula="of:=IF([$Results.F23]=&quot;MAX&quot;;[$Results.$L23];[$Results.F23])" office:value-type="float" office:value="3772" calcext:value-type="float">
            <text:p>3772</text:p>
          </table:table-cell>
          <table:table-cell table:style-name="ce75" table:formula="of:=IF([$Results.G23]=&quot;MAX&quot;;[$Results.$L23];[$Results.G23])" office:value-type="float" office:value="4109" calcext:value-type="float">
            <text:p>4109</text:p>
          </table:table-cell>
          <table:table-cell table:style-name="ce75" table:formula="of:=IF([$Results.H23]=&quot;MAX&quot;;[$Results.$L23];[$Results.H23])" office:value-type="float" office:value="3335" calcext:value-type="float">
            <text:p>3335</text:p>
          </table:table-cell>
          <table:table-cell table:style-name="ce75" table:formula="of:=IF([$Results.I23]=&quot;MAX&quot;;[$Results.$L23];[$Results.I23])" office:value-type="float" office:value="3336" calcext:value-type="float">
            <text:p>3336</text:p>
          </table:table-cell>
          <table:table-cell table:style-name="ce75" table:formula="of:=IF([$Results.J23]=&quot;MAX&quot;;[$Results.$L23];[$Results.J23])" office:value-type="float" office:value="3981" calcext:value-type="float">
            <text:p>3981</text:p>
          </table:table-cell>
          <table:table-cell table:style-name="ce66" table:formula="of:=SUM(IF(FREQUENCY([.C24:.J24];[.C24:.J24])&gt;0;1;0)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20</text:p>
          </table:table-cell>
          <table:table-cell table:style-name="ce66" table:formula="of:=RANK([.C24];[.$C24:.$J24];1)" office:value-type="float" office:value="2" calcext:value-type="float">
            <text:p>2</text:p>
          </table:table-cell>
          <table:table-cell table:style-name="ce66" table:formula="of:=RANK([.D24];[.$C24:.$J24];1)" office:value-type="float" office:value="4" calcext:value-type="float">
            <text:p>4</text:p>
          </table:table-cell>
          <table:table-cell table:style-name="ce66" table:formula="of:=RANK([.E24];[.$C24:.$J24];1)" office:value-type="float" office:value="8" calcext:value-type="float">
            <text:p>8</text:p>
          </table:table-cell>
          <table:table-cell table:style-name="ce66" table:formula="of:=RANK([.F24];[.$C24:.$J24];1)" office:value-type="float" office:value="5" calcext:value-type="float">
            <text:p>5</text:p>
          </table:table-cell>
          <table:table-cell table:style-name="ce66" table:formula="of:=RANK([.G24];[.$C24:.$J24];1)" office:value-type="float" office:value="7" calcext:value-type="float">
            <text:p>7</text:p>
          </table:table-cell>
          <table:table-cell table:style-name="ce66" table:formula="of:=RANK([.H24];[.$C24:.$J24];1)" office:value-type="float" office:value="1" calcext:value-type="float">
            <text:p>1</text:p>
          </table:table-cell>
          <table:table-cell table:style-name="ce66" table:formula="of:=RANK([.I24];[.$C24:.$J24];1)" office:value-type="float" office:value="2" calcext:value-type="float">
            <text:p>2</text:p>
          </table:table-cell>
          <table:table-cell table:style-name="ce66" table:formula="of:=RANK([.J24];[.$C24:.$J24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20</text:p>
          </table:table-cell>
          <table:table-cell table:style-name="ce74" table:formula="of:=MAX(0;LOG10(([.$K24]+1)/2)-LOG10([.N24]))" office:value-type="float" office:value="0.301029995663981" calcext:value-type="float">
            <text:p>0,30</text:p>
          </table:table-cell>
          <table:table-cell table:style-name="ce74" table:formula="of:=MAX(0;LOG10(([.$K24]+1)/2)-LOG10([.O24]))" office:value-type="float" office:value="0" calcext:value-type="float">
            <text:p>0,00</text:p>
          </table:table-cell>
          <table:table-cell table:style-name="ce74" table:formula="of:=MAX(0;LOG10(([.$K24]+1)/2)-LOG10([.P24]))" office:value-type="float" office:value="0" calcext:value-type="float">
            <text:p>0,00</text:p>
          </table:table-cell>
          <table:table-cell table:style-name="ce74" table:formula="of:=MAX(0;LOG10(([.$K24]+1)/2)-LOG10([.Q24]))" office:value-type="float" office:value="0" calcext:value-type="float">
            <text:p>0,00</text:p>
          </table:table-cell>
          <table:table-cell table:style-name="ce74" table:formula="of:=MAX(0;LOG10(([.$K24]+1)/2)-LOG10([.R24]))" office:value-type="float" office:value="0" calcext:value-type="float">
            <text:p>0,00</text:p>
          </table:table-cell>
          <table:table-cell table:style-name="ce74" table:formula="of:=MAX(0;LOG10(([.$K24]+1)/2)-LOG10([.S24]))" office:value-type="float" office:value="0.602059991327962" calcext:value-type="float">
            <text:p>0,60</text:p>
          </table:table-cell>
          <table:table-cell table:style-name="ce74" table:formula="of:=MAX(0;LOG10(([.$K24]+1)/2)-LOG10([.T24]))" office:value-type="float" office:value="0.301029995663981" calcext:value-type="float">
            <text:p>0,30</text:p>
          </table:table-cell>
          <table:table-cell table:style-name="ce74" table:formula="of:=MAX(0;LOG10(([.$K24]+1)/2)-LOG10([.U24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1</text:p>
          </table:table-cell>
          <table:table-cell table:style-name="ce75" table:formula="of:=IF([$Results.C24]=&quot;MAX&quot;;[$Results.$L24];[$Results.C24])" office:value-type="float" office:value="4212" calcext:value-type="float">
            <text:p>4212</text:p>
          </table:table-cell>
          <table:table-cell table:style-name="ce75" table:formula="of:=IF([$Results.D24]=&quot;MAX&quot;;[$Results.$L24];[$Results.D24])" office:value-type="float" office:value="4718" calcext:value-type="float">
            <text:p>4718</text:p>
          </table:table-cell>
          <table:table-cell table:style-name="ce75" table:formula="of:=IF([$Results.E24]=&quot;MAX&quot;;[$Results.$L24];[$Results.E24])" office:value-type="float" office:value="786264" calcext:value-type="float">
            <text:p>786264</text:p>
          </table:table-cell>
          <table:table-cell table:style-name="ce75" table:formula="of:=IF([$Results.F24]=&quot;MAX&quot;;[$Results.$L24];[$Results.F24])" office:value-type="float" office:value="4801" calcext:value-type="float">
            <text:p>4801</text:p>
          </table:table-cell>
          <table:table-cell table:style-name="ce75" table:formula="of:=IF([$Results.G24]=&quot;MAX&quot;;[$Results.$L24];[$Results.G24])" office:value-type="float" office:value="5263" calcext:value-type="float">
            <text:p>5263</text:p>
          </table:table-cell>
          <table:table-cell table:style-name="ce75" table:formula="of:=IF([$Results.H24]=&quot;MAX&quot;;[$Results.$L24];[$Results.H24])" office:value-type="float" office:value="4211" calcext:value-type="float">
            <text:p>4211</text:p>
          </table:table-cell>
          <table:table-cell table:style-name="ce75" table:formula="of:=IF([$Results.I24]=&quot;MAX&quot;;[$Results.$L24];[$Results.I24])" office:value-type="float" office:value="4709" calcext:value-type="float">
            <text:p>4709</text:p>
          </table:table-cell>
          <table:table-cell table:style-name="ce75" table:formula="of:=IF([$Results.J24]=&quot;MAX&quot;;[$Results.$L24];[$Results.J24])" office:value-type="float" office:value="5036" calcext:value-type="float">
            <text:p>5036</text:p>
          </table:table-cell>
          <table:table-cell table:style-name="ce66" table:formula="of:=SUM(IF(FREQUENCY([.C25:.J25];[.C25:.J25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21</text:p>
          </table:table-cell>
          <table:table-cell table:style-name="ce66" table:formula="of:=RANK([.C25];[.$C25:.$J25];1)" office:value-type="float" office:value="2" calcext:value-type="float">
            <text:p>2</text:p>
          </table:table-cell>
          <table:table-cell table:style-name="ce66" table:formula="of:=RANK([.D25];[.$C25:.$J25];1)" office:value-type="float" office:value="4" calcext:value-type="float">
            <text:p>4</text:p>
          </table:table-cell>
          <table:table-cell table:style-name="ce66" table:formula="of:=RANK([.E25];[.$C25:.$J25];1)" office:value-type="float" office:value="8" calcext:value-type="float">
            <text:p>8</text:p>
          </table:table-cell>
          <table:table-cell table:style-name="ce66" table:formula="of:=RANK([.F25];[.$C25:.$J25];1)" office:value-type="float" office:value="5" calcext:value-type="float">
            <text:p>5</text:p>
          </table:table-cell>
          <table:table-cell table:style-name="ce66" table:formula="of:=RANK([.G25];[.$C25:.$J25];1)" office:value-type="float" office:value="7" calcext:value-type="float">
            <text:p>7</text:p>
          </table:table-cell>
          <table:table-cell table:style-name="ce66" table:formula="of:=RANK([.H25];[.$C25:.$J25];1)" office:value-type="float" office:value="1" calcext:value-type="float">
            <text:p>1</text:p>
          </table:table-cell>
          <table:table-cell table:style-name="ce66" table:formula="of:=RANK([.I25];[.$C25:.$J25];1)" office:value-type="float" office:value="3" calcext:value-type="float">
            <text:p>3</text:p>
          </table:table-cell>
          <table:table-cell table:style-name="ce66" table:formula="of:=RANK([.J25];[.$C25:.$J25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21</text:p>
          </table:table-cell>
          <table:table-cell table:style-name="ce74" table:formula="of:=MAX(0;LOG10(([.$K25]+1)/2)-LOG10([.N25]))" office:value-type="float" office:value="0.352182518111363" calcext:value-type="float">
            <text:p>0,35</text:p>
          </table:table-cell>
          <table:table-cell table:style-name="ce74" table:formula="of:=MAX(0;LOG10(([.$K25]+1)/2)-LOG10([.O25]))" office:value-type="float" office:value="0.0511525224473813" calcext:value-type="float">
            <text:p>0,05</text:p>
          </table:table-cell>
          <table:table-cell table:style-name="ce74" table:formula="of:=MAX(0;LOG10(([.$K25]+1)/2)-LOG10([.P25]))" office:value-type="float" office:value="0" calcext:value-type="float">
            <text:p>0,00</text:p>
          </table:table-cell>
          <table:table-cell table:style-name="ce74" table:formula="of:=MAX(0;LOG10(([.$K25]+1)/2)-LOG10([.Q25]))" office:value-type="float" office:value="0" calcext:value-type="float">
            <text:p>0,00</text:p>
          </table:table-cell>
          <table:table-cell table:style-name="ce74" table:formula="of:=MAX(0;LOG10(([.$K25]+1)/2)-LOG10([.R25]))" office:value-type="float" office:value="0" calcext:value-type="float">
            <text:p>0,00</text:p>
          </table:table-cell>
          <table:table-cell table:style-name="ce74" table:formula="of:=MAX(0;LOG10(([.$K25]+1)/2)-LOG10([.S25]))" office:value-type="float" office:value="0.653212513775344" calcext:value-type="float">
            <text:p>0,65</text:p>
          </table:table-cell>
          <table:table-cell table:style-name="ce74" table:formula="of:=MAX(0;LOG10(([.$K25]+1)/2)-LOG10([.T25]))" office:value-type="float" office:value="0.176091259055681" calcext:value-type="float">
            <text:p>0,18</text:p>
          </table:table-cell>
          <table:table-cell table:style-name="ce74" table:formula="of:=MAX(0;LOG10(([.$K25]+1)/2)-LOG10([.U25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2</text:p>
          </table:table-cell>
          <table:table-cell table:style-name="ce75" table:formula="of:=IF([$Results.C25]=&quot;MAX&quot;;[$Results.$L25];[$Results.C25])" office:value-type="float" office:value="5176" calcext:value-type="float">
            <text:p>5176</text:p>
          </table:table-cell>
          <table:table-cell table:style-name="ce75" table:formula="of:=IF([$Results.D25]=&quot;MAX&quot;;[$Results.$L25];[$Results.D25])" office:value-type="float" office:value="5828" calcext:value-type="float">
            <text:p>5828</text:p>
          </table:table-cell>
          <table:table-cell table:style-name="ce75" table:formula="of:=IF([$Results.E25]=&quot;MAX&quot;;[$Results.$L25];[$Results.E25])" office:value-type="float" office:value="969624" calcext:value-type="float">
            <text:p>969624</text:p>
          </table:table-cell>
          <table:table-cell table:style-name="ce75" table:formula="of:=IF([$Results.F25]=&quot;MAX&quot;;[$Results.$L25];[$Results.F25])" office:value-type="float" office:value="5986" calcext:value-type="float">
            <text:p>5986</text:p>
          </table:table-cell>
          <table:table-cell table:style-name="ce75" table:formula="of:=IF([$Results.G25]=&quot;MAX&quot;;[$Results.$L25];[$Results.G25])" office:value-type="float" office:value="6397" calcext:value-type="float">
            <text:p>6397</text:p>
          </table:table-cell>
          <table:table-cell table:style-name="ce75" table:formula="of:=IF([$Results.H25]=&quot;MAX&quot;;[$Results.$L25];[$Results.H25])" office:value-type="float" office:value="5175" calcext:value-type="float">
            <text:p>5175</text:p>
          </table:table-cell>
          <table:table-cell table:style-name="ce75" table:formula="of:=IF([$Results.I25]=&quot;MAX&quot;;[$Results.$L25];[$Results.I25])" office:value-type="float" office:value="5223" calcext:value-type="float">
            <text:p>5223</text:p>
          </table:table-cell>
          <table:table-cell table:style-name="ce75" table:formula="of:=IF([$Results.J25]=&quot;MAX&quot;;[$Results.$L25];[$Results.J25])" office:value-type="float" office:value="6177" calcext:value-type="float">
            <text:p>6177</text:p>
          </table:table-cell>
          <table:table-cell table:style-name="ce66" table:formula="of:=SUM(IF(FREQUENCY([.C26:.J26];[.C26:.J26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22</text:p>
          </table:table-cell>
          <table:table-cell table:style-name="ce66" table:formula="of:=RANK([.C26];[.$C26:.$J26];1)" office:value-type="float" office:value="2" calcext:value-type="float">
            <text:p>2</text:p>
          </table:table-cell>
          <table:table-cell table:style-name="ce66" table:formula="of:=RANK([.D26];[.$C26:.$J26];1)" office:value-type="float" office:value="4" calcext:value-type="float">
            <text:p>4</text:p>
          </table:table-cell>
          <table:table-cell table:style-name="ce66" table:formula="of:=RANK([.E26];[.$C26:.$J26];1)" office:value-type="float" office:value="8" calcext:value-type="float">
            <text:p>8</text:p>
          </table:table-cell>
          <table:table-cell table:style-name="ce66" table:formula="of:=RANK([.F26];[.$C26:.$J26];1)" office:value-type="float" office:value="5" calcext:value-type="float">
            <text:p>5</text:p>
          </table:table-cell>
          <table:table-cell table:style-name="ce66" table:formula="of:=RANK([.G26];[.$C26:.$J26];1)" office:value-type="float" office:value="7" calcext:value-type="float">
            <text:p>7</text:p>
          </table:table-cell>
          <table:table-cell table:style-name="ce66" table:formula="of:=RANK([.H26];[.$C26:.$J26];1)" office:value-type="float" office:value="1" calcext:value-type="float">
            <text:p>1</text:p>
          </table:table-cell>
          <table:table-cell table:style-name="ce66" table:formula="of:=RANK([.I26];[.$C26:.$J26];1)" office:value-type="float" office:value="3" calcext:value-type="float">
            <text:p>3</text:p>
          </table:table-cell>
          <table:table-cell table:style-name="ce66" table:formula="of:=RANK([.J26];[.$C26:.$J26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22</text:p>
          </table:table-cell>
          <table:table-cell table:style-name="ce74" table:formula="of:=MAX(0;LOG10(([.$K26]+1)/2)-LOG10([.N26]))" office:value-type="float" office:value="0.352182518111363" calcext:value-type="float">
            <text:p>0,35</text:p>
          </table:table-cell>
          <table:table-cell table:style-name="ce74" table:formula="of:=MAX(0;LOG10(([.$K26]+1)/2)-LOG10([.O26]))" office:value-type="float" office:value="0.0511525224473813" calcext:value-type="float">
            <text:p>0,05</text:p>
          </table:table-cell>
          <table:table-cell table:style-name="ce74" table:formula="of:=MAX(0;LOG10(([.$K26]+1)/2)-LOG10([.P26]))" office:value-type="float" office:value="0" calcext:value-type="float">
            <text:p>0,00</text:p>
          </table:table-cell>
          <table:table-cell table:style-name="ce74" table:formula="of:=MAX(0;LOG10(([.$K26]+1)/2)-LOG10([.Q26]))" office:value-type="float" office:value="0" calcext:value-type="float">
            <text:p>0,00</text:p>
          </table:table-cell>
          <table:table-cell table:style-name="ce74" table:formula="of:=MAX(0;LOG10(([.$K26]+1)/2)-LOG10([.R26]))" office:value-type="float" office:value="0" calcext:value-type="float">
            <text:p>0,00</text:p>
          </table:table-cell>
          <table:table-cell table:style-name="ce74" table:formula="of:=MAX(0;LOG10(([.$K26]+1)/2)-LOG10([.S26]))" office:value-type="float" office:value="0.653212513775344" calcext:value-type="float">
            <text:p>0,65</text:p>
          </table:table-cell>
          <table:table-cell table:style-name="ce74" table:formula="of:=MAX(0;LOG10(([.$K26]+1)/2)-LOG10([.T26]))" office:value-type="float" office:value="0.176091259055681" calcext:value-type="float">
            <text:p>0,18</text:p>
          </table:table-cell>
          <table:table-cell table:style-name="ce74" table:formula="of:=MAX(0;LOG10(([.$K26]+1)/2)-LOG10([.U26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3</text:p>
          </table:table-cell>
          <table:table-cell table:style-name="ce75" table:formula="of:=IF([$Results.C26]=&quot;MAX&quot;;[$Results.$L26];[$Results.C26])" office:value-type="float" office:value="6239" calcext:value-type="float">
            <text:p>6239</text:p>
          </table:table-cell>
          <table:table-cell table:style-name="ce75" table:formula="of:=IF([$Results.D26]=&quot;MAX&quot;;[$Results.$L26];[$Results.D26])" office:value-type="float" office:value="7022" calcext:value-type="float">
            <text:p>7022</text:p>
          </table:table-cell>
          <table:table-cell table:style-name="ce75" table:formula="of:=IF([$Results.E26]=&quot;MAX&quot;;[$Results.$L26];[$Results.E26])" office:value-type="float" office:value="1172184" calcext:value-type="float">
            <text:p>1172184</text:p>
          </table:table-cell>
          <table:table-cell table:style-name="ce75" table:formula="of:=IF([$Results.F26]=&quot;MAX&quot;;[$Results.$L26];[$Results.F26])" office:value-type="float" office:value="7303" calcext:value-type="float">
            <text:p>7303</text:p>
          </table:table-cell>
          <table:table-cell table:style-name="ce75" table:formula="of:=IF([$Results.G26]=&quot;MAX&quot;;[$Results.$L26];[$Results.G26])" office:value-type="float" office:value="7757" calcext:value-type="float">
            <text:p>7757</text:p>
          </table:table-cell>
          <table:table-cell table:style-name="ce75" table:formula="of:=IF([$Results.H26]=&quot;MAX&quot;;[$Results.$L26];[$Results.H26])" office:value-type="float" office:value="6237" calcext:value-type="float">
            <text:p>6237</text:p>
          </table:table-cell>
          <table:table-cell table:style-name="ce75" table:formula="of:=IF([$Results.I26]=&quot;MAX&quot;;[$Results.$L26];[$Results.I26])" office:value-type="float" office:value="6239" calcext:value-type="float">
            <text:p>6239</text:p>
          </table:table-cell>
          <table:table-cell table:style-name="ce75" table:formula="of:=IF([$Results.J26]=&quot;MAX&quot;;[$Results.$L26];[$Results.J26])" office:value-type="float" office:value="7458" calcext:value-type="float">
            <text:p>7458</text:p>
          </table:table-cell>
          <table:table-cell table:style-name="ce66" table:formula="of:=SUM(IF(FREQUENCY([.C27:.J27];[.C27:.J27])&gt;0;1;0)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23</text:p>
          </table:table-cell>
          <table:table-cell table:style-name="ce66" table:formula="of:=RANK([.C27];[.$C27:.$J27];1)" office:value-type="float" office:value="2" calcext:value-type="float">
            <text:p>2</text:p>
          </table:table-cell>
          <table:table-cell table:style-name="ce66" table:formula="of:=RANK([.D27];[.$C27:.$J27];1)" office:value-type="float" office:value="4" calcext:value-type="float">
            <text:p>4</text:p>
          </table:table-cell>
          <table:table-cell table:style-name="ce66" table:formula="of:=RANK([.E27];[.$C27:.$J27];1)" office:value-type="float" office:value="8" calcext:value-type="float">
            <text:p>8</text:p>
          </table:table-cell>
          <table:table-cell table:style-name="ce66" table:formula="of:=RANK([.F27];[.$C27:.$J27];1)" office:value-type="float" office:value="5" calcext:value-type="float">
            <text:p>5</text:p>
          </table:table-cell>
          <table:table-cell table:style-name="ce66" table:formula="of:=RANK([.G27];[.$C27:.$J27];1)" office:value-type="float" office:value="7" calcext:value-type="float">
            <text:p>7</text:p>
          </table:table-cell>
          <table:table-cell table:style-name="ce66" table:formula="of:=RANK([.H27];[.$C27:.$J27];1)" office:value-type="float" office:value="1" calcext:value-type="float">
            <text:p>1</text:p>
          </table:table-cell>
          <table:table-cell table:style-name="ce66" table:formula="of:=RANK([.I27];[.$C27:.$J27];1)" office:value-type="float" office:value="2" calcext:value-type="float">
            <text:p>2</text:p>
          </table:table-cell>
          <table:table-cell table:style-name="ce66" table:formula="of:=RANK([.J27];[.$C27:.$J27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23</text:p>
          </table:table-cell>
          <table:table-cell table:style-name="ce74" table:formula="of:=MAX(0;LOG10(([.$K27]+1)/2)-LOG10([.N27]))" office:value-type="float" office:value="0.301029995663981" calcext:value-type="float">
            <text:p>0,30</text:p>
          </table:table-cell>
          <table:table-cell table:style-name="ce74" table:formula="of:=MAX(0;LOG10(([.$K27]+1)/2)-LOG10([.O27]))" office:value-type="float" office:value="0" calcext:value-type="float">
            <text:p>0,00</text:p>
          </table:table-cell>
          <table:table-cell table:style-name="ce74" table:formula="of:=MAX(0;LOG10(([.$K27]+1)/2)-LOG10([.P27]))" office:value-type="float" office:value="0" calcext:value-type="float">
            <text:p>0,00</text:p>
          </table:table-cell>
          <table:table-cell table:style-name="ce74" table:formula="of:=MAX(0;LOG10(([.$K27]+1)/2)-LOG10([.Q27]))" office:value-type="float" office:value="0" calcext:value-type="float">
            <text:p>0,00</text:p>
          </table:table-cell>
          <table:table-cell table:style-name="ce74" table:formula="of:=MAX(0;LOG10(([.$K27]+1)/2)-LOG10([.R27]))" office:value-type="float" office:value="0" calcext:value-type="float">
            <text:p>0,00</text:p>
          </table:table-cell>
          <table:table-cell table:style-name="ce74" table:formula="of:=MAX(0;LOG10(([.$K27]+1)/2)-LOG10([.S27]))" office:value-type="float" office:value="0.602059991327962" calcext:value-type="float">
            <text:p>0,60</text:p>
          </table:table-cell>
          <table:table-cell table:style-name="ce74" table:formula="of:=MAX(0;LOG10(([.$K27]+1)/2)-LOG10([.T27]))" office:value-type="float" office:value="0.301029995663981" calcext:value-type="float">
            <text:p>0,30</text:p>
          </table:table-cell>
          <table:table-cell table:style-name="ce74" table:formula="of:=MAX(0;LOG10(([.$K27]+1)/2)-LOG10([.U27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4</text:p>
          </table:table-cell>
          <table:table-cell table:style-name="ce75" table:formula="of:=IF([$Results.C27]=&quot;MAX&quot;;[$Results.$L27];[$Results.C27])" office:value-type="float" office:value="7421" calcext:value-type="float">
            <text:p>7421</text:p>
          </table:table-cell>
          <table:table-cell table:style-name="ce75" table:formula="of:=IF([$Results.D27]=&quot;MAX&quot;;[$Results.$L27];[$Results.D27])" office:value-type="float" office:value="8346" calcext:value-type="float">
            <text:p>8346</text:p>
          </table:table-cell>
          <table:table-cell table:style-name="ce75" table:formula="of:=IF([$Results.E27]=&quot;MAX&quot;;[$Results.$L27];[$Results.E27])" office:value-type="float" office:value="1393944" calcext:value-type="float">
            <text:p>1393944</text:p>
          </table:table-cell>
          <table:table-cell table:style-name="ce75" table:formula="of:=IF([$Results.F27]=&quot;MAX&quot;;[$Results.$L27];[$Results.F27])" office:value-type="float" office:value="8783" calcext:value-type="float">
            <text:p>8783</text:p>
          </table:table-cell>
          <table:table-cell table:style-name="ce75" table:formula="of:=IF([$Results.G27]=&quot;MAX&quot;;[$Results.$L27];[$Results.G27])" office:value-type="float" office:value="9216" calcext:value-type="float">
            <text:p>9216</text:p>
          </table:table-cell>
          <table:table-cell table:style-name="ce75" table:formula="of:=IF([$Results.H27]=&quot;MAX&quot;;[$Results.$L27];[$Results.H27])" office:value-type="float" office:value="7415" calcext:value-type="float">
            <text:p>7415</text:p>
          </table:table-cell>
          <table:table-cell table:style-name="ce75" table:formula="of:=IF([$Results.I27]=&quot;MAX&quot;;[$Results.$L27];[$Results.I27])" office:value-type="float" office:value="7440" calcext:value-type="float">
            <text:p>7440</text:p>
          </table:table-cell>
          <table:table-cell table:style-name="ce75" table:formula="of:=IF([$Results.J27]=&quot;MAX&quot;;[$Results.$L27];[$Results.J27])" office:value-type="float" office:value="8833" calcext:value-type="float">
            <text:p>8833</text:p>
          </table:table-cell>
          <table:table-cell table:style-name="ce66" table:formula="of:=SUM(IF(FREQUENCY([.C28:.J28];[.C28:.J28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24</text:p>
          </table:table-cell>
          <table:table-cell table:style-name="ce66" table:formula="of:=RANK([.C28];[.$C28:.$J28];1)" office:value-type="float" office:value="2" calcext:value-type="float">
            <text:p>2</text:p>
          </table:table-cell>
          <table:table-cell table:style-name="ce66" table:formula="of:=RANK([.D28];[.$C28:.$J28];1)" office:value-type="float" office:value="4" calcext:value-type="float">
            <text:p>4</text:p>
          </table:table-cell>
          <table:table-cell table:style-name="ce66" table:formula="of:=RANK([.E28];[.$C28:.$J28];1)" office:value-type="float" office:value="8" calcext:value-type="float">
            <text:p>8</text:p>
          </table:table-cell>
          <table:table-cell table:style-name="ce66" table:formula="of:=RANK([.F28];[.$C28:.$J28];1)" office:value-type="float" office:value="5" calcext:value-type="float">
            <text:p>5</text:p>
          </table:table-cell>
          <table:table-cell table:style-name="ce66" table:formula="of:=RANK([.G28];[.$C28:.$J28];1)" office:value-type="float" office:value="7" calcext:value-type="float">
            <text:p>7</text:p>
          </table:table-cell>
          <table:table-cell table:style-name="ce66" table:formula="of:=RANK([.H28];[.$C28:.$J28];1)" office:value-type="float" office:value="1" calcext:value-type="float">
            <text:p>1</text:p>
          </table:table-cell>
          <table:table-cell table:style-name="ce66" table:formula="of:=RANK([.I28];[.$C28:.$J28];1)" office:value-type="float" office:value="3" calcext:value-type="float">
            <text:p>3</text:p>
          </table:table-cell>
          <table:table-cell table:style-name="ce66" table:formula="of:=RANK([.J28];[.$C28:.$J28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24</text:p>
          </table:table-cell>
          <table:table-cell table:style-name="ce74" table:formula="of:=MAX(0;LOG10(([.$K28]+1)/2)-LOG10([.N28]))" office:value-type="float" office:value="0.352182518111363" calcext:value-type="float">
            <text:p>0,35</text:p>
          </table:table-cell>
          <table:table-cell table:style-name="ce74" table:formula="of:=MAX(0;LOG10(([.$K28]+1)/2)-LOG10([.O28]))" office:value-type="float" office:value="0.0511525224473813" calcext:value-type="float">
            <text:p>0,05</text:p>
          </table:table-cell>
          <table:table-cell table:style-name="ce74" table:formula="of:=MAX(0;LOG10(([.$K28]+1)/2)-LOG10([.P28]))" office:value-type="float" office:value="0" calcext:value-type="float">
            <text:p>0,00</text:p>
          </table:table-cell>
          <table:table-cell table:style-name="ce74" table:formula="of:=MAX(0;LOG10(([.$K28]+1)/2)-LOG10([.Q28]))" office:value-type="float" office:value="0" calcext:value-type="float">
            <text:p>0,00</text:p>
          </table:table-cell>
          <table:table-cell table:style-name="ce74" table:formula="of:=MAX(0;LOG10(([.$K28]+1)/2)-LOG10([.R28]))" office:value-type="float" office:value="0" calcext:value-type="float">
            <text:p>0,00</text:p>
          </table:table-cell>
          <table:table-cell table:style-name="ce74" table:formula="of:=MAX(0;LOG10(([.$K28]+1)/2)-LOG10([.S28]))" office:value-type="float" office:value="0.653212513775344" calcext:value-type="float">
            <text:p>0,65</text:p>
          </table:table-cell>
          <table:table-cell table:style-name="ce74" table:formula="of:=MAX(0;LOG10(([.$K28]+1)/2)-LOG10([.T28]))" office:value-type="float" office:value="0.176091259055681" calcext:value-type="float">
            <text:p>0,18</text:p>
          </table:table-cell>
          <table:table-cell table:style-name="ce74" table:formula="of:=MAX(0;LOG10(([.$K28]+1)/2)-LOG10([.U28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5</text:p>
          </table:table-cell>
          <table:table-cell table:style-name="ce75" table:formula="of:=IF([$Results.C28]=&quot;MAX&quot;;[$Results.$L28];[$Results.C28])" office:value-type="float" office:value="8686" calcext:value-type="float">
            <text:p>8686</text:p>
          </table:table-cell>
          <table:table-cell table:style-name="ce75" table:formula="of:=IF([$Results.D28]=&quot;MAX&quot;;[$Results.$L28];[$Results.D28])" office:value-type="float" office:value="9820" calcext:value-type="float">
            <text:p>9820</text:p>
          </table:table-cell>
          <table:table-cell table:style-name="ce75" table:formula="of:=IF([$Results.E28]=&quot;MAX&quot;;[$Results.$L28];[$Results.E28])" office:value-type="float" office:value="1634904" calcext:value-type="float">
            <text:p>1634904</text:p>
          </table:table-cell>
          <table:table-cell table:style-name="ce75" table:formula="of:=IF([$Results.F28]=&quot;MAX&quot;;[$Results.$L28];[$Results.F28])" office:value-type="float" office:value="10385" calcext:value-type="float">
            <text:p>10385</text:p>
          </table:table-cell>
          <table:table-cell table:style-name="ce75" table:formula="of:=IF([$Results.G28]=&quot;MAX&quot;;[$Results.$L28];[$Results.G28])" office:value-type="float" office:value="10775" calcext:value-type="float">
            <text:p>10775</text:p>
          </table:table-cell>
          <table:table-cell table:style-name="ce75" table:formula="of:=IF([$Results.H28]=&quot;MAX&quot;;[$Results.$L28];[$Results.H28])" office:value-type="float" office:value="8686" calcext:value-type="float">
            <text:p>8686</text:p>
          </table:table-cell>
          <table:table-cell table:style-name="ce75" table:formula="of:=IF([$Results.I28]=&quot;MAX&quot;;[$Results.$L28];[$Results.I28])" office:value-type="float" office:value="8733" calcext:value-type="float">
            <text:p>8733</text:p>
          </table:table-cell>
          <table:table-cell table:style-name="ce75" table:formula="of:=IF([$Results.J28]=&quot;MAX&quot;;[$Results.$L28];[$Results.J28])" office:value-type="float" office:value="10389" calcext:value-type="float">
            <text:p>10389</text:p>
          </table:table-cell>
          <table:table-cell table:style-name="ce66" table:formula="of:=SUM(IF(FREQUENCY([.C29:.J29];[.C29:.J29])&gt;0;1;0)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25</text:p>
          </table:table-cell>
          <table:table-cell table:style-name="ce66" table:formula="of:=RANK([.C29];[.$C29:.$J29];1)" office:value-type="float" office:value="1" calcext:value-type="float">
            <text:p>1</text:p>
          </table:table-cell>
          <table:table-cell table:style-name="ce66" table:formula="of:=RANK([.D29];[.$C29:.$J29];1)" office:value-type="float" office:value="4" calcext:value-type="float">
            <text:p>4</text:p>
          </table:table-cell>
          <table:table-cell table:style-name="ce66" table:formula="of:=RANK([.E29];[.$C29:.$J29];1)" office:value-type="float" office:value="8" calcext:value-type="float">
            <text:p>8</text:p>
          </table:table-cell>
          <table:table-cell table:style-name="ce66" table:formula="of:=RANK([.F29];[.$C29:.$J29];1)" office:value-type="float" office:value="5" calcext:value-type="float">
            <text:p>5</text:p>
          </table:table-cell>
          <table:table-cell table:style-name="ce66" table:formula="of:=RANK([.G29];[.$C29:.$J29];1)" office:value-type="float" office:value="7" calcext:value-type="float">
            <text:p>7</text:p>
          </table:table-cell>
          <table:table-cell table:style-name="ce66" table:formula="of:=RANK([.H29];[.$C29:.$J29];1)" office:value-type="float" office:value="1" calcext:value-type="float">
            <text:p>1</text:p>
          </table:table-cell>
          <table:table-cell table:style-name="ce66" table:formula="of:=RANK([.I29];[.$C29:.$J29];1)" office:value-type="float" office:value="3" calcext:value-type="float">
            <text:p>3</text:p>
          </table:table-cell>
          <table:table-cell table:style-name="ce66" table:formula="of:=RANK([.J29];[.$C29:.$J29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C_25</text:p>
          </table:table-cell>
          <table:table-cell table:style-name="ce74" table:formula="of:=MAX(0;LOG10(([.$K29]+1)/2)-LOG10([.N29]))" office:value-type="float" office:value="0.602059991327962" calcext:value-type="float">
            <text:p>0,60</text:p>
          </table:table-cell>
          <table:table-cell table:style-name="ce74" table:formula="of:=MAX(0;LOG10(([.$K29]+1)/2)-LOG10([.O29]))" office:value-type="float" office:value="0" calcext:value-type="float">
            <text:p>0,00</text:p>
          </table:table-cell>
          <table:table-cell table:style-name="ce74" table:formula="of:=MAX(0;LOG10(([.$K29]+1)/2)-LOG10([.P29]))" office:value-type="float" office:value="0" calcext:value-type="float">
            <text:p>0,00</text:p>
          </table:table-cell>
          <table:table-cell table:style-name="ce74" table:formula="of:=MAX(0;LOG10(([.$K29]+1)/2)-LOG10([.Q29]))" office:value-type="float" office:value="0" calcext:value-type="float">
            <text:p>0,00</text:p>
          </table:table-cell>
          <table:table-cell table:style-name="ce74" table:formula="of:=MAX(0;LOG10(([.$K29]+1)/2)-LOG10([.R29]))" office:value-type="float" office:value="0" calcext:value-type="float">
            <text:p>0,00</text:p>
          </table:table-cell>
          <table:table-cell table:style-name="ce74" table:formula="of:=MAX(0;LOG10(([.$K29]+1)/2)-LOG10([.S29]))" office:value-type="float" office:value="0.602059991327962" calcext:value-type="float">
            <text:p>0,60</text:p>
          </table:table-cell>
          <table:table-cell table:style-name="ce74" table:formula="of:=MAX(0;LOG10(([.$K29]+1)/2)-LOG10([.T29]))" office:value-type="float" office:value="0.1249387366083" calcext:value-type="float">
            <text:p>0,12</text:p>
          </table:table-cell>
          <table:table-cell table:style-name="ce74" table:formula="of:=MAX(0;LOG10(([.$K29]+1)/2)-LOG10([.U29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6</text:p>
          </table:table-cell>
          <table:table-cell table:style-name="ce75" table:formula="of:=IF([$Results.C29]=&quot;MAX&quot;;[$Results.$L29];[$Results.C29])" office:value-type="float" office:value="10041" calcext:value-type="float">
            <text:p>10041</text:p>
          </table:table-cell>
          <table:table-cell table:style-name="ce75" table:formula="of:=IF([$Results.D29]=&quot;MAX&quot;;[$Results.$L29];[$Results.D29])" office:value-type="float" office:value="11372" calcext:value-type="float">
            <text:p>11372</text:p>
          </table:table-cell>
          <table:table-cell table:style-name="ce75" table:formula="of:=IF([$Results.E29]=&quot;MAX&quot;;[$Results.$L29];[$Results.E29])" office:value-type="float" office:value="1895064" calcext:value-type="float">
            <text:p>1895064</text:p>
          </table:table-cell>
          <table:table-cell table:style-name="ce75" table:formula="of:=IF([$Results.F29]=&quot;MAX&quot;;[$Results.$L29];[$Results.F29])" office:value-type="float" office:value="12125" calcext:value-type="float">
            <text:p>12125</text:p>
          </table:table-cell>
          <table:table-cell table:style-name="ce75" table:formula="of:=IF([$Results.G29]=&quot;MAX&quot;;[$Results.$L29];[$Results.G29])" office:value-type="float" office:value="12465" calcext:value-type="float">
            <text:p>12465</text:p>
          </table:table-cell>
          <table:table-cell table:style-name="ce75" table:formula="of:=IF([$Results.H29]=&quot;MAX&quot;;[$Results.$L29];[$Results.H29])" office:value-type="float" office:value="10039" calcext:value-type="float">
            <text:p>10039</text:p>
          </table:table-cell>
          <table:table-cell table:style-name="ce75" table:formula="of:=IF([$Results.I29]=&quot;MAX&quot;;[$Results.$L29];[$Results.I29])" office:value-type="float" office:value="10081" calcext:value-type="float">
            <text:p>10081</text:p>
          </table:table-cell>
          <table:table-cell table:style-name="ce75" table:formula="of:=IF([$Results.J29]=&quot;MAX&quot;;[$Results.$L29];[$Results.J29])" office:value-type="float" office:value="12056" calcext:value-type="float">
            <text:p>12056</text:p>
          </table:table-cell>
          <table:table-cell table:style-name="ce66" table:formula="of:=SUM(IF(FREQUENCY([.C30:.J30];[.C30:.J30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26</text:p>
          </table:table-cell>
          <table:table-cell table:style-name="ce66" table:formula="of:=RANK([.C30];[.$C30:.$J30];1)" office:value-type="float" office:value="2" calcext:value-type="float">
            <text:p>2</text:p>
          </table:table-cell>
          <table:table-cell table:style-name="ce66" table:formula="of:=RANK([.D30];[.$C30:.$J30];1)" office:value-type="float" office:value="4" calcext:value-type="float">
            <text:p>4</text:p>
          </table:table-cell>
          <table:table-cell table:style-name="ce66" table:formula="of:=RANK([.E30];[.$C30:.$J30];1)" office:value-type="float" office:value="8" calcext:value-type="float">
            <text:p>8</text:p>
          </table:table-cell>
          <table:table-cell table:style-name="ce66" table:formula="of:=RANK([.F30];[.$C30:.$J30];1)" office:value-type="float" office:value="6" calcext:value-type="float">
            <text:p>6</text:p>
          </table:table-cell>
          <table:table-cell table:style-name="ce66" table:formula="of:=RANK([.G30];[.$C30:.$J30];1)" office:value-type="float" office:value="7" calcext:value-type="float">
            <text:p>7</text:p>
          </table:table-cell>
          <table:table-cell table:style-name="ce66" table:formula="of:=RANK([.H30];[.$C30:.$J30];1)" office:value-type="float" office:value="1" calcext:value-type="float">
            <text:p>1</text:p>
          </table:table-cell>
          <table:table-cell table:style-name="ce66" table:formula="of:=RANK([.I30];[.$C30:.$J30];1)" office:value-type="float" office:value="3" calcext:value-type="float">
            <text:p>3</text:p>
          </table:table-cell>
          <table:table-cell table:style-name="ce66" table:formula="of:=RANK([.J30];[.$C30:.$J30];1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6</text:p>
          </table:table-cell>
          <table:table-cell table:style-name="ce74" table:formula="of:=MAX(0;LOG10(([.$K30]+1)/2)-LOG10([.N30]))" office:value-type="float" office:value="0.352182518111363" calcext:value-type="float">
            <text:p>0,35</text:p>
          </table:table-cell>
          <table:table-cell table:style-name="ce74" table:formula="of:=MAX(0;LOG10(([.$K30]+1)/2)-LOG10([.O30]))" office:value-type="float" office:value="0.0511525224473813" calcext:value-type="float">
            <text:p>0,05</text:p>
          </table:table-cell>
          <table:table-cell table:style-name="ce74" table:formula="of:=MAX(0;LOG10(([.$K30]+1)/2)-LOG10([.P30]))" office:value-type="float" office:value="0" calcext:value-type="float">
            <text:p>0,00</text:p>
          </table:table-cell>
          <table:table-cell table:style-name="ce74" table:formula="of:=MAX(0;LOG10(([.$K30]+1)/2)-LOG10([.Q30]))" office:value-type="float" office:value="0" calcext:value-type="float">
            <text:p>0,00</text:p>
          </table:table-cell>
          <table:table-cell table:style-name="ce74" table:formula="of:=MAX(0;LOG10(([.$K30]+1)/2)-LOG10([.R30]))" office:value-type="float" office:value="0" calcext:value-type="float">
            <text:p>0,00</text:p>
          </table:table-cell>
          <table:table-cell table:style-name="ce74" table:formula="of:=MAX(0;LOG10(([.$K30]+1)/2)-LOG10([.S30]))" office:value-type="float" office:value="0.653212513775344" calcext:value-type="float">
            <text:p>0,65</text:p>
          </table:table-cell>
          <table:table-cell table:style-name="ce74" table:formula="of:=MAX(0;LOG10(([.$K30]+1)/2)-LOG10([.T30]))" office:value-type="float" office:value="0.176091259055681" calcext:value-type="float">
            <text:p>0,18</text:p>
          </table:table-cell>
          <table:table-cell table:style-name="ce74" table:formula="of:=MAX(0;LOG10(([.$K30]+1)/2)-LOG10([.U30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7</text:p>
          </table:table-cell>
          <table:table-cell table:style-name="ce75" table:formula="of:=IF([$Results.C30]=&quot;MAX&quot;;[$Results.$L30];[$Results.C30])" office:value-type="float" office:value="11533" calcext:value-type="float">
            <text:p>11533</text:p>
          </table:table-cell>
          <table:table-cell table:style-name="ce75" table:formula="of:=IF([$Results.D30]=&quot;MAX&quot;;[$Results.$L30];[$Results.D30])" office:value-type="float" office:value="13041" calcext:value-type="float">
            <text:p>13041</text:p>
          </table:table-cell>
          <table:table-cell table:style-name="ce75" table:formula="of:=IF([$Results.E30]=&quot;MAX&quot;;[$Results.$L30];[$Results.E30])" office:value-type="float" office:value="2174424" calcext:value-type="float">
            <text:p>2174424</text:p>
          </table:table-cell>
          <table:table-cell table:style-name="ce75" table:formula="of:=IF([$Results.F30]=&quot;MAX&quot;;[$Results.$L30];[$Results.F30])" office:value-type="float" office:value="13943" calcext:value-type="float">
            <text:p>13943</text:p>
          </table:table-cell>
          <table:table-cell table:style-name="ce75" table:formula="of:=IF([$Results.G30]=&quot;MAX&quot;;[$Results.$L30];[$Results.G30])" office:value-type="float" office:value="14378" calcext:value-type="float">
            <text:p>14378</text:p>
          </table:table-cell>
          <table:table-cell table:style-name="ce75" table:formula="of:=IF([$Results.H30]=&quot;MAX&quot;;[$Results.$L30];[$Results.H30])" office:value-type="float" office:value="11520" calcext:value-type="float">
            <text:p>11520</text:p>
          </table:table-cell>
          <table:table-cell table:style-name="ce75" table:formula="of:=IF([$Results.I30]=&quot;MAX&quot;;[$Results.$L30];[$Results.I30])" office:value-type="float" office:value="11574" calcext:value-type="float">
            <text:p>11574</text:p>
          </table:table-cell>
          <table:table-cell table:style-name="ce75" table:formula="of:=IF([$Results.J30]=&quot;MAX&quot;;[$Results.$L30];[$Results.J30])" office:value-type="float" office:value="13790" calcext:value-type="float">
            <text:p>13790</text:p>
          </table:table-cell>
          <table:table-cell table:style-name="ce66" table:formula="of:=SUM(IF(FREQUENCY([.C31:.J31];[.C31:.J31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27</text:p>
          </table:table-cell>
          <table:table-cell table:style-name="ce66" table:formula="of:=RANK([.C31];[.$C31:.$J31];1)" office:value-type="float" office:value="2" calcext:value-type="float">
            <text:p>2</text:p>
          </table:table-cell>
          <table:table-cell table:style-name="ce66" table:formula="of:=RANK([.D31];[.$C31:.$J31];1)" office:value-type="float" office:value="4" calcext:value-type="float">
            <text:p>4</text:p>
          </table:table-cell>
          <table:table-cell table:style-name="ce66" table:formula="of:=RANK([.E31];[.$C31:.$J31];1)" office:value-type="float" office:value="8" calcext:value-type="float">
            <text:p>8</text:p>
          </table:table-cell>
          <table:table-cell table:style-name="ce66" table:formula="of:=RANK([.F31];[.$C31:.$J31];1)" office:value-type="float" office:value="6" calcext:value-type="float">
            <text:p>6</text:p>
          </table:table-cell>
          <table:table-cell table:style-name="ce66" table:formula="of:=RANK([.G31];[.$C31:.$J31];1)" office:value-type="float" office:value="7" calcext:value-type="float">
            <text:p>7</text:p>
          </table:table-cell>
          <table:table-cell table:style-name="ce66" table:formula="of:=RANK([.H31];[.$C31:.$J31];1)" office:value-type="float" office:value="1" calcext:value-type="float">
            <text:p>1</text:p>
          </table:table-cell>
          <table:table-cell table:style-name="ce66" table:formula="of:=RANK([.I31];[.$C31:.$J31];1)" office:value-type="float" office:value="3" calcext:value-type="float">
            <text:p>3</text:p>
          </table:table-cell>
          <table:table-cell table:style-name="ce66" table:formula="of:=RANK([.J31];[.$C31:.$J31];1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7</text:p>
          </table:table-cell>
          <table:table-cell table:style-name="ce74" table:formula="of:=MAX(0;LOG10(([.$K31]+1)/2)-LOG10([.N31]))" office:value-type="float" office:value="0.352182518111363" calcext:value-type="float">
            <text:p>0,35</text:p>
          </table:table-cell>
          <table:table-cell table:style-name="ce74" table:formula="of:=MAX(0;LOG10(([.$K31]+1)/2)-LOG10([.O31]))" office:value-type="float" office:value="0.0511525224473813" calcext:value-type="float">
            <text:p>0,05</text:p>
          </table:table-cell>
          <table:table-cell table:style-name="ce74" table:formula="of:=MAX(0;LOG10(([.$K31]+1)/2)-LOG10([.P31]))" office:value-type="float" office:value="0" calcext:value-type="float">
            <text:p>0,00</text:p>
          </table:table-cell>
          <table:table-cell table:style-name="ce74" table:formula="of:=MAX(0;LOG10(([.$K31]+1)/2)-LOG10([.Q31]))" office:value-type="float" office:value="0" calcext:value-type="float">
            <text:p>0,00</text:p>
          </table:table-cell>
          <table:table-cell table:style-name="ce74" table:formula="of:=MAX(0;LOG10(([.$K31]+1)/2)-LOG10([.R31]))" office:value-type="float" office:value="0" calcext:value-type="float">
            <text:p>0,00</text:p>
          </table:table-cell>
          <table:table-cell table:style-name="ce74" table:formula="of:=MAX(0;LOG10(([.$K31]+1)/2)-LOG10([.S31]))" office:value-type="float" office:value="0.653212513775344" calcext:value-type="float">
            <text:p>0,65</text:p>
          </table:table-cell>
          <table:table-cell table:style-name="ce74" table:formula="of:=MAX(0;LOG10(([.$K31]+1)/2)-LOG10([.T31]))" office:value-type="float" office:value="0.176091259055681" calcext:value-type="float">
            <text:p>0,18</text:p>
          </table:table-cell>
          <table:table-cell table:style-name="ce74" table:formula="of:=MAX(0;LOG10(([.$K31]+1)/2)-LOG10([.U31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8</text:p>
          </table:table-cell>
          <table:table-cell table:style-name="ce75" table:formula="of:=IF([$Results.C31]=&quot;MAX&quot;;[$Results.$L31];[$Results.C31])" office:value-type="float" office:value="13106" calcext:value-type="float">
            <text:p>13106</text:p>
          </table:table-cell>
          <table:table-cell table:style-name="ce75" table:formula="of:=IF([$Results.D31]=&quot;MAX&quot;;[$Results.$L31];[$Results.D31])" office:value-type="float" office:value="14803" calcext:value-type="float">
            <text:p>14803</text:p>
          </table:table-cell>
          <table:table-cell table:style-name="ce75" table:formula="of:=IF([$Results.E31]=&quot;MAX&quot;;[$Results.$L31];[$Results.E31])" office:value-type="float" office:value="2472984" calcext:value-type="float">
            <text:p>2472984</text:p>
          </table:table-cell>
          <table:table-cell table:style-name="ce75" table:formula="of:=IF([$Results.F31]=&quot;MAX&quot;;[$Results.$L31];[$Results.F31])" office:value-type="float" office:value="16019" calcext:value-type="float">
            <text:p>16019</text:p>
          </table:table-cell>
          <table:table-cell table:style-name="ce75" table:formula="of:=IF([$Results.G31]=&quot;MAX&quot;;[$Results.$L31];[$Results.G31])" office:value-type="float" office:value="16277" calcext:value-type="float">
            <text:p>16277</text:p>
          </table:table-cell>
          <table:table-cell table:style-name="ce75" table:formula="of:=IF([$Results.H31]=&quot;MAX&quot;;[$Results.$L31];[$Results.H31])" office:value-type="float" office:value="13096" calcext:value-type="float">
            <text:p>13096</text:p>
          </table:table-cell>
          <table:table-cell table:style-name="ce75" table:formula="of:=IF([$Results.I31]=&quot;MAX&quot;;[$Results.$L31];[$Results.I31])" office:value-type="float" office:value="13148" calcext:value-type="float">
            <text:p>13148</text:p>
          </table:table-cell>
          <table:table-cell table:style-name="ce75" table:formula="of:=IF([$Results.J31]=&quot;MAX&quot;;[$Results.$L31];[$Results.J31])" office:value-type="float" office:value="15687" calcext:value-type="float">
            <text:p>15687</text:p>
          </table:table-cell>
          <table:table-cell table:style-name="ce66" table:formula="of:=SUM(IF(FREQUENCY([.C32:.J32];[.C32:.J32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28</text:p>
          </table:table-cell>
          <table:table-cell table:style-name="ce66" table:formula="of:=RANK([.C32];[.$C32:.$J32];1)" office:value-type="float" office:value="2" calcext:value-type="float">
            <text:p>2</text:p>
          </table:table-cell>
          <table:table-cell table:style-name="ce66" table:formula="of:=RANK([.D32];[.$C32:.$J32];1)" office:value-type="float" office:value="4" calcext:value-type="float">
            <text:p>4</text:p>
          </table:table-cell>
          <table:table-cell table:style-name="ce66" table:formula="of:=RANK([.E32];[.$C32:.$J32];1)" office:value-type="float" office:value="8" calcext:value-type="float">
            <text:p>8</text:p>
          </table:table-cell>
          <table:table-cell table:style-name="ce66" table:formula="of:=RANK([.F32];[.$C32:.$J32];1)" office:value-type="float" office:value="6" calcext:value-type="float">
            <text:p>6</text:p>
          </table:table-cell>
          <table:table-cell table:style-name="ce66" table:formula="of:=RANK([.G32];[.$C32:.$J32];1)" office:value-type="float" office:value="7" calcext:value-type="float">
            <text:p>7</text:p>
          </table:table-cell>
          <table:table-cell table:style-name="ce66" table:formula="of:=RANK([.H32];[.$C32:.$J32];1)" office:value-type="float" office:value="1" calcext:value-type="float">
            <text:p>1</text:p>
          </table:table-cell>
          <table:table-cell table:style-name="ce66" table:formula="of:=RANK([.I32];[.$C32:.$J32];1)" office:value-type="float" office:value="3" calcext:value-type="float">
            <text:p>3</text:p>
          </table:table-cell>
          <table:table-cell table:style-name="ce66" table:formula="of:=RANK([.J32];[.$C32:.$J32];1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28</text:p>
          </table:table-cell>
          <table:table-cell table:style-name="ce74" table:formula="of:=MAX(0;LOG10(([.$K32]+1)/2)-LOG10([.N32]))" office:value-type="float" office:value="0.352182518111363" calcext:value-type="float">
            <text:p>0,35</text:p>
          </table:table-cell>
          <table:table-cell table:style-name="ce74" table:formula="of:=MAX(0;LOG10(([.$K32]+1)/2)-LOG10([.O32]))" office:value-type="float" office:value="0.0511525224473813" calcext:value-type="float">
            <text:p>0,05</text:p>
          </table:table-cell>
          <table:table-cell table:style-name="ce74" table:formula="of:=MAX(0;LOG10(([.$K32]+1)/2)-LOG10([.P32]))" office:value-type="float" office:value="0" calcext:value-type="float">
            <text:p>0,00</text:p>
          </table:table-cell>
          <table:table-cell table:style-name="ce74" table:formula="of:=MAX(0;LOG10(([.$K32]+1)/2)-LOG10([.Q32]))" office:value-type="float" office:value="0" calcext:value-type="float">
            <text:p>0,00</text:p>
          </table:table-cell>
          <table:table-cell table:style-name="ce74" table:formula="of:=MAX(0;LOG10(([.$K32]+1)/2)-LOG10([.R32]))" office:value-type="float" office:value="0" calcext:value-type="float">
            <text:p>0,00</text:p>
          </table:table-cell>
          <table:table-cell table:style-name="ce74" table:formula="of:=MAX(0;LOG10(([.$K32]+1)/2)-LOG10([.S32]))" office:value-type="float" office:value="0.653212513775344" calcext:value-type="float">
            <text:p>0,65</text:p>
          </table:table-cell>
          <table:table-cell table:style-name="ce74" table:formula="of:=MAX(0;LOG10(([.$K32]+1)/2)-LOG10([.T32]))" office:value-type="float" office:value="0.176091259055681" calcext:value-type="float">
            <text:p>0,18</text:p>
          </table:table-cell>
          <table:table-cell table:style-name="ce74" table:formula="of:=MAX(0;LOG10(([.$K32]+1)/2)-LOG10([.U32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29</text:p>
          </table:table-cell>
          <table:table-cell table:style-name="ce75" table:formula="of:=IF([$Results.C32]=&quot;MAX&quot;;[$Results.$L32];[$Results.C32])" office:value-type="float" office:value="14752" calcext:value-type="float">
            <text:p>14752</text:p>
          </table:table-cell>
          <table:table-cell table:style-name="ce75" table:formula="of:=IF([$Results.D32]=&quot;MAX&quot;;[$Results.$L32];[$Results.D32])" office:value-type="float" office:value="16734" calcext:value-type="float">
            <text:p>16734</text:p>
          </table:table-cell>
          <table:table-cell table:style-name="ce75" table:formula="of:=IF([$Results.E32]=&quot;MAX&quot;;[$Results.$L32];[$Results.E32])" office:value-type="float" office:value="2790744" calcext:value-type="float">
            <text:p>2790744</text:p>
          </table:table-cell>
          <table:table-cell table:style-name="ce75" table:formula="of:=IF([$Results.F32]=&quot;MAX&quot;;[$Results.$L32];[$Results.F32])" office:value-type="float" office:value="18150" calcext:value-type="float">
            <text:p>18150</text:p>
          </table:table-cell>
          <table:table-cell table:style-name="ce75" table:formula="of:=IF([$Results.G32]=&quot;MAX&quot;;[$Results.$L32];[$Results.G32])" office:value-type="float" office:value="18407" calcext:value-type="float">
            <text:p>18407</text:p>
          </table:table-cell>
          <table:table-cell table:style-name="ce75" table:formula="of:=IF([$Results.H32]=&quot;MAX&quot;;[$Results.$L32];[$Results.H32])" office:value-type="float" office:value="14740" calcext:value-type="float">
            <text:p>14740</text:p>
          </table:table-cell>
          <table:table-cell table:style-name="ce75" table:formula="of:=IF([$Results.I32]=&quot;MAX&quot;;[$Results.$L32];[$Results.I32])" office:value-type="float" office:value="14805" calcext:value-type="float">
            <text:p>14805</text:p>
          </table:table-cell>
          <table:table-cell table:style-name="ce75" table:formula="of:=IF([$Results.J32]=&quot;MAX&quot;;[$Results.$L32];[$Results.J32])" office:value-type="float" office:value="18427" calcext:value-type="float">
            <text:p>18427</text:p>
          </table:table-cell>
          <table:table-cell table:style-name="ce66" table:formula="of:=SUM(IF(FREQUENCY([.C33:.J33];[.C33:.J33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29</text:p>
          </table:table-cell>
          <table:table-cell table:style-name="ce66" table:formula="of:=RANK([.C33];[.$C33:.$J33];1)" office:value-type="float" office:value="2" calcext:value-type="float">
            <text:p>2</text:p>
          </table:table-cell>
          <table:table-cell table:style-name="ce66" table:formula="of:=RANK([.D33];[.$C33:.$J33];1)" office:value-type="float" office:value="4" calcext:value-type="float">
            <text:p>4</text:p>
          </table:table-cell>
          <table:table-cell table:style-name="ce66" table:formula="of:=RANK([.E33];[.$C33:.$J33];1)" office:value-type="float" office:value="8" calcext:value-type="float">
            <text:p>8</text:p>
          </table:table-cell>
          <table:table-cell table:style-name="ce66" table:formula="of:=RANK([.F33];[.$C33:.$J33];1)" office:value-type="float" office:value="5" calcext:value-type="float">
            <text:p>5</text:p>
          </table:table-cell>
          <table:table-cell table:style-name="ce66" table:formula="of:=RANK([.G33];[.$C33:.$J33];1)" office:value-type="float" office:value="6" calcext:value-type="float">
            <text:p>6</text:p>
          </table:table-cell>
          <table:table-cell table:style-name="ce66" table:formula="of:=RANK([.H33];[.$C33:.$J33];1)" office:value-type="float" office:value="1" calcext:value-type="float">
            <text:p>1</text:p>
          </table:table-cell>
          <table:table-cell table:style-name="ce66" table:formula="of:=RANK([.I33];[.$C33:.$J33];1)" office:value-type="float" office:value="3" calcext:value-type="float">
            <text:p>3</text:p>
          </table:table-cell>
          <table:table-cell table:style-name="ce66" table:formula="of:=RANK([.J33];[.$C33:.$J33];1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29</text:p>
          </table:table-cell>
          <table:table-cell table:style-name="ce74" table:formula="of:=MAX(0;LOG10(([.$K33]+1)/2)-LOG10([.N33]))" office:value-type="float" office:value="0.352182518111363" calcext:value-type="float">
            <text:p>0,35</text:p>
          </table:table-cell>
          <table:table-cell table:style-name="ce74" table:formula="of:=MAX(0;LOG10(([.$K33]+1)/2)-LOG10([.O33]))" office:value-type="float" office:value="0.0511525224473813" calcext:value-type="float">
            <text:p>0,05</text:p>
          </table:table-cell>
          <table:table-cell table:style-name="ce74" table:formula="of:=MAX(0;LOG10(([.$K33]+1)/2)-LOG10([.P33]))" office:value-type="float" office:value="0" calcext:value-type="float">
            <text:p>0,00</text:p>
          </table:table-cell>
          <table:table-cell table:style-name="ce74" table:formula="of:=MAX(0;LOG10(([.$K33]+1)/2)-LOG10([.Q33]))" office:value-type="float" office:value="0" calcext:value-type="float">
            <text:p>0,00</text:p>
          </table:table-cell>
          <table:table-cell table:style-name="ce74" table:formula="of:=MAX(0;LOG10(([.$K33]+1)/2)-LOG10([.R33]))" office:value-type="float" office:value="0" calcext:value-type="float">
            <text:p>0,00</text:p>
          </table:table-cell>
          <table:table-cell table:style-name="ce74" table:formula="of:=MAX(0;LOG10(([.$K33]+1)/2)-LOG10([.S33]))" office:value-type="float" office:value="0.653212513775344" calcext:value-type="float">
            <text:p>0,65</text:p>
          </table:table-cell>
          <table:table-cell table:style-name="ce74" table:formula="of:=MAX(0;LOG10(([.$K33]+1)/2)-LOG10([.T33]))" office:value-type="float" office:value="0.176091259055681" calcext:value-type="float">
            <text:p>0,18</text:p>
          </table:table-cell>
          <table:table-cell table:style-name="ce74" table:formula="of:=MAX(0;LOG10(([.$K33]+1)/2)-LOG10([.U33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30</text:p>
          </table:table-cell>
          <table:table-cell table:style-name="ce75" table:formula="of:=IF([$Results.C33]=&quot;MAX&quot;;[$Results.$L33];[$Results.C33])" office:value-type="float" office:value="16534" calcext:value-type="float">
            <text:p>16534</text:p>
          </table:table-cell>
          <table:table-cell table:style-name="ce75" table:formula="of:=IF([$Results.D33]=&quot;MAX&quot;;[$Results.$L33];[$Results.D33])" office:value-type="float" office:value="18768" calcext:value-type="float">
            <text:p>18768</text:p>
          </table:table-cell>
          <table:table-cell table:style-name="ce75" table:formula="of:=IF([$Results.E33]=&quot;MAX&quot;;[$Results.$L33];[$Results.E33])" office:value-type="float" office:value="3127704" calcext:value-type="float">
            <text:p>3127704</text:p>
          </table:table-cell>
          <table:table-cell table:style-name="ce75" table:formula="of:=IF([$Results.F33]=&quot;MAX&quot;;[$Results.$L33];[$Results.F33])" office:value-type="float" office:value="20356" calcext:value-type="float">
            <text:p>20356</text:p>
          </table:table-cell>
          <table:table-cell table:style-name="ce75" table:formula="of:=IF([$Results.G33]=&quot;MAX&quot;;[$Results.$L33];[$Results.G33])" office:value-type="float" office:value="20649" calcext:value-type="float">
            <text:p>20649</text:p>
          </table:table-cell>
          <table:table-cell table:style-name="ce75" table:formula="of:=IF([$Results.H33]=&quot;MAX&quot;;[$Results.$L33];[$Results.H33])" office:value-type="float" office:value="16524" calcext:value-type="float">
            <text:p>16524</text:p>
          </table:table-cell>
          <table:table-cell table:style-name="ce75" table:formula="of:=IF([$Results.I33]=&quot;MAX&quot;;[$Results.$L33];[$Results.I33])" office:value-type="float" office:value="16593" calcext:value-type="float">
            <text:p>16593</text:p>
          </table:table-cell>
          <table:table-cell table:style-name="ce75" table:formula="of:=IF([$Results.J33]=&quot;MAX&quot;;[$Results.$L33];[$Results.J33])" office:value-type="float" office:value="20054" calcext:value-type="float">
            <text:p>20054</text:p>
          </table:table-cell>
          <table:table-cell table:style-name="ce66" table:formula="of:=SUM(IF(FREQUENCY([.C34:.J34];[.C34:.J34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30</text:p>
          </table:table-cell>
          <table:table-cell table:style-name="ce66" table:formula="of:=RANK([.C34];[.$C34:.$J34];1)" office:value-type="float" office:value="2" calcext:value-type="float">
            <text:p>2</text:p>
          </table:table-cell>
          <table:table-cell table:style-name="ce66" table:formula="of:=RANK([.D34];[.$C34:.$J34];1)" office:value-type="float" office:value="4" calcext:value-type="float">
            <text:p>4</text:p>
          </table:table-cell>
          <table:table-cell table:style-name="ce66" table:formula="of:=RANK([.E34];[.$C34:.$J34];1)" office:value-type="float" office:value="8" calcext:value-type="float">
            <text:p>8</text:p>
          </table:table-cell>
          <table:table-cell table:style-name="ce66" table:formula="of:=RANK([.F34];[.$C34:.$J34];1)" office:value-type="float" office:value="6" calcext:value-type="float">
            <text:p>6</text:p>
          </table:table-cell>
          <table:table-cell table:style-name="ce66" table:formula="of:=RANK([.G34];[.$C34:.$J34];1)" office:value-type="float" office:value="7" calcext:value-type="float">
            <text:p>7</text:p>
          </table:table-cell>
          <table:table-cell table:style-name="ce66" table:formula="of:=RANK([.H34];[.$C34:.$J34];1)" office:value-type="float" office:value="1" calcext:value-type="float">
            <text:p>1</text:p>
          </table:table-cell>
          <table:table-cell table:style-name="ce66" table:formula="of:=RANK([.I34];[.$C34:.$J34];1)" office:value-type="float" office:value="3" calcext:value-type="float">
            <text:p>3</text:p>
          </table:table-cell>
          <table:table-cell table:style-name="ce66" table:formula="of:=RANK([.J34];[.$C34:.$J34];1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AC_30</text:p>
          </table:table-cell>
          <table:table-cell table:style-name="ce74" table:formula="of:=MAX(0;LOG10(([.$K34]+1)/2)-LOG10([.N34]))" office:value-type="float" office:value="0.352182518111363" calcext:value-type="float">
            <text:p>0,35</text:p>
          </table:table-cell>
          <table:table-cell table:style-name="ce74" table:formula="of:=MAX(0;LOG10(([.$K34]+1)/2)-LOG10([.O34]))" office:value-type="float" office:value="0.0511525224473813" calcext:value-type="float">
            <text:p>0,05</text:p>
          </table:table-cell>
          <table:table-cell table:style-name="ce74" table:formula="of:=MAX(0;LOG10(([.$K34]+1)/2)-LOG10([.P34]))" office:value-type="float" office:value="0" calcext:value-type="float">
            <text:p>0,00</text:p>
          </table:table-cell>
          <table:table-cell table:style-name="ce74" table:formula="of:=MAX(0;LOG10(([.$K34]+1)/2)-LOG10([.Q34]))" office:value-type="float" office:value="0" calcext:value-type="float">
            <text:p>0,00</text:p>
          </table:table-cell>
          <table:table-cell table:style-name="ce74" table:formula="of:=MAX(0;LOG10(([.$K34]+1)/2)-LOG10([.R34]))" office:value-type="float" office:value="0" calcext:value-type="float">
            <text:p>0,00</text:p>
          </table:table-cell>
          <table:table-cell table:style-name="ce74" table:formula="of:=MAX(0;LOG10(([.$K34]+1)/2)-LOG10([.S34]))" office:value-type="float" office:value="0.653212513775344" calcext:value-type="float">
            <text:p>0,65</text:p>
          </table:table-cell>
          <table:table-cell table:style-name="ce74" table:formula="of:=MAX(0;LOG10(([.$K34]+1)/2)-LOG10([.T34]))" office:value-type="float" office:value="0.176091259055681" calcext:value-type="float">
            <text:p>0,18</text:p>
          </table:table-cell>
          <table:table-cell table:style-name="ce74" table:formula="of:=MAX(0;LOG10(([.$K34]+1)/2)-LOG10([.U34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31</text:p>
          </table:table-cell>
          <table:table-cell table:style-name="ce75" table:formula="of:=IF([$Results.C34]=&quot;MAX&quot;;[$Results.$L34];[$Results.C34])" office:value-type="float" office:value="18405" calcext:value-type="float">
            <text:p>18405</text:p>
          </table:table-cell>
          <table:table-cell table:style-name="ce75" table:formula="of:=IF([$Results.D34]=&quot;MAX&quot;;[$Results.$L34];[$Results.D34])" office:value-type="float" office:value="20917" calcext:value-type="float">
            <text:p>20917</text:p>
          </table:table-cell>
          <table:table-cell table:style-name="ce75" table:formula="of:=IF([$Results.E34]=&quot;MAX&quot;;[$Results.$L34];[$Results.E34])" office:value-type="float" office:value="3483864" calcext:value-type="float">
            <text:p>3483864</text:p>
          </table:table-cell>
          <table:table-cell table:style-name="ce75" table:formula="of:=IF([$Results.F34]=&quot;MAX&quot;;[$Results.$L34];[$Results.F34])" office:value-type="float" office:value="22790" calcext:value-type="float">
            <text:p>22790</text:p>
          </table:table-cell>
          <table:table-cell table:style-name="ce75" table:formula="of:=IF([$Results.G34]=&quot;MAX&quot;;[$Results.$L34];[$Results.G34])" office:value-type="float" office:value="22892" calcext:value-type="float">
            <text:p>22892</text:p>
          </table:table-cell>
          <table:table-cell table:style-name="ce75" table:formula="of:=IF([$Results.H34]=&quot;MAX&quot;;[$Results.$L34];[$Results.H34])" office:value-type="float" office:value="18400" calcext:value-type="float">
            <text:p>18400</text:p>
          </table:table-cell>
          <table:table-cell table:style-name="ce75" table:formula="of:=IF([$Results.I34]=&quot;MAX&quot;;[$Results.$L34];[$Results.I34])" office:value-type="float" office:value="18464" calcext:value-type="float">
            <text:p>18464</text:p>
          </table:table-cell>
          <table:table-cell table:style-name="ce75" table:formula="of:=IF([$Results.J34]=&quot;MAX&quot;;[$Results.$L34];[$Results.J34])" office:value-type="float" office:value="24259" calcext:value-type="float">
            <text:p>24259</text:p>
          </table:table-cell>
          <table:table-cell table:style-name="ce66" table:formula="of:=SUM(IF(FREQUENCY([.C35:.J35];[.C35:.J35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31</text:p>
          </table:table-cell>
          <table:table-cell table:style-name="ce66" table:formula="of:=RANK([.C35];[.$C35:.$J35];1)" office:value-type="float" office:value="2" calcext:value-type="float">
            <text:p>2</text:p>
          </table:table-cell>
          <table:table-cell table:style-name="ce66" table:formula="of:=RANK([.D35];[.$C35:.$J35];1)" office:value-type="float" office:value="4" calcext:value-type="float">
            <text:p>4</text:p>
          </table:table-cell>
          <table:table-cell table:style-name="ce66" table:formula="of:=RANK([.E35];[.$C35:.$J35];1)" office:value-type="float" office:value="8" calcext:value-type="float">
            <text:p>8</text:p>
          </table:table-cell>
          <table:table-cell table:style-name="ce66" table:formula="of:=RANK([.F35];[.$C35:.$J35];1)" office:value-type="float" office:value="5" calcext:value-type="float">
            <text:p>5</text:p>
          </table:table-cell>
          <table:table-cell table:style-name="ce66" table:formula="of:=RANK([.G35];[.$C35:.$J35];1)" office:value-type="float" office:value="6" calcext:value-type="float">
            <text:p>6</text:p>
          </table:table-cell>
          <table:table-cell table:style-name="ce66" table:formula="of:=RANK([.H35];[.$C35:.$J35];1)" office:value-type="float" office:value="1" calcext:value-type="float">
            <text:p>1</text:p>
          </table:table-cell>
          <table:table-cell table:style-name="ce66" table:formula="of:=RANK([.I35];[.$C35:.$J35];1)" office:value-type="float" office:value="3" calcext:value-type="float">
            <text:p>3</text:p>
          </table:table-cell>
          <table:table-cell table:style-name="ce66" table:formula="of:=RANK([.J35];[.$C35:.$J35];1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31</text:p>
          </table:table-cell>
          <table:table-cell table:style-name="ce74" table:formula="of:=MAX(0;LOG10(([.$K35]+1)/2)-LOG10([.N35]))" office:value-type="float" office:value="0.352182518111363" calcext:value-type="float">
            <text:p>0,35</text:p>
          </table:table-cell>
          <table:table-cell table:style-name="ce74" table:formula="of:=MAX(0;LOG10(([.$K35]+1)/2)-LOG10([.O35]))" office:value-type="float" office:value="0.0511525224473813" calcext:value-type="float">
            <text:p>0,05</text:p>
          </table:table-cell>
          <table:table-cell table:style-name="ce74" table:formula="of:=MAX(0;LOG10(([.$K35]+1)/2)-LOG10([.P35]))" office:value-type="float" office:value="0" calcext:value-type="float">
            <text:p>0,00</text:p>
          </table:table-cell>
          <table:table-cell table:style-name="ce74" table:formula="of:=MAX(0;LOG10(([.$K35]+1)/2)-LOG10([.Q35]))" office:value-type="float" office:value="0" calcext:value-type="float">
            <text:p>0,00</text:p>
          </table:table-cell>
          <table:table-cell table:style-name="ce74" table:formula="of:=MAX(0;LOG10(([.$K35]+1)/2)-LOG10([.R35]))" office:value-type="float" office:value="0" calcext:value-type="float">
            <text:p>0,00</text:p>
          </table:table-cell>
          <table:table-cell table:style-name="ce74" table:formula="of:=MAX(0;LOG10(([.$K35]+1)/2)-LOG10([.S35]))" office:value-type="float" office:value="0.653212513775344" calcext:value-type="float">
            <text:p>0,65</text:p>
          </table:table-cell>
          <table:table-cell table:style-name="ce74" table:formula="of:=MAX(0;LOG10(([.$K35]+1)/2)-LOG10([.T35]))" office:value-type="float" office:value="0.176091259055681" calcext:value-type="float">
            <text:p>0,18</text:p>
          </table:table-cell>
          <table:table-cell table:style-name="ce74" table:formula="of:=MAX(0;LOG10(([.$K35]+1)/2)-LOG10([.U35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AC_32</text:p>
          </table:table-cell>
          <table:table-cell table:style-name="ce75" table:formula="of:=IF([$Results.C35]=&quot;MAX&quot;;[$Results.$L35];[$Results.C35])" office:value-type="float" office:value="20358" calcext:value-type="float">
            <text:p>20358</text:p>
          </table:table-cell>
          <table:table-cell table:style-name="ce75" table:formula="of:=IF([$Results.D35]=&quot;MAX&quot;;[$Results.$L35];[$Results.D35])" office:value-type="float" office:value="23162" calcext:value-type="float">
            <text:p>23162</text:p>
          </table:table-cell>
          <table:table-cell table:style-name="ce75" table:formula="of:=IF([$Results.E35]=&quot;MAX&quot;;[$Results.$L35];[$Results.E35])" office:value-type="float" office:value="3859224" calcext:value-type="float">
            <text:p>3859224</text:p>
          </table:table-cell>
          <table:table-cell table:style-name="ce75" table:formula="of:=IF([$Results.F35]=&quot;MAX&quot;;[$Results.$L35];[$Results.F35])" office:value-type="float" office:value="25239" calcext:value-type="float">
            <text:p>25239</text:p>
          </table:table-cell>
          <table:table-cell table:style-name="ce75" table:formula="of:=IF([$Results.G35]=&quot;MAX&quot;;[$Results.$L35];[$Results.G35])" office:value-type="float" office:value="25243" calcext:value-type="float">
            <text:p>25243</text:p>
          </table:table-cell>
          <table:table-cell table:style-name="ce75" table:formula="of:=IF([$Results.H35]=&quot;MAX&quot;;[$Results.$L35];[$Results.H35])" office:value-type="float" office:value="20342" calcext:value-type="float">
            <text:p>20342</text:p>
          </table:table-cell>
          <table:table-cell table:style-name="ce75" table:formula="of:=IF([$Results.I35]=&quot;MAX&quot;;[$Results.$L35];[$Results.I35])" office:value-type="float" office:value="21161" calcext:value-type="float">
            <text:p>21161</text:p>
          </table:table-cell>
          <table:table-cell table:style-name="ce75" table:formula="of:=IF([$Results.J35]=&quot;MAX&quot;;[$Results.$L35];[$Results.J35])" office:value-type="float" office:value="27262" calcext:value-type="float">
            <text:p>27262</text:p>
          </table:table-cell>
          <table:table-cell table:style-name="ce66" table:formula="of:=SUM(IF(FREQUENCY([.C36:.J36];[.C36:.J36])&gt;0;1;0))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AC_32</text:p>
          </table:table-cell>
          <table:table-cell table:style-name="ce66" table:formula="of:=RANK([.C36];[.$C36:.$J36];1)" office:value-type="float" office:value="2" calcext:value-type="float">
            <text:p>2</text:p>
          </table:table-cell>
          <table:table-cell table:style-name="ce66" table:formula="of:=RANK([.D36];[.$C36:.$J36];1)" office:value-type="float" office:value="4" calcext:value-type="float">
            <text:p>4</text:p>
          </table:table-cell>
          <table:table-cell table:style-name="ce66" table:formula="of:=RANK([.E36];[.$C36:.$J36];1)" office:value-type="float" office:value="8" calcext:value-type="float">
            <text:p>8</text:p>
          </table:table-cell>
          <table:table-cell table:style-name="ce66" table:formula="of:=RANK([.F36];[.$C36:.$J36];1)" office:value-type="float" office:value="5" calcext:value-type="float">
            <text:p>5</text:p>
          </table:table-cell>
          <table:table-cell table:style-name="ce66" table:formula="of:=RANK([.G36];[.$C36:.$J36];1)" office:value-type="float" office:value="6" calcext:value-type="float">
            <text:p>6</text:p>
          </table:table-cell>
          <table:table-cell table:style-name="ce66" table:formula="of:=RANK([.H36];[.$C36:.$J36];1)" office:value-type="float" office:value="1" calcext:value-type="float">
            <text:p>1</text:p>
          </table:table-cell>
          <table:table-cell table:style-name="ce66" table:formula="of:=RANK([.I36];[.$C36:.$J36];1)" office:value-type="float" office:value="3" calcext:value-type="float">
            <text:p>3</text:p>
          </table:table-cell>
          <table:table-cell table:style-name="ce66" table:formula="of:=RANK([.J36];[.$C36:.$J36];1)" office:value-type="float" office:value="7" calcext:value-type="float">
            <text:p>7</text:p>
          </table:table-cell>
          <table:table-cell/>
          <table:table-cell table:style-name="ce54" office:value-type="string" calcext:value-type="string">
            <text:p>AC_32</text:p>
          </table:table-cell>
          <table:table-cell table:style-name="ce74" table:formula="of:=MAX(0;LOG10(([.$K36]+1)/2)-LOG10([.N36]))" office:value-type="float" office:value="0.352182518111363" calcext:value-type="float">
            <text:p>0,35</text:p>
          </table:table-cell>
          <table:table-cell table:style-name="ce74" table:formula="of:=MAX(0;LOG10(([.$K36]+1)/2)-LOG10([.O36]))" office:value-type="float" office:value="0.0511525224473813" calcext:value-type="float">
            <text:p>0,05</text:p>
          </table:table-cell>
          <table:table-cell table:style-name="ce74" table:formula="of:=MAX(0;LOG10(([.$K36]+1)/2)-LOG10([.P36]))" office:value-type="float" office:value="0" calcext:value-type="float">
            <text:p>0,00</text:p>
          </table:table-cell>
          <table:table-cell table:style-name="ce74" table:formula="of:=MAX(0;LOG10(([.$K36]+1)/2)-LOG10([.Q36]))" office:value-type="float" office:value="0" calcext:value-type="float">
            <text:p>0,00</text:p>
          </table:table-cell>
          <table:table-cell table:style-name="ce74" table:formula="of:=MAX(0;LOG10(([.$K36]+1)/2)-LOG10([.R36]))" office:value-type="float" office:value="0" calcext:value-type="float">
            <text:p>0,00</text:p>
          </table:table-cell>
          <table:table-cell table:style-name="ce74" table:formula="of:=MAX(0;LOG10(([.$K36]+1)/2)-LOG10([.S36]))" office:value-type="float" office:value="0.653212513775344" calcext:value-type="float">
            <text:p>0,65</text:p>
          </table:table-cell>
          <table:table-cell table:style-name="ce74" table:formula="of:=MAX(0;LOG10(([.$K36]+1)/2)-LOG10([.T36]))" office:value-type="float" office:value="0.176091259055681" calcext:value-type="float">
            <text:p>0,18</text:p>
          </table:table-cell>
          <table:table-cell table:style-name="ce74" table:formula="of:=MAX(0;LOG10(([.$K36]+1)/2)-LOG10([.U36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01</text:p>
          </table:table-cell>
          <table:table-cell table:style-name="ce75" table:formula="of:=IF([$Results.C36]=&quot;MAX&quot;;[$Results.$L36];[$Results.C36])" office:value-type="float" office:value="664" calcext:value-type="float">
            <text:p>664</text:p>
          </table:table-cell>
          <table:table-cell table:style-name="ce75" table:formula="of:=IF([$Results.D36]=&quot;MAX&quot;;[$Results.$L36];[$Results.D36])" office:value-type="float" office:value="665" calcext:value-type="float">
            <text:p>665</text:p>
          </table:table-cell>
          <table:table-cell table:style-name="ce75" table:formula="of:=IF([$Results.E36]=&quot;MAX&quot;;[$Results.$L36];[$Results.E36])" office:value-type="float" office:value="928" calcext:value-type="float">
            <text:p>928</text:p>
          </table:table-cell>
          <table:table-cell table:style-name="ce75" table:formula="of:=IF([$Results.F36]=&quot;MAX&quot;;[$Results.$L36];[$Results.F36])" office:value-type="float" office:value="665" calcext:value-type="float">
            <text:p>665</text:p>
          </table:table-cell>
          <table:table-cell table:style-name="ce75" table:formula="of:=IF([$Results.G36]=&quot;MAX&quot;;[$Results.$L36];[$Results.G36])" office:value-type="float" office:value="676" calcext:value-type="float">
            <text:p>676</text:p>
          </table:table-cell>
          <table:table-cell table:style-name="ce75" table:formula="of:=IF([$Results.H36]=&quot;MAX&quot;;[$Results.$L36];[$Results.H36])" office:value-type="float" office:value="664" calcext:value-type="float">
            <text:p>664</text:p>
          </table:table-cell>
          <table:table-cell table:style-name="ce75" table:formula="of:=IF([$Results.I36]=&quot;MAX&quot;;[$Results.$L36];[$Results.I36])" office:value-type="float" office:value="664" calcext:value-type="float">
            <text:p>664</text:p>
          </table:table-cell>
          <table:table-cell table:style-name="ce75" table:formula="of:=IF([$Results.J36]=&quot;MAX&quot;;[$Results.$L36];[$Results.J36])" office:value-type="float" office:value="669" calcext:value-type="float">
            <text:p>669</text:p>
          </table:table-cell>
          <table:table-cell table:style-name="ce66" table:formula="of:=SUM(IF(FREQUENCY([.C37:.J37];[.C37:.J37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01</text:p>
          </table:table-cell>
          <table:table-cell table:style-name="ce66" table:formula="of:=RANK([.C37];[.$C37:.$J37];1)" office:value-type="float" office:value="1" calcext:value-type="float">
            <text:p>1</text:p>
          </table:table-cell>
          <table:table-cell table:style-name="ce66" table:formula="of:=RANK([.D37];[.$C37:.$J37];1)" office:value-type="float" office:value="4" calcext:value-type="float">
            <text:p>4</text:p>
          </table:table-cell>
          <table:table-cell table:style-name="ce66" table:formula="of:=RANK([.E37];[.$C37:.$J37];1)" office:value-type="float" office:value="8" calcext:value-type="float">
            <text:p>8</text:p>
          </table:table-cell>
          <table:table-cell table:style-name="ce66" table:formula="of:=RANK([.F37];[.$C37:.$J37];1)" office:value-type="float" office:value="4" calcext:value-type="float">
            <text:p>4</text:p>
          </table:table-cell>
          <table:table-cell table:style-name="ce66" table:formula="of:=RANK([.G37];[.$C37:.$J37];1)" office:value-type="float" office:value="7" calcext:value-type="float">
            <text:p>7</text:p>
          </table:table-cell>
          <table:table-cell table:style-name="ce66" table:formula="of:=RANK([.H37];[.$C37:.$J37];1)" office:value-type="float" office:value="1" calcext:value-type="float">
            <text:p>1</text:p>
          </table:table-cell>
          <table:table-cell table:style-name="ce66" table:formula="of:=RANK([.I37];[.$C37:.$J37];1)" office:value-type="float" office:value="1" calcext:value-type="float">
            <text:p>1</text:p>
          </table:table-cell>
          <table:table-cell table:style-name="ce66" table:formula="of:=RANK([.J37];[.$C37:.$J37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1</text:p>
          </table:table-cell>
          <table:table-cell table:style-name="ce74" table:formula="of:=MAX(0;LOG10(([.$K37]+1)/2)-LOG10([.N37]))" office:value-type="float" office:value="0.477121254719662" calcext:value-type="float">
            <text:p>0,48</text:p>
          </table:table-cell>
          <table:table-cell table:style-name="ce74" table:formula="of:=MAX(0;LOG10(([.$K37]+1)/2)-LOG10([.O37]))" office:value-type="float" office:value="0" calcext:value-type="float">
            <text:p>0,00</text:p>
          </table:table-cell>
          <table:table-cell table:style-name="ce74" table:formula="of:=MAX(0;LOG10(([.$K37]+1)/2)-LOG10([.P37]))" office:value-type="float" office:value="0" calcext:value-type="float">
            <text:p>0,00</text:p>
          </table:table-cell>
          <table:table-cell table:style-name="ce74" table:formula="of:=MAX(0;LOG10(([.$K37]+1)/2)-LOG10([.Q37]))" office:value-type="float" office:value="0" calcext:value-type="float">
            <text:p>0,00</text:p>
          </table:table-cell>
          <table:table-cell table:style-name="ce74" table:formula="of:=MAX(0;LOG10(([.$K37]+1)/2)-LOG10([.R37]))" office:value-type="float" office:value="0" calcext:value-type="float">
            <text:p>0,00</text:p>
          </table:table-cell>
          <table:table-cell table:style-name="ce74" table:formula="of:=MAX(0;LOG10(([.$K37]+1)/2)-LOG10([.S37]))" office:value-type="float" office:value="0.477121254719662" calcext:value-type="float">
            <text:p>0,48</text:p>
          </table:table-cell>
          <table:table-cell table:style-name="ce74" table:formula="of:=MAX(0;LOG10(([.$K37]+1)/2)-LOG10([.T37]))" office:value-type="float" office:value="0.477121254719662" calcext:value-type="float">
            <text:p>0,48</text:p>
          </table:table-cell>
          <table:table-cell table:style-name="ce74" table:formula="of:=MAX(0;LOG10(([.$K37]+1)/2)-LOG10([.U37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02</text:p>
          </table:table-cell>
          <table:table-cell table:style-name="ce75" table:formula="of:=IF([$Results.C37]=&quot;MAX&quot;;[$Results.$L37];[$Results.C37])" office:value-type="float" office:value="736" calcext:value-type="float">
            <text:p>736</text:p>
          </table:table-cell>
          <table:table-cell table:style-name="ce75" table:formula="of:=IF([$Results.D37]=&quot;MAX&quot;;[$Results.$L37];[$Results.D37])" office:value-type="float" office:value="738" calcext:value-type="float">
            <text:p>738</text:p>
          </table:table-cell>
          <table:table-cell table:style-name="ce75" table:formula="of:=IF([$Results.E37]=&quot;MAX&quot;;[$Results.$L37];[$Results.E37])" office:value-type="float" office:value="1031" calcext:value-type="float">
            <text:p>1031</text:p>
          </table:table-cell>
          <table:table-cell table:style-name="ce75" table:formula="of:=IF([$Results.F37]=&quot;MAX&quot;;[$Results.$L37];[$Results.F37])" office:value-type="float" office:value="738" calcext:value-type="float">
            <text:p>738</text:p>
          </table:table-cell>
          <table:table-cell table:style-name="ce75" table:formula="of:=IF([$Results.G37]=&quot;MAX&quot;;[$Results.$L37];[$Results.G37])" office:value-type="float" office:value="814" calcext:value-type="float">
            <text:p>814</text:p>
          </table:table-cell>
          <table:table-cell table:style-name="ce75" table:formula="of:=IF([$Results.H37]=&quot;MAX&quot;;[$Results.$L37];[$Results.H37])" office:value-type="float" office:value="736" calcext:value-type="float">
            <text:p>736</text:p>
          </table:table-cell>
          <table:table-cell table:style-name="ce75" table:formula="of:=IF([$Results.I37]=&quot;MAX&quot;;[$Results.$L37];[$Results.I37])" office:value-type="float" office:value="736" calcext:value-type="float">
            <text:p>736</text:p>
          </table:table-cell>
          <table:table-cell table:style-name="ce75" table:formula="of:=IF([$Results.J37]=&quot;MAX&quot;;[$Results.$L37];[$Results.J37])" office:value-type="float" office:value="741" calcext:value-type="float">
            <text:p>741</text:p>
          </table:table-cell>
          <table:table-cell table:style-name="ce66" table:formula="of:=SUM(IF(FREQUENCY([.C38:.J38];[.C38:.J38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02</text:p>
          </table:table-cell>
          <table:table-cell table:style-name="ce66" table:formula="of:=RANK([.C38];[.$C38:.$J38];1)" office:value-type="float" office:value="1" calcext:value-type="float">
            <text:p>1</text:p>
          </table:table-cell>
          <table:table-cell table:style-name="ce66" table:formula="of:=RANK([.D38];[.$C38:.$J38];1)" office:value-type="float" office:value="4" calcext:value-type="float">
            <text:p>4</text:p>
          </table:table-cell>
          <table:table-cell table:style-name="ce66" table:formula="of:=RANK([.E38];[.$C38:.$J38];1)" office:value-type="float" office:value="8" calcext:value-type="float">
            <text:p>8</text:p>
          </table:table-cell>
          <table:table-cell table:style-name="ce66" table:formula="of:=RANK([.F38];[.$C38:.$J38];1)" office:value-type="float" office:value="4" calcext:value-type="float">
            <text:p>4</text:p>
          </table:table-cell>
          <table:table-cell table:style-name="ce66" table:formula="of:=RANK([.G38];[.$C38:.$J38];1)" office:value-type="float" office:value="7" calcext:value-type="float">
            <text:p>7</text:p>
          </table:table-cell>
          <table:table-cell table:style-name="ce66" table:formula="of:=RANK([.H38];[.$C38:.$J38];1)" office:value-type="float" office:value="1" calcext:value-type="float">
            <text:p>1</text:p>
          </table:table-cell>
          <table:table-cell table:style-name="ce66" table:formula="of:=RANK([.I38];[.$C38:.$J38];1)" office:value-type="float" office:value="1" calcext:value-type="float">
            <text:p>1</text:p>
          </table:table-cell>
          <table:table-cell table:style-name="ce66" table:formula="of:=RANK([.J38];[.$C38:.$J38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2</text:p>
          </table:table-cell>
          <table:table-cell table:style-name="ce74" table:formula="of:=MAX(0;LOG10(([.$K38]+1)/2)-LOG10([.N38]))" office:value-type="float" office:value="0.477121254719662" calcext:value-type="float">
            <text:p>0,48</text:p>
          </table:table-cell>
          <table:table-cell table:style-name="ce74" table:formula="of:=MAX(0;LOG10(([.$K38]+1)/2)-LOG10([.O38]))" office:value-type="float" office:value="0" calcext:value-type="float">
            <text:p>0,00</text:p>
          </table:table-cell>
          <table:table-cell table:style-name="ce74" table:formula="of:=MAX(0;LOG10(([.$K38]+1)/2)-LOG10([.P38]))" office:value-type="float" office:value="0" calcext:value-type="float">
            <text:p>0,00</text:p>
          </table:table-cell>
          <table:table-cell table:style-name="ce74" table:formula="of:=MAX(0;LOG10(([.$K38]+1)/2)-LOG10([.Q38]))" office:value-type="float" office:value="0" calcext:value-type="float">
            <text:p>0,00</text:p>
          </table:table-cell>
          <table:table-cell table:style-name="ce74" table:formula="of:=MAX(0;LOG10(([.$K38]+1)/2)-LOG10([.R38]))" office:value-type="float" office:value="0" calcext:value-type="float">
            <text:p>0,00</text:p>
          </table:table-cell>
          <table:table-cell table:style-name="ce74" table:formula="of:=MAX(0;LOG10(([.$K38]+1)/2)-LOG10([.S38]))" office:value-type="float" office:value="0.477121254719662" calcext:value-type="float">
            <text:p>0,48</text:p>
          </table:table-cell>
          <table:table-cell table:style-name="ce74" table:formula="of:=MAX(0;LOG10(([.$K38]+1)/2)-LOG10([.T38]))" office:value-type="float" office:value="0.477121254719662" calcext:value-type="float">
            <text:p>0,48</text:p>
          </table:table-cell>
          <table:table-cell table:style-name="ce74" table:formula="of:=MAX(0;LOG10(([.$K38]+1)/2)-LOG10([.U38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03</text:p>
          </table:table-cell>
          <table:table-cell table:style-name="ce75" table:formula="of:=IF([$Results.C38]=&quot;MAX&quot;;[$Results.$L38];[$Results.C38])" office:value-type="float" office:value="745" calcext:value-type="float">
            <text:p>745</text:p>
          </table:table-cell>
          <table:table-cell table:style-name="ce75" table:formula="of:=IF([$Results.D38]=&quot;MAX&quot;;[$Results.$L38];[$Results.D38])" office:value-type="float" office:value="745" calcext:value-type="float">
            <text:p>745</text:p>
          </table:table-cell>
          <table:table-cell table:style-name="ce75" table:formula="of:=IF([$Results.E38]=&quot;MAX&quot;;[$Results.$L38];[$Results.E38])" office:value-type="float" office:value="1021" calcext:value-type="float">
            <text:p>1021</text:p>
          </table:table-cell>
          <table:table-cell table:style-name="ce75" table:formula="of:=IF([$Results.F38]=&quot;MAX&quot;;[$Results.$L38];[$Results.F38])" office:value-type="float" office:value="745" calcext:value-type="float">
            <text:p>745</text:p>
          </table:table-cell>
          <table:table-cell table:style-name="ce75" table:formula="of:=IF([$Results.G38]=&quot;MAX&quot;;[$Results.$L38];[$Results.G38])" office:value-type="float" office:value="751" calcext:value-type="float">
            <text:p>751</text:p>
          </table:table-cell>
          <table:table-cell table:style-name="ce75" table:formula="of:=IF([$Results.H38]=&quot;MAX&quot;;[$Results.$L38];[$Results.H38])" office:value-type="float" office:value="745" calcext:value-type="float">
            <text:p>745</text:p>
          </table:table-cell>
          <table:table-cell table:style-name="ce75" table:formula="of:=IF([$Results.I38]=&quot;MAX&quot;;[$Results.$L38];[$Results.I38])" office:value-type="float" office:value="745" calcext:value-type="float">
            <text:p>745</text:p>
          </table:table-cell>
          <table:table-cell table:style-name="ce75" table:formula="of:=IF([$Results.J38]=&quot;MAX&quot;;[$Results.$L38];[$Results.J38])" office:value-type="float" office:value="746" calcext:value-type="float">
            <text:p>746</text:p>
          </table:table-cell>
          <table:table-cell table:style-name="ce66" table:formula="of:=SUM(IF(FREQUENCY([.C39:.J39];[.C39:.J39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3</text:p>
          </table:table-cell>
          <table:table-cell table:style-name="ce66" table:formula="of:=RANK([.C39];[.$C39:.$J39];1)" office:value-type="float" office:value="1" calcext:value-type="float">
            <text:p>1</text:p>
          </table:table-cell>
          <table:table-cell table:style-name="ce66" table:formula="of:=RANK([.D39];[.$C39:.$J39];1)" office:value-type="float" office:value="1" calcext:value-type="float">
            <text:p>1</text:p>
          </table:table-cell>
          <table:table-cell table:style-name="ce66" table:formula="of:=RANK([.E39];[.$C39:.$J39];1)" office:value-type="float" office:value="8" calcext:value-type="float">
            <text:p>8</text:p>
          </table:table-cell>
          <table:table-cell table:style-name="ce66" table:formula="of:=RANK([.F39];[.$C39:.$J39];1)" office:value-type="float" office:value="1" calcext:value-type="float">
            <text:p>1</text:p>
          </table:table-cell>
          <table:table-cell table:style-name="ce66" table:formula="of:=RANK([.G39];[.$C39:.$J39];1)" office:value-type="float" office:value="7" calcext:value-type="float">
            <text:p>7</text:p>
          </table:table-cell>
          <table:table-cell table:style-name="ce66" table:formula="of:=RANK([.H39];[.$C39:.$J39];1)" office:value-type="float" office:value="1" calcext:value-type="float">
            <text:p>1</text:p>
          </table:table-cell>
          <table:table-cell table:style-name="ce66" table:formula="of:=RANK([.I39];[.$C39:.$J39];1)" office:value-type="float" office:value="1" calcext:value-type="float">
            <text:p>1</text:p>
          </table:table-cell>
          <table:table-cell table:style-name="ce66" table:formula="of:=RANK([.J39];[.$C39:.$J39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3</text:p>
          </table:table-cell>
          <table:table-cell table:style-name="ce74" table:formula="of:=MAX(0;LOG10(([.$K39]+1)/2)-LOG10([.N39]))" office:value-type="float" office:value="0.397940008672038" calcext:value-type="float">
            <text:p>0,40</text:p>
          </table:table-cell>
          <table:table-cell table:style-name="ce74" table:formula="of:=MAX(0;LOG10(([.$K39]+1)/2)-LOG10([.O39]))" office:value-type="float" office:value="0.397940008672038" calcext:value-type="float">
            <text:p>0,40</text:p>
          </table:table-cell>
          <table:table-cell table:style-name="ce74" table:formula="of:=MAX(0;LOG10(([.$K39]+1)/2)-LOG10([.P39]))" office:value-type="float" office:value="0" calcext:value-type="float">
            <text:p>0,00</text:p>
          </table:table-cell>
          <table:table-cell table:style-name="ce74" table:formula="of:=MAX(0;LOG10(([.$K39]+1)/2)-LOG10([.Q39]))" office:value-type="float" office:value="0.397940008672038" calcext:value-type="float">
            <text:p>0,40</text:p>
          </table:table-cell>
          <table:table-cell table:style-name="ce74" table:formula="of:=MAX(0;LOG10(([.$K39]+1)/2)-LOG10([.R39]))" office:value-type="float" office:value="0" calcext:value-type="float">
            <text:p>0,00</text:p>
          </table:table-cell>
          <table:table-cell table:style-name="ce74" table:formula="of:=MAX(0;LOG10(([.$K39]+1)/2)-LOG10([.S39]))" office:value-type="float" office:value="0.397940008672038" calcext:value-type="float">
            <text:p>0,40</text:p>
          </table:table-cell>
          <table:table-cell table:style-name="ce74" table:formula="of:=MAX(0;LOG10(([.$K39]+1)/2)-LOG10([.T39]))" office:value-type="float" office:value="0.397940008672038" calcext:value-type="float">
            <text:p>0,40</text:p>
          </table:table-cell>
          <table:table-cell table:style-name="ce74" table:formula="of:=MAX(0;LOG10(([.$K39]+1)/2)-LOG10([.U39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04</text:p>
          </table:table-cell>
          <table:table-cell table:style-name="ce75" table:formula="of:=IF([$Results.C39]=&quot;MAX&quot;;[$Results.$L39];[$Results.C39])" office:value-type="float" office:value="832" calcext:value-type="float">
            <text:p>832</text:p>
          </table:table-cell>
          <table:table-cell table:style-name="ce75" table:formula="of:=IF([$Results.D39]=&quot;MAX&quot;;[$Results.$L39];[$Results.D39])" office:value-type="float" office:value="833" calcext:value-type="float">
            <text:p>833</text:p>
          </table:table-cell>
          <table:table-cell table:style-name="ce75" table:formula="of:=IF([$Results.E39]=&quot;MAX&quot;;[$Results.$L39];[$Results.E39])" office:value-type="float" office:value="1170" calcext:value-type="float">
            <text:p>1170</text:p>
          </table:table-cell>
          <table:table-cell table:style-name="ce75" table:formula="of:=IF([$Results.F39]=&quot;MAX&quot;;[$Results.$L39];[$Results.F39])" office:value-type="float" office:value="833" calcext:value-type="float">
            <text:p>833</text:p>
          </table:table-cell>
          <table:table-cell table:style-name="ce75" table:formula="of:=IF([$Results.G39]=&quot;MAX&quot;;[$Results.$L39];[$Results.G39])" office:value-type="float" office:value="919" calcext:value-type="float">
            <text:p>919</text:p>
          </table:table-cell>
          <table:table-cell table:style-name="ce75" table:formula="of:=IF([$Results.H39]=&quot;MAX&quot;;[$Results.$L39];[$Results.H39])" office:value-type="float" office:value="832" calcext:value-type="float">
            <text:p>832</text:p>
          </table:table-cell>
          <table:table-cell table:style-name="ce75" table:formula="of:=IF([$Results.I39]=&quot;MAX&quot;;[$Results.$L39];[$Results.I39])" office:value-type="float" office:value="832" calcext:value-type="float">
            <text:p>832</text:p>
          </table:table-cell>
          <table:table-cell table:style-name="ce75" table:formula="of:=IF([$Results.J39]=&quot;MAX&quot;;[$Results.$L39];[$Results.J39])" office:value-type="float" office:value="836" calcext:value-type="float">
            <text:p>836</text:p>
          </table:table-cell>
          <table:table-cell table:style-name="ce66" table:formula="of:=SUM(IF(FREQUENCY([.C40:.J40];[.C40:.J40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04</text:p>
          </table:table-cell>
          <table:table-cell table:style-name="ce66" table:formula="of:=RANK([.C40];[.$C40:.$J40];1)" office:value-type="float" office:value="1" calcext:value-type="float">
            <text:p>1</text:p>
          </table:table-cell>
          <table:table-cell table:style-name="ce66" table:formula="of:=RANK([.D40];[.$C40:.$J40];1)" office:value-type="float" office:value="4" calcext:value-type="float">
            <text:p>4</text:p>
          </table:table-cell>
          <table:table-cell table:style-name="ce66" table:formula="of:=RANK([.E40];[.$C40:.$J40];1)" office:value-type="float" office:value="8" calcext:value-type="float">
            <text:p>8</text:p>
          </table:table-cell>
          <table:table-cell table:style-name="ce66" table:formula="of:=RANK([.F40];[.$C40:.$J40];1)" office:value-type="float" office:value="4" calcext:value-type="float">
            <text:p>4</text:p>
          </table:table-cell>
          <table:table-cell table:style-name="ce66" table:formula="of:=RANK([.G40];[.$C40:.$J40];1)" office:value-type="float" office:value="7" calcext:value-type="float">
            <text:p>7</text:p>
          </table:table-cell>
          <table:table-cell table:style-name="ce66" table:formula="of:=RANK([.H40];[.$C40:.$J40];1)" office:value-type="float" office:value="1" calcext:value-type="float">
            <text:p>1</text:p>
          </table:table-cell>
          <table:table-cell table:style-name="ce66" table:formula="of:=RANK([.I40];[.$C40:.$J40];1)" office:value-type="float" office:value="1" calcext:value-type="float">
            <text:p>1</text:p>
          </table:table-cell>
          <table:table-cell table:style-name="ce66" table:formula="of:=RANK([.J40];[.$C40:.$J40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4</text:p>
          </table:table-cell>
          <table:table-cell table:style-name="ce74" table:formula="of:=MAX(0;LOG10(([.$K40]+1)/2)-LOG10([.N40]))" office:value-type="float" office:value="0.477121254719662" calcext:value-type="float">
            <text:p>0,48</text:p>
          </table:table-cell>
          <table:table-cell table:style-name="ce74" table:formula="of:=MAX(0;LOG10(([.$K40]+1)/2)-LOG10([.O40]))" office:value-type="float" office:value="0" calcext:value-type="float">
            <text:p>0,00</text:p>
          </table:table-cell>
          <table:table-cell table:style-name="ce74" table:formula="of:=MAX(0;LOG10(([.$K40]+1)/2)-LOG10([.P40]))" office:value-type="float" office:value="0" calcext:value-type="float">
            <text:p>0,00</text:p>
          </table:table-cell>
          <table:table-cell table:style-name="ce74" table:formula="of:=MAX(0;LOG10(([.$K40]+1)/2)-LOG10([.Q40]))" office:value-type="float" office:value="0" calcext:value-type="float">
            <text:p>0,00</text:p>
          </table:table-cell>
          <table:table-cell table:style-name="ce74" table:formula="of:=MAX(0;LOG10(([.$K40]+1)/2)-LOG10([.R40]))" office:value-type="float" office:value="0" calcext:value-type="float">
            <text:p>0,00</text:p>
          </table:table-cell>
          <table:table-cell table:style-name="ce74" table:formula="of:=MAX(0;LOG10(([.$K40]+1)/2)-LOG10([.S40]))" office:value-type="float" office:value="0.477121254719662" calcext:value-type="float">
            <text:p>0,48</text:p>
          </table:table-cell>
          <table:table-cell table:style-name="ce74" table:formula="of:=MAX(0;LOG10(([.$K40]+1)/2)-LOG10([.T40]))" office:value-type="float" office:value="0.477121254719662" calcext:value-type="float">
            <text:p>0,48</text:p>
          </table:table-cell>
          <table:table-cell table:style-name="ce74" table:formula="of:=MAX(0;LOG10(([.$K40]+1)/2)-LOG10([.U40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05</text:p>
          </table:table-cell>
          <table:table-cell table:style-name="ce75" table:formula="of:=IF([$Results.C40]=&quot;MAX&quot;;[$Results.$L40];[$Results.C40])" office:value-type="float" office:value="934" calcext:value-type="float">
            <text:p>934</text:p>
          </table:table-cell>
          <table:table-cell table:style-name="ce75" table:formula="of:=IF([$Results.D40]=&quot;MAX&quot;;[$Results.$L40];[$Results.D40])" office:value-type="float" office:value="934" calcext:value-type="float">
            <text:p>934</text:p>
          </table:table-cell>
          <table:table-cell table:style-name="ce75" table:formula="of:=IF([$Results.E40]=&quot;MAX&quot;;[$Results.$L40];[$Results.E40])" office:value-type="float" office:value="1240" calcext:value-type="float">
            <text:p>1240</text:p>
          </table:table-cell>
          <table:table-cell table:style-name="ce75" table:formula="of:=IF([$Results.F40]=&quot;MAX&quot;;[$Results.$L40];[$Results.F40])" office:value-type="float" office:value="934" calcext:value-type="float">
            <text:p>934</text:p>
          </table:table-cell>
          <table:table-cell table:style-name="ce75" table:formula="of:=IF([$Results.G40]=&quot;MAX&quot;;[$Results.$L40];[$Results.G40])" office:value-type="float" office:value="953" calcext:value-type="float">
            <text:p>953</text:p>
          </table:table-cell>
          <table:table-cell table:style-name="ce75" table:formula="of:=IF([$Results.H40]=&quot;MAX&quot;;[$Results.$L40];[$Results.H40])" office:value-type="float" office:value="934" calcext:value-type="float">
            <text:p>934</text:p>
          </table:table-cell>
          <table:table-cell table:style-name="ce75" table:formula="of:=IF([$Results.I40]=&quot;MAX&quot;;[$Results.$L40];[$Results.I40])" office:value-type="float" office:value="934" calcext:value-type="float">
            <text:p>934</text:p>
          </table:table-cell>
          <table:table-cell table:style-name="ce75" table:formula="of:=IF([$Results.J40]=&quot;MAX&quot;;[$Results.$L40];[$Results.J40])" office:value-type="float" office:value="937" calcext:value-type="float">
            <text:p>937</text:p>
          </table:table-cell>
          <table:table-cell table:style-name="ce66" table:formula="of:=SUM(IF(FREQUENCY([.C41:.J41];[.C41:.J41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5</text:p>
          </table:table-cell>
          <table:table-cell table:style-name="ce66" table:formula="of:=RANK([.C41];[.$C41:.$J41];1)" office:value-type="float" office:value="1" calcext:value-type="float">
            <text:p>1</text:p>
          </table:table-cell>
          <table:table-cell table:style-name="ce66" table:formula="of:=RANK([.D41];[.$C41:.$J41];1)" office:value-type="float" office:value="1" calcext:value-type="float">
            <text:p>1</text:p>
          </table:table-cell>
          <table:table-cell table:style-name="ce66" table:formula="of:=RANK([.E41];[.$C41:.$J41];1)" office:value-type="float" office:value="8" calcext:value-type="float">
            <text:p>8</text:p>
          </table:table-cell>
          <table:table-cell table:style-name="ce66" table:formula="of:=RANK([.F41];[.$C41:.$J41];1)" office:value-type="float" office:value="1" calcext:value-type="float">
            <text:p>1</text:p>
          </table:table-cell>
          <table:table-cell table:style-name="ce66" table:formula="of:=RANK([.G41];[.$C41:.$J41];1)" office:value-type="float" office:value="7" calcext:value-type="float">
            <text:p>7</text:p>
          </table:table-cell>
          <table:table-cell table:style-name="ce66" table:formula="of:=RANK([.H41];[.$C41:.$J41];1)" office:value-type="float" office:value="1" calcext:value-type="float">
            <text:p>1</text:p>
          </table:table-cell>
          <table:table-cell table:style-name="ce66" table:formula="of:=RANK([.I41];[.$C41:.$J41];1)" office:value-type="float" office:value="1" calcext:value-type="float">
            <text:p>1</text:p>
          </table:table-cell>
          <table:table-cell table:style-name="ce66" table:formula="of:=RANK([.J41];[.$C41:.$J41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5</text:p>
          </table:table-cell>
          <table:table-cell table:style-name="ce74" table:formula="of:=MAX(0;LOG10(([.$K41]+1)/2)-LOG10([.N41]))" office:value-type="float" office:value="0.397940008672038" calcext:value-type="float">
            <text:p>0,40</text:p>
          </table:table-cell>
          <table:table-cell table:style-name="ce74" table:formula="of:=MAX(0;LOG10(([.$K41]+1)/2)-LOG10([.O41]))" office:value-type="float" office:value="0.397940008672038" calcext:value-type="float">
            <text:p>0,40</text:p>
          </table:table-cell>
          <table:table-cell table:style-name="ce74" table:formula="of:=MAX(0;LOG10(([.$K41]+1)/2)-LOG10([.P41]))" office:value-type="float" office:value="0" calcext:value-type="float">
            <text:p>0,00</text:p>
          </table:table-cell>
          <table:table-cell table:style-name="ce74" table:formula="of:=MAX(0;LOG10(([.$K41]+1)/2)-LOG10([.Q41]))" office:value-type="float" office:value="0.397940008672038" calcext:value-type="float">
            <text:p>0,40</text:p>
          </table:table-cell>
          <table:table-cell table:style-name="ce74" table:formula="of:=MAX(0;LOG10(([.$K41]+1)/2)-LOG10([.R41]))" office:value-type="float" office:value="0" calcext:value-type="float">
            <text:p>0,00</text:p>
          </table:table-cell>
          <table:table-cell table:style-name="ce74" table:formula="of:=MAX(0;LOG10(([.$K41]+1)/2)-LOG10([.S41]))" office:value-type="float" office:value="0.397940008672038" calcext:value-type="float">
            <text:p>0,40</text:p>
          </table:table-cell>
          <table:table-cell table:style-name="ce74" table:formula="of:=MAX(0;LOG10(([.$K41]+1)/2)-LOG10([.T41]))" office:value-type="float" office:value="0.397940008672038" calcext:value-type="float">
            <text:p>0,40</text:p>
          </table:table-cell>
          <table:table-cell table:style-name="ce74" table:formula="of:=MAX(0;LOG10(([.$K41]+1)/2)-LOG10([.U41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06</text:p>
          </table:table-cell>
          <table:table-cell table:style-name="ce75" table:formula="of:=IF([$Results.C41]=&quot;MAX&quot;;[$Results.$L41];[$Results.C41])" office:value-type="float" office:value="938" calcext:value-type="float">
            <text:p>938</text:p>
          </table:table-cell>
          <table:table-cell table:style-name="ce75" table:formula="of:=IF([$Results.D41]=&quot;MAX&quot;;[$Results.$L41];[$Results.D41])" office:value-type="float" office:value="938" calcext:value-type="float">
            <text:p>938</text:p>
          </table:table-cell>
          <table:table-cell table:style-name="ce75" table:formula="of:=IF([$Results.E41]=&quot;MAX&quot;;[$Results.$L41];[$Results.E41])" office:value-type="float" office:value="1321" calcext:value-type="float">
            <text:p>1321</text:p>
          </table:table-cell>
          <table:table-cell table:style-name="ce75" table:formula="of:=IF([$Results.F41]=&quot;MAX&quot;;[$Results.$L41];[$Results.F41])" office:value-type="float" office:value="938" calcext:value-type="float">
            <text:p>938</text:p>
          </table:table-cell>
          <table:table-cell table:style-name="ce75" table:formula="of:=IF([$Results.G41]=&quot;MAX&quot;;[$Results.$L41];[$Results.G41])" office:value-type="float" office:value="1062" calcext:value-type="float">
            <text:p>1062</text:p>
          </table:table-cell>
          <table:table-cell table:style-name="ce75" table:formula="of:=IF([$Results.H41]=&quot;MAX&quot;;[$Results.$L41];[$Results.H41])" office:value-type="float" office:value="938" calcext:value-type="float">
            <text:p>938</text:p>
          </table:table-cell>
          <table:table-cell table:style-name="ce75" table:formula="of:=IF([$Results.I41]=&quot;MAX&quot;;[$Results.$L41];[$Results.I41])" office:value-type="float" office:value="938" calcext:value-type="float">
            <text:p>938</text:p>
          </table:table-cell>
          <table:table-cell table:style-name="ce75" table:formula="of:=IF([$Results.J41]=&quot;MAX&quot;;[$Results.$L41];[$Results.J41])" office:value-type="float" office:value="942" calcext:value-type="float">
            <text:p>942</text:p>
          </table:table-cell>
          <table:table-cell table:style-name="ce66" table:formula="of:=SUM(IF(FREQUENCY([.C42:.J42];[.C42:.J42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6</text:p>
          </table:table-cell>
          <table:table-cell table:style-name="ce66" table:formula="of:=RANK([.C42];[.$C42:.$J42];1)" office:value-type="float" office:value="1" calcext:value-type="float">
            <text:p>1</text:p>
          </table:table-cell>
          <table:table-cell table:style-name="ce66" table:formula="of:=RANK([.D42];[.$C42:.$J42];1)" office:value-type="float" office:value="1" calcext:value-type="float">
            <text:p>1</text:p>
          </table:table-cell>
          <table:table-cell table:style-name="ce66" table:formula="of:=RANK([.E42];[.$C42:.$J42];1)" office:value-type="float" office:value="8" calcext:value-type="float">
            <text:p>8</text:p>
          </table:table-cell>
          <table:table-cell table:style-name="ce66" table:formula="of:=RANK([.F42];[.$C42:.$J42];1)" office:value-type="float" office:value="1" calcext:value-type="float">
            <text:p>1</text:p>
          </table:table-cell>
          <table:table-cell table:style-name="ce66" table:formula="of:=RANK([.G42];[.$C42:.$J42];1)" office:value-type="float" office:value="7" calcext:value-type="float">
            <text:p>7</text:p>
          </table:table-cell>
          <table:table-cell table:style-name="ce66" table:formula="of:=RANK([.H42];[.$C42:.$J42];1)" office:value-type="float" office:value="1" calcext:value-type="float">
            <text:p>1</text:p>
          </table:table-cell>
          <table:table-cell table:style-name="ce66" table:formula="of:=RANK([.I42];[.$C42:.$J42];1)" office:value-type="float" office:value="1" calcext:value-type="float">
            <text:p>1</text:p>
          </table:table-cell>
          <table:table-cell table:style-name="ce66" table:formula="of:=RANK([.J42];[.$C42:.$J42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6</text:p>
          </table:table-cell>
          <table:table-cell table:style-name="ce74" table:formula="of:=MAX(0;LOG10(([.$K42]+1)/2)-LOG10([.N42]))" office:value-type="float" office:value="0.397940008672038" calcext:value-type="float">
            <text:p>0,40</text:p>
          </table:table-cell>
          <table:table-cell table:style-name="ce74" table:formula="of:=MAX(0;LOG10(([.$K42]+1)/2)-LOG10([.O42]))" office:value-type="float" office:value="0.397940008672038" calcext:value-type="float">
            <text:p>0,40</text:p>
          </table:table-cell>
          <table:table-cell table:style-name="ce74" table:formula="of:=MAX(0;LOG10(([.$K42]+1)/2)-LOG10([.P42]))" office:value-type="float" office:value="0" calcext:value-type="float">
            <text:p>0,00</text:p>
          </table:table-cell>
          <table:table-cell table:style-name="ce74" table:formula="of:=MAX(0;LOG10(([.$K42]+1)/2)-LOG10([.Q42]))" office:value-type="float" office:value="0.397940008672038" calcext:value-type="float">
            <text:p>0,40</text:p>
          </table:table-cell>
          <table:table-cell table:style-name="ce74" table:formula="of:=MAX(0;LOG10(([.$K42]+1)/2)-LOG10([.R42]))" office:value-type="float" office:value="0" calcext:value-type="float">
            <text:p>0,00</text:p>
          </table:table-cell>
          <table:table-cell table:style-name="ce74" table:formula="of:=MAX(0;LOG10(([.$K42]+1)/2)-LOG10([.S42]))" office:value-type="float" office:value="0.397940008672038" calcext:value-type="float">
            <text:p>0,40</text:p>
          </table:table-cell>
          <table:table-cell table:style-name="ce74" table:formula="of:=MAX(0;LOG10(([.$K42]+1)/2)-LOG10([.T42]))" office:value-type="float" office:value="0.397940008672038" calcext:value-type="float">
            <text:p>0,40</text:p>
          </table:table-cell>
          <table:table-cell table:style-name="ce74" table:formula="of:=MAX(0;LOG10(([.$K42]+1)/2)-LOG10([.U42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07</text:p>
          </table:table-cell>
          <table:table-cell table:style-name="ce75" table:formula="of:=IF([$Results.C42]=&quot;MAX&quot;;[$Results.$L42];[$Results.C42])" office:value-type="float" office:value="989" calcext:value-type="float">
            <text:p>989</text:p>
          </table:table-cell>
          <table:table-cell table:style-name="ce75" table:formula="of:=IF([$Results.D42]=&quot;MAX&quot;;[$Results.$L42];[$Results.D42])" office:value-type="float" office:value="989" calcext:value-type="float">
            <text:p>989</text:p>
          </table:table-cell>
          <table:table-cell table:style-name="ce75" table:formula="of:=IF([$Results.E42]=&quot;MAX&quot;;[$Results.$L42];[$Results.E42])" office:value-type="float" office:value="1365" calcext:value-type="float">
            <text:p>1365</text:p>
          </table:table-cell>
          <table:table-cell table:style-name="ce75" table:formula="of:=IF([$Results.F42]=&quot;MAX&quot;;[$Results.$L42];[$Results.F42])" office:value-type="float" office:value="989" calcext:value-type="float">
            <text:p>989</text:p>
          </table:table-cell>
          <table:table-cell table:style-name="ce75" table:formula="of:=IF([$Results.G42]=&quot;MAX&quot;;[$Results.$L42];[$Results.G42])" office:value-type="float" office:value="1043" calcext:value-type="float">
            <text:p>1043</text:p>
          </table:table-cell>
          <table:table-cell table:style-name="ce75" table:formula="of:=IF([$Results.H42]=&quot;MAX&quot;;[$Results.$L42];[$Results.H42])" office:value-type="float" office:value="989" calcext:value-type="float">
            <text:p>989</text:p>
          </table:table-cell>
          <table:table-cell table:style-name="ce75" table:formula="of:=IF([$Results.I42]=&quot;MAX&quot;;[$Results.$L42];[$Results.I42])" office:value-type="float" office:value="989" calcext:value-type="float">
            <text:p>989</text:p>
          </table:table-cell>
          <table:table-cell table:style-name="ce75" table:formula="of:=IF([$Results.J42]=&quot;MAX&quot;;[$Results.$L42];[$Results.J42])" office:value-type="float" office:value="990" calcext:value-type="float">
            <text:p>990</text:p>
          </table:table-cell>
          <table:table-cell table:style-name="ce66" table:formula="of:=SUM(IF(FREQUENCY([.C43:.J43];[.C43:.J43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07</text:p>
          </table:table-cell>
          <table:table-cell table:style-name="ce66" table:formula="of:=RANK([.C43];[.$C43:.$J43];1)" office:value-type="float" office:value="1" calcext:value-type="float">
            <text:p>1</text:p>
          </table:table-cell>
          <table:table-cell table:style-name="ce66" table:formula="of:=RANK([.D43];[.$C43:.$J43];1)" office:value-type="float" office:value="1" calcext:value-type="float">
            <text:p>1</text:p>
          </table:table-cell>
          <table:table-cell table:style-name="ce66" table:formula="of:=RANK([.E43];[.$C43:.$J43];1)" office:value-type="float" office:value="8" calcext:value-type="float">
            <text:p>8</text:p>
          </table:table-cell>
          <table:table-cell table:style-name="ce66" table:formula="of:=RANK([.F43];[.$C43:.$J43];1)" office:value-type="float" office:value="1" calcext:value-type="float">
            <text:p>1</text:p>
          </table:table-cell>
          <table:table-cell table:style-name="ce66" table:formula="of:=RANK([.G43];[.$C43:.$J43];1)" office:value-type="float" office:value="7" calcext:value-type="float">
            <text:p>7</text:p>
          </table:table-cell>
          <table:table-cell table:style-name="ce66" table:formula="of:=RANK([.H43];[.$C43:.$J43];1)" office:value-type="float" office:value="1" calcext:value-type="float">
            <text:p>1</text:p>
          </table:table-cell>
          <table:table-cell table:style-name="ce66" table:formula="of:=RANK([.I43];[.$C43:.$J43];1)" office:value-type="float" office:value="1" calcext:value-type="float">
            <text:p>1</text:p>
          </table:table-cell>
          <table:table-cell table:style-name="ce66" table:formula="of:=RANK([.J43];[.$C43:.$J43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7</text:p>
          </table:table-cell>
          <table:table-cell table:style-name="ce74" table:formula="of:=MAX(0;LOG10(([.$K43]+1)/2)-LOG10([.N43]))" office:value-type="float" office:value="0.397940008672038" calcext:value-type="float">
            <text:p>0,40</text:p>
          </table:table-cell>
          <table:table-cell table:style-name="ce74" table:formula="of:=MAX(0;LOG10(([.$K43]+1)/2)-LOG10([.O43]))" office:value-type="float" office:value="0.397940008672038" calcext:value-type="float">
            <text:p>0,40</text:p>
          </table:table-cell>
          <table:table-cell table:style-name="ce74" table:formula="of:=MAX(0;LOG10(([.$K43]+1)/2)-LOG10([.P43]))" office:value-type="float" office:value="0" calcext:value-type="float">
            <text:p>0,00</text:p>
          </table:table-cell>
          <table:table-cell table:style-name="ce74" table:formula="of:=MAX(0;LOG10(([.$K43]+1)/2)-LOG10([.Q43]))" office:value-type="float" office:value="0.397940008672038" calcext:value-type="float">
            <text:p>0,40</text:p>
          </table:table-cell>
          <table:table-cell table:style-name="ce74" table:formula="of:=MAX(0;LOG10(([.$K43]+1)/2)-LOG10([.R43]))" office:value-type="float" office:value="0" calcext:value-type="float">
            <text:p>0,00</text:p>
          </table:table-cell>
          <table:table-cell table:style-name="ce74" table:formula="of:=MAX(0;LOG10(([.$K43]+1)/2)-LOG10([.S43]))" office:value-type="float" office:value="0.397940008672038" calcext:value-type="float">
            <text:p>0,40</text:p>
          </table:table-cell>
          <table:table-cell table:style-name="ce74" table:formula="of:=MAX(0;LOG10(([.$K43]+1)/2)-LOG10([.T43]))" office:value-type="float" office:value="0.397940008672038" calcext:value-type="float">
            <text:p>0,40</text:p>
          </table:table-cell>
          <table:table-cell table:style-name="ce74" table:formula="of:=MAX(0;LOG10(([.$K43]+1)/2)-LOG10([.U43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08</text:p>
          </table:table-cell>
          <table:table-cell table:style-name="ce75" table:formula="of:=IF([$Results.C43]=&quot;MAX&quot;;[$Results.$L43];[$Results.C43])" office:value-type="float" office:value="1025" calcext:value-type="float">
            <text:p>1025</text:p>
          </table:table-cell>
          <table:table-cell table:style-name="ce75" table:formula="of:=IF([$Results.D43]=&quot;MAX&quot;;[$Results.$L43];[$Results.D43])" office:value-type="float" office:value="1026" calcext:value-type="float">
            <text:p>1026</text:p>
          </table:table-cell>
          <table:table-cell table:style-name="ce75" table:formula="of:=IF([$Results.E43]=&quot;MAX&quot;;[$Results.$L43];[$Results.E43])" office:value-type="float" office:value="1462" calcext:value-type="float">
            <text:p>1462</text:p>
          </table:table-cell>
          <table:table-cell table:style-name="ce75" table:formula="of:=IF([$Results.F43]=&quot;MAX&quot;;[$Results.$L43];[$Results.F43])" office:value-type="float" office:value="1027" calcext:value-type="float">
            <text:p>1027</text:p>
          </table:table-cell>
          <table:table-cell table:style-name="ce75" table:formula="of:=IF([$Results.G43]=&quot;MAX&quot;;[$Results.$L43];[$Results.G43])" office:value-type="float" office:value="1182" calcext:value-type="float">
            <text:p>1182</text:p>
          </table:table-cell>
          <table:table-cell table:style-name="ce75" table:formula="of:=IF([$Results.H43]=&quot;MAX&quot;;[$Results.$L43];[$Results.H43])" office:value-type="float" office:value="1025" calcext:value-type="float">
            <text:p>1025</text:p>
          </table:table-cell>
          <table:table-cell table:style-name="ce75" table:formula="of:=IF([$Results.I43]=&quot;MAX&quot;;[$Results.$L43];[$Results.I43])" office:value-type="float" office:value="1025" calcext:value-type="float">
            <text:p>1025</text:p>
          </table:table-cell>
          <table:table-cell table:style-name="ce75" table:formula="of:=IF([$Results.J43]=&quot;MAX&quot;;[$Results.$L43];[$Results.J43])" office:value-type="float" office:value="1032" calcext:value-type="float">
            <text:p>1032</text:p>
          </table:table-cell>
          <table:table-cell table:style-name="ce66" table:formula="of:=SUM(IF(FREQUENCY([.C44:.J44];[.C44:.J44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8</text:p>
          </table:table-cell>
          <table:table-cell table:style-name="ce66" table:formula="of:=RANK([.C44];[.$C44:.$J44];1)" office:value-type="float" office:value="1" calcext:value-type="float">
            <text:p>1</text:p>
          </table:table-cell>
          <table:table-cell table:style-name="ce66" table:formula="of:=RANK([.D44];[.$C44:.$J44];1)" office:value-type="float" office:value="4" calcext:value-type="float">
            <text:p>4</text:p>
          </table:table-cell>
          <table:table-cell table:style-name="ce66" table:formula="of:=RANK([.E44];[.$C44:.$J44];1)" office:value-type="float" office:value="8" calcext:value-type="float">
            <text:p>8</text:p>
          </table:table-cell>
          <table:table-cell table:style-name="ce66" table:formula="of:=RANK([.F44];[.$C44:.$J44];1)" office:value-type="float" office:value="5" calcext:value-type="float">
            <text:p>5</text:p>
          </table:table-cell>
          <table:table-cell table:style-name="ce66" table:formula="of:=RANK([.G44];[.$C44:.$J44];1)" office:value-type="float" office:value="7" calcext:value-type="float">
            <text:p>7</text:p>
          </table:table-cell>
          <table:table-cell table:style-name="ce66" table:formula="of:=RANK([.H44];[.$C44:.$J44];1)" office:value-type="float" office:value="1" calcext:value-type="float">
            <text:p>1</text:p>
          </table:table-cell>
          <table:table-cell table:style-name="ce66" table:formula="of:=RANK([.I44];[.$C44:.$J44];1)" office:value-type="float" office:value="1" calcext:value-type="float">
            <text:p>1</text:p>
          </table:table-cell>
          <table:table-cell table:style-name="ce66" table:formula="of:=RANK([.J44];[.$C44:.$J44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8</text:p>
          </table:table-cell>
          <table:table-cell table:style-name="ce74" table:formula="of:=MAX(0;LOG10(([.$K44]+1)/2)-LOG10([.N44]))" office:value-type="float" office:value="0.544068044350276" calcext:value-type="float">
            <text:p>0,54</text:p>
          </table:table-cell>
          <table:table-cell table:style-name="ce74" table:formula="of:=MAX(0;LOG10(([.$K44]+1)/2)-LOG10([.O44]))" office:value-type="float" office:value="0" calcext:value-type="float">
            <text:p>0,00</text:p>
          </table:table-cell>
          <table:table-cell table:style-name="ce74" table:formula="of:=MAX(0;LOG10(([.$K44]+1)/2)-LOG10([.P44]))" office:value-type="float" office:value="0" calcext:value-type="float">
            <text:p>0,00</text:p>
          </table:table-cell>
          <table:table-cell table:style-name="ce74" table:formula="of:=MAX(0;LOG10(([.$K44]+1)/2)-LOG10([.Q44]))" office:value-type="float" office:value="0" calcext:value-type="float">
            <text:p>0,00</text:p>
          </table:table-cell>
          <table:table-cell table:style-name="ce74" table:formula="of:=MAX(0;LOG10(([.$K44]+1)/2)-LOG10([.R44]))" office:value-type="float" office:value="0" calcext:value-type="float">
            <text:p>0,00</text:p>
          </table:table-cell>
          <table:table-cell table:style-name="ce74" table:formula="of:=MAX(0;LOG10(([.$K44]+1)/2)-LOG10([.S44]))" office:value-type="float" office:value="0.544068044350276" calcext:value-type="float">
            <text:p>0,54</text:p>
          </table:table-cell>
          <table:table-cell table:style-name="ce74" table:formula="of:=MAX(0;LOG10(([.$K44]+1)/2)-LOG10([.T44]))" office:value-type="float" office:value="0.544068044350276" calcext:value-type="float">
            <text:p>0,54</text:p>
          </table:table-cell>
          <table:table-cell table:style-name="ce74" table:formula="of:=MAX(0;LOG10(([.$K44]+1)/2)-LOG10([.U44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09</text:p>
          </table:table-cell>
          <table:table-cell table:style-name="ce75" table:formula="of:=IF([$Results.C44]=&quot;MAX&quot;;[$Results.$L44];[$Results.C44])" office:value-type="float" office:value="965" calcext:value-type="float">
            <text:p>965</text:p>
          </table:table-cell>
          <table:table-cell table:style-name="ce75" table:formula="of:=IF([$Results.D44]=&quot;MAX&quot;;[$Results.$L44];[$Results.D44])" office:value-type="float" office:value="966" calcext:value-type="float">
            <text:p>966</text:p>
          </table:table-cell>
          <table:table-cell table:style-name="ce75" table:formula="of:=IF([$Results.E44]=&quot;MAX&quot;;[$Results.$L44];[$Results.E44])" office:value-type="float" office:value="1316" calcext:value-type="float">
            <text:p>1316</text:p>
          </table:table-cell>
          <table:table-cell table:style-name="ce75" table:formula="of:=IF([$Results.F44]=&quot;MAX&quot;;[$Results.$L44];[$Results.F44])" office:value-type="float" office:value="966" calcext:value-type="float">
            <text:p>966</text:p>
          </table:table-cell>
          <table:table-cell table:style-name="ce75" table:formula="of:=IF([$Results.G44]=&quot;MAX&quot;;[$Results.$L44];[$Results.G44])" office:value-type="float" office:value="1009" calcext:value-type="float">
            <text:p>1009</text:p>
          </table:table-cell>
          <table:table-cell table:style-name="ce75" table:formula="of:=IF([$Results.H44]=&quot;MAX&quot;;[$Results.$L44];[$Results.H44])" office:value-type="float" office:value="965" calcext:value-type="float">
            <text:p>965</text:p>
          </table:table-cell>
          <table:table-cell table:style-name="ce75" table:formula="of:=IF([$Results.I44]=&quot;MAX&quot;;[$Results.$L44];[$Results.I44])" office:value-type="float" office:value="965" calcext:value-type="float">
            <text:p>965</text:p>
          </table:table-cell>
          <table:table-cell table:style-name="ce75" table:formula="of:=IF([$Results.J44]=&quot;MAX&quot;;[$Results.$L44];[$Results.J44])" office:value-type="float" office:value="969" calcext:value-type="float">
            <text:p>969</text:p>
          </table:table-cell>
          <table:table-cell table:style-name="ce66" table:formula="of:=SUM(IF(FREQUENCY([.C45:.J45];[.C45:.J45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09</text:p>
          </table:table-cell>
          <table:table-cell table:style-name="ce66" table:formula="of:=RANK([.C45];[.$C45:.$J45];1)" office:value-type="float" office:value="1" calcext:value-type="float">
            <text:p>1</text:p>
          </table:table-cell>
          <table:table-cell table:style-name="ce66" table:formula="of:=RANK([.D45];[.$C45:.$J45];1)" office:value-type="float" office:value="4" calcext:value-type="float">
            <text:p>4</text:p>
          </table:table-cell>
          <table:table-cell table:style-name="ce66" table:formula="of:=RANK([.E45];[.$C45:.$J45];1)" office:value-type="float" office:value="8" calcext:value-type="float">
            <text:p>8</text:p>
          </table:table-cell>
          <table:table-cell table:style-name="ce66" table:formula="of:=RANK([.F45];[.$C45:.$J45];1)" office:value-type="float" office:value="4" calcext:value-type="float">
            <text:p>4</text:p>
          </table:table-cell>
          <table:table-cell table:style-name="ce66" table:formula="of:=RANK([.G45];[.$C45:.$J45];1)" office:value-type="float" office:value="7" calcext:value-type="float">
            <text:p>7</text:p>
          </table:table-cell>
          <table:table-cell table:style-name="ce66" table:formula="of:=RANK([.H45];[.$C45:.$J45];1)" office:value-type="float" office:value="1" calcext:value-type="float">
            <text:p>1</text:p>
          </table:table-cell>
          <table:table-cell table:style-name="ce66" table:formula="of:=RANK([.I45];[.$C45:.$J45];1)" office:value-type="float" office:value="1" calcext:value-type="float">
            <text:p>1</text:p>
          </table:table-cell>
          <table:table-cell table:style-name="ce66" table:formula="of:=RANK([.J45];[.$C45:.$J45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09</text:p>
          </table:table-cell>
          <table:table-cell table:style-name="ce74" table:formula="of:=MAX(0;LOG10(([.$K45]+1)/2)-LOG10([.N45]))" office:value-type="float" office:value="0.477121254719662" calcext:value-type="float">
            <text:p>0,48</text:p>
          </table:table-cell>
          <table:table-cell table:style-name="ce74" table:formula="of:=MAX(0;LOG10(([.$K45]+1)/2)-LOG10([.O45]))" office:value-type="float" office:value="0" calcext:value-type="float">
            <text:p>0,00</text:p>
          </table:table-cell>
          <table:table-cell table:style-name="ce74" table:formula="of:=MAX(0;LOG10(([.$K45]+1)/2)-LOG10([.P45]))" office:value-type="float" office:value="0" calcext:value-type="float">
            <text:p>0,00</text:p>
          </table:table-cell>
          <table:table-cell table:style-name="ce74" table:formula="of:=MAX(0;LOG10(([.$K45]+1)/2)-LOG10([.Q45]))" office:value-type="float" office:value="0" calcext:value-type="float">
            <text:p>0,00</text:p>
          </table:table-cell>
          <table:table-cell table:style-name="ce74" table:formula="of:=MAX(0;LOG10(([.$K45]+1)/2)-LOG10([.R45]))" office:value-type="float" office:value="0" calcext:value-type="float">
            <text:p>0,00</text:p>
          </table:table-cell>
          <table:table-cell table:style-name="ce74" table:formula="of:=MAX(0;LOG10(([.$K45]+1)/2)-LOG10([.S45]))" office:value-type="float" office:value="0.477121254719662" calcext:value-type="float">
            <text:p>0,48</text:p>
          </table:table-cell>
          <table:table-cell table:style-name="ce74" table:formula="of:=MAX(0;LOG10(([.$K45]+1)/2)-LOG10([.T45]))" office:value-type="float" office:value="0.477121254719662" calcext:value-type="float">
            <text:p>0,48</text:p>
          </table:table-cell>
          <table:table-cell table:style-name="ce74" table:formula="of:=MAX(0;LOG10(([.$K45]+1)/2)-LOG10([.U45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0</text:p>
          </table:table-cell>
          <table:table-cell table:style-name="ce75" table:formula="of:=IF([$Results.C45]=&quot;MAX&quot;;[$Results.$L45];[$Results.C45])" office:value-type="float" office:value="1034" calcext:value-type="float">
            <text:p>1034</text:p>
          </table:table-cell>
          <table:table-cell table:style-name="ce75" table:formula="of:=IF([$Results.D45]=&quot;MAX&quot;;[$Results.$L45];[$Results.D45])" office:value-type="float" office:value="1036" calcext:value-type="float">
            <text:p>1036</text:p>
          </table:table-cell>
          <table:table-cell table:style-name="ce75" table:formula="of:=IF([$Results.E45]=&quot;MAX&quot;;[$Results.$L45];[$Results.E45])" office:value-type="float" office:value="1413" calcext:value-type="float">
            <text:p>1413</text:p>
          </table:table-cell>
          <table:table-cell table:style-name="ce75" table:formula="of:=IF([$Results.F45]=&quot;MAX&quot;;[$Results.$L45];[$Results.F45])" office:value-type="float" office:value="1036" calcext:value-type="float">
            <text:p>1036</text:p>
          </table:table-cell>
          <table:table-cell table:style-name="ce75" table:formula="of:=IF([$Results.G45]=&quot;MAX&quot;;[$Results.$L45];[$Results.G45])" office:value-type="float" office:value="1163" calcext:value-type="float">
            <text:p>1163</text:p>
          </table:table-cell>
          <table:table-cell table:style-name="ce75" table:formula="of:=IF([$Results.H45]=&quot;MAX&quot;;[$Results.$L45];[$Results.H45])" office:value-type="float" office:value="1034" calcext:value-type="float">
            <text:p>1034</text:p>
          </table:table-cell>
          <table:table-cell table:style-name="ce75" table:formula="of:=IF([$Results.I45]=&quot;MAX&quot;;[$Results.$L45];[$Results.I45])" office:value-type="float" office:value="1034" calcext:value-type="float">
            <text:p>1034</text:p>
          </table:table-cell>
          <table:table-cell table:style-name="ce75" table:formula="of:=IF([$Results.J45]=&quot;MAX&quot;;[$Results.$L45];[$Results.J45])" office:value-type="float" office:value="1042" calcext:value-type="float">
            <text:p>1042</text:p>
          </table:table-cell>
          <table:table-cell table:style-name="ce66" table:formula="of:=SUM(IF(FREQUENCY([.C46:.J46];[.C46:.J46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10</text:p>
          </table:table-cell>
          <table:table-cell table:style-name="ce66" table:formula="of:=RANK([.C46];[.$C46:.$J46];1)" office:value-type="float" office:value="1" calcext:value-type="float">
            <text:p>1</text:p>
          </table:table-cell>
          <table:table-cell table:style-name="ce66" table:formula="of:=RANK([.D46];[.$C46:.$J46];1)" office:value-type="float" office:value="4" calcext:value-type="float">
            <text:p>4</text:p>
          </table:table-cell>
          <table:table-cell table:style-name="ce66" table:formula="of:=RANK([.E46];[.$C46:.$J46];1)" office:value-type="float" office:value="8" calcext:value-type="float">
            <text:p>8</text:p>
          </table:table-cell>
          <table:table-cell table:style-name="ce66" table:formula="of:=RANK([.F46];[.$C46:.$J46];1)" office:value-type="float" office:value="4" calcext:value-type="float">
            <text:p>4</text:p>
          </table:table-cell>
          <table:table-cell table:style-name="ce66" table:formula="of:=RANK([.G46];[.$C46:.$J46];1)" office:value-type="float" office:value="7" calcext:value-type="float">
            <text:p>7</text:p>
          </table:table-cell>
          <table:table-cell table:style-name="ce66" table:formula="of:=RANK([.H46];[.$C46:.$J46];1)" office:value-type="float" office:value="1" calcext:value-type="float">
            <text:p>1</text:p>
          </table:table-cell>
          <table:table-cell table:style-name="ce66" table:formula="of:=RANK([.I46];[.$C46:.$J46];1)" office:value-type="float" office:value="1" calcext:value-type="float">
            <text:p>1</text:p>
          </table:table-cell>
          <table:table-cell table:style-name="ce66" table:formula="of:=RANK([.J46];[.$C46:.$J46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0</text:p>
          </table:table-cell>
          <table:table-cell table:style-name="ce74" table:formula="of:=MAX(0;LOG10(([.$K46]+1)/2)-LOG10([.N46]))" office:value-type="float" office:value="0.477121254719662" calcext:value-type="float">
            <text:p>0,48</text:p>
          </table:table-cell>
          <table:table-cell table:style-name="ce74" table:formula="of:=MAX(0;LOG10(([.$K46]+1)/2)-LOG10([.O46]))" office:value-type="float" office:value="0" calcext:value-type="float">
            <text:p>0,00</text:p>
          </table:table-cell>
          <table:table-cell table:style-name="ce74" table:formula="of:=MAX(0;LOG10(([.$K46]+1)/2)-LOG10([.P46]))" office:value-type="float" office:value="0" calcext:value-type="float">
            <text:p>0,00</text:p>
          </table:table-cell>
          <table:table-cell table:style-name="ce74" table:formula="of:=MAX(0;LOG10(([.$K46]+1)/2)-LOG10([.Q46]))" office:value-type="float" office:value="0" calcext:value-type="float">
            <text:p>0,00</text:p>
          </table:table-cell>
          <table:table-cell table:style-name="ce74" table:formula="of:=MAX(0;LOG10(([.$K46]+1)/2)-LOG10([.R46]))" office:value-type="float" office:value="0" calcext:value-type="float">
            <text:p>0,00</text:p>
          </table:table-cell>
          <table:table-cell table:style-name="ce74" table:formula="of:=MAX(0;LOG10(([.$K46]+1)/2)-LOG10([.S46]))" office:value-type="float" office:value="0.477121254719662" calcext:value-type="float">
            <text:p>0,48</text:p>
          </table:table-cell>
          <table:table-cell table:style-name="ce74" table:formula="of:=MAX(0;LOG10(([.$K46]+1)/2)-LOG10([.T46]))" office:value-type="float" office:value="0.477121254719662" calcext:value-type="float">
            <text:p>0,48</text:p>
          </table:table-cell>
          <table:table-cell table:style-name="ce74" table:formula="of:=MAX(0;LOG10(([.$K46]+1)/2)-LOG10([.U46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1</text:p>
          </table:table-cell>
          <table:table-cell table:style-name="ce75" table:formula="of:=IF([$Results.C46]=&quot;MAX&quot;;[$Results.$L46];[$Results.C46])" office:value-type="float" office:value="316" calcext:value-type="float">
            <text:p>316</text:p>
          </table:table-cell>
          <table:table-cell table:style-name="ce75" table:formula="of:=IF([$Results.D46]=&quot;MAX&quot;;[$Results.$L46];[$Results.D46])" office:value-type="float" office:value="316" calcext:value-type="float">
            <text:p>316</text:p>
          </table:table-cell>
          <table:table-cell table:style-name="ce75" table:formula="of:=IF([$Results.E46]=&quot;MAX&quot;;[$Results.$L46];[$Results.E46])" office:value-type="float" office:value="438" calcext:value-type="float">
            <text:p>438</text:p>
          </table:table-cell>
          <table:table-cell table:style-name="ce75" table:formula="of:=IF([$Results.F46]=&quot;MAX&quot;;[$Results.$L46];[$Results.F46])" office:value-type="float" office:value="316" calcext:value-type="float">
            <text:p>316</text:p>
          </table:table-cell>
          <table:table-cell table:style-name="ce75" table:formula="of:=IF([$Results.G46]=&quot;MAX&quot;;[$Results.$L46];[$Results.G46])" office:value-type="float" office:value="321" calcext:value-type="float">
            <text:p>321</text:p>
          </table:table-cell>
          <table:table-cell table:style-name="ce75" table:formula="of:=IF([$Results.H46]=&quot;MAX&quot;;[$Results.$L46];[$Results.H46])" office:value-type="float" office:value="316" calcext:value-type="float">
            <text:p>316</text:p>
          </table:table-cell>
          <table:table-cell table:style-name="ce75" table:formula="of:=IF([$Results.I46]=&quot;MAX&quot;;[$Results.$L46];[$Results.I46])" office:value-type="float" office:value="316" calcext:value-type="float">
            <text:p>316</text:p>
          </table:table-cell>
          <table:table-cell table:style-name="ce75" table:formula="of:=IF([$Results.J46]=&quot;MAX&quot;;[$Results.$L46];[$Results.J46])" office:value-type="float" office:value="316" calcext:value-type="float">
            <text:p>316</text:p>
          </table:table-cell>
          <table:table-cell table:style-name="ce66" table:formula="of:=SUM(IF(FREQUENCY([.C47:.J47];[.C47:.J47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1</text:p>
          </table:table-cell>
          <table:table-cell table:style-name="ce66" table:formula="of:=RANK([.C47];[.$C47:.$J47];1)" office:value-type="float" office:value="1" calcext:value-type="float">
            <text:p>1</text:p>
          </table:table-cell>
          <table:table-cell table:style-name="ce66" table:formula="of:=RANK([.D47];[.$C47:.$J47];1)" office:value-type="float" office:value="1" calcext:value-type="float">
            <text:p>1</text:p>
          </table:table-cell>
          <table:table-cell table:style-name="ce66" table:formula="of:=RANK([.E47];[.$C47:.$J47];1)" office:value-type="float" office:value="8" calcext:value-type="float">
            <text:p>8</text:p>
          </table:table-cell>
          <table:table-cell table:style-name="ce66" table:formula="of:=RANK([.F47];[.$C47:.$J47];1)" office:value-type="float" office:value="1" calcext:value-type="float">
            <text:p>1</text:p>
          </table:table-cell>
          <table:table-cell table:style-name="ce66" table:formula="of:=RANK([.G47];[.$C47:.$J47];1)" office:value-type="float" office:value="7" calcext:value-type="float">
            <text:p>7</text:p>
          </table:table-cell>
          <table:table-cell table:style-name="ce66" table:formula="of:=RANK([.H47];[.$C47:.$J47];1)" office:value-type="float" office:value="1" calcext:value-type="float">
            <text:p>1</text:p>
          </table:table-cell>
          <table:table-cell table:style-name="ce66" table:formula="of:=RANK([.I47];[.$C47:.$J47];1)" office:value-type="float" office:value="1" calcext:value-type="float">
            <text:p>1</text:p>
          </table:table-cell>
          <table:table-cell table:style-name="ce66" table:formula="of:=RANK([.J47];[.$C47:.$J47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RW_11</text:p>
          </table:table-cell>
          <table:table-cell table:style-name="ce74" table:formula="of:=MAX(0;LOG10(([.$K47]+1)/2)-LOG10([.N47]))" office:value-type="float" office:value="0.301029995663981" calcext:value-type="float">
            <text:p>0,30</text:p>
          </table:table-cell>
          <table:table-cell table:style-name="ce74" table:formula="of:=MAX(0;LOG10(([.$K47]+1)/2)-LOG10([.O47]))" office:value-type="float" office:value="0.301029995663981" calcext:value-type="float">
            <text:p>0,30</text:p>
          </table:table-cell>
          <table:table-cell table:style-name="ce74" table:formula="of:=MAX(0;LOG10(([.$K47]+1)/2)-LOG10([.P47]))" office:value-type="float" office:value="0" calcext:value-type="float">
            <text:p>0,00</text:p>
          </table:table-cell>
          <table:table-cell table:style-name="ce74" table:formula="of:=MAX(0;LOG10(([.$K47]+1)/2)-LOG10([.Q47]))" office:value-type="float" office:value="0.301029995663981" calcext:value-type="float">
            <text:p>0,30</text:p>
          </table:table-cell>
          <table:table-cell table:style-name="ce74" table:formula="of:=MAX(0;LOG10(([.$K47]+1)/2)-LOG10([.R47]))" office:value-type="float" office:value="0" calcext:value-type="float">
            <text:p>0,00</text:p>
          </table:table-cell>
          <table:table-cell table:style-name="ce74" table:formula="of:=MAX(0;LOG10(([.$K47]+1)/2)-LOG10([.S47]))" office:value-type="float" office:value="0.301029995663981" calcext:value-type="float">
            <text:p>0,30</text:p>
          </table:table-cell>
          <table:table-cell table:style-name="ce74" table:formula="of:=MAX(0;LOG10(([.$K47]+1)/2)-LOG10([.T47]))" office:value-type="float" office:value="0.301029995663981" calcext:value-type="float">
            <text:p>0,30</text:p>
          </table:table-cell>
          <table:table-cell table:style-name="ce74" table:formula="of:=MAX(0;LOG10(([.$K47]+1)/2)-LOG10([.U47]))" office:value-type="float" office:value="0.301029995663981" calcext:value-type="float">
            <text:p>0,3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2</text:p>
          </table:table-cell>
          <table:table-cell table:style-name="ce75" table:formula="of:=IF([$Results.C47]=&quot;MAX&quot;;[$Results.$L47];[$Results.C47])" office:value-type="float" office:value="320" calcext:value-type="float">
            <text:p>320</text:p>
          </table:table-cell>
          <table:table-cell table:style-name="ce75" table:formula="of:=IF([$Results.D47]=&quot;MAX&quot;;[$Results.$L47];[$Results.D47])" office:value-type="float" office:value="322" calcext:value-type="float">
            <text:p>322</text:p>
          </table:table-cell>
          <table:table-cell table:style-name="ce75" table:formula="of:=IF([$Results.E47]=&quot;MAX&quot;;[$Results.$L47];[$Results.E47])" office:value-type="float" office:value="455" calcext:value-type="float">
            <text:p>455</text:p>
          </table:table-cell>
          <table:table-cell table:style-name="ce75" table:formula="of:=IF([$Results.F47]=&quot;MAX&quot;;[$Results.$L47];[$Results.F47])" office:value-type="float" office:value="321" calcext:value-type="float">
            <text:p>321</text:p>
          </table:table-cell>
          <table:table-cell table:style-name="ce75" table:formula="of:=IF([$Results.G47]=&quot;MAX&quot;;[$Results.$L47];[$Results.G47])" office:value-type="float" office:value="328" calcext:value-type="float">
            <text:p>328</text:p>
          </table:table-cell>
          <table:table-cell table:style-name="ce75" table:formula="of:=IF([$Results.H47]=&quot;MAX&quot;;[$Results.$L47];[$Results.H47])" office:value-type="float" office:value="320" calcext:value-type="float">
            <text:p>320</text:p>
          </table:table-cell>
          <table:table-cell table:style-name="ce75" table:formula="of:=IF([$Results.I47]=&quot;MAX&quot;;[$Results.$L47];[$Results.I47])" office:value-type="float" office:value="320" calcext:value-type="float">
            <text:p>320</text:p>
          </table:table-cell>
          <table:table-cell table:style-name="ce75" table:formula="of:=IF([$Results.J47]=&quot;MAX&quot;;[$Results.$L47];[$Results.J47])" office:value-type="float" office:value="323" calcext:value-type="float">
            <text:p>323</text:p>
          </table:table-cell>
          <table:table-cell table:style-name="ce66" table:formula="of:=SUM(IF(FREQUENCY([.C48:.J48];[.C48:.J48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2</text:p>
          </table:table-cell>
          <table:table-cell table:style-name="ce66" table:formula="of:=RANK([.C48];[.$C48:.$J48];1)" office:value-type="float" office:value="1" calcext:value-type="float">
            <text:p>1</text:p>
          </table:table-cell>
          <table:table-cell table:style-name="ce66" table:formula="of:=RANK([.D48];[.$C48:.$J48];1)" office:value-type="float" office:value="5" calcext:value-type="float">
            <text:p>5</text:p>
          </table:table-cell>
          <table:table-cell table:style-name="ce66" table:formula="of:=RANK([.E48];[.$C48:.$J48];1)" office:value-type="float" office:value="8" calcext:value-type="float">
            <text:p>8</text:p>
          </table:table-cell>
          <table:table-cell table:style-name="ce66" table:formula="of:=RANK([.F48];[.$C48:.$J48];1)" office:value-type="float" office:value="4" calcext:value-type="float">
            <text:p>4</text:p>
          </table:table-cell>
          <table:table-cell table:style-name="ce66" table:formula="of:=RANK([.G48];[.$C48:.$J48];1)" office:value-type="float" office:value="7" calcext:value-type="float">
            <text:p>7</text:p>
          </table:table-cell>
          <table:table-cell table:style-name="ce66" table:formula="of:=RANK([.H48];[.$C48:.$J48];1)" office:value-type="float" office:value="1" calcext:value-type="float">
            <text:p>1</text:p>
          </table:table-cell>
          <table:table-cell table:style-name="ce66" table:formula="of:=RANK([.I48];[.$C48:.$J48];1)" office:value-type="float" office:value="1" calcext:value-type="float">
            <text:p>1</text:p>
          </table:table-cell>
          <table:table-cell table:style-name="ce66" table:formula="of:=RANK([.J48];[.$C48:.$J48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2</text:p>
          </table:table-cell>
          <table:table-cell table:style-name="ce74" table:formula="of:=MAX(0;LOG10(([.$K48]+1)/2)-LOG10([.N48]))" office:value-type="float" office:value="0.544068044350276" calcext:value-type="float">
            <text:p>0,54</text:p>
          </table:table-cell>
          <table:table-cell table:style-name="ce74" table:formula="of:=MAX(0;LOG10(([.$K48]+1)/2)-LOG10([.O48]))" office:value-type="float" office:value="0" calcext:value-type="float">
            <text:p>0,00</text:p>
          </table:table-cell>
          <table:table-cell table:style-name="ce74" table:formula="of:=MAX(0;LOG10(([.$K48]+1)/2)-LOG10([.P48]))" office:value-type="float" office:value="0" calcext:value-type="float">
            <text:p>0,00</text:p>
          </table:table-cell>
          <table:table-cell table:style-name="ce74" table:formula="of:=MAX(0;LOG10(([.$K48]+1)/2)-LOG10([.Q48]))" office:value-type="float" office:value="0" calcext:value-type="float">
            <text:p>0,00</text:p>
          </table:table-cell>
          <table:table-cell table:style-name="ce74" table:formula="of:=MAX(0;LOG10(([.$K48]+1)/2)-LOG10([.R48]))" office:value-type="float" office:value="0" calcext:value-type="float">
            <text:p>0,00</text:p>
          </table:table-cell>
          <table:table-cell table:style-name="ce74" table:formula="of:=MAX(0;LOG10(([.$K48]+1)/2)-LOG10([.S48]))" office:value-type="float" office:value="0.544068044350276" calcext:value-type="float">
            <text:p>0,54</text:p>
          </table:table-cell>
          <table:table-cell table:style-name="ce74" table:formula="of:=MAX(0;LOG10(([.$K48]+1)/2)-LOG10([.T48]))" office:value-type="float" office:value="0.544068044350276" calcext:value-type="float">
            <text:p>0,54</text:p>
          </table:table-cell>
          <table:table-cell table:style-name="ce74" table:formula="of:=MAX(0;LOG10(([.$K48]+1)/2)-LOG10([.U48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3</text:p>
          </table:table-cell>
          <table:table-cell table:style-name="ce75" table:formula="of:=IF([$Results.C48]=&quot;MAX&quot;;[$Results.$L48];[$Results.C48])" office:value-type="float" office:value="1299" calcext:value-type="float">
            <text:p>1299</text:p>
          </table:table-cell>
          <table:table-cell table:style-name="ce75" table:formula="of:=IF([$Results.D48]=&quot;MAX&quot;;[$Results.$L48];[$Results.D48])" office:value-type="float" office:value="1301" calcext:value-type="float">
            <text:p>1301</text:p>
          </table:table-cell>
          <table:table-cell table:style-name="ce75" table:formula="of:=IF([$Results.E48]=&quot;MAX&quot;;[$Results.$L48];[$Results.E48])" office:value-type="float" office:value="1828" calcext:value-type="float">
            <text:p>1828</text:p>
          </table:table-cell>
          <table:table-cell table:style-name="ce75" table:formula="of:=IF([$Results.F48]=&quot;MAX&quot;;[$Results.$L48];[$Results.F48])" office:value-type="float" office:value="1302" calcext:value-type="float">
            <text:p>1302</text:p>
          </table:table-cell>
          <table:table-cell table:style-name="ce75" table:formula="of:=IF([$Results.G48]=&quot;MAX&quot;;[$Results.$L48];[$Results.G48])" office:value-type="float" office:value="1433" calcext:value-type="float">
            <text:p>1433</text:p>
          </table:table-cell>
          <table:table-cell table:style-name="ce75" table:formula="of:=IF([$Results.H48]=&quot;MAX&quot;;[$Results.$L48];[$Results.H48])" office:value-type="float" office:value="1299" calcext:value-type="float">
            <text:p>1299</text:p>
          </table:table-cell>
          <table:table-cell table:style-name="ce75" table:formula="of:=IF([$Results.I48]=&quot;MAX&quot;;[$Results.$L48];[$Results.I48])" office:value-type="float" office:value="1299" calcext:value-type="float">
            <text:p>1299</text:p>
          </table:table-cell>
          <table:table-cell table:style-name="ce75" table:formula="of:=IF([$Results.J48]=&quot;MAX&quot;;[$Results.$L48];[$Results.J48])" office:value-type="float" office:value="1306" calcext:value-type="float">
            <text:p>1306</text:p>
          </table:table-cell>
          <table:table-cell table:style-name="ce66" table:formula="of:=SUM(IF(FREQUENCY([.C49:.J49];[.C49:.J49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3</text:p>
          </table:table-cell>
          <table:table-cell table:style-name="ce66" table:formula="of:=RANK([.C49];[.$C49:.$J49];1)" office:value-type="float" office:value="1" calcext:value-type="float">
            <text:p>1</text:p>
          </table:table-cell>
          <table:table-cell table:style-name="ce66" table:formula="of:=RANK([.D49];[.$C49:.$J49];1)" office:value-type="float" office:value="4" calcext:value-type="float">
            <text:p>4</text:p>
          </table:table-cell>
          <table:table-cell table:style-name="ce66" table:formula="of:=RANK([.E49];[.$C49:.$J49];1)" office:value-type="float" office:value="8" calcext:value-type="float">
            <text:p>8</text:p>
          </table:table-cell>
          <table:table-cell table:style-name="ce66" table:formula="of:=RANK([.F49];[.$C49:.$J49];1)" office:value-type="float" office:value="5" calcext:value-type="float">
            <text:p>5</text:p>
          </table:table-cell>
          <table:table-cell table:style-name="ce66" table:formula="of:=RANK([.G49];[.$C49:.$J49];1)" office:value-type="float" office:value="7" calcext:value-type="float">
            <text:p>7</text:p>
          </table:table-cell>
          <table:table-cell table:style-name="ce66" table:formula="of:=RANK([.H49];[.$C49:.$J49];1)" office:value-type="float" office:value="1" calcext:value-type="float">
            <text:p>1</text:p>
          </table:table-cell>
          <table:table-cell table:style-name="ce66" table:formula="of:=RANK([.I49];[.$C49:.$J49];1)" office:value-type="float" office:value="1" calcext:value-type="float">
            <text:p>1</text:p>
          </table:table-cell>
          <table:table-cell table:style-name="ce66" table:formula="of:=RANK([.J49];[.$C49:.$J49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3</text:p>
          </table:table-cell>
          <table:table-cell table:style-name="ce74" table:formula="of:=MAX(0;LOG10(([.$K49]+1)/2)-LOG10([.N49]))" office:value-type="float" office:value="0.544068044350276" calcext:value-type="float">
            <text:p>0,54</text:p>
          </table:table-cell>
          <table:table-cell table:style-name="ce74" table:formula="of:=MAX(0;LOG10(([.$K49]+1)/2)-LOG10([.O49]))" office:value-type="float" office:value="0" calcext:value-type="float">
            <text:p>0,00</text:p>
          </table:table-cell>
          <table:table-cell table:style-name="ce74" table:formula="of:=MAX(0;LOG10(([.$K49]+1)/2)-LOG10([.P49]))" office:value-type="float" office:value="0" calcext:value-type="float">
            <text:p>0,00</text:p>
          </table:table-cell>
          <table:table-cell table:style-name="ce74" table:formula="of:=MAX(0;LOG10(([.$K49]+1)/2)-LOG10([.Q49]))" office:value-type="float" office:value="0" calcext:value-type="float">
            <text:p>0,00</text:p>
          </table:table-cell>
          <table:table-cell table:style-name="ce74" table:formula="of:=MAX(0;LOG10(([.$K49]+1)/2)-LOG10([.R49]))" office:value-type="float" office:value="0" calcext:value-type="float">
            <text:p>0,00</text:p>
          </table:table-cell>
          <table:table-cell table:style-name="ce74" table:formula="of:=MAX(0;LOG10(([.$K49]+1)/2)-LOG10([.S49]))" office:value-type="float" office:value="0.544068044350276" calcext:value-type="float">
            <text:p>0,54</text:p>
          </table:table-cell>
          <table:table-cell table:style-name="ce74" table:formula="of:=MAX(0;LOG10(([.$K49]+1)/2)-LOG10([.T49]))" office:value-type="float" office:value="0.544068044350276" calcext:value-type="float">
            <text:p>0,54</text:p>
          </table:table-cell>
          <table:table-cell table:style-name="ce74" table:formula="of:=MAX(0;LOG10(([.$K49]+1)/2)-LOG10([.U49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4</text:p>
          </table:table-cell>
          <table:table-cell table:style-name="ce75" table:formula="of:=IF([$Results.C49]=&quot;MAX&quot;;[$Results.$L49];[$Results.C49])" office:value-type="float" office:value="337" calcext:value-type="float">
            <text:p>337</text:p>
          </table:table-cell>
          <table:table-cell table:style-name="ce75" table:formula="of:=IF([$Results.D49]=&quot;MAX&quot;;[$Results.$L49];[$Results.D49])" office:value-type="float" office:value="337" calcext:value-type="float">
            <text:p>337</text:p>
          </table:table-cell>
          <table:table-cell table:style-name="ce75" table:formula="of:=IF([$Results.E49]=&quot;MAX&quot;;[$Results.$L49];[$Results.E49])" office:value-type="float" office:value="455" calcext:value-type="float">
            <text:p>455</text:p>
          </table:table-cell>
          <table:table-cell table:style-name="ce75" table:formula="of:=IF([$Results.F49]=&quot;MAX&quot;;[$Results.$L49];[$Results.F49])" office:value-type="float" office:value="337" calcext:value-type="float">
            <text:p>337</text:p>
          </table:table-cell>
          <table:table-cell table:style-name="ce75" table:formula="of:=IF([$Results.G49]=&quot;MAX&quot;;[$Results.$L49];[$Results.G49])" office:value-type="float" office:value="340" calcext:value-type="float">
            <text:p>340</text:p>
          </table:table-cell>
          <table:table-cell table:style-name="ce75" table:formula="of:=IF([$Results.H49]=&quot;MAX&quot;;[$Results.$L49];[$Results.H49])" office:value-type="float" office:value="337" calcext:value-type="float">
            <text:p>337</text:p>
          </table:table-cell>
          <table:table-cell table:style-name="ce75" table:formula="of:=IF([$Results.I49]=&quot;MAX&quot;;[$Results.$L49];[$Results.I49])" office:value-type="float" office:value="337" calcext:value-type="float">
            <text:p>337</text:p>
          </table:table-cell>
          <table:table-cell table:style-name="ce75" table:formula="of:=IF([$Results.J49]=&quot;MAX&quot;;[$Results.$L49];[$Results.J49])" office:value-type="float" office:value="339" calcext:value-type="float">
            <text:p>339</text:p>
          </table:table-cell>
          <table:table-cell table:style-name="ce66" table:formula="of:=SUM(IF(FREQUENCY([.C50:.J50];[.C50:.J50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4</text:p>
          </table:table-cell>
          <table:table-cell table:style-name="ce66" table:formula="of:=RANK([.C50];[.$C50:.$J50];1)" office:value-type="float" office:value="1" calcext:value-type="float">
            <text:p>1</text:p>
          </table:table-cell>
          <table:table-cell table:style-name="ce66" table:formula="of:=RANK([.D50];[.$C50:.$J50];1)" office:value-type="float" office:value="1" calcext:value-type="float">
            <text:p>1</text:p>
          </table:table-cell>
          <table:table-cell table:style-name="ce66" table:formula="of:=RANK([.E50];[.$C50:.$J50];1)" office:value-type="float" office:value="8" calcext:value-type="float">
            <text:p>8</text:p>
          </table:table-cell>
          <table:table-cell table:style-name="ce66" table:formula="of:=RANK([.F50];[.$C50:.$J50];1)" office:value-type="float" office:value="1" calcext:value-type="float">
            <text:p>1</text:p>
          </table:table-cell>
          <table:table-cell table:style-name="ce66" table:formula="of:=RANK([.G50];[.$C50:.$J50];1)" office:value-type="float" office:value="7" calcext:value-type="float">
            <text:p>7</text:p>
          </table:table-cell>
          <table:table-cell table:style-name="ce66" table:formula="of:=RANK([.H50];[.$C50:.$J50];1)" office:value-type="float" office:value="1" calcext:value-type="float">
            <text:p>1</text:p>
          </table:table-cell>
          <table:table-cell table:style-name="ce66" table:formula="of:=RANK([.I50];[.$C50:.$J50];1)" office:value-type="float" office:value="1" calcext:value-type="float">
            <text:p>1</text:p>
          </table:table-cell>
          <table:table-cell table:style-name="ce66" table:formula="of:=RANK([.J50];[.$C50:.$J50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4</text:p>
          </table:table-cell>
          <table:table-cell table:style-name="ce74" table:formula="of:=MAX(0;LOG10(([.$K50]+1)/2)-LOG10([.N50]))" office:value-type="float" office:value="0.397940008672038" calcext:value-type="float">
            <text:p>0,40</text:p>
          </table:table-cell>
          <table:table-cell table:style-name="ce74" table:formula="of:=MAX(0;LOG10(([.$K50]+1)/2)-LOG10([.O50]))" office:value-type="float" office:value="0.397940008672038" calcext:value-type="float">
            <text:p>0,40</text:p>
          </table:table-cell>
          <table:table-cell table:style-name="ce74" table:formula="of:=MAX(0;LOG10(([.$K50]+1)/2)-LOG10([.P50]))" office:value-type="float" office:value="0" calcext:value-type="float">
            <text:p>0,00</text:p>
          </table:table-cell>
          <table:table-cell table:style-name="ce74" table:formula="of:=MAX(0;LOG10(([.$K50]+1)/2)-LOG10([.Q50]))" office:value-type="float" office:value="0.397940008672038" calcext:value-type="float">
            <text:p>0,40</text:p>
          </table:table-cell>
          <table:table-cell table:style-name="ce74" table:formula="of:=MAX(0;LOG10(([.$K50]+1)/2)-LOG10([.R50]))" office:value-type="float" office:value="0" calcext:value-type="float">
            <text:p>0,00</text:p>
          </table:table-cell>
          <table:table-cell table:style-name="ce74" table:formula="of:=MAX(0;LOG10(([.$K50]+1)/2)-LOG10([.S50]))" office:value-type="float" office:value="0.397940008672038" calcext:value-type="float">
            <text:p>0,40</text:p>
          </table:table-cell>
          <table:table-cell table:style-name="ce74" table:formula="of:=MAX(0;LOG10(([.$K50]+1)/2)-LOG10([.T50]))" office:value-type="float" office:value="0.397940008672038" calcext:value-type="float">
            <text:p>0,40</text:p>
          </table:table-cell>
          <table:table-cell table:style-name="ce74" table:formula="of:=MAX(0;LOG10(([.$K50]+1)/2)-LOG10([.U50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5</text:p>
          </table:table-cell>
          <table:table-cell table:style-name="ce75" table:formula="of:=IF([$Results.C50]=&quot;MAX&quot;;[$Results.$L50];[$Results.C50])" office:value-type="float" office:value="341" calcext:value-type="float">
            <text:p>341</text:p>
          </table:table-cell>
          <table:table-cell table:style-name="ce75" table:formula="of:=IF([$Results.D50]=&quot;MAX&quot;;[$Results.$L50];[$Results.D50])" office:value-type="float" office:value="341" calcext:value-type="float">
            <text:p>341</text:p>
          </table:table-cell>
          <table:table-cell table:style-name="ce75" table:formula="of:=IF([$Results.E50]=&quot;MAX&quot;;[$Results.$L50];[$Results.E50])" office:value-type="float" office:value="481" calcext:value-type="float">
            <text:p>481</text:p>
          </table:table-cell>
          <table:table-cell table:style-name="ce75" table:formula="of:=IF([$Results.F50]=&quot;MAX&quot;;[$Results.$L50];[$Results.F50])" office:value-type="float" office:value="342" calcext:value-type="float">
            <text:p>342</text:p>
          </table:table-cell>
          <table:table-cell table:style-name="ce75" table:formula="of:=IF([$Results.G50]=&quot;MAX&quot;;[$Results.$L50];[$Results.G50])" office:value-type="float" office:value="354" calcext:value-type="float">
            <text:p>354</text:p>
          </table:table-cell>
          <table:table-cell table:style-name="ce75" table:formula="of:=IF([$Results.H50]=&quot;MAX&quot;;[$Results.$L50];[$Results.H50])" office:value-type="float" office:value="341" calcext:value-type="float">
            <text:p>341</text:p>
          </table:table-cell>
          <table:table-cell table:style-name="ce75" table:formula="of:=IF([$Results.I50]=&quot;MAX&quot;;[$Results.$L50];[$Results.I50])" office:value-type="float" office:value="341" calcext:value-type="float">
            <text:p>341</text:p>
          </table:table-cell>
          <table:table-cell table:style-name="ce75" table:formula="of:=IF([$Results.J50]=&quot;MAX&quot;;[$Results.$L50];[$Results.J50])" office:value-type="float" office:value="344" calcext:value-type="float">
            <text:p>344</text:p>
          </table:table-cell>
          <table:table-cell table:style-name="ce66" table:formula="of:=SUM(IF(FREQUENCY([.C51:.J51];[.C51:.J51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15</text:p>
          </table:table-cell>
          <table:table-cell table:style-name="ce66" table:formula="of:=RANK([.C51];[.$C51:.$J51];1)" office:value-type="float" office:value="1" calcext:value-type="float">
            <text:p>1</text:p>
          </table:table-cell>
          <table:table-cell table:style-name="ce66" table:formula="of:=RANK([.D51];[.$C51:.$J51];1)" office:value-type="float" office:value="1" calcext:value-type="float">
            <text:p>1</text:p>
          </table:table-cell>
          <table:table-cell table:style-name="ce66" table:formula="of:=RANK([.E51];[.$C51:.$J51];1)" office:value-type="float" office:value="8" calcext:value-type="float">
            <text:p>8</text:p>
          </table:table-cell>
          <table:table-cell table:style-name="ce66" table:formula="of:=RANK([.F51];[.$C51:.$J51];1)" office:value-type="float" office:value="5" calcext:value-type="float">
            <text:p>5</text:p>
          </table:table-cell>
          <table:table-cell table:style-name="ce66" table:formula="of:=RANK([.G51];[.$C51:.$J51];1)" office:value-type="float" office:value="7" calcext:value-type="float">
            <text:p>7</text:p>
          </table:table-cell>
          <table:table-cell table:style-name="ce66" table:formula="of:=RANK([.H51];[.$C51:.$J51];1)" office:value-type="float" office:value="1" calcext:value-type="float">
            <text:p>1</text:p>
          </table:table-cell>
          <table:table-cell table:style-name="ce66" table:formula="of:=RANK([.I51];[.$C51:.$J51];1)" office:value-type="float" office:value="1" calcext:value-type="float">
            <text:p>1</text:p>
          </table:table-cell>
          <table:table-cell table:style-name="ce66" table:formula="of:=RANK([.J51];[.$C51:.$J51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5</text:p>
          </table:table-cell>
          <table:table-cell table:style-name="ce74" table:formula="of:=MAX(0;LOG10(([.$K51]+1)/2)-LOG10([.N51]))" office:value-type="float" office:value="0.477121254719662" calcext:value-type="float">
            <text:p>0,48</text:p>
          </table:table-cell>
          <table:table-cell table:style-name="ce74" table:formula="of:=MAX(0;LOG10(([.$K51]+1)/2)-LOG10([.O51]))" office:value-type="float" office:value="0.477121254719662" calcext:value-type="float">
            <text:p>0,48</text:p>
          </table:table-cell>
          <table:table-cell table:style-name="ce74" table:formula="of:=MAX(0;LOG10(([.$K51]+1)/2)-LOG10([.P51]))" office:value-type="float" office:value="0" calcext:value-type="float">
            <text:p>0,00</text:p>
          </table:table-cell>
          <table:table-cell table:style-name="ce74" table:formula="of:=MAX(0;LOG10(([.$K51]+1)/2)-LOG10([.Q51]))" office:value-type="float" office:value="0" calcext:value-type="float">
            <text:p>0,00</text:p>
          </table:table-cell>
          <table:table-cell table:style-name="ce74" table:formula="of:=MAX(0;LOG10(([.$K51]+1)/2)-LOG10([.R51]))" office:value-type="float" office:value="0" calcext:value-type="float">
            <text:p>0,00</text:p>
          </table:table-cell>
          <table:table-cell table:style-name="ce74" table:formula="of:=MAX(0;LOG10(([.$K51]+1)/2)-LOG10([.S51]))" office:value-type="float" office:value="0.477121254719662" calcext:value-type="float">
            <text:p>0,48</text:p>
          </table:table-cell>
          <table:table-cell table:style-name="ce74" table:formula="of:=MAX(0;LOG10(([.$K51]+1)/2)-LOG10([.T51]))" office:value-type="float" office:value="0.477121254719662" calcext:value-type="float">
            <text:p>0,48</text:p>
          </table:table-cell>
          <table:table-cell table:style-name="ce74" table:formula="of:=MAX(0;LOG10(([.$K51]+1)/2)-LOG10([.U51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6</text:p>
          </table:table-cell>
          <table:table-cell table:style-name="ce75" table:formula="of:=IF([$Results.C51]=&quot;MAX&quot;;[$Results.$L51];[$Results.C51])" office:value-type="float" office:value="508" calcext:value-type="float">
            <text:p>508</text:p>
          </table:table-cell>
          <table:table-cell table:style-name="ce75" table:formula="of:=IF([$Results.D51]=&quot;MAX&quot;;[$Results.$L51];[$Results.D51])" office:value-type="float" office:value="508" calcext:value-type="float">
            <text:p>508</text:p>
          </table:table-cell>
          <table:table-cell table:style-name="ce75" table:formula="of:=IF([$Results.E51]=&quot;MAX&quot;;[$Results.$L51];[$Results.E51])" office:value-type="float" office:value="682" calcext:value-type="float">
            <text:p>682</text:p>
          </table:table-cell>
          <table:table-cell table:style-name="ce75" table:formula="of:=IF([$Results.F51]=&quot;MAX&quot;;[$Results.$L51];[$Results.F51])" office:value-type="float" office:value="508" calcext:value-type="float">
            <text:p>508</text:p>
          </table:table-cell>
          <table:table-cell table:style-name="ce75" table:formula="of:=IF([$Results.G51]=&quot;MAX&quot;;[$Results.$L51];[$Results.G51])" office:value-type="float" office:value="511" calcext:value-type="float">
            <text:p>511</text:p>
          </table:table-cell>
          <table:table-cell table:style-name="ce75" table:formula="of:=IF([$Results.H51]=&quot;MAX&quot;;[$Results.$L51];[$Results.H51])" office:value-type="float" office:value="508" calcext:value-type="float">
            <text:p>508</text:p>
          </table:table-cell>
          <table:table-cell table:style-name="ce75" table:formula="of:=IF([$Results.I51]=&quot;MAX&quot;;[$Results.$L51];[$Results.I51])" office:value-type="float" office:value="508" calcext:value-type="float">
            <text:p>508</text:p>
          </table:table-cell>
          <table:table-cell table:style-name="ce75" table:formula="of:=IF([$Results.J51]=&quot;MAX&quot;;[$Results.$L51];[$Results.J51])" office:value-type="float" office:value="508" calcext:value-type="float">
            <text:p>508</text:p>
          </table:table-cell>
          <table:table-cell table:style-name="ce66" table:formula="of:=SUM(IF(FREQUENCY([.C52:.J52];[.C52:.J52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16</text:p>
          </table:table-cell>
          <table:table-cell table:style-name="ce66" table:formula="of:=RANK([.C52];[.$C52:.$J52];1)" office:value-type="float" office:value="1" calcext:value-type="float">
            <text:p>1</text:p>
          </table:table-cell>
          <table:table-cell table:style-name="ce66" table:formula="of:=RANK([.D52];[.$C52:.$J52];1)" office:value-type="float" office:value="1" calcext:value-type="float">
            <text:p>1</text:p>
          </table:table-cell>
          <table:table-cell table:style-name="ce66" table:formula="of:=RANK([.E52];[.$C52:.$J52];1)" office:value-type="float" office:value="8" calcext:value-type="float">
            <text:p>8</text:p>
          </table:table-cell>
          <table:table-cell table:style-name="ce66" table:formula="of:=RANK([.F52];[.$C52:.$J52];1)" office:value-type="float" office:value="1" calcext:value-type="float">
            <text:p>1</text:p>
          </table:table-cell>
          <table:table-cell table:style-name="ce66" table:formula="of:=RANK([.G52];[.$C52:.$J52];1)" office:value-type="float" office:value="7" calcext:value-type="float">
            <text:p>7</text:p>
          </table:table-cell>
          <table:table-cell table:style-name="ce66" table:formula="of:=RANK([.H52];[.$C52:.$J52];1)" office:value-type="float" office:value="1" calcext:value-type="float">
            <text:p>1</text:p>
          </table:table-cell>
          <table:table-cell table:style-name="ce66" table:formula="of:=RANK([.I52];[.$C52:.$J52];1)" office:value-type="float" office:value="1" calcext:value-type="float">
            <text:p>1</text:p>
          </table:table-cell>
          <table:table-cell table:style-name="ce66" table:formula="of:=RANK([.J52];[.$C52:.$J52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RW_16</text:p>
          </table:table-cell>
          <table:table-cell table:style-name="ce74" table:formula="of:=MAX(0;LOG10(([.$K52]+1)/2)-LOG10([.N52]))" office:value-type="float" office:value="0.301029995663981" calcext:value-type="float">
            <text:p>0,30</text:p>
          </table:table-cell>
          <table:table-cell table:style-name="ce74" table:formula="of:=MAX(0;LOG10(([.$K52]+1)/2)-LOG10([.O52]))" office:value-type="float" office:value="0.301029995663981" calcext:value-type="float">
            <text:p>0,30</text:p>
          </table:table-cell>
          <table:table-cell table:style-name="ce74" table:formula="of:=MAX(0;LOG10(([.$K52]+1)/2)-LOG10([.P52]))" office:value-type="float" office:value="0" calcext:value-type="float">
            <text:p>0,00</text:p>
          </table:table-cell>
          <table:table-cell table:style-name="ce74" table:formula="of:=MAX(0;LOG10(([.$K52]+1)/2)-LOG10([.Q52]))" office:value-type="float" office:value="0.301029995663981" calcext:value-type="float">
            <text:p>0,30</text:p>
          </table:table-cell>
          <table:table-cell table:style-name="ce74" table:formula="of:=MAX(0;LOG10(([.$K52]+1)/2)-LOG10([.R52]))" office:value-type="float" office:value="0" calcext:value-type="float">
            <text:p>0,00</text:p>
          </table:table-cell>
          <table:table-cell table:style-name="ce74" table:formula="of:=MAX(0;LOG10(([.$K52]+1)/2)-LOG10([.S52]))" office:value-type="float" office:value="0.301029995663981" calcext:value-type="float">
            <text:p>0,30</text:p>
          </table:table-cell>
          <table:table-cell table:style-name="ce74" table:formula="of:=MAX(0;LOG10(([.$K52]+1)/2)-LOG10([.T52]))" office:value-type="float" office:value="0.301029995663981" calcext:value-type="float">
            <text:p>0,30</text:p>
          </table:table-cell>
          <table:table-cell table:style-name="ce74" table:formula="of:=MAX(0;LOG10(([.$K52]+1)/2)-LOG10([.U52]))" office:value-type="float" office:value="0.301029995663981" calcext:value-type="float">
            <text:p>0,3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7</text:p>
          </table:table-cell>
          <table:table-cell table:style-name="ce75" table:formula="of:=IF([$Results.C52]=&quot;MAX&quot;;[$Results.$L52];[$Results.C52])" office:value-type="float" office:value="516" calcext:value-type="float">
            <text:p>516</text:p>
          </table:table-cell>
          <table:table-cell table:style-name="ce75" table:formula="of:=IF([$Results.D52]=&quot;MAX&quot;;[$Results.$L52];[$Results.D52])" office:value-type="float" office:value="516" calcext:value-type="float">
            <text:p>516</text:p>
          </table:table-cell>
          <table:table-cell table:style-name="ce75" table:formula="of:=IF([$Results.E52]=&quot;MAX&quot;;[$Results.$L52];[$Results.E52])" office:value-type="float" office:value="730" calcext:value-type="float">
            <text:p>730</text:p>
          </table:table-cell>
          <table:table-cell table:style-name="ce75" table:formula="of:=IF([$Results.F52]=&quot;MAX&quot;;[$Results.$L52];[$Results.F52])" office:value-type="float" office:value="517" calcext:value-type="float">
            <text:p>517</text:p>
          </table:table-cell>
          <table:table-cell table:style-name="ce75" table:formula="of:=IF([$Results.G52]=&quot;MAX&quot;;[$Results.$L52];[$Results.G52])" office:value-type="float" office:value="534" calcext:value-type="float">
            <text:p>534</text:p>
          </table:table-cell>
          <table:table-cell table:style-name="ce75" table:formula="of:=IF([$Results.H52]=&quot;MAX&quot;;[$Results.$L52];[$Results.H52])" office:value-type="float" office:value="516" calcext:value-type="float">
            <text:p>516</text:p>
          </table:table-cell>
          <table:table-cell table:style-name="ce75" table:formula="of:=IF([$Results.I52]=&quot;MAX&quot;;[$Results.$L52];[$Results.I52])" office:value-type="float" office:value="516" calcext:value-type="float">
            <text:p>516</text:p>
          </table:table-cell>
          <table:table-cell table:style-name="ce75" table:formula="of:=IF([$Results.J52]=&quot;MAX&quot;;[$Results.$L52];[$Results.J52])" office:value-type="float" office:value="519" calcext:value-type="float">
            <text:p>519</text:p>
          </table:table-cell>
          <table:table-cell table:style-name="ce66" table:formula="of:=SUM(IF(FREQUENCY([.C53:.J53];[.C53:.J53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17</text:p>
          </table:table-cell>
          <table:table-cell table:style-name="ce66" table:formula="of:=RANK([.C53];[.$C53:.$J53];1)" office:value-type="float" office:value="1" calcext:value-type="float">
            <text:p>1</text:p>
          </table:table-cell>
          <table:table-cell table:style-name="ce66" table:formula="of:=RANK([.D53];[.$C53:.$J53];1)" office:value-type="float" office:value="1" calcext:value-type="float">
            <text:p>1</text:p>
          </table:table-cell>
          <table:table-cell table:style-name="ce66" table:formula="of:=RANK([.E53];[.$C53:.$J53];1)" office:value-type="float" office:value="8" calcext:value-type="float">
            <text:p>8</text:p>
          </table:table-cell>
          <table:table-cell table:style-name="ce66" table:formula="of:=RANK([.F53];[.$C53:.$J53];1)" office:value-type="float" office:value="5" calcext:value-type="float">
            <text:p>5</text:p>
          </table:table-cell>
          <table:table-cell table:style-name="ce66" table:formula="of:=RANK([.G53];[.$C53:.$J53];1)" office:value-type="float" office:value="7" calcext:value-type="float">
            <text:p>7</text:p>
          </table:table-cell>
          <table:table-cell table:style-name="ce66" table:formula="of:=RANK([.H53];[.$C53:.$J53];1)" office:value-type="float" office:value="1" calcext:value-type="float">
            <text:p>1</text:p>
          </table:table-cell>
          <table:table-cell table:style-name="ce66" table:formula="of:=RANK([.I53];[.$C53:.$J53];1)" office:value-type="float" office:value="1" calcext:value-type="float">
            <text:p>1</text:p>
          </table:table-cell>
          <table:table-cell table:style-name="ce66" table:formula="of:=RANK([.J53];[.$C53:.$J53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7</text:p>
          </table:table-cell>
          <table:table-cell table:style-name="ce74" table:formula="of:=MAX(0;LOG10(([.$K53]+1)/2)-LOG10([.N53]))" office:value-type="float" office:value="0.477121254719662" calcext:value-type="float">
            <text:p>0,48</text:p>
          </table:table-cell>
          <table:table-cell table:style-name="ce74" table:formula="of:=MAX(0;LOG10(([.$K53]+1)/2)-LOG10([.O53]))" office:value-type="float" office:value="0.477121254719662" calcext:value-type="float">
            <text:p>0,48</text:p>
          </table:table-cell>
          <table:table-cell table:style-name="ce74" table:formula="of:=MAX(0;LOG10(([.$K53]+1)/2)-LOG10([.P53]))" office:value-type="float" office:value="0" calcext:value-type="float">
            <text:p>0,00</text:p>
          </table:table-cell>
          <table:table-cell table:style-name="ce74" table:formula="of:=MAX(0;LOG10(([.$K53]+1)/2)-LOG10([.Q53]))" office:value-type="float" office:value="0" calcext:value-type="float">
            <text:p>0,00</text:p>
          </table:table-cell>
          <table:table-cell table:style-name="ce74" table:formula="of:=MAX(0;LOG10(([.$K53]+1)/2)-LOG10([.R53]))" office:value-type="float" office:value="0" calcext:value-type="float">
            <text:p>0,00</text:p>
          </table:table-cell>
          <table:table-cell table:style-name="ce74" table:formula="of:=MAX(0;LOG10(([.$K53]+1)/2)-LOG10([.S53]))" office:value-type="float" office:value="0.477121254719662" calcext:value-type="float">
            <text:p>0,48</text:p>
          </table:table-cell>
          <table:table-cell table:style-name="ce74" table:formula="of:=MAX(0;LOG10(([.$K53]+1)/2)-LOG10([.T53]))" office:value-type="float" office:value="0.477121254719662" calcext:value-type="float">
            <text:p>0,48</text:p>
          </table:table-cell>
          <table:table-cell table:style-name="ce74" table:formula="of:=MAX(0;LOG10(([.$K53]+1)/2)-LOG10([.U53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8</text:p>
          </table:table-cell>
          <table:table-cell table:style-name="ce75" table:formula="of:=IF([$Results.C53]=&quot;MAX&quot;;[$Results.$L53];[$Results.C53])" office:value-type="float" office:value="338" calcext:value-type="float">
            <text:p>338</text:p>
          </table:table-cell>
          <table:table-cell table:style-name="ce75" table:formula="of:=IF([$Results.D53]=&quot;MAX&quot;;[$Results.$L53];[$Results.D53])" office:value-type="float" office:value="338" calcext:value-type="float">
            <text:p>338</text:p>
          </table:table-cell>
          <table:table-cell table:style-name="ce75" table:formula="of:=IF([$Results.E53]=&quot;MAX&quot;;[$Results.$L53];[$Results.E53])" office:value-type="float" office:value="461" calcext:value-type="float">
            <text:p>461</text:p>
          </table:table-cell>
          <table:table-cell table:style-name="ce75" table:formula="of:=IF([$Results.F53]=&quot;MAX&quot;;[$Results.$L53];[$Results.F53])" office:value-type="float" office:value="338" calcext:value-type="float">
            <text:p>338</text:p>
          </table:table-cell>
          <table:table-cell table:style-name="ce75" table:formula="of:=IF([$Results.G53]=&quot;MAX&quot;;[$Results.$L53];[$Results.G53])" office:value-type="float" office:value="342" calcext:value-type="float">
            <text:p>342</text:p>
          </table:table-cell>
          <table:table-cell table:style-name="ce75" table:formula="of:=IF([$Results.H53]=&quot;MAX&quot;;[$Results.$L53];[$Results.H53])" office:value-type="float" office:value="338" calcext:value-type="float">
            <text:p>338</text:p>
          </table:table-cell>
          <table:table-cell table:style-name="ce75" table:formula="of:=IF([$Results.I53]=&quot;MAX&quot;;[$Results.$L53];[$Results.I53])" office:value-type="float" office:value="338" calcext:value-type="float">
            <text:p>338</text:p>
          </table:table-cell>
          <table:table-cell table:style-name="ce75" table:formula="of:=IF([$Results.J53]=&quot;MAX&quot;;[$Results.$L53];[$Results.J53])" office:value-type="float" office:value="339" calcext:value-type="float">
            <text:p>339</text:p>
          </table:table-cell>
          <table:table-cell table:style-name="ce66" table:formula="of:=SUM(IF(FREQUENCY([.C54:.J54];[.C54:.J54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18</text:p>
          </table:table-cell>
          <table:table-cell table:style-name="ce66" table:formula="of:=RANK([.C54];[.$C54:.$J54];1)" office:value-type="float" office:value="1" calcext:value-type="float">
            <text:p>1</text:p>
          </table:table-cell>
          <table:table-cell table:style-name="ce66" table:formula="of:=RANK([.D54];[.$C54:.$J54];1)" office:value-type="float" office:value="1" calcext:value-type="float">
            <text:p>1</text:p>
          </table:table-cell>
          <table:table-cell table:style-name="ce66" table:formula="of:=RANK([.E54];[.$C54:.$J54];1)" office:value-type="float" office:value="8" calcext:value-type="float">
            <text:p>8</text:p>
          </table:table-cell>
          <table:table-cell table:style-name="ce66" table:formula="of:=RANK([.F54];[.$C54:.$J54];1)" office:value-type="float" office:value="1" calcext:value-type="float">
            <text:p>1</text:p>
          </table:table-cell>
          <table:table-cell table:style-name="ce66" table:formula="of:=RANK([.G54];[.$C54:.$J54];1)" office:value-type="float" office:value="7" calcext:value-type="float">
            <text:p>7</text:p>
          </table:table-cell>
          <table:table-cell table:style-name="ce66" table:formula="of:=RANK([.H54];[.$C54:.$J54];1)" office:value-type="float" office:value="1" calcext:value-type="float">
            <text:p>1</text:p>
          </table:table-cell>
          <table:table-cell table:style-name="ce66" table:formula="of:=RANK([.I54];[.$C54:.$J54];1)" office:value-type="float" office:value="1" calcext:value-type="float">
            <text:p>1</text:p>
          </table:table-cell>
          <table:table-cell table:style-name="ce66" table:formula="of:=RANK([.J54];[.$C54:.$J54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8</text:p>
          </table:table-cell>
          <table:table-cell table:style-name="ce74" table:formula="of:=MAX(0;LOG10(([.$K54]+1)/2)-LOG10([.N54]))" office:value-type="float" office:value="0.397940008672038" calcext:value-type="float">
            <text:p>0,40</text:p>
          </table:table-cell>
          <table:table-cell table:style-name="ce74" table:formula="of:=MAX(0;LOG10(([.$K54]+1)/2)-LOG10([.O54]))" office:value-type="float" office:value="0.397940008672038" calcext:value-type="float">
            <text:p>0,40</text:p>
          </table:table-cell>
          <table:table-cell table:style-name="ce74" table:formula="of:=MAX(0;LOG10(([.$K54]+1)/2)-LOG10([.P54]))" office:value-type="float" office:value="0" calcext:value-type="float">
            <text:p>0,00</text:p>
          </table:table-cell>
          <table:table-cell table:style-name="ce74" table:formula="of:=MAX(0;LOG10(([.$K54]+1)/2)-LOG10([.Q54]))" office:value-type="float" office:value="0.397940008672038" calcext:value-type="float">
            <text:p>0,40</text:p>
          </table:table-cell>
          <table:table-cell table:style-name="ce74" table:formula="of:=MAX(0;LOG10(([.$K54]+1)/2)-LOG10([.R54]))" office:value-type="float" office:value="0" calcext:value-type="float">
            <text:p>0,00</text:p>
          </table:table-cell>
          <table:table-cell table:style-name="ce74" table:formula="of:=MAX(0;LOG10(([.$K54]+1)/2)-LOG10([.S54]))" office:value-type="float" office:value="0.397940008672038" calcext:value-type="float">
            <text:p>0,40</text:p>
          </table:table-cell>
          <table:table-cell table:style-name="ce74" table:formula="of:=MAX(0;LOG10(([.$K54]+1)/2)-LOG10([.T54]))" office:value-type="float" office:value="0.397940008672038" calcext:value-type="float">
            <text:p>0,40</text:p>
          </table:table-cell>
          <table:table-cell table:style-name="ce74" table:formula="of:=MAX(0;LOG10(([.$K54]+1)/2)-LOG10([.U54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19</text:p>
          </table:table-cell>
          <table:table-cell table:style-name="ce75" table:formula="of:=IF([$Results.C54]=&quot;MAX&quot;;[$Results.$L54];[$Results.C54])" office:value-type="float" office:value="347" calcext:value-type="float">
            <text:p>347</text:p>
          </table:table-cell>
          <table:table-cell table:style-name="ce75" table:formula="of:=IF([$Results.D54]=&quot;MAX&quot;;[$Results.$L54];[$Results.D54])" office:value-type="float" office:value="348" calcext:value-type="float">
            <text:p>348</text:p>
          </table:table-cell>
          <table:table-cell table:style-name="ce75" table:formula="of:=IF([$Results.E54]=&quot;MAX&quot;;[$Results.$L54];[$Results.E54])" office:value-type="float" office:value="485" calcext:value-type="float">
            <text:p>485</text:p>
          </table:table-cell>
          <table:table-cell table:style-name="ce75" table:formula="of:=IF([$Results.F54]=&quot;MAX&quot;;[$Results.$L54];[$Results.F54])" office:value-type="float" office:value="348" calcext:value-type="float">
            <text:p>348</text:p>
          </table:table-cell>
          <table:table-cell table:style-name="ce75" table:formula="of:=IF([$Results.G54]=&quot;MAX&quot;;[$Results.$L54];[$Results.G54])" office:value-type="float" office:value="355" calcext:value-type="float">
            <text:p>355</text:p>
          </table:table-cell>
          <table:table-cell table:style-name="ce75" table:formula="of:=IF([$Results.H54]=&quot;MAX&quot;;[$Results.$L54];[$Results.H54])" office:value-type="float" office:value="347" calcext:value-type="float">
            <text:p>347</text:p>
          </table:table-cell>
          <table:table-cell table:style-name="ce75" table:formula="of:=IF([$Results.I54]=&quot;MAX&quot;;[$Results.$L54];[$Results.I54])" office:value-type="float" office:value="347" calcext:value-type="float">
            <text:p>347</text:p>
          </table:table-cell>
          <table:table-cell table:style-name="ce75" table:formula="of:=IF([$Results.J54]=&quot;MAX&quot;;[$Results.$L54];[$Results.J54])" office:value-type="float" office:value="349" calcext:value-type="float">
            <text:p>349</text:p>
          </table:table-cell>
          <table:table-cell table:style-name="ce66" table:formula="of:=SUM(IF(FREQUENCY([.C55:.J55];[.C55:.J55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19</text:p>
          </table:table-cell>
          <table:table-cell table:style-name="ce66" table:formula="of:=RANK([.C55];[.$C55:.$J55];1)" office:value-type="float" office:value="1" calcext:value-type="float">
            <text:p>1</text:p>
          </table:table-cell>
          <table:table-cell table:style-name="ce66" table:formula="of:=RANK([.D55];[.$C55:.$J55];1)" office:value-type="float" office:value="4" calcext:value-type="float">
            <text:p>4</text:p>
          </table:table-cell>
          <table:table-cell table:style-name="ce66" table:formula="of:=RANK([.E55];[.$C55:.$J55];1)" office:value-type="float" office:value="8" calcext:value-type="float">
            <text:p>8</text:p>
          </table:table-cell>
          <table:table-cell table:style-name="ce66" table:formula="of:=RANK([.F55];[.$C55:.$J55];1)" office:value-type="float" office:value="4" calcext:value-type="float">
            <text:p>4</text:p>
          </table:table-cell>
          <table:table-cell table:style-name="ce66" table:formula="of:=RANK([.G55];[.$C55:.$J55];1)" office:value-type="float" office:value="7" calcext:value-type="float">
            <text:p>7</text:p>
          </table:table-cell>
          <table:table-cell table:style-name="ce66" table:formula="of:=RANK([.H55];[.$C55:.$J55];1)" office:value-type="float" office:value="1" calcext:value-type="float">
            <text:p>1</text:p>
          </table:table-cell>
          <table:table-cell table:style-name="ce66" table:formula="of:=RANK([.I55];[.$C55:.$J55];1)" office:value-type="float" office:value="1" calcext:value-type="float">
            <text:p>1</text:p>
          </table:table-cell>
          <table:table-cell table:style-name="ce66" table:formula="of:=RANK([.J55];[.$C55:.$J55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19</text:p>
          </table:table-cell>
          <table:table-cell table:style-name="ce74" table:formula="of:=MAX(0;LOG10(([.$K55]+1)/2)-LOG10([.N55]))" office:value-type="float" office:value="0.477121254719662" calcext:value-type="float">
            <text:p>0,48</text:p>
          </table:table-cell>
          <table:table-cell table:style-name="ce74" table:formula="of:=MAX(0;LOG10(([.$K55]+1)/2)-LOG10([.O55]))" office:value-type="float" office:value="0" calcext:value-type="float">
            <text:p>0,00</text:p>
          </table:table-cell>
          <table:table-cell table:style-name="ce74" table:formula="of:=MAX(0;LOG10(([.$K55]+1)/2)-LOG10([.P55]))" office:value-type="float" office:value="0" calcext:value-type="float">
            <text:p>0,00</text:p>
          </table:table-cell>
          <table:table-cell table:style-name="ce74" table:formula="of:=MAX(0;LOG10(([.$K55]+1)/2)-LOG10([.Q55]))" office:value-type="float" office:value="0" calcext:value-type="float">
            <text:p>0,00</text:p>
          </table:table-cell>
          <table:table-cell table:style-name="ce74" table:formula="of:=MAX(0;LOG10(([.$K55]+1)/2)-LOG10([.R55]))" office:value-type="float" office:value="0" calcext:value-type="float">
            <text:p>0,00</text:p>
          </table:table-cell>
          <table:table-cell table:style-name="ce74" table:formula="of:=MAX(0;LOG10(([.$K55]+1)/2)-LOG10([.S55]))" office:value-type="float" office:value="0.477121254719662" calcext:value-type="float">
            <text:p>0,48</text:p>
          </table:table-cell>
          <table:table-cell table:style-name="ce74" table:formula="of:=MAX(0;LOG10(([.$K55]+1)/2)-LOG10([.T55]))" office:value-type="float" office:value="0.477121254719662" calcext:value-type="float">
            <text:p>0,48</text:p>
          </table:table-cell>
          <table:table-cell table:style-name="ce74" table:formula="of:=MAX(0;LOG10(([.$K55]+1)/2)-LOG10([.U55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0</text:p>
          </table:table-cell>
          <table:table-cell table:style-name="ce75" table:formula="of:=IF([$Results.C55]=&quot;MAX&quot;;[$Results.$L55];[$Results.C55])" office:value-type="float" office:value="1466" calcext:value-type="float">
            <text:p>1466</text:p>
          </table:table-cell>
          <table:table-cell table:style-name="ce75" table:formula="of:=IF([$Results.D55]=&quot;MAX&quot;;[$Results.$L55];[$Results.D55])" office:value-type="float" office:value="1466" calcext:value-type="float">
            <text:p>1466</text:p>
          </table:table-cell>
          <table:table-cell table:style-name="ce75" table:formula="of:=IF([$Results.E55]=&quot;MAX&quot;;[$Results.$L55];[$Results.E55])" office:value-type="float" office:value="1971" calcext:value-type="float">
            <text:p>1971</text:p>
          </table:table-cell>
          <table:table-cell table:style-name="ce75" table:formula="of:=IF([$Results.F55]=&quot;MAX&quot;;[$Results.$L55];[$Results.F55])" office:value-type="float" office:value="1466" calcext:value-type="float">
            <text:p>1466</text:p>
          </table:table-cell>
          <table:table-cell table:style-name="ce75" table:formula="of:=IF([$Results.G55]=&quot;MAX&quot;;[$Results.$L55];[$Results.G55])" office:value-type="float" office:value="1582" calcext:value-type="float">
            <text:p>1582</text:p>
          </table:table-cell>
          <table:table-cell table:style-name="ce75" table:formula="of:=IF([$Results.H55]=&quot;MAX&quot;;[$Results.$L55];[$Results.H55])" office:value-type="float" office:value="1466" calcext:value-type="float">
            <text:p>1466</text:p>
          </table:table-cell>
          <table:table-cell table:style-name="ce75" table:formula="of:=IF([$Results.I55]=&quot;MAX&quot;;[$Results.$L55];[$Results.I55])" office:value-type="float" office:value="1466" calcext:value-type="float">
            <text:p>1466</text:p>
          </table:table-cell>
          <table:table-cell table:style-name="ce75" table:formula="of:=IF([$Results.J55]=&quot;MAX&quot;;[$Results.$L55];[$Results.J55])" office:value-type="float" office:value="1469" calcext:value-type="float">
            <text:p>1469</text:p>
          </table:table-cell>
          <table:table-cell table:style-name="ce66" table:formula="of:=SUM(IF(FREQUENCY([.C56:.J56];[.C56:.J56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0</text:p>
          </table:table-cell>
          <table:table-cell table:style-name="ce66" table:formula="of:=RANK([.C56];[.$C56:.$J56];1)" office:value-type="float" office:value="1" calcext:value-type="float">
            <text:p>1</text:p>
          </table:table-cell>
          <table:table-cell table:style-name="ce66" table:formula="of:=RANK([.D56];[.$C56:.$J56];1)" office:value-type="float" office:value="1" calcext:value-type="float">
            <text:p>1</text:p>
          </table:table-cell>
          <table:table-cell table:style-name="ce66" table:formula="of:=RANK([.E56];[.$C56:.$J56];1)" office:value-type="float" office:value="8" calcext:value-type="float">
            <text:p>8</text:p>
          </table:table-cell>
          <table:table-cell table:style-name="ce66" table:formula="of:=RANK([.F56];[.$C56:.$J56];1)" office:value-type="float" office:value="1" calcext:value-type="float">
            <text:p>1</text:p>
          </table:table-cell>
          <table:table-cell table:style-name="ce66" table:formula="of:=RANK([.G56];[.$C56:.$J56];1)" office:value-type="float" office:value="7" calcext:value-type="float">
            <text:p>7</text:p>
          </table:table-cell>
          <table:table-cell table:style-name="ce66" table:formula="of:=RANK([.H56];[.$C56:.$J56];1)" office:value-type="float" office:value="1" calcext:value-type="float">
            <text:p>1</text:p>
          </table:table-cell>
          <table:table-cell table:style-name="ce66" table:formula="of:=RANK([.I56];[.$C56:.$J56];1)" office:value-type="float" office:value="1" calcext:value-type="float">
            <text:p>1</text:p>
          </table:table-cell>
          <table:table-cell table:style-name="ce66" table:formula="of:=RANK([.J56];[.$C56:.$J56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0</text:p>
          </table:table-cell>
          <table:table-cell table:style-name="ce74" table:formula="of:=MAX(0;LOG10(([.$K56]+1)/2)-LOG10([.N56]))" office:value-type="float" office:value="0.397940008672038" calcext:value-type="float">
            <text:p>0,40</text:p>
          </table:table-cell>
          <table:table-cell table:style-name="ce74" table:formula="of:=MAX(0;LOG10(([.$K56]+1)/2)-LOG10([.O56]))" office:value-type="float" office:value="0.397940008672038" calcext:value-type="float">
            <text:p>0,40</text:p>
          </table:table-cell>
          <table:table-cell table:style-name="ce74" table:formula="of:=MAX(0;LOG10(([.$K56]+1)/2)-LOG10([.P56]))" office:value-type="float" office:value="0" calcext:value-type="float">
            <text:p>0,00</text:p>
          </table:table-cell>
          <table:table-cell table:style-name="ce74" table:formula="of:=MAX(0;LOG10(([.$K56]+1)/2)-LOG10([.Q56]))" office:value-type="float" office:value="0.397940008672038" calcext:value-type="float">
            <text:p>0,40</text:p>
          </table:table-cell>
          <table:table-cell table:style-name="ce74" table:formula="of:=MAX(0;LOG10(([.$K56]+1)/2)-LOG10([.R56]))" office:value-type="float" office:value="0" calcext:value-type="float">
            <text:p>0,00</text:p>
          </table:table-cell>
          <table:table-cell table:style-name="ce74" table:formula="of:=MAX(0;LOG10(([.$K56]+1)/2)-LOG10([.S56]))" office:value-type="float" office:value="0.397940008672038" calcext:value-type="float">
            <text:p>0,40</text:p>
          </table:table-cell>
          <table:table-cell table:style-name="ce74" table:formula="of:=MAX(0;LOG10(([.$K56]+1)/2)-LOG10([.T56]))" office:value-type="float" office:value="0.397940008672038" calcext:value-type="float">
            <text:p>0,40</text:p>
          </table:table-cell>
          <table:table-cell table:style-name="ce74" table:formula="of:=MAX(0;LOG10(([.$K56]+1)/2)-LOG10([.U56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1</text:p>
          </table:table-cell>
          <table:table-cell table:style-name="ce75" table:formula="of:=IF([$Results.C56]=&quot;MAX&quot;;[$Results.$L56];[$Results.C56])" office:value-type="float" office:value="1580" calcext:value-type="float">
            <text:p>1580</text:p>
          </table:table-cell>
          <table:table-cell table:style-name="ce75" table:formula="of:=IF([$Results.D56]=&quot;MAX&quot;;[$Results.$L56];[$Results.D56])" office:value-type="float" office:value="1581" calcext:value-type="float">
            <text:p>1581</text:p>
          </table:table-cell>
          <table:table-cell table:style-name="ce75" table:formula="of:=IF([$Results.E56]=&quot;MAX&quot;;[$Results.$L56];[$Results.E56])" office:value-type="float" office:value="90050" calcext:value-type="float">
            <text:p>90050</text:p>
          </table:table-cell>
          <table:table-cell table:style-name="ce75" table:formula="of:=IF([$Results.F56]=&quot;MAX&quot;;[$Results.$L56];[$Results.F56])" office:value-type="float" office:value="1582" calcext:value-type="float">
            <text:p>1582</text:p>
          </table:table-cell>
          <table:table-cell table:style-name="ce75" table:formula="of:=IF([$Results.G56]=&quot;MAX&quot;;[$Results.$L56];[$Results.G56])" office:value-type="float" office:value="1839" calcext:value-type="float">
            <text:p>1839</text:p>
          </table:table-cell>
          <table:table-cell table:style-name="ce75" table:formula="of:=IF([$Results.H56]=&quot;MAX&quot;;[$Results.$L56];[$Results.H56])" office:value-type="float" office:value="1580" calcext:value-type="float">
            <text:p>1580</text:p>
          </table:table-cell>
          <table:table-cell table:style-name="ce75" table:formula="of:=IF([$Results.I56]=&quot;MAX&quot;;[$Results.$L56];[$Results.I56])" office:value-type="float" office:value="1581" calcext:value-type="float">
            <text:p>1581</text:p>
          </table:table-cell>
          <table:table-cell table:style-name="ce75" table:formula="of:=IF([$Results.J56]=&quot;MAX&quot;;[$Results.$L56];[$Results.J56])" office:value-type="float" office:value="1587" calcext:value-type="float">
            <text:p>1587</text:p>
          </table:table-cell>
          <table:table-cell table:style-name="ce66" table:formula="of:=SUM(IF(FREQUENCY([.C57:.J57];[.C57:.J57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1</text:p>
          </table:table-cell>
          <table:table-cell table:style-name="ce66" table:formula="of:=RANK([.C57];[.$C57:.$J57];1)" office:value-type="float" office:value="1" calcext:value-type="float">
            <text:p>1</text:p>
          </table:table-cell>
          <table:table-cell table:style-name="ce66" table:formula="of:=RANK([.D57];[.$C57:.$J57];1)" office:value-type="float" office:value="3" calcext:value-type="float">
            <text:p>3</text:p>
          </table:table-cell>
          <table:table-cell table:style-name="ce66" table:formula="of:=RANK([.E57];[.$C57:.$J57];1)" office:value-type="float" office:value="8" calcext:value-type="float">
            <text:p>8</text:p>
          </table:table-cell>
          <table:table-cell table:style-name="ce66" table:formula="of:=RANK([.F57];[.$C57:.$J57];1)" office:value-type="float" office:value="5" calcext:value-type="float">
            <text:p>5</text:p>
          </table:table-cell>
          <table:table-cell table:style-name="ce66" table:formula="of:=RANK([.G57];[.$C57:.$J57];1)" office:value-type="float" office:value="7" calcext:value-type="float">
            <text:p>7</text:p>
          </table:table-cell>
          <table:table-cell table:style-name="ce66" table:formula="of:=RANK([.H57];[.$C57:.$J57];1)" office:value-type="float" office:value="1" calcext:value-type="float">
            <text:p>1</text:p>
          </table:table-cell>
          <table:table-cell table:style-name="ce66" table:formula="of:=RANK([.I57];[.$C57:.$J57];1)" office:value-type="float" office:value="3" calcext:value-type="float">
            <text:p>3</text:p>
          </table:table-cell>
          <table:table-cell table:style-name="ce66" table:formula="of:=RANK([.J57];[.$C57:.$J57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1</text:p>
          </table:table-cell>
          <table:table-cell table:style-name="ce74" table:formula="of:=MAX(0;LOG10(([.$K57]+1)/2)-LOG10([.N57]))" office:value-type="float" office:value="0.544068044350276" calcext:value-type="float">
            <text:p>0,54</text:p>
          </table:table-cell>
          <table:table-cell table:style-name="ce74" table:formula="of:=MAX(0;LOG10(([.$K57]+1)/2)-LOG10([.O57]))" office:value-type="float" office:value="0.0669467896306132" calcext:value-type="float">
            <text:p>0,07</text:p>
          </table:table-cell>
          <table:table-cell table:style-name="ce74" table:formula="of:=MAX(0;LOG10(([.$K57]+1)/2)-LOG10([.P57]))" office:value-type="float" office:value="0" calcext:value-type="float">
            <text:p>0,00</text:p>
          </table:table-cell>
          <table:table-cell table:style-name="ce74" table:formula="of:=MAX(0;LOG10(([.$K57]+1)/2)-LOG10([.Q57]))" office:value-type="float" office:value="0" calcext:value-type="float">
            <text:p>0,00</text:p>
          </table:table-cell>
          <table:table-cell table:style-name="ce74" table:formula="of:=MAX(0;LOG10(([.$K57]+1)/2)-LOG10([.R57]))" office:value-type="float" office:value="0" calcext:value-type="float">
            <text:p>0,00</text:p>
          </table:table-cell>
          <table:table-cell table:style-name="ce74" table:formula="of:=MAX(0;LOG10(([.$K57]+1)/2)-LOG10([.S57]))" office:value-type="float" office:value="0.544068044350276" calcext:value-type="float">
            <text:p>0,54</text:p>
          </table:table-cell>
          <table:table-cell table:style-name="ce74" table:formula="of:=MAX(0;LOG10(([.$K57]+1)/2)-LOG10([.T57]))" office:value-type="float" office:value="0.0669467896306132" calcext:value-type="float">
            <text:p>0,07</text:p>
          </table:table-cell>
          <table:table-cell table:style-name="ce74" table:formula="of:=MAX(0;LOG10(([.$K57]+1)/2)-LOG10([.U57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2</text:p>
          </table:table-cell>
          <table:table-cell table:style-name="ce75" table:formula="of:=IF([$Results.C57]=&quot;MAX&quot;;[$Results.$L57];[$Results.C57])" office:value-type="float" office:value="398" calcext:value-type="float">
            <text:p>398</text:p>
          </table:table-cell>
          <table:table-cell table:style-name="ce75" table:formula="of:=IF([$Results.D57]=&quot;MAX&quot;;[$Results.$L57];[$Results.D57])" office:value-type="float" office:value="398" calcext:value-type="float">
            <text:p>398</text:p>
          </table:table-cell>
          <table:table-cell table:style-name="ce75" table:formula="of:=IF([$Results.E57]=&quot;MAX&quot;;[$Results.$L57];[$Results.E57])" office:value-type="float" office:value="531" calcext:value-type="float">
            <text:p>531</text:p>
          </table:table-cell>
          <table:table-cell table:style-name="ce75" table:formula="of:=IF([$Results.F57]=&quot;MAX&quot;;[$Results.$L57];[$Results.F57])" office:value-type="float" office:value="399" calcext:value-type="float">
            <text:p>399</text:p>
          </table:table-cell>
          <table:table-cell table:style-name="ce75" table:formula="of:=IF([$Results.G57]=&quot;MAX&quot;;[$Results.$L57];[$Results.G57])" office:value-type="float" office:value="404" calcext:value-type="float">
            <text:p>404</text:p>
          </table:table-cell>
          <table:table-cell table:style-name="ce75" table:formula="of:=IF([$Results.H57]=&quot;MAX&quot;;[$Results.$L57];[$Results.H57])" office:value-type="float" office:value="398" calcext:value-type="float">
            <text:p>398</text:p>
          </table:table-cell>
          <table:table-cell table:style-name="ce75" table:formula="of:=IF([$Results.I57]=&quot;MAX&quot;;[$Results.$L57];[$Results.I57])" office:value-type="float" office:value="398" calcext:value-type="float">
            <text:p>398</text:p>
          </table:table-cell>
          <table:table-cell table:style-name="ce75" table:formula="of:=IF([$Results.J57]=&quot;MAX&quot;;[$Results.$L57];[$Results.J57])" office:value-type="float" office:value="400" calcext:value-type="float">
            <text:p>400</text:p>
          </table:table-cell>
          <table:table-cell table:style-name="ce66" table:formula="of:=SUM(IF(FREQUENCY([.C58:.J58];[.C58:.J58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22</text:p>
          </table:table-cell>
          <table:table-cell table:style-name="ce66" table:formula="of:=RANK([.C58];[.$C58:.$J58];1)" office:value-type="float" office:value="1" calcext:value-type="float">
            <text:p>1</text:p>
          </table:table-cell>
          <table:table-cell table:style-name="ce66" table:formula="of:=RANK([.D58];[.$C58:.$J58];1)" office:value-type="float" office:value="1" calcext:value-type="float">
            <text:p>1</text:p>
          </table:table-cell>
          <table:table-cell table:style-name="ce66" table:formula="of:=RANK([.E58];[.$C58:.$J58];1)" office:value-type="float" office:value="8" calcext:value-type="float">
            <text:p>8</text:p>
          </table:table-cell>
          <table:table-cell table:style-name="ce66" table:formula="of:=RANK([.F58];[.$C58:.$J58];1)" office:value-type="float" office:value="5" calcext:value-type="float">
            <text:p>5</text:p>
          </table:table-cell>
          <table:table-cell table:style-name="ce66" table:formula="of:=RANK([.G58];[.$C58:.$J58];1)" office:value-type="float" office:value="7" calcext:value-type="float">
            <text:p>7</text:p>
          </table:table-cell>
          <table:table-cell table:style-name="ce66" table:formula="of:=RANK([.H58];[.$C58:.$J58];1)" office:value-type="float" office:value="1" calcext:value-type="float">
            <text:p>1</text:p>
          </table:table-cell>
          <table:table-cell table:style-name="ce66" table:formula="of:=RANK([.I58];[.$C58:.$J58];1)" office:value-type="float" office:value="1" calcext:value-type="float">
            <text:p>1</text:p>
          </table:table-cell>
          <table:table-cell table:style-name="ce66" table:formula="of:=RANK([.J58];[.$C58:.$J58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2</text:p>
          </table:table-cell>
          <table:table-cell table:style-name="ce74" table:formula="of:=MAX(0;LOG10(([.$K58]+1)/2)-LOG10([.N58]))" office:value-type="float" office:value="0.477121254719662" calcext:value-type="float">
            <text:p>0,48</text:p>
          </table:table-cell>
          <table:table-cell table:style-name="ce74" table:formula="of:=MAX(0;LOG10(([.$K58]+1)/2)-LOG10([.O58]))" office:value-type="float" office:value="0.477121254719662" calcext:value-type="float">
            <text:p>0,48</text:p>
          </table:table-cell>
          <table:table-cell table:style-name="ce74" table:formula="of:=MAX(0;LOG10(([.$K58]+1)/2)-LOG10([.P58]))" office:value-type="float" office:value="0" calcext:value-type="float">
            <text:p>0,00</text:p>
          </table:table-cell>
          <table:table-cell table:style-name="ce74" table:formula="of:=MAX(0;LOG10(([.$K58]+1)/2)-LOG10([.Q58]))" office:value-type="float" office:value="0" calcext:value-type="float">
            <text:p>0,00</text:p>
          </table:table-cell>
          <table:table-cell table:style-name="ce74" table:formula="of:=MAX(0;LOG10(([.$K58]+1)/2)-LOG10([.R58]))" office:value-type="float" office:value="0" calcext:value-type="float">
            <text:p>0,00</text:p>
          </table:table-cell>
          <table:table-cell table:style-name="ce74" table:formula="of:=MAX(0;LOG10(([.$K58]+1)/2)-LOG10([.S58]))" office:value-type="float" office:value="0.477121254719662" calcext:value-type="float">
            <text:p>0,48</text:p>
          </table:table-cell>
          <table:table-cell table:style-name="ce74" table:formula="of:=MAX(0;LOG10(([.$K58]+1)/2)-LOG10([.T58]))" office:value-type="float" office:value="0.477121254719662" calcext:value-type="float">
            <text:p>0,48</text:p>
          </table:table-cell>
          <table:table-cell table:style-name="ce74" table:formula="of:=MAX(0;LOG10(([.$K58]+1)/2)-LOG10([.U58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3</text:p>
          </table:table-cell>
          <table:table-cell table:style-name="ce75" table:formula="of:=IF([$Results.C58]=&quot;MAX&quot;;[$Results.$L58];[$Results.C58])" office:value-type="float" office:value="417" calcext:value-type="float">
            <text:p>417</text:p>
          </table:table-cell>
          <table:table-cell table:style-name="ce75" table:formula="of:=IF([$Results.D58]=&quot;MAX&quot;;[$Results.$L58];[$Results.D58])" office:value-type="float" office:value="417" calcext:value-type="float">
            <text:p>417</text:p>
          </table:table-cell>
          <table:table-cell table:style-name="ce75" table:formula="of:=IF([$Results.E58]=&quot;MAX&quot;;[$Results.$L58];[$Results.E58])" office:value-type="float" office:value="588" calcext:value-type="float">
            <text:p>588</text:p>
          </table:table-cell>
          <table:table-cell table:style-name="ce75" table:formula="of:=IF([$Results.F58]=&quot;MAX&quot;;[$Results.$L58];[$Results.F58])" office:value-type="float" office:value="417" calcext:value-type="float">
            <text:p>417</text:p>
          </table:table-cell>
          <table:table-cell table:style-name="ce75" table:formula="of:=IF([$Results.G58]=&quot;MAX&quot;;[$Results.$L58];[$Results.G58])" office:value-type="float" office:value="425" calcext:value-type="float">
            <text:p>425</text:p>
          </table:table-cell>
          <table:table-cell table:style-name="ce75" table:formula="of:=IF([$Results.H58]=&quot;MAX&quot;;[$Results.$L58];[$Results.H58])" office:value-type="float" office:value="417" calcext:value-type="float">
            <text:p>417</text:p>
          </table:table-cell>
          <table:table-cell table:style-name="ce75" table:formula="of:=IF([$Results.I58]=&quot;MAX&quot;;[$Results.$L58];[$Results.I58])" office:value-type="float" office:value="417" calcext:value-type="float">
            <text:p>417</text:p>
          </table:table-cell>
          <table:table-cell table:style-name="ce75" table:formula="of:=IF([$Results.J58]=&quot;MAX&quot;;[$Results.$L58];[$Results.J58])" office:value-type="float" office:value="418" calcext:value-type="float">
            <text:p>418</text:p>
          </table:table-cell>
          <table:table-cell table:style-name="ce66" table:formula="of:=SUM(IF(FREQUENCY([.C59:.J59];[.C59:.J59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3</text:p>
          </table:table-cell>
          <table:table-cell table:style-name="ce66" table:formula="of:=RANK([.C59];[.$C59:.$J59];1)" office:value-type="float" office:value="1" calcext:value-type="float">
            <text:p>1</text:p>
          </table:table-cell>
          <table:table-cell table:style-name="ce66" table:formula="of:=RANK([.D59];[.$C59:.$J59];1)" office:value-type="float" office:value="1" calcext:value-type="float">
            <text:p>1</text:p>
          </table:table-cell>
          <table:table-cell table:style-name="ce66" table:formula="of:=RANK([.E59];[.$C59:.$J59];1)" office:value-type="float" office:value="8" calcext:value-type="float">
            <text:p>8</text:p>
          </table:table-cell>
          <table:table-cell table:style-name="ce66" table:formula="of:=RANK([.F59];[.$C59:.$J59];1)" office:value-type="float" office:value="1" calcext:value-type="float">
            <text:p>1</text:p>
          </table:table-cell>
          <table:table-cell table:style-name="ce66" table:formula="of:=RANK([.G59];[.$C59:.$J59];1)" office:value-type="float" office:value="7" calcext:value-type="float">
            <text:p>7</text:p>
          </table:table-cell>
          <table:table-cell table:style-name="ce66" table:formula="of:=RANK([.H59];[.$C59:.$J59];1)" office:value-type="float" office:value="1" calcext:value-type="float">
            <text:p>1</text:p>
          </table:table-cell>
          <table:table-cell table:style-name="ce66" table:formula="of:=RANK([.I59];[.$C59:.$J59];1)" office:value-type="float" office:value="1" calcext:value-type="float">
            <text:p>1</text:p>
          </table:table-cell>
          <table:table-cell table:style-name="ce66" table:formula="of:=RANK([.J59];[.$C59:.$J59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3</text:p>
          </table:table-cell>
          <table:table-cell table:style-name="ce74" table:formula="of:=MAX(0;LOG10(([.$K59]+1)/2)-LOG10([.N59]))" office:value-type="float" office:value="0.397940008672038" calcext:value-type="float">
            <text:p>0,40</text:p>
          </table:table-cell>
          <table:table-cell table:style-name="ce74" table:formula="of:=MAX(0;LOG10(([.$K59]+1)/2)-LOG10([.O59]))" office:value-type="float" office:value="0.397940008672038" calcext:value-type="float">
            <text:p>0,40</text:p>
          </table:table-cell>
          <table:table-cell table:style-name="ce74" table:formula="of:=MAX(0;LOG10(([.$K59]+1)/2)-LOG10([.P59]))" office:value-type="float" office:value="0" calcext:value-type="float">
            <text:p>0,00</text:p>
          </table:table-cell>
          <table:table-cell table:style-name="ce74" table:formula="of:=MAX(0;LOG10(([.$K59]+1)/2)-LOG10([.Q59]))" office:value-type="float" office:value="0.397940008672038" calcext:value-type="float">
            <text:p>0,40</text:p>
          </table:table-cell>
          <table:table-cell table:style-name="ce74" table:formula="of:=MAX(0;LOG10(([.$K59]+1)/2)-LOG10([.R59]))" office:value-type="float" office:value="0" calcext:value-type="float">
            <text:p>0,00</text:p>
          </table:table-cell>
          <table:table-cell table:style-name="ce74" table:formula="of:=MAX(0;LOG10(([.$K59]+1)/2)-LOG10([.S59]))" office:value-type="float" office:value="0.397940008672038" calcext:value-type="float">
            <text:p>0,40</text:p>
          </table:table-cell>
          <table:table-cell table:style-name="ce74" table:formula="of:=MAX(0;LOG10(([.$K59]+1)/2)-LOG10([.T59]))" office:value-type="float" office:value="0.397940008672038" calcext:value-type="float">
            <text:p>0,40</text:p>
          </table:table-cell>
          <table:table-cell table:style-name="ce74" table:formula="of:=MAX(0;LOG10(([.$K59]+1)/2)-LOG10([.U59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4</text:p>
          </table:table-cell>
          <table:table-cell table:style-name="ce75" table:formula="of:=IF([$Results.C59]=&quot;MAX&quot;;[$Results.$L59];[$Results.C59])" office:value-type="float" office:value="886" calcext:value-type="float">
            <text:p>886</text:p>
          </table:table-cell>
          <table:table-cell table:style-name="ce75" table:formula="of:=IF([$Results.D59]=&quot;MAX&quot;;[$Results.$L59];[$Results.D59])" office:value-type="float" office:value="886" calcext:value-type="float">
            <text:p>886</text:p>
          </table:table-cell>
          <table:table-cell table:style-name="ce75" table:formula="of:=IF([$Results.E59]=&quot;MAX&quot;;[$Results.$L59];[$Results.E59])" office:value-type="float" office:value="1205" calcext:value-type="float">
            <text:p>1205</text:p>
          </table:table-cell>
          <table:table-cell table:style-name="ce75" table:formula="of:=IF([$Results.F59]=&quot;MAX&quot;;[$Results.$L59];[$Results.F59])" office:value-type="float" office:value="886" calcext:value-type="float">
            <text:p>886</text:p>
          </table:table-cell>
          <table:table-cell table:style-name="ce75" table:formula="of:=IF([$Results.G59]=&quot;MAX&quot;;[$Results.$L59];[$Results.G59])" office:value-type="float" office:value="897" calcext:value-type="float">
            <text:p>897</text:p>
          </table:table-cell>
          <table:table-cell table:style-name="ce75" table:formula="of:=IF([$Results.H59]=&quot;MAX&quot;;[$Results.$L59];[$Results.H59])" office:value-type="float" office:value="886" calcext:value-type="float">
            <text:p>886</text:p>
          </table:table-cell>
          <table:table-cell table:style-name="ce75" table:formula="of:=IF([$Results.I59]=&quot;MAX&quot;;[$Results.$L59];[$Results.I59])" office:value-type="float" office:value="886" calcext:value-type="float">
            <text:p>886</text:p>
          </table:table-cell>
          <table:table-cell table:style-name="ce75" table:formula="of:=IF([$Results.J59]=&quot;MAX&quot;;[$Results.$L59];[$Results.J59])" office:value-type="float" office:value="889" calcext:value-type="float">
            <text:p>889</text:p>
          </table:table-cell>
          <table:table-cell table:style-name="ce66" table:formula="of:=SUM(IF(FREQUENCY([.C60:.J60];[.C60:.J60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4</text:p>
          </table:table-cell>
          <table:table-cell table:style-name="ce66" table:formula="of:=RANK([.C60];[.$C60:.$J60];1)" office:value-type="float" office:value="1" calcext:value-type="float">
            <text:p>1</text:p>
          </table:table-cell>
          <table:table-cell table:style-name="ce66" table:formula="of:=RANK([.D60];[.$C60:.$J60];1)" office:value-type="float" office:value="1" calcext:value-type="float">
            <text:p>1</text:p>
          </table:table-cell>
          <table:table-cell table:style-name="ce66" table:formula="of:=RANK([.E60];[.$C60:.$J60];1)" office:value-type="float" office:value="8" calcext:value-type="float">
            <text:p>8</text:p>
          </table:table-cell>
          <table:table-cell table:style-name="ce66" table:formula="of:=RANK([.F60];[.$C60:.$J60];1)" office:value-type="float" office:value="1" calcext:value-type="float">
            <text:p>1</text:p>
          </table:table-cell>
          <table:table-cell table:style-name="ce66" table:formula="of:=RANK([.G60];[.$C60:.$J60];1)" office:value-type="float" office:value="7" calcext:value-type="float">
            <text:p>7</text:p>
          </table:table-cell>
          <table:table-cell table:style-name="ce66" table:formula="of:=RANK([.H60];[.$C60:.$J60];1)" office:value-type="float" office:value="1" calcext:value-type="float">
            <text:p>1</text:p>
          </table:table-cell>
          <table:table-cell table:style-name="ce66" table:formula="of:=RANK([.I60];[.$C60:.$J60];1)" office:value-type="float" office:value="1" calcext:value-type="float">
            <text:p>1</text:p>
          </table:table-cell>
          <table:table-cell table:style-name="ce66" table:formula="of:=RANK([.J60];[.$C60:.$J60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4</text:p>
          </table:table-cell>
          <table:table-cell table:style-name="ce74" table:formula="of:=MAX(0;LOG10(([.$K60]+1)/2)-LOG10([.N60]))" office:value-type="float" office:value="0.397940008672038" calcext:value-type="float">
            <text:p>0,40</text:p>
          </table:table-cell>
          <table:table-cell table:style-name="ce74" table:formula="of:=MAX(0;LOG10(([.$K60]+1)/2)-LOG10([.O60]))" office:value-type="float" office:value="0.397940008672038" calcext:value-type="float">
            <text:p>0,40</text:p>
          </table:table-cell>
          <table:table-cell table:style-name="ce74" table:formula="of:=MAX(0;LOG10(([.$K60]+1)/2)-LOG10([.P60]))" office:value-type="float" office:value="0" calcext:value-type="float">
            <text:p>0,00</text:p>
          </table:table-cell>
          <table:table-cell table:style-name="ce74" table:formula="of:=MAX(0;LOG10(([.$K60]+1)/2)-LOG10([.Q60]))" office:value-type="float" office:value="0.397940008672038" calcext:value-type="float">
            <text:p>0,40</text:p>
          </table:table-cell>
          <table:table-cell table:style-name="ce74" table:formula="of:=MAX(0;LOG10(([.$K60]+1)/2)-LOG10([.R60]))" office:value-type="float" office:value="0" calcext:value-type="float">
            <text:p>0,00</text:p>
          </table:table-cell>
          <table:table-cell table:style-name="ce74" table:formula="of:=MAX(0;LOG10(([.$K60]+1)/2)-LOG10([.S60]))" office:value-type="float" office:value="0.397940008672038" calcext:value-type="float">
            <text:p>0,40</text:p>
          </table:table-cell>
          <table:table-cell table:style-name="ce74" table:formula="of:=MAX(0;LOG10(([.$K60]+1)/2)-LOG10([.T60]))" office:value-type="float" office:value="0.397940008672038" calcext:value-type="float">
            <text:p>0,40</text:p>
          </table:table-cell>
          <table:table-cell table:style-name="ce74" table:formula="of:=MAX(0;LOG10(([.$K60]+1)/2)-LOG10([.U60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5</text:p>
          </table:table-cell>
          <table:table-cell table:style-name="ce75" table:formula="of:=IF([$Results.C60]=&quot;MAX&quot;;[$Results.$L60];[$Results.C60])" office:value-type="float" office:value="950" calcext:value-type="float">
            <text:p>950</text:p>
          </table:table-cell>
          <table:table-cell table:style-name="ce75" table:formula="of:=IF([$Results.D60]=&quot;MAX&quot;;[$Results.$L60];[$Results.D60])" office:value-type="float" office:value="951" calcext:value-type="float">
            <text:p>951</text:p>
          </table:table-cell>
          <table:table-cell table:style-name="ce75" table:formula="of:=IF([$Results.E60]=&quot;MAX&quot;;[$Results.$L60];[$Results.E60])" office:value-type="float" office:value="1328" calcext:value-type="float">
            <text:p>1328</text:p>
          </table:table-cell>
          <table:table-cell table:style-name="ce75" table:formula="of:=IF([$Results.F60]=&quot;MAX&quot;;[$Results.$L60];[$Results.F60])" office:value-type="float" office:value="952" calcext:value-type="float">
            <text:p>952</text:p>
          </table:table-cell>
          <table:table-cell table:style-name="ce75" table:formula="of:=IF([$Results.G60]=&quot;MAX&quot;;[$Results.$L60];[$Results.G60])" office:value-type="float" office:value="1064" calcext:value-type="float">
            <text:p>1064</text:p>
          </table:table-cell>
          <table:table-cell table:style-name="ce75" table:formula="of:=IF([$Results.H60]=&quot;MAX&quot;;[$Results.$L60];[$Results.H60])" office:value-type="float" office:value="950" calcext:value-type="float">
            <text:p>950</text:p>
          </table:table-cell>
          <table:table-cell table:style-name="ce75" table:formula="of:=IF([$Results.I60]=&quot;MAX&quot;;[$Results.$L60];[$Results.I60])" office:value-type="float" office:value="950" calcext:value-type="float">
            <text:p>950</text:p>
          </table:table-cell>
          <table:table-cell table:style-name="ce75" table:formula="of:=IF([$Results.J60]=&quot;MAX&quot;;[$Results.$L60];[$Results.J60])" office:value-type="float" office:value="955" calcext:value-type="float">
            <text:p>955</text:p>
          </table:table-cell>
          <table:table-cell table:style-name="ce66" table:formula="of:=SUM(IF(FREQUENCY([.C61:.J61];[.C61:.J61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5</text:p>
          </table:table-cell>
          <table:table-cell table:style-name="ce66" table:formula="of:=RANK([.C61];[.$C61:.$J61];1)" office:value-type="float" office:value="1" calcext:value-type="float">
            <text:p>1</text:p>
          </table:table-cell>
          <table:table-cell table:style-name="ce66" table:formula="of:=RANK([.D61];[.$C61:.$J61];1)" office:value-type="float" office:value="4" calcext:value-type="float">
            <text:p>4</text:p>
          </table:table-cell>
          <table:table-cell table:style-name="ce66" table:formula="of:=RANK([.E61];[.$C61:.$J61];1)" office:value-type="float" office:value="8" calcext:value-type="float">
            <text:p>8</text:p>
          </table:table-cell>
          <table:table-cell table:style-name="ce66" table:formula="of:=RANK([.F61];[.$C61:.$J61];1)" office:value-type="float" office:value="5" calcext:value-type="float">
            <text:p>5</text:p>
          </table:table-cell>
          <table:table-cell table:style-name="ce66" table:formula="of:=RANK([.G61];[.$C61:.$J61];1)" office:value-type="float" office:value="7" calcext:value-type="float">
            <text:p>7</text:p>
          </table:table-cell>
          <table:table-cell table:style-name="ce66" table:formula="of:=RANK([.H61];[.$C61:.$J61];1)" office:value-type="float" office:value="1" calcext:value-type="float">
            <text:p>1</text:p>
          </table:table-cell>
          <table:table-cell table:style-name="ce66" table:formula="of:=RANK([.I61];[.$C61:.$J61];1)" office:value-type="float" office:value="1" calcext:value-type="float">
            <text:p>1</text:p>
          </table:table-cell>
          <table:table-cell table:style-name="ce66" table:formula="of:=RANK([.J61];[.$C61:.$J61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5</text:p>
          </table:table-cell>
          <table:table-cell table:style-name="ce74" table:formula="of:=MAX(0;LOG10(([.$K61]+1)/2)-LOG10([.N61]))" office:value-type="float" office:value="0.544068044350276" calcext:value-type="float">
            <text:p>0,54</text:p>
          </table:table-cell>
          <table:table-cell table:style-name="ce74" table:formula="of:=MAX(0;LOG10(([.$K61]+1)/2)-LOG10([.O61]))" office:value-type="float" office:value="0" calcext:value-type="float">
            <text:p>0,00</text:p>
          </table:table-cell>
          <table:table-cell table:style-name="ce74" table:formula="of:=MAX(0;LOG10(([.$K61]+1)/2)-LOG10([.P61]))" office:value-type="float" office:value="0" calcext:value-type="float">
            <text:p>0,00</text:p>
          </table:table-cell>
          <table:table-cell table:style-name="ce74" table:formula="of:=MAX(0;LOG10(([.$K61]+1)/2)-LOG10([.Q61]))" office:value-type="float" office:value="0" calcext:value-type="float">
            <text:p>0,00</text:p>
          </table:table-cell>
          <table:table-cell table:style-name="ce74" table:formula="of:=MAX(0;LOG10(([.$K61]+1)/2)-LOG10([.R61]))" office:value-type="float" office:value="0" calcext:value-type="float">
            <text:p>0,00</text:p>
          </table:table-cell>
          <table:table-cell table:style-name="ce74" table:formula="of:=MAX(0;LOG10(([.$K61]+1)/2)-LOG10([.S61]))" office:value-type="float" office:value="0.544068044350276" calcext:value-type="float">
            <text:p>0,54</text:p>
          </table:table-cell>
          <table:table-cell table:style-name="ce74" table:formula="of:=MAX(0;LOG10(([.$K61]+1)/2)-LOG10([.T61]))" office:value-type="float" office:value="0.544068044350276" calcext:value-type="float">
            <text:p>0,54</text:p>
          </table:table-cell>
          <table:table-cell table:style-name="ce74" table:formula="of:=MAX(0;LOG10(([.$K61]+1)/2)-LOG10([.U61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6</text:p>
          </table:table-cell>
          <table:table-cell table:style-name="ce75" table:formula="of:=IF([$Results.C61]=&quot;MAX&quot;;[$Results.$L61];[$Results.C61])" office:value-type="float" office:value="464" calcext:value-type="float">
            <text:p>464</text:p>
          </table:table-cell>
          <table:table-cell table:style-name="ce75" table:formula="of:=IF([$Results.D61]=&quot;MAX&quot;;[$Results.$L61];[$Results.D61])" office:value-type="float" office:value="464" calcext:value-type="float">
            <text:p>464</text:p>
          </table:table-cell>
          <table:table-cell table:style-name="ce75" table:formula="of:=IF([$Results.E61]=&quot;MAX&quot;;[$Results.$L61];[$Results.E61])" office:value-type="float" office:value="609" calcext:value-type="float">
            <text:p>609</text:p>
          </table:table-cell>
          <table:table-cell table:style-name="ce75" table:formula="of:=IF([$Results.F61]=&quot;MAX&quot;;[$Results.$L61];[$Results.F61])" office:value-type="float" office:value="464" calcext:value-type="float">
            <text:p>464</text:p>
          </table:table-cell>
          <table:table-cell table:style-name="ce75" table:formula="of:=IF([$Results.G61]=&quot;MAX&quot;;[$Results.$L61];[$Results.G61])" office:value-type="float" office:value="470" calcext:value-type="float">
            <text:p>470</text:p>
          </table:table-cell>
          <table:table-cell table:style-name="ce75" table:formula="of:=IF([$Results.H61]=&quot;MAX&quot;;[$Results.$L61];[$Results.H61])" office:value-type="float" office:value="464" calcext:value-type="float">
            <text:p>464</text:p>
          </table:table-cell>
          <table:table-cell table:style-name="ce75" table:formula="of:=IF([$Results.I61]=&quot;MAX&quot;;[$Results.$L61];[$Results.I61])" office:value-type="float" office:value="464" calcext:value-type="float">
            <text:p>464</text:p>
          </table:table-cell>
          <table:table-cell table:style-name="ce75" table:formula="of:=IF([$Results.J61]=&quot;MAX&quot;;[$Results.$L61];[$Results.J61])" office:value-type="float" office:value="464" calcext:value-type="float">
            <text:p>464</text:p>
          </table:table-cell>
          <table:table-cell table:style-name="ce66" table:formula="of:=SUM(IF(FREQUENCY([.C62:.J62];[.C62:.J62])&gt;0;1;0))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RW_26</text:p>
          </table:table-cell>
          <table:table-cell table:style-name="ce66" table:formula="of:=RANK([.C62];[.$C62:.$J62];1)" office:value-type="float" office:value="1" calcext:value-type="float">
            <text:p>1</text:p>
          </table:table-cell>
          <table:table-cell table:style-name="ce66" table:formula="of:=RANK([.D62];[.$C62:.$J62];1)" office:value-type="float" office:value="1" calcext:value-type="float">
            <text:p>1</text:p>
          </table:table-cell>
          <table:table-cell table:style-name="ce66" table:formula="of:=RANK([.E62];[.$C62:.$J62];1)" office:value-type="float" office:value="8" calcext:value-type="float">
            <text:p>8</text:p>
          </table:table-cell>
          <table:table-cell table:style-name="ce66" table:formula="of:=RANK([.F62];[.$C62:.$J62];1)" office:value-type="float" office:value="1" calcext:value-type="float">
            <text:p>1</text:p>
          </table:table-cell>
          <table:table-cell table:style-name="ce66" table:formula="of:=RANK([.G62];[.$C62:.$J62];1)" office:value-type="float" office:value="7" calcext:value-type="float">
            <text:p>7</text:p>
          </table:table-cell>
          <table:table-cell table:style-name="ce66" table:formula="of:=RANK([.H62];[.$C62:.$J62];1)" office:value-type="float" office:value="1" calcext:value-type="float">
            <text:p>1</text:p>
          </table:table-cell>
          <table:table-cell table:style-name="ce66" table:formula="of:=RANK([.I62];[.$C62:.$J62];1)" office:value-type="float" office:value="1" calcext:value-type="float">
            <text:p>1</text:p>
          </table:table-cell>
          <table:table-cell table:style-name="ce66" table:formula="of:=RANK([.J62];[.$C62:.$J62];1)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RW_26</text:p>
          </table:table-cell>
          <table:table-cell table:style-name="ce74" table:formula="of:=MAX(0;LOG10(([.$K62]+1)/2)-LOG10([.N62]))" office:value-type="float" office:value="0.301029995663981" calcext:value-type="float">
            <text:p>0,30</text:p>
          </table:table-cell>
          <table:table-cell table:style-name="ce74" table:formula="of:=MAX(0;LOG10(([.$K62]+1)/2)-LOG10([.O62]))" office:value-type="float" office:value="0.301029995663981" calcext:value-type="float">
            <text:p>0,30</text:p>
          </table:table-cell>
          <table:table-cell table:style-name="ce74" table:formula="of:=MAX(0;LOG10(([.$K62]+1)/2)-LOG10([.P62]))" office:value-type="float" office:value="0" calcext:value-type="float">
            <text:p>0,00</text:p>
          </table:table-cell>
          <table:table-cell table:style-name="ce74" table:formula="of:=MAX(0;LOG10(([.$K62]+1)/2)-LOG10([.Q62]))" office:value-type="float" office:value="0.301029995663981" calcext:value-type="float">
            <text:p>0,30</text:p>
          </table:table-cell>
          <table:table-cell table:style-name="ce74" table:formula="of:=MAX(0;LOG10(([.$K62]+1)/2)-LOG10([.R62]))" office:value-type="float" office:value="0" calcext:value-type="float">
            <text:p>0,00</text:p>
          </table:table-cell>
          <table:table-cell table:style-name="ce74" table:formula="of:=MAX(0;LOG10(([.$K62]+1)/2)-LOG10([.S62]))" office:value-type="float" office:value="0.301029995663981" calcext:value-type="float">
            <text:p>0,30</text:p>
          </table:table-cell>
          <table:table-cell table:style-name="ce74" table:formula="of:=MAX(0;LOG10(([.$K62]+1)/2)-LOG10([.T62]))" office:value-type="float" office:value="0.301029995663981" calcext:value-type="float">
            <text:p>0,30</text:p>
          </table:table-cell>
          <table:table-cell table:style-name="ce74" table:formula="of:=MAX(0;LOG10(([.$K62]+1)/2)-LOG10([.U62]))" office:value-type="float" office:value="0.301029995663981" calcext:value-type="float">
            <text:p>0,3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7</text:p>
          </table:table-cell>
          <table:table-cell table:style-name="ce75" table:formula="of:=IF([$Results.C62]=&quot;MAX&quot;;[$Results.$L62];[$Results.C62])" office:value-type="float" office:value="489" calcext:value-type="float">
            <text:p>489</text:p>
          </table:table-cell>
          <table:table-cell table:style-name="ce75" table:formula="of:=IF([$Results.D62]=&quot;MAX&quot;;[$Results.$L62];[$Results.D62])" office:value-type="float" office:value="489" calcext:value-type="float">
            <text:p>489</text:p>
          </table:table-cell>
          <table:table-cell table:style-name="ce75" table:formula="of:=IF([$Results.E62]=&quot;MAX&quot;;[$Results.$L62];[$Results.E62])" office:value-type="float" office:value="694" calcext:value-type="float">
            <text:p>694</text:p>
          </table:table-cell>
          <table:table-cell table:style-name="ce75" table:formula="of:=IF([$Results.F62]=&quot;MAX&quot;;[$Results.$L62];[$Results.F62])" office:value-type="float" office:value="489" calcext:value-type="float">
            <text:p>489</text:p>
          </table:table-cell>
          <table:table-cell table:style-name="ce75" table:formula="of:=IF([$Results.G62]=&quot;MAX&quot;;[$Results.$L62];[$Results.G62])" office:value-type="float" office:value="497" calcext:value-type="float">
            <text:p>497</text:p>
          </table:table-cell>
          <table:table-cell table:style-name="ce75" table:formula="of:=IF([$Results.H62]=&quot;MAX&quot;;[$Results.$L62];[$Results.H62])" office:value-type="float" office:value="489" calcext:value-type="float">
            <text:p>489</text:p>
          </table:table-cell>
          <table:table-cell table:style-name="ce75" table:formula="of:=IF([$Results.I62]=&quot;MAX&quot;;[$Results.$L62];[$Results.I62])" office:value-type="float" office:value="489" calcext:value-type="float">
            <text:p>489</text:p>
          </table:table-cell>
          <table:table-cell table:style-name="ce75" table:formula="of:=IF([$Results.J62]=&quot;MAX&quot;;[$Results.$L62];[$Results.J62])" office:value-type="float" office:value="490" calcext:value-type="float">
            <text:p>490</text:p>
          </table:table-cell>
          <table:table-cell table:style-name="ce66" table:formula="of:=SUM(IF(FREQUENCY([.C63:.J63];[.C63:.J63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7</text:p>
          </table:table-cell>
          <table:table-cell table:style-name="ce66" table:formula="of:=RANK([.C63];[.$C63:.$J63];1)" office:value-type="float" office:value="1" calcext:value-type="float">
            <text:p>1</text:p>
          </table:table-cell>
          <table:table-cell table:style-name="ce66" table:formula="of:=RANK([.D63];[.$C63:.$J63];1)" office:value-type="float" office:value="1" calcext:value-type="float">
            <text:p>1</text:p>
          </table:table-cell>
          <table:table-cell table:style-name="ce66" table:formula="of:=RANK([.E63];[.$C63:.$J63];1)" office:value-type="float" office:value="8" calcext:value-type="float">
            <text:p>8</text:p>
          </table:table-cell>
          <table:table-cell table:style-name="ce66" table:formula="of:=RANK([.F63];[.$C63:.$J63];1)" office:value-type="float" office:value="1" calcext:value-type="float">
            <text:p>1</text:p>
          </table:table-cell>
          <table:table-cell table:style-name="ce66" table:formula="of:=RANK([.G63];[.$C63:.$J63];1)" office:value-type="float" office:value="7" calcext:value-type="float">
            <text:p>7</text:p>
          </table:table-cell>
          <table:table-cell table:style-name="ce66" table:formula="of:=RANK([.H63];[.$C63:.$J63];1)" office:value-type="float" office:value="1" calcext:value-type="float">
            <text:p>1</text:p>
          </table:table-cell>
          <table:table-cell table:style-name="ce66" table:formula="of:=RANK([.I63];[.$C63:.$J63];1)" office:value-type="float" office:value="1" calcext:value-type="float">
            <text:p>1</text:p>
          </table:table-cell>
          <table:table-cell table:style-name="ce66" table:formula="of:=RANK([.J63];[.$C63:.$J63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7</text:p>
          </table:table-cell>
          <table:table-cell table:style-name="ce74" table:formula="of:=MAX(0;LOG10(([.$K63]+1)/2)-LOG10([.N63]))" office:value-type="float" office:value="0.397940008672038" calcext:value-type="float">
            <text:p>0,40</text:p>
          </table:table-cell>
          <table:table-cell table:style-name="ce74" table:formula="of:=MAX(0;LOG10(([.$K63]+1)/2)-LOG10([.O63]))" office:value-type="float" office:value="0.397940008672038" calcext:value-type="float">
            <text:p>0,40</text:p>
          </table:table-cell>
          <table:table-cell table:style-name="ce74" table:formula="of:=MAX(0;LOG10(([.$K63]+1)/2)-LOG10([.P63]))" office:value-type="float" office:value="0" calcext:value-type="float">
            <text:p>0,00</text:p>
          </table:table-cell>
          <table:table-cell table:style-name="ce74" table:formula="of:=MAX(0;LOG10(([.$K63]+1)/2)-LOG10([.Q63]))" office:value-type="float" office:value="0.397940008672038" calcext:value-type="float">
            <text:p>0,40</text:p>
          </table:table-cell>
          <table:table-cell table:style-name="ce74" table:formula="of:=MAX(0;LOG10(([.$K63]+1)/2)-LOG10([.R63]))" office:value-type="float" office:value="0" calcext:value-type="float">
            <text:p>0,00</text:p>
          </table:table-cell>
          <table:table-cell table:style-name="ce74" table:formula="of:=MAX(0;LOG10(([.$K63]+1)/2)-LOG10([.S63]))" office:value-type="float" office:value="0.397940008672038" calcext:value-type="float">
            <text:p>0,40</text:p>
          </table:table-cell>
          <table:table-cell table:style-name="ce74" table:formula="of:=MAX(0;LOG10(([.$K63]+1)/2)-LOG10([.T63]))" office:value-type="float" office:value="0.397940008672038" calcext:value-type="float">
            <text:p>0,40</text:p>
          </table:table-cell>
          <table:table-cell table:style-name="ce74" table:formula="of:=MAX(0;LOG10(([.$K63]+1)/2)-LOG10([.U63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8</text:p>
          </table:table-cell>
          <table:table-cell table:style-name="ce75" table:formula="of:=IF([$Results.C63]=&quot;MAX&quot;;[$Results.$L63];[$Results.C63])" office:value-type="float" office:value="648" calcext:value-type="float">
            <text:p>648</text:p>
          </table:table-cell>
          <table:table-cell table:style-name="ce75" table:formula="of:=IF([$Results.D63]=&quot;MAX&quot;;[$Results.$L63];[$Results.D63])" office:value-type="float" office:value="648" calcext:value-type="float">
            <text:p>648</text:p>
          </table:table-cell>
          <table:table-cell table:style-name="ce75" table:formula="of:=IF([$Results.E63]=&quot;MAX&quot;;[$Results.$L63];[$Results.E63])" office:value-type="float" office:value="881" calcext:value-type="float">
            <text:p>881</text:p>
          </table:table-cell>
          <table:table-cell table:style-name="ce75" table:formula="of:=IF([$Results.F63]=&quot;MAX&quot;;[$Results.$L63];[$Results.F63])" office:value-type="float" office:value="648" calcext:value-type="float">
            <text:p>648</text:p>
          </table:table-cell>
          <table:table-cell table:style-name="ce75" table:formula="of:=IF([$Results.G63]=&quot;MAX&quot;;[$Results.$L63];[$Results.G63])" office:value-type="float" office:value="656" calcext:value-type="float">
            <text:p>656</text:p>
          </table:table-cell>
          <table:table-cell table:style-name="ce75" table:formula="of:=IF([$Results.H63]=&quot;MAX&quot;;[$Results.$L63];[$Results.H63])" office:value-type="float" office:value="648" calcext:value-type="float">
            <text:p>648</text:p>
          </table:table-cell>
          <table:table-cell table:style-name="ce75" table:formula="of:=IF([$Results.I63]=&quot;MAX&quot;;[$Results.$L63];[$Results.I63])" office:value-type="float" office:value="648" calcext:value-type="float">
            <text:p>648</text:p>
          </table:table-cell>
          <table:table-cell table:style-name="ce75" table:formula="of:=IF([$Results.J63]=&quot;MAX&quot;;[$Results.$L63];[$Results.J63])" office:value-type="float" office:value="650" calcext:value-type="float">
            <text:p>650</text:p>
          </table:table-cell>
          <table:table-cell table:style-name="ce66" table:formula="of:=SUM(IF(FREQUENCY([.C64:.J64];[.C64:.J64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28</text:p>
          </table:table-cell>
          <table:table-cell table:style-name="ce66" table:formula="of:=RANK([.C64];[.$C64:.$J64];1)" office:value-type="float" office:value="1" calcext:value-type="float">
            <text:p>1</text:p>
          </table:table-cell>
          <table:table-cell table:style-name="ce66" table:formula="of:=RANK([.D64];[.$C64:.$J64];1)" office:value-type="float" office:value="1" calcext:value-type="float">
            <text:p>1</text:p>
          </table:table-cell>
          <table:table-cell table:style-name="ce66" table:formula="of:=RANK([.E64];[.$C64:.$J64];1)" office:value-type="float" office:value="8" calcext:value-type="float">
            <text:p>8</text:p>
          </table:table-cell>
          <table:table-cell table:style-name="ce66" table:formula="of:=RANK([.F64];[.$C64:.$J64];1)" office:value-type="float" office:value="1" calcext:value-type="float">
            <text:p>1</text:p>
          </table:table-cell>
          <table:table-cell table:style-name="ce66" table:formula="of:=RANK([.G64];[.$C64:.$J64];1)" office:value-type="float" office:value="7" calcext:value-type="float">
            <text:p>7</text:p>
          </table:table-cell>
          <table:table-cell table:style-name="ce66" table:formula="of:=RANK([.H64];[.$C64:.$J64];1)" office:value-type="float" office:value="1" calcext:value-type="float">
            <text:p>1</text:p>
          </table:table-cell>
          <table:table-cell table:style-name="ce66" table:formula="of:=RANK([.I64];[.$C64:.$J64];1)" office:value-type="float" office:value="1" calcext:value-type="float">
            <text:p>1</text:p>
          </table:table-cell>
          <table:table-cell table:style-name="ce66" table:formula="of:=RANK([.J64];[.$C64:.$J64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8</text:p>
          </table:table-cell>
          <table:table-cell table:style-name="ce74" table:formula="of:=MAX(0;LOG10(([.$K64]+1)/2)-LOG10([.N64]))" office:value-type="float" office:value="0.397940008672038" calcext:value-type="float">
            <text:p>0,40</text:p>
          </table:table-cell>
          <table:table-cell table:style-name="ce74" table:formula="of:=MAX(0;LOG10(([.$K64]+1)/2)-LOG10([.O64]))" office:value-type="float" office:value="0.397940008672038" calcext:value-type="float">
            <text:p>0,40</text:p>
          </table:table-cell>
          <table:table-cell table:style-name="ce74" table:formula="of:=MAX(0;LOG10(([.$K64]+1)/2)-LOG10([.P64]))" office:value-type="float" office:value="0" calcext:value-type="float">
            <text:p>0,00</text:p>
          </table:table-cell>
          <table:table-cell table:style-name="ce74" table:formula="of:=MAX(0;LOG10(([.$K64]+1)/2)-LOG10([.Q64]))" office:value-type="float" office:value="0.397940008672038" calcext:value-type="float">
            <text:p>0,40</text:p>
          </table:table-cell>
          <table:table-cell table:style-name="ce74" table:formula="of:=MAX(0;LOG10(([.$K64]+1)/2)-LOG10([.R64]))" office:value-type="float" office:value="0" calcext:value-type="float">
            <text:p>0,00</text:p>
          </table:table-cell>
          <table:table-cell table:style-name="ce74" table:formula="of:=MAX(0;LOG10(([.$K64]+1)/2)-LOG10([.S64]))" office:value-type="float" office:value="0.397940008672038" calcext:value-type="float">
            <text:p>0,40</text:p>
          </table:table-cell>
          <table:table-cell table:style-name="ce74" table:formula="of:=MAX(0;LOG10(([.$K64]+1)/2)-LOG10([.T64]))" office:value-type="float" office:value="0.397940008672038" calcext:value-type="float">
            <text:p>0,40</text:p>
          </table:table-cell>
          <table:table-cell table:style-name="ce74" table:formula="of:=MAX(0;LOG10(([.$K64]+1)/2)-LOG10([.U64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29</text:p>
          </table:table-cell>
          <table:table-cell table:style-name="ce75" table:formula="of:=IF([$Results.C64]=&quot;MAX&quot;;[$Results.$L64];[$Results.C64])" office:value-type="float" office:value="741" calcext:value-type="float">
            <text:p>741</text:p>
          </table:table-cell>
          <table:table-cell table:style-name="ce75" table:formula="of:=IF([$Results.D64]=&quot;MAX&quot;;[$Results.$L64];[$Results.D64])" office:value-type="float" office:value="741" calcext:value-type="float">
            <text:p>741</text:p>
          </table:table-cell>
          <table:table-cell table:style-name="ce75" table:formula="of:=IF([$Results.E64]=&quot;MAX&quot;;[$Results.$L64];[$Results.E64])" office:value-type="float" office:value="1021" calcext:value-type="float">
            <text:p>1021</text:p>
          </table:table-cell>
          <table:table-cell table:style-name="ce75" table:formula="of:=IF([$Results.F64]=&quot;MAX&quot;;[$Results.$L64];[$Results.F64])" office:value-type="float" office:value="743" calcext:value-type="float">
            <text:p>743</text:p>
          </table:table-cell>
          <table:table-cell table:style-name="ce75" table:formula="of:=IF([$Results.G64]=&quot;MAX&quot;;[$Results.$L64];[$Results.G64])" office:value-type="float" office:value="799" calcext:value-type="float">
            <text:p>799</text:p>
          </table:table-cell>
          <table:table-cell table:style-name="ce75" table:formula="of:=IF([$Results.H64]=&quot;MAX&quot;;[$Results.$L64];[$Results.H64])" office:value-type="float" office:value="741" calcext:value-type="float">
            <text:p>741</text:p>
          </table:table-cell>
          <table:table-cell table:style-name="ce75" table:formula="of:=IF([$Results.I64]=&quot;MAX&quot;;[$Results.$L64];[$Results.I64])" office:value-type="float" office:value="741" calcext:value-type="float">
            <text:p>741</text:p>
          </table:table-cell>
          <table:table-cell table:style-name="ce75" table:formula="of:=IF([$Results.J64]=&quot;MAX&quot;;[$Results.$L64];[$Results.J64])" office:value-type="float" office:value="744" calcext:value-type="float">
            <text:p>744</text:p>
          </table:table-cell>
          <table:table-cell table:style-name="ce66" table:formula="of:=SUM(IF(FREQUENCY([.C65:.J65];[.C65:.J65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29</text:p>
          </table:table-cell>
          <table:table-cell table:style-name="ce66" table:formula="of:=RANK([.C65];[.$C65:.$J65];1)" office:value-type="float" office:value="1" calcext:value-type="float">
            <text:p>1</text:p>
          </table:table-cell>
          <table:table-cell table:style-name="ce66" table:formula="of:=RANK([.D65];[.$C65:.$J65];1)" office:value-type="float" office:value="1" calcext:value-type="float">
            <text:p>1</text:p>
          </table:table-cell>
          <table:table-cell table:style-name="ce66" table:formula="of:=RANK([.E65];[.$C65:.$J65];1)" office:value-type="float" office:value="8" calcext:value-type="float">
            <text:p>8</text:p>
          </table:table-cell>
          <table:table-cell table:style-name="ce66" table:formula="of:=RANK([.F65];[.$C65:.$J65];1)" office:value-type="float" office:value="5" calcext:value-type="float">
            <text:p>5</text:p>
          </table:table-cell>
          <table:table-cell table:style-name="ce66" table:formula="of:=RANK([.G65];[.$C65:.$J65];1)" office:value-type="float" office:value="7" calcext:value-type="float">
            <text:p>7</text:p>
          </table:table-cell>
          <table:table-cell table:style-name="ce66" table:formula="of:=RANK([.H65];[.$C65:.$J65];1)" office:value-type="float" office:value="1" calcext:value-type="float">
            <text:p>1</text:p>
          </table:table-cell>
          <table:table-cell table:style-name="ce66" table:formula="of:=RANK([.I65];[.$C65:.$J65];1)" office:value-type="float" office:value="1" calcext:value-type="float">
            <text:p>1</text:p>
          </table:table-cell>
          <table:table-cell table:style-name="ce66" table:formula="of:=RANK([.J65];[.$C65:.$J65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29</text:p>
          </table:table-cell>
          <table:table-cell table:style-name="ce74" table:formula="of:=MAX(0;LOG10(([.$K65]+1)/2)-LOG10([.N65]))" office:value-type="float" office:value="0.477121254719662" calcext:value-type="float">
            <text:p>0,48</text:p>
          </table:table-cell>
          <table:table-cell table:style-name="ce74" table:formula="of:=MAX(0;LOG10(([.$K65]+1)/2)-LOG10([.O65]))" office:value-type="float" office:value="0.477121254719662" calcext:value-type="float">
            <text:p>0,48</text:p>
          </table:table-cell>
          <table:table-cell table:style-name="ce74" table:formula="of:=MAX(0;LOG10(([.$K65]+1)/2)-LOG10([.P65]))" office:value-type="float" office:value="0" calcext:value-type="float">
            <text:p>0,00</text:p>
          </table:table-cell>
          <table:table-cell table:style-name="ce74" table:formula="of:=MAX(0;LOG10(([.$K65]+1)/2)-LOG10([.Q65]))" office:value-type="float" office:value="0" calcext:value-type="float">
            <text:p>0,00</text:p>
          </table:table-cell>
          <table:table-cell table:style-name="ce74" table:formula="of:=MAX(0;LOG10(([.$K65]+1)/2)-LOG10([.R65]))" office:value-type="float" office:value="0" calcext:value-type="float">
            <text:p>0,00</text:p>
          </table:table-cell>
          <table:table-cell table:style-name="ce74" table:formula="of:=MAX(0;LOG10(([.$K65]+1)/2)-LOG10([.S65]))" office:value-type="float" office:value="0.477121254719662" calcext:value-type="float">
            <text:p>0,48</text:p>
          </table:table-cell>
          <table:table-cell table:style-name="ce74" table:formula="of:=MAX(0;LOG10(([.$K65]+1)/2)-LOG10([.T65]))" office:value-type="float" office:value="0.477121254719662" calcext:value-type="float">
            <text:p>0,48</text:p>
          </table:table-cell>
          <table:table-cell table:style-name="ce74" table:formula="of:=MAX(0;LOG10(([.$K65]+1)/2)-LOG10([.U65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30</text:p>
          </table:table-cell>
          <table:table-cell table:style-name="ce75" table:formula="of:=IF([$Results.C65]=&quot;MAX&quot;;[$Results.$L65];[$Results.C65])" office:value-type="float" office:value="1095" calcext:value-type="float">
            <text:p>1095</text:p>
          </table:table-cell>
          <table:table-cell table:style-name="ce75" table:formula="of:=IF([$Results.D65]=&quot;MAX&quot;;[$Results.$L65];[$Results.D65])" office:value-type="float" office:value="1096" calcext:value-type="float">
            <text:p>1096</text:p>
          </table:table-cell>
          <table:table-cell table:style-name="ce75" table:formula="of:=IF([$Results.E65]=&quot;MAX&quot;;[$Results.$L65];[$Results.E65])" office:value-type="float" office:value="1534" calcext:value-type="float">
            <text:p>1534</text:p>
          </table:table-cell>
          <table:table-cell table:style-name="ce75" table:formula="of:=IF([$Results.F65]=&quot;MAX&quot;;[$Results.$L65];[$Results.F65])" office:value-type="float" office:value="1096" calcext:value-type="float">
            <text:p>1096</text:p>
          </table:table-cell>
          <table:table-cell table:style-name="ce75" table:formula="of:=IF([$Results.G65]=&quot;MAX&quot;;[$Results.$L65];[$Results.G65])" office:value-type="float" office:value="1177" calcext:value-type="float">
            <text:p>1177</text:p>
          </table:table-cell>
          <table:table-cell table:style-name="ce75" table:formula="of:=IF([$Results.H65]=&quot;MAX&quot;;[$Results.$L65];[$Results.H65])" office:value-type="float" office:value="1095" calcext:value-type="float">
            <text:p>1095</text:p>
          </table:table-cell>
          <table:table-cell table:style-name="ce75" table:formula="of:=IF([$Results.I65]=&quot;MAX&quot;;[$Results.$L65];[$Results.I65])" office:value-type="float" office:value="1095" calcext:value-type="float">
            <text:p>1095</text:p>
          </table:table-cell>
          <table:table-cell table:style-name="ce75" table:formula="of:=IF([$Results.J65]=&quot;MAX&quot;;[$Results.$L65];[$Results.J65])" office:value-type="float" office:value="1098" calcext:value-type="float">
            <text:p>1098</text:p>
          </table:table-cell>
          <table:table-cell table:style-name="ce66" table:formula="of:=SUM(IF(FREQUENCY([.C66:.J66];[.C66:.J66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30</text:p>
          </table:table-cell>
          <table:table-cell table:style-name="ce66" table:formula="of:=RANK([.C66];[.$C66:.$J66];1)" office:value-type="float" office:value="1" calcext:value-type="float">
            <text:p>1</text:p>
          </table:table-cell>
          <table:table-cell table:style-name="ce66" table:formula="of:=RANK([.D66];[.$C66:.$J66];1)" office:value-type="float" office:value="4" calcext:value-type="float">
            <text:p>4</text:p>
          </table:table-cell>
          <table:table-cell table:style-name="ce66" table:formula="of:=RANK([.E66];[.$C66:.$J66];1)" office:value-type="float" office:value="8" calcext:value-type="float">
            <text:p>8</text:p>
          </table:table-cell>
          <table:table-cell table:style-name="ce66" table:formula="of:=RANK([.F66];[.$C66:.$J66];1)" office:value-type="float" office:value="4" calcext:value-type="float">
            <text:p>4</text:p>
          </table:table-cell>
          <table:table-cell table:style-name="ce66" table:formula="of:=RANK([.G66];[.$C66:.$J66];1)" office:value-type="float" office:value="7" calcext:value-type="float">
            <text:p>7</text:p>
          </table:table-cell>
          <table:table-cell table:style-name="ce66" table:formula="of:=RANK([.H66];[.$C66:.$J66];1)" office:value-type="float" office:value="1" calcext:value-type="float">
            <text:p>1</text:p>
          </table:table-cell>
          <table:table-cell table:style-name="ce66" table:formula="of:=RANK([.I66];[.$C66:.$J66];1)" office:value-type="float" office:value="1" calcext:value-type="float">
            <text:p>1</text:p>
          </table:table-cell>
          <table:table-cell table:style-name="ce66" table:formula="of:=RANK([.J66];[.$C66:.$J66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0</text:p>
          </table:table-cell>
          <table:table-cell table:style-name="ce74" table:formula="of:=MAX(0;LOG10(([.$K66]+1)/2)-LOG10([.N66]))" office:value-type="float" office:value="0.477121254719662" calcext:value-type="float">
            <text:p>0,48</text:p>
          </table:table-cell>
          <table:table-cell table:style-name="ce74" table:formula="of:=MAX(0;LOG10(([.$K66]+1)/2)-LOG10([.O66]))" office:value-type="float" office:value="0" calcext:value-type="float">
            <text:p>0,00</text:p>
          </table:table-cell>
          <table:table-cell table:style-name="ce74" table:formula="of:=MAX(0;LOG10(([.$K66]+1)/2)-LOG10([.P66]))" office:value-type="float" office:value="0" calcext:value-type="float">
            <text:p>0,00</text:p>
          </table:table-cell>
          <table:table-cell table:style-name="ce74" table:formula="of:=MAX(0;LOG10(([.$K66]+1)/2)-LOG10([.Q66]))" office:value-type="float" office:value="0" calcext:value-type="float">
            <text:p>0,00</text:p>
          </table:table-cell>
          <table:table-cell table:style-name="ce74" table:formula="of:=MAX(0;LOG10(([.$K66]+1)/2)-LOG10([.R66]))" office:value-type="float" office:value="0" calcext:value-type="float">
            <text:p>0,00</text:p>
          </table:table-cell>
          <table:table-cell table:style-name="ce74" table:formula="of:=MAX(0;LOG10(([.$K66]+1)/2)-LOG10([.S66]))" office:value-type="float" office:value="0.477121254719662" calcext:value-type="float">
            <text:p>0,48</text:p>
          </table:table-cell>
          <table:table-cell table:style-name="ce74" table:formula="of:=MAX(0;LOG10(([.$K66]+1)/2)-LOG10([.T66]))" office:value-type="float" office:value="0.477121254719662" calcext:value-type="float">
            <text:p>0,48</text:p>
          </table:table-cell>
          <table:table-cell table:style-name="ce74" table:formula="of:=MAX(0;LOG10(([.$K66]+1)/2)-LOG10([.U66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31</text:p>
          </table:table-cell>
          <table:table-cell table:style-name="ce75" table:formula="of:=IF([$Results.C66]=&quot;MAX&quot;;[$Results.$L66];[$Results.C66])" office:value-type="float" office:value="1198" calcext:value-type="float">
            <text:p>1198</text:p>
          </table:table-cell>
          <table:table-cell table:style-name="ce75" table:formula="of:=IF([$Results.D66]=&quot;MAX&quot;;[$Results.$L66];[$Results.D66])" office:value-type="float" office:value="1202" calcext:value-type="float">
            <text:p>1202</text:p>
          </table:table-cell>
          <table:table-cell table:style-name="ce75" table:formula="of:=IF([$Results.E66]=&quot;MAX&quot;;[$Results.$L66];[$Results.E66])" office:value-type="float" office:value="87248" calcext:value-type="float">
            <text:p>87248</text:p>
          </table:table-cell>
          <table:table-cell table:style-name="ce75" table:formula="of:=IF([$Results.F66]=&quot;MAX&quot;;[$Results.$L66];[$Results.F66])" office:value-type="float" office:value="1201" calcext:value-type="float">
            <text:p>1201</text:p>
          </table:table-cell>
          <table:table-cell table:style-name="ce75" table:formula="of:=IF([$Results.G66]=&quot;MAX&quot;;[$Results.$L66];[$Results.G66])" office:value-type="float" office:value="1401" calcext:value-type="float">
            <text:p>1401</text:p>
          </table:table-cell>
          <table:table-cell table:style-name="ce75" table:formula="of:=IF([$Results.H66]=&quot;MAX&quot;;[$Results.$L66];[$Results.H66])" office:value-type="float" office:value="1198" calcext:value-type="float">
            <text:p>1198</text:p>
          </table:table-cell>
          <table:table-cell table:style-name="ce75" table:formula="of:=IF([$Results.I66]=&quot;MAX&quot;;[$Results.$L66];[$Results.I66])" office:value-type="float" office:value="1198" calcext:value-type="float">
            <text:p>1198</text:p>
          </table:table-cell>
          <table:table-cell table:style-name="ce75" table:formula="of:=IF([$Results.J66]=&quot;MAX&quot;;[$Results.$L66];[$Results.J66])" office:value-type="float" office:value="1205" calcext:value-type="float">
            <text:p>1205</text:p>
          </table:table-cell>
          <table:table-cell table:style-name="ce66" table:formula="of:=SUM(IF(FREQUENCY([.C67:.J67];[.C67:.J67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1</text:p>
          </table:table-cell>
          <table:table-cell table:style-name="ce66" table:formula="of:=RANK([.C67];[.$C67:.$J67];1)" office:value-type="float" office:value="1" calcext:value-type="float">
            <text:p>1</text:p>
          </table:table-cell>
          <table:table-cell table:style-name="ce66" table:formula="of:=RANK([.D67];[.$C67:.$J67];1)" office:value-type="float" office:value="5" calcext:value-type="float">
            <text:p>5</text:p>
          </table:table-cell>
          <table:table-cell table:style-name="ce66" table:formula="of:=RANK([.E67];[.$C67:.$J67];1)" office:value-type="float" office:value="8" calcext:value-type="float">
            <text:p>8</text:p>
          </table:table-cell>
          <table:table-cell table:style-name="ce66" table:formula="of:=RANK([.F67];[.$C67:.$J67];1)" office:value-type="float" office:value="4" calcext:value-type="float">
            <text:p>4</text:p>
          </table:table-cell>
          <table:table-cell table:style-name="ce66" table:formula="of:=RANK([.G67];[.$C67:.$J67];1)" office:value-type="float" office:value="7" calcext:value-type="float">
            <text:p>7</text:p>
          </table:table-cell>
          <table:table-cell table:style-name="ce66" table:formula="of:=RANK([.H67];[.$C67:.$J67];1)" office:value-type="float" office:value="1" calcext:value-type="float">
            <text:p>1</text:p>
          </table:table-cell>
          <table:table-cell table:style-name="ce66" table:formula="of:=RANK([.I67];[.$C67:.$J67];1)" office:value-type="float" office:value="1" calcext:value-type="float">
            <text:p>1</text:p>
          </table:table-cell>
          <table:table-cell table:style-name="ce66" table:formula="of:=RANK([.J67];[.$C67:.$J67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1</text:p>
          </table:table-cell>
          <table:table-cell table:style-name="ce74" table:formula="of:=MAX(0;LOG10(([.$K67]+1)/2)-LOG10([.N67]))" office:value-type="float" office:value="0.544068044350276" calcext:value-type="float">
            <text:p>0,54</text:p>
          </table:table-cell>
          <table:table-cell table:style-name="ce74" table:formula="of:=MAX(0;LOG10(([.$K67]+1)/2)-LOG10([.O67]))" office:value-type="float" office:value="0" calcext:value-type="float">
            <text:p>0,00</text:p>
          </table:table-cell>
          <table:table-cell table:style-name="ce74" table:formula="of:=MAX(0;LOG10(([.$K67]+1)/2)-LOG10([.P67]))" office:value-type="float" office:value="0" calcext:value-type="float">
            <text:p>0,00</text:p>
          </table:table-cell>
          <table:table-cell table:style-name="ce74" table:formula="of:=MAX(0;LOG10(([.$K67]+1)/2)-LOG10([.Q67]))" office:value-type="float" office:value="0" calcext:value-type="float">
            <text:p>0,00</text:p>
          </table:table-cell>
          <table:table-cell table:style-name="ce74" table:formula="of:=MAX(0;LOG10(([.$K67]+1)/2)-LOG10([.R67]))" office:value-type="float" office:value="0" calcext:value-type="float">
            <text:p>0,00</text:p>
          </table:table-cell>
          <table:table-cell table:style-name="ce74" table:formula="of:=MAX(0;LOG10(([.$K67]+1)/2)-LOG10([.S67]))" office:value-type="float" office:value="0.544068044350276" calcext:value-type="float">
            <text:p>0,54</text:p>
          </table:table-cell>
          <table:table-cell table:style-name="ce74" table:formula="of:=MAX(0;LOG10(([.$K67]+1)/2)-LOG10([.T67]))" office:value-type="float" office:value="0.544068044350276" calcext:value-type="float">
            <text:p>0,54</text:p>
          </table:table-cell>
          <table:table-cell table:style-name="ce74" table:formula="of:=MAX(0;LOG10(([.$K67]+1)/2)-LOG10([.U67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32</text:p>
          </table:table-cell>
          <table:table-cell table:style-name="ce75" table:formula="of:=IF([$Results.C67]=&quot;MAX&quot;;[$Results.$L67];[$Results.C67])" office:value-type="float" office:value="651" calcext:value-type="float">
            <text:p>651</text:p>
          </table:table-cell>
          <table:table-cell table:style-name="ce75" table:formula="of:=IF([$Results.D67]=&quot;MAX&quot;;[$Results.$L67];[$Results.D67])" office:value-type="float" office:value="651" calcext:value-type="float">
            <text:p>651</text:p>
          </table:table-cell>
          <table:table-cell table:style-name="ce75" table:formula="of:=IF([$Results.E67]=&quot;MAX&quot;;[$Results.$L67];[$Results.E67])" office:value-type="float" office:value="876" calcext:value-type="float">
            <text:p>876</text:p>
          </table:table-cell>
          <table:table-cell table:style-name="ce75" table:formula="of:=IF([$Results.F67]=&quot;MAX&quot;;[$Results.$L67];[$Results.F67])" office:value-type="float" office:value="651" calcext:value-type="float">
            <text:p>651</text:p>
          </table:table-cell>
          <table:table-cell table:style-name="ce75" table:formula="of:=IF([$Results.G67]=&quot;MAX&quot;;[$Results.$L67];[$Results.G67])" office:value-type="float" office:value="657" calcext:value-type="float">
            <text:p>657</text:p>
          </table:table-cell>
          <table:table-cell table:style-name="ce75" table:formula="of:=IF([$Results.H67]=&quot;MAX&quot;;[$Results.$L67];[$Results.H67])" office:value-type="float" office:value="651" calcext:value-type="float">
            <text:p>651</text:p>
          </table:table-cell>
          <table:table-cell table:style-name="ce75" table:formula="of:=IF([$Results.I67]=&quot;MAX&quot;;[$Results.$L67];[$Results.I67])" office:value-type="float" office:value="651" calcext:value-type="float">
            <text:p>651</text:p>
          </table:table-cell>
          <table:table-cell table:style-name="ce75" table:formula="of:=IF([$Results.J67]=&quot;MAX&quot;;[$Results.$L67];[$Results.J67])" office:value-type="float" office:value="652" calcext:value-type="float">
            <text:p>652</text:p>
          </table:table-cell>
          <table:table-cell table:style-name="ce66" table:formula="of:=SUM(IF(FREQUENCY([.C68:.J68];[.C68:.J68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2</text:p>
          </table:table-cell>
          <table:table-cell table:style-name="ce66" table:formula="of:=RANK([.C68];[.$C68:.$J68];1)" office:value-type="float" office:value="1" calcext:value-type="float">
            <text:p>1</text:p>
          </table:table-cell>
          <table:table-cell table:style-name="ce66" table:formula="of:=RANK([.D68];[.$C68:.$J68];1)" office:value-type="float" office:value="1" calcext:value-type="float">
            <text:p>1</text:p>
          </table:table-cell>
          <table:table-cell table:style-name="ce66" table:formula="of:=RANK([.E68];[.$C68:.$J68];1)" office:value-type="float" office:value="8" calcext:value-type="float">
            <text:p>8</text:p>
          </table:table-cell>
          <table:table-cell table:style-name="ce66" table:formula="of:=RANK([.F68];[.$C68:.$J68];1)" office:value-type="float" office:value="1" calcext:value-type="float">
            <text:p>1</text:p>
          </table:table-cell>
          <table:table-cell table:style-name="ce66" table:formula="of:=RANK([.G68];[.$C68:.$J68];1)" office:value-type="float" office:value="7" calcext:value-type="float">
            <text:p>7</text:p>
          </table:table-cell>
          <table:table-cell table:style-name="ce66" table:formula="of:=RANK([.H68];[.$C68:.$J68];1)" office:value-type="float" office:value="1" calcext:value-type="float">
            <text:p>1</text:p>
          </table:table-cell>
          <table:table-cell table:style-name="ce66" table:formula="of:=RANK([.I68];[.$C68:.$J68];1)" office:value-type="float" office:value="1" calcext:value-type="float">
            <text:p>1</text:p>
          </table:table-cell>
          <table:table-cell table:style-name="ce66" table:formula="of:=RANK([.J68];[.$C68:.$J68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2</text:p>
          </table:table-cell>
          <table:table-cell table:style-name="ce74" table:formula="of:=MAX(0;LOG10(([.$K68]+1)/2)-LOG10([.N68]))" office:value-type="float" office:value="0.397940008672038" calcext:value-type="float">
            <text:p>0,40</text:p>
          </table:table-cell>
          <table:table-cell table:style-name="ce74" table:formula="of:=MAX(0;LOG10(([.$K68]+1)/2)-LOG10([.O68]))" office:value-type="float" office:value="0.397940008672038" calcext:value-type="float">
            <text:p>0,40</text:p>
          </table:table-cell>
          <table:table-cell table:style-name="ce74" table:formula="of:=MAX(0;LOG10(([.$K68]+1)/2)-LOG10([.P68]))" office:value-type="float" office:value="0" calcext:value-type="float">
            <text:p>0,00</text:p>
          </table:table-cell>
          <table:table-cell table:style-name="ce74" table:formula="of:=MAX(0;LOG10(([.$K68]+1)/2)-LOG10([.Q68]))" office:value-type="float" office:value="0.397940008672038" calcext:value-type="float">
            <text:p>0,40</text:p>
          </table:table-cell>
          <table:table-cell table:style-name="ce74" table:formula="of:=MAX(0;LOG10(([.$K68]+1)/2)-LOG10([.R68]))" office:value-type="float" office:value="0" calcext:value-type="float">
            <text:p>0,00</text:p>
          </table:table-cell>
          <table:table-cell table:style-name="ce74" table:formula="of:=MAX(0;LOG10(([.$K68]+1)/2)-LOG10([.S68]))" office:value-type="float" office:value="0.397940008672038" calcext:value-type="float">
            <text:p>0,40</text:p>
          </table:table-cell>
          <table:table-cell table:style-name="ce74" table:formula="of:=MAX(0;LOG10(([.$K68]+1)/2)-LOG10([.T68]))" office:value-type="float" office:value="0.397940008672038" calcext:value-type="float">
            <text:p>0,40</text:p>
          </table:table-cell>
          <table:table-cell table:style-name="ce74" table:formula="of:=MAX(0;LOG10(([.$K68]+1)/2)-LOG10([.U68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33</text:p>
          </table:table-cell>
          <table:table-cell table:style-name="ce75" table:formula="of:=IF([$Results.C68]=&quot;MAX&quot;;[$Results.$L68];[$Results.C68])" office:value-type="float" office:value="719" calcext:value-type="float">
            <text:p>719</text:p>
          </table:table-cell>
          <table:table-cell table:style-name="ce75" table:formula="of:=IF([$Results.D68]=&quot;MAX&quot;;[$Results.$L68];[$Results.D68])" office:value-type="float" office:value="720" calcext:value-type="float">
            <text:p>720</text:p>
          </table:table-cell>
          <table:table-cell table:style-name="ce75" table:formula="of:=IF([$Results.E68]=&quot;MAX&quot;;[$Results.$L68];[$Results.E68])" office:value-type="float" office:value="1019" calcext:value-type="float">
            <text:p>1019</text:p>
          </table:table-cell>
          <table:table-cell table:style-name="ce75" table:formula="of:=IF([$Results.F68]=&quot;MAX&quot;;[$Results.$L68];[$Results.F68])" office:value-type="float" office:value="721" calcext:value-type="float">
            <text:p>721</text:p>
          </table:table-cell>
          <table:table-cell table:style-name="ce75" table:formula="of:=IF([$Results.G68]=&quot;MAX&quot;;[$Results.$L68];[$Results.G68])" office:value-type="float" office:value="791" calcext:value-type="float">
            <text:p>791</text:p>
          </table:table-cell>
          <table:table-cell table:style-name="ce75" table:formula="of:=IF([$Results.H68]=&quot;MAX&quot;;[$Results.$L68];[$Results.H68])" office:value-type="float" office:value="719" calcext:value-type="float">
            <text:p>719</text:p>
          </table:table-cell>
          <table:table-cell table:style-name="ce75" table:formula="of:=IF([$Results.I68]=&quot;MAX&quot;;[$Results.$L68];[$Results.I68])" office:value-type="float" office:value="719" calcext:value-type="float">
            <text:p>719</text:p>
          </table:table-cell>
          <table:table-cell table:style-name="ce75" table:formula="of:=IF([$Results.J68]=&quot;MAX&quot;;[$Results.$L68];[$Results.J68])" office:value-type="float" office:value="724" calcext:value-type="float">
            <text:p>724</text:p>
          </table:table-cell>
          <table:table-cell table:style-name="ce66" table:formula="of:=SUM(IF(FREQUENCY([.C69:.J69];[.C69:.J69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3</text:p>
          </table:table-cell>
          <table:table-cell table:style-name="ce66" table:formula="of:=RANK([.C69];[.$C69:.$J69];1)" office:value-type="float" office:value="1" calcext:value-type="float">
            <text:p>1</text:p>
          </table:table-cell>
          <table:table-cell table:style-name="ce66" table:formula="of:=RANK([.D69];[.$C69:.$J69];1)" office:value-type="float" office:value="4" calcext:value-type="float">
            <text:p>4</text:p>
          </table:table-cell>
          <table:table-cell table:style-name="ce66" table:formula="of:=RANK([.E69];[.$C69:.$J69];1)" office:value-type="float" office:value="8" calcext:value-type="float">
            <text:p>8</text:p>
          </table:table-cell>
          <table:table-cell table:style-name="ce66" table:formula="of:=RANK([.F69];[.$C69:.$J69];1)" office:value-type="float" office:value="5" calcext:value-type="float">
            <text:p>5</text:p>
          </table:table-cell>
          <table:table-cell table:style-name="ce66" table:formula="of:=RANK([.G69];[.$C69:.$J69];1)" office:value-type="float" office:value="7" calcext:value-type="float">
            <text:p>7</text:p>
          </table:table-cell>
          <table:table-cell table:style-name="ce66" table:formula="of:=RANK([.H69];[.$C69:.$J69];1)" office:value-type="float" office:value="1" calcext:value-type="float">
            <text:p>1</text:p>
          </table:table-cell>
          <table:table-cell table:style-name="ce66" table:formula="of:=RANK([.I69];[.$C69:.$J69];1)" office:value-type="float" office:value="1" calcext:value-type="float">
            <text:p>1</text:p>
          </table:table-cell>
          <table:table-cell table:style-name="ce66" table:formula="of:=RANK([.J69];[.$C69:.$J69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3</text:p>
          </table:table-cell>
          <table:table-cell table:style-name="ce74" table:formula="of:=MAX(0;LOG10(([.$K69]+1)/2)-LOG10([.N69]))" office:value-type="float" office:value="0.544068044350276" calcext:value-type="float">
            <text:p>0,54</text:p>
          </table:table-cell>
          <table:table-cell table:style-name="ce74" table:formula="of:=MAX(0;LOG10(([.$K69]+1)/2)-LOG10([.O69]))" office:value-type="float" office:value="0" calcext:value-type="float">
            <text:p>0,00</text:p>
          </table:table-cell>
          <table:table-cell table:style-name="ce74" table:formula="of:=MAX(0;LOG10(([.$K69]+1)/2)-LOG10([.P69]))" office:value-type="float" office:value="0" calcext:value-type="float">
            <text:p>0,00</text:p>
          </table:table-cell>
          <table:table-cell table:style-name="ce74" table:formula="of:=MAX(0;LOG10(([.$K69]+1)/2)-LOG10([.Q69]))" office:value-type="float" office:value="0" calcext:value-type="float">
            <text:p>0,00</text:p>
          </table:table-cell>
          <table:table-cell table:style-name="ce74" table:formula="of:=MAX(0;LOG10(([.$K69]+1)/2)-LOG10([.R69]))" office:value-type="float" office:value="0" calcext:value-type="float">
            <text:p>0,00</text:p>
          </table:table-cell>
          <table:table-cell table:style-name="ce74" table:formula="of:=MAX(0;LOG10(([.$K69]+1)/2)-LOG10([.S69]))" office:value-type="float" office:value="0.544068044350276" calcext:value-type="float">
            <text:p>0,54</text:p>
          </table:table-cell>
          <table:table-cell table:style-name="ce74" table:formula="of:=MAX(0;LOG10(([.$K69]+1)/2)-LOG10([.T69]))" office:value-type="float" office:value="0.544068044350276" calcext:value-type="float">
            <text:p>0,54</text:p>
          </table:table-cell>
          <table:table-cell table:style-name="ce74" table:formula="of:=MAX(0;LOG10(([.$K69]+1)/2)-LOG10([.U69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34</text:p>
          </table:table-cell>
          <table:table-cell table:style-name="ce75" table:formula="of:=IF([$Results.C69]=&quot;MAX&quot;;[$Results.$L69];[$Results.C69])" office:value-type="float" office:value="609" calcext:value-type="float">
            <text:p>609</text:p>
          </table:table-cell>
          <table:table-cell table:style-name="ce75" table:formula="of:=IF([$Results.D69]=&quot;MAX&quot;;[$Results.$L69];[$Results.D69])" office:value-type="float" office:value="609" calcext:value-type="float">
            <text:p>609</text:p>
          </table:table-cell>
          <table:table-cell table:style-name="ce75" table:formula="of:=IF([$Results.E69]=&quot;MAX&quot;;[$Results.$L69];[$Results.E69])" office:value-type="float" office:value="841" calcext:value-type="float">
            <text:p>841</text:p>
          </table:table-cell>
          <table:table-cell table:style-name="ce75" table:formula="of:=IF([$Results.F69]=&quot;MAX&quot;;[$Results.$L69];[$Results.F69])" office:value-type="float" office:value="611" calcext:value-type="float">
            <text:p>611</text:p>
          </table:table-cell>
          <table:table-cell table:style-name="ce75" table:formula="of:=IF([$Results.G69]=&quot;MAX&quot;;[$Results.$L69];[$Results.G69])" office:value-type="float" office:value="618" calcext:value-type="float">
            <text:p>618</text:p>
          </table:table-cell>
          <table:table-cell table:style-name="ce75" table:formula="of:=IF([$Results.H69]=&quot;MAX&quot;;[$Results.$L69];[$Results.H69])" office:value-type="float" office:value="609" calcext:value-type="float">
            <text:p>609</text:p>
          </table:table-cell>
          <table:table-cell table:style-name="ce75" table:formula="of:=IF([$Results.I69]=&quot;MAX&quot;;[$Results.$L69];[$Results.I69])" office:value-type="float" office:value="609" calcext:value-type="float">
            <text:p>609</text:p>
          </table:table-cell>
          <table:table-cell table:style-name="ce75" table:formula="of:=IF([$Results.J69]=&quot;MAX&quot;;[$Results.$L69];[$Results.J69])" office:value-type="float" office:value="612" calcext:value-type="float">
            <text:p>612</text:p>
          </table:table-cell>
          <table:table-cell table:style-name="ce66" table:formula="of:=SUM(IF(FREQUENCY([.C70:.J70];[.C70:.J70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34</text:p>
          </table:table-cell>
          <table:table-cell table:style-name="ce66" table:formula="of:=RANK([.C70];[.$C70:.$J70];1)" office:value-type="float" office:value="1" calcext:value-type="float">
            <text:p>1</text:p>
          </table:table-cell>
          <table:table-cell table:style-name="ce66" table:formula="of:=RANK([.D70];[.$C70:.$J70];1)" office:value-type="float" office:value="1" calcext:value-type="float">
            <text:p>1</text:p>
          </table:table-cell>
          <table:table-cell table:style-name="ce66" table:formula="of:=RANK([.E70];[.$C70:.$J70];1)" office:value-type="float" office:value="8" calcext:value-type="float">
            <text:p>8</text:p>
          </table:table-cell>
          <table:table-cell table:style-name="ce66" table:formula="of:=RANK([.F70];[.$C70:.$J70];1)" office:value-type="float" office:value="5" calcext:value-type="float">
            <text:p>5</text:p>
          </table:table-cell>
          <table:table-cell table:style-name="ce66" table:formula="of:=RANK([.G70];[.$C70:.$J70];1)" office:value-type="float" office:value="7" calcext:value-type="float">
            <text:p>7</text:p>
          </table:table-cell>
          <table:table-cell table:style-name="ce66" table:formula="of:=RANK([.H70];[.$C70:.$J70];1)" office:value-type="float" office:value="1" calcext:value-type="float">
            <text:p>1</text:p>
          </table:table-cell>
          <table:table-cell table:style-name="ce66" table:formula="of:=RANK([.I70];[.$C70:.$J70];1)" office:value-type="float" office:value="1" calcext:value-type="float">
            <text:p>1</text:p>
          </table:table-cell>
          <table:table-cell table:style-name="ce66" table:formula="of:=RANK([.J70];[.$C70:.$J70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4</text:p>
          </table:table-cell>
          <table:table-cell table:style-name="ce74" table:formula="of:=MAX(0;LOG10(([.$K70]+1)/2)-LOG10([.N70]))" office:value-type="float" office:value="0.477121254719662" calcext:value-type="float">
            <text:p>0,48</text:p>
          </table:table-cell>
          <table:table-cell table:style-name="ce74" table:formula="of:=MAX(0;LOG10(([.$K70]+1)/2)-LOG10([.O70]))" office:value-type="float" office:value="0.477121254719662" calcext:value-type="float">
            <text:p>0,48</text:p>
          </table:table-cell>
          <table:table-cell table:style-name="ce74" table:formula="of:=MAX(0;LOG10(([.$K70]+1)/2)-LOG10([.P70]))" office:value-type="float" office:value="0" calcext:value-type="float">
            <text:p>0,00</text:p>
          </table:table-cell>
          <table:table-cell table:style-name="ce74" table:formula="of:=MAX(0;LOG10(([.$K70]+1)/2)-LOG10([.Q70]))" office:value-type="float" office:value="0" calcext:value-type="float">
            <text:p>0,00</text:p>
          </table:table-cell>
          <table:table-cell table:style-name="ce74" table:formula="of:=MAX(0;LOG10(([.$K70]+1)/2)-LOG10([.R70]))" office:value-type="float" office:value="0" calcext:value-type="float">
            <text:p>0,00</text:p>
          </table:table-cell>
          <table:table-cell table:style-name="ce74" table:formula="of:=MAX(0;LOG10(([.$K70]+1)/2)-LOG10([.S70]))" office:value-type="float" office:value="0.477121254719662" calcext:value-type="float">
            <text:p>0,48</text:p>
          </table:table-cell>
          <table:table-cell table:style-name="ce74" table:formula="of:=MAX(0;LOG10(([.$K70]+1)/2)-LOG10([.T70]))" office:value-type="float" office:value="0.477121254719662" calcext:value-type="float">
            <text:p>0,48</text:p>
          </table:table-cell>
          <table:table-cell table:style-name="ce74" table:formula="of:=MAX(0;LOG10(([.$K70]+1)/2)-LOG10([.U70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35</text:p>
          </table:table-cell>
          <table:table-cell table:style-name="ce75" table:formula="of:=IF([$Results.C70]=&quot;MAX&quot;;[$Results.$L70];[$Results.C70])" office:value-type="float" office:value="668" calcext:value-type="float">
            <text:p>668</text:p>
          </table:table-cell>
          <table:table-cell table:style-name="ce75" table:formula="of:=IF([$Results.D70]=&quot;MAX&quot;;[$Results.$L70];[$Results.D70])" office:value-type="float" office:value="669" calcext:value-type="float">
            <text:p>669</text:p>
          </table:table-cell>
          <table:table-cell table:style-name="ce75" table:formula="of:=IF([$Results.E70]=&quot;MAX&quot;;[$Results.$L70];[$Results.E70])" office:value-type="float" office:value="931" calcext:value-type="float">
            <text:p>931</text:p>
          </table:table-cell>
          <table:table-cell table:style-name="ce75" table:formula="of:=IF([$Results.F70]=&quot;MAX&quot;;[$Results.$L70];[$Results.F70])" office:value-type="float" office:value="670" calcext:value-type="float">
            <text:p>670</text:p>
          </table:table-cell>
          <table:table-cell table:style-name="ce75" table:formula="of:=IF([$Results.G70]=&quot;MAX&quot;;[$Results.$L70];[$Results.G70])" office:value-type="float" office:value="710" calcext:value-type="float">
            <text:p>710</text:p>
          </table:table-cell>
          <table:table-cell table:style-name="ce75" table:formula="of:=IF([$Results.H70]=&quot;MAX&quot;;[$Results.$L70];[$Results.H70])" office:value-type="float" office:value="668" calcext:value-type="float">
            <text:p>668</text:p>
          </table:table-cell>
          <table:table-cell table:style-name="ce75" table:formula="of:=IF([$Results.I70]=&quot;MAX&quot;;[$Results.$L70];[$Results.I70])" office:value-type="float" office:value="668" calcext:value-type="float">
            <text:p>668</text:p>
          </table:table-cell>
          <table:table-cell table:style-name="ce75" table:formula="of:=IF([$Results.J70]=&quot;MAX&quot;;[$Results.$L70];[$Results.J70])" office:value-type="float" office:value="672" calcext:value-type="float">
            <text:p>672</text:p>
          </table:table-cell>
          <table:table-cell table:style-name="ce66" table:formula="of:=SUM(IF(FREQUENCY([.C71:.J71];[.C71:.J71])&gt;0;1;0)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5</text:p>
          </table:table-cell>
          <table:table-cell table:style-name="ce66" table:formula="of:=RANK([.C71];[.$C71:.$J71];1)" office:value-type="float" office:value="1" calcext:value-type="float">
            <text:p>1</text:p>
          </table:table-cell>
          <table:table-cell table:style-name="ce66" table:formula="of:=RANK([.D71];[.$C71:.$J71];1)" office:value-type="float" office:value="4" calcext:value-type="float">
            <text:p>4</text:p>
          </table:table-cell>
          <table:table-cell table:style-name="ce66" table:formula="of:=RANK([.E71];[.$C71:.$J71];1)" office:value-type="float" office:value="8" calcext:value-type="float">
            <text:p>8</text:p>
          </table:table-cell>
          <table:table-cell table:style-name="ce66" table:formula="of:=RANK([.F71];[.$C71:.$J71];1)" office:value-type="float" office:value="5" calcext:value-type="float">
            <text:p>5</text:p>
          </table:table-cell>
          <table:table-cell table:style-name="ce66" table:formula="of:=RANK([.G71];[.$C71:.$J71];1)" office:value-type="float" office:value="7" calcext:value-type="float">
            <text:p>7</text:p>
          </table:table-cell>
          <table:table-cell table:style-name="ce66" table:formula="of:=RANK([.H71];[.$C71:.$J71];1)" office:value-type="float" office:value="1" calcext:value-type="float">
            <text:p>1</text:p>
          </table:table-cell>
          <table:table-cell table:style-name="ce66" table:formula="of:=RANK([.I71];[.$C71:.$J71];1)" office:value-type="float" office:value="1" calcext:value-type="float">
            <text:p>1</text:p>
          </table:table-cell>
          <table:table-cell table:style-name="ce66" table:formula="of:=RANK([.J71];[.$C71:.$J71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5</text:p>
          </table:table-cell>
          <table:table-cell table:style-name="ce74" table:formula="of:=MAX(0;LOG10(([.$K71]+1)/2)-LOG10([.N71]))" office:value-type="float" office:value="0.544068044350276" calcext:value-type="float">
            <text:p>0,54</text:p>
          </table:table-cell>
          <table:table-cell table:style-name="ce74" table:formula="of:=MAX(0;LOG10(([.$K71]+1)/2)-LOG10([.O71]))" office:value-type="float" office:value="0" calcext:value-type="float">
            <text:p>0,00</text:p>
          </table:table-cell>
          <table:table-cell table:style-name="ce74" table:formula="of:=MAX(0;LOG10(([.$K71]+1)/2)-LOG10([.P71]))" office:value-type="float" office:value="0" calcext:value-type="float">
            <text:p>0,00</text:p>
          </table:table-cell>
          <table:table-cell table:style-name="ce74" table:formula="of:=MAX(0;LOG10(([.$K71]+1)/2)-LOG10([.Q71]))" office:value-type="float" office:value="0" calcext:value-type="float">
            <text:p>0,00</text:p>
          </table:table-cell>
          <table:table-cell table:style-name="ce74" table:formula="of:=MAX(0;LOG10(([.$K71]+1)/2)-LOG10([.R71]))" office:value-type="float" office:value="0" calcext:value-type="float">
            <text:p>0,00</text:p>
          </table:table-cell>
          <table:table-cell table:style-name="ce74" table:formula="of:=MAX(0;LOG10(([.$K71]+1)/2)-LOG10([.S71]))" office:value-type="float" office:value="0.544068044350276" calcext:value-type="float">
            <text:p>0,54</text:p>
          </table:table-cell>
          <table:table-cell table:style-name="ce74" table:formula="of:=MAX(0;LOG10(([.$K71]+1)/2)-LOG10([.T71]))" office:value-type="float" office:value="0.544068044350276" calcext:value-type="float">
            <text:p>0,54</text:p>
          </table:table-cell>
          <table:table-cell table:style-name="ce74" table:formula="of:=MAX(0;LOG10(([.$K71]+1)/2)-LOG10([.U71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36</text:p>
          </table:table-cell>
          <table:table-cell table:style-name="ce75" table:formula="of:=IF([$Results.C71]=&quot;MAX&quot;;[$Results.$L71];[$Results.C71])" office:value-type="float" office:value="609" calcext:value-type="float">
            <text:p>609</text:p>
          </table:table-cell>
          <table:table-cell table:style-name="ce75" table:formula="of:=IF([$Results.D71]=&quot;MAX&quot;;[$Results.$L71];[$Results.D71])" office:value-type="float" office:value="609" calcext:value-type="float">
            <text:p>609</text:p>
          </table:table-cell>
          <table:table-cell table:style-name="ce75" table:formula="of:=IF([$Results.E71]=&quot;MAX&quot;;[$Results.$L71];[$Results.E71])" office:value-type="float" office:value="845" calcext:value-type="float">
            <text:p>845</text:p>
          </table:table-cell>
          <table:table-cell table:style-name="ce75" table:formula="of:=IF([$Results.F71]=&quot;MAX&quot;;[$Results.$L71];[$Results.F71])" office:value-type="float" office:value="609" calcext:value-type="float">
            <text:p>609</text:p>
          </table:table-cell>
          <table:table-cell table:style-name="ce75" table:formula="of:=IF([$Results.G71]=&quot;MAX&quot;;[$Results.$L71];[$Results.G71])" office:value-type="float" office:value="615" calcext:value-type="float">
            <text:p>615</text:p>
          </table:table-cell>
          <table:table-cell table:style-name="ce75" table:formula="of:=IF([$Results.H71]=&quot;MAX&quot;;[$Results.$L71];[$Results.H71])" office:value-type="float" office:value="609" calcext:value-type="float">
            <text:p>609</text:p>
          </table:table-cell>
          <table:table-cell table:style-name="ce75" table:formula="of:=IF([$Results.I71]=&quot;MAX&quot;;[$Results.$L71];[$Results.I71])" office:value-type="float" office:value="609" calcext:value-type="float">
            <text:p>609</text:p>
          </table:table-cell>
          <table:table-cell table:style-name="ce75" table:formula="of:=IF([$Results.J71]=&quot;MAX&quot;;[$Results.$L71];[$Results.J71])" office:value-type="float" office:value="611" calcext:value-type="float">
            <text:p>611</text:p>
          </table:table-cell>
          <table:table-cell table:style-name="ce66" table:formula="of:=SUM(IF(FREQUENCY([.C72:.J72];[.C72:.J72])&gt;0;1;0))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RW_36</text:p>
          </table:table-cell>
          <table:table-cell table:style-name="ce66" table:formula="of:=RANK([.C72];[.$C72:.$J72];1)" office:value-type="float" office:value="1" calcext:value-type="float">
            <text:p>1</text:p>
          </table:table-cell>
          <table:table-cell table:style-name="ce66" table:formula="of:=RANK([.D72];[.$C72:.$J72];1)" office:value-type="float" office:value="1" calcext:value-type="float">
            <text:p>1</text:p>
          </table:table-cell>
          <table:table-cell table:style-name="ce66" table:formula="of:=RANK([.E72];[.$C72:.$J72];1)" office:value-type="float" office:value="8" calcext:value-type="float">
            <text:p>8</text:p>
          </table:table-cell>
          <table:table-cell table:style-name="ce66" table:formula="of:=RANK([.F72];[.$C72:.$J72];1)" office:value-type="float" office:value="1" calcext:value-type="float">
            <text:p>1</text:p>
          </table:table-cell>
          <table:table-cell table:style-name="ce66" table:formula="of:=RANK([.G72];[.$C72:.$J72];1)" office:value-type="float" office:value="7" calcext:value-type="float">
            <text:p>7</text:p>
          </table:table-cell>
          <table:table-cell table:style-name="ce66" table:formula="of:=RANK([.H72];[.$C72:.$J72];1)" office:value-type="float" office:value="1" calcext:value-type="float">
            <text:p>1</text:p>
          </table:table-cell>
          <table:table-cell table:style-name="ce66" table:formula="of:=RANK([.I72];[.$C72:.$J72];1)" office:value-type="float" office:value="1" calcext:value-type="float">
            <text:p>1</text:p>
          </table:table-cell>
          <table:table-cell table:style-name="ce66" table:formula="of:=RANK([.J72];[.$C72:.$J72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6</text:p>
          </table:table-cell>
          <table:table-cell table:style-name="ce74" table:formula="of:=MAX(0;LOG10(([.$K72]+1)/2)-LOG10([.N72]))" office:value-type="float" office:value="0.397940008672038" calcext:value-type="float">
            <text:p>0,40</text:p>
          </table:table-cell>
          <table:table-cell table:style-name="ce74" table:formula="of:=MAX(0;LOG10(([.$K72]+1)/2)-LOG10([.O72]))" office:value-type="float" office:value="0.397940008672038" calcext:value-type="float">
            <text:p>0,40</text:p>
          </table:table-cell>
          <table:table-cell table:style-name="ce74" table:formula="of:=MAX(0;LOG10(([.$K72]+1)/2)-LOG10([.P72]))" office:value-type="float" office:value="0" calcext:value-type="float">
            <text:p>0,00</text:p>
          </table:table-cell>
          <table:table-cell table:style-name="ce74" table:formula="of:=MAX(0;LOG10(([.$K72]+1)/2)-LOG10([.Q72]))" office:value-type="float" office:value="0.397940008672038" calcext:value-type="float">
            <text:p>0,40</text:p>
          </table:table-cell>
          <table:table-cell table:style-name="ce74" table:formula="of:=MAX(0;LOG10(([.$K72]+1)/2)-LOG10([.R72]))" office:value-type="float" office:value="0" calcext:value-type="float">
            <text:p>0,00</text:p>
          </table:table-cell>
          <table:table-cell table:style-name="ce74" table:formula="of:=MAX(0;LOG10(([.$K72]+1)/2)-LOG10([.S72]))" office:value-type="float" office:value="0.397940008672038" calcext:value-type="float">
            <text:p>0,40</text:p>
          </table:table-cell>
          <table:table-cell table:style-name="ce74" table:formula="of:=MAX(0;LOG10(([.$K72]+1)/2)-LOG10([.T72]))" office:value-type="float" office:value="0.397940008672038" calcext:value-type="float">
            <text:p>0,40</text:p>
          </table:table-cell>
          <table:table-cell table:style-name="ce74" table:formula="of:=MAX(0;LOG10(([.$K72]+1)/2)-LOG10([.U72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/>
          <table:table-cell table:style-name="ce54" office:value-type="string" calcext:value-type="string">
            <text:p>RW_37</text:p>
          </table:table-cell>
          <table:table-cell table:style-name="ce75" table:formula="of:=IF([$Results.C72]=&quot;MAX&quot;;[$Results.$L72];[$Results.C72])" office:value-type="float" office:value="644" calcext:value-type="float">
            <text:p>644</text:p>
          </table:table-cell>
          <table:table-cell table:style-name="ce75" table:formula="of:=IF([$Results.D72]=&quot;MAX&quot;;[$Results.$L72];[$Results.D72])" office:value-type="float" office:value="644" calcext:value-type="float">
            <text:p>644</text:p>
          </table:table-cell>
          <table:table-cell table:style-name="ce75" table:formula="of:=IF([$Results.E72]=&quot;MAX&quot;;[$Results.$L72];[$Results.E72])" office:value-type="float" office:value="911" calcext:value-type="float">
            <text:p>911</text:p>
          </table:table-cell>
          <table:table-cell table:style-name="ce75" table:formula="of:=IF([$Results.F72]=&quot;MAX&quot;;[$Results.$L72];[$Results.F72])" office:value-type="float" office:value="645" calcext:value-type="float">
            <text:p>645</text:p>
          </table:table-cell>
          <table:table-cell table:style-name="ce75" table:formula="of:=IF([$Results.G72]=&quot;MAX&quot;;[$Results.$L72];[$Results.G72])" office:value-type="float" office:value="702" calcext:value-type="float">
            <text:p>702</text:p>
          </table:table-cell>
          <table:table-cell table:style-name="ce75" table:formula="of:=IF([$Results.H72]=&quot;MAX&quot;;[$Results.$L72];[$Results.H72])" office:value-type="float" office:value="644" calcext:value-type="float">
            <text:p>644</text:p>
          </table:table-cell>
          <table:table-cell table:style-name="ce75" table:formula="of:=IF([$Results.I72]=&quot;MAX&quot;;[$Results.$L72];[$Results.I72])" office:value-type="float" office:value="644" calcext:value-type="float">
            <text:p>644</text:p>
          </table:table-cell>
          <table:table-cell table:style-name="ce75" table:formula="of:=IF([$Results.J72]=&quot;MAX&quot;;[$Results.$L72];[$Results.J72])" office:value-type="float" office:value="647" calcext:value-type="float">
            <text:p>647</text:p>
          </table:table-cell>
          <table:table-cell table:style-name="ce66" table:formula="of:=SUM(IF(FREQUENCY([.C73:.J73];[.C73:.J73])&gt;0;1;0))" office:value-type="float" office:value="5" calcext:value-type="float">
            <text:p>5</text:p>
          </table:table-cell>
          <table:table-cell/>
          <table:table-cell table:style-name="ce54" office:value-type="string" calcext:value-type="string">
            <text:p>RW_37</text:p>
          </table:table-cell>
          <table:table-cell table:style-name="ce66" table:formula="of:=RANK([.C73];[.$C73:.$J73];1)" office:value-type="float" office:value="1" calcext:value-type="float">
            <text:p>1</text:p>
          </table:table-cell>
          <table:table-cell table:style-name="ce66" table:formula="of:=RANK([.D73];[.$C73:.$J73];1)" office:value-type="float" office:value="1" calcext:value-type="float">
            <text:p>1</text:p>
          </table:table-cell>
          <table:table-cell table:style-name="ce66" table:formula="of:=RANK([.E73];[.$C73:.$J73];1)" office:value-type="float" office:value="8" calcext:value-type="float">
            <text:p>8</text:p>
          </table:table-cell>
          <table:table-cell table:style-name="ce66" table:formula="of:=RANK([.F73];[.$C73:.$J73];1)" office:value-type="float" office:value="5" calcext:value-type="float">
            <text:p>5</text:p>
          </table:table-cell>
          <table:table-cell table:style-name="ce66" table:formula="of:=RANK([.G73];[.$C73:.$J73];1)" office:value-type="float" office:value="7" calcext:value-type="float">
            <text:p>7</text:p>
          </table:table-cell>
          <table:table-cell table:style-name="ce66" table:formula="of:=RANK([.H73];[.$C73:.$J73];1)" office:value-type="float" office:value="1" calcext:value-type="float">
            <text:p>1</text:p>
          </table:table-cell>
          <table:table-cell table:style-name="ce66" table:formula="of:=RANK([.I73];[.$C73:.$J73];1)" office:value-type="float" office:value="1" calcext:value-type="float">
            <text:p>1</text:p>
          </table:table-cell>
          <table:table-cell table:style-name="ce66" table:formula="of:=RANK([.J73];[.$C73:.$J73];1)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RW_37</text:p>
          </table:table-cell>
          <table:table-cell table:style-name="ce74" table:formula="of:=MAX(0;LOG10(([.$K73]+1)/2)-LOG10([.N73]))" office:value-type="float" office:value="0.477121254719662" calcext:value-type="float">
            <text:p>0,48</text:p>
          </table:table-cell>
          <table:table-cell table:style-name="ce74" table:formula="of:=MAX(0;LOG10(([.$K73]+1)/2)-LOG10([.O73]))" office:value-type="float" office:value="0.477121254719662" calcext:value-type="float">
            <text:p>0,48</text:p>
          </table:table-cell>
          <table:table-cell table:style-name="ce74" table:formula="of:=MAX(0;LOG10(([.$K73]+1)/2)-LOG10([.P73]))" office:value-type="float" office:value="0" calcext:value-type="float">
            <text:p>0,00</text:p>
          </table:table-cell>
          <table:table-cell table:style-name="ce74" table:formula="of:=MAX(0;LOG10(([.$K73]+1)/2)-LOG10([.Q73]))" office:value-type="float" office:value="0" calcext:value-type="float">
            <text:p>0,00</text:p>
          </table:table-cell>
          <table:table-cell table:style-name="ce74" table:formula="of:=MAX(0;LOG10(([.$K73]+1)/2)-LOG10([.R73]))" office:value-type="float" office:value="0" calcext:value-type="float">
            <text:p>0,00</text:p>
          </table:table-cell>
          <table:table-cell table:style-name="ce74" table:formula="of:=MAX(0;LOG10(([.$K73]+1)/2)-LOG10([.S73]))" office:value-type="float" office:value="0.477121254719662" calcext:value-type="float">
            <text:p>0,48</text:p>
          </table:table-cell>
          <table:table-cell table:style-name="ce74" table:formula="of:=MAX(0;LOG10(([.$K73]+1)/2)-LOG10([.T73]))" office:value-type="float" office:value="0.477121254719662" calcext:value-type="float">
            <text:p>0,48</text:p>
          </table:table-cell>
          <table:table-cell table:style-name="ce74" table:formula="of:=MAX(0;LOG10(([.$K73]+1)/2)-LOG10([.U73]))" office:value-type="float" office:value="0" calcext:value-type="float">
            <text:p>0,00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2"/>
          <table:table-cell table:style-name="ce53" office:value-type="string" calcext:value-type="string">
            <text:p>Track</text:p>
          </table:table-cell>
          <table:table-cell table:style-name="ce65" table:formula="of:=[$Results.C2]" office:value-type="string" office:string-value="1 – USCP" calcext:value-type="string">
            <text:p>1 – USCP</text:p>
          </table:table-cell>
          <table:table-cell table:style-name="ce65" table:formula="of:=[$Results.D2]" office:value-type="string" office:string-value="1 – USCP" calcext:value-type="string">
            <text:p>1 – USCP</text:p>
          </table:table-cell>
          <table:table-cell table:style-name="ce65" table:formula="of:=[$Results.E2]" office:value-type="string" office:string-value="1 – USCP" calcext:value-type="string">
            <text:p>1 – USCP</text:p>
          </table:table-cell>
          <table:table-cell table:style-name="ce65" table:formula="of:=[$Results.F2]" office:value-type="string" office:string-value="1 – USCP" calcext:value-type="string">
            <text:p>1 – USCP</text:p>
          </table:table-cell>
          <table:table-cell table:style-name="ce65" table:formula="of:=[$Results.G2]" office:value-type="string" office:string-value="1 – USCP" calcext:value-type="string">
            <text:p>1 – USCP</text:p>
          </table:table-cell>
          <table:table-cell table:style-name="ce65" table:formula="of:=[$Results.H2]" office:value-type="string" office:string-value="2 – OCP" calcext:value-type="string">
            <text:p>2 – OCP</text:p>
          </table:table-cell>
          <table:table-cell table:style-name="ce65" table:formula="of:=[$Results.I2]" office:value-type="string" office:string-value="2 – OCP" calcext:value-type="string">
            <text:p>2 – OCP</text:p>
          </table:table-cell>
          <table:table-cell table:style-name="ce65" table:formula="of:=[$Results.J2]" office:value-type="string" office:string-value="2 – OCP" calcext:value-type="string">
            <text:p>2 – OCP</text:p>
          </table:table-cell>
          <table:table-cell table:number-columns-repeated="33"/>
        </table:table-row>
        <table:table-row table:style-name="ro1">
          <table:table-cell table:number-columns-repeated="22"/>
          <table:table-cell table:style-name="ce53" office:value-type="string" calcext:value-type="string">
            <text:p>Team</text:p>
          </table:table-cell>
          <table:table-cell table:style-name="ce65" table:formula="of:=[$Results.C3]" office:value-type="string" office:string-value="Alkaid-X" calcext:value-type="string">
            <text:p>Alkaid-X</text:p>
          </table:table-cell>
          <table:table-cell table:style-name="ce65" table:formula="of:=[$Results.D3]" office:value-type="string" office:string-value="fontan-libralesso" calcext:value-type="string">
            <text:p>fontan-libralesso</text:p>
          </table:table-cell>
          <table:table-cell table:style-name="ce65" table:formula="of:=[$Results.E3]" office:value-type="string" office:string-value="Isula" calcext:value-type="string">
            <text:p>Isula</text:p>
          </table:table-cell>
          <table:table-cell table:style-name="ce65" table:formula="of:=[$Results.F3]" office:value-type="string" office:string-value="NENUAI_WangPZY" calcext:value-type="string">
            <text:p>NENUAI_WangPZY</text:p>
          </table:table-cell>
          <table:table-cell table:style-name="ce65" table:formula="of:=[$Results.G3]" office:value-type="string" office:string-value="SDN" calcext:value-type="string">
            <text:p>SDN</text:p>
          </table:table-cell>
          <table:table-cell table:style-name="ce65" table:formula="of:=[$Results.H3]" office:value-type="string" office:string-value="Alkaid-X" calcext:value-type="string">
            <text:p>Alkaid-X</text:p>
          </table:table-cell>
          <table:table-cell table:style-name="ce65" table:formula="of:=[$Results.I3]" office:value-type="string" office:string-value="HUST" calcext:value-type="string">
            <text:p>HUST</text:p>
          </table:table-cell>
          <table:table-cell table:style-name="ce65" table:formula="of:=[$Results.J3]" office:value-type="string" office:string-value="NENUAI_EC" calcext:value-type="string">
            <text:p>NENUAI_EC</text:p>
          </table:table-cell>
          <table:table-cell table:number-columns-repeated="33"/>
        </table:table-row>
        <table:table-row table:style-name="ro1">
          <table:table-cell table:number-columns-repeated="22"/>
          <table:table-cell table:style-name="ce67" office:value-type="string" calcext:value-type="string">
            <text:p>4.Track scores</text:p>
          </table:table-cell>
          <table:table-cell table:style-name="ce70" table:formula="of:=SUM([.X5:.X73])" office:value-type="float" office:value="26.3259683136348" calcext:value-type="float">
            <text:p>26,33</text:p>
          </table:table-cell>
          <table:table-cell table:style-name="ce70" table:formula="of:=SUM([.Y5:.Y73])" office:value-type="float" office:value="10.3468134149819" calcext:value-type="float">
            <text:p>10,35</text:p>
          </table:table-cell>
          <table:table-cell table:style-name="ce70" table:formula="of:=SUM([.Z5:.Z73])" office:value-type="float" office:value="0" calcext:value-type="float">
            <text:p>0,00</text:p>
          </table:table-cell>
          <table:table-cell table:style-name="ce70" table:formula="of:=SUM([.AA5:.AA73])" office:value-type="float" office:value="6.95676639500684" calcext:value-type="float">
            <text:p>6,96</text:p>
          </table:table-cell>
          <table:table-cell table:style-name="ce70" table:formula="of:=SUM([.AB5:.AB73])" office:value-type="float" office:value="0.528273777167044" calcext:value-type="float">
            <text:p>0,53</text:p>
          </table:table-cell>
          <table:table-cell table:style-name="ce70" table:formula="of:=SUM([.AC5:.AC73])" office:value-type="float" office:value="31.6195694989781" calcext:value-type="float">
            <text:p>31,62</text:p>
          </table:table-cell>
          <table:table-cell table:style-name="ce70" table:formula="of:=SUM([.AD5:.AD73])" office:value-type="float" office:value="23.5139032006306" calcext:value-type="float">
            <text:p>23,51</text:p>
          </table:table-cell>
          <table:table-cell table:style-name="ce70" table:formula="of:=SUM([.AE5:.AE73])" office:value-type="float" office:value="1.73239375982297" calcext:value-type="float">
            <text:p>1,73</text:p>
          </table:table-cell>
          <table:table-cell table:number-columns-repeated="33"/>
        </table:table-row>
        <table:table-row table:style-name="ro1">
          <table:table-cell table:number-columns-repeated="22"/>
          <table:table-cell table:style-name="ce68" office:value-type="string" calcext:value-type="string">
            <text:p>5.Track ranking</text:p>
          </table:table-cell>
          <table:table-cell table:style-name="ce72" table:formula="of:=RANK([.X77];[.$X$77:.$AE$77];0)" office:value-type="float" office:value="2" calcext:value-type="float">
            <text:p>2</text:p>
          </table:table-cell>
          <table:table-cell table:style-name="ce72" table:formula="of:=RANK([.Y77];[.$X$77:.$AE$77];0)" office:value-type="float" office:value="4" calcext:value-type="float">
            <text:p>4</text:p>
          </table:table-cell>
          <table:table-cell table:style-name="ce72" table:formula="of:=RANK([.Z77];[.$X$77:.$AE$77];0)" office:value-type="float" office:value="8" calcext:value-type="float">
            <text:p>8</text:p>
          </table:table-cell>
          <table:table-cell table:style-name="ce72" table:formula="of:=RANK([.AA77];[.$X$77:.$AE$77];0)" office:value-type="float" office:value="5" calcext:value-type="float">
            <text:p>5</text:p>
          </table:table-cell>
          <table:table-cell table:style-name="ce72" table:formula="of:=RANK([.AB77];[.$X$77:.$AE$77];0)" office:value-type="float" office:value="7" calcext:value-type="float">
            <text:p>7</text:p>
          </table:table-cell>
          <table:table-cell table:style-name="ce72" table:formula="of:=RANK([.AC77];[.$X$77:.$AE$77];0)" office:value-type="float" office:value="1" calcext:value-type="float">
            <text:p>1</text:p>
          </table:table-cell>
          <table:table-cell table:style-name="ce72" table:formula="of:=RANK([.AD77];[.$X$77:.$AE$77];0)" office:value-type="float" office:value="3" calcext:value-type="float">
            <text:p>3</text:p>
          </table:table-cell>
          <table:table-cell table:style-name="ce72" table:formula="of:=RANK([.AE77];[.$X$77:.$AE$77];0)" office:value-type="float" office:value="6" calcext:value-type="float">
            <text:p>6</text:p>
          </table:table-cell>
          <table:table-cell table:number-columns-repeated="33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mmary" table:style-name="ta1">
        <table:table-column table:style-name="co8" table:default-cell-style-name="Default"/>
        <table:table-column table:style-name="co20" table:default-cell-style-name="Default"/>
        <table:table-column table:style-name="co3" table:default-cell-style-name="ce53"/>
        <table:table-column table:style-name="co4" table:default-cell-style-name="ce53"/>
        <table:table-column table:style-name="co7" table:default-cell-style-name="ce53"/>
        <table:table-column table:style-name="co5" table:default-cell-style-name="ce53"/>
        <table:table-column table:style-name="co3" table:default-cell-style-name="ce53"/>
        <table:table-column table:style-name="co6" table:number-columns-repeated="2" table:default-cell-style-name="ce53"/>
        <table:table-column table:style-name="co7" table:default-cell-style-name="ce53"/>
        <table:table-row table:style-name="ro1">
          <table:table-cell table:number-columns-repeated="10"/>
        </table:table-row>
        <table:table-row table:style-name="ro1">
          <table:table-cell/>
          <table:table-cell table:style-name="ce66" office:value-type="string" calcext:value-type="string">
            <text:p>Track</text:p>
          </table:table-cell>
          <table:table-cell table:number-columns-repeated="5" table:style-name="ce78" office:value-type="string" calcext:value-type="string">
            <text:p>1 – USCP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Team</text:p>
          </table:table-cell>
          <table:table-cell table:style-name="ce78" office:value-type="string" calcext:value-type="string">
            <text:p>Alkaid-X</text:p>
          </table:table-cell>
          <table:table-cell table:style-name="ce78" office:value-type="string" calcext:value-type="string">
            <text:p>fontan-libralesso</text:p>
          </table:table-cell>
          <table:table-cell table:style-name="ce78" office:value-type="string" calcext:value-type="string">
            <text:p>Isula</text:p>
          </table:table-cell>
          <table:table-cell table:style-name="ce78" office:value-type="string" calcext:value-type="string">
            <text:p>NENUAI_WangPZY</text:p>
          </table:table-cell>
          <table:table-cell table:style-name="ce78" office:value-type="string" calcext:value-type="string">
            <text:p>SDN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Track 1 ranking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6" office:value-type="string" calcext:value-type="string">
            <text:p>Track</text:p>
          </table:table-cell>
          <table:table-cell table:number-columns-repeated="3" table:style-name="ce66" office:value-type="string" calcext:value-type="string">
            <text:p>2 – OCP</text:p>
          </table:table-cell>
          <table:table-cell table:number-columns-repeated="5"/>
        </table:table-row>
        <table:table-row table:style-name="ro1">
          <table:table-cell/>
          <table:table-cell table:style-name="ce66" office:value-type="string" calcext:value-type="string">
            <text:p>Team</text:p>
          </table:table-cell>
          <table:table-cell table:style-name="ce66" office:value-type="string" calcext:value-type="string">
            <text:p>Alkaid-X</text:p>
          </table:table-cell>
          <table:table-cell table:style-name="ce66" office:value-type="string" calcext:value-type="string">
            <text:p>HUST</text:p>
          </table:table-cell>
          <table:table-cell table:style-name="ce66" office:value-type="string" calcext:value-type="string">
            <text:p>NENUAI_EC</text:p>
          </table:table-cell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Track 2 ranking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6" office:value-type="string" calcext:value-type="string">
            <text:p>Track</text:p>
          </table:table-cell>
          <table:table-cell table:number-columns-repeated="5" table:style-name="ce66" office:value-type="string" calcext:value-type="string">
            <text:p>1 – USCP</text:p>
          </table:table-cell>
          <table:table-cell table:number-columns-repeated="3" table:style-name="ce66" office:value-type="string" calcext:value-type="string">
            <text:p>2 – OCP</text:p>
          </table:table-cell>
        </table:table-row>
        <table:table-row table:style-name="ro1">
          <table:table-cell/>
          <table:table-cell table:style-name="ce66" office:value-type="string" calcext:value-type="string">
            <text:p>Team</text:p>
          </table:table-cell>
          <table:table-cell table:style-name="ce66" office:value-type="string" calcext:value-type="string">
            <text:p>Alkaid-X</text:p>
          </table:table-cell>
          <table:table-cell table:style-name="ce66" office:value-type="string" calcext:value-type="string">
            <text:p>fontan-libralesso</text:p>
          </table:table-cell>
          <table:table-cell table:style-name="ce66" office:value-type="string" calcext:value-type="string">
            <text:p>Isula</text:p>
          </table:table-cell>
          <table:table-cell table:style-name="ce66" office:value-type="string" calcext:value-type="string">
            <text:p>NENUAI_WangPZY</text:p>
          </table:table-cell>
          <table:table-cell table:style-name="ce66" office:value-type="string" calcext:value-type="string">
            <text:p>SDN</text:p>
          </table:table-cell>
          <table:table-cell table:style-name="ce66" office:value-type="string" calcext:value-type="string">
            <text:p>Alkaid-X</text:p>
          </table:table-cell>
          <table:table-cell table:style-name="ce66" office:value-type="string" calcext:value-type="string">
            <text:p>HUST</text:p>
          </table:table-cell>
          <table:table-cell table:style-name="ce66" office:value-type="string" calcext:value-type="string">
            <text:p>NENUAI_EC</text:p>
          </table:table-cell>
        </table:table-row>
        <table:table-row table:style-name="ro1">
          <table:table-cell/>
          <table:table-cell table:style-name="ce76" office:value-type="string" calcext:value-type="string">
            <text:p>General ranking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7" office:value-type="string" calcext:value-type="string">
            <text:p>Prize awarded</text:p>
          </table:table-cell>
          <table:table-cell table:style-name="ce80"/>
          <table:table-cell table:style-name="ce80" office:value-type="string" calcext:value-type="string">
            <text:p>3rd</text:p>
          </table:table-cell>
          <table:table-cell table:style-name="ce80" table:number-columns-repeated="3"/>
          <table:table-cell table:style-name="ce80" office:value-type="string" calcext:value-type="string">
            <text:p>1st</text:p>
          </table:table-cell>
          <table:table-cell table:style-name="ce80" office:value-type="string" calcext:value-type="string">
            <text:p>2nd</text:p>
          </table:table-cell>
          <table:table-cell table:style-name="ce80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percentage-style style:name="N108">
      <number:number number:decimal-places="2" loext:min-decimal-places="2" number:min-integer-digits="1"/>
      <number:text>%</number:text>
    </number:percentage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8:11:35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9T14:28:57.170768815</meta:creation-date>
    <meta:generator>LibreOffice/6.4.4.2$Windows_X86_64 LibreOffice_project/3d775be2011f3886db32dfd395a6a6d1ca2630ff</meta:generator>
    <dc:date>2020-07-06T14:24:40.954000000</dc:date>
    <meta:editing-duration>P6DT15H36M36S</meta:editing-duration>
    <meta:editing-cycles>109</meta:editing-cycles>
    <meta:document-statistic meta:table-count="5" meta:cell-count="5335" meta:object-count="0"/>
  </office:meta>
</office:document-meta>
</file>